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 style:data-style-name="N61"/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6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it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CSE</text:p>
          </table:table-cell>
          <table:table-cell office:value-type="string" calcext:value-type="string">
            <text:p>StdDev</text:p>
          </table:table-cell>
          <table:table-cell table:style-name="ce4" office:value-type="percentage" office:value="0.05" calcext:value-type="percentage">
            <text:p>5.00%</text:p>
          </table:table-cell>
          <table:table-cell table:style-name="ce4" office:value-type="percentage" office:value="0.5" calcext:value-type="percentage">
            <text:p>50.00%</text:p>
          </table:table-cell>
          <table:table-cell table:style-name="ce4" office:value-type="percentage" office:value="0.95" calcext:value-type="percentage">
            <text:p>95.00%</text:p>
          </table:table-cell>
          <table:table-cell office:value-type="string" calcext:value-type="string">
            <text:p>N_Eff</text:p>
          </table:table-cell>
          <table:table-cell office:value-type="string" calcext:value-type="string">
            <text:p>N_Eff/s</text:p>
          </table:table-cell>
          <table:table-cell office:value-type="string" calcext:value-type="string">
            <text:p>R_h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p__</text:p>
          </table:table-cell>
          <table:table-cell office:value-type="float" office:value="-620968" calcext:value-type="float">
            <text:p>-620968</text:p>
          </table:table-cell>
          <table:table-cell office:value-type="float" office:value="0.889419" calcext:value-type="float">
            <text:p>0.889419</text:p>
          </table:table-cell>
          <table:table-cell office:value-type="float" office:value="10.7664" calcext:value-type="float">
            <text:p>10.7664</text:p>
          </table:table-cell>
          <table:table-cell office:value-type="float" office:value="-620987" calcext:value-type="float">
            <text:p>-620987</text:p>
          </table:table-cell>
          <table:table-cell office:value-type="float" office:value="-620968" calcext:value-type="float">
            <text:p>-620968</text:p>
          </table:table-cell>
          <table:table-cell office:value-type="float" office:value="-620952" calcext:value-type="float">
            <text:p>-620952</text:p>
          </table:table-cell>
          <table:table-cell office:value-type="float" office:value="146.531" calcext:value-type="float">
            <text:p>146.531</text:p>
          </table:table-cell>
          <table:table-cell office:value-type="float" office:value="9.74731" calcext:value-type="float">
            <text:p>9.74731</text:p>
          </table:table-cell>
          <table:table-cell office:value-type="float" office:value="1.01807" calcext:value-type="float">
            <text:p>1.018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heta[1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heta[2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heta[3]</text:p>
          </table:table-cell>
          <table:table-cell office:value-type="float" office:value="0.0900931" calcext:value-type="float">
            <text:p>0.0900931</text:p>
          </table:table-cell>
          <table:table-cell office:value-type="float" office:value="0.00329497" calcext:value-type="float">
            <text:p>0.00329497</text:p>
          </table:table-cell>
          <table:table-cell office:value-type="float" office:value="0.0435161" calcext:value-type="float">
            <text:p>0.0435161</text:p>
          </table:table-cell>
          <table:table-cell office:value-type="float" office:value="0.0310121" calcext:value-type="float">
            <text:p>0.0310121</text:p>
          </table:table-cell>
          <table:table-cell office:value-type="float" office:value="0.0832629" calcext:value-type="float">
            <text:p>0.0832629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174.42" calcext:value-type="float">
            <text:p>174.42</text:p>
          </table:table-cell>
          <table:table-cell office:value-type="float" office:value="11.6025" calcext:value-type="float">
            <text:p>11.6025</text:p>
          </table:table-cell>
          <table:table-cell office:value-type="float" office:value="1.04718" calcext:value-type="float">
            <text:p>1.04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1]</text:p>
          </table:table-cell>
          <table:table-cell office:value-type="float" office:value="0.0202209" calcext:value-type="float">
            <text:p>0.0202209</text:p>
          </table:table-cell>
          <table:table-cell office:value-type="float" office:value="0.000957794" calcext:value-type="float">
            <text:p>0.000957794</text:p>
          </table:table-cell>
          <table:table-cell office:value-type="float" office:value="0.0183842" calcext:value-type="float">
            <text:p>0.0183842</text:p>
          </table:table-cell>
          <table:table-cell office:value-type="float" office:value="0.00155641" calcext:value-type="float">
            <text:p>0.00155641</text:p>
          </table:table-cell>
          <table:table-cell office:value-type="float" office:value="0.0147886" calcext:value-type="float">
            <text:p>0.0147886</text:p>
          </table:table-cell>
          <table:table-cell office:value-type="float" office:value="0.0590068" calcext:value-type="float">
            <text:p>0.0590068</text:p>
          </table:table-cell>
          <table:table-cell office:value-type="float" office:value="368.422" calcext:value-type="float">
            <text:p>368.422</text:p>
          </table:table-cell>
          <table:table-cell office:value-type="float" office:value="24.5076" calcext:value-type="float">
            <text:p>24.5076</text:p>
          </table:table-cell>
          <table:table-cell office:value-type="float" office:value="1.01031" calcext:value-type="float">
            <text:p>1.01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2]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418743" calcext:value-type="float">
            <text:p>0.00418743</text:p>
          </table:table-cell>
          <table:table-cell office:value-type="float" office:value="0.0419887" calcext:value-type="float">
            <text:p>0.0419887</text:p>
          </table:table-cell>
          <table:table-cell office:value-type="float" office:value="0.0531821" calcext:value-type="float">
            <text:p>0.0531821</text:p>
          </table:table-cell>
          <table:table-cell office:value-type="float" office:value="0.114762" calcext:value-type="float">
            <text:p>0.114762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100.547" calcext:value-type="float">
            <text:p>100.547</text:p>
          </table:table-cell>
          <table:table-cell office:value-type="float" office:value="6.68842" calcext:value-type="float">
            <text:p>6.68842</text:p>
          </table:table-cell>
          <table:table-cell office:value-type="float" office:value="1.04511" calcext:value-type="float">
            <text:p>1.04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3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4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5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6]</text:p>
          </table:table-cell>
          <table:table-cell office:value-type="float" office:value="0.0159791" calcext:value-type="float">
            <text:p>0.0159791</text:p>
          </table:table-cell>
          <table:table-cell office:value-type="float" office:value="0.00109257" calcext:value-type="float">
            <text:p>0.00109257</text:p>
          </table:table-cell>
          <table:table-cell office:value-type="float" office:value="0.0161995" calcext:value-type="float">
            <text:p>0.0161995</text:p>
          </table:table-cell>
          <table:table-cell office:value-type="float" office:value="0.00068245" calcext:value-type="float">
            <text:p>0.00068245</text:p>
          </table:table-cell>
          <table:table-cell office:value-type="float" office:value="0.0112392" calcext:value-type="float">
            <text:p>0.0112392</text:p>
          </table:table-cell>
          <table:table-cell office:value-type="float" office:value="0.0462943" calcext:value-type="float">
            <text:p>0.0462943</text:p>
          </table:table-cell>
          <table:table-cell office:value-type="float" office:value="219.839" calcext:value-type="float">
            <text:p>219.839</text:p>
          </table:table-cell>
          <table:table-cell office:value-type="float" office:value="14.6237" calcext:value-type="float">
            <text:p>14.6237</text:p>
          </table:table-cell>
          <table:table-cell office:value-type="float" office:value="1.02818" calcext:value-type="float">
            <text:p>1.028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7]</text:p>
          </table:table-cell>
          <table:table-cell office:value-type="float" office:value="0.0177653" calcext:value-type="float">
            <text:p>0.0177653</text:p>
          </table:table-cell>
          <table:table-cell office:value-type="float" office:value="0.00107652" calcext:value-type="float">
            <text:p>0.00107652</text:p>
          </table:table-cell>
          <table:table-cell office:value-type="float" office:value="0.0175948" calcext:value-type="float">
            <text:p>0.0175948</text:p>
          </table:table-cell>
          <table:table-cell office:value-type="float" office:value="0.000912888" calcext:value-type="float">
            <text:p>0.000912888</text:p>
          </table:table-cell>
          <table:table-cell office:value-type="float" office:value="0.012607" calcext:value-type="float">
            <text:p>0.012607</text:p>
          </table:table-cell>
          <table:table-cell office:value-type="float" office:value="0.0550178" calcext:value-type="float">
            <text:p>0.0550178</text:p>
          </table:table-cell>
          <table:table-cell office:value-type="float" office:value="267.133" calcext:value-type="float">
            <text:p>267.133</text:p>
          </table:table-cell>
          <table:table-cell office:value-type="float" office:value="17.7698" calcext:value-type="float">
            <text:p>17.7698</text:p>
          </table:table-cell>
          <table:table-cell office:value-type="float" office:value="1.02848" calcext:value-type="float">
            <text:p>1.028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8]</text:p>
          </table:table-cell>
          <table:table-cell office:value-type="float" office:value="0.0167319" calcext:value-type="float">
            <text:p>0.0167319</text:p>
          </table:table-cell>
          <table:table-cell office:value-type="float" office:value="0.00167726" calcext:value-type="float">
            <text:p>0.00167726</text:p>
          </table:table-cell>
          <table:table-cell office:value-type="float" office:value="0.0171402" calcext:value-type="float">
            <text:p>0.0171402</text:p>
          </table:table-cell>
          <table:table-cell office:value-type="float" office:value="0.000730295" calcext:value-type="float">
            <text:p>0.000730295</text:p>
          </table:table-cell>
          <table:table-cell office:value-type="float" office:value="0.0113352" calcext:value-type="float">
            <text:p>0.0113352</text:p>
          </table:table-cell>
          <table:table-cell office:value-type="float" office:value="0.0530796" calcext:value-type="float">
            <text:p>0.0530796</text:p>
          </table:table-cell>
          <table:table-cell office:value-type="float" office:value="104.431" calcext:value-type="float">
            <text:p>104.431</text:p>
          </table:table-cell>
          <table:table-cell office:value-type="float" office:value="6.94679" calcext:value-type="float">
            <text:p>6.94679</text:p>
          </table:table-cell>
          <table:table-cell office:value-type="float" office:value="1.01555" calcext:value-type="float">
            <text:p>1.015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9]</text:p>
          </table:table-cell>
          <table:table-cell office:value-type="float" office:value="0.0212377" calcext:value-type="float">
            <text:p>0.0212377</text:p>
          </table:table-cell>
          <table:table-cell office:value-type="float" office:value="0.00139493" calcext:value-type="float">
            <text:p>0.00139493</text:p>
          </table:table-cell>
          <table:table-cell office:value-type="float" office:value="0.0213873" calcext:value-type="float">
            <text:p>0.0213873</text:p>
          </table:table-cell>
          <table:table-cell office:value-type="float" office:value="0.000946812" calcext:value-type="float">
            <text:p>0.000946812</text:p>
          </table:table-cell>
          <table:table-cell office:value-type="float" office:value="0.014692" calcext:value-type="float">
            <text:p>0.014692</text:p>
          </table:table-cell>
          <table:table-cell office:value-type="float" office:value="0.0646429" calcext:value-type="float">
            <text:p>0.0646429</text:p>
          </table:table-cell>
          <table:table-cell office:value-type="float" office:value="235.076" calcext:value-type="float">
            <text:p>235.076</text:p>
          </table:table-cell>
          <table:table-cell office:value-type="float" office:value="15.6373" calcext:value-type="float">
            <text:p>15.6373</text:p>
          </table:table-cell>
          <table:table-cell office:value-type="float" office:value="1.01049" calcext:value-type="float">
            <text:p>1.010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10]</text:p>
          </table:table-cell>
          <table:table-cell office:value-type="float" office:value="0.0215168" calcext:value-type="float">
            <text:p>0.0215168</text:p>
          </table:table-cell>
          <table:table-cell office:value-type="float" office:value="0.00230212" calcext:value-type="float">
            <text:p>0.00230212</text:p>
          </table:table-cell>
          <table:table-cell office:value-type="float" office:value="0.0219563" calcext:value-type="float">
            <text:p>0.0219563</text:p>
          </table:table-cell>
          <table:table-cell office:value-type="float" office:value="0.000453862" calcext:value-type="float">
            <text:p>0.000453862</text:p>
          </table:table-cell>
          <table:table-cell office:value-type="float" office:value="0.0146783" calcext:value-type="float">
            <text:p>0.0146783</text:p>
          </table:table-cell>
          <table:table-cell office:value-type="float" office:value="0.0671626" calcext:value-type="float">
            <text:p>0.0671626</text:p>
          </table:table-cell>
          <table:table-cell office:value-type="float" office:value="90.9622" calcext:value-type="float">
            <text:p>90.9622</text:p>
          </table:table-cell>
          <table:table-cell office:value-type="float" office:value="6.05083" calcext:value-type="float">
            <text:p>6.05083</text:p>
          </table:table-cell>
          <table:table-cell office:value-type="float" office:value="1.02437" calcext:value-type="float">
            <text:p>1.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11]</text:p>
          </table:table-cell>
          <table:table-cell office:value-type="float" office:value="0.0201381" calcext:value-type="float">
            <text:p>0.0201381</text:p>
          </table:table-cell>
          <table:table-cell office:value-type="float" office:value="0.00148144" calcext:value-type="float">
            <text:p>0.00148144</text:p>
          </table:table-cell>
          <table:table-cell office:value-type="float" office:value="0.0204553" calcext:value-type="float">
            <text:p>0.0204553</text:p>
          </table:table-cell>
          <table:table-cell office:value-type="float" office:value="0.00103855" calcext:value-type="float">
            <text:p>0.00103855</text:p>
          </table:table-cell>
          <table:table-cell office:value-type="float" office:value="0.0136116" calcext:value-type="float">
            <text:p>0.0136116</text:p>
          </table:table-cell>
          <table:table-cell office:value-type="float" office:value="0.0620144" calcext:value-type="float">
            <text:p>0.0620144</text:p>
          </table:table-cell>
          <table:table-cell office:value-type="float" office:value="190.653" calcext:value-type="float">
            <text:p>190.653</text:p>
          </table:table-cell>
          <table:table-cell office:value-type="float" office:value="12.6823" calcext:value-type="float">
            <text:p>12.6823</text:p>
          </table:table-cell>
          <table:table-cell office:value-type="float" office:value="1.00952" calcext:value-type="float">
            <text:p>1.009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12]</text:p>
          </table:table-cell>
          <table:table-cell office:value-type="float" office:value="0.0211196" calcext:value-type="float">
            <text:p>0.0211196</text:p>
          </table:table-cell>
          <table:table-cell office:value-type="float" office:value="0.00196671" calcext:value-type="float">
            <text:p>0.00196671</text:p>
          </table:table-cell>
          <table:table-cell office:value-type="float" office:value="0.020151" calcext:value-type="float">
            <text:p>0.020151</text:p>
          </table:table-cell>
          <table:table-cell office:value-type="float" office:value="0.00114507" calcext:value-type="float">
            <text:p>0.00114507</text:p>
          </table:table-cell>
          <table:table-cell office:value-type="float" office:value="0.0153622" calcext:value-type="float">
            <text:p>0.0153622</text:p>
          </table:table-cell>
          <table:table-cell office:value-type="float" office:value="0.0607713" calcext:value-type="float">
            <text:p>0.0607713</text:p>
          </table:table-cell>
          <table:table-cell office:value-type="float" office:value="104.981" calcext:value-type="float">
            <text:p>104.981</text:p>
          </table:table-cell>
          <table:table-cell office:value-type="float" office:value="6.98339" calcext:value-type="float">
            <text:p>6.98339</text:p>
          </table:table-cell>
          <table:table-cell office:value-type="float" office:value="1.03803" calcext:value-type="float">
            <text:p>1.038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heta[13]</text:p>
          </table:table-cell>
          <table:table-cell office:value-type="float" office:value="0.0222926" calcext:value-type="float">
            <text:p>0.0222926</text:p>
          </table:table-cell>
          <table:table-cell office:value-type="float" office:value="0.00182329" calcext:value-type="float">
            <text:p>0.00182329</text:p>
          </table:table-cell>
          <table:table-cell office:value-type="float" office:value="0.0203525" calcext:value-type="float">
            <text:p>0.0203525</text:p>
          </table:table-cell>
          <table:table-cell office:value-type="float" office:value="0.00148639" calcext:value-type="float">
            <text:p>0.00148639</text:p>
          </table:table-cell>
          <table:table-cell office:value-type="float" office:value="0.0164453" calcext:value-type="float">
            <text:p>0.0164453</text:p>
          </table:table-cell>
          <table:table-cell office:value-type="float" office:value="0.0643404" calcext:value-type="float">
            <text:p>0.0643404</text:p>
          </table:table-cell>
          <table:table-cell office:value-type="float" office:value="124.602" calcext:value-type="float">
            <text:p>124.602</text:p>
          </table:table-cell>
          <table:table-cell office:value-type="float" office:value="8.28857" calcext:value-type="float">
            <text:p>8.28857</text:p>
          </table:table-cell>
          <table:table-cell office:value-type="float" office:value="1.0241" calcext:value-type="float">
            <text:p>1.0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heta[1]</text:p>
          </table:table-cell>
          <table:table-cell office:value-type="float" office:value="0.136851" calcext:value-type="float">
            <text:p>0.136851</text:p>
          </table:table-cell>
          <table:table-cell office:value-type="float" office:value="0.00444122" calcext:value-type="float">
            <text:p>0.00444122</text:p>
          </table:table-cell>
          <table:table-cell office:value-type="float" office:value="0.0522655" calcext:value-type="float">
            <text:p>0.0522655</text:p>
          </table:table-cell>
          <table:table-cell office:value-type="float" office:value="0.0623787" calcext:value-type="float">
            <text:p>0.06237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9.21254" calcext:value-type="float">
            <text:p>9.21254</text:p>
          </table:table-cell>
          <table:table-cell office:value-type="float" office:value="1.0187" calcext:value-type="float">
            <text:p>1.0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heta[2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heta[3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heta[4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heta[5]</text:p>
          </table:table-cell>
          <table:table-cell office:value-type="float" office:value="0.108295" calcext:value-type="float">
            <text:p>0.108295</text:p>
          </table:table-cell>
          <table:table-cell office:value-type="float" office:value="0.0039334" calcext:value-type="float">
            <text:p>0.0039334</text:p>
          </table:table-cell>
          <table:table-cell office:value-type="float" office:value="0.045266" calcext:value-type="float">
            <text:p>0.045266</text:p>
          </table:table-cell>
          <table:table-cell office:value-type="float" office:value="0.0461069" calcext:value-type="float">
            <text:p>0.0461069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196014" calcext:value-type="float">
            <text:p>0.196014</text:p>
          </table:table-cell>
          <table:table-cell office:value-type="float" office:value="132.437" calcext:value-type="float">
            <text:p>132.437</text:p>
          </table:table-cell>
          <table:table-cell office:value-type="float" office:value="8.80974" calcext:value-type="float">
            <text:p>8.80974</text:p>
          </table:table-cell>
          <table:table-cell office:value-type="float" office:value="1.02348" calcext:value-type="float">
            <text:p>1.02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heta[6]</text:p>
          </table:table-cell>
          <table:table-cell office:value-type="float" office:value="0.0424023" calcext:value-type="float">
            <text:p>0.0424023</text:p>
          </table:table-cell>
          <table:table-cell office:value-type="float" office:value="0.00250117" calcext:value-type="float">
            <text:p>0.00250117</text:p>
          </table:table-cell>
          <table:table-cell office:value-type="float" office:value="0.0293751" calcext:value-type="float">
            <text:p>0.0293751</text:p>
          </table:table-cell>
          <table:table-cell office:value-type="float" office:value="0.00663062" calcext:value-type="float">
            <text:p>0.00663062</text:p>
          </table:table-cell>
          <table:table-cell office:value-type="float" office:value="0.0363838" calcext:value-type="float">
            <text:p>0.0363838</text:p>
          </table:table-cell>
          <table:table-cell office:value-type="float" office:value="0.0995538" calcext:value-type="float">
            <text:p>0.0995538</text:p>
          </table:table-cell>
          <table:table-cell office:value-type="float" office:value="137.935" calcext:value-type="float">
            <text:p>137.935</text:p>
          </table:table-cell>
          <table:table-cell office:value-type="float" office:value="9.17546" calcext:value-type="float">
            <text:p>9.17546</text:p>
          </table:table-cell>
          <table:table-cell office:value-type="float" office:value="1.05103" calcext:value-type="float">
            <text:p>1.05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heta[1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heta[2]</text:p>
          </table:table-cell>
          <table:table-cell office:value-type="float" office:value="0.0906342" calcext:value-type="float">
            <text:p>0.0906342</text:p>
          </table:table-cell>
          <table:table-cell office:value-type="float" office:value="0.00359844" calcext:value-type="float">
            <text:p>0.00359844</text:p>
          </table:table-cell>
          <table:table-cell office:value-type="float" office:value="0.0423957" calcext:value-type="float">
            <text:p>0.0423957</text:p>
          </table:table-cell>
          <table:table-cell office:value-type="float" office:value="0.032435" calcext:value-type="float">
            <text:p>0.032435</text:p>
          </table:table-cell>
          <table:table-cell office:value-type="float" office:value="0.0855799" calcext:value-type="float">
            <text:p>0.0855799</text:p>
          </table:table-cell>
          <table:table-cell office:value-type="float" office:value="0.16961" calcext:value-type="float">
            <text:p>0.16961</text:p>
          </table:table-cell>
          <table:table-cell office:value-type="float" office:value="138.808" calcext:value-type="float">
            <text:p>138.808</text:p>
          </table:table-cell>
          <table:table-cell office:value-type="float" office:value="9.23357" calcext:value-type="float">
            <text:p>9.23357</text:p>
          </table:table-cell>
          <table:table-cell office:value-type="float" office:value="1.01214" calcext:value-type="float">
            <text:p>1.01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heta[3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heta[4]</text:p>
          </table:table-cell>
          <table:table-cell office:value-type="float" office:value="0.111105" calcext:value-type="float">
            <text:p>0.111105</text:p>
          </table:table-cell>
          <table:table-cell office:value-type="float" office:value="0.00268218" calcext:value-type="float">
            <text:p>0.00268218</text:p>
          </table:table-cell>
          <table:table-cell office:value-type="float" office:value="0.0434962" calcext:value-type="float">
            <text:p>0.0434962</text:p>
          </table:table-cell>
          <table:table-cell office:value-type="float" office:value="0.0488948" calcext:value-type="float">
            <text:p>0.0488948</text:p>
          </table:table-cell>
          <table:table-cell office:value-type="float" office:value="0.106602" calcext:value-type="float">
            <text:p>0.106602</text:p>
          </table:table-cell>
          <table:table-cell office:value-type="float" office:value="0.191066" calcext:value-type="float">
            <text:p>0.191066</text:p>
          </table:table-cell>
          <table:table-cell office:value-type="float" office:value="262.983" calcext:value-type="float">
            <text:p>262.983</text:p>
          </table:table-cell>
          <table:table-cell office:value-type="float" office:value="17.4937" calcext:value-type="float">
            <text:p>17.4937</text:p>
          </table:table-cell>
          <table:table-cell office:value-type="float" office:value="1.00344" calcext:value-type="float">
            <text:p>1.00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heta[5]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0210098" calcext:value-type="float">
            <text:p>0.00210098</text:p>
          </table:table-cell>
          <table:table-cell office:value-type="float" office:value="0.034859" calcext:value-type="float">
            <text:p>0.034859</text:p>
          </table:table-cell>
          <table:table-cell office:value-type="float" office:value="0.020317" calcext:value-type="float">
            <text:p>0.020317</text:p>
          </table:table-cell>
          <table:table-cell office:value-type="float" office:value="0.059102" calcext:value-type="float">
            <text:p>0.059102</text:p>
          </table:table-cell>
          <table:table-cell office:value-type="float" office:value="0.135195" calcext:value-type="float">
            <text:p>0.135195</text:p>
          </table:table-cell>
          <table:table-cell office:value-type="float" office:value="275.288" calcext:value-type="float">
            <text:p>275.288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1.01829" calcext:value-type="float">
            <text:p>1.01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heta[6]</text:p>
          </table:table-cell>
          <table:table-cell office:value-type="float" office:value="0.0446302" calcext:value-type="float">
            <text:p>0.0446302</text:p>
          </table:table-cell>
          <table:table-cell office:value-type="float" office:value="0.00192285" calcext:value-type="float">
            <text:p>0.00192285</text:p>
          </table:table-cell>
          <table:table-cell office:value-type="float" office:value="0.0296233" calcext:value-type="float">
            <text:p>0.0296233</text:p>
          </table:table-cell>
          <table:table-cell office:value-type="float" office:value="0.00769834" calcext:value-type="float">
            <text:p>0.00769834</text:p>
          </table:table-cell>
          <table:table-cell office:value-type="float" office:value="0.0385267" calcext:value-type="float">
            <text:p>0.0385267</text:p>
          </table:table-cell>
          <table:table-cell office:value-type="float" office:value="0.102279" calcext:value-type="float">
            <text:p>0.102279</text:p>
          </table:table-cell>
          <table:table-cell office:value-type="float" office:value="237.343" calcext:value-type="float">
            <text:p>237.343</text:p>
          </table:table-cell>
          <table:table-cell office:value-type="float" office:value="15.7881" calcext:value-type="float">
            <text:p>15.7881</text:p>
          </table:table-cell>
          <table:table-cell office:value-type="float" office:value="1.01362" calcext:value-type="float">
            <text:p>1.01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ed_loc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6" calcext:value-type="float">
            <text:p>6.00E-0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2511.86703" calcext:value-type="float">
            <text:p>2511.86703</text:p>
          </table:table-cell>
          <table:table-cell office:value-type="float" office:value="167.0902" calcext:value-type="float">
            <text:p>167.09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ed_error</text:p>
          </table:table-cell>
          <table:table-cell office:value-type="float" office:value="14.76285" calcext:value-type="float">
            <text:p>14.76285</text:p>
          </table:table-cell>
          <table:table-cell office:value-type="float" office:value="0.04358" calcext:value-type="float">
            <text:p>0.04358</text:p>
          </table:table-cell>
          <table:table-cell office:value-type="float" office:value="0.23435" calcext:value-type="float">
            <text:p>0.23435</text:p>
          </table:table-cell>
          <table:table-cell office:value-type="float" office:value="14.2973" calcext:value-type="float">
            <text:p>14.2973</text:p>
          </table:table-cell>
          <table:table-cell office:value-type="float" office:value="14.8391" calcext:value-type="float">
            <text:p>14.8391</text:p>
          </table:table-cell>
          <table:table-cell office:value-type="float" office:value="14.9934" calcext:value-type="float">
            <text:p>14.9934</text:p>
          </table:table-cell>
          <table:table-cell office:value-type="float" office:value="28.91327" calcext:value-type="float">
            <text:p>28.91327</text:p>
          </table:table-cell>
          <table:table-cell office:value-type="float" office:value="1.92332" calcext:value-type="float">
            <text:p>1.92332</text:p>
          </table:table-cell>
          <table:table-cell office:value-type="float" office:value="1.0659" calcext:value-type="float">
            <text:p>1.06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_loc</text:p>
          </table:table-cell>
          <table:table-cell office:value-type="float" office:value="24.73158" calcext:value-type="float">
            <text:p>24.73158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24.494" calcext:value-type="float">
            <text:p>24.494</text:p>
          </table:table-cell>
          <table:table-cell office:value-type="float" office:value="24.7318" calcext:value-type="float">
            <text:p>24.7318</text:p>
          </table:table-cell>
          <table:table-cell office:value-type="float" office:value="24.9652" calcext:value-type="float">
            <text:p>24.9652</text:p>
          </table:table-cell>
          <table:table-cell office:value-type="float" office:value="392.13819" calcext:value-type="float">
            <text:p>392.13819</text:p>
          </table:table-cell>
          <table:table-cell office:value-type="float" office:value="26.08516" calcext:value-type="float">
            <text:p>26.08516</text:p>
          </table:table-cell>
          <table:table-cell office:value-type="float" office:value="1.00129" calcext:value-type="float">
            <text:p>1.001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_loc</text:p>
          </table:table-cell>
          <table:table-cell office:value-type="float" office:value="25.53722" calcext:value-type="float">
            <text:p>25.53722</text:p>
          </table:table-cell>
          <table:table-cell office:value-type="float" office:value="0.17492" calcext:value-type="float">
            <text:p>0.17492</text:p>
          </table:table-cell>
          <table:table-cell office:value-type="float" office:value="2.13684" calcext:value-type="float">
            <text:p>2.13684</text:p>
          </table:table-cell>
          <table:table-cell office:value-type="float" office:value="22.0882" calcext:value-type="float">
            <text:p>22.0882</text:p>
          </table:table-cell>
          <table:table-cell office:value-type="float" office:value="25.5156" calcext:value-type="float">
            <text:p>25.5156</text:p>
          </table:table-cell>
          <table:table-cell office:value-type="float" office:value="28.961" calcext:value-type="float">
            <text:p>28.961</text:p>
          </table:table-cell>
          <table:table-cell office:value-type="float" office:value="149.22636" calcext:value-type="float">
            <text:p>149.22636</text:p>
          </table:table-cell>
          <table:table-cell office:value-type="float" office:value="9.92659" calcext:value-type="float">
            <text:p>9.92659</text:p>
          </table:table-cell>
          <table:table-cell office:value-type="float" office:value="1.01439" calcext:value-type="float">
            <text:p>1.01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_error</text:p>
          </table:table-cell>
          <table:table-cell office:value-type="float" office:value="0.91252" calcext:value-type="float">
            <text:p>0.91252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10997" calcext:value-type="float">
            <text:p>0.10997</text:p>
          </table:table-cell>
          <table:table-cell office:value-type="float" office:value="0.75191" calcext:value-type="float">
            <text:p>0.75191</text:p>
          </table:table-cell>
          <table:table-cell office:value-type="float" office:value="0.90211" calcext:value-type="float">
            <text:p>0.90211</text:p>
          </table:table-cell>
          <table:table-cell office:value-type="float" office:value="1.10889" calcext:value-type="float">
            <text:p>1.10889</text:p>
          </table:table-cell>
          <table:table-cell office:value-type="float" office:value="242.59659" calcext:value-type="float">
            <text:p>242.59659</text:p>
          </table:table-cell>
          <table:table-cell office:value-type="float" office:value="16.1376" calcext:value-type="float">
            <text:p>16.1376</text:p>
          </table:table-cell>
          <table:table-cell office:value-type="float" office:value="1.01082" calcext:value-type="float">
            <text:p>1.010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_error</text:p>
          </table:table-cell>
          <table:table-cell office:value-type="float" office:value="1.96312" calcext:value-type="float">
            <text:p>1.96312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1.90236" calcext:value-type="float">
            <text:p>1.90236</text:p>
          </table:table-cell>
          <table:table-cell office:value-type="float" office:value="1.97089" calcext:value-type="float">
            <text:p>1.97089</text:p>
          </table:table-cell>
          <table:table-cell office:value-type="float" office:value="1.99801" calcext:value-type="float">
            <text:p>1.99801</text:p>
          </table:table-cell>
          <table:table-cell office:value-type="float" office:value="380.97266" calcext:value-type="float">
            <text:p>380.97266</text:p>
          </table:table-cell>
          <table:table-cell office:value-type="float" office:value="25.34242" calcext:value-type="float">
            <text:p>25.34242</text:p>
          </table:table-cell>
          <table:table-cell office:value-type="float" office:value="1.00577" calcext:value-type="float">
            <text:p>1.00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_error</text:p>
          </table:table-cell>
          <table:table-cell office:value-type="float" office:value="0.42952" calcext:value-type="float">
            <text:p>0.42952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35155" calcext:value-type="float">
            <text:p>0.35155</text:p>
          </table:table-cell>
          <table:table-cell office:value-type="float" office:value="0.42437" calcext:value-type="float">
            <text:p>0.42437</text:p>
          </table:table-cell>
          <table:table-cell office:value-type="float" office:value="0.52288" calcext:value-type="float">
            <text:p>0.52288</text:p>
          </table:table-cell>
          <table:table-cell office:value-type="float" office:value="199.44432" calcext:value-type="float">
            <text:p>199.44432</text:p>
          </table:table-cell>
          <table:table-cell office:value-type="float" office:value="13.2671" calcext:value-type="float">
            <text:p>13.2671</text:p>
          </table:table-cell>
          <table:table-cell office:value-type="float" office:value="1.0225" calcext:value-type="float">
            <text:p>1.02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_loc</text:p>
          </table:table-cell>
          <table:table-cell office:value-type="float" office:value="53.75732" calcext:value-type="float">
            <text:p>53.75732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7016" calcext:value-type="float">
            <text:p>0.07016</text:p>
          </table:table-cell>
          <table:table-cell office:value-type="float" office:value="53.6403" calcext:value-type="float">
            <text:p>53.6403</text:p>
          </table:table-cell>
          <table:table-cell office:value-type="float" office:value="53.7598" calcext:value-type="float">
            <text:p>53.7598</text:p>
          </table:table-cell>
          <table:table-cell office:value-type="float" office:value="53.8709" calcext:value-type="float">
            <text:p>53.8709</text:p>
          </table:table-cell>
          <table:table-cell office:value-type="float" office:value="563.04222" calcext:value-type="float">
            <text:p>563.04222</text:p>
          </table:table-cell>
          <table:table-cell office:value-type="float" office:value="37.45375" calcext:value-type="float">
            <text:p>37.45375</text:p>
          </table:table-cell>
          <table:table-cell office:value-type="float" office:value="1.00186" calcext:value-type="float">
            <text:p>1.00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er_Mu</text:p>
          </table:table-cell>
          <table:table-cell office:value-type="float" office:value="2.82755" calcext:value-type="float">
            <text:p>2.82755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15072" calcext:value-type="float">
            <text:p>0.15072</text:p>
          </table:table-cell>
          <table:table-cell office:value-type="float" office:value="2.58257" calcext:value-type="float">
            <text:p>2.58257</text:p>
          </table:table-cell>
          <table:table-cell office:value-type="float" office:value="2.82266" calcext:value-type="float">
            <text:p>2.82266</text:p>
          </table:table-cell>
          <table:table-cell office:value-type="float" office:value="3.08469" calcext:value-type="float">
            <text:p>3.08469</text:p>
          </table:table-cell>
          <table:table-cell office:value-type="float" office:value="369.4627" calcext:value-type="float">
            <text:p>369.4627</text:p>
          </table:table-cell>
          <table:table-cell office:value-type="float" office:value="24.57678" calcext:value-type="float">
            <text:p>24.57678</text:p>
          </table:table-cell>
          <table:table-cell office:value-type="float" office:value="1.01404" calcext:value-type="float">
            <text:p>1.01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mmer_std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04582" calcext:value-type="float">
            <text:p>0.04582</text:p>
          </table:table-cell>
          <table:table-cell office:value-type="float" office:value="0.84671" calcext:value-type="float">
            <text:p>0.84671</text:p>
          </table:table-cell>
          <table:table-cell office:value-type="float" office:value="0.94593" calcext:value-type="float">
            <text:p>0.94593</text:p>
          </table:table-cell>
          <table:table-cell office:value-type="float" office:value="0.99358" calcext:value-type="float">
            <text:p>0.99358</text:p>
          </table:table-cell>
          <table:table-cell office:value-type="float" office:value="94.37744" calcext:value-type="float">
            <text:p>94.37744</text:p>
          </table:table-cell>
          <table:table-cell office:value-type="float" office:value="6.27802" calcext:value-type="float">
            <text:p>6.27802</text:p>
          </table:table-cell>
          <table:table-cell office:value-type="float" office:value="1.07901" calcext:value-type="float">
            <text:p>1.079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ter_Mu</text:p>
          </table:table-cell>
          <table:table-cell office:value-type="float" office:value="2.60441" calcext:value-type="float">
            <text:p>2.60441</text:p>
          </table:table-cell>
          <table:table-cell office:value-type="float" office:value="0.00804" calcext:value-type="float">
            <text:p>0.00804</text:p>
          </table:table-cell>
          <table:table-cell office:value-type="float" office:value="0.13237" calcext:value-type="float">
            <text:p>0.13237</text:p>
          </table:table-cell>
          <table:table-cell office:value-type="float" office:value="2.39797" calcext:value-type="float">
            <text:p>2.39797</text:p>
          </table:table-cell>
          <table:table-cell office:value-type="float" office:value="2.60282" calcext:value-type="float">
            <text:p>2.60282</text:p>
          </table:table-cell>
          <table:table-cell office:value-type="float" office:value="2.83676" calcext:value-type="float">
            <text:p>2.83676</text:p>
          </table:table-cell>
          <table:table-cell office:value-type="float" office:value="270.96582" calcext:value-type="float">
            <text:p>270.96582</text:p>
          </table:table-cell>
          <table:table-cell office:value-type="float" office:value="18.02473" calcext:value-type="float">
            <text:p>18.02473</text:p>
          </table:table-cell>
          <table:table-cell office:value-type="float" office:value="1.01521" calcext:value-type="float">
            <text:p>1.01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ter_std</text:p>
          </table:table-cell>
          <table:table-cell office:value-type="float" office:value="0.82413" calcext:value-type="float">
            <text:p>0.82413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7276" calcext:value-type="float">
            <text:p>0.07276</text:p>
          </table:table-cell>
          <table:table-cell office:value-type="float" office:value="0.70061" calcext:value-type="float">
            <text:p>0.70061</text:p>
          </table:table-cell>
          <table:table-cell office:value-type="float" office:value="0.82727" calcext:value-type="float">
            <text:p>0.82727</text:p>
          </table:table-cell>
          <table:table-cell office:value-type="float" office:value="0.93735" calcext:value-type="float">
            <text:p>0.93735</text:p>
          </table:table-cell>
          <table:table-cell office:value-type="float" office:value="238.83835" calcext:value-type="float">
            <text:p>238.83835</text:p>
          </table:table-cell>
          <table:table-cell office:value-type="float" office:value="15.8876" calcext:value-type="float">
            <text:p>15.8876</text:p>
          </table:table-cell>
          <table:table-cell office:value-type="float" office:value="1.01751" calcext:value-type="float">
            <text:p>1.017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Now_Mu</text:p>
          </table:table-cell>
          <table:table-cell office:value-type="float" office:value="2.75867" calcext:value-type="float">
            <text:p>2.7586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15312" calcext:value-type="float">
            <text:p>0.15312</text:p>
          </table:table-cell>
          <table:table-cell office:value-type="float" office:value="2.51231" calcext:value-type="float">
            <text:p>2.51231</text:p>
          </table:table-cell>
          <table:table-cell office:value-type="float" office:value="2.75242" calcext:value-type="float">
            <text:p>2.75242</text:p>
          </table:table-cell>
          <table:table-cell office:value-type="float" office:value="3.01789" calcext:value-type="float">
            <text:p>3.01789</text:p>
          </table:table-cell>
          <table:table-cell office:value-type="float" office:value="188.49504" calcext:value-type="float">
            <text:p>188.49504</text:p>
          </table:table-cell>
          <table:table-cell office:value-type="float" office:value="12.53875" calcext:value-type="float">
            <text:p>12.53875</text:p>
          </table:table-cell>
          <table:table-cell office:value-type="float" office:value="1.00872" calcext:value-type="float">
            <text:p>1.00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Now_std</text:p>
          </table:table-cell>
          <table:table-cell office:value-type="float" office:value="0.92802" calcext:value-type="float">
            <text:p>0.92802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5048" calcext:value-type="float">
            <text:p>0.05048</text:p>
          </table:table-cell>
          <table:table-cell office:value-type="float" office:value="0.82874" calcext:value-type="float">
            <text:p>0.82874</text:p>
          </table:table-cell>
          <table:table-cell office:value-type="float" office:value="0.93862" calcext:value-type="float">
            <text:p>0.93862</text:p>
          </table:table-cell>
          <table:table-cell office:value-type="float" office:value="0.98973" calcext:value-type="float">
            <text:p>0.98973</text:p>
          </table:table-cell>
          <table:table-cell office:value-type="float" office:value="115.89492" calcext:value-type="float">
            <text:p>115.89492</text:p>
          </table:table-cell>
          <table:table-cell office:value-type="float" office:value="7.70937" calcext:value-type="float">
            <text:p>7.70937</text:p>
          </table:table-cell>
          <table:table-cell office:value-type="float" office:value="1.06884" calcext:value-type="float">
            <text:p>1.068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aml_Alfa</text:p>
          </table:table-cell>
          <table:table-cell office:value-type="float" office:value="0.48113" calcext:value-type="float">
            <text:p>0.4811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7534" calcext:value-type="float">
            <text:p>0.07534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0.47668" calcext:value-type="float">
            <text:p>0.47668</text:p>
          </table:table-cell>
          <table:table-cell office:value-type="float" office:value="0.60782" calcext:value-type="float">
            <text:p>0.60782</text:p>
          </table:table-cell>
          <table:table-cell office:value-type="float" office:value="216.50934" calcext:value-type="float">
            <text:p>216.50934</text:p>
          </table:table-cell>
          <table:table-cell office:value-type="float" office:value="14.40227" calcext:value-type="float">
            <text:p>14.40227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heta[1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heta[2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heta[3]</text:p>
          </table:table-cell>
          <table:table-cell office:value-type="float" office:value="0.0870549" calcext:value-type="float">
            <text:p>0.0870549</text:p>
          </table:table-cell>
          <table:table-cell office:value-type="float" office:value="0.0027268" calcext:value-type="float">
            <text:p>0.0027268</text:p>
          </table:table-cell>
          <table:table-cell office:value-type="float" office:value="0.0406469" calcext:value-type="float">
            <text:p>0.0406469</text:p>
          </table:table-cell>
          <table:table-cell office:value-type="float" office:value="0.0331066" calcext:value-type="float">
            <text:p>0.0331066</text:p>
          </table:table-cell>
          <table:table-cell office:value-type="float" office:value="0.0806953" calcext:value-type="float">
            <text:p>0.0806953</text:p>
          </table:table-cell>
          <table:table-cell office:value-type="float" office:value="0.164857" calcext:value-type="float">
            <text:p>0.164857</text:p>
          </table:table-cell>
          <table:table-cell office:value-type="float" office:value="222.202" calcext:value-type="float">
            <text:p>222.202</text:p>
          </table:table-cell>
          <table:table-cell office:value-type="float" office:value="14.781" calcext:value-type="float">
            <text:p>14.781</text:p>
          </table:table-cell>
          <table:table-cell office:value-type="float" office:value="1.01691" calcext:value-type="float">
            <text:p>1.01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heta[4]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00174212" calcext:value-type="float">
            <text:p>0.00174212</text:p>
          </table:table-cell>
          <table:table-cell office:value-type="float" office:value="0.0222719" calcext:value-type="float">
            <text:p>0.0222719</text:p>
          </table:table-cell>
          <table:table-cell office:value-type="float" office:value="0.000977793" calcext:value-type="float">
            <text:p>0.000977793</text:p>
          </table:table-cell>
          <table:table-cell office:value-type="float" office:value="0.0163985" calcext:value-type="float">
            <text:p>0.0163985</text:p>
          </table:table-cell>
          <table:table-cell office:value-type="float" office:value="0.0666649" calcext:value-type="float">
            <text:p>0.0666649</text:p>
          </table:table-cell>
          <table:table-cell office:value-type="float" office:value="163.44" calcext:value-type="float">
            <text:p>163.44</text:p>
          </table:table-cell>
          <table:table-cell office:value-type="float" office:value="10.8721" calcext:value-type="float">
            <text:p>10.8721</text:p>
          </table:table-cell>
          <table:table-cell office:value-type="float" office:value="1.00825" calcext:value-type="float">
            <text:p>1.008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heta[5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_std</text:p>
          </table:table-cell>
          <table:table-cell office:value-type="float" office:value="5.96969" calcext:value-type="float">
            <text:p>5.96969</text:p>
          </table:table-cell>
          <table:table-cell office:value-type="float" office:value="0.1431" calcext:value-type="float">
            <text:p>0.1431</text:p>
          </table:table-cell>
          <table:table-cell office:value-type="float" office:value="1.92821" calcext:value-type="float">
            <text:p>1.92821</text:p>
          </table:table-cell>
          <table:table-cell office:value-type="float" office:value="2.82035" calcext:value-type="float">
            <text:p>2.82035</text:p>
          </table:table-cell>
          <table:table-cell office:value-type="float" office:value="5.92586" calcext:value-type="float">
            <text:p>5.92586</text:p>
          </table:table-cell>
          <table:table-cell office:value-type="float" office:value="9.20341" calcext:value-type="float">
            <text:p>9.20341</text:p>
          </table:table-cell>
          <table:table-cell office:value-type="float" office:value="181.55974" calcext:value-type="float">
            <text:p>181.55974</text:p>
          </table:table-cell>
          <table:table-cell office:value-type="float" office:value="12.07741" calcext:value-type="float">
            <text:p>12.07741</text:p>
          </table:table-cell>
          <table:table-cell office:value-type="float" office:value="1.01829" calcext:value-type="float">
            <text:p>1.01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Alfa</text:p>
          </table:table-cell>
          <table:table-cell office:value-type="float" office:value="0.87745" calcext:value-type="float">
            <text:p>0.87745</text:p>
          </table:table-cell>
          <table:table-cell office:value-type="float" office:value="0.00277" calcext:value-type="float">
            <text:p>0.00277</text:p>
          </table:table-cell>
          <table:table-cell office:value-type="float" office:value="0.04837" calcext:value-type="float">
            <text:p>0.04837</text:p>
          </table:table-cell>
          <table:table-cell office:value-type="float" office:value="0.78784" calcext:value-type="float">
            <text:p>0.78784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4556" calcext:value-type="float">
            <text:p>0.94556</text:p>
          </table:table-cell>
          <table:table-cell office:value-type="float" office:value="304.92186" calcext:value-type="float">
            <text:p>304.92186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Alfa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" calcext:value-type="float">
            <text:p>0.00434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0.12074" calcext:value-type="float">
            <text:p>0.12074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2" calcext:value-type="float">
            <text:p>0.33082</text:p>
          </table:table-cell>
          <table:table-cell office:value-type="float" office:value="222.86307" calcext:value-type="float">
            <text:p>222.86307</text:p>
          </table:table-cell>
          <table:table-cell office:value-type="float" office:value="14.82492" calcext:value-type="float">
            <text:p>14.82492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Alfa</text:p>
          </table:table-cell>
          <table:table-cell office:value-type="float" office:value="0.53892" calcext:value-type="float">
            <text:p>0.53892</text:p>
          </table:table-cell>
          <table:table-cell office:value-type="float" office:value="0.00604" calcext:value-type="float">
            <text:p>0.00604</text:p>
          </table:table-cell>
          <table:table-cell office:value-type="float" office:value="0.07939" calcext:value-type="float">
            <text:p>0.07939</text:p>
          </table:table-cell>
          <table:table-cell office:value-type="float" office:value="0.40101" calcext:value-type="float">
            <text:p>0.40101</text:p>
          </table:table-cell>
          <table:table-cell office:value-type="float" office:value="0.54283" calcext:value-type="float">
            <text:p>0.54283</text:p>
          </table:table-cell>
          <table:table-cell office:value-type="float" office:value="0.66419" calcext:value-type="float">
            <text:p>0.66419</text:p>
          </table:table-cell>
          <table:table-cell office:value-type="float" office:value="172.71865" calcext:value-type="float">
            <text:p>172.71865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lfa</text:p>
          </table:table-cell>
          <table:table-cell office:value-type="float" office:value="0.19582" calcext:value-type="float">
            <text:p>0.19582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6187" calcext:value-type="float">
            <text:p>0.06187</text:p>
          </table:table-cell>
          <table:table-cell office:value-type="float" office:value="0.10265" calcext:value-type="float">
            <text:p>0.10265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30409" calcext:value-type="float">
            <text:p>0.30409</text:p>
          </table:table-cell>
          <table:table-cell office:value-type="float" office:value="208.77959" calcext:value-type="float">
            <text:p>208.77959</text:p>
          </table:table-cell>
          <table:table-cell office:value-type="float" office:value="13.88809" calcext:value-type="float">
            <text:p>13.88809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]</text:p>
          </table:table-cell>
          <table:table-cell office:value-type="float" office:value="-16.2593" calcext:value-type="float">
            <text:p>-16.2593</text:p>
          </table:table-cell>
          <table:table-cell office:value-type="float" office:value="81.9811" calcext:value-type="float">
            <text:p>81.9811</text:p>
          </table:table-cell>
          <table:table-cell office:value-type="float" office:value="143.594" calcext:value-type="float">
            <text:p>143.594</text:p>
          </table:table-cell>
          <table:table-cell office:value-type="float" office:value="-330.036" calcext:value-type="float">
            <text:p>-330.036</text:p>
          </table:table-cell>
          <table:table-cell office:value-type="float" office:value="10.2454" calcext:value-type="float">
            <text:p>10.2454</text:p>
          </table:table-cell>
          <table:table-cell office:value-type="float" office:value="155.135" calcext:value-type="float">
            <text:p>155.135</text:p>
          </table:table-cell>
          <table:table-cell office:value-type="float" office:value="3.06792" calcext:value-type="float">
            <text:p>3.06792</text:p>
          </table:table-cell>
          <table:table-cell office:value-type="float" office:value="0.204079" calcext:value-type="float">
            <text:p>0.204079</text:p>
          </table:table-cell>
          <table:table-cell office:value-type="float" office:value="3.0704" calcext:value-type="float">
            <text:p>3.07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]</text:p>
          </table:table-cell>
          <table:table-cell office:value-type="float" office:value="33.3847" calcext:value-type="float">
            <text:p>33.3847</text:p>
          </table:table-cell>
          <table:table-cell office:value-type="float" office:value="48.4841" calcext:value-type="float">
            <text:p>48.4841</text:p>
          </table:table-cell>
          <table:table-cell office:value-type="float" office:value="93.0188" calcext:value-type="float">
            <text:p>93.0188</text:p>
          </table:table-cell>
          <table:table-cell office:value-type="float" office:value="-130.475" calcext:value-type="float">
            <text:p>-130.475</text:p>
          </table:table-cell>
          <table:table-cell office:value-type="float" office:value="27.5388" calcext:value-type="float">
            <text:p>27.5388</text:p>
          </table:table-cell>
          <table:table-cell office:value-type="float" office:value="218.664" calcext:value-type="float">
            <text:p>218.664</text:p>
          </table:table-cell>
          <table:table-cell office:value-type="float" office:value="3.68081" calcext:value-type="float">
            <text:p>3.68081</text:p>
          </table:table-cell>
          <table:table-cell office:value-type="float" office:value="0.244849" calcext:value-type="float">
            <text:p>0.244849</text:p>
          </table:table-cell>
          <table:table-cell office:value-type="float" office:value="1.95731" calcext:value-type="float">
            <text:p>1.957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]</text:p>
          </table:table-cell>
          <table:table-cell office:value-type="float" office:value="-1.59772" calcext:value-type="float">
            <text:p>-1.59772</text:p>
          </table:table-cell>
          <table:table-cell office:value-type="float" office:value="12.6009" calcext:value-type="float">
            <text:p>12.6009</text:p>
          </table:table-cell>
          <table:table-cell office:value-type="float" office:value="61.8663" calcext:value-type="float">
            <text:p>61.8663</text:p>
          </table:table-cell>
          <table:table-cell office:value-type="float" office:value="-133.797" calcext:value-type="float">
            <text:p>-133.797</text:p>
          </table:table-cell>
          <table:table-cell office:value-type="float" office:value="2.66367" calcext:value-type="float">
            <text:p>2.66367</text:p>
          </table:table-cell>
          <table:table-cell office:value-type="float" office:value="85.6099" calcext:value-type="float">
            <text:p>85.6099</text:p>
          </table:table-cell>
          <table:table-cell office:value-type="float" office:value="24.105" calcext:value-type="float">
            <text:p>24.105</text:p>
          </table:table-cell>
          <table:table-cell office:value-type="float" office:value="1.60347" calcext:value-type="float">
            <text:p>1.60347</text:p>
          </table:table-cell>
          <table:table-cell office:value-type="float" office:value="1.17512" calcext:value-type="float">
            <text:p>1.175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4]</text:p>
          </table:table-cell>
          <table:table-cell office:value-type="float" office:value="-417.93" calcext:value-type="float">
            <text:p>-417.93</text:p>
          </table:table-cell>
          <table:table-cell office:value-type="float" office:value="634.993" calcext:value-type="float">
            <text:p>634.993</text:p>
          </table:table-cell>
          <table:table-cell office:value-type="float" office:value="990.239" calcext:value-type="float">
            <text:p>990.239</text:p>
          </table:table-cell>
          <table:table-cell office:value-type="float" office:value="-2616.2" calcext:value-type="float">
            <text:p>-2616.2</text:p>
          </table:table-cell>
          <table:table-cell office:value-type="float" office:value="78.639" calcext:value-type="float">
            <text:p>78.639</text:p>
          </table:table-cell>
          <table:table-cell office:value-type="float" office:value="168.807" calcext:value-type="float">
            <text:p>168.807</text:p>
          </table:table-cell>
          <table:table-cell office:value-type="float" office:value="2.43188" calcext:value-type="float">
            <text:p>2.43188</text:p>
          </table:table-cell>
          <table:table-cell office:value-type="float" office:value="0.16177" calcext:value-type="float">
            <text:p>0.16177</text:p>
          </table:table-cell>
          <table:table-cell office:value-type="float" office:value="2.59622" calcext:value-type="float">
            <text:p>2.596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5]</text:p>
          </table:table-cell>
          <table:table-cell office:value-type="float" office:value="105.774" calcext:value-type="float">
            <text:p>105.774</text:p>
          </table:table-cell>
          <table:table-cell office:value-type="float" office:value="136.972" calcext:value-type="float">
            <text:p>136.972</text:p>
          </table:table-cell>
          <table:table-cell office:value-type="float" office:value="247.449" calcext:value-type="float">
            <text:p>247.449</text:p>
          </table:table-cell>
          <table:table-cell office:value-type="float" office:value="-291.045" calcext:value-type="float">
            <text:p>-291.045</text:p>
          </table:table-cell>
          <table:table-cell office:value-type="float" office:value="43.2534" calcext:value-type="float">
            <text:p>43.2534</text:p>
          </table:table-cell>
          <table:table-cell office:value-type="float" office:value="567.244" calcext:value-type="float">
            <text:p>567.244</text:p>
          </table:table-cell>
          <table:table-cell office:value-type="float" office:value="3.2637" calcext:value-type="float">
            <text:p>3.2637</text:p>
          </table:table-cell>
          <table:table-cell office:value-type="float" office:value="0.217102" calcext:value-type="float">
            <text:p>0.217102</text:p>
          </table:table-cell>
          <table:table-cell office:value-type="float" office:value="2.60581" calcext:value-type="float">
            <text:p>2.605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6]</text:p>
          </table:table-cell>
          <table:table-cell office:value-type="float" office:value="7.75522" calcext:value-type="float">
            <text:p>7.75522</text:p>
          </table:table-cell>
          <table:table-cell office:value-type="float" office:value="32.2291" calcext:value-type="float">
            <text:p>32.2291</text:p>
          </table:table-cell>
          <table:table-cell office:value-type="float" office:value="51.6725" calcext:value-type="float">
            <text:p>51.6725</text:p>
          </table:table-cell>
          <table:table-cell office:value-type="float" office:value="-52.7139" calcext:value-type="float">
            <text:p>-52.7139</text:p>
          </table:table-cell>
          <table:table-cell office:value-type="float" office:value="-0.770179" calcext:value-type="float">
            <text:p>-0.770179</text:p>
          </table:table-cell>
          <table:table-cell office:value-type="float" office:value="109.436" calcext:value-type="float">
            <text:p>109.436</text:p>
          </table:table-cell>
          <table:table-cell office:value-type="float" office:value="2.57054" calcext:value-type="float">
            <text:p>2.57054</text:p>
          </table:table-cell>
          <table:table-cell office:value-type="float" office:value="0.170993" calcext:value-type="float">
            <text:p>0.170993</text:p>
          </table:table-cell>
          <table:table-cell office:value-type="float" office:value="3.16894" calcext:value-type="float">
            <text:p>3.168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7]</text:p>
          </table:table-cell>
          <table:table-cell office:value-type="float" office:value="163.826" calcext:value-type="float">
            <text:p>163.826</text:p>
          </table:table-cell>
          <table:table-cell office:value-type="float" office:value="79.7523" calcext:value-type="float">
            <text:p>79.7523</text:p>
          </table:table-cell>
          <table:table-cell office:value-type="float" office:value="139.704" calcext:value-type="float">
            <text:p>139.704</text:p>
          </table:table-cell>
          <table:table-cell office:value-type="float" office:value="3.01298" calcext:value-type="float">
            <text:p>3.01298</text:p>
          </table:table-cell>
          <table:table-cell office:value-type="float" office:value="115.537" calcext:value-type="float">
            <text:p>115.537</text:p>
          </table:table-cell>
          <table:table-cell office:value-type="float" office:value="506.417" calcext:value-type="float">
            <text:p>506.417</text:p>
          </table:table-cell>
          <table:table-cell office:value-type="float" office:value="3.06852" calcext:value-type="float">
            <text:p>3.06852</text:p>
          </table:table-cell>
          <table:table-cell office:value-type="float" office:value="0.204119" calcext:value-type="float">
            <text:p>0.204119</text:p>
          </table:table-cell>
          <table:table-cell office:value-type="float" office:value="1.85346" calcext:value-type="float">
            <text:p>1.853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8]</text:p>
          </table:table-cell>
          <table:table-cell office:value-type="float" office:value="33.8222" calcext:value-type="float">
            <text:p>33.8222</text:p>
          </table:table-cell>
          <table:table-cell office:value-type="float" office:value="37.3373" calcext:value-type="float">
            <text:p>37.3373</text:p>
          </table:table-cell>
          <table:table-cell office:value-type="float" office:value="73.9133" calcext:value-type="float">
            <text:p>73.9133</text:p>
          </table:table-cell>
          <table:table-cell office:value-type="float" office:value="-123.233" calcext:value-type="float">
            <text:p>-123.233</text:p>
          </table:table-cell>
          <table:table-cell office:value-type="float" office:value="37.3991" calcext:value-type="float">
            <text:p>37.3991</text:p>
          </table:table-cell>
          <table:table-cell office:value-type="float" office:value="153.941" calcext:value-type="float">
            <text:p>153.941</text:p>
          </table:table-cell>
          <table:table-cell office:value-type="float" office:value="3.91886" calcext:value-type="float">
            <text:p>3.91886</text:p>
          </table:table-cell>
          <table:table-cell office:value-type="float" office:value="0.260684" calcext:value-type="float">
            <text:p>0.260684</text:p>
          </table:table-cell>
          <table:table-cell office:value-type="float" office:value="1.90251" calcext:value-type="float">
            <text:p>1.9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9]</text:p>
          </table:table-cell>
          <table:table-cell office:value-type="float" office:value="-41.9668" calcext:value-type="float">
            <text:p>-41.9668</text:p>
          </table:table-cell>
          <table:table-cell office:value-type="float" office:value="35.4274" calcext:value-type="float">
            <text:p>35.4274</text:p>
          </table:table-cell>
          <table:table-cell office:value-type="float" office:value="73.8753" calcext:value-type="float">
            <text:p>73.8753</text:p>
          </table:table-cell>
          <table:table-cell office:value-type="float" office:value="-190.207" calcext:value-type="float">
            <text:p>-190.207</text:p>
          </table:table-cell>
          <table:table-cell office:value-type="float" office:value="-14.9012" calcext:value-type="float">
            <text:p>-14.9012</text:p>
          </table:table-cell>
          <table:table-cell office:value-type="float" office:value="39.7489" calcext:value-type="float">
            <text:p>39.7489</text:p>
          </table:table-cell>
          <table:table-cell office:value-type="float" office:value="4.34832" calcext:value-type="float">
            <text:p>4.34832</text:p>
          </table:table-cell>
          <table:table-cell office:value-type="float" office:value="0.289252" calcext:value-type="float">
            <text:p>0.289252</text:p>
          </table:table-cell>
          <table:table-cell office:value-type="float" office:value="1.76415" calcext:value-type="float">
            <text:p>1.76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0]</text:p>
          </table:table-cell>
          <table:table-cell office:value-type="float" office:value="58.8086" calcext:value-type="float">
            <text:p>58.8086</text:p>
          </table:table-cell>
          <table:table-cell office:value-type="float" office:value="50.5854" calcext:value-type="float">
            <text:p>50.5854</text:p>
          </table:table-cell>
          <table:table-cell office:value-type="float" office:value="118.183" calcext:value-type="float">
            <text:p>118.183</text:p>
          </table:table-cell>
          <table:table-cell office:value-type="float" office:value="-72.276" calcext:value-type="float">
            <text:p>-72.276</text:p>
          </table:table-cell>
          <table:table-cell office:value-type="float" office:value="17.0069" calcext:value-type="float">
            <text:p>17.0069</text:p>
          </table:table-cell>
          <table:table-cell office:value-type="float" office:value="261.813" calcext:value-type="float">
            <text:p>261.813</text:p>
          </table:table-cell>
          <table:table-cell office:value-type="float" office:value="5.45835" calcext:value-type="float">
            <text:p>5.45835</text:p>
          </table:table-cell>
          <table:table-cell office:value-type="float" office:value="0.363091" calcext:value-type="float">
            <text:p>0.363091</text:p>
          </table:table-cell>
          <table:table-cell office:value-type="float" office:value="1.57991" calcext:value-type="float">
            <text:p>1.579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1]</text:p>
          </table:table-cell>
          <table:table-cell office:value-type="float" office:value="-45.7928" calcext:value-type="float">
            <text:p>-45.7928</text:p>
          </table:table-cell>
          <table:table-cell office:value-type="float" office:value="34.7507" calcext:value-type="float">
            <text:p>34.7507</text:p>
          </table:table-cell>
          <table:table-cell office:value-type="float" office:value="68.6864" calcext:value-type="float">
            <text:p>68.6864</text:p>
          </table:table-cell>
          <table:table-cell office:value-type="float" office:value="-199.499" calcext:value-type="float">
            <text:p>-199.499</text:p>
          </table:table-cell>
          <table:table-cell office:value-type="float" office:value="-24.0587" calcext:value-type="float">
            <text:p>-24.0587</text:p>
          </table:table-cell>
          <table:table-cell office:value-type="float" office:value="25.6204" calcext:value-type="float">
            <text:p>25.6204</text:p>
          </table:table-cell>
          <table:table-cell office:value-type="float" office:value="3.90674" calcext:value-type="float">
            <text:p>3.90674</text:p>
          </table:table-cell>
          <table:table-cell office:value-type="float" office:value="0.259878" calcext:value-type="float">
            <text:p>0.259878</text:p>
          </table:table-cell>
          <table:table-cell office:value-type="float" office:value="2.03428" calcext:value-type="float">
            <text:p>2.034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2]</text:p>
          </table:table-cell>
          <table:table-cell office:value-type="float" office:value="-255.577" calcext:value-type="float">
            <text:p>-255.577</text:p>
          </table:table-cell>
          <table:table-cell office:value-type="float" office:value="217.943" calcext:value-type="float">
            <text:p>217.943</text:p>
          </table:table-cell>
          <table:table-cell office:value-type="float" office:value="355.864" calcext:value-type="float">
            <text:p>355.864</text:p>
          </table:table-cell>
          <table:table-cell office:value-type="float" office:value="-1010.58" calcext:value-type="float">
            <text:p>-1010.58</text:p>
          </table:table-cell>
          <table:table-cell office:value-type="float" office:value="-58.2271" calcext:value-type="float">
            <text:p>-58.2271</text:p>
          </table:table-cell>
          <table:table-cell office:value-type="float" office:value="6.7236" calcext:value-type="float">
            <text:p>6.7236</text:p>
          </table:table-cell>
          <table:table-cell office:value-type="float" office:value="2.66613" calcext:value-type="float">
            <text:p>2.66613</text:p>
          </table:table-cell>
          <table:table-cell office:value-type="float" office:value="0.177352" calcext:value-type="float">
            <text:p>0.177352</text:p>
          </table:table-cell>
          <table:table-cell office:value-type="float" office:value="2.45149" calcext:value-type="float">
            <text:p>2.451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3]</text:p>
          </table:table-cell>
          <table:table-cell office:value-type="float" office:value="-683.214" calcext:value-type="float">
            <text:p>-683.214</text:p>
          </table:table-cell>
          <table:table-cell office:value-type="float" office:value="858.627" calcext:value-type="float">
            <text:p>858.627</text:p>
          </table:table-cell>
          <table:table-cell office:value-type="float" office:value="1263.02" calcext:value-type="float">
            <text:p>1263.02</text:p>
          </table:table-cell>
          <table:table-cell office:value-type="float" office:value="-3460.96" calcext:value-type="float">
            <text:p>-3460.96</text:p>
          </table:table-cell>
          <table:table-cell office:value-type="float" office:value="8.10737" calcext:value-type="float">
            <text:p>8.10737</text:p>
          </table:table-cell>
          <table:table-cell office:value-type="float" office:value="37.4061" calcext:value-type="float">
            <text:p>37.4061</text:p>
          </table:table-cell>
          <table:table-cell office:value-type="float" office:value="2.16376" calcext:value-type="float">
            <text:p>2.16376</text:p>
          </table:table-cell>
          <table:table-cell office:value-type="float" office:value="0.143934" calcext:value-type="float">
            <text:p>0.143934</text:p>
          </table:table-cell>
          <table:table-cell office:value-type="float" office:value="4.19502" calcext:value-type="float">
            <text:p>4.195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4]</text:p>
          </table:table-cell>
          <table:table-cell office:value-type="float" office:value="52.9648" calcext:value-type="float">
            <text:p>52.9648</text:p>
          </table:table-cell>
          <table:table-cell office:value-type="float" office:value="24.5753" calcext:value-type="float">
            <text:p>24.5753</text:p>
          </table:table-cell>
          <table:table-cell office:value-type="float" office:value="67.8337" calcext:value-type="float">
            <text:p>67.8337</text:p>
          </table:table-cell>
          <table:table-cell office:value-type="float" office:value="-41.66" calcext:value-type="float">
            <text:p>-41.66</text:p>
          </table:table-cell>
          <table:table-cell office:value-type="float" office:value="43.0727" calcext:value-type="float">
            <text:p>43.0727</text:p>
          </table:table-cell>
          <table:table-cell office:value-type="float" office:value="172.021" calcext:value-type="float">
            <text:p>172.021</text:p>
          </table:table-cell>
          <table:table-cell office:value-type="float" office:value="7.61889" calcext:value-type="float">
            <text:p>7.61889</text:p>
          </table:table-cell>
          <table:table-cell office:value-type="float" office:value="0.506811" calcext:value-type="float">
            <text:p>0.506811</text:p>
          </table:table-cell>
          <table:table-cell office:value-type="float" office:value="1.90141" calcext:value-type="float">
            <text:p>1.901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5]</text:p>
          </table:table-cell>
          <table:table-cell office:value-type="float" office:value="-105.106" calcext:value-type="float">
            <text:p>-105.106</text:p>
          </table:table-cell>
          <table:table-cell office:value-type="float" office:value="65.8993" calcext:value-type="float">
            <text:p>65.8993</text:p>
          </table:table-cell>
          <table:table-cell office:value-type="float" office:value="124.361" calcext:value-type="float">
            <text:p>124.361</text:p>
          </table:table-cell>
          <table:table-cell office:value-type="float" office:value="-325.815" calcext:value-type="float">
            <text:p>-325.815</text:p>
          </table:table-cell>
          <table:table-cell office:value-type="float" office:value="-43.5116" calcext:value-type="float">
            <text:p>-43.5116</text:p>
          </table:table-cell>
          <table:table-cell office:value-type="float" office:value="11.0143" calcext:value-type="float">
            <text:p>11.0143</text:p>
          </table:table-cell>
          <table:table-cell office:value-type="float" office:value="3.5613" calcext:value-type="float">
            <text:p>3.5613</text:p>
          </table:table-cell>
          <table:table-cell office:value-type="float" office:value="0.236899" calcext:value-type="float">
            <text:p>0.236899</text:p>
          </table:table-cell>
          <table:table-cell office:value-type="float" office:value="1.74032" calcext:value-type="float">
            <text:p>1.74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6]</text:p>
          </table:table-cell>
          <table:table-cell office:value-type="float" office:value="-62.607" calcext:value-type="float">
            <text:p>-62.607</text:p>
          </table:table-cell>
          <table:table-cell office:value-type="float" office:value="105.353" calcext:value-type="float">
            <text:p>105.353</text:p>
          </table:table-cell>
          <table:table-cell office:value-type="float" office:value="164.769" calcext:value-type="float">
            <text:p>164.769</text:p>
          </table:table-cell>
          <table:table-cell office:value-type="float" office:value="-380.559" calcext:value-type="float">
            <text:p>-380.559</text:p>
          </table:table-cell>
          <table:table-cell office:value-type="float" office:value="-41.494" calcext:value-type="float">
            <text:p>-41.494</text:p>
          </table:table-cell>
          <table:table-cell office:value-type="float" office:value="179.202" calcext:value-type="float">
            <text:p>179.202</text:p>
          </table:table-cell>
          <table:table-cell office:value-type="float" office:value="2.44603" calcext:value-type="float">
            <text:p>2.44603</text:p>
          </table:table-cell>
          <table:table-cell office:value-type="float" office:value="0.162711" calcext:value-type="float">
            <text:p>0.162711</text:p>
          </table:table-cell>
          <table:table-cell office:value-type="float" office:value="2.86543" calcext:value-type="float">
            <text:p>2.865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7]</text:p>
          </table:table-cell>
          <table:table-cell office:value-type="float" office:value="-29.7931" calcext:value-type="float">
            <text:p>-29.7931</text:p>
          </table:table-cell>
          <table:table-cell office:value-type="float" office:value="18.4585" calcext:value-type="float">
            <text:p>18.4585</text:p>
          </table:table-cell>
          <table:table-cell office:value-type="float" office:value="41.487" calcext:value-type="float">
            <text:p>41.487</text:p>
          </table:table-cell>
          <table:table-cell office:value-type="float" office:value="-98.5417" calcext:value-type="float">
            <text:p>-98.5417</text:p>
          </table:table-cell>
          <table:table-cell office:value-type="float" office:value="-26.3878" calcext:value-type="float">
            <text:p>-26.3878</text:p>
          </table:table-cell>
          <table:table-cell office:value-type="float" office:value="23.1976" calcext:value-type="float">
            <text:p>23.1976</text:p>
          </table:table-cell>
          <table:table-cell office:value-type="float" office:value="5.05166" calcext:value-type="float">
            <text:p>5.05166</text:p>
          </table:table-cell>
          <table:table-cell office:value-type="float" office:value="0.336038" calcext:value-type="float">
            <text:p>0.336038</text:p>
          </table:table-cell>
          <table:table-cell office:value-type="float" office:value="1.68526" calcext:value-type="float">
            <text:p>1.68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8]</text:p>
          </table:table-cell>
          <table:table-cell office:value-type="float" office:value="-37.0217" calcext:value-type="float">
            <text:p>-37.0217</text:p>
          </table:table-cell>
          <table:table-cell office:value-type="float" office:value="59.2866" calcext:value-type="float">
            <text:p>59.2866</text:p>
          </table:table-cell>
          <table:table-cell office:value-type="float" office:value="94.713" calcext:value-type="float">
            <text:p>94.713</text:p>
          </table:table-cell>
          <table:table-cell office:value-type="float" office:value="-265.827" calcext:value-type="float">
            <text:p>-265.827</text:p>
          </table:table-cell>
          <table:table-cell office:value-type="float" office:value="3.81091" calcext:value-type="float">
            <text:p>3.81091</text:p>
          </table:table-cell>
          <table:table-cell office:value-type="float" office:value="38.0864" calcext:value-type="float">
            <text:p>38.0864</text:p>
          </table:table-cell>
          <table:table-cell office:value-type="float" office:value="2.55215" calcext:value-type="float">
            <text:p>2.55215</text:p>
          </table:table-cell>
          <table:table-cell office:value-type="float" office:value="0.16977" calcext:value-type="float">
            <text:p>0.16977</text:p>
          </table:table-cell>
          <table:table-cell office:value-type="float" office:value="2.33047" calcext:value-type="float">
            <text:p>2.330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19]</text:p>
          </table:table-cell>
          <table:table-cell office:value-type="float" office:value="15.6319" calcext:value-type="float">
            <text:p>15.6319</text:p>
          </table:table-cell>
          <table:table-cell office:value-type="float" office:value="26.0166" calcext:value-type="float">
            <text:p>26.0166</text:p>
          </table:table-cell>
          <table:table-cell office:value-type="float" office:value="92.3329" calcext:value-type="float">
            <text:p>92.3329</text:p>
          </table:table-cell>
          <table:table-cell office:value-type="float" office:value="-110.26" calcext:value-type="float">
            <text:p>-110.26</text:p>
          </table:table-cell>
          <table:table-cell office:value-type="float" office:value="18.8046" calcext:value-type="float">
            <text:p>18.8046</text:p>
          </table:table-cell>
          <table:table-cell office:value-type="float" office:value="142.527" calcext:value-type="float">
            <text:p>142.527</text:p>
          </table:table-cell>
          <table:table-cell office:value-type="float" office:value="12.5954" calcext:value-type="float">
            <text:p>12.5954</text:p>
          </table:table-cell>
          <table:table-cell office:value-type="float" office:value="0.837852" calcext:value-type="float">
            <text:p>0.837852</text:p>
          </table:table-cell>
          <table:table-cell office:value-type="float" office:value="1.53736" calcext:value-type="float">
            <text:p>1.537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0]</text:p>
          </table:table-cell>
          <table:table-cell office:value-type="float" office:value="-97.7034" calcext:value-type="float">
            <text:p>-97.7034</text:p>
          </table:table-cell>
          <table:table-cell office:value-type="float" office:value="118.462" calcext:value-type="float">
            <text:p>118.462</text:p>
          </table:table-cell>
          <table:table-cell office:value-type="float" office:value="194.159" calcext:value-type="float">
            <text:p>194.159</text:p>
          </table:table-cell>
          <table:table-cell office:value-type="float" office:value="-547.016" calcext:value-type="float">
            <text:p>-547.016</text:p>
          </table:table-cell>
          <table:table-cell office:value-type="float" office:value="-7.94882" calcext:value-type="float">
            <text:p>-7.94882</text:p>
          </table:table-cell>
          <table:table-cell office:value-type="float" office:value="26.0723" calcext:value-type="float">
            <text:p>26.0723</text:p>
          </table:table-cell>
          <table:table-cell office:value-type="float" office:value="2.68633" calcext:value-type="float">
            <text:p>2.68633</text:p>
          </table:table-cell>
          <table:table-cell office:value-type="float" office:value="0.178696" calcext:value-type="float">
            <text:p>0.178696</text:p>
          </table:table-cell>
          <table:table-cell office:value-type="float" office:value="2.21898" calcext:value-type="float">
            <text:p>2.21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1]</text:p>
          </table:table-cell>
          <table:table-cell office:value-type="float" office:value="-11.7521" calcext:value-type="float">
            <text:p>-11.7521</text:p>
          </table:table-cell>
          <table:table-cell office:value-type="float" office:value="22.3619" calcext:value-type="float">
            <text:p>22.3619</text:p>
          </table:table-cell>
          <table:table-cell office:value-type="float" office:value="39.3294" calcext:value-type="float">
            <text:p>39.3294</text:p>
          </table:table-cell>
          <table:table-cell office:value-type="float" office:value="-78.8657" calcext:value-type="float">
            <text:p>-78.8657</text:p>
          </table:table-cell>
          <table:table-cell office:value-type="float" office:value="-9.27505" calcext:value-type="float">
            <text:p>-9.27505</text:p>
          </table:table-cell>
          <table:table-cell office:value-type="float" office:value="35.6843" calcext:value-type="float">
            <text:p>35.6843</text:p>
          </table:table-cell>
          <table:table-cell office:value-type="float" office:value="3.09325" calcext:value-type="float">
            <text:p>3.09325</text:p>
          </table:table-cell>
          <table:table-cell office:value-type="float" office:value="0.205764" calcext:value-type="float">
            <text:p>0.205764</text:p>
          </table:table-cell>
          <table:table-cell office:value-type="float" office:value="1.87688" calcext:value-type="float">
            <text:p>1.876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2]</text:p>
          </table:table-cell>
          <table:table-cell office:value-type="float" office:value="67.2715" calcext:value-type="float">
            <text:p>67.2715</text:p>
          </table:table-cell>
          <table:table-cell office:value-type="float" office:value="64.4355" calcext:value-type="float">
            <text:p>64.4355</text:p>
          </table:table-cell>
          <table:table-cell office:value-type="float" office:value="113.525" calcext:value-type="float">
            <text:p>113.525</text:p>
          </table:table-cell>
          <table:table-cell office:value-type="float" office:value="-205.234" calcext:value-type="float">
            <text:p>-205.234</text:p>
          </table:table-cell>
          <table:table-cell office:value-type="float" office:value="58.5589" calcext:value-type="float">
            <text:p>58.5589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3.10406" calcext:value-type="float">
            <text:p>3.10406</text:p>
          </table:table-cell>
          <table:table-cell office:value-type="float" office:value="0.206483" calcext:value-type="float">
            <text:p>0.206483</text:p>
          </table:table-cell>
          <table:table-cell office:value-type="float" office:value="2.0432" calcext:value-type="float">
            <text:p>2.0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3]</text:p>
          </table:table-cell>
          <table:table-cell office:value-type="float" office:value="23.2986" calcext:value-type="float">
            <text:p>23.2986</text:p>
          </table:table-cell>
          <table:table-cell office:value-type="float" office:value="16.8562" calcext:value-type="float">
            <text:p>16.8562</text:p>
          </table:table-cell>
          <table:table-cell office:value-type="float" office:value="31.2187" calcext:value-type="float">
            <text:p>31.2187</text:p>
          </table:table-cell>
          <table:table-cell office:value-type="float" office:value="-15.5734" calcext:value-type="float">
            <text:p>-15.5734</text:p>
          </table:table-cell>
          <table:table-cell office:value-type="float" office:value="18.1152" calcext:value-type="float">
            <text:p>18.1152</text:p>
          </table:table-cell>
          <table:table-cell office:value-type="float" office:value="80.6782" calcext:value-type="float">
            <text:p>80.6782</text:p>
          </table:table-cell>
          <table:table-cell office:value-type="float" office:value="3.43012" calcext:value-type="float">
            <text:p>3.43012</text:p>
          </table:table-cell>
          <table:table-cell office:value-type="float" office:value="0.228173" calcext:value-type="float">
            <text:p>0.228173</text:p>
          </table:table-cell>
          <table:table-cell office:value-type="float" office:value="1.95812" calcext:value-type="float">
            <text:p>1.95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4]</text:p>
          </table:table-cell>
          <table:table-cell office:value-type="float" office:value="-5.33741" calcext:value-type="float">
            <text:p>-5.33741</text:p>
          </table:table-cell>
          <table:table-cell office:value-type="float" office:value="33.2158" calcext:value-type="float">
            <text:p>33.2158</text:p>
          </table:table-cell>
          <table:table-cell office:value-type="float" office:value="86.5451" calcext:value-type="float">
            <text:p>86.5451</text:p>
          </table:table-cell>
          <table:table-cell office:value-type="float" office:value="-105.37" calcext:value-type="float">
            <text:p>-105.37</text:p>
          </table:table-cell>
          <table:table-cell office:value-type="float" office:value="-16.6015" calcext:value-type="float">
            <text:p>-16.6015</text:p>
          </table:table-cell>
          <table:table-cell office:value-type="float" office:value="198.1" calcext:value-type="float">
            <text:p>198.1</text:p>
          </table:table-cell>
          <table:table-cell office:value-type="float" office:value="6.78884" calcext:value-type="float">
            <text:p>6.78884</text:p>
          </table:table-cell>
          <table:table-cell office:value-type="float" office:value="0.451596" calcext:value-type="float">
            <text:p>0.451596</text:p>
          </table:table-cell>
          <table:table-cell office:value-type="float" office:value="2.18405" calcext:value-type="float">
            <text:p>2.184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5]</text:p>
          </table:table-cell>
          <table:table-cell office:value-type="float" office:value="7.55306" calcext:value-type="float">
            <text:p>7.55306</text:p>
          </table:table-cell>
          <table:table-cell office:value-type="float" office:value="72.1776" calcext:value-type="float">
            <text:p>72.1776</text:p>
          </table:table-cell>
          <table:table-cell office:value-type="float" office:value="110.605" calcext:value-type="float">
            <text:p>110.605</text:p>
          </table:table-cell>
          <table:table-cell office:value-type="float" office:value="-136.363" calcext:value-type="float">
            <text:p>-136.363</text:p>
          </table:table-cell>
          <table:table-cell office:value-type="float" office:value="-11.9617" calcext:value-type="float">
            <text:p>-11.9617</text:p>
          </table:table-cell>
          <table:table-cell office:value-type="float" office:value="235.424" calcext:value-type="float">
            <text:p>235.424</text:p>
          </table:table-cell>
          <table:table-cell office:value-type="float" office:value="2.34824" calcext:value-type="float">
            <text:p>2.34824</text:p>
          </table:table-cell>
          <table:table-cell office:value-type="float" office:value="0.156205" calcext:value-type="float">
            <text:p>0.156205</text:p>
          </table:table-cell>
          <table:table-cell office:value-type="float" office:value="3.10909" calcext:value-type="float">
            <text:p>3.10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6]</text:p>
          </table:table-cell>
          <table:table-cell office:value-type="float" office:value="23.5211" calcext:value-type="float">
            <text:p>23.5211</text:p>
          </table:table-cell>
          <table:table-cell office:value-type="float" office:value="24.1901" calcext:value-type="float">
            <text:p>24.1901</text:p>
          </table:table-cell>
          <table:table-cell office:value-type="float" office:value="50.5748" calcext:value-type="float">
            <text:p>50.5748</text:p>
          </table:table-cell>
          <table:table-cell office:value-type="float" office:value="-41.1931" calcext:value-type="float">
            <text:p>-41.1931</text:p>
          </table:table-cell>
          <table:table-cell office:value-type="float" office:value="10.9992" calcext:value-type="float">
            <text:p>10.9992</text:p>
          </table:table-cell>
          <table:table-cell office:value-type="float" office:value="130.888" calcext:value-type="float">
            <text:p>130.888</text:p>
          </table:table-cell>
          <table:table-cell office:value-type="float" office:value="4.37112" calcext:value-type="float">
            <text:p>4.37112</text:p>
          </table:table-cell>
          <table:table-cell office:value-type="float" office:value="0.290768" calcext:value-type="float">
            <text:p>0.290768</text:p>
          </table:table-cell>
          <table:table-cell office:value-type="float" office:value="1.6383" calcext:value-type="float">
            <text:p>1.63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7]</text:p>
          </table:table-cell>
          <table:table-cell office:value-type="float" office:value="-70.4967" calcext:value-type="float">
            <text:p>-70.4967</text:p>
          </table:table-cell>
          <table:table-cell office:value-type="float" office:value="74.0273" calcext:value-type="float">
            <text:p>74.0273</text:p>
          </table:table-cell>
          <table:table-cell office:value-type="float" office:value="126.657" calcext:value-type="float">
            <text:p>126.657</text:p>
          </table:table-cell>
          <table:table-cell office:value-type="float" office:value="-366.536" calcext:value-type="float">
            <text:p>-366.536</text:p>
          </table:table-cell>
          <table:table-cell office:value-type="float" office:value="-22.0675" calcext:value-type="float">
            <text:p>-22.0675</text:p>
          </table:table-cell>
          <table:table-cell office:value-type="float" office:value="46.1309" calcext:value-type="float">
            <text:p>46.1309</text:p>
          </table:table-cell>
          <table:table-cell office:value-type="float" office:value="2.92737" calcext:value-type="float">
            <text:p>2.92737</text:p>
          </table:table-cell>
          <table:table-cell office:value-type="float" office:value="0.194729" calcext:value-type="float">
            <text:p>0.194729</text:p>
          </table:table-cell>
          <table:table-cell office:value-type="float" office:value="1.91452" calcext:value-type="float">
            <text:p>1.91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8]</text:p>
          </table:table-cell>
          <table:table-cell office:value-type="float" office:value="36.7402" calcext:value-type="float">
            <text:p>36.7402</text:p>
          </table:table-cell>
          <table:table-cell office:value-type="float" office:value="66.9546" calcext:value-type="float">
            <text:p>66.9546</text:p>
          </table:table-cell>
          <table:table-cell office:value-type="float" office:value="106.698" calcext:value-type="float">
            <text:p>106.698</text:p>
          </table:table-cell>
          <table:table-cell office:value-type="float" office:value="-99.2734" calcext:value-type="float">
            <text:p>-99.2734</text:p>
          </table:table-cell>
          <table:table-cell office:value-type="float" office:value="5.3641" calcext:value-type="float">
            <text:p>5.3641</text:p>
          </table:table-cell>
          <table:table-cell office:value-type="float" office:value="244.579" calcext:value-type="float">
            <text:p>244.579</text:p>
          </table:table-cell>
          <table:table-cell office:value-type="float" office:value="2.53952" calcext:value-type="float">
            <text:p>2.53952</text:p>
          </table:table-cell>
          <table:table-cell office:value-type="float" office:value="0.16893" calcext:value-type="float">
            <text:p>0.16893</text:p>
          </table:table-cell>
          <table:table-cell office:value-type="float" office:value="2.35634" calcext:value-type="float">
            <text:p>2.35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29]</text:p>
          </table:table-cell>
          <table:table-cell office:value-type="float" office:value="-4.58052" calcext:value-type="float">
            <text:p>-4.58052</text:p>
          </table:table-cell>
          <table:table-cell office:value-type="float" office:value="11.6873" calcext:value-type="float">
            <text:p>11.6873</text:p>
          </table:table-cell>
          <table:table-cell office:value-type="float" office:value="31.0182" calcext:value-type="float">
            <text:p>31.0182</text:p>
          </table:table-cell>
          <table:table-cell office:value-type="float" office:value="-68.7218" calcext:value-type="float">
            <text:p>-68.7218</text:p>
          </table:table-cell>
          <table:table-cell office:value-type="float" office:value="-3.40777" calcext:value-type="float">
            <text:p>-3.40777</text:p>
          </table:table-cell>
          <table:table-cell office:value-type="float" office:value="46.52" calcext:value-type="float">
            <text:p>46.52</text:p>
          </table:table-cell>
          <table:table-cell office:value-type="float" office:value="7.0437" calcext:value-type="float">
            <text:p>7.0437</text:p>
          </table:table-cell>
          <table:table-cell office:value-type="float" office:value="0.468549" calcext:value-type="float">
            <text:p>0.468549</text:p>
          </table:table-cell>
          <table:table-cell office:value-type="float" office:value="1.89511" calcext:value-type="float">
            <text:p>1.89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0]</text:p>
          </table:table-cell>
          <table:table-cell office:value-type="float" office:value="49.3726" calcext:value-type="float">
            <text:p>49.3726</text:p>
          </table:table-cell>
          <table:table-cell office:value-type="float" office:value="43.3255" calcext:value-type="float">
            <text:p>43.3255</text:p>
          </table:table-cell>
          <table:table-cell office:value-type="float" office:value="70.4383" calcext:value-type="float">
            <text:p>70.4383</text:p>
          </table:table-cell>
          <table:table-cell office:value-type="float" office:value="-18.41" calcext:value-type="float">
            <text:p>-18.41</text:p>
          </table:table-cell>
          <table:table-cell office:value-type="float" office:value="6.70476" calcext:value-type="float">
            <text:p>6.70476</text:p>
          </table:table-cell>
          <table:table-cell office:value-type="float" office:value="175.689" calcext:value-type="float">
            <text:p>175.689</text:p>
          </table:table-cell>
          <table:table-cell office:value-type="float" office:value="2.6432" calcext:value-type="float">
            <text:p>2.6432</text:p>
          </table:table-cell>
          <table:table-cell office:value-type="float" office:value="0.175827" calcext:value-type="float">
            <text:p>0.175827</text:p>
          </table:table-cell>
          <table:table-cell office:value-type="float" office:value="2.11382" calcext:value-type="float">
            <text:p>2.113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1]</text:p>
          </table:table-cell>
          <table:table-cell office:value-type="float" office:value="-3.79525" calcext:value-type="float">
            <text:p>-3.79525</text:p>
          </table:table-cell>
          <table:table-cell office:value-type="float" office:value="56.8806" calcext:value-type="float">
            <text:p>56.8806</text:p>
          </table:table-cell>
          <table:table-cell office:value-type="float" office:value="144.131" calcext:value-type="float">
            <text:p>144.131</text:p>
          </table:table-cell>
          <table:table-cell office:value-type="float" office:value="-161.156" calcext:value-type="float">
            <text:p>-161.156</text:p>
          </table:table-cell>
          <table:table-cell office:value-type="float" office:value="-0.51305" calcext:value-type="float">
            <text:p>-0.51305</text:p>
          </table:table-cell>
          <table:table-cell office:value-type="float" office:value="340.685" calcext:value-type="float">
            <text:p>340.685</text:p>
          </table:table-cell>
          <table:table-cell office:value-type="float" office:value="6.42075" calcext:value-type="float">
            <text:p>6.42075</text:p>
          </table:table-cell>
          <table:table-cell office:value-type="float" office:value="0.42711" calcext:value-type="float">
            <text:p>0.42711</text:p>
          </table:table-cell>
          <table:table-cell office:value-type="float" office:value="1.43489" calcext:value-type="float">
            <text:p>1.43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2]</text:p>
          </table:table-cell>
          <table:table-cell office:value-type="float" office:value="24.0965" calcext:value-type="float">
            <text:p>24.0965</text:p>
          </table:table-cell>
          <table:table-cell office:value-type="float" office:value="63.1876" calcext:value-type="float">
            <text:p>63.1876</text:p>
          </table:table-cell>
          <table:table-cell office:value-type="float" office:value="101.488" calcext:value-type="float">
            <text:p>101.488</text:p>
          </table:table-cell>
          <table:table-cell office:value-type="float" office:value="-150.578" calcext:value-type="float">
            <text:p>-150.578</text:p>
          </table:table-cell>
          <table:table-cell office:value-type="float" office:value="5.10666" calcext:value-type="float">
            <text:p>5.10666</text:p>
          </table:table-cell>
          <table:table-cell office:value-type="float" office:value="207.043" calcext:value-type="float">
            <text:p>207.043</text:p>
          </table:table-cell>
          <table:table-cell office:value-type="float" office:value="2.57966" calcext:value-type="float">
            <text:p>2.57966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32506" calcext:value-type="float">
            <text:p>2.325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3]</text:p>
          </table:table-cell>
          <table:table-cell office:value-type="float" office:value="-50.5721" calcext:value-type="float">
            <text:p>-50.5721</text:p>
          </table:table-cell>
          <table:table-cell office:value-type="float" office:value="33.7618" calcext:value-type="float">
            <text:p>33.7618</text:p>
          </table:table-cell>
          <table:table-cell office:value-type="float" office:value="61.0649" calcext:value-type="float">
            <text:p>61.0649</text:p>
          </table:table-cell>
          <table:table-cell office:value-type="float" office:value="-173.366" calcext:value-type="float">
            <text:p>-173.366</text:p>
          </table:table-cell>
          <table:table-cell office:value-type="float" office:value="-42.8758" calcext:value-type="float">
            <text:p>-42.8758</text:p>
          </table:table-cell>
          <table:table-cell office:value-type="float" office:value="30.1636" calcext:value-type="float">
            <text:p>30.1636</text:p>
          </table:table-cell>
          <table:table-cell office:value-type="float" office:value="3.27139" calcext:value-type="float">
            <text:p>3.27139</text:p>
          </table:table-cell>
          <table:table-cell office:value-type="float" office:value="0.217614" calcext:value-type="float">
            <text:p>0.217614</text:p>
          </table:table-cell>
          <table:table-cell office:value-type="float" office:value="1.79401" calcext:value-type="float">
            <text:p>1.79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4]</text:p>
          </table:table-cell>
          <table:table-cell office:value-type="float" office:value="-43.5353" calcext:value-type="float">
            <text:p>-43.5353</text:p>
          </table:table-cell>
          <table:table-cell office:value-type="float" office:value="69.645" calcext:value-type="float">
            <text:p>69.645</text:p>
          </table:table-cell>
          <table:table-cell office:value-type="float" office:value="110.269" calcext:value-type="float">
            <text:p>110.269</text:p>
          </table:table-cell>
          <table:table-cell office:value-type="float" office:value="-221.222" calcext:value-type="float">
            <text:p>-221.222</text:p>
          </table:table-cell>
          <table:table-cell office:value-type="float" office:value="-9.14614" calcext:value-type="float">
            <text:p>-9.14614</text:p>
          </table:table-cell>
          <table:table-cell office:value-type="float" office:value="121.671" calcext:value-type="float">
            <text:p>121.671</text:p>
          </table:table-cell>
          <table:table-cell office:value-type="float" office:value="2.50685" calcext:value-type="float">
            <text:p>2.50685</text:p>
          </table:table-cell>
          <table:table-cell office:value-type="float" office:value="0.166756" calcext:value-type="float">
            <text:p>0.166756</text:p>
          </table:table-cell>
          <table:table-cell office:value-type="float" office:value="2.67946" calcext:value-type="float">
            <text:p>2.679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5]</text:p>
          </table:table-cell>
          <table:table-cell office:value-type="float" office:value="-16.0196" calcext:value-type="float">
            <text:p>-16.0196</text:p>
          </table:table-cell>
          <table:table-cell office:value-type="float" office:value="91.5147" calcext:value-type="float">
            <text:p>91.5147</text:p>
          </table:table-cell>
          <table:table-cell office:value-type="float" office:value="141.623" calcext:value-type="float">
            <text:p>141.623</text:p>
          </table:table-cell>
          <table:table-cell office:value-type="float" office:value="-267.313" calcext:value-type="float">
            <text:p>-267.313</text:p>
          </table:table-cell>
          <table:table-cell office:value-type="float" office:value="-23.0194" calcext:value-type="float">
            <text:p>-23.0194</text:p>
          </table:table-cell>
          <table:table-cell office:value-type="float" office:value="231.756" calcext:value-type="float">
            <text:p>231.756</text:p>
          </table:table-cell>
          <table:table-cell office:value-type="float" office:value="2.39488" calcext:value-type="float">
            <text:p>2.39488</text:p>
          </table:table-cell>
          <table:table-cell office:value-type="float" office:value="0.159308" calcext:value-type="float">
            <text:p>0.159308</text:p>
          </table:table-cell>
          <table:table-cell office:value-type="float" office:value="3.69676" calcext:value-type="float">
            <text:p>3.696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6]</text:p>
          </table:table-cell>
          <table:table-cell office:value-type="float" office:value="64.5284" calcext:value-type="float">
            <text:p>64.5284</text:p>
          </table:table-cell>
          <table:table-cell office:value-type="float" office:value="48.6503" calcext:value-type="float">
            <text:p>48.6503</text:p>
          </table:table-cell>
          <table:table-cell office:value-type="float" office:value="77.1374" calcext:value-type="float">
            <text:p>77.1374</text:p>
          </table:table-cell>
          <table:table-cell office:value-type="float" office:value="-26.9069" calcext:value-type="float">
            <text:p>-26.9069</text:p>
          </table:table-cell>
          <table:table-cell office:value-type="float" office:value="39.3828" calcext:value-type="float">
            <text:p>39.3828</text:p>
          </table:table-cell>
          <table:table-cell office:value-type="float" office:value="239.601" calcext:value-type="float">
            <text:p>239.601</text:p>
          </table:table-cell>
          <table:table-cell office:value-type="float" office:value="2.51396" calcext:value-type="float">
            <text:p>2.51396</text:p>
          </table:table-cell>
          <table:table-cell office:value-type="float" office:value="0.167229" calcext:value-type="float">
            <text:p>0.167229</text:p>
          </table:table-cell>
          <table:table-cell office:value-type="float" office:value="2.93497" calcext:value-type="float">
            <text:p>2.93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7]</text:p>
          </table:table-cell>
          <table:table-cell office:value-type="float" office:value="-21.4432" calcext:value-type="float">
            <text:p>-21.4432</text:p>
          </table:table-cell>
          <table:table-cell office:value-type="float" office:value="43.3996" calcext:value-type="float">
            <text:p>43.3996</text:p>
          </table:table-cell>
          <table:table-cell office:value-type="float" office:value="85.0093" calcext:value-type="float">
            <text:p>85.0093</text:p>
          </table:table-cell>
          <table:table-cell office:value-type="float" office:value="-149.9" calcext:value-type="float">
            <text:p>-149.9</text:p>
          </table:table-cell>
          <table:table-cell office:value-type="float" office:value="-7.95963" calcext:value-type="float">
            <text:p>-7.95963</text:p>
          </table:table-cell>
          <table:table-cell office:value-type="float" office:value="110.228" calcext:value-type="float">
            <text:p>110.228</text:p>
          </table:table-cell>
          <table:table-cell office:value-type="float" office:value="3.83674" calcext:value-type="float">
            <text:p>3.83674</text:p>
          </table:table-cell>
          <table:table-cell office:value-type="float" office:value="0.255221" calcext:value-type="float">
            <text:p>0.255221</text:p>
          </table:table-cell>
          <table:table-cell office:value-type="float" office:value="1.83006" calcext:value-type="float">
            <text:p>1.830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8]</text:p>
          </table:table-cell>
          <table:table-cell office:value-type="float" office:value="15.344" calcext:value-type="float">
            <text:p>15.344</text:p>
          </table:table-cell>
          <table:table-cell office:value-type="float" office:value="98.8469" calcext:value-type="float">
            <text:p>98.8469</text:p>
          </table:table-cell>
          <table:table-cell office:value-type="float" office:value="180.046" calcext:value-type="float">
            <text:p>180.046</text:p>
          </table:table-cell>
          <table:table-cell office:value-type="float" office:value="-194.033" calcext:value-type="float">
            <text:p>-194.033</text:p>
          </table:table-cell>
          <table:table-cell office:value-type="float" office:value="-40.364" calcext:value-type="float">
            <text:p>-40.364</text:p>
          </table:table-cell>
          <table:table-cell office:value-type="float" office:value="384.059" calcext:value-type="float">
            <text:p>384.059</text:p>
          </table:table-cell>
          <table:table-cell office:value-type="float" office:value="3.31771" calcext:value-type="float">
            <text:p>3.31771</text:p>
          </table:table-cell>
          <table:table-cell office:value-type="float" office:value="0.220695" calcext:value-type="float">
            <text:p>0.220695</text:p>
          </table:table-cell>
          <table:table-cell office:value-type="float" office:value="2.02794" calcext:value-type="float">
            <text:p>2.027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AvaPro[39]</text:p>
          </table:table-cell>
          <table:table-cell office:value-type="float" office:value="-97.2009" calcext:value-type="float">
            <text:p>-97.2009</text:p>
          </table:table-cell>
          <table:table-cell office:value-type="float" office:value="115.147" calcext:value-type="float">
            <text:p>115.147</text:p>
          </table:table-cell>
          <table:table-cell office:value-type="float" office:value="192.156" calcext:value-type="float">
            <text:p>192.156</text:p>
          </table:table-cell>
          <table:table-cell office:value-type="float" office:value="-563.567" calcext:value-type="float">
            <text:p>-563.567</text:p>
          </table:table-cell>
          <table:table-cell office:value-type="float" office:value="-37.3004" calcext:value-type="float">
            <text:p>-37.3004</text:p>
          </table:table-cell>
          <table:table-cell office:value-type="float" office:value="105.967" calcext:value-type="float">
            <text:p>105.967</text:p>
          </table:table-cell>
          <table:table-cell office:value-type="float" office:value="2.78485" calcext:value-type="float">
            <text:p>2.78485</text:p>
          </table:table-cell>
          <table:table-cell office:value-type="float" office:value="0.185249" calcext:value-type="float">
            <text:p>0.185249</text:p>
          </table:table-cell>
          <table:table-cell office:value-type="float" office:value="3.26243" calcext:value-type="float">
            <text:p>3.26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_std</text:p>
          </table:table-cell>
          <table:table-cell table:style-name="ce3" office:value-type="float" office:value="8.653279468549E+307" calcext:value-type="float">
            <text:p>8.65E+307</text:p>
          </table:table-cell>
          <table:table-cell table:number-columns-repeated="2" office:value-type="string" calcext:value-type="string">
            <text:p>inf</text:p>
          </table:table-cell>
          <table:table-cell table:style-name="ce5" office:value-type="float" office:value="8.41643E+306" calcext:value-type="float">
            <text:p>8.42E+306</text:p>
          </table:table-cell>
          <table:table-cell table:style-name="ce5" office:value-type="float" office:value="8.5337E+307" calcext:value-type="float">
            <text:p>8.53E+307</text:p>
          </table:table-cell>
          <table:table-cell table:style-name="ce5" office:value-type="float" office:value="1.69534E+308" calcext:value-type="float">
            <text:p>1.70E+308</text:p>
          </table:table-cell>
          <table:table-cell office:value-type="float" office:value="2000" calcext:value-type="float">
            <text:p>2000</text:p>
          </table:table-cell>
          <table:table-cell office:value-type="float" office:value="133.04064" calcext:value-type="float">
            <text:p>133.040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Lights_std</text:p>
          </table:table-cell>
          <table:table-cell office:value-type="float" office:value="7.52015" calcext:value-type="float">
            <text:p>7.52015</text:p>
          </table:table-cell>
          <table:table-cell office:value-type="float" office:value="0.17129" calcext:value-type="float">
            <text:p>0.17129</text:p>
          </table:table-cell>
          <table:table-cell office:value-type="float" office:value="1.46808" calcext:value-type="float">
            <text:p>1.46808</text:p>
          </table:table-cell>
          <table:table-cell office:value-type="float" office:value="5.36055" calcext:value-type="float">
            <text:p>5.36055</text:p>
          </table:table-cell>
          <table:table-cell office:value-type="float" office:value="7.40213" calcext:value-type="float">
            <text:p>7.40213</text:p>
          </table:table-cell>
          <table:table-cell office:value-type="float" office:value="9.81578" calcext:value-type="float">
            <text:p>9.81578</text:p>
          </table:table-cell>
          <table:table-cell office:value-type="float" office:value="73.45769" calcext:value-type="float">
            <text:p>73.45769</text:p>
          </table:table-cell>
          <table:table-cell office:value-type="float" office:value="4.88643" calcext:value-type="float">
            <text:p>4.88643</text:p>
          </table:table-cell>
          <table:table-cell office:value-type="float" office:value="1.02868" calcext:value-type="float">
            <text:p>1.028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Level_error</text:p>
          </table:table-cell>
          <table:table-cell office:value-type="float" office:value="9.99767" calcext:value-type="float">
            <text:p>9.9976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9.99321" calcext:value-type="float">
            <text:p>9.99321</text:p>
          </table:table-cell>
          <table:table-cell office:value-type="float" office:value="9.99836" calcext:value-type="float">
            <text:p>9.99836</text:p>
          </table:table-cell>
          <table:table-cell office:value-type="float" office:value="9.99991" calcext:value-type="float">
            <text:p>9.99991</text:p>
          </table:table-cell>
          <table:table-cell office:value-type="float" office:value="188.56357" calcext:value-type="float">
            <text:p>188.56357</text:p>
          </table:table-cell>
          <table:table-cell office:value-type="float" office:value="12.54331" calcext:value-type="float">
            <text:p>12.54331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lor_error</text:p>
          </table:table-cell>
          <table:table-cell office:value-type="float" office:value="9.99968" calcext:value-type="float">
            <text:p>9.99968</text:p>
          </table:table-cell>
          <table:table-cell table:style-name="ce3" office:value-type="float" office:value="0.00002" calcext:value-type="float">
            <text:p>2.00E-05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9.99903" calcext:value-type="float">
            <text:p>9.99903</text:p>
          </table:table-cell>
          <table:table-cell office:value-type="float" office:value="9.99977" calcext:value-type="float">
            <text:p>9.99977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209.67137" calcext:value-type="float">
            <text:p>209.67137</text:p>
          </table:table-cell>
          <table:table-cell office:value-type="float" office:value="13.94741" calcext:value-type="float">
            <text:p>13.94741</text:p>
          </table:table-cell>
          <table:table-cell office:value-type="float" office:value="1.02578" calcext:value-type="float">
            <text:p>1.025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lor_mu</text:p>
          </table:table-cell>
          <table:table-cell office:value-type="float" office:value="7085.9688" calcext:value-type="float">
            <text:p>7085.9688</text:p>
          </table:table-cell>
          <table:table-cell office:value-type="float" office:value="0.03236" calcext:value-type="float">
            <text:p>0.03236</text:p>
          </table:table-cell>
          <table:table-cell office:value-type="float" office:value="1.66005" calcext:value-type="float">
            <text:p>1.66005</text:p>
          </table:table-cell>
          <table:table-cell office:value-type="float" office:value="7083.19" calcext:value-type="float">
            <text:p>7083.19</text:p>
          </table:table-cell>
          <table:table-cell office:value-type="float" office:value="7086" calcext:value-type="float">
            <text:p>7086</text:p>
          </table:table-cell>
          <table:table-cell office:value-type="float" office:value="7088.71" calcext:value-type="float">
            <text:p>7088.71</text:p>
          </table:table-cell>
          <table:table-cell office:value-type="float" office:value="2631.56291" calcext:value-type="float">
            <text:p>2631.56291</text:p>
          </table:table-cell>
          <table:table-cell office:value-type="float" office:value="175.05241" calcext:value-type="float">
            <text:p>175.05241</text:p>
          </table:table-cell>
          <table:table-cell office:value-type="float" office:value="1.00166" calcext:value-type="float">
            <text:p>1.00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Alfa</text:p>
          </table:table-cell>
          <table:table-cell office:value-type="float" office:value="0.34316" calcext:value-type="float">
            <text:p>0.34316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7579" calcext:value-type="float">
            <text:p>0.0757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9" calcext:value-type="float">
            <text:p>0.34159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67" calcext:value-type="float">
            <text:p>92.7686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Feel_mu</text:p>
          </table:table-cell>
          <table:table-cell office:value-type="float" office:value="3.49933" calcext:value-type="float">
            <text:p>3.49933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1725" calcext:value-type="float">
            <text:p>0.1725</text:p>
          </table:table-cell>
          <table:table-cell office:value-type="float" office:value="3.21147" calcext:value-type="float">
            <text:p>3.21147</text:p>
          </table:table-cell>
          <table:table-cell office:value-type="float" office:value="3.49818" calcext:value-type="float">
            <text:p>3.49818</text:p>
          </table:table-cell>
          <table:table-cell office:value-type="float" office:value="3.78334" calcext:value-type="float">
            <text:p>3.78334</text:p>
          </table:table-cell>
          <table:table-cell office:value-type="float" office:value="283.36895" calcext:value-type="float">
            <text:p>283.36895</text:p>
          </table:table-cell>
          <table:table-cell office:value-type="float" office:value="18.84979" calcext:value-type="float">
            <text:p>18.84979</text:p>
          </table:table-cell>
          <table:table-cell office:value-type="float" office:value="1.02269" calcext:value-type="float">
            <text:p>1.022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Feel_std</text:p>
          </table:table-cell>
          <table:table-cell office:value-type="float" office:value="1.04134" calcext:value-type="float">
            <text:p>1.04134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.84316" calcext:value-type="float">
            <text:p>0.84316</text:p>
          </table:table-cell>
          <table:table-cell office:value-type="float" office:value="1.02579" calcext:value-type="float">
            <text:p>1.02579</text:p>
          </table:table-cell>
          <table:table-cell office:value-type="float" office:value="1.30119" calcext:value-type="float">
            <text:p>1.30119</text:p>
          </table:table-cell>
          <table:table-cell office:value-type="float" office:value="135.34043" calcext:value-type="float">
            <text:p>135.34043</text:p>
          </table:table-cell>
          <table:table-cell office:value-type="float" office:value="9.00289" calcext:value-type="float">
            <text:p>9.00289</text:p>
          </table:table-cell>
          <table:table-cell office:value-type="float" office:value="1.02248" calcext:value-type="float">
            <text:p>1.022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mage_mu</text:p>
          </table:table-cell>
          <table:table-cell office:value-type="float" office:value="1.97992" calcext:value-type="float">
            <text:p>1.97992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22122" calcext:value-type="float">
            <text:p>0.22122</text:p>
          </table:table-cell>
          <table:table-cell office:value-type="float" office:value="1.61939" calcext:value-type="float">
            <text:p>1.61939</text:p>
          </table:table-cell>
          <table:table-cell office:value-type="float" office:value="1.97904" calcext:value-type="float">
            <text:p>1.97904</text:p>
          </table:table-cell>
          <table:table-cell office:value-type="float" office:value="2.34955" calcext:value-type="float">
            <text:p>2.34955</text:p>
          </table:table-cell>
          <table:table-cell office:value-type="float" office:value="279.93532" calcext:value-type="float">
            <text:p>279.93532</text:p>
          </table:table-cell>
          <table:table-cell office:value-type="float" office:value="18.62139" calcext:value-type="float">
            <text:p>18.62139</text:p>
          </table:table-cell>
          <table:table-cell office:value-type="float" office:value="1.01994" calcext:value-type="float">
            <text:p>1.019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mage_std</text:p>
          </table:table-cell>
          <table:table-cell office:value-type="float" office:value="1.40729" calcext:value-type="float">
            <text:p>1.40729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16676" calcext:value-type="float">
            <text:p>0.16676</text:p>
          </table:table-cell>
          <table:table-cell office:value-type="float" office:value="1.15121" calcext:value-type="float">
            <text:p>1.15121</text:p>
          </table:table-cell>
          <table:table-cell office:value-type="float" office:value="1.39396" calcext:value-type="float">
            <text:p>1.39396</text:p>
          </table:table-cell>
          <table:table-cell office:value-type="float" office:value="1.70838" calcext:value-type="float">
            <text:p>1.70838</text:p>
          </table:table-cell>
          <table:table-cell office:value-type="float" office:value="298.68534" calcext:value-type="float">
            <text:p>298.68534</text:p>
          </table:table-cell>
          <table:table-cell office:value-type="float" office:value="19.86865" calcext:value-type="float">
            <text:p>19.86865</text:p>
          </table:table-cell>
          <table:table-cell office:value-type="float" office:value="1.00854" calcext:value-type="float">
            <text:p>1.008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rComf_mu</text:p>
          </table:table-cell>
          <table:table-cell office:value-type="float" office:value="3.76242" calcext:value-type="float">
            <text:p>3.76242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19109" calcext:value-type="float">
            <text:p>0.19109</text:p>
          </table:table-cell>
          <table:table-cell office:value-type="float" office:value="3.4435" calcext:value-type="float">
            <text:p>3.4435</text:p>
          </table:table-cell>
          <table:table-cell office:value-type="float" office:value="3.77028" calcext:value-type="float">
            <text:p>3.77028</text:p>
          </table:table-cell>
          <table:table-cell office:value-type="float" office:value="4.06265" calcext:value-type="float">
            <text:p>4.06265</text:p>
          </table:table-cell>
          <table:table-cell office:value-type="float" office:value="296.27146" calcext:value-type="float">
            <text:p>296.27146</text:p>
          </table:table-cell>
          <table:table-cell office:value-type="float" office:value="19.70807" calcext:value-type="float">
            <text:p>19.70807</text:p>
          </table:table-cell>
          <table:table-cell office:value-type="float" office:value="1.00698" calcext:value-type="float">
            <text:p>1.00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rComf_std</text:p>
          </table:table-cell>
          <table:table-cell office:value-type="float" office:value="1.27809" calcext:value-type="float">
            <text:p>1.27809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15056" calcext:value-type="float">
            <text:p>0.15056</text:p>
          </table:table-cell>
          <table:table-cell office:value-type="float" office:value="1.05391" calcext:value-type="float">
            <text:p>1.05391</text:p>
          </table:table-cell>
          <table:table-cell office:value-type="float" office:value="1.26443" calcext:value-type="float">
            <text:p>1.26443</text:p>
          </table:table-cell>
          <table:table-cell office:value-type="float" office:value="1.54623" calcext:value-type="float">
            <text:p>1.54623</text:p>
          </table:table-cell>
          <table:table-cell office:value-type="float" office:value="140.2158" calcext:value-type="float">
            <text:p>140.2158</text:p>
          </table:table-cell>
          <table:table-cell office:value-type="float" office:value="9.3272" calcext:value-type="float">
            <text:p>9.3272</text:p>
          </table:table-cell>
          <table:table-cell office:value-type="float" office:value="1.02692" calcext:value-type="float">
            <text:p>1.026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_std</text:p>
          </table:table-cell>
          <table:table-cell office:value-type="float" office:value="5.06117" calcext:value-type="float">
            <text:p>5.06117</text:p>
          </table:table-cell>
          <table:table-cell office:value-type="float" office:value="0.1307" calcext:value-type="float">
            <text:p>0.1307</text:p>
          </table:table-cell>
          <table:table-cell office:value-type="float" office:value="1.96816" calcext:value-type="float">
            <text:p>1.96816</text:p>
          </table:table-cell>
          <table:table-cell office:value-type="float" office:value="1.70373" calcext:value-type="float">
            <text:p>1.70373</text:p>
          </table:table-cell>
          <table:table-cell office:value-type="float" office:value="5.07319" calcext:value-type="float">
            <text:p>5.07319</text:p>
          </table:table-cell>
          <table:table-cell office:value-type="float" office:value="8.28781" calcext:value-type="float">
            <text:p>8.28781</text:p>
          </table:table-cell>
          <table:table-cell office:value-type="float" office:value="226.7656" calcext:value-type="float">
            <text:p>226.7656</text:p>
          </table:table-cell>
          <table:table-cell office:value-type="float" office:value="15.08452" calcext:value-type="float">
            <text:p>15.08452</text:p>
          </table:table-cell>
          <table:table-cell office:value-type="float" office:value="1.00499" calcext:value-type="float">
            <text:p>1.004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_Alfa</text:p>
          </table:table-cell>
          <table:table-cell office:value-type="float" office:value="0.31542" calcext:value-type="float">
            <text:p>0.31542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7034" calcext:value-type="float">
            <text:p>0.07034</text:p>
          </table:table-cell>
          <table:table-cell office:value-type="float" office:value="0.20588" calcext:value-type="float">
            <text:p>0.20588</text:p>
          </table:table-cell>
          <table:table-cell office:value-type="float" office:value="0.31122" calcext:value-type="float">
            <text:p>0.31122</text:p>
          </table:table-cell>
          <table:table-cell office:value-type="float" office:value="0.43738" calcext:value-type="float">
            <text:p>0.43738</text:p>
          </table:table-cell>
          <table:table-cell office:value-type="float" office:value="378.36766" calcext:value-type="float">
            <text:p>378.36766</text:p>
          </table:table-cell>
          <table:table-cell office:value-type="float" office:value="25.16914" calcext:value-type="float">
            <text:p>25.16914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Alfa</text:p>
          </table:table-cell>
          <table:table-cell office:value-type="float" office:value="0.15119" calcext:value-type="float">
            <text:p>0.15119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266" calcext:value-type="float">
            <text:p>0.07266</text:p>
          </table:table-cell>
          <table:table-cell office:value-type="float" office:value="0.14507" calcext:value-type="float">
            <text:p>0.14507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86" calcext:value-type="float">
            <text:p>16.09186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iseNow_mu</text:p>
          </table:table-cell>
          <table:table-cell office:value-type="float" office:value="3.46162" calcext:value-type="float">
            <text:p>3.46162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0.1618" calcext:value-type="float">
            <text:p>0.1618</text:p>
          </table:table-cell>
          <table:table-cell office:value-type="float" office:value="3.18277" calcext:value-type="float">
            <text:p>3.18277</text:p>
          </table:table-cell>
          <table:table-cell office:value-type="float" office:value="3.46135" calcext:value-type="float">
            <text:p>3.46135</text:p>
          </table:table-cell>
          <table:table-cell office:value-type="float" office:value="3.72498" calcext:value-type="float">
            <text:p>3.72498</text:p>
          </table:table-cell>
          <table:table-cell office:value-type="float" office:value="537.71745" calcext:value-type="float">
            <text:p>537.71745</text:p>
          </table:table-cell>
          <table:table-cell office:value-type="float" office:value="35.76914" calcext:value-type="float">
            <text:p>35.76914</text:p>
          </table:table-cell>
          <table:table-cell office:value-type="float" office:value="1.00687" calcext:value-type="float">
            <text:p>1.0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iseNow_std</text:p>
          </table:table-cell>
          <table:table-cell office:value-type="float" office:value="1.00385" calcext:value-type="float">
            <text:p>1.00385</text:p>
          </table:table-cell>
          <table:table-cell office:value-type="float" office:value="0.00682" calcext:value-type="float">
            <text:p>0.00682</text:p>
          </table:table-cell>
          <table:table-cell office:value-type="float" office:value="0.12685" calcext:value-type="float">
            <text:p>0.12685</text:p>
          </table:table-cell>
          <table:table-cell office:value-type="float" office:value="0.82688" calcext:value-type="float">
            <text:p>0.82688</text:p>
          </table:table-cell>
          <table:table-cell office:value-type="float" office:value="0.99042" calcext:value-type="float">
            <text:p>0.99042</text:p>
          </table:table-cell>
          <table:table-cell office:value-type="float" office:value="1.22803" calcext:value-type="float">
            <text:p>1.22803</text:p>
          </table:table-cell>
          <table:table-cell office:value-type="float" office:value="345.96755" calcext:value-type="float">
            <text:p>345.96755</text:p>
          </table:table-cell>
          <table:table-cell office:value-type="float" office:value="23.01387" calcext:value-type="float">
            <text:p>23.01387</text:p>
          </table:table-cell>
          <table:table-cell office:value-type="float" office:value="1.01907" calcext:value-type="float">
            <text:p>1.019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_sound_mu</text:p>
          </table:table-cell>
          <table:table-cell office:value-type="float" office:value="33.47796" calcext:value-type="float">
            <text:p>33.4779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69743" calcext:value-type="float">
            <text:p>0.69743</text:p>
          </table:table-cell>
          <table:table-cell office:value-type="float" office:value="32.3544" calcext:value-type="float">
            <text:p>32.3544</text:p>
          </table:table-cell>
          <table:table-cell office:value-type="float" office:value="33.444" calcext:value-type="float">
            <text:p>33.444</text:p>
          </table:table-cell>
          <table:table-cell office:value-type="float" office:value="34.648" calcext:value-type="float">
            <text:p>34.648</text:p>
          </table:table-cell>
          <table:table-cell office:value-type="float" office:value="452.04309" calcext:value-type="float">
            <text:p>452.04309</text:p>
          </table:table-cell>
          <table:table-cell office:value-type="float" office:value="30.07005" calcext:value-type="float">
            <text:p>30.07005</text:p>
          </table:table-cell>
          <table:table-cell office:value-type="float" office:value="1.00268" calcext:value-type="float">
            <text:p>1.002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_sound_error</text:p>
          </table:table-cell>
          <table:table-cell office:value-type="float" office:value="9.69553" calcext:value-type="float">
            <text:p>9.69553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2779" calcext:value-type="float">
            <text:p>0.2779</text:p>
          </table:table-cell>
          <table:table-cell office:value-type="float" office:value="9.11768" calcext:value-type="float">
            <text:p>9.11768</text:p>
          </table:table-cell>
          <table:table-cell office:value-type="float" office:value="9.77497" calcext:value-type="float">
            <text:p>9.77497</text:p>
          </table:table-cell>
          <table:table-cell office:value-type="float" office:value="9.98101" calcext:value-type="float">
            <text:p>9.98101</text:p>
          </table:table-cell>
          <table:table-cell office:value-type="float" office:value="387.20652" calcext:value-type="float">
            <text:p>387.20652</text:p>
          </table:table-cell>
          <table:table-cell office:value-type="float" office:value="25.7571" calcext:value-type="float">
            <text:p>25.7571</text:p>
          </table:table-cell>
          <table:table-cell office:value-type="float" office:value="1.00097" calcext:value-type="float">
            <text:p>1.00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noise_mu</text:p>
          </table:table-cell>
          <table:table-cell office:value-type="float" office:value="3.35776" calcext:value-type="float">
            <text:p>3.35776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10942" calcext:value-type="float">
            <text:p>0.10942</text:p>
          </table:table-cell>
          <table:table-cell office:value-type="float" office:value="3.17608" calcext:value-type="float">
            <text:p>3.17608</text:p>
          </table:table-cell>
          <table:table-cell office:value-type="float" office:value="3.36151" calcext:value-type="float">
            <text:p>3.36151</text:p>
          </table:table-cell>
          <table:table-cell office:value-type="float" office:value="3.53699" calcext:value-type="float">
            <text:p>3.53699</text:p>
          </table:table-cell>
          <table:table-cell office:value-type="float" office:value="356.46001" calcext:value-type="float">
            <text:p>356.46001</text:p>
          </table:table-cell>
          <table:table-cell office:value-type="float" office:value="23.71183" calcext:value-type="float">
            <text:p>23.71183</text:p>
          </table:table-cell>
          <table:table-cell office:value-type="float" office:value="1.00021" calcext:value-type="float">
            <text:p>1.00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noise_std</text:p>
          </table:table-cell>
          <table:table-cell office:value-type="float" office:value="0.96539" calcext:value-type="float">
            <text:p>0.96539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8073" calcext:value-type="float">
            <text:p>0.08073</text:p>
          </table:table-cell>
          <table:table-cell office:value-type="float" office:value="0.83991" calcext:value-type="float">
            <text:p>0.83991</text:p>
          </table:table-cell>
          <table:table-cell office:value-type="float" office:value="0.9619" calcext:value-type="float">
            <text:p>0.9619</text:p>
          </table:table-cell>
          <table:table-cell office:value-type="float" office:value="1.10751" calcext:value-type="float">
            <text:p>1.10751</text:p>
          </table:table-cell>
          <table:table-cell office:value-type="float" office:value="361.3759" calcext:value-type="float">
            <text:p>361.3759</text:p>
          </table:table-cell>
          <table:table-cell office:value-type="float" office:value="24.03884" calcext:value-type="float">
            <text:p>24.03884</text:p>
          </table:table-cell>
          <table:table-cell office:value-type="float" office:value="1.01089" calcext:value-type="float">
            <text:p>1.010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_Alfa</text:p>
          </table:table-cell>
          <table:table-cell office:value-type="float" office:value="0.27587" calcext:value-type="float">
            <text:p>0.27587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7276" calcext:value-type="float">
            <text:p>0.07276</text:p>
          </table:table-cell>
          <table:table-cell office:value-type="float" office:value="0.16083" calcext:value-type="float">
            <text:p>0.16083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" calcext:value-type="float">
            <text:p>0.39611</text:p>
          </table:table-cell>
          <table:table-cell office:value-type="float" office:value="271.58147" calcext:value-type="float">
            <text:p>271.58147</text:p>
          </table:table-cell>
          <table:table-cell office:value-type="float" office:value="18.06569" calcext:value-type="float">
            <text:p>18.06569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_std</text:p>
          </table:table-cell>
          <table:table-cell office:value-type="float" office:value="5.10899" calcext:value-type="float">
            <text:p>5.10899</text:p>
          </table:table-cell>
          <table:table-cell office:value-type="float" office:value="0.23533" calcext:value-type="float">
            <text:p>0.23533</text:p>
          </table:table-cell>
          <table:table-cell office:value-type="float" office:value="1.93023" calcext:value-type="float">
            <text:p>1.93023</text:p>
          </table:table-cell>
          <table:table-cell office:value-type="float" office:value="2.19754" calcext:value-type="float">
            <text:p>2.19754</text:p>
          </table:table-cell>
          <table:table-cell office:value-type="float" office:value="5.16222" calcext:value-type="float">
            <text:p>5.16222</text:p>
          </table:table-cell>
          <table:table-cell office:value-type="float" office:value="8.50585" calcext:value-type="float">
            <text:p>8.50585</text:p>
          </table:table-cell>
          <table:table-cell office:value-type="float" office:value="67.27735" calcext:value-type="float">
            <text:p>67.27735</text:p>
          </table:table-cell>
          <table:table-cell office:value-type="float" office:value="4.47531" calcext:value-type="float">
            <text:p>4.47531</text:p>
          </table:table-cell>
          <table:table-cell office:value-type="float" office:value="1.08328" calcext:value-type="float">
            <text:p>1.083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pg_error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11411" calcext:value-type="float">
            <text:p>0.11411</text:p>
          </table:table-cell>
          <table:table-cell office:value-type="float" office:value="0.76867" calcext:value-type="float">
            <text:p>0.76867</text:p>
          </table:table-cell>
          <table:table-cell office:value-type="float" office:value="0.91742" calcext:value-type="float">
            <text:p>0.91742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142.71581" calcext:value-type="float">
            <text:p>142.71581</text:p>
          </table:table-cell>
          <table:table-cell office:value-type="float" office:value="9.4935" calcext:value-type="float">
            <text:p>9.4935</text:p>
          </table:table-cell>
          <table:table-cell office:value-type="float" office:value="1.02201" calcext:value-type="float">
            <text:p>1.02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pg_mu</text:p>
          </table:table-cell>
          <table:table-cell office:value-type="float" office:value="2.77399" calcext:value-type="float">
            <text:p>2.7739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4768" calcext:value-type="float">
            <text:p>0.04768</text:p>
          </table:table-cell>
          <table:table-cell office:value-type="float" office:value="2.69685" calcext:value-type="float">
            <text:p>2.69685</text:p>
          </table:table-cell>
          <table:table-cell office:value-type="float" office:value="2.77421" calcext:value-type="float">
            <text:p>2.77421</text:p>
          </table:table-cell>
          <table:table-cell office:value-type="float" office:value="2.85254" calcext:value-type="float">
            <text:p>2.85254</text:p>
          </table:table-cell>
          <table:table-cell office:value-type="float" office:value="539.06034" calcext:value-type="float">
            <text:p>539.06034</text:p>
          </table:table-cell>
          <table:table-cell office:value-type="float" office:value="35.85847" calcext:value-type="float">
            <text:p>35.85847</text:p>
          </table:table-cell>
          <table:table-cell office:value-type="float" office:value="1.00443" calcext:value-type="float">
            <text:p>1.00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mu</text:p>
          </table:table-cell>
          <table:table-cell office:value-type="float" office:value="0.00255" calcext:value-type="float">
            <text:p>0.00255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460.22313" calcext:value-type="float">
            <text:p>460.22313</text:p>
          </table:table-cell>
          <table:table-cell office:value-type="float" office:value="30.61419" calcext:value-type="float">
            <text:p>30.61419</text:p>
          </table:table-cell>
          <table:table-cell office:value-type="float" office:value="1.00591" calcext:value-type="float">
            <text:p>1.00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cohol_error</text:p>
          </table:table-cell>
          <table:table-cell office:value-type="float" office:value="0.00121" calcext:value-type="float">
            <text:p>0.00121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153.60508" calcext:value-type="float">
            <text:p>153.60508</text:p>
          </table:table-cell>
          <table:table-cell office:value-type="float" office:value="10.21786" calcext:value-type="float">
            <text:p>10.21786</text:p>
          </table:table-cell>
          <table:table-cell office:value-type="float" office:value="1.02385" calcext:value-type="float">
            <text:p>1.023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ic_mu</text:p>
          </table:table-cell>
          <table:table-cell office:value-type="float" office:value="0.14979" calcext:value-type="float">
            <text:p>0.14979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688" calcext:value-type="float">
            <text:p>0.00688</text:p>
          </table:table-cell>
          <table:table-cell office:value-type="float" office:value="0.13848" calcext:value-type="float">
            <text:p>0.13848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0.16097" calcext:value-type="float">
            <text:p>0.16097</text:p>
          </table:table-cell>
          <table:table-cell office:value-type="float" office:value="287.2677" calcext:value-type="float">
            <text:p>287.2677</text:p>
          </table:table-cell>
          <table:table-cell office:value-type="float" office:value="19.10914" calcext:value-type="float">
            <text:p>19.10914</text:p>
          </table:table-cell>
          <table:table-cell office:value-type="float" office:value="1.02579" calcext:value-type="float">
            <text:p>1.025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ic_error</text:p>
          </table:table-cell>
          <table:table-cell office:value-type="float" office:value="0.04402" calcext:value-type="float">
            <text:p>0.04402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4318" calcext:value-type="float">
            <text:p>0.04318</text:p>
          </table:table-cell>
          <table:table-cell office:value-type="float" office:value="0.05532" calcext:value-type="float">
            <text:p>0.05532</text:p>
          </table:table-cell>
          <table:table-cell office:value-type="float" office:value="74.38366" calcext:value-type="float">
            <text:p>74.38366</text:p>
          </table:table-cell>
          <table:table-cell office:value-type="float" office:value="4.94802" calcext:value-type="float">
            <text:p>4.94802</text:p>
          </table:table-cell>
          <table:table-cell office:value-type="float" office:value="1.02863" calcext:value-type="float">
            <text:p>1.02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2o_mu</text:p>
          </table:table-cell>
          <table:table-cell office:value-type="float" office:value="0.12058" calcext:value-type="float">
            <text:p>0.12058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.10812" calcext:value-type="float">
            <text:p>0.10812</text:p>
          </table:table-cell>
          <table:table-cell office:value-type="float" office:value="0.12046" calcext:value-type="float">
            <text:p>0.12046</text:p>
          </table:table-cell>
          <table:table-cell office:value-type="float" office:value="0.13343" calcext:value-type="float">
            <text:p>0.13343</text:p>
          </table:table-cell>
          <table:table-cell office:value-type="float" office:value="286.35902" calcext:value-type="float">
            <text:p>286.35902</text:p>
          </table:table-cell>
          <table:table-cell office:value-type="float" office:value="19.04869" calcext:value-type="float">
            <text:p>19.04869</text:p>
          </table:table-cell>
          <table:table-cell office:value-type="float" office:value="1.0093" calcext:value-type="float">
            <text:p>1.00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2o_error</text:p>
          </table:table-cell>
          <table:table-cell office:value-type="float" office:value="0.09872" calcext:value-type="float">
            <text:p>0.0987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9628" calcext:value-type="float">
            <text:p>0.09628</text:p>
          </table:table-cell>
          <table:table-cell office:value-type="float" office:value="0.09905" calcext:value-type="float">
            <text:p>0.09905</text:p>
          </table:table-cell>
          <table:table-cell office:value-type="float" office:value="0.0999" calcext:value-type="float">
            <text:p>0.0999</text:p>
          </table:table-cell>
          <table:table-cell office:value-type="float" office:value="68.61196" calcext:value-type="float">
            <text:p>68.61196</text:p>
          </table:table-cell>
          <table:table-cell office:value-type="float" office:value="4.56409" calcext:value-type="float">
            <text:p>4.56409</text:p>
          </table:table-cell>
          <table:table-cell office:value-type="float" office:value="1.04878" calcext:value-type="float">
            <text:p>1.04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_mu</text:p>
          </table:table-cell>
          <table:table-cell office:value-type="float" office:value="10.03898" calcext:value-type="float">
            <text:p>10.03898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10.0012" calcext:value-type="float">
            <text:p>10.0012</text:p>
          </table:table-cell>
          <table:table-cell office:value-type="float" office:value="10.0273" calcext:value-type="float">
            <text:p>10.0273</text:p>
          </table:table-cell>
          <table:table-cell office:value-type="float" office:value="10.1218" calcext:value-type="float">
            <text:p>10.1218</text:p>
          </table:table-cell>
          <table:table-cell office:value-type="float" office:value="85.39312" calcext:value-type="float">
            <text:p>85.39312</text:p>
          </table:table-cell>
          <table:table-cell office:value-type="float" office:value="5.68038" calcext:value-type="float">
            <text:p>5.68038</text:p>
          </table:table-cell>
          <table:table-cell office:value-type="float" office:value="1.00673" calcext:value-type="float">
            <text:p>1.00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_error</text:p>
          </table:table-cell>
          <table:table-cell office:value-type="float" office:value="7.47399" calcext:value-type="float">
            <text:p>7.47399</text:p>
          </table:table-cell>
          <table:table-cell office:value-type="float" office:value="0.08256" calcext:value-type="float">
            <text:p>0.08256</text:p>
          </table:table-cell>
          <table:table-cell office:value-type="float" office:value="0.87147" calcext:value-type="float">
            <text:p>0.87147</text:p>
          </table:table-cell>
          <table:table-cell office:value-type="float" office:value="6.12068" calcext:value-type="float">
            <text:p>6.12068</text:p>
          </table:table-cell>
          <table:table-cell office:value-type="float" office:value="7.39188" calcext:value-type="float">
            <text:p>7.39188</text:p>
          </table:table-cell>
          <table:table-cell office:value-type="float" office:value="9.07399" calcext:value-type="float">
            <text:p>9.07399</text:p>
          </table:table-cell>
          <table:table-cell office:value-type="float" office:value="111.40834" calcext:value-type="float">
            <text:p>111.40834</text:p>
          </table:table-cell>
          <table:table-cell office:value-type="float" office:value="7.41092" calcext:value-type="float">
            <text:p>7.41092</text:p>
          </table:table-cell>
          <table:table-cell office:value-type="float" office:value="1.03404" calcext:value-type="float">
            <text:p>1.03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hane_mu</text:p>
          </table:table-cell>
          <table:table-cell office:value-type="float" office:value="0.25556" calcext:value-type="float">
            <text:p>0.25556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23596" calcext:value-type="float">
            <text:p>0.23596</text:p>
          </table:table-cell>
          <table:table-cell office:value-type="float" office:value="0.25523" calcext:value-type="float">
            <text:p>0.25523</text:p>
          </table:table-cell>
          <table:table-cell office:value-type="float" office:value="0.27532" calcext:value-type="float">
            <text:p>0.27532</text:p>
          </table:table-cell>
          <table:table-cell office:value-type="float" office:value="304.44524" calcext:value-type="float">
            <text:p>304.44524</text:p>
          </table:table-cell>
          <table:table-cell office:value-type="float" office:value="20.2518" calcext:value-type="float">
            <text:p>20.2518</text:p>
          </table:table-cell>
          <table:table-cell office:value-type="float" office:value="1.00805" calcext:value-type="float">
            <text:p>1.00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hane_error</text:p>
          </table:table-cell>
          <table:table-cell office:value-type="float" office:value="0.07321" calcext:value-type="float">
            <text:p>0.07321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7265" calcext:value-type="float">
            <text:p>0.07265</text:p>
          </table:table-cell>
          <table:table-cell office:value-type="float" office:value="0.08897" calcext:value-type="float">
            <text:p>0.08897</text:p>
          </table:table-cell>
          <table:table-cell office:value-type="float" office:value="436.84128" calcext:value-type="float">
            <text:p>436.84128</text:p>
          </table:table-cell>
          <table:table-cell office:value-type="float" office:value="29.05882" calcext:value-type="float">
            <text:p>29.05882</text:p>
          </table:table-cell>
          <table:table-cell office:value-type="float" office:value="1.01118" calcext:value-type="float">
            <text:p>1.01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Alfa</text:p>
          </table:table-cell>
          <table:table-cell office:value-type="float" office:value="0.09712" calcext:value-type="float">
            <text:p>0.09712</text:p>
          </table:table-cell>
          <table:table-cell office:value-type="float" office:value="0.00542" calcext:value-type="float">
            <text:p>0.00542</text:p>
          </table:table-cell>
          <table:table-cell office:value-type="float" office:value="0.04857" calcext:value-type="float">
            <text:p>0.04857</text:p>
          </table:table-cell>
          <table:table-cell office:value-type="float" office:value="0.03391" calcext:value-type="float">
            <text:p>0.03391</text:p>
          </table:table-cell>
          <table:table-cell office:value-type="float" office:value="0.08894" calcext:value-type="float">
            <text:p>0.08894</text:p>
          </table:table-cell>
          <table:table-cell office:value-type="float" office:value="0.19197" calcext:value-type="float">
            <text:p>0.19197</text:p>
          </table:table-cell>
          <table:table-cell office:value-type="float" office:value="80.19735" calcext:value-type="float">
            <text:p>80.19735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_std</text:p>
          </table:table-cell>
          <table:table-cell office:value-type="float" office:value="1.3246" calcext:value-type="float">
            <text:p>1.3246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7435" calcext:value-type="float">
            <text:p>0.07435</text:p>
          </table:table-cell>
          <table:table-cell office:value-type="float" office:value="1.21135" calcext:value-type="float">
            <text:p>1.21135</text:p>
          </table:table-cell>
          <table:table-cell office:value-type="float" office:value="1.32686" calcext:value-type="float">
            <text:p>1.32686</text:p>
          </table:table-cell>
          <table:table-cell office:value-type="float" office:value="1.43935" calcext:value-type="float">
            <text:p>1.43935</text:p>
          </table:table-cell>
          <table:table-cell office:value-type="float" office:value="156.45092" calcext:value-type="float">
            <text:p>156.45092</text:p>
          </table:table-cell>
          <table:table-cell office:value-type="float" office:value="10.40717" calcext:value-type="float">
            <text:p>10.40717</text:p>
          </table:table-cell>
          <table:table-cell office:value-type="float" office:value="1.01315" calcext:value-type="float">
            <text:p>1.013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_shape</text:p>
          </table:table-cell>
          <table:table-cell office:value-type="float" office:value="1.45643" calcext:value-type="float">
            <text:p>1.45643</text:p>
          </table:table-cell>
          <table:table-cell office:value-type="float" office:value="0.03178" calcext:value-type="float">
            <text:p>0.03178</text:p>
          </table:table-cell>
          <table:table-cell office:value-type="float" office:value="0.28699" calcext:value-type="float">
            <text:p>0.28699</text:p>
          </table:table-cell>
          <table:table-cell office:value-type="float" office:value="1.03175" calcext:value-type="float">
            <text:p>1.03175</text:p>
          </table:table-cell>
          <table:table-cell office:value-type="float" office:value="1.44187" calcext:value-type="float">
            <text:p>1.44187</text:p>
          </table:table-cell>
          <table:table-cell office:value-type="float" office:value="1.91465" calcext:value-type="float">
            <text:p>1.91465</text:p>
          </table:table-cell>
          <table:table-cell office:value-type="float" office:value="81.54199" calcext:value-type="float">
            <text:p>81.54199</text:p>
          </table:table-cell>
          <table:table-cell office:value-type="float" office:value="5.4242" calcext:value-type="float">
            <text:p>5.4242</text:p>
          </table:table-cell>
          <table:table-cell office:value-type="float" office:value="1.03532" calcext:value-type="float">
            <text:p>1.035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_error</text:p>
          </table:table-cell>
          <table:table-cell office:value-type="float" office:value="144.27101" calcext:value-type="float">
            <text:p>144.27101</text:p>
          </table:table-cell>
          <table:table-cell office:value-type="float" office:value="0.90423" calcext:value-type="float">
            <text:p>0.90423</text:p>
          </table:table-cell>
          <table:table-cell office:value-type="float" office:value="4.30323" calcext:value-type="float">
            <text:p>4.30323</text:p>
          </table:table-cell>
          <table:table-cell office:value-type="float" office:value="135.965" calcext:value-type="float">
            <text:p>135.965</text:p>
          </table:table-cell>
          <table:table-cell office:value-type="float" office:value="145.247" calcext:value-type="float">
            <text:p>145.247</text:p>
          </table:table-cell>
          <table:table-cell office:value-type="float" office:value="149.324" calcext:value-type="float">
            <text:p>149.324</text:p>
          </table:table-cell>
          <table:table-cell office:value-type="float" office:value="22.64785" calcext:value-type="float">
            <text:p>22.64785</text:p>
          </table:table-cell>
          <table:table-cell office:value-type="float" office:value="1.50654" calcext:value-type="float">
            <text:p>1.50654</text:p>
          </table:table-cell>
          <table:table-cell office:value-type="float" office:value="1.12082" calcext:value-type="float">
            <text:p>1.120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2_mu</text:p>
          </table:table-cell>
          <table:table-cell office:value-type="float" office:value="1030.45376" calcext:value-type="float">
            <text:p>1030.45376</text:p>
          </table:table-cell>
          <table:table-cell office:value-type="float" office:value="0.70906" calcext:value-type="float">
            <text:p>0.70906</text:p>
          </table:table-cell>
          <table:table-cell office:value-type="float" office:value="12.36613" calcext:value-type="float">
            <text:p>12.36613</text:p>
          </table:table-cell>
          <table:table-cell office:value-type="float" office:value="1009.41" calcext:value-type="float">
            <text:p>1009.41</text:p>
          </table:table-cell>
          <table:table-cell office:value-type="float" office:value="1030.62" calcext:value-type="float">
            <text:p>1030.62</text:p>
          </table:table-cell>
          <table:table-cell office:value-type="float" office:value="1050.56" calcext:value-type="float">
            <text:p>1050.56</text:p>
          </table:table-cell>
          <table:table-cell office:value-type="float" office:value="304.15702" calcext:value-type="float">
            <text:p>304.15702</text:p>
          </table:table-cell>
          <table:table-cell office:value-type="float" office:value="20.23262" calcext:value-type="float">
            <text:p>20.23262</text:p>
          </table:table-cell>
          <table:table-cell office:value-type="float" office:value="1.00499" calcext:value-type="float">
            <text:p>1.004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2_error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4862" calcext:value-type="float">
            <text:p>0.04862</text:p>
          </table:table-cell>
          <table:table-cell office:value-type="float" office:value="0.05797" calcext:value-type="float">
            <text:p>0.05797</text:p>
          </table:table-cell>
          <table:table-cell office:value-type="float" office:value="0.07093" calcext:value-type="float">
            <text:p>0.07093</text:p>
          </table:table-cell>
          <table:table-cell office:value-type="float" office:value="426.17116" calcext:value-type="float">
            <text:p>426.17116</text:p>
          </table:table-cell>
          <table:table-cell office:value-type="float" office:value="28.34904" calcext:value-type="float">
            <text:p>28.34904</text:p>
          </table:table-cell>
          <table:table-cell office:value-type="float" office:value="1.00415" calcext:value-type="float">
            <text:p>1.00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2_mu</text:p>
          </table:table-cell>
          <table:table-cell office:value-type="float" office:value="20.50993" calcext:value-type="float">
            <text:p>20.50993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51" calcext:value-type="float">
            <text:p>20.51</text:p>
          </table:table-cell>
          <table:table-cell office:value-type="float" office:value="20.5244" calcext:value-type="float">
            <text:p>20.5244</text:p>
          </table:table-cell>
          <table:table-cell office:value-type="float" office:value="444.52786" calcext:value-type="float">
            <text:p>444.52786</text:p>
          </table:table-cell>
          <table:table-cell office:value-type="float" office:value="29.57014" calcext:value-type="float">
            <text:p>29.57014</text:p>
          </table:table-cell>
          <table:table-cell office:value-type="float" office:value="1.01345" calcext:value-type="float">
            <text:p>1.013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_mu</text:p>
          </table:table-cell>
          <table:table-cell office:value-type="float" office:value="5.01953" calcext:value-type="float">
            <text:p>5.01953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5.00076" calcext:value-type="float">
            <text:p>5.00076</text:p>
          </table:table-cell>
          <table:table-cell office:value-type="float" office:value="5.0127" calcext:value-type="float">
            <text:p>5.0127</text:p>
          </table:table-cell>
          <table:table-cell office:value-type="float" office:value="5.06004" calcext:value-type="float">
            <text:p>5.06004</text:p>
          </table:table-cell>
          <table:table-cell office:value-type="float" office:value="77.61128" calcext:value-type="float">
            <text:p>77.61128</text:p>
          </table:table-cell>
          <table:table-cell office:value-type="float" office:value="5.16273" calcext:value-type="float">
            <text:p>5.16273</text:p>
          </table:table-cell>
          <table:table-cell office:value-type="float" office:value="1.09014" calcext:value-type="float">
            <text:p>1.090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_error</text:p>
          </table:table-cell>
          <table:table-cell office:value-type="float" office:value="0.81852" calcext:value-type="float">
            <text:p>0.81852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9679" calcext:value-type="float">
            <text:p>0.09679</text:p>
          </table:table-cell>
          <table:table-cell office:value-type="float" office:value="0.67973" calcext:value-type="float">
            <text:p>0.67973</text:p>
          </table:table-cell>
          <table:table-cell office:value-type="float" office:value="0.8067" calcext:value-type="float">
            <text:p>0.8067</text:p>
          </table:table-cell>
          <table:table-cell office:value-type="float" office:value="1.006" calcext:value-type="float">
            <text:p>1.006</text:p>
          </table:table-cell>
          <table:table-cell office:value-type="float" office:value="125.2453" calcext:value-type="float">
            <text:p>125.2453</text:p>
          </table:table-cell>
          <table:table-cell office:value-type="float" office:value="8.33136" calcext:value-type="float">
            <text:p>8.33136</text:p>
          </table:table-cell>
          <table:table-cell office:value-type="float" office:value="1.03581" calcext:value-type="float">
            <text:p>1.035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_mu</text:p>
          </table:table-cell>
          <table:table-cell office:value-type="float" office:value="49.05139" calcext:value-type="float">
            <text:p>49.05139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12921" calcext:value-type="float">
            <text:p>0.12921</text:p>
          </table:table-cell>
          <table:table-cell office:value-type="float" office:value="48.8432" calcext:value-type="float">
            <text:p>48.8432</text:p>
          </table:table-cell>
          <table:table-cell office:value-type="float" office:value="49.0489" calcext:value-type="float">
            <text:p>49.0489</text:p>
          </table:table-cell>
          <table:table-cell office:value-type="float" office:value="49.2648" calcext:value-type="float">
            <text:p>49.2648</text:p>
          </table:table-cell>
          <table:table-cell office:value-type="float" office:value="455.41739" calcext:value-type="float">
            <text:p>455.41739</text:p>
          </table:table-cell>
          <table:table-cell office:value-type="float" office:value="30.29451" calcext:value-type="float">
            <text:p>30.29451</text:p>
          </table:table-cell>
          <table:table-cell office:value-type="float" office:value="1.0058" calcext:value-type="float">
            <text:p>1.0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_error</text:p>
          </table:table-cell>
          <table:table-cell office:value-type="float" office:value="0.99668" calcext:value-type="float">
            <text:p>0.9966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98983" calcext:value-type="float">
            <text:p>0.98983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23.71396" calcext:value-type="float">
            <text:p>23.71396</text:p>
          </table:table-cell>
          <table:table-cell office:value-type="float" office:value="1.57746" calcext:value-type="float">
            <text:p>1.57746</text:p>
          </table:table-cell>
          <table:table-cell office:value-type="float" office:value="1.07259" calcext:value-type="float">
            <text:p>1.072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_std</text:p>
          </table:table-cell>
          <table:table-cell office:value-type="float" office:value="3.83474" calcext:value-type="float">
            <text:p>3.83474</text:p>
          </table:table-cell>
          <table:table-cell office:value-type="float" office:value="0.15032" calcext:value-type="float">
            <text:p>0.15032</text:p>
          </table:table-cell>
          <table:table-cell office:value-type="float" office:value="1.00785" calcext:value-type="float">
            <text:p>1.00785</text:p>
          </table:table-cell>
          <table:table-cell office:value-type="float" office:value="2.21844" calcext:value-type="float">
            <text:p>2.21844</text:p>
          </table:table-cell>
          <table:table-cell office:value-type="float" office:value="3.78465" calcext:value-type="float">
            <text:p>3.78465</text:p>
          </table:table-cell>
          <table:table-cell office:value-type="float" office:value="5.62759" calcext:value-type="float">
            <text:p>5.62759</text:p>
          </table:table-cell>
          <table:table-cell office:value-type="float" office:value="44.95482" calcext:value-type="float">
            <text:p>44.95482</text:p>
          </table:table-cell>
          <table:table-cell office:value-type="float" office:value="2.99041" calcext:value-type="float">
            <text:p>2.99041</text:p>
          </table:table-cell>
          <table:table-cell office:value-type="float" office:value="1.05153" calcext:value-type="float">
            <text:p>1.051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_skew</text:p>
          </table:table-cell>
          <table:table-cell office:value-type="float" office:value="1.46373" calcext:value-type="float">
            <text:p>1.46373</text:p>
          </table:table-cell>
          <table:table-cell office:value-type="float" office:value="0.02804" calcext:value-type="float">
            <text:p>0.02804</text:p>
          </table:table-cell>
          <table:table-cell office:value-type="float" office:value="0.25982" calcext:value-type="float">
            <text:p>0.25982</text:p>
          </table:table-cell>
          <table:table-cell office:value-type="float" office:value="1.04494" calcext:value-type="float">
            <text:p>1.04494</text:p>
          </table:table-cell>
          <table:table-cell office:value-type="float" office:value="1.45353" calcext:value-type="float">
            <text:p>1.45353</text:p>
          </table:table-cell>
          <table:table-cell office:value-type="float" office:value="1.88758" calcext:value-type="float">
            <text:p>1.88758</text:p>
          </table:table-cell>
          <table:table-cell office:value-type="float" office:value="85.83179" calcext:value-type="float">
            <text:p>85.83179</text:p>
          </table:table-cell>
          <table:table-cell office:value-type="float" office:value="5.70956" calcext:value-type="float">
            <text:p>5.70956</text:p>
          </table:table-cell>
          <table:table-cell office:value-type="float" office:value="1.03981" calcext:value-type="float">
            <text:p>1.039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0714" calcext:value-type="float">
            <text:p>0.00714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0.57515" calcext:value-type="float">
            <text:p>0.57515</text:p>
          </table:table-cell>
          <table:table-cell office:value-type="float" office:value="-0.89658" calcext:value-type="float">
            <text:p>-0.89658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90399" calcext:value-type="float">
            <text:p>0.90399</text:p>
          </table:table-cell>
          <table:table-cell office:value-type="float" office:value="448.54826" calcext:value-type="float">
            <text:p>448.54826</text:p>
          </table:table-cell>
          <table:table-cell office:value-type="float" office:value="29.83757" calcext:value-type="float">
            <text:p>29.83757</text:p>
          </table:table-cell>
          <table:table-cell office:value-type="float" office:value="1.00929" calcext:value-type="float">
            <text:p>1.009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6649" calcext:value-type="float">
            <text:p>0.06649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0.57461" calcext:value-type="float">
            <text:p>0.57461</text:p>
          </table:table-cell>
          <table:table-cell office:value-type="float" office:value="-0.86974" calcext:value-type="float">
            <text:p>-0.86974</text:p>
          </table:table-cell>
          <table:table-cell office:value-type="float" office:value="0.12983" calcext:value-type="float">
            <text:p>0.12983</text:p>
          </table:table-cell>
          <table:table-cell office:value-type="float" office:value="0.88527" calcext:value-type="float">
            <text:p>0.88527</text:p>
          </table:table-cell>
          <table:table-cell office:value-type="float" office:value="79.95618" calcext:value-type="float">
            <text:p>79.95618</text:p>
          </table:table-cell>
          <table:table-cell office:value-type="float" office:value="5.31871" calcext:value-type="float">
            <text:p>5.31871</text:p>
          </table:table-cell>
          <table:table-cell office:value-type="float" office:value="1.0382" calcext:value-type="float">
            <text:p>1.03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-0.08566" calcext:value-type="float">
            <text:p>-0.08566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55501" calcext:value-type="float">
            <text:p>0.55501</text:p>
          </table:table-cell>
          <table:table-cell office:value-type="float" office:value="-0.90117" calcext:value-type="float">
            <text:p>-0.90117</text:p>
          </table:table-cell>
          <table:table-cell office:value-type="float" office:value="-0.11236" calcext:value-type="float">
            <text:p>-0.11236</text:p>
          </table:table-cell>
          <table:table-cell office:value-type="float" office:value="0.88901" calcext:value-type="float">
            <text:p>0.88901</text:p>
          </table:table-cell>
          <table:table-cell office:value-type="float" office:value="33.21998" calcext:value-type="float">
            <text:p>33.21998</text:p>
          </table:table-cell>
          <table:table-cell office:value-type="float" office:value="2.2098" calcext:value-type="float">
            <text:p>2.2098</text:p>
          </table:table-cell>
          <table:table-cell office:value-type="float" office:value="1.08119" calcext:value-type="float">
            <text:p>1.08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0.58738" calcext:value-type="float">
            <text:p>0.58738</text:p>
          </table:table-cell>
          <table:table-cell office:value-type="float" office:value="0.45764" calcext:value-type="float">
            <text:p>0.45764</text:p>
          </table:table-cell>
          <table:table-cell office:value-type="float" office:value="5.8476" calcext:value-type="float">
            <text:p>5.8476</text:p>
          </table:table-cell>
          <table:table-cell office:value-type="float" office:value="-8.78532" calcext:value-type="float">
            <text:p>-8.78532</text:p>
          </table:table-cell>
          <table:table-cell office:value-type="float" office:value="0.78273" calcext:value-type="float">
            <text:p>0.78273</text:p>
          </table:table-cell>
          <table:table-cell office:value-type="float" office:value="9.35511" calcext:value-type="float">
            <text:p>9.35511</text:p>
          </table:table-cell>
          <table:table-cell office:value-type="float" office:value="163.27065" calcext:value-type="float">
            <text:p>163.27065</text:p>
          </table:table-cell>
          <table:table-cell office:value-type="float" office:value="10.86082" calcext:value-type="float">
            <text:p>10.86082</text:p>
          </table:table-cell>
          <table:table-cell office:value-type="float" office:value="1.04615" calcext:value-type="float">
            <text:p>1.046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4997" calcext:value-type="float">
            <text:p>0.04997</text:p>
          </table:table-cell>
          <table:table-cell office:value-type="float" office:value="0.57528" calcext:value-type="float">
            <text:p>0.57528</text:p>
          </table:table-cell>
          <table:table-cell office:value-type="float" office:value="-0.93322" calcext:value-type="float">
            <text:p>-0.93322</text:p>
          </table:table-cell>
          <table:table-cell office:value-type="float" office:value="-0.0612" calcext:value-type="float">
            <text:p>-0.0612</text:p>
          </table:table-cell>
          <table:table-cell office:value-type="float" office:value="0.88162" calcext:value-type="float">
            <text:p>0.88162</text:p>
          </table:table-cell>
          <table:table-cell office:value-type="float" office:value="132.54104" calcext:value-type="float">
            <text:p>132.54104</text:p>
          </table:table-cell>
          <table:table-cell office:value-type="float" office:value="8.81667" calcext:value-type="float">
            <text:p>8.81667</text:p>
          </table:table-cell>
          <table:table-cell office:value-type="float" office:value="1.01826" calcext:value-type="float">
            <text:p>1.018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-0.05201" calcext:value-type="float">
            <text:p>-0.05201</text:p>
          </table:table-cell>
          <table:table-cell office:value-type="float" office:value="0.05561" calcext:value-type="float">
            <text:p>0.05561</text:p>
          </table:table-cell>
          <table:table-cell office:value-type="float" office:value="0.54038" calcext:value-type="float">
            <text:p>0.54038</text:p>
          </table:table-cell>
          <table:table-cell office:value-type="float" office:value="-0.86255" calcext:value-type="float">
            <text:p>-0.86255</text:p>
          </table:table-cell>
          <table:table-cell office:value-type="float" office:value="-0.11809" calcext:value-type="float">
            <text:p>-0.11809</text:p>
          </table:table-cell>
          <table:table-cell office:value-type="float" office:value="0.82688" calcext:value-type="float">
            <text:p>0.82688</text:p>
          </table:table-cell>
          <table:table-cell office:value-type="float" office:value="94.41592" calcext:value-type="float">
            <text:p>94.41592</text:p>
          </table:table-cell>
          <table:table-cell office:value-type="float" office:value="6.28058" calcext:value-type="float">
            <text:p>6.28058</text:p>
          </table:table-cell>
          <table:table-cell office:value-type="float" office:value="1.08148" calcext:value-type="float">
            <text:p>1.08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0.10242" calcext:value-type="float">
            <text:p>0.10242</text:p>
          </table:table-cell>
          <table:table-cell office:value-type="float" office:value="0.10256" calcext:value-type="float">
            <text:p>0.10256</text:p>
          </table:table-cell>
          <table:table-cell office:value-type="float" office:value="0.60914" calcext:value-type="float">
            <text:p>0.60914</text:p>
          </table:table-cell>
          <table:table-cell office:value-type="float" office:value="-0.85733" calcext:value-type="float">
            <text:p>-0.85733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.89701" calcext:value-type="float">
            <text:p>0.89701</text:p>
          </table:table-cell>
          <table:table-cell office:value-type="float" office:value="35.2793" calcext:value-type="float">
            <text:p>35.2793</text:p>
          </table:table-cell>
          <table:table-cell office:value-type="float" office:value="2.34679" calcext:value-type="float">
            <text:p>2.34679</text:p>
          </table:table-cell>
          <table:table-cell office:value-type="float" office:value="1.0828" calcext:value-type="float">
            <text:p>1.08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58096" calcext:value-type="float">
            <text:p>0.58096</text:p>
          </table:table-cell>
          <table:table-cell office:value-type="float" office:value="-0.88498" calcext:value-type="float">
            <text:p>-0.88498</text:p>
          </table:table-cell>
          <table:table-cell office:value-type="float" office:value="-0.04984" calcext:value-type="float">
            <text:p>-0.04984</text:p>
          </table:table-cell>
          <table:table-cell office:value-type="float" office:value="0.91782" calcext:value-type="float">
            <text:p>0.91782</text:p>
          </table:table-cell>
          <table:table-cell office:value-type="float" office:value="146.42332" calcext:value-type="float">
            <text:p>146.42332</text:p>
          </table:table-cell>
          <table:table-cell office:value-type="float" office:value="9.74013" calcext:value-type="float">
            <text:p>9.74013</text:p>
          </table:table-cell>
          <table:table-cell office:value-type="float" office:value="1.03012" calcext:value-type="float">
            <text:p>1.03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0.26257" calcext:value-type="float">
            <text:p>0.26257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56869" calcext:value-type="float">
            <text:p>0.56869</text:p>
          </table:table-cell>
          <table:table-cell office:value-type="float" office:value="-0.83832" calcext:value-type="float">
            <text:p>-0.83832</text:p>
          </table:table-cell>
          <table:table-cell office:value-type="float" office:value="0.38029" calcext:value-type="float">
            <text:p>0.38029</text:p>
          </table:table-cell>
          <table:table-cell office:value-type="float" office:value="0.96031" calcext:value-type="float">
            <text:p>0.96031</text:p>
          </table:table-cell>
          <table:table-cell office:value-type="float" office:value="10.40544" calcext:value-type="float">
            <text:p>10.40544</text:p>
          </table:table-cell>
          <table:table-cell office:value-type="float" office:value="0.69217" calcext:value-type="float">
            <text:p>0.69217</text:p>
          </table:table-cell>
          <table:table-cell office:value-type="float" office:value="1.17533" calcext:value-type="float">
            <text:p>1.17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ntrolAlfa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6993" calcext:value-type="float">
            <text:p>0.06993</text:p>
          </table:table-cell>
          <table:table-cell office:value-type="float" office:value="0.16488" calcext:value-type="float">
            <text:p>0.16488</text:p>
          </table:table-cell>
          <table:table-cell office:value-type="float" office:value="0.26996" calcext:value-type="float">
            <text:p>0.26996</text:p>
          </table:table-cell>
          <table:table-cell office:value-type="float" office:value="0.39375" calcext:value-type="float">
            <text:p>0.39375</text:p>
          </table:table-cell>
          <table:table-cell office:value-type="float" office:value="245.86784" calcext:value-type="float">
            <text:p>245.86784</text:p>
          </table:table-cell>
          <table:table-cell office:value-type="float" office:value="16.35521" calcext:value-type="float">
            <text:p>16.35521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Alfa</text:p>
          </table:table-cell>
          <table:table-cell office:value-type="float" office:value="0.29585" calcext:value-type="float">
            <text:p>0.29585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6723" calcext:value-type="float">
            <text:p>0.06723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9424" calcext:value-type="float">
            <text:p>0.29424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8993" calcext:value-type="float">
            <text:p>245.68993</text:p>
          </table:table-cell>
          <table:table-cell office:value-type="float" office:value="16.34337" calcext:value-type="float">
            <text:p>16.34337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fa</text:p>
          </table:table-cell>
          <table:table-cell office:value-type="float" office:value="0.19327" calcext:value-type="float">
            <text:p>0.19327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5949" calcext:value-type="float">
            <text:p>0.05949</text:p>
          </table:table-cell>
          <table:table-cell office:value-type="float" office:value="0.10096" calcext:value-type="float">
            <text:p>0.10096</text:p>
          </table:table-cell>
          <table:table-cell office:value-type="float" office:value="0.18785" calcext:value-type="float">
            <text:p>0.18785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35" calcext:value-type="float">
            <text:p>159.31435</text:p>
          </table:table-cell>
          <table:table-cell office:value-type="float" office:value="10.59764" calcext:value-type="float">
            <text:p>10.59764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Alfa</text:p>
          </table:table-cell>
          <table:table-cell office:value-type="float" office:value="0.32268" calcext:value-type="float">
            <text:p>0.32268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06728" calcext:value-type="float">
            <text:p>0.06728</text:p>
          </table:table-cell>
          <table:table-cell office:value-type="float" office:value="0.21658" calcext:value-type="float">
            <text:p>0.21658</text:p>
          </table:table-cell>
          <table:table-cell office:value-type="float" office:value="0.32327" calcext:value-type="float">
            <text:p>0.32327</text:p>
          </table:table-cell>
          <table:table-cell office:value-type="float" office:value="0.43756" calcext:value-type="float">
            <text:p>0.43756</text:p>
          </table:table-cell>
          <table:table-cell office:value-type="float" office:value="255.35143" calcext:value-type="float">
            <text:p>255.35143</text:p>
          </table:table-cell>
          <table:table-cell office:value-type="float" office:value="16.98606" calcext:value-type="float">
            <text:p>16.98606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_mu</text:p>
          </table:table-cell>
          <table:table-cell office:value-type="float" office:value="2.81631" calcext:value-type="float">
            <text:p>2.81631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0.14537" calcext:value-type="float">
            <text:p>0.14537</text:p>
          </table:table-cell>
          <table:table-cell office:value-type="float" office:value="2.58142" calcext:value-type="float">
            <text:p>2.58142</text:p>
          </table:table-cell>
          <table:table-cell office:value-type="float" office:value="2.81953" calcext:value-type="float">
            <text:p>2.81953</text:p>
          </table:table-cell>
          <table:table-cell office:value-type="float" office:value="3.05094" calcext:value-type="float">
            <text:p>3.05094</text:p>
          </table:table-cell>
          <table:table-cell office:value-type="float" office:value="577.78281" calcext:value-type="float">
            <text:p>577.78281</text:p>
          </table:table-cell>
          <table:table-cell office:value-type="float" office:value="38.4343" calcext:value-type="float">
            <text:p>38.4343</text:p>
          </table:table-cell>
          <table:table-cell office:value-type="float" office:value="1.00291" calcext:value-type="float">
            <text:p>1.00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_std</text:p>
          </table:table-cell>
          <table:table-cell office:value-type="float" office:value="0.97025" calcext:value-type="float">
            <text:p>0.97025</text:p>
          </table:table-cell>
          <table:table-cell office:value-type="float" office:value="0.00577" calcext:value-type="float">
            <text:p>0.00577</text:p>
          </table:table-cell>
          <table:table-cell office:value-type="float" office:value="0.11159" calcext:value-type="float">
            <text:p>0.11159</text:p>
          </table:table-cell>
          <table:table-cell office:value-type="float" office:value="0.80388" calcext:value-type="float">
            <text:p>0.80388</text:p>
          </table:table-cell>
          <table:table-cell office:value-type="float" office:value="0.9582" calcext:value-type="float">
            <text:p>0.9582</text:p>
          </table:table-cell>
          <table:table-cell office:value-type="float" office:value="1.16958" calcext:value-type="float">
            <text:p>1.16958</text:p>
          </table:table-cell>
          <table:table-cell office:value-type="float" office:value="373.95681" calcext:value-type="float">
            <text:p>373.95681</text:p>
          </table:table-cell>
          <table:table-cell office:value-type="float" office:value="24.87573" calcext:value-type="float">
            <text:p>24.87573</text:p>
          </table:table-cell>
          <table:table-cell office:value-type="float" office:value="1.00064" calcext:value-type="float">
            <text:p>1.000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pNow_mu</text:p>
          </table:table-cell>
          <table:table-cell office:value-type="float" office:value="1.51757" calcext:value-type="float">
            <text:p>1.51757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08343" calcext:value-type="float">
            <text:p>0.08343</text:p>
          </table:table-cell>
          <table:table-cell office:value-type="float" office:value="1.39206" calcext:value-type="float">
            <text:p>1.39206</text:p>
          </table:table-cell>
          <table:table-cell office:value-type="float" office:value="1.51461" calcext:value-type="float">
            <text:p>1.51461</text:p>
          </table:table-cell>
          <table:table-cell office:value-type="float" office:value="1.65485" calcext:value-type="float">
            <text:p>1.65485</text:p>
          </table:table-cell>
          <table:table-cell office:value-type="float" office:value="244.88776" calcext:value-type="float">
            <text:p>244.88776</text:p>
          </table:table-cell>
          <table:table-cell office:value-type="float" office:value="16.29001" calcext:value-type="float">
            <text:p>16.29001</text:p>
          </table:table-cell>
          <table:table-cell office:value-type="float" office:value="1.00834" calcext:value-type="float">
            <text:p>1.008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pNow_std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5996" calcext:value-type="float">
            <text:p>0.05996</text:p>
          </table:table-cell>
          <table:table-cell office:value-type="float" office:value="0.43488" calcext:value-type="float">
            <text:p>0.43488</text:p>
          </table:table-cell>
          <table:table-cell office:value-type="float" office:value="0.51428" calcext:value-type="float">
            <text:p>0.51428</text:p>
          </table:table-cell>
          <table:table-cell office:value-type="float" office:value="0.62581" calcext:value-type="float">
            <text:p>0.62581</text:p>
          </table:table-cell>
          <table:table-cell office:value-type="float" office:value="329.49595" calcext:value-type="float">
            <text:p>329.49595</text:p>
          </table:table-cell>
          <table:table-cell office:value-type="float" office:value="21.91818" calcext:value-type="float">
            <text:p>21.91818</text:p>
          </table:table-cell>
          <table:table-cell office:value-type="float" office:value="1.00609" calcext:value-type="float">
            <text:p>1.00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_std</text:p>
          </table:table-cell>
          <table:table-cell office:value-type="float" office:value="10.06503" calcext:value-type="float">
            <text:p>10.06503</text:p>
          </table:table-cell>
          <table:table-cell office:value-type="float" office:value="1.11769" calcext:value-type="float">
            <text:p>1.11769</text:p>
          </table:table-cell>
          <table:table-cell office:value-type="float" office:value="5.24046" calcext:value-type="float">
            <text:p>5.24046</text:p>
          </table:table-cell>
          <table:table-cell office:value-type="float" office:value="2.02334" calcext:value-type="float">
            <text:p>2.02334</text:p>
          </table:table-cell>
          <table:table-cell office:value-type="float" office:value="9.74742" calcext:value-type="float">
            <text:p>9.74742</text:p>
          </table:table-cell>
          <table:table-cell office:value-type="float" office:value="18.7558" calcext:value-type="float">
            <text:p>18.7558</text:p>
          </table:table-cell>
          <table:table-cell office:value-type="float" office:value="21.98345" calcext:value-type="float">
            <text:p>21.98345</text:p>
          </table:table-cell>
          <table:table-cell office:value-type="float" office:value="1.46235" calcext:value-type="float">
            <text:p>1.46235</text:p>
          </table:table-cell>
          <table:table-cell office:value-type="float" office:value="1.0983" calcext:value-type="float">
            <text:p>1.09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Comfort_std</text:p>
          </table:table-cell>
          <table:table-cell table:style-name="ce1" office:value-type="float" office:value="5.38993" calcext:value-type="float">
            <text:p>5.38993</text:p>
          </table:table-cell>
          <table:table-cell table:style-name="ce1" office:value-type="float" office:value="0.18449" calcext:value-type="float">
            <text:p>0.18449</text:p>
          </table:table-cell>
          <table:table-cell table:style-name="ce1" office:value-type="float" office:value="1.87586" calcext:value-type="float">
            <text:p>1.87586</text:p>
          </table:table-cell>
          <table:table-cell office:value-type="float" office:value="2.31294" calcext:value-type="float">
            <text:p>2.31294</text:p>
          </table:table-cell>
          <table:table-cell office:value-type="float" office:value="5.37298" calcext:value-type="float">
            <text:p>5.37298</text:p>
          </table:table-cell>
          <table:table-cell office:value-type="float" office:value="8.55267" calcext:value-type="float">
            <text:p>8.55267</text:p>
          </table:table-cell>
          <table:table-cell table:style-name="ce1" office:value-type="float" office:value="103.38638" calcext:value-type="float">
            <text:p>103.38638</text:p>
          </table:table-cell>
          <table:table-cell table:style-name="ce1" office:value-type="float" office:value="6.8773" calcext:value-type="float">
            <text:p>6.8773</text:p>
          </table:table-cell>
          <table:table-cell table:style-name="ce1" office:value-type="float" office:value="1.05232" calcext:value-type="float">
            <text:p>1.05232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0.1218" calcext:value-type="float">
            <text:p>-0.1218</text:p>
          </table:table-cell>
          <table:table-cell office:value-type="float" office:value="0.08902" calcext:value-type="float">
            <text:p>0.08902</text:p>
          </table:table-cell>
          <table:table-cell office:value-type="float" office:value="0.60694" calcext:value-type="float">
            <text:p>0.60694</text:p>
          </table:table-cell>
          <table:table-cell office:value-type="float" office:value="-0.99013" calcext:value-type="float">
            <text:p>-0.99013</text:p>
          </table:table-cell>
          <table:table-cell office:value-type="float" office:value="-0.14749" calcext:value-type="float">
            <text:p>-0.14749</text:p>
          </table:table-cell>
          <table:table-cell office:value-type="float" office:value="0.83916" calcext:value-type="float">
            <text:p>0.83916</text:p>
          </table:table-cell>
          <table:table-cell office:value-type="float" office:value="46.48772" calcext:value-type="float">
            <text:p>46.48772</text:p>
          </table:table-cell>
          <table:table-cell office:value-type="float" office:value="3.09238" calcext:value-type="float">
            <text:p>3.09238</text:p>
          </table:table-cell>
          <table:table-cell office:value-type="float" office:value="1.053" calcext:value-type="float">
            <text:p>1.0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-0.03532" calcext:value-type="float">
            <text:p>-0.03532</text:p>
          </table:table-cell>
          <table:table-cell office:value-type="float" office:value="0.05052" calcext:value-type="float">
            <text:p>0.05052</text:p>
          </table:table-cell>
          <table:table-cell office:value-type="float" office:value="0.55308" calcext:value-type="float">
            <text:p>0.55308</text:p>
          </table:table-cell>
          <table:table-cell office:value-type="float" office:value="-0.90169" calcext:value-type="float">
            <text:p>-0.90169</text:p>
          </table:table-cell>
          <table:table-cell office:value-type="float" office:value="-0.04768" calcext:value-type="float">
            <text:p>-0.04768</text:p>
          </table:table-cell>
          <table:table-cell office:value-type="float" office:value="0.82512" calcext:value-type="float">
            <text:p>0.82512</text:p>
          </table:table-cell>
          <table:table-cell office:value-type="float" office:value="119.85365" calcext:value-type="float">
            <text:p>119.85365</text:p>
          </table:table-cell>
          <table:table-cell office:value-type="float" office:value="7.9727" calcext:value-type="float">
            <text:p>7.9727</text:p>
          </table:table-cell>
          <table:table-cell office:value-type="float" office:value="1.03739" calcext:value-type="float">
            <text:p>1.037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-0.07663" calcext:value-type="float">
            <text:p>-0.07663</text:p>
          </table:table-cell>
          <table:table-cell office:value-type="float" office:value="0.14691" calcext:value-type="float">
            <text:p>0.14691</text:p>
          </table:table-cell>
          <table:table-cell office:value-type="float" office:value="0.5759" calcext:value-type="float">
            <text:p>0.5759</text:p>
          </table:table-cell>
          <table:table-cell office:value-type="float" office:value="-0.83791" calcext:value-type="float">
            <text:p>-0.83791</text:p>
          </table:table-cell>
          <table:table-cell office:value-type="float" office:value="-0.16953" calcext:value-type="float">
            <text:p>-0.16953</text:p>
          </table:table-cell>
          <table:table-cell office:value-type="float" office:value="0.91434" calcext:value-type="float">
            <text:p>0.91434</text:p>
          </table:table-cell>
          <table:table-cell office:value-type="float" office:value="15.36701" calcext:value-type="float">
            <text:p>15.36701</text:p>
          </table:table-cell>
          <table:table-cell office:value-type="float" office:value="1.02222" calcext:value-type="float">
            <text:p>1.02222</text:p>
          </table:table-cell>
          <table:table-cell office:value-type="float" office:value="1.12945" calcext:value-type="float">
            <text:p>1.129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0.04568" calcext:value-type="float">
            <text:p>0.04568</text:p>
          </table:table-cell>
          <table:table-cell office:value-type="float" office:value="0.55846" calcext:value-type="float">
            <text:p>0.55846</text:p>
          </table:table-cell>
          <table:table-cell office:value-type="float" office:value="-0.87794" calcext:value-type="float">
            <text:p>-0.87794</text:p>
          </table:table-cell>
          <table:table-cell office:value-type="float" office:value="0.12156" calcext:value-type="float">
            <text:p>0.12156</text:p>
          </table:table-cell>
          <table:table-cell office:value-type="float" office:value="0.90615" calcext:value-type="float">
            <text:p>0.90615</text:p>
          </table:table-cell>
          <table:table-cell office:value-type="float" office:value="149.45843" calcext:value-type="float">
            <text:p>149.45843</text:p>
          </table:table-cell>
          <table:table-cell office:value-type="float" office:value="9.94202" calcext:value-type="float">
            <text:p>9.94202</text:p>
          </table:table-cell>
          <table:table-cell office:value-type="float" office:value="1.04517" calcext:value-type="float">
            <text:p>1.04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.11711" calcext:value-type="float">
            <text:p>0.11711</text:p>
          </table:table-cell>
          <table:table-cell office:value-type="float" office:value="0.09468" calcext:value-type="float">
            <text:p>0.09468</text:p>
          </table:table-cell>
          <table:table-cell office:value-type="float" office:value="0.5747" calcext:value-type="float">
            <text:p>0.5747</text:p>
          </table:table-cell>
          <table:table-cell office:value-type="float" office:value="-0.85396" calcext:value-type="float">
            <text:p>-0.85396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91907" calcext:value-type="float">
            <text:p>0.91907</text:p>
          </table:table-cell>
          <table:table-cell office:value-type="float" office:value="36.84284" calcext:value-type="float">
            <text:p>36.84284</text:p>
          </table:table-cell>
          <table:table-cell office:value-type="float" office:value="2.4508" calcext:value-type="float">
            <text:p>2.4508</text:p>
          </table:table-cell>
          <table:table-cell office:value-type="float" office:value="1.06033" calcext:value-type="float">
            <text:p>1.060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06529" calcext:value-type="float">
            <text:p>0.06529</text:p>
          </table:table-cell>
          <table:table-cell office:value-type="float" office:value="0.54993" calcext:value-type="float">
            <text:p>0.54993</text:p>
          </table:table-cell>
          <table:table-cell office:value-type="float" office:value="-0.85826" calcext:value-type="float">
            <text:p>-0.85826</text:p>
          </table:table-cell>
          <table:table-cell office:value-type="float" office:value="0.03347" calcext:value-type="float">
            <text:p>0.03347</text:p>
          </table:table-cell>
          <table:table-cell office:value-type="float" office:value="0.90064" calcext:value-type="float">
            <text:p>0.90064</text:p>
          </table:table-cell>
          <table:table-cell office:value-type="float" office:value="70.94837" calcext:value-type="float">
            <text:p>70.94837</text:p>
          </table:table-cell>
          <table:table-cell office:value-type="float" office:value="4.71951" calcext:value-type="float">
            <text:p>4.71951</text:p>
          </table:table-cell>
          <table:table-cell office:value-type="float" office:value="1.04239" calcext:value-type="float">
            <text:p>1.042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cou_isolation_std</text:p>
          </table:table-cell>
          <table:table-cell table:style-name="ce1" office:value-type="float" office:value="5.08226" calcext:value-type="float">
            <text:p>5.08226</text:p>
          </table:table-cell>
          <table:table-cell table:style-name="ce1" office:value-type="float" office:value="0.16618" calcext:value-type="float">
            <text:p>0.16618</text:p>
          </table:table-cell>
          <table:table-cell table:style-name="ce1" office:value-type="float" office:value="1.90818" calcext:value-type="float">
            <text:p>1.90818</text:p>
          </table:table-cell>
          <table:table-cell office:value-type="float" office:value="2.06597" calcext:value-type="float">
            <text:p>2.06597</text:p>
          </table:table-cell>
          <table:table-cell office:value-type="float" office:value="5.07603" calcext:value-type="float">
            <text:p>5.07603</text:p>
          </table:table-cell>
          <table:table-cell office:value-type="float" office:value="8.4574" calcext:value-type="float">
            <text:p>8.4574</text:p>
          </table:table-cell>
          <table:table-cell table:style-name="ce1" office:value-type="float" office:value="131.85134" calcext:value-type="float">
            <text:p>131.85134</text:p>
          </table:table-cell>
          <table:table-cell table:style-name="ce1" office:value-type="float" office:value="8.77079" calcext:value-type="float">
            <text:p>8.77079</text:p>
          </table:table-cell>
          <table:table-cell table:style-name="ce1" office:value-type="float" office:value="1.0371" calcext:value-type="float">
            <text:p>1.037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acSystem_std</text:p>
          </table:table-cell>
          <table:table-cell table:style-name="ce1" office:value-type="float" office:value="4.9552" calcext:value-type="float">
            <text:p>4.9552</text:p>
          </table:table-cell>
          <table:table-cell table:style-name="ce1" office:value-type="float" office:value="0.31481" calcext:value-type="float">
            <text:p>0.31481</text:p>
          </table:table-cell>
          <table:table-cell table:style-name="ce1" office:value-type="float" office:value="2.08512" calcext:value-type="float">
            <text:p>2.08512</text:p>
          </table:table-cell>
          <table:table-cell office:value-type="float" office:value="1.50669" calcext:value-type="float">
            <text:p>1.50669</text:p>
          </table:table-cell>
          <table:table-cell office:value-type="float" office:value="4.9421" calcext:value-type="float">
            <text:p>4.9421</text:p>
          </table:table-cell>
          <table:table-cell office:value-type="float" office:value="8.34787" calcext:value-type="float">
            <text:p>8.34787</text:p>
          </table:table-cell>
          <table:table-cell table:style-name="ce1" office:value-type="float" office:value="43.87052" calcext:value-type="float">
            <text:p>43.87052</text:p>
          </table:table-cell>
          <table:table-cell table:style-name="ce1" office:value-type="float" office:value="2.91828" calcext:value-type="float">
            <text:p>2.91828</text:p>
          </table:table-cell>
          <table:table-cell table:style-name="ce1" office:value-type="float" office:value="1.06175" calcext:value-type="float">
            <text:p>1.0617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thermal_isolation_std</text:p>
          </table:table-cell>
          <table:table-cell table:style-name="ce1" office:value-type="float" office:value="6.33776" calcext:value-type="float">
            <text:p>6.33776</text:p>
          </table:table-cell>
          <table:table-cell table:style-name="ce1" office:value-type="float" office:value="0.43599" calcext:value-type="float">
            <text:p>0.43599</text:p>
          </table:table-cell>
          <table:table-cell table:style-name="ce1" office:value-type="float" office:value="2.52705" calcext:value-type="float">
            <text:p>2.52705</text:p>
          </table:table-cell>
          <table:table-cell office:value-type="float" office:value="1.74743" calcext:value-type="float">
            <text:p>1.74743</text:p>
          </table:table-cell>
          <table:table-cell office:value-type="float" office:value="6.83868" calcext:value-type="float">
            <text:p>6.83868</text:p>
          </table:table-cell>
          <table:table-cell office:value-type="float" office:value="9.67164" calcext:value-type="float">
            <text:p>9.67164</text:p>
          </table:table-cell>
          <table:table-cell table:style-name="ce1" office:value-type="float" office:value="33.5956" calcext:value-type="float">
            <text:p>33.5956</text:p>
          </table:table-cell>
          <table:table-cell table:style-name="ce1" office:value-type="float" office:value="2.23479" calcext:value-type="float">
            <text:p>2.23479</text:p>
          </table:table-cell>
          <table:table-cell table:style-name="ce1" office:value-type="float" office:value="1.10486" calcext:value-type="float">
            <text:p>1.1048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ventSystem_std</text:p>
          </table:table-cell>
          <table:table-cell table:style-name="ce1" office:value-type="float" office:value="5.44786" calcext:value-type="float">
            <text:p>5.44786</text:p>
          </table:table-cell>
          <table:table-cell table:style-name="ce1" office:value-type="float" office:value="0.19455" calcext:value-type="float">
            <text:p>0.19455</text:p>
          </table:table-cell>
          <table:table-cell table:style-name="ce1" office:value-type="float" office:value="2.63863" calcext:value-type="float">
            <text:p>2.63863</text:p>
          </table:table-cell>
          <table:table-cell office:value-type="float" office:value="1.47806" calcext:value-type="float">
            <text:p>1.47806</text:p>
          </table:table-cell>
          <table:table-cell office:value-type="float" office:value="5.32489" calcext:value-type="float">
            <text:p>5.32489</text:p>
          </table:table-cell>
          <table:table-cell office:value-type="float" office:value="9.64878" calcext:value-type="float">
            <text:p>9.64878</text:p>
          </table:table-cell>
          <table:table-cell table:style-name="ce1" office:value-type="float" office:value="183.94097" calcext:value-type="float">
            <text:p>183.94097</text:p>
          </table:table-cell>
          <table:table-cell table:style-name="ce1" office:value-type="float" office:value="12.23581" calcext:value-type="float">
            <text:p>12.23581</text:p>
          </table:table-cell>
          <table:table-cell table:style-name="ce1" office:value-type="float" office:value="1.02083" calcext:value-type="float">
            <text:p>1.02083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posterior_log</text:p>
          </table:table-cell>
          <table:table-cell office:value-type="float" office:value="62.12469" calcext:value-type="float">
            <text:p>62.12469</text:p>
          </table:table-cell>
          <table:table-cell office:value-type="float" office:value="52.59835" calcext:value-type="float">
            <text:p>52.59835</text:p>
          </table:table-cell>
          <table:table-cell office:value-type="float" office:value="79.87329" calcext:value-type="float">
            <text:p>79.87329</text:p>
          </table:table-cell>
          <table:table-cell office:value-type="float" office:value="-45.4706" calcext:value-type="float">
            <text:p>-45.4706</text:p>
          </table:table-cell>
          <table:table-cell office:value-type="float" office:value="30.282" calcext:value-type="float">
            <text:p>30.282</text:p>
          </table:table-cell>
          <table:table-cell office:value-type="float" office:value="219.427" calcext:value-type="float">
            <text:p>219.427</text:p>
          </table:table-cell>
          <table:table-cell office:value-type="float" office:value="2.306" calcext:value-type="float">
            <text:p>2.306</text:p>
          </table:table-cell>
          <table:table-cell office:value-type="float" office:value="0.1534" calcext:value-type="float">
            <text:p>0.1534</text:p>
          </table:table-cell>
          <table:table-cell office:value-type="float" office:value="3.62816" calcext:value-type="float">
            <text:p>3.628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_a1</text:p>
          </table:table-cell>
          <table:table-cell office:value-type="float" office:value="-0.12368" calcext:value-type="float">
            <text:p>-0.12368</text:p>
          </table:table-cell>
          <table:table-cell office:value-type="float" office:value="0.06367" calcext:value-type="float">
            <text:p>0.06367</text:p>
          </table:table-cell>
          <table:table-cell office:value-type="float" office:value="0.56709" calcext:value-type="float">
            <text:p>0.56709</text:p>
          </table:table-cell>
          <table:table-cell office:value-type="float" office:value="-0.93905" calcext:value-type="float">
            <text:p>-0.93905</text:p>
          </table:table-cell>
          <table:table-cell office:value-type="float" office:value="-0.15928" calcext:value-type="float">
            <text:p>-0.15928</text:p>
          </table:table-cell>
          <table:table-cell office:value-type="float" office:value="0.82298" calcext:value-type="float">
            <text:p>0.82298</text:p>
          </table:table-cell>
          <table:table-cell office:value-type="float" office:value="79.32281" calcext:value-type="float">
            <text:p>79.32281</text:p>
          </table:table-cell>
          <table:table-cell office:value-type="float" office:value="5.27658" calcext:value-type="float">
            <text:p>5.27658</text:p>
          </table:table-cell>
          <table:table-cell office:value-type="float" office:value="1.04931" calcext:value-type="float">
            <text:p>1.04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_a2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57069" calcext:value-type="float">
            <text:p>0.57069</text:p>
          </table:table-cell>
          <table:table-cell office:value-type="float" office:value="-0.9246" calcext:value-type="float">
            <text:p>-0.9246</text:p>
          </table:table-cell>
          <table:table-cell office:value-type="float" office:value="-0.1645" calcext:value-type="float">
            <text:p>-0.1645</text:p>
          </table:table-cell>
          <table:table-cell office:value-type="float" office:value="0.87375" calcext:value-type="float">
            <text:p>0.87375</text:p>
          </table:table-cell>
          <table:table-cell office:value-type="float" office:value="27.53081" calcext:value-type="float">
            <text:p>27.53081</text:p>
          </table:table-cell>
          <table:table-cell office:value-type="float" office:value="1.83136" calcext:value-type="float">
            <text:p>1.83136</text:p>
          </table:table-cell>
          <table:table-cell office:value-type="float" office:value="1.08244" calcext:value-type="float">
            <text:p>1.082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_a3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55174" calcext:value-type="float">
            <text:p>0.55174</text:p>
          </table:table-cell>
          <table:table-cell office:value-type="float" office:value="-0.86745" calcext:value-type="float">
            <text:p>-0.86745</text:p>
          </table:table-cell>
          <table:table-cell office:value-type="float" office:value="0.06885" calcext:value-type="float">
            <text:p>0.06885</text:p>
          </table:table-cell>
          <table:table-cell office:value-type="float" office:value="0.90155" calcext:value-type="float">
            <text:p>0.90155</text:p>
          </table:table-cell>
          <table:table-cell office:value-type="float" office:value="67.00278" calcext:value-type="float">
            <text:p>67.00278</text:p>
          </table:table-cell>
          <table:table-cell office:value-type="float" office:value="4.45705" calcext:value-type="float">
            <text:p>4.45705</text:p>
          </table:table-cell>
          <table:table-cell office:value-type="float" office:value="1.03312" calcext:value-type="float">
            <text:p>1.033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_a4</text:p>
          </table:table-cell>
          <table:table-cell office:value-type="float" office:value="-0.05142" calcext:value-type="float">
            <text:p>-0.05142</text:p>
          </table:table-cell>
          <table:table-cell office:value-type="float" office:value="0.03138" calcext:value-type="float">
            <text:p>0.03138</text:p>
          </table:table-cell>
          <table:table-cell office:value-type="float" office:value="0.55864" calcext:value-type="float">
            <text:p>0.55864</text:p>
          </table:table-cell>
          <table:table-cell office:value-type="float" office:value="-0.89666" calcext:value-type="float">
            <text:p>-0.89666</text:p>
          </table:table-cell>
          <table:table-cell office:value-type="float" office:value="-0.05711" calcext:value-type="float">
            <text:p>-0.05711</text:p>
          </table:table-cell>
          <table:table-cell office:value-type="float" office:value="0.86784" calcext:value-type="float">
            <text:p>0.86784</text:p>
          </table:table-cell>
          <table:table-cell office:value-type="float" office:value="317.0098" calcext:value-type="float">
            <text:p>317.0098</text:p>
          </table:table-cell>
          <table:table-cell office:value-type="float" office:value="21.08759" calcext:value-type="float">
            <text:p>21.08759</text:p>
          </table:table-cell>
          <table:table-cell office:value-type="float" office:value="1.00295" calcext:value-type="float">
            <text:p>1.002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_const</text:p>
          </table:table-cell>
          <table:table-cell office:value-type="float" office:value="-6.88551" calcext:value-type="float">
            <text:p>-6.88551</text:p>
          </table:table-cell>
          <table:table-cell office:value-type="float" office:value="6.57112" calcext:value-type="float">
            <text:p>6.57112</text:p>
          </table:table-cell>
          <table:table-cell office:value-type="float" office:value="59.45668" calcext:value-type="float">
            <text:p>59.45668</text:p>
          </table:table-cell>
          <table:table-cell office:value-type="float" office:value="-94.01" calcext:value-type="float">
            <text:p>-94.01</text:p>
          </table:table-cell>
          <table:table-cell office:value-type="float" office:value="-12.9886" calcext:value-type="float">
            <text:p>-12.9886</text:p>
          </table:table-cell>
          <table:table-cell office:value-type="float" office:value="89.3261" calcext:value-type="float">
            <text:p>89.3261</text:p>
          </table:table-cell>
          <table:table-cell office:value-type="float" office:value="81.86953" calcext:value-type="float">
            <text:p>81.86953</text:p>
          </table:table-cell>
          <table:table-cell office:value-type="float" office:value="5.44599" calcext:value-type="float">
            <text:p>5.44599</text:p>
          </table:table-cell>
          <table:table-cell office:value-type="float" office:value="1.0436" calcext:value-type="float">
            <text:p>1.04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1</text:p>
          </table:table-cell>
          <table:table-cell office:value-type="float" office:value="-0.05768" calcext:value-type="float">
            <text:p>-0.05768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59532" calcext:value-type="float">
            <text:p>0.59532</text:p>
          </table:table-cell>
          <table:table-cell office:value-type="float" office:value="-0.93406" calcext:value-type="float">
            <text:p>-0.93406</text:p>
          </table:table-cell>
          <table:table-cell office:value-type="float" office:value="-0.07034" calcext:value-type="float">
            <text:p>-0.07034</text:p>
          </table:table-cell>
          <table:table-cell office:value-type="float" office:value="0.89841" calcext:value-type="float">
            <text:p>0.89841</text:p>
          </table:table-cell>
          <table:table-cell office:value-type="float" office:value="151.90278" calcext:value-type="float">
            <text:p>151.90278</text:p>
          </table:table-cell>
          <table:table-cell office:value-type="float" office:value="10.10462" calcext:value-type="float">
            <text:p>10.10462</text:p>
          </table:table-cell>
          <table:table-cell office:value-type="float" office:value="1.01552" calcext:value-type="float">
            <text:p>1.015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2</text:p>
          </table:table-cell>
          <table:table-cell office:value-type="float" office:value="-0.03522" calcext:value-type="float">
            <text:p>-0.03522</text:p>
          </table:table-cell>
          <table:table-cell office:value-type="float" office:value="0.06241" calcext:value-type="float">
            <text:p>0.06241</text:p>
          </table:table-cell>
          <table:table-cell office:value-type="float" office:value="0.56912" calcext:value-type="float">
            <text:p>0.56912</text:p>
          </table:table-cell>
          <table:table-cell office:value-type="float" office:value="-0.93009" calcext:value-type="float">
            <text:p>-0.93009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83618" calcext:value-type="float">
            <text:p>0.83618</text:p>
          </table:table-cell>
          <table:table-cell office:value-type="float" office:value="83.14788" calcext:value-type="float">
            <text:p>83.14788</text:p>
          </table:table-cell>
          <table:table-cell office:value-type="float" office:value="5.53102" calcext:value-type="float">
            <text:p>5.53102</text:p>
          </table:table-cell>
          <table:table-cell office:value-type="float" office:value="1.06503" calcext:value-type="float">
            <text:p>1.06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3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56924" calcext:value-type="float">
            <text:p>0.56924</text:p>
          </table:table-cell>
          <table:table-cell office:value-type="float" office:value="-0.84637" calcext:value-type="float">
            <text:p>-0.84637</text:p>
          </table:table-cell>
          <table:table-cell office:value-type="float" office:value="0.08741" calcext:value-type="float">
            <text:p>0.08741</text:p>
          </table:table-cell>
          <table:table-cell office:value-type="float" office:value="0.91178" calcext:value-type="float">
            <text:p>0.91178</text:p>
          </table:table-cell>
          <table:table-cell office:value-type="float" office:value="64.8346" calcext:value-type="float">
            <text:p>64.8346</text:p>
          </table:table-cell>
          <table:table-cell office:value-type="float" office:value="4.31282" calcext:value-type="float">
            <text:p>4.31282</text:p>
          </table:table-cell>
          <table:table-cell office:value-type="float" office:value="1.07252" calcext:value-type="float">
            <text:p>1.072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4</text:p>
          </table:table-cell>
          <table:table-cell office:value-type="float" office:value="-0.09129" calcext:value-type="float">
            <text:p>-0.09129</text:p>
          </table:table-cell>
          <table:table-cell office:value-type="float" office:value="0.06065" calcext:value-type="float">
            <text:p>0.06065</text:p>
          </table:table-cell>
          <table:table-cell office:value-type="float" office:value="0.5533" calcext:value-type="float">
            <text:p>0.5533</text:p>
          </table:table-cell>
          <table:table-cell office:value-type="float" office:value="-0.87588" calcext:value-type="float">
            <text:p>-0.87588</text:p>
          </table:table-cell>
          <table:table-cell office:value-type="float" office:value="-0.15855" calcext:value-type="float">
            <text:p>-0.15855</text:p>
          </table:table-cell>
          <table:table-cell office:value-type="float" office:value="0.86289" calcext:value-type="float">
            <text:p>0.86289</text:p>
          </table:table-cell>
          <table:table-cell office:value-type="float" office:value="83.22245" calcext:value-type="float">
            <text:p>83.22245</text:p>
          </table:table-cell>
          <table:table-cell office:value-type="float" office:value="5.53598" calcext:value-type="float">
            <text:p>5.53598</text:p>
          </table:table-cell>
          <table:table-cell office:value-type="float" office:value="1.03378" calcext:value-type="float">
            <text:p>1.033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5</text:p>
          </table:table-cell>
          <table:table-cell office:value-type="float" office:value="0.12706" calcext:value-type="float">
            <text:p>0.12706</text:p>
          </table:table-cell>
          <table:table-cell office:value-type="float" office:value="0.09038" calcext:value-type="float">
            <text:p>0.09038</text:p>
          </table:table-cell>
          <table:table-cell office:value-type="float" office:value="0.54306" calcext:value-type="float">
            <text:p>0.54306</text:p>
          </table:table-cell>
          <table:table-cell office:value-type="float" office:value="-0.78433" calcext:value-type="float">
            <text:p>-0.78433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95128" calcext:value-type="float">
            <text:p>0.95128</text:p>
          </table:table-cell>
          <table:table-cell office:value-type="float" office:value="36.10491" calcext:value-type="float">
            <text:p>36.10491</text:p>
          </table:table-cell>
          <table:table-cell office:value-type="float" office:value="2.40171" calcext:value-type="float">
            <text:p>2.40171</text:p>
          </table:table-cell>
          <table:table-cell office:value-type="float" office:value="1.09344" calcext:value-type="float">
            <text:p>1.09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6</text:p>
          </table:table-cell>
          <table:table-cell office:value-type="float" office:value="-0.28695" calcext:value-type="float">
            <text:p>-0.28695</text:p>
          </table:table-cell>
          <table:table-cell office:value-type="float" office:value="0.11935" calcext:value-type="float">
            <text:p>0.11935</text:p>
          </table:table-cell>
          <table:table-cell office:value-type="float" office:value="0.60176" calcext:value-type="float">
            <text:p>0.60176</text:p>
          </table:table-cell>
          <table:table-cell office:value-type="float" office:value="-0.97721" calcext:value-type="float">
            <text:p>-0.97721</text:p>
          </table:table-cell>
          <table:table-cell office:value-type="float" office:value="-0.4287" calcext:value-type="float">
            <text:p>-0.4287</text:p>
          </table:table-cell>
          <table:table-cell office:value-type="float" office:value="0.83206" calcext:value-type="float">
            <text:p>0.83206</text:p>
          </table:table-cell>
          <table:table-cell office:value-type="float" office:value="25.42289" calcext:value-type="float">
            <text:p>25.42289</text:p>
          </table:table-cell>
          <table:table-cell office:value-type="float" office:value="1.69114" calcext:value-type="float">
            <text:p>1.69114</text:p>
          </table:table-cell>
          <table:table-cell office:value-type="float" office:value="1.222" calcext:value-type="float">
            <text:p>1.2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7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0.58801" calcext:value-type="float">
            <text:p>0.58801</text:p>
          </table:table-cell>
          <table:table-cell office:value-type="float" office:value="-0.88866" calcext:value-type="float">
            <text:p>-0.88866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89438" calcext:value-type="float">
            <text:p>0.89438</text:p>
          </table:table-cell>
          <table:table-cell office:value-type="float" office:value="69.09685" calcext:value-type="float">
            <text:p>69.09685</text:p>
          </table:table-cell>
          <table:table-cell office:value-type="float" office:value="4.59634" calcext:value-type="float">
            <text:p>4.59634</text:p>
          </table:table-cell>
          <table:table-cell office:value-type="float" office:value="1.01852" calcext:value-type="float">
            <text:p>1.018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8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0.06151" calcext:value-type="float">
            <text:p>0.06151</text:p>
          </table:table-cell>
          <table:table-cell office:value-type="float" office:value="0.59013" calcext:value-type="float">
            <text:p>0.59013</text:p>
          </table:table-cell>
          <table:table-cell office:value-type="float" office:value="-0.90446" calcext:value-type="float">
            <text:p>-0.90446</text:p>
          </table:table-cell>
          <table:table-cell office:value-type="float" office:value="-0.13045" calcext:value-type="float">
            <text:p>-0.13045</text:p>
          </table:table-cell>
          <table:table-cell office:value-type="float" office:value="0.89708" calcext:value-type="float">
            <text:p>0.89708</text:p>
          </table:table-cell>
          <table:table-cell office:value-type="float" office:value="92.0549" calcext:value-type="float">
            <text:p>92.0549</text:p>
          </table:table-cell>
          <table:table-cell office:value-type="float" office:value="6.12352" calcext:value-type="float">
            <text:p>6.12352</text:p>
          </table:table-cell>
          <table:table-cell office:value-type="float" office:value="1.02576" calcext:value-type="float">
            <text:p>1.025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9</text:p>
          </table:table-cell>
          <table:table-cell office:value-type="float" office:value="0.15033" calcext:value-type="float">
            <text:p>0.15033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54321" calcext:value-type="float">
            <text:p>0.54321</text:p>
          </table:table-cell>
          <table:table-cell office:value-type="float" office:value="-0.80346" calcext:value-type="float">
            <text:p>-0.80346</text:p>
          </table:table-cell>
          <table:table-cell office:value-type="float" office:value="0.18809" calcext:value-type="float">
            <text:p>0.18809</text:p>
          </table:table-cell>
          <table:table-cell office:value-type="float" office:value="0.95079" calcext:value-type="float">
            <text:p>0.95079</text:p>
          </table:table-cell>
          <table:table-cell office:value-type="float" office:value="79.67462" calcext:value-type="float">
            <text:p>79.67462</text:p>
          </table:table-cell>
          <table:table-cell office:value-type="float" office:value="5.29998" calcext:value-type="float">
            <text:p>5.29998</text:p>
          </table:table-cell>
          <table:table-cell office:value-type="float" office:value="1.05383" calcext:value-type="float">
            <text:p>1.053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a10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0.04921" calcext:value-type="float">
            <text:p>0.04921</text:p>
          </table:table-cell>
          <table:table-cell office:value-type="float" office:value="0.54618" calcext:value-type="float">
            <text:p>0.54618</text:p>
          </table:table-cell>
          <table:table-cell office:value-type="float" office:value="-0.86687" calcext:value-type="float">
            <text:p>-0.86687</text:p>
          </table:table-cell>
          <table:table-cell office:value-type="float" office:value="-0.01257" calcext:value-type="float">
            <text:p>-0.01257</text:p>
          </table:table-cell>
          <table:table-cell office:value-type="float" office:value="0.84422" calcext:value-type="float">
            <text:p>0.84422</text:p>
          </table:table-cell>
          <table:table-cell office:value-type="float" office:value="123.17475" calcext:value-type="float">
            <text:p>123.17475</text:p>
          </table:table-cell>
          <table:table-cell office:value-type="float" office:value="8.19362" calcext:value-type="float">
            <text:p>8.19362</text:p>
          </table:table-cell>
          <table:table-cell office:value-type="float" office:value="1.01149" calcext:value-type="float">
            <text:p>1.011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_const</text:p>
          </table:table-cell>
          <table:table-cell office:value-type="float" office:value="10.36937" calcext:value-type="float">
            <text:p>10.36937</text:p>
          </table:table-cell>
          <table:table-cell office:value-type="float" office:value="7.88869" calcext:value-type="float">
            <text:p>7.88869</text:p>
          </table:table-cell>
          <table:table-cell office:value-type="float" office:value="56.79392" calcext:value-type="float">
            <text:p>56.79392</text:p>
          </table:table-cell>
          <table:table-cell office:value-type="float" office:value="-84.4053" calcext:value-type="float">
            <text:p>-84.4053</text:p>
          </table:table-cell>
          <table:table-cell office:value-type="float" office:value="13.3044" calcext:value-type="float">
            <text:p>13.3044</text:p>
          </table:table-cell>
          <table:table-cell office:value-type="float" office:value="93.7033" calcext:value-type="float">
            <text:p>93.7033</text:p>
          </table:table-cell>
          <table:table-cell office:value-type="float" office:value="51.83145" calcext:value-type="float">
            <text:p>51.83145</text:p>
          </table:table-cell>
          <table:table-cell office:value-type="float" office:value="3.44784" calcext:value-type="float">
            <text:p>3.44784</text:p>
          </table:table-cell>
          <table:table-cell office:value-type="float" office:value="1.055" calcext:value-type="float">
            <text:p>1.0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_a1</text:p>
          </table:table-cell>
          <table:table-cell office:value-type="float" office:value="0.02411" calcext:value-type="float">
            <text:p>0.02411</text:p>
          </table:table-cell>
          <table:table-cell office:value-type="float" office:value="0.05779" calcext:value-type="float">
            <text:p>0.05779</text:p>
          </table:table-cell>
          <table:table-cell office:value-type="float" office:value="0.58966" calcext:value-type="float">
            <text:p>0.58966</text:p>
          </table:table-cell>
          <table:table-cell office:value-type="float" office:value="-0.92325" calcext:value-type="float">
            <text:p>-0.92325</text:p>
          </table:table-cell>
          <table:table-cell office:value-type="float" office:value="0.02714" calcext:value-type="float">
            <text:p>0.02714</text:p>
          </table:table-cell>
          <table:table-cell office:value-type="float" office:value="0.89202" calcext:value-type="float">
            <text:p>0.89202</text:p>
          </table:table-cell>
          <table:table-cell office:value-type="float" office:value="104.09668" calcext:value-type="float">
            <text:p>104.09668</text:p>
          </table:table-cell>
          <table:table-cell office:value-type="float" office:value="6.92454" calcext:value-type="float">
            <text:p>6.92454</text:p>
          </table:table-cell>
          <table:table-cell office:value-type="float" office:value="1.01644" calcext:value-type="float">
            <text:p>1.016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_a2</text:p>
          </table:table-cell>
          <table:table-cell office:value-type="float" office:value="0.03612" calcext:value-type="float">
            <text:p>0.03612</text:p>
          </table:table-cell>
          <table:table-cell office:value-type="float" office:value="0.07581" calcext:value-type="float">
            <text:p>0.07581</text:p>
          </table:table-cell>
          <table:table-cell office:value-type="float" office:value="0.57404" calcext:value-type="float">
            <text:p>0.57404</text:p>
          </table:table-cell>
          <table:table-cell office:value-type="float" office:value="-0.88133" calcext:value-type="float">
            <text:p>-0.88133</text:p>
          </table:table-cell>
          <table:table-cell office:value-type="float" office:value="0.06949" calcext:value-type="float">
            <text:p>0.06949</text:p>
          </table:table-cell>
          <table:table-cell office:value-type="float" office:value="0.89187" calcext:value-type="float">
            <text:p>0.89187</text:p>
          </table:table-cell>
          <table:table-cell office:value-type="float" office:value="57.33922" calcext:value-type="float">
            <text:p>57.33922</text:p>
          </table:table-cell>
          <table:table-cell office:value-type="float" office:value="3.81422" calcext:value-type="float">
            <text:p>3.81422</text:p>
          </table:table-cell>
          <table:table-cell office:value-type="float" office:value="1.01056" calcext:value-type="float">
            <text:p>1.010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_a3</text:p>
          </table:table-cell>
          <table:table-cell office:value-type="float" office:value="-0.01304" calcext:value-type="float">
            <text:p>-0.01304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60806" calcext:value-type="float">
            <text:p>0.60806</text:p>
          </table:table-cell>
          <table:table-cell office:value-type="float" office:value="-0.91375" calcext:value-type="float">
            <text:p>-0.91375</text:p>
          </table:table-cell>
          <table:table-cell office:value-type="float" office:value="-0.06963" calcext:value-type="float">
            <text:p>-0.06963</text:p>
          </table:table-cell>
          <table:table-cell office:value-type="float" office:value="0.92988" calcext:value-type="float">
            <text:p>0.92988</text:p>
          </table:table-cell>
          <table:table-cell office:value-type="float" office:value="14.94227" calcext:value-type="float">
            <text:p>14.94227</text:p>
          </table:table-cell>
          <table:table-cell office:value-type="float" office:value="0.99396" calcext:value-type="float">
            <text:p>0.99396</text:p>
          </table:table-cell>
          <table:table-cell office:value-type="float" office:value="1.16406" calcext:value-type="float">
            <text:p>1.164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_a4</text:p>
          </table:table-cell>
          <table:table-cell office:value-type="float" office:value="-0.01815" calcext:value-type="float">
            <text:p>-0.01815</text:p>
          </table:table-cell>
          <table:table-cell office:value-type="float" office:value="0.05932" calcext:value-type="float">
            <text:p>0.05932</text:p>
          </table:table-cell>
          <table:table-cell office:value-type="float" office:value="0.59461" calcext:value-type="float">
            <text:p>0.59461</text:p>
          </table:table-cell>
          <table:table-cell office:value-type="float" office:value="-0.89279" calcext:value-type="float">
            <text:p>-0.89279</text:p>
          </table:table-cell>
          <table:table-cell office:value-type="float" office:value="-0.05775" calcext:value-type="float">
            <text:p>-0.05775</text:p>
          </table:table-cell>
          <table:table-cell office:value-type="float" office:value="0.93492" calcext:value-type="float">
            <text:p>0.93492</text:p>
          </table:table-cell>
          <table:table-cell office:value-type="float" office:value="100.49443" calcext:value-type="float">
            <text:p>100.49443</text:p>
          </table:table-cell>
          <table:table-cell office:value-type="float" office:value="6.68492" calcext:value-type="float">
            <text:p>6.68492</text:p>
          </table:table-cell>
          <table:table-cell office:value-type="float" office:value="1.01942" calcext:value-type="float">
            <text:p>1.01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_const</text:p>
          </table:table-cell>
          <table:table-cell office:value-type="float" office:value="0.15232" calcext:value-type="float">
            <text:p>0.15232</text:p>
          </table:table-cell>
          <table:table-cell office:value-type="float" office:value="0.51726" calcext:value-type="float">
            <text:p>0.51726</text:p>
          </table:table-cell>
          <table:table-cell office:value-type="float" office:value="5.61084" calcext:value-type="float">
            <text:p>5.61084</text:p>
          </table:table-cell>
          <table:table-cell office:value-type="float" office:value="-8.76333" calcext:value-type="float">
            <text:p>-8.76333</text:p>
          </table:table-cell>
          <table:table-cell office:value-type="float" office:value="0.34286" calcext:value-type="float">
            <text:p>0.34286</text:p>
          </table:table-cell>
          <table:table-cell office:value-type="float" office:value="8.63042" calcext:value-type="float">
            <text:p>8.63042</text:p>
          </table:table-cell>
          <table:table-cell office:value-type="float" office:value="117.66216" calcext:value-type="float">
            <text:p>117.66216</text:p>
          </table:table-cell>
          <table:table-cell office:value-type="float" office:value="7.82692" calcext:value-type="float">
            <text:p>7.82692</text:p>
          </table:table-cell>
          <table:table-cell office:value-type="float" office:value="1.0314" calcext:value-type="float">
            <text:p>1.03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_a1</text:p>
          </table:table-cell>
          <table:table-cell office:value-type="float" office:value="-0.03388" calcext:value-type="float">
            <text:p>-0.03388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0.55" calcext:value-type="float">
            <text:p>0.55</text:p>
          </table:table-cell>
          <table:table-cell office:value-type="float" office:value="-0.89023" calcext:value-type="float">
            <text:p>-0.89023</text:p>
          </table:table-cell>
          <table:table-cell office:value-type="float" office:value="-0.03832" calcext:value-type="float">
            <text:p>-0.03832</text:p>
          </table:table-cell>
          <table:table-cell office:value-type="float" office:value="0.85679" calcext:value-type="float">
            <text:p>0.85679</text:p>
          </table:table-cell>
          <table:table-cell office:value-type="float" office:value="54.09365" calcext:value-type="float">
            <text:p>54.09365</text:p>
          </table:table-cell>
          <table:table-cell office:value-type="float" office:value="3.59833" calcext:value-type="float">
            <text:p>3.59833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_a2</text:p>
          </table:table-cell>
          <table:table-cell office:value-type="float" office:value="-0.03945" calcext:value-type="float">
            <text:p>-0.03945</text:p>
          </table:table-cell>
          <table:table-cell office:value-type="float" office:value="0.05358" calcext:value-type="float">
            <text:p>0.05358</text:p>
          </table:table-cell>
          <table:table-cell office:value-type="float" office:value="0.59356" calcext:value-type="float">
            <text:p>0.59356</text:p>
          </table:table-cell>
          <table:table-cell office:value-type="float" office:value="-0.93027" calcext:value-type="float">
            <text:p>-0.93027</text:p>
          </table:table-cell>
          <table:table-cell office:value-type="float" office:value="-0.06595" calcext:value-type="float">
            <text:p>-0.06595</text:p>
          </table:table-cell>
          <table:table-cell office:value-type="float" office:value="0.90917" calcext:value-type="float">
            <text:p>0.90917</text:p>
          </table:table-cell>
          <table:table-cell office:value-type="float" office:value="122.74444" calcext:value-type="float">
            <text:p>122.74444</text:p>
          </table:table-cell>
          <table:table-cell office:value-type="float" office:value="8.165" calcext:value-type="float">
            <text:p>8.165</text:p>
          </table:table-cell>
          <table:table-cell office:value-type="float" office:value="1.0186" calcext:value-type="float">
            <text:p>1.0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_a3</text:p>
          </table:table-cell>
          <table:table-cell office:value-type="float" office:value="0.03392" calcext:value-type="float">
            <text:p>0.03392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57344" calcext:value-type="float">
            <text:p>0.57344</text:p>
          </table:table-cell>
          <table:table-cell office:value-type="float" office:value="-0.90065" calcext:value-type="float">
            <text:p>-0.9006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89054" calcext:value-type="float">
            <text:p>0.89054</text:p>
          </table:table-cell>
          <table:table-cell office:value-type="float" office:value="45.94656" calcext:value-type="float">
            <text:p>45.94656</text:p>
          </table:table-cell>
          <table:table-cell office:value-type="float" office:value="3.05638" calcext:value-type="float">
            <text:p>3.05638</text:p>
          </table:table-cell>
          <table:table-cell office:value-type="float" office:value="1.05317" calcext:value-type="float">
            <text:p>1.05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_a4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0.03559" calcext:value-type="float">
            <text:p>0.03559</text:p>
          </table:table-cell>
          <table:table-cell office:value-type="float" office:value="0.58257" calcext:value-type="float">
            <text:p>0.58257</text:p>
          </table:table-cell>
          <table:table-cell office:value-type="float" office:value="-0.90335" calcext:value-type="float">
            <text:p>-0.90335</text:p>
          </table:table-cell>
          <table:table-cell office:value-type="float" office:value="0.02867" calcext:value-type="float">
            <text:p>0.02867</text:p>
          </table:table-cell>
          <table:table-cell office:value-type="float" office:value="0.89795" calcext:value-type="float">
            <text:p>0.89795</text:p>
          </table:table-cell>
          <table:table-cell office:value-type="float" office:value="267.9432" calcext:value-type="float">
            <text:p>267.9432</text:p>
          </table:table-cell>
          <table:table-cell office:value-type="float" office:value="17.82367" calcext:value-type="float">
            <text:p>17.82367</text:p>
          </table:table-cell>
          <table:table-cell office:value-type="float" office:value="1.00942" calcext:value-type="float">
            <text:p>1.00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_cons</text:p>
          </table:table-cell>
          <table:table-cell office:value-type="float" office:value="-0.01263" calcext:value-type="float">
            <text:p>-0.01263</text:p>
          </table:table-cell>
          <table:table-cell office:value-type="float" office:value="0.04662" calcext:value-type="float">
            <text:p>0.04662</text:p>
          </table:table-cell>
          <table:table-cell office:value-type="float" office:value="0.5412" calcext:value-type="float">
            <text:p>0.5412</text:p>
          </table:table-cell>
          <table:table-cell office:value-type="float" office:value="-0.85131" calcext:value-type="float">
            <text:p>-0.85131</text:p>
          </table:table-cell>
          <table:table-cell office:value-type="float" office:value="-0.01772" calcext:value-type="float">
            <text:p>-0.01772</text:p>
          </table:table-cell>
          <table:table-cell office:value-type="float" office:value="0.85223" calcext:value-type="float">
            <text:p>0.85223</text:p>
          </table:table-cell>
          <table:table-cell office:value-type="float" office:value="134.756" calcext:value-type="float">
            <text:p>134.756</text:p>
          </table:table-cell>
          <table:table-cell office:value-type="float" office:value="8.96401" calcext:value-type="float">
            <text:p>8.96401</text:p>
          </table:table-cell>
          <table:table-cell office:value-type="float" office:value="1.01973" calcext:value-type="float">
            <text:p>1.019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1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61099" calcext:value-type="float">
            <text:p>0.61099</text:p>
          </table:table-cell>
          <table:table-cell office:value-type="float" office:value="-0.89612" calcext:value-type="float">
            <text:p>-0.8961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95208" calcext:value-type="float">
            <text:p>0.95208</text:p>
          </table:table-cell>
          <table:table-cell office:value-type="float" office:value="68.68884" calcext:value-type="float">
            <text:p>68.68884</text:p>
          </table:table-cell>
          <table:table-cell office:value-type="float" office:value="4.5692" calcext:value-type="float">
            <text:p>4.5692</text:p>
          </table:table-cell>
          <table:table-cell office:value-type="float" office:value="1.07491" calcext:value-type="float">
            <text:p>1.07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2</text:p>
          </table:table-cell>
          <table:table-cell office:value-type="float" office:value="-0.04489" calcext:value-type="float">
            <text:p>-0.04489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0.58311" calcext:value-type="float">
            <text:p>0.58311</text:p>
          </table:table-cell>
          <table:table-cell office:value-type="float" office:value="-0.88401" calcext:value-type="float">
            <text:p>-0.88401</text:p>
          </table:table-cell>
          <table:table-cell office:value-type="float" office:value="-0.06206" calcext:value-type="float">
            <text:p>-0.06206</text:p>
          </table:table-cell>
          <table:table-cell office:value-type="float" office:value="0.87535" calcext:value-type="float">
            <text:p>0.87535</text:p>
          </table:table-cell>
          <table:table-cell office:value-type="float" office:value="91.33054" calcext:value-type="float">
            <text:p>91.33054</text:p>
          </table:table-cell>
          <table:table-cell office:value-type="float" office:value="6.07534" calcext:value-type="float">
            <text:p>6.07534</text:p>
          </table:table-cell>
          <table:table-cell office:value-type="float" office:value="1.0342" calcext:value-type="float">
            <text:p>1.03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878" calcext:value-type="float">
            <text:p>0.03878</text:p>
          </table:table-cell>
          <table:table-cell office:value-type="float" office:value="0.56866" calcext:value-type="float">
            <text:p>0.56866</text:p>
          </table:table-cell>
          <table:table-cell office:value-type="float" office:value="-0.89761" calcext:value-type="float">
            <text:p>-0.89761</text:p>
          </table:table-cell>
          <table:table-cell office:value-type="float" office:value="0.07905" calcext:value-type="float">
            <text:p>0.07905</text:p>
          </table:table-cell>
          <table:table-cell office:value-type="float" office:value="0.88322" calcext:value-type="float">
            <text:p>0.88322</text:p>
          </table:table-cell>
          <table:table-cell office:value-type="float" office:value="215.03298" calcext:value-type="float">
            <text:p>215.03298</text:p>
          </table:table-cell>
          <table:table-cell office:value-type="float" office:value="14.30406" calcext:value-type="float">
            <text:p>14.30406</text:p>
          </table:table-cell>
          <table:table-cell office:value-type="float" office:value="1.0096" calcext:value-type="float">
            <text:p>1.0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4</text:p>
          </table:table-cell>
          <table:table-cell office:value-type="float" office:value="0.01834" calcext:value-type="float">
            <text:p>0.01834</text:p>
          </table:table-cell>
          <table:table-cell office:value-type="float" office:value="0.05083" calcext:value-type="float">
            <text:p>0.05083</text:p>
          </table:table-cell>
          <table:table-cell office:value-type="float" office:value="0.58635" calcext:value-type="float">
            <text:p>0.58635</text:p>
          </table:table-cell>
          <table:table-cell office:value-type="float" office:value="-0.9331" calcext:value-type="float">
            <text:p>-0.9331</text:p>
          </table:table-cell>
          <table:table-cell office:value-type="float" office:value="0.03739" calcext:value-type="float">
            <text:p>0.03739</text:p>
          </table:table-cell>
          <table:table-cell office:value-type="float" office:value="0.92725" calcext:value-type="float">
            <text:p>0.92725</text:p>
          </table:table-cell>
          <table:table-cell office:value-type="float" office:value="133.05398" calcext:value-type="float">
            <text:p>133.05398</text:p>
          </table:table-cell>
          <table:table-cell office:value-type="float" office:value="8.85079" calcext:value-type="float">
            <text:p>8.85079</text:p>
          </table:table-cell>
          <table:table-cell office:value-type="float" office:value="1.00891" calcext:value-type="float">
            <text:p>1.00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5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10962" calcext:value-type="float">
            <text:p>0.10962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-0.95025" calcext:value-type="float">
            <text:p>-0.95025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0.94165" calcext:value-type="float">
            <text:p>0.94165</text:p>
          </table:table-cell>
          <table:table-cell office:value-type="float" office:value="33.907" calcext:value-type="float">
            <text:p>33.907</text:p>
          </table:table-cell>
          <table:table-cell office:value-type="float" office:value="2.2555" calcext:value-type="float">
            <text:p>2.2555</text:p>
          </table:table-cell>
          <table:table-cell office:value-type="float" office:value="1.16731" calcext:value-type="float">
            <text:p>1.167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6</text:p>
          </table:table-cell>
          <table:table-cell office:value-type="float" office:value="-0.03443" calcext:value-type="float">
            <text:p>-0.03443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-0.93978" calcext:value-type="float">
            <text:p>-0.93978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88935" calcext:value-type="float">
            <text:p>0.88935</text:p>
          </table:table-cell>
          <table:table-cell office:value-type="float" office:value="89.14277" calcext:value-type="float">
            <text:p>89.14277</text:p>
          </table:table-cell>
          <table:table-cell office:value-type="float" office:value="5.92981" calcext:value-type="float">
            <text:p>5.92981</text:p>
          </table:table-cell>
          <table:table-cell office:value-type="float" office:value="1.03432" calcext:value-type="float">
            <text:p>1.0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a7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9123" calcext:value-type="float">
            <text:p>0.09123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-0.92197" calcext:value-type="float">
            <text:p>-0.92197</text:p>
          </table:table-cell>
          <table:table-cell office:value-type="float" office:value="-0.02359" calcext:value-type="float">
            <text:p>-0.02359</text:p>
          </table:table-cell>
          <table:table-cell office:value-type="float" office:value="0.94268" calcext:value-type="float">
            <text:p>0.94268</text:p>
          </table:table-cell>
          <table:table-cell office:value-type="float" office:value="45.04579" calcext:value-type="float">
            <text:p>45.04579</text:p>
          </table:table-cell>
          <table:table-cell office:value-type="float" office:value="2.99646" calcext:value-type="float">
            <text:p>2.99646</text:p>
          </table:table-cell>
          <table:table-cell office:value-type="float" office:value="1.08461" calcext:value-type="float">
            <text:p>1.084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_cons</text:p>
          </table:table-cell>
          <table:table-cell office:value-type="float" office:value="0.03433" calcext:value-type="float">
            <text:p>0.03433</text:p>
          </table:table-cell>
          <table:table-cell office:value-type="float" office:value="0.05236" calcext:value-type="float">
            <text:p>0.05236</text:p>
          </table:table-cell>
          <table:table-cell office:value-type="float" office:value="0.59709" calcext:value-type="float">
            <text:p>0.59709</text:p>
          </table:table-cell>
          <table:table-cell office:value-type="float" office:value="-0.89389" calcext:value-type="float">
            <text:p>-0.89389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0.934" calcext:value-type="float">
            <text:p>0.934</text:p>
          </table:table-cell>
          <table:table-cell office:value-type="float" office:value="130.05425" calcext:value-type="float">
            <text:p>130.05425</text:p>
          </table:table-cell>
          <table:table-cell office:value-type="float" office:value="8.65125" calcext:value-type="float">
            <text:p>8.65125</text:p>
          </table:table-cell>
          <table:table-cell office:value-type="float" office:value="1.02147" calcext:value-type="float">
            <text:p>1.021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1</text:p>
          </table:table-cell>
          <table:table-cell office:value-type="float" office:value="-0.03991" calcext:value-type="float">
            <text:p>-0.03991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0.57122" calcext:value-type="float">
            <text:p>0.57122</text:p>
          </table:table-cell>
          <table:table-cell office:value-type="float" office:value="-0.90385" calcext:value-type="float">
            <text:p>-0.90385</text:p>
          </table:table-cell>
          <table:table-cell office:value-type="float" office:value="-0.05133" calcext:value-type="float">
            <text:p>-0.05133</text:p>
          </table:table-cell>
          <table:table-cell office:value-type="float" office:value="0.86255" calcext:value-type="float">
            <text:p>0.86255</text:p>
          </table:table-cell>
          <table:table-cell office:value-type="float" office:value="149.76106" calcext:value-type="float">
            <text:p>149.76106</text:p>
          </table:table-cell>
          <table:table-cell office:value-type="float" office:value="9.96215" calcext:value-type="float">
            <text:p>9.96215</text:p>
          </table:table-cell>
          <table:table-cell office:value-type="float" office:value="1.06797" calcext:value-type="float">
            <text:p>1.067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2</text:p>
          </table:table-cell>
          <table:table-cell office:value-type="float" office:value="-0.04527" calcext:value-type="float">
            <text:p>-0.04527</text:p>
          </table:table-cell>
          <table:table-cell office:value-type="float" office:value="0.04352" calcext:value-type="float">
            <text:p>0.04352</text:p>
          </table:table-cell>
          <table:table-cell office:value-type="float" office:value="0.54792" calcext:value-type="float">
            <text:p>0.54792</text:p>
          </table:table-cell>
          <table:table-cell office:value-type="float" office:value="-0.88519" calcext:value-type="float">
            <text:p>-0.88519</text:p>
          </table:table-cell>
          <table:table-cell office:value-type="float" office:value="-0.03332" calcext:value-type="float">
            <text:p>-0.03332</text:p>
          </table:table-cell>
          <table:table-cell office:value-type="float" office:value="0.83303" calcext:value-type="float">
            <text:p>0.83303</text:p>
          </table:table-cell>
          <table:table-cell office:value-type="float" office:value="158.53599" calcext:value-type="float">
            <text:p>158.53599</text:p>
          </table:table-cell>
          <table:table-cell office:value-type="float" office:value="10.54587" calcext:value-type="float">
            <text:p>10.54587</text:p>
          </table:table-cell>
          <table:table-cell office:value-type="float" office:value="1.01058" calcext:value-type="float">
            <text:p>1.01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3</text:p>
          </table:table-cell>
          <table:table-cell office:value-type="float" office:value="0.03509" calcext:value-type="float">
            <text:p>0.03509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52915" calcext:value-type="float">
            <text:p>0.52915</text:p>
          </table:table-cell>
          <table:table-cell office:value-type="float" office:value="-0.78512" calcext:value-type="float">
            <text:p>-0.78512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91277" calcext:value-type="float">
            <text:p>0.91277</text:p>
          </table:table-cell>
          <table:table-cell office:value-type="float" office:value="67.79003" calcext:value-type="float">
            <text:p>67.79003</text:p>
          </table:table-cell>
          <table:table-cell office:value-type="float" office:value="4.50941" calcext:value-type="float">
            <text:p>4.50941</text:p>
          </table:table-cell>
          <table:table-cell office:value-type="float" office:value="1.03481" calcext:value-type="float">
            <text:p>1.0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4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6523" calcext:value-type="float">
            <text:p>0.06523</text:p>
          </table:table-cell>
          <table:table-cell office:value-type="float" office:value="0.58821" calcext:value-type="float">
            <text:p>0.58821</text:p>
          </table:table-cell>
          <table:table-cell office:value-type="float" office:value="-0.8986" calcext:value-type="float">
            <text:p>-0.898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89914" calcext:value-type="float">
            <text:p>0.89914</text:p>
          </table:table-cell>
          <table:table-cell office:value-type="float" office:value="81.30575" calcext:value-type="float">
            <text:p>81.30575</text:p>
          </table:table-cell>
          <table:table-cell office:value-type="float" office:value="5.40848" calcext:value-type="float">
            <text:p>5.40848</text:p>
          </table:table-cell>
          <table:table-cell office:value-type="float" office:value="1.06177" calcext:value-type="float">
            <text:p>1.061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5</text:p>
          </table:table-cell>
          <table:table-cell office:value-type="float" office:value="0.05693" calcext:value-type="float">
            <text:p>0.05693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56491" calcext:value-type="float">
            <text:p>0.56491</text:p>
          </table:table-cell>
          <table:table-cell office:value-type="float" office:value="-0.83375" calcext:value-type="float">
            <text:p>-0.83375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0.91136" calcext:value-type="float">
            <text:p>0.91136</text:p>
          </table:table-cell>
          <table:table-cell office:value-type="float" office:value="85.68825" calcext:value-type="float">
            <text:p>85.68825</text:p>
          </table:table-cell>
          <table:table-cell office:value-type="float" office:value="5.70001" calcext:value-type="float">
            <text:p>5.70001</text:p>
          </table:table-cell>
          <table:table-cell office:value-type="float" office:value="1.04138" calcext:value-type="float">
            <text:p>1.04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6</text:p>
          </table:table-cell>
          <table:table-cell office:value-type="float" office:value="-0.02488" calcext:value-type="float">
            <text:p>-0.02488</text:p>
          </table:table-cell>
          <table:table-cell office:value-type="float" office:value="0.04912" calcext:value-type="float">
            <text:p>0.04912</text:p>
          </table:table-cell>
          <table:table-cell office:value-type="float" office:value="0.58424" calcext:value-type="float">
            <text:p>0.58424</text:p>
          </table:table-cell>
          <table:table-cell office:value-type="float" office:value="-0.91946" calcext:value-type="float">
            <text:p>-0.91946</text:p>
          </table:table-cell>
          <table:table-cell office:value-type="float" office:value="-0.0345" calcext:value-type="float">
            <text:p>-0.0345</text:p>
          </table:table-cell>
          <table:table-cell office:value-type="float" office:value="0.8906" calcext:value-type="float">
            <text:p>0.8906</text:p>
          </table:table-cell>
          <table:table-cell office:value-type="float" office:value="141.47602" calcext:value-type="float">
            <text:p>141.47602</text:p>
          </table:table-cell>
          <table:table-cell office:value-type="float" office:value="9.41103" calcext:value-type="float">
            <text:p>9.41103</text:p>
          </table:table-cell>
          <table:table-cell office:value-type="float" office:value="1.02865" calcext:value-type="float">
            <text:p>1.028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a7</text:p>
          </table:table-cell>
          <table:table-cell office:value-type="float" office:value="0.03948" calcext:value-type="float">
            <text:p>0.03948</text:p>
          </table:table-cell>
          <table:table-cell office:value-type="float" office:value="0.06573" calcext:value-type="float">
            <text:p>0.06573</text:p>
          </table:table-cell>
          <table:table-cell office:value-type="float" office:value="0.54124" calcext:value-type="float">
            <text:p>0.54124</text:p>
          </table:table-cell>
          <table:table-cell office:value-type="float" office:value="-0.84635" calcext:value-type="float">
            <text:p>-0.84635</text:p>
          </table:table-cell>
          <table:table-cell office:value-type="float" office:value="0.05894" calcext:value-type="float">
            <text:p>0.05894</text:p>
          </table:table-cell>
          <table:table-cell office:value-type="float" office:value="0.86563" calcext:value-type="float">
            <text:p>0.86563</text:p>
          </table:table-cell>
          <table:table-cell office:value-type="float" office:value="67.81291" calcext:value-type="float">
            <text:p>67.81291</text:p>
          </table:table-cell>
          <table:table-cell office:value-type="float" office:value="4.51094" calcext:value-type="float">
            <text:p>4.51094</text:p>
          </table:table-cell>
          <table:table-cell office:value-type="float" office:value="1.07418" calcext:value-type="float">
            <text:p>1.074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_cons</text:p>
          </table:table-cell>
          <table:table-cell office:value-type="float" office:value="-0.04225" calcext:value-type="float">
            <text:p>-0.04225</text:p>
          </table:table-cell>
          <table:table-cell office:value-type="float" office:value="0.05502" calcext:value-type="float">
            <text:p>0.05502</text:p>
          </table:table-cell>
          <table:table-cell office:value-type="float" office:value="0.56436" calcext:value-type="float">
            <text:p>0.56436</text:p>
          </table:table-cell>
          <table:table-cell office:value-type="float" office:value="-0.89656" calcext:value-type="float">
            <text:p>-0.89656</text:p>
          </table:table-cell>
          <table:table-cell office:value-type="float" office:value="-0.05004" calcext:value-type="float">
            <text:p>-0.05004</text:p>
          </table:table-cell>
          <table:table-cell office:value-type="float" office:value="0.86931" calcext:value-type="float">
            <text:p>0.86931</text:p>
          </table:table-cell>
          <table:table-cell office:value-type="float" office:value="105.21476" calcext:value-type="float">
            <text:p>105.21476</text:p>
          </table:table-cell>
          <table:table-cell office:value-type="float" office:value="6.99892" calcext:value-type="float">
            <text:p>6.99892</text:p>
          </table:table-cell>
          <table:table-cell office:value-type="float" office:value="1.02579" calcext:value-type="float">
            <text:p>1.025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isola_alfa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7978" calcext:value-type="float">
            <text:p>0.07978</text:p>
          </table:table-cell>
          <table:table-cell office:value-type="float" office:value="0.54433" calcext:value-type="float">
            <text:p>0.54433</text:p>
          </table:table-cell>
          <table:table-cell office:value-type="float" office:value="-0.83183" calcext:value-type="float">
            <text:p>-0.83183</text:p>
          </table:table-cell>
          <table:table-cell office:value-type="float" office:value="-0.00787" calcext:value-type="float">
            <text:p>-0.00787</text:p>
          </table:table-cell>
          <table:table-cell office:value-type="float" office:value="0.88742" calcext:value-type="float">
            <text:p>0.88742</text:p>
          </table:table-cell>
          <table:table-cell office:value-type="float" office:value="46.55542" calcext:value-type="float">
            <text:p>46.55542</text:p>
          </table:table-cell>
          <table:table-cell office:value-type="float" office:value="3.09688" calcext:value-type="float">
            <text:p>3.09688</text:p>
          </table:table-cell>
          <table:table-cell office:value-type="float" office:value="1.06139" calcext:value-type="float">
            <text:p>1.061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isola_const</text:p>
          </table:table-cell>
          <table:table-cell office:value-type="float" office:value="-0.08799" calcext:value-type="float">
            <text:p>-0.08799</text:p>
          </table:table-cell>
          <table:table-cell office:value-type="float" office:value="0.08868" calcext:value-type="float">
            <text:p>0.08868</text:p>
          </table:table-cell>
          <table:table-cell office:value-type="float" office:value="0.6166" calcext:value-type="float">
            <text:p>0.6166</text:p>
          </table:table-cell>
          <table:table-cell office:value-type="float" office:value="-0.94281" calcext:value-type="float">
            <text:p>-0.94281</text:p>
          </table:table-cell>
          <table:table-cell office:value-type="float" office:value="-0.12852" calcext:value-type="float">
            <text:p>-0.12852</text:p>
          </table:table-cell>
          <table:table-cell office:value-type="float" office:value="0.92653" calcext:value-type="float">
            <text:p>0.92653</text:p>
          </table:table-cell>
          <table:table-cell office:value-type="float" office:value="48.34724" calcext:value-type="float">
            <text:p>48.34724</text:p>
          </table:table-cell>
          <table:table-cell office:value-type="float" office:value="3.21607" calcext:value-type="float">
            <text:p>3.21607</text:p>
          </table:table-cell>
          <table:table-cell office:value-type="float" office:value="1.06275" calcext:value-type="float">
            <text:p>1.062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_cons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4651" calcext:value-type="float">
            <text:p>0.04651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-0.88445" calcext:value-type="float">
            <text:p>-0.88445</text:p>
          </table:table-cell>
          <table:table-cell office:value-type="float" office:value="0.02579" calcext:value-type="float">
            <text:p>0.02579</text:p>
          </table:table-cell>
          <table:table-cell office:value-type="float" office:value="0.90999" calcext:value-type="float">
            <text:p>0.90999</text:p>
          </table:table-cell>
          <table:table-cell office:value-type="float" office:value="147.70186" calcext:value-type="float">
            <text:p>147.70186</text:p>
          </table:table-cell>
          <table:table-cell office:value-type="float" office:value="9.82518" calcext:value-type="float">
            <text:p>9.82518</text:p>
          </table:table-cell>
          <table:table-cell office:value-type="float" office:value="1.0408" calcext:value-type="float">
            <text:p>1.04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ys_a1</text:p>
          </table:table-cell>
          <table:table-cell office:value-type="float" office:value="0.02281" calcext:value-type="float">
            <text:p>0.02281</text:p>
          </table:table-cell>
          <table:table-cell office:value-type="float" office:value="0.05384" calcext:value-type="float">
            <text:p>0.05384</text:p>
          </table:table-cell>
          <table:table-cell office:value-type="float" office:value="0.59043" calcext:value-type="float">
            <text:p>0.59043</text:p>
          </table:table-cell>
          <table:table-cell office:value-type="float" office:value="-0.94493" calcext:value-type="float">
            <text:p>-0.94493</text:p>
          </table:table-cell>
          <table:table-cell office:value-type="float" office:value="0.08495" calcext:value-type="float">
            <text:p>0.08495</text:p>
          </table:table-cell>
          <table:table-cell office:value-type="float" office:value="0.90167" calcext:value-type="float">
            <text:p>0.90167</text:p>
          </table:table-cell>
          <table:table-cell office:value-type="float" office:value="120.24473" calcext:value-type="float">
            <text:p>120.24473</text:p>
          </table:table-cell>
          <table:table-cell office:value-type="float" office:value="7.99872" calcext:value-type="float">
            <text:p>7.99872</text:p>
          </table:table-cell>
          <table:table-cell office:value-type="float" office:value="1.01529" calcext:value-type="float">
            <text:p>1.01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ys_a2</text:p>
          </table:table-cell>
          <table:table-cell office:value-type="float" office:value="0.04576" calcext:value-type="float">
            <text:p>0.04576</text:p>
          </table:table-cell>
          <table:table-cell office:value-type="float" office:value="0.03859" calcext:value-type="float">
            <text:p>0.03859</text:p>
          </table:table-cell>
          <table:table-cell office:value-type="float" office:value="0.55656" calcext:value-type="float">
            <text:p>0.55656</text:p>
          </table:table-cell>
          <table:table-cell office:value-type="float" office:value="-0.87915" calcext:value-type="float">
            <text:p>-0.87915</text:p>
          </table:table-cell>
          <table:table-cell office:value-type="float" office:value="0.07954" calcext:value-type="float">
            <text:p>0.07954</text:p>
          </table:table-cell>
          <table:table-cell office:value-type="float" office:value="0.88805" calcext:value-type="float">
            <text:p>0.88805</text:p>
          </table:table-cell>
          <table:table-cell office:value-type="float" office:value="208.05407" calcext:value-type="float">
            <text:p>208.05407</text:p>
          </table:table-cell>
          <table:table-cell office:value-type="float" office:value="13.83982" calcext:value-type="float">
            <text:p>13.83982</text:p>
          </table:table-cell>
          <table:table-cell office:value-type="float" office:value="1.03627" calcext:value-type="float">
            <text:p>1.03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ys_a3</text:p>
          </table:table-cell>
          <table:table-cell office:value-type="float" office:value="-0.02492" calcext:value-type="float">
            <text:p>-0.0249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55949" calcext:value-type="float">
            <text:p>0.55949</text:p>
          </table:table-cell>
          <table:table-cell office:value-type="float" office:value="-0.8928" calcext:value-type="float">
            <text:p>-0.8928</text:p>
          </table:table-cell>
          <table:table-cell office:value-type="float" office:value="-0.05589" calcext:value-type="float">
            <text:p>-0.05589</text:p>
          </table:table-cell>
          <table:table-cell office:value-type="float" office:value="0.91551" calcext:value-type="float">
            <text:p>0.91551</text:p>
          </table:table-cell>
          <table:table-cell office:value-type="float" office:value="54.91132" calcext:value-type="float">
            <text:p>54.91132</text:p>
          </table:table-cell>
          <table:table-cell office:value-type="float" office:value="3.65272" calcext:value-type="float">
            <text:p>3.65272</text:p>
          </table:table-cell>
          <table:table-cell office:value-type="float" office:value="1.06582" calcext:value-type="float">
            <text:p>1.065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ys_cons</text:p>
          </table:table-cell>
          <table:table-cell office:value-type="float" office:value="0.02673" calcext:value-type="float">
            <text:p>0.02673</text:p>
          </table:table-cell>
          <table:table-cell office:value-type="float" office:value="0.26368" calcext:value-type="float">
            <text:p>0.26368</text:p>
          </table:table-cell>
          <table:table-cell office:value-type="float" office:value="5.51918" calcext:value-type="float">
            <text:p>5.51918</text:p>
          </table:table-cell>
          <table:table-cell office:value-type="float" office:value="-8.53715" calcext:value-type="float">
            <text:p>-8.53715</text:p>
          </table:table-cell>
          <table:table-cell office:value-type="float" office:value="-0.05128" calcext:value-type="float">
            <text:p>-0.05128</text:p>
          </table:table-cell>
          <table:table-cell office:value-type="float" office:value="8.6867" calcext:value-type="float">
            <text:p>8.6867</text:p>
          </table:table-cell>
          <table:table-cell office:value-type="float" office:value="438.13201" calcext:value-type="float">
            <text:p>438.13201</text:p>
          </table:table-cell>
          <table:table-cell office:value-type="float" office:value="29.14468" calcext:value-type="float">
            <text:p>29.14468</text:p>
          </table:table-cell>
          <table:table-cell office:value-type="float" office:value="1.00573" calcext:value-type="float">
            <text:p>1.00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ed_factor</text:p>
          </table:table-cell>
          <table:table-cell office:value-type="float" office:value="-0.03584" calcext:value-type="float">
            <text:p>-0.03584</text:p>
          </table:table-cell>
          <table:table-cell office:value-type="float" office:value="0.07966" calcext:value-type="float">
            <text:p>0.07966</text:p>
          </table:table-cell>
          <table:table-cell office:value-type="float" office:value="0.57305" calcext:value-type="float">
            <text:p>0.57305</text:p>
          </table:table-cell>
          <table:table-cell office:value-type="float" office:value="-0.88065" calcext:value-type="float">
            <text:p>-0.88065</text:p>
          </table:table-cell>
          <table:table-cell office:value-type="float" office:value="-0.02485" calcext:value-type="float">
            <text:p>-0.02485</text:p>
          </table:table-cell>
          <table:table-cell office:value-type="float" office:value="0.89529" calcext:value-type="float">
            <text:p>0.89529</text:p>
          </table:table-cell>
          <table:table-cell office:value-type="float" office:value="51.74511" calcext:value-type="float">
            <text:p>51.74511</text:p>
          </table:table-cell>
          <table:table-cell office:value-type="float" office:value="3.4421" calcext:value-type="float">
            <text:p>3.4421</text:p>
          </table:table-cell>
          <table:table-cell office:value-type="float" office:value="1.09154" calcext:value-type="float">
            <text:p>1.09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_std</text:p>
          </table:table-cell>
          <table:table-cell office:value-type="float" office:value="0.83367" calcext:value-type="float">
            <text:p>0.83367</text:p>
          </table:table-cell>
          <table:table-cell office:value-type="float" office:value="0.04911" calcext:value-type="float">
            <text:p>0.04911</text:p>
          </table:table-cell>
          <table:table-cell office:value-type="float" office:value="0.60566" calcext:value-type="float">
            <text:p>0.60566</text:p>
          </table:table-cell>
          <table:table-cell office:value-type="float" office:value="0.12057" calcext:value-type="float">
            <text:p>0.12057</text:p>
          </table:table-cell>
          <table:table-cell office:value-type="float" office:value="0.67693" calcext:value-type="float">
            <text:p>0.67693</text:p>
          </table:table-cell>
          <table:table-cell office:value-type="float" office:value="2.04563" calcext:value-type="float">
            <text:p>2.04563</text:p>
          </table:table-cell>
          <table:table-cell office:value-type="float" office:value="152.10113" calcext:value-type="float">
            <text:p>152.10113</text:p>
          </table:table-cell>
          <table:table-cell office:value-type="float" office:value="10.11782" calcext:value-type="float">
            <text:p>10.11782</text:p>
          </table:table-cell>
          <table:table-cell office:value-type="float" office:value="1.05232" calcext:value-type="float">
            <text:p>1.052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_sigma</text:p>
          </table:table-cell>
          <table:table-cell office:value-type="float" office:value="0.88776" calcext:value-type="float">
            <text:p>0.88776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63944" calcext:value-type="float">
            <text:p>0.63944</text:p>
          </table:table-cell>
          <table:table-cell office:value-type="float" office:value="0.11072" calcext:value-type="float">
            <text:p>0.11072</text:p>
          </table:table-cell>
          <table:table-cell office:value-type="float" office:value="0.77093" calcext:value-type="float">
            <text:p>0.77093</text:p>
          </table:table-cell>
          <table:table-cell office:value-type="float" office:value="2.10685" calcext:value-type="float">
            <text:p>2.10685</text:p>
          </table:table-cell>
          <table:table-cell office:value-type="float" office:value="81.84521" calcext:value-type="float">
            <text:p>81.84521</text:p>
          </table:table-cell>
          <table:table-cell office:value-type="float" office:value="5.44437" calcext:value-type="float">
            <text:p>5.44437</text:p>
          </table:table-cell>
          <table:table-cell office:value-type="float" office:value="1.06791" calcext:value-type="float">
            <text:p>1.06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]</text:p>
          </table:table-cell>
          <table:table-cell office:value-type="float" office:value="0.105174" calcext:value-type="float">
            <text:p>0.105174</text:p>
          </table:table-cell>
          <table:table-cell office:value-type="float" office:value="0.00239401" calcext:value-type="float">
            <text:p>0.00239401</text:p>
          </table:table-cell>
          <table:table-cell office:value-type="float" office:value="0.0359767" calcext:value-type="float">
            <text:p>0.0359767</text:p>
          </table:table-cell>
          <table:table-cell office:value-type="float" office:value="0.052636" calcext:value-type="float">
            <text:p>0.052636</text:p>
          </table:table-cell>
          <table:table-cell office:value-type="float" office:value="0.101236" calcext:value-type="float">
            <text:p>0.101236</text:p>
          </table:table-cell>
          <table:table-cell office:value-type="float" office:value="0.168154" calcext:value-type="float">
            <text:p>0.168154</text:p>
          </table:table-cell>
          <table:table-cell office:value-type="float" office:value="225.834" calcext:value-type="float">
            <text:p>225.834</text:p>
          </table:table-cell>
          <table:table-cell office:value-type="float" office:value="15.0226" calcext:value-type="float">
            <text:p>15.0226</text:p>
          </table:table-cell>
          <table:table-cell office:value-type="float" office:value="1.02889" calcext:value-type="float">
            <text:p>1.028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4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5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6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7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8]</text:p>
          </table:table-cell>
          <table:table-cell office:value-type="float" office:value="0.0906499" calcext:value-type="float">
            <text:p>0.0906499</text:p>
          </table:table-cell>
          <table:table-cell office:value-type="float" office:value="0.00247905" calcext:value-type="float">
            <text:p>0.00247905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436953" calcext:value-type="float">
            <text:p>0.0436953</text:p>
          </table:table-cell>
          <table:table-cell office:value-type="float" office:value="0.0865813" calcext:value-type="float">
            <text:p>0.0865813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186.856" calcext:value-type="float">
            <text:p>186.856</text:p>
          </table:table-cell>
          <table:table-cell office:value-type="float" office:value="12.4297" calcext:value-type="float">
            <text:p>12.4297</text:p>
          </table:table-cell>
          <table:table-cell office:value-type="float" office:value="1.02166" calcext:value-type="float">
            <text:p>1.02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9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0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1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2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3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4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5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6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7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8]</text:p>
          </table:table-cell>
          <table:table-cell office:value-type="float" office:value="0.0906499" calcext:value-type="float">
            <text:p>0.0906499</text:p>
          </table:table-cell>
          <table:table-cell office:value-type="float" office:value="0.00247905" calcext:value-type="float">
            <text:p>0.00247905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436953" calcext:value-type="float">
            <text:p>0.0436953</text:p>
          </table:table-cell>
          <table:table-cell office:value-type="float" office:value="0.0865813" calcext:value-type="float">
            <text:p>0.0865813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186.856" calcext:value-type="float">
            <text:p>186.856</text:p>
          </table:table-cell>
          <table:table-cell office:value-type="float" office:value="12.4297" calcext:value-type="float">
            <text:p>12.4297</text:p>
          </table:table-cell>
          <table:table-cell office:value-type="float" office:value="1.02166" calcext:value-type="float">
            <text:p>1.02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19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0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1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2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3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4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5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6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7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8]</text:p>
          </table:table-cell>
          <table:table-cell office:value-type="float" office:value="0.0906499" calcext:value-type="float">
            <text:p>0.0906499</text:p>
          </table:table-cell>
          <table:table-cell office:value-type="float" office:value="0.00247905" calcext:value-type="float">
            <text:p>0.00247905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436953" calcext:value-type="float">
            <text:p>0.0436953</text:p>
          </table:table-cell>
          <table:table-cell office:value-type="float" office:value="0.0865813" calcext:value-type="float">
            <text:p>0.0865813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186.856" calcext:value-type="float">
            <text:p>186.856</text:p>
          </table:table-cell>
          <table:table-cell office:value-type="float" office:value="12.4297" calcext:value-type="float">
            <text:p>12.4297</text:p>
          </table:table-cell>
          <table:table-cell office:value-type="float" office:value="1.02166" calcext:value-type="float">
            <text:p>1.02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29]</text:p>
          </table:table-cell>
          <table:table-cell office:value-type="float" office:value="0.0906499" calcext:value-type="float">
            <text:p>0.0906499</text:p>
          </table:table-cell>
          <table:table-cell office:value-type="float" office:value="0.00247905" calcext:value-type="float">
            <text:p>0.00247905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436953" calcext:value-type="float">
            <text:p>0.0436953</text:p>
          </table:table-cell>
          <table:table-cell office:value-type="float" office:value="0.0865813" calcext:value-type="float">
            <text:p>0.0865813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186.856" calcext:value-type="float">
            <text:p>186.856</text:p>
          </table:table-cell>
          <table:table-cell office:value-type="float" office:value="12.4297" calcext:value-type="float">
            <text:p>12.4297</text:p>
          </table:table-cell>
          <table:table-cell office:value-type="float" office:value="1.02166" calcext:value-type="float">
            <text:p>1.02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0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1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2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3]</text:p>
          </table:table-cell>
          <table:table-cell office:value-type="float" office:value="0.0906499" calcext:value-type="float">
            <text:p>0.0906499</text:p>
          </table:table-cell>
          <table:table-cell office:value-type="float" office:value="0.00247905" calcext:value-type="float">
            <text:p>0.00247905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436953" calcext:value-type="float">
            <text:p>0.0436953</text:p>
          </table:table-cell>
          <table:table-cell office:value-type="float" office:value="0.0865813" calcext:value-type="float">
            <text:p>0.0865813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186.856" calcext:value-type="float">
            <text:p>186.856</text:p>
          </table:table-cell>
          <table:table-cell office:value-type="float" office:value="12.4297" calcext:value-type="float">
            <text:p>12.4297</text:p>
          </table:table-cell>
          <table:table-cell office:value-type="float" office:value="1.02166" calcext:value-type="float">
            <text:p>1.02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4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5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6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7]</text:p>
          </table:table-cell>
          <table:table-cell office:value-type="float" office:value="0.0906499" calcext:value-type="float">
            <text:p>0.0906499</text:p>
          </table:table-cell>
          <table:table-cell office:value-type="float" office:value="0.00247905" calcext:value-type="float">
            <text:p>0.00247905</text:p>
          </table:table-cell>
          <table:table-cell office:value-type="float" office:value="0.0338875" calcext:value-type="float">
            <text:p>0.0338875</text:p>
          </table:table-cell>
          <table:table-cell office:value-type="float" office:value="0.0436953" calcext:value-type="float">
            <text:p>0.0436953</text:p>
          </table:table-cell>
          <table:table-cell office:value-type="float" office:value="0.0865813" calcext:value-type="float">
            <text:p>0.0865813</text:p>
          </table:table-cell>
          <table:table-cell office:value-type="float" office:value="0.152632" calcext:value-type="float">
            <text:p>0.152632</text:p>
          </table:table-cell>
          <table:table-cell office:value-type="float" office:value="186.856" calcext:value-type="float">
            <text:p>186.856</text:p>
          </table:table-cell>
          <table:table-cell office:value-type="float" office:value="12.4297" calcext:value-type="float">
            <text:p>12.4297</text:p>
          </table:table-cell>
          <table:table-cell office:value-type="float" office:value="1.02166" calcext:value-type="float">
            <text:p>1.02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8]</text:p>
          </table:table-cell>
          <table:table-cell office:value-type="float" office:value="0.433747" calcext:value-type="float">
            <text:p>0.433747</text:p>
          </table:table-cell>
          <table:table-cell office:value-type="float" office:value="0.00573599" calcext:value-type="float">
            <text:p>0.00573599</text:p>
          </table:table-cell>
          <table:table-cell office:value-type="float" office:value="0.0741949" calcext:value-type="float">
            <text:p>0.0741949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.43616" calcext:value-type="float">
            <text:p>0.43616</text:p>
          </table:table-cell>
          <table:table-cell office:value-type="float" office:value="0.552684" calcext:value-type="float">
            <text:p>0.552684</text:p>
          </table:table-cell>
          <table:table-cell office:value-type="float" office:value="167.314" calcext:value-type="float">
            <text:p>167.314</text:p>
          </table:table-cell>
          <table:table-cell office:value-type="float" office:value="11.1297" calcext:value-type="float">
            <text:p>11.1297</text:p>
          </table:table-cell>
          <table:table-cell office:value-type="float" office:value="1.00836" calcext:value-type="float">
            <text:p>1.00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fa_DayL[39]</text:p>
          </table:table-cell>
          <table:table-cell office:value-type="float" office:value="0.370429" calcext:value-type="float">
            <text:p>0.370429</text:p>
          </table:table-cell>
          <table:table-cell office:value-type="float" office:value="0.00488052" calcext:value-type="float">
            <text:p>0.00488052</text:p>
          </table:table-cell>
          <table:table-cell office:value-type="float" office:value="0.0681162" calcext:value-type="float">
            <text:p>0.0681162</text:p>
          </table:table-cell>
          <table:table-cell office:value-type="float" office:value="0.263906" calcext:value-type="float">
            <text:p>0.263906</text:p>
          </table:table-cell>
          <table:table-cell office:value-type="float" office:value="0.366628" calcext:value-type="float">
            <text:p>0.366628</text:p>
          </table:table-cell>
          <table:table-cell office:value-type="float" office:value="0.489023" calcext:value-type="float">
            <text:p>0.489023</text:p>
          </table:table-cell>
          <table:table-cell office:value-type="float" office:value="194.791" calcext:value-type="float">
            <text:p>194.791</text:p>
          </table:table-cell>
          <table:table-cell office:value-type="float" office:value="12.9575" calcext:value-type="float">
            <text:p>12.9575</text:p>
          </table:table-cell>
          <table:table-cell office:value-type="float" office:value="1.01325" calcext:value-type="float">
            <text:p>1.013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4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5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6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7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8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9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0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1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2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3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4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5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6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7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8]</text:p>
          </table:table-cell>
          <table:table-cell office:value-type="float" office:value="0.0900931" calcext:value-type="float">
            <text:p>0.0900931</text:p>
          </table:table-cell>
          <table:table-cell office:value-type="float" office:value="0.00329497" calcext:value-type="float">
            <text:p>0.00329497</text:p>
          </table:table-cell>
          <table:table-cell office:value-type="float" office:value="0.0435161" calcext:value-type="float">
            <text:p>0.0435161</text:p>
          </table:table-cell>
          <table:table-cell office:value-type="float" office:value="0.0310121" calcext:value-type="float">
            <text:p>0.0310121</text:p>
          </table:table-cell>
          <table:table-cell office:value-type="float" office:value="0.0832629" calcext:value-type="float">
            <text:p>0.0832629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174.42" calcext:value-type="float">
            <text:p>174.42</text:p>
          </table:table-cell>
          <table:table-cell office:value-type="float" office:value="11.6025" calcext:value-type="float">
            <text:p>11.6025</text:p>
          </table:table-cell>
          <table:table-cell office:value-type="float" office:value="1.04718" calcext:value-type="float">
            <text:p>1.04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19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0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1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2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3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4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5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6]</text:p>
          </table:table-cell>
          <table:table-cell office:value-type="float" office:value="0.265251" calcext:value-type="float">
            <text:p>0.265251</text:p>
          </table:table-cell>
          <table:table-cell office:value-type="float" office:value="0.00397833" calcext:value-type="float">
            <text:p>0.00397833</text:p>
          </table:table-cell>
          <table:table-cell office:value-type="float" office:value="0.0668301" calcext:value-type="float">
            <text:p>0.0668301</text:p>
          </table:table-cell>
          <table:table-cell office:value-type="float" office:value="0.157394" calcext:value-type="float">
            <text:p>0.157394</text:p>
          </table:table-cell>
          <table:table-cell office:value-type="float" office:value="0.262523" calcext:value-type="float">
            <text:p>0.262523</text:p>
          </table:table-cell>
          <table:table-cell office:value-type="float" office:value="0.376633" calcext:value-type="float">
            <text:p>0.376633</text:p>
          </table:table-cell>
          <table:table-cell office:value-type="float" office:value="282.191" calcext:value-type="float">
            <text:p>282.191</text:p>
          </table:table-cell>
          <table:table-cell office:value-type="float" office:value="18.7714" calcext:value-type="float">
            <text:p>18.7714</text:p>
          </table:table-cell>
          <table:table-cell office:value-type="float" office:value="1.03336" calcext:value-type="float">
            <text:p>1.033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7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8]</text:p>
          </table:table-cell>
          <table:table-cell office:value-type="float" office:value="0.0900931" calcext:value-type="float">
            <text:p>0.0900931</text:p>
          </table:table-cell>
          <table:table-cell office:value-type="float" office:value="0.00329497" calcext:value-type="float">
            <text:p>0.00329497</text:p>
          </table:table-cell>
          <table:table-cell office:value-type="float" office:value="0.0435161" calcext:value-type="float">
            <text:p>0.0435161</text:p>
          </table:table-cell>
          <table:table-cell office:value-type="float" office:value="0.0310121" calcext:value-type="float">
            <text:p>0.0310121</text:p>
          </table:table-cell>
          <table:table-cell office:value-type="float" office:value="0.0832629" calcext:value-type="float">
            <text:p>0.0832629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174.42" calcext:value-type="float">
            <text:p>174.42</text:p>
          </table:table-cell>
          <table:table-cell office:value-type="float" office:value="11.6025" calcext:value-type="float">
            <text:p>11.6025</text:p>
          </table:table-cell>
          <table:table-cell office:value-type="float" office:value="1.04718" calcext:value-type="float">
            <text:p>1.04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29]</text:p>
          </table:table-cell>
          <table:table-cell office:value-type="float" office:value="0.0900931" calcext:value-type="float">
            <text:p>0.0900931</text:p>
          </table:table-cell>
          <table:table-cell office:value-type="float" office:value="0.00329497" calcext:value-type="float">
            <text:p>0.00329497</text:p>
          </table:table-cell>
          <table:table-cell office:value-type="float" office:value="0.0435161" calcext:value-type="float">
            <text:p>0.0435161</text:p>
          </table:table-cell>
          <table:table-cell office:value-type="float" office:value="0.0310121" calcext:value-type="float">
            <text:p>0.0310121</text:p>
          </table:table-cell>
          <table:table-cell office:value-type="float" office:value="0.0832629" calcext:value-type="float">
            <text:p>0.0832629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174.42" calcext:value-type="float">
            <text:p>174.42</text:p>
          </table:table-cell>
          <table:table-cell office:value-type="float" office:value="11.6025" calcext:value-type="float">
            <text:p>11.6025</text:p>
          </table:table-cell>
          <table:table-cell office:value-type="float" office:value="1.04718" calcext:value-type="float">
            <text:p>1.04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0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1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2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3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4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5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6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7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8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eTransformed[39]</text:p>
          </table:table-cell>
          <table:table-cell office:value-type="float" office:value="0.644656" calcext:value-type="float">
            <text:p>0.644656</text:p>
          </table:table-cell>
          <table:table-cell office:value-type="float" office:value="0.00392885" calcext:value-type="float">
            <text:p>0.00392885</text:p>
          </table:table-cell>
          <table:table-cell office:value-type="float" office:value="0.0712819" calcext:value-type="float">
            <text:p>0.0712819</text:p>
          </table:table-cell>
          <table:table-cell office:value-type="float" office:value="0.525581" calcext:value-type="float">
            <text:p>0.525581</text:p>
          </table:table-cell>
          <table:table-cell office:value-type="float" office:value="0.646601" calcext:value-type="float">
            <text:p>0.646601</text:p>
          </table:table-cell>
          <table:table-cell office:value-type="float" office:value="0.759825" calcext:value-type="float">
            <text:p>0.759825</text:p>
          </table:table-cell>
          <table:table-cell office:value-type="float" office:value="329.176" calcext:value-type="float">
            <text:p>329.176</text:p>
          </table:table-cell>
          <table:table-cell office:value-type="float" office:value="21.8969" calcext:value-type="float">
            <text:p>21.8969</text:p>
          </table:table-cell>
          <table:table-cell office:value-type="float" office:value="1.01267" calcext:value-type="float">
            <text:p>1.012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]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418743" calcext:value-type="float">
            <text:p>0.00418743</text:p>
          </table:table-cell>
          <table:table-cell office:value-type="float" office:value="0.0419887" calcext:value-type="float">
            <text:p>0.0419887</text:p>
          </table:table-cell>
          <table:table-cell office:value-type="float" office:value="0.0531821" calcext:value-type="float">
            <text:p>0.0531821</text:p>
          </table:table-cell>
          <table:table-cell office:value-type="float" office:value="0.114762" calcext:value-type="float">
            <text:p>0.114762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100.547" calcext:value-type="float">
            <text:p>100.547</text:p>
          </table:table-cell>
          <table:table-cell office:value-type="float" office:value="6.68842" calcext:value-type="float">
            <text:p>6.68842</text:p>
          </table:table-cell>
          <table:table-cell office:value-type="float" office:value="1.04511" calcext:value-type="float">
            <text:p>1.04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4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5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6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7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8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9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0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1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2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3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4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5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6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7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8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19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0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1]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418743" calcext:value-type="float">
            <text:p>0.00418743</text:p>
          </table:table-cell>
          <table:table-cell office:value-type="float" office:value="0.0419887" calcext:value-type="float">
            <text:p>0.0419887</text:p>
          </table:table-cell>
          <table:table-cell office:value-type="float" office:value="0.0531821" calcext:value-type="float">
            <text:p>0.0531821</text:p>
          </table:table-cell>
          <table:table-cell office:value-type="float" office:value="0.114762" calcext:value-type="float">
            <text:p>0.114762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100.547" calcext:value-type="float">
            <text:p>100.547</text:p>
          </table:table-cell>
          <table:table-cell office:value-type="float" office:value="6.68842" calcext:value-type="float">
            <text:p>6.68842</text:p>
          </table:table-cell>
          <table:table-cell office:value-type="float" office:value="1.04511" calcext:value-type="float">
            <text:p>1.04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2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3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4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5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6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7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8]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418743" calcext:value-type="float">
            <text:p>0.00418743</text:p>
          </table:table-cell>
          <table:table-cell office:value-type="float" office:value="0.0419887" calcext:value-type="float">
            <text:p>0.0419887</text:p>
          </table:table-cell>
          <table:table-cell office:value-type="float" office:value="0.0531821" calcext:value-type="float">
            <text:p>0.0531821</text:p>
          </table:table-cell>
          <table:table-cell office:value-type="float" office:value="0.114762" calcext:value-type="float">
            <text:p>0.114762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100.547" calcext:value-type="float">
            <text:p>100.547</text:p>
          </table:table-cell>
          <table:table-cell office:value-type="float" office:value="6.68842" calcext:value-type="float">
            <text:p>6.68842</text:p>
          </table:table-cell>
          <table:table-cell office:value-type="float" office:value="1.04511" calcext:value-type="float">
            <text:p>1.04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29]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418743" calcext:value-type="float">
            <text:p>0.00418743</text:p>
          </table:table-cell>
          <table:table-cell office:value-type="float" office:value="0.0419887" calcext:value-type="float">
            <text:p>0.0419887</text:p>
          </table:table-cell>
          <table:table-cell office:value-type="float" office:value="0.0531821" calcext:value-type="float">
            <text:p>0.0531821</text:p>
          </table:table-cell>
          <table:table-cell office:value-type="float" office:value="0.114762" calcext:value-type="float">
            <text:p>0.114762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100.547" calcext:value-type="float">
            <text:p>100.547</text:p>
          </table:table-cell>
          <table:table-cell office:value-type="float" office:value="6.68842" calcext:value-type="float">
            <text:p>6.68842</text:p>
          </table:table-cell>
          <table:table-cell office:value-type="float" office:value="1.04511" calcext:value-type="float">
            <text:p>1.04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0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1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2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3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4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5]</text:p>
          </table:table-cell>
          <table:table-cell office:value-type="float" office:value="0.229786" calcext:value-type="float">
            <text:p>0.229786</text:p>
          </table:table-cell>
          <table:table-cell office:value-type="float" office:value="0.00424483" calcext:value-type="float">
            <text:p>0.00424483</text:p>
          </table:table-cell>
          <table:table-cell office:value-type="float" office:value="0.0576407" calcext:value-type="float">
            <text:p>0.0576407</text:p>
          </table:table-cell>
          <table:table-cell office:value-type="float" office:value="0.139792" calcext:value-type="float">
            <text:p>0.139792</text:p>
          </table:table-cell>
          <table:table-cell office:value-type="float" office:value="0.226538" calcext:value-type="float">
            <text:p>0.226538</text:p>
          </table:table-cell>
          <table:table-cell office:value-type="float" office:value="0.327163" calcext:value-type="float">
            <text:p>0.327163</text:p>
          </table:table-cell>
          <table:table-cell office:value-type="float" office:value="184.391" calcext:value-type="float">
            <text:p>184.391</text:p>
          </table:table-cell>
          <table:table-cell office:value-type="float" office:value="12.2657" calcext:value-type="float">
            <text:p>12.2657</text:p>
          </table:table-cell>
          <table:table-cell office:value-type="float" office:value="1.01373" calcext:value-type="float">
            <text:p>1.0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6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7]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00344969" calcext:value-type="float">
            <text:p>0.00344969</text:p>
          </table:table-cell>
          <table:table-cell office:value-type="float" office:value="0.0604228" calcext:value-type="float">
            <text:p>0.0604228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245692" calcext:value-type="float">
            <text:p>0.245692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306.79" calcext:value-type="float">
            <text:p>306.79</text:p>
          </table:table-cell>
          <table:table-cell office:value-type="float" office:value="20.4078" calcext:value-type="float">
            <text:p>20.4078</text:p>
          </table:table-cell>
          <table:table-cell office:value-type="float" office:value="1.0121" calcext:value-type="float">
            <text:p>1.0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8]</text:p>
          </table:table-cell>
          <table:table-cell office:value-type="float" office:value="0.117" calcext:value-type="float">
            <text:p>0.117</text:p>
          </table:table-cell>
          <table:table-cell office:value-type="float" office:value="0.00418743" calcext:value-type="float">
            <text:p>0.00418743</text:p>
          </table:table-cell>
          <table:table-cell office:value-type="float" office:value="0.0419887" calcext:value-type="float">
            <text:p>0.0419887</text:p>
          </table:table-cell>
          <table:table-cell office:value-type="float" office:value="0.0531821" calcext:value-type="float">
            <text:p>0.0531821</text:p>
          </table:table-cell>
          <table:table-cell office:value-type="float" office:value="0.114762" calcext:value-type="float">
            <text:p>0.114762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100.547" calcext:value-type="float">
            <text:p>100.547</text:p>
          </table:table-cell>
          <table:table-cell office:value-type="float" office:value="6.68842" calcext:value-type="float">
            <text:p>6.68842</text:p>
          </table:table-cell>
          <table:table-cell office:value-type="float" office:value="1.04511" calcext:value-type="float">
            <text:p>1.04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Transformed[39]</text:p>
          </table:table-cell>
          <table:table-cell office:value-type="float" office:value="0.226378" calcext:value-type="float">
            <text:p>0.226378</text:p>
          </table:table-cell>
          <table:table-cell office:value-type="float" office:value="0.00358683" calcext:value-type="float">
            <text:p>0.00358683</text:p>
          </table:table-cell>
          <table:table-cell office:value-type="float" office:value="0.0590067" calcext:value-type="float">
            <text:p>0.0590067</text:p>
          </table:table-cell>
          <table:table-cell office:value-type="float" office:value="0.136524" calcext:value-type="float">
            <text:p>0.136524</text:p>
          </table:table-cell>
          <table:table-cell office:value-type="float" office:value="0.221476" calcext:value-type="float">
            <text:p>0.221476</text:p>
          </table:table-cell>
          <table:table-cell office:value-type="float" office:value="0.331584" calcext:value-type="float">
            <text:p>0.331584</text:p>
          </table:table-cell>
          <table:table-cell office:value-type="float" office:value="270.633" calcext:value-type="float">
            <text:p>270.633</text:p>
          </table:table-cell>
          <table:table-cell office:value-type="float" office:value="18.0026" calcext:value-type="float">
            <text:p>18.0026</text:p>
          </table:table-cell>
          <table:table-cell office:value-type="float" office:value="1.02119" calcext:value-type="float">
            <text:p>1.02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4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5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6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7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8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9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0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1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2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3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4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5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6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7]</text:p>
          </table:table-cell>
          <table:table-cell office:value-type="float" office:value="0.136851" calcext:value-type="float">
            <text:p>0.136851</text:p>
          </table:table-cell>
          <table:table-cell office:value-type="float" office:value="0.00444122" calcext:value-type="float">
            <text:p>0.00444122</text:p>
          </table:table-cell>
          <table:table-cell office:value-type="float" office:value="0.0522655" calcext:value-type="float">
            <text:p>0.0522655</text:p>
          </table:table-cell>
          <table:table-cell office:value-type="float" office:value="0.0623787" calcext:value-type="float">
            <text:p>0.06237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9.21254" calcext:value-type="float">
            <text:p>9.21254</text:p>
          </table:table-cell>
          <table:table-cell office:value-type="float" office:value="1.0187" calcext:value-type="float">
            <text:p>1.0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8]</text:p>
          </table:table-cell>
          <table:table-cell office:value-type="float" office:value="0.108295" calcext:value-type="float">
            <text:p>0.108295</text:p>
          </table:table-cell>
          <table:table-cell office:value-type="float" office:value="0.0039334" calcext:value-type="float">
            <text:p>0.0039334</text:p>
          </table:table-cell>
          <table:table-cell office:value-type="float" office:value="0.045266" calcext:value-type="float">
            <text:p>0.045266</text:p>
          </table:table-cell>
          <table:table-cell office:value-type="float" office:value="0.0461069" calcext:value-type="float">
            <text:p>0.0461069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196014" calcext:value-type="float">
            <text:p>0.196014</text:p>
          </table:table-cell>
          <table:table-cell office:value-type="float" office:value="132.437" calcext:value-type="float">
            <text:p>132.437</text:p>
          </table:table-cell>
          <table:table-cell office:value-type="float" office:value="8.80974" calcext:value-type="float">
            <text:p>8.80974</text:p>
          </table:table-cell>
          <table:table-cell office:value-type="float" office:value="1.02348" calcext:value-type="float">
            <text:p>1.02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19]</text:p>
          </table:table-cell>
          <table:table-cell office:value-type="float" office:value="0.136851" calcext:value-type="float">
            <text:p>0.136851</text:p>
          </table:table-cell>
          <table:table-cell office:value-type="float" office:value="0.00444122" calcext:value-type="float">
            <text:p>0.00444122</text:p>
          </table:table-cell>
          <table:table-cell office:value-type="float" office:value="0.0522655" calcext:value-type="float">
            <text:p>0.0522655</text:p>
          </table:table-cell>
          <table:table-cell office:value-type="float" office:value="0.0623787" calcext:value-type="float">
            <text:p>0.06237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9.21254" calcext:value-type="float">
            <text:p>9.21254</text:p>
          </table:table-cell>
          <table:table-cell office:value-type="float" office:value="1.0187" calcext:value-type="float">
            <text:p>1.0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0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1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2]</text:p>
          </table:table-cell>
          <table:table-cell office:value-type="float" office:value="0.108295" calcext:value-type="float">
            <text:p>0.108295</text:p>
          </table:table-cell>
          <table:table-cell office:value-type="float" office:value="0.0039334" calcext:value-type="float">
            <text:p>0.0039334</text:p>
          </table:table-cell>
          <table:table-cell office:value-type="float" office:value="0.045266" calcext:value-type="float">
            <text:p>0.045266</text:p>
          </table:table-cell>
          <table:table-cell office:value-type="float" office:value="0.0461069" calcext:value-type="float">
            <text:p>0.0461069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196014" calcext:value-type="float">
            <text:p>0.196014</text:p>
          </table:table-cell>
          <table:table-cell office:value-type="float" office:value="132.437" calcext:value-type="float">
            <text:p>132.437</text:p>
          </table:table-cell>
          <table:table-cell office:value-type="float" office:value="8.80974" calcext:value-type="float">
            <text:p>8.80974</text:p>
          </table:table-cell>
          <table:table-cell office:value-type="float" office:value="1.02348" calcext:value-type="float">
            <text:p>1.02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3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4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5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6]</text:p>
          </table:table-cell>
          <table:table-cell office:value-type="float" office:value="0.108295" calcext:value-type="float">
            <text:p>0.108295</text:p>
          </table:table-cell>
          <table:table-cell office:value-type="float" office:value="0.0039334" calcext:value-type="float">
            <text:p>0.0039334</text:p>
          </table:table-cell>
          <table:table-cell office:value-type="float" office:value="0.045266" calcext:value-type="float">
            <text:p>0.045266</text:p>
          </table:table-cell>
          <table:table-cell office:value-type="float" office:value="0.0461069" calcext:value-type="float">
            <text:p>0.0461069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196014" calcext:value-type="float">
            <text:p>0.196014</text:p>
          </table:table-cell>
          <table:table-cell office:value-type="float" office:value="132.437" calcext:value-type="float">
            <text:p>132.437</text:p>
          </table:table-cell>
          <table:table-cell office:value-type="float" office:value="8.80974" calcext:value-type="float">
            <text:p>8.80974</text:p>
          </table:table-cell>
          <table:table-cell office:value-type="float" office:value="1.02348" calcext:value-type="float">
            <text:p>1.02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7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8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29]</text:p>
          </table:table-cell>
          <table:table-cell office:value-type="float" office:value="0.156543" calcext:value-type="float">
            <text:p>0.156543</text:p>
          </table:table-cell>
          <table:table-cell office:value-type="float" office:value="0.00388082" calcext:value-type="float">
            <text:p>0.00388082</text:p>
          </table:table-cell>
          <table:table-cell office:value-type="float" office:value="0.0512824" calcext:value-type="float">
            <text:p>0.0512824</text:p>
          </table:table-cell>
          <table:table-cell office:value-type="float" office:value="0.08098" calcext:value-type="float">
            <text:p>0.08098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74.618" calcext:value-type="float">
            <text:p>174.618</text:p>
          </table:table-cell>
          <table:table-cell office:value-type="float" office:value="11.6157" calcext:value-type="float">
            <text:p>11.6157</text:p>
          </table:table-cell>
          <table:table-cell office:value-type="float" office:value="1.01308" calcext:value-type="float">
            <text:p>1.01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0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1]</text:p>
          </table:table-cell>
          <table:table-cell office:value-type="float" office:value="0.136851" calcext:value-type="float">
            <text:p>0.136851</text:p>
          </table:table-cell>
          <table:table-cell office:value-type="float" office:value="0.00444122" calcext:value-type="float">
            <text:p>0.00444122</text:p>
          </table:table-cell>
          <table:table-cell office:value-type="float" office:value="0.0522655" calcext:value-type="float">
            <text:p>0.0522655</text:p>
          </table:table-cell>
          <table:table-cell office:value-type="float" office:value="0.0623787" calcext:value-type="float">
            <text:p>0.06237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9.21254" calcext:value-type="float">
            <text:p>9.21254</text:p>
          </table:table-cell>
          <table:table-cell office:value-type="float" office:value="1.0187" calcext:value-type="float">
            <text:p>1.0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2]</text:p>
          </table:table-cell>
          <table:table-cell office:value-type="float" office:value="0.268599" calcext:value-type="float">
            <text:p>0.268599</text:p>
          </table:table-cell>
          <table:table-cell office:value-type="float" office:value="0.00376016" calcext:value-type="float">
            <text:p>0.00376016</text:p>
          </table:table-cell>
          <table:table-cell office:value-type="float" office:value="0.0633258" calcext:value-type="float">
            <text:p>0.0633258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267135" calcext:value-type="float">
            <text:p>0.267135</text:p>
          </table:table-cell>
          <table:table-cell office:value-type="float" office:value="0.383486" calcext:value-type="float">
            <text:p>0.383486</text:p>
          </table:table-cell>
          <table:table-cell office:value-type="float" office:value="283.628" calcext:value-type="float">
            <text:p>283.628</text:p>
          </table:table-cell>
          <table:table-cell office:value-type="float" office:value="18.867" calcext:value-type="float">
            <text:p>18.867</text:p>
          </table:table-cell>
          <table:table-cell office:value-type="float" office:value="1.0289" calcext:value-type="float">
            <text:p>1.0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3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4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5]</text:p>
          </table:table-cell>
          <table:table-cell office:value-type="float" office:value="0.108295" calcext:value-type="float">
            <text:p>0.108295</text:p>
          </table:table-cell>
          <table:table-cell office:value-type="float" office:value="0.0039334" calcext:value-type="float">
            <text:p>0.0039334</text:p>
          </table:table-cell>
          <table:table-cell office:value-type="float" office:value="0.045266" calcext:value-type="float">
            <text:p>0.045266</text:p>
          </table:table-cell>
          <table:table-cell office:value-type="float" office:value="0.0461069" calcext:value-type="float">
            <text:p>0.0461069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196014" calcext:value-type="float">
            <text:p>0.196014</text:p>
          </table:table-cell>
          <table:table-cell office:value-type="float" office:value="132.437" calcext:value-type="float">
            <text:p>132.437</text:p>
          </table:table-cell>
          <table:table-cell office:value-type="float" office:value="8.80974" calcext:value-type="float">
            <text:p>8.80974</text:p>
          </table:table-cell>
          <table:table-cell office:value-type="float" office:value="1.02348" calcext:value-type="float">
            <text:p>1.02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6]</text:p>
          </table:table-cell>
          <table:table-cell office:value-type="float" office:value="0.0424023" calcext:value-type="float">
            <text:p>0.0424023</text:p>
          </table:table-cell>
          <table:table-cell office:value-type="float" office:value="0.00250117" calcext:value-type="float">
            <text:p>0.00250117</text:p>
          </table:table-cell>
          <table:table-cell office:value-type="float" office:value="0.0293751" calcext:value-type="float">
            <text:p>0.0293751</text:p>
          </table:table-cell>
          <table:table-cell office:value-type="float" office:value="0.00663062" calcext:value-type="float">
            <text:p>0.00663062</text:p>
          </table:table-cell>
          <table:table-cell office:value-type="float" office:value="0.0363838" calcext:value-type="float">
            <text:p>0.0363838</text:p>
          </table:table-cell>
          <table:table-cell office:value-type="float" office:value="0.0995538" calcext:value-type="float">
            <text:p>0.0995538</text:p>
          </table:table-cell>
          <table:table-cell office:value-type="float" office:value="137.935" calcext:value-type="float">
            <text:p>137.935</text:p>
          </table:table-cell>
          <table:table-cell office:value-type="float" office:value="9.17546" calcext:value-type="float">
            <text:p>9.17546</text:p>
          </table:table-cell>
          <table:table-cell office:value-type="float" office:value="1.05103" calcext:value-type="float">
            <text:p>1.05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7]</text:p>
          </table:table-cell>
          <table:table-cell office:value-type="float" office:value="0.136851" calcext:value-type="float">
            <text:p>0.136851</text:p>
          </table:table-cell>
          <table:table-cell office:value-type="float" office:value="0.00444122" calcext:value-type="float">
            <text:p>0.00444122</text:p>
          </table:table-cell>
          <table:table-cell office:value-type="float" office:value="0.0522655" calcext:value-type="float">
            <text:p>0.0522655</text:p>
          </table:table-cell>
          <table:table-cell office:value-type="float" office:value="0.0623787" calcext:value-type="float">
            <text:p>0.06237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9.21254" calcext:value-type="float">
            <text:p>9.21254</text:p>
          </table:table-cell>
          <table:table-cell office:value-type="float" office:value="1.0187" calcext:value-type="float">
            <text:p>1.0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8]</text:p>
          </table:table-cell>
          <table:table-cell office:value-type="float" office:value="0.136851" calcext:value-type="float">
            <text:p>0.136851</text:p>
          </table:table-cell>
          <table:table-cell office:value-type="float" office:value="0.00444122" calcext:value-type="float">
            <text:p>0.00444122</text:p>
          </table:table-cell>
          <table:table-cell office:value-type="float" office:value="0.0522655" calcext:value-type="float">
            <text:p>0.0522655</text:p>
          </table:table-cell>
          <table:table-cell office:value-type="float" office:value="0.0623787" calcext:value-type="float">
            <text:p>0.0623787</text:p>
          </table:table-cell>
          <table:table-cell office:value-type="float" office:value="0.13017" calcext:value-type="float">
            <text:p>0.13017</text:p>
          </table:table-cell>
          <table:table-cell office:value-type="float" office:value="0.238375" calcext:value-type="float">
            <text:p>0.238375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9.21254" calcext:value-type="float">
            <text:p>9.21254</text:p>
          </table:table-cell>
          <table:table-cell office:value-type="float" office:value="1.0187" calcext:value-type="float">
            <text:p>1.0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ghtTransformed[39]</text:p>
          </table:table-cell>
          <table:table-cell office:value-type="float" office:value="0.287309" calcext:value-type="float">
            <text:p>0.287309</text:p>
          </table:table-cell>
          <table:table-cell office:value-type="float" office:value="0.00400247" calcext:value-type="float">
            <text:p>0.00400247</text:p>
          </table:table-cell>
          <table:table-cell office:value-type="float" office:value="0.0689575" calcext:value-type="float">
            <text:p>0.0689575</text:p>
          </table:table-cell>
          <table:table-cell office:value-type="float" office:value="0.178766" calcext:value-type="float">
            <text:p>0.178766</text:p>
          </table:table-cell>
          <table:table-cell office:value-type="float" office:value="0.287769" calcext:value-type="float">
            <text:p>0.287769</text:p>
          </table:table-cell>
          <table:table-cell office:value-type="float" office:value="0.408329" calcext:value-type="float">
            <text:p>0.408329</text:p>
          </table:table-cell>
          <table:table-cell office:value-type="float" office:value="296.829" calcext:value-type="float">
            <text:p>296.829</text:p>
          </table:table-cell>
          <table:table-cell office:value-type="float" office:value="19.7452" calcext:value-type="float">
            <text:p>19.7452</text:p>
          </table:table-cell>
          <table:table-cell office:value-type="float" office:value="1.00773" calcext:value-type="float">
            <text:p>1.007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4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5]</text:p>
          </table:table-cell>
          <table:table-cell office:value-type="float" office:value="0.0906342" calcext:value-type="float">
            <text:p>0.0906342</text:p>
          </table:table-cell>
          <table:table-cell office:value-type="float" office:value="0.00359844" calcext:value-type="float">
            <text:p>0.00359844</text:p>
          </table:table-cell>
          <table:table-cell office:value-type="float" office:value="0.0423957" calcext:value-type="float">
            <text:p>0.0423957</text:p>
          </table:table-cell>
          <table:table-cell office:value-type="float" office:value="0.032435" calcext:value-type="float">
            <text:p>0.032435</text:p>
          </table:table-cell>
          <table:table-cell office:value-type="float" office:value="0.0855799" calcext:value-type="float">
            <text:p>0.0855799</text:p>
          </table:table-cell>
          <table:table-cell office:value-type="float" office:value="0.16961" calcext:value-type="float">
            <text:p>0.16961</text:p>
          </table:table-cell>
          <table:table-cell office:value-type="float" office:value="138.808" calcext:value-type="float">
            <text:p>138.808</text:p>
          </table:table-cell>
          <table:table-cell office:value-type="float" office:value="9.23357" calcext:value-type="float">
            <text:p>9.23357</text:p>
          </table:table-cell>
          <table:table-cell office:value-type="float" office:value="1.01214" calcext:value-type="float">
            <text:p>1.01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6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7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8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9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0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1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2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3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4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5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6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7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8]</text:p>
          </table:table-cell>
          <table:table-cell office:value-type="float" office:value="0.111105" calcext:value-type="float">
            <text:p>0.111105</text:p>
          </table:table-cell>
          <table:table-cell office:value-type="float" office:value="0.00268218" calcext:value-type="float">
            <text:p>0.00268218</text:p>
          </table:table-cell>
          <table:table-cell office:value-type="float" office:value="0.0434962" calcext:value-type="float">
            <text:p>0.0434962</text:p>
          </table:table-cell>
          <table:table-cell office:value-type="float" office:value="0.0488948" calcext:value-type="float">
            <text:p>0.0488948</text:p>
          </table:table-cell>
          <table:table-cell office:value-type="float" office:value="0.106602" calcext:value-type="float">
            <text:p>0.106602</text:p>
          </table:table-cell>
          <table:table-cell office:value-type="float" office:value="0.191066" calcext:value-type="float">
            <text:p>0.191066</text:p>
          </table:table-cell>
          <table:table-cell office:value-type="float" office:value="262.983" calcext:value-type="float">
            <text:p>262.983</text:p>
          </table:table-cell>
          <table:table-cell office:value-type="float" office:value="17.4937" calcext:value-type="float">
            <text:p>17.4937</text:p>
          </table:table-cell>
          <table:table-cell office:value-type="float" office:value="1.00344" calcext:value-type="float">
            <text:p>1.00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19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0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1]</text:p>
          </table:table-cell>
          <table:table-cell office:value-type="float" office:value="0.111105" calcext:value-type="float">
            <text:p>0.111105</text:p>
          </table:table-cell>
          <table:table-cell office:value-type="float" office:value="0.00268218" calcext:value-type="float">
            <text:p>0.00268218</text:p>
          </table:table-cell>
          <table:table-cell office:value-type="float" office:value="0.0434962" calcext:value-type="float">
            <text:p>0.0434962</text:p>
          </table:table-cell>
          <table:table-cell office:value-type="float" office:value="0.0488948" calcext:value-type="float">
            <text:p>0.0488948</text:p>
          </table:table-cell>
          <table:table-cell office:value-type="float" office:value="0.106602" calcext:value-type="float">
            <text:p>0.106602</text:p>
          </table:table-cell>
          <table:table-cell office:value-type="float" office:value="0.191066" calcext:value-type="float">
            <text:p>0.191066</text:p>
          </table:table-cell>
          <table:table-cell office:value-type="float" office:value="262.983" calcext:value-type="float">
            <text:p>262.983</text:p>
          </table:table-cell>
          <table:table-cell office:value-type="float" office:value="17.4937" calcext:value-type="float">
            <text:p>17.4937</text:p>
          </table:table-cell>
          <table:table-cell office:value-type="float" office:value="1.00344" calcext:value-type="float">
            <text:p>1.00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2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3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4]</text:p>
          </table:table-cell>
          <table:table-cell office:value-type="float" office:value="0.111105" calcext:value-type="float">
            <text:p>0.111105</text:p>
          </table:table-cell>
          <table:table-cell office:value-type="float" office:value="0.00268218" calcext:value-type="float">
            <text:p>0.00268218</text:p>
          </table:table-cell>
          <table:table-cell office:value-type="float" office:value="0.0434962" calcext:value-type="float">
            <text:p>0.0434962</text:p>
          </table:table-cell>
          <table:table-cell office:value-type="float" office:value="0.0488948" calcext:value-type="float">
            <text:p>0.0488948</text:p>
          </table:table-cell>
          <table:table-cell office:value-type="float" office:value="0.106602" calcext:value-type="float">
            <text:p>0.106602</text:p>
          </table:table-cell>
          <table:table-cell office:value-type="float" office:value="0.191066" calcext:value-type="float">
            <text:p>0.191066</text:p>
          </table:table-cell>
          <table:table-cell office:value-type="float" office:value="262.983" calcext:value-type="float">
            <text:p>262.983</text:p>
          </table:table-cell>
          <table:table-cell office:value-type="float" office:value="17.4937" calcext:value-type="float">
            <text:p>17.4937</text:p>
          </table:table-cell>
          <table:table-cell office:value-type="float" office:value="1.00344" calcext:value-type="float">
            <text:p>1.00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5]</text:p>
          </table:table-cell>
          <table:table-cell office:value-type="float" office:value="0.111105" calcext:value-type="float">
            <text:p>0.111105</text:p>
          </table:table-cell>
          <table:table-cell office:value-type="float" office:value="0.00268218" calcext:value-type="float">
            <text:p>0.00268218</text:p>
          </table:table-cell>
          <table:table-cell office:value-type="float" office:value="0.0434962" calcext:value-type="float">
            <text:p>0.0434962</text:p>
          </table:table-cell>
          <table:table-cell office:value-type="float" office:value="0.0488948" calcext:value-type="float">
            <text:p>0.0488948</text:p>
          </table:table-cell>
          <table:table-cell office:value-type="float" office:value="0.106602" calcext:value-type="float">
            <text:p>0.106602</text:p>
          </table:table-cell>
          <table:table-cell office:value-type="float" office:value="0.191066" calcext:value-type="float">
            <text:p>0.191066</text:p>
          </table:table-cell>
          <table:table-cell office:value-type="float" office:value="262.983" calcext:value-type="float">
            <text:p>262.983</text:p>
          </table:table-cell>
          <table:table-cell office:value-type="float" office:value="17.4937" calcext:value-type="float">
            <text:p>17.4937</text:p>
          </table:table-cell>
          <table:table-cell office:value-type="float" office:value="1.00344" calcext:value-type="float">
            <text:p>1.00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6]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0210098" calcext:value-type="float">
            <text:p>0.00210098</text:p>
          </table:table-cell>
          <table:table-cell office:value-type="float" office:value="0.034859" calcext:value-type="float">
            <text:p>0.034859</text:p>
          </table:table-cell>
          <table:table-cell office:value-type="float" office:value="0.020317" calcext:value-type="float">
            <text:p>0.020317</text:p>
          </table:table-cell>
          <table:table-cell office:value-type="float" office:value="0.059102" calcext:value-type="float">
            <text:p>0.059102</text:p>
          </table:table-cell>
          <table:table-cell office:value-type="float" office:value="0.135195" calcext:value-type="float">
            <text:p>0.135195</text:p>
          </table:table-cell>
          <table:table-cell office:value-type="float" office:value="275.288" calcext:value-type="float">
            <text:p>275.288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1.01829" calcext:value-type="float">
            <text:p>1.01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7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8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29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0]</text:p>
          </table:table-cell>
          <table:table-cell office:value-type="float" office:value="0.0906342" calcext:value-type="float">
            <text:p>0.0906342</text:p>
          </table:table-cell>
          <table:table-cell office:value-type="float" office:value="0.00359844" calcext:value-type="float">
            <text:p>0.00359844</text:p>
          </table:table-cell>
          <table:table-cell office:value-type="float" office:value="0.0423957" calcext:value-type="float">
            <text:p>0.0423957</text:p>
          </table:table-cell>
          <table:table-cell office:value-type="float" office:value="0.032435" calcext:value-type="float">
            <text:p>0.032435</text:p>
          </table:table-cell>
          <table:table-cell office:value-type="float" office:value="0.0855799" calcext:value-type="float">
            <text:p>0.0855799</text:p>
          </table:table-cell>
          <table:table-cell office:value-type="float" office:value="0.16961" calcext:value-type="float">
            <text:p>0.16961</text:p>
          </table:table-cell>
          <table:table-cell office:value-type="float" office:value="138.808" calcext:value-type="float">
            <text:p>138.808</text:p>
          </table:table-cell>
          <table:table-cell office:value-type="float" office:value="9.23357" calcext:value-type="float">
            <text:p>9.23357</text:p>
          </table:table-cell>
          <table:table-cell office:value-type="float" office:value="1.01214" calcext:value-type="float">
            <text:p>1.01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1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2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3]</text:p>
          </table:table-cell>
          <table:table-cell office:value-type="float" office:value="0.0446302" calcext:value-type="float">
            <text:p>0.0446302</text:p>
          </table:table-cell>
          <table:table-cell office:value-type="float" office:value="0.00192285" calcext:value-type="float">
            <text:p>0.00192285</text:p>
          </table:table-cell>
          <table:table-cell office:value-type="float" office:value="0.0296233" calcext:value-type="float">
            <text:p>0.0296233</text:p>
          </table:table-cell>
          <table:table-cell office:value-type="float" office:value="0.00769834" calcext:value-type="float">
            <text:p>0.00769834</text:p>
          </table:table-cell>
          <table:table-cell office:value-type="float" office:value="0.0385267" calcext:value-type="float">
            <text:p>0.0385267</text:p>
          </table:table-cell>
          <table:table-cell office:value-type="float" office:value="0.102279" calcext:value-type="float">
            <text:p>0.102279</text:p>
          </table:table-cell>
          <table:table-cell office:value-type="float" office:value="237.343" calcext:value-type="float">
            <text:p>237.343</text:p>
          </table:table-cell>
          <table:table-cell office:value-type="float" office:value="15.7881" calcext:value-type="float">
            <text:p>15.7881</text:p>
          </table:table-cell>
          <table:table-cell office:value-type="float" office:value="1.01362" calcext:value-type="float">
            <text:p>1.013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4]</text:p>
          </table:table-cell>
          <table:table-cell office:value-type="float" office:value="0.06551" calcext:value-type="float">
            <text:p>0.06551</text:p>
          </table:table-cell>
          <table:table-cell office:value-type="float" office:value="0.00210098" calcext:value-type="float">
            <text:p>0.00210098</text:p>
          </table:table-cell>
          <table:table-cell office:value-type="float" office:value="0.034859" calcext:value-type="float">
            <text:p>0.034859</text:p>
          </table:table-cell>
          <table:table-cell office:value-type="float" office:value="0.020317" calcext:value-type="float">
            <text:p>0.020317</text:p>
          </table:table-cell>
          <table:table-cell office:value-type="float" office:value="0.059102" calcext:value-type="float">
            <text:p>0.059102</text:p>
          </table:table-cell>
          <table:table-cell office:value-type="float" office:value="0.135195" calcext:value-type="float">
            <text:p>0.135195</text:p>
          </table:table-cell>
          <table:table-cell office:value-type="float" office:value="275.288" calcext:value-type="float">
            <text:p>275.288</text:p>
          </table:table-cell>
          <table:table-cell office:value-type="float" office:value="18.3122" calcext:value-type="float">
            <text:p>18.3122</text:p>
          </table:table-cell>
          <table:table-cell office:value-type="float" office:value="1.01829" calcext:value-type="float">
            <text:p>1.01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5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6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7]</text:p>
          </table:table-cell>
          <table:table-cell office:value-type="float" office:value="0.335398" calcext:value-type="float">
            <text:p>0.335398</text:p>
          </table:table-cell>
          <table:table-cell office:value-type="float" office:value="0.00392175" calcext:value-type="float">
            <text:p>0.00392175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226714" calcext:value-type="float">
            <text:p>0.226714</text:p>
          </table:table-cell>
          <table:table-cell office:value-type="float" office:value="0.333051" calcext:value-type="float">
            <text:p>0.333051</text:p>
          </table:table-cell>
          <table:table-cell office:value-type="float" office:value="0.453203" calcext:value-type="float">
            <text:p>0.453203</text:p>
          </table:table-cell>
          <table:table-cell office:value-type="float" office:value="313.516" calcext:value-type="float">
            <text:p>313.516</text:p>
          </table:table-cell>
          <table:table-cell office:value-type="float" office:value="20.8552" calcext:value-type="float">
            <text:p>20.8552</text:p>
          </table:table-cell>
          <table:table-cell office:value-type="float" office:value="1.00367" calcext:value-type="float">
            <text:p>1.00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8]</text:p>
          </table:table-cell>
          <table:table-cell office:value-type="float" office:value="0.352723" calcext:value-type="float">
            <text:p>0.352723</text:p>
          </table:table-cell>
          <table:table-cell office:value-type="float" office:value="0.00490474" calcext:value-type="float">
            <text:p>0.00490474</text:p>
          </table:table-cell>
          <table:table-cell office:value-type="float" office:value="0.0699714" calcext:value-type="float">
            <text:p>0.0699714</text:p>
          </table:table-cell>
          <table:table-cell office:value-type="float" office:value="0.238246" calcext:value-type="float">
            <text:p>0.238246</text:p>
          </table:table-cell>
          <table:table-cell office:value-type="float" office:value="0.351427" calcext:value-type="float">
            <text:p>0.351427</text:p>
          </table:table-cell>
          <table:table-cell office:value-type="float" office:value="0.470809" calcext:value-type="float">
            <text:p>0.470809</text:p>
          </table:table-cell>
          <table:table-cell office:value-type="float" office:value="203.521" calcext:value-type="float">
            <text:p>203.521</text:p>
          </table:table-cell>
          <table:table-cell office:value-type="float" office:value="13.5383" calcext:value-type="float">
            <text:p>13.5383</text:p>
          </table:table-cell>
          <table:table-cell office:value-type="float" office:value="1.01619" calcext:value-type="float">
            <text:p>1.01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dyActivityTransformed[39]</text:p>
          </table:table-cell>
          <table:table-cell office:value-type="float" office:value="0.0906342" calcext:value-type="float">
            <text:p>0.0906342</text:p>
          </table:table-cell>
          <table:table-cell office:value-type="float" office:value="0.00359844" calcext:value-type="float">
            <text:p>0.00359844</text:p>
          </table:table-cell>
          <table:table-cell office:value-type="float" office:value="0.0423957" calcext:value-type="float">
            <text:p>0.0423957</text:p>
          </table:table-cell>
          <table:table-cell office:value-type="float" office:value="0.032435" calcext:value-type="float">
            <text:p>0.032435</text:p>
          </table:table-cell>
          <table:table-cell office:value-type="float" office:value="0.0855799" calcext:value-type="float">
            <text:p>0.0855799</text:p>
          </table:table-cell>
          <table:table-cell office:value-type="float" office:value="0.16961" calcext:value-type="float">
            <text:p>0.16961</text:p>
          </table:table-cell>
          <table:table-cell office:value-type="float" office:value="138.808" calcext:value-type="float">
            <text:p>138.808</text:p>
          </table:table-cell>
          <table:table-cell office:value-type="float" office:value="9.23357" calcext:value-type="float">
            <text:p>9.23357</text:p>
          </table:table-cell>
          <table:table-cell office:value-type="float" office:value="1.01214" calcext:value-type="float">
            <text:p>1.012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4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5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6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7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8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9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0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1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2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3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4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5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6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7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8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19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0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1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2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3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4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5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6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7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8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29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0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1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2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3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4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5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6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7]</text:p>
          </table:table-cell>
          <table:table-cell office:value-type="float" office:value="0.518872" calcext:value-type="float">
            <text:p>0.518872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91972" calcext:value-type="float">
            <text:p>0.391972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8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ThermalTransformed[39]</text:p>
          </table:table-cell>
          <table:table-cell office:value-type="float" office:value="0.481128" calcext:value-type="float">
            <text:p>0.481128</text:p>
          </table:table-cell>
          <table:table-cell office:value-type="float" office:value="0.00512026" calcext:value-type="float">
            <text:p>0.00512026</text:p>
          </table:table-cell>
          <table:table-cell office:value-type="float" office:value="0.0753409" calcext:value-type="float">
            <text:p>0.0753409</text:p>
          </table:table-cell>
          <table:table-cell office:value-type="float" office:value="0.364926" calcext:value-type="float">
            <text:p>0.364926</text:p>
          </table:table-cell>
          <table:table-cell office:value-type="float" office:value="0.476681" calcext:value-type="float">
            <text:p>0.476681</text:p>
          </table:table-cell>
          <table:table-cell office:value-type="float" office:value="0.607821" calcext:value-type="float">
            <text:p>0.607821</text:p>
          </table:table-cell>
          <table:table-cell office:value-type="float" office:value="216.509" calcext:value-type="float">
            <text:p>216.509</text:p>
          </table:table-cell>
          <table:table-cell office:value-type="float" office:value="14.4023" calcext:value-type="float">
            <text:p>14.4023</text:p>
          </table:table-cell>
          <table:table-cell office:value-type="float" office:value="1.02114" calcext:value-type="float">
            <text:p>1.021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4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5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6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7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8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9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0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1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2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3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4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5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6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7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8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19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0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1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2]</text:p>
          </table:table-cell>
          <table:table-cell office:value-type="float" office:value="0.0870549" calcext:value-type="float">
            <text:p>0.0870549</text:p>
          </table:table-cell>
          <table:table-cell office:value-type="float" office:value="0.0027268" calcext:value-type="float">
            <text:p>0.0027268</text:p>
          </table:table-cell>
          <table:table-cell office:value-type="float" office:value="0.0406469" calcext:value-type="float">
            <text:p>0.0406469</text:p>
          </table:table-cell>
          <table:table-cell office:value-type="float" office:value="0.0331066" calcext:value-type="float">
            <text:p>0.0331066</text:p>
          </table:table-cell>
          <table:table-cell office:value-type="float" office:value="0.0806953" calcext:value-type="float">
            <text:p>0.0806953</text:p>
          </table:table-cell>
          <table:table-cell office:value-type="float" office:value="0.164857" calcext:value-type="float">
            <text:p>0.164857</text:p>
          </table:table-cell>
          <table:table-cell office:value-type="float" office:value="222.202" calcext:value-type="float">
            <text:p>222.202</text:p>
          </table:table-cell>
          <table:table-cell office:value-type="float" office:value="14.781" calcext:value-type="float">
            <text:p>14.781</text:p>
          </table:table-cell>
          <table:table-cell office:value-type="float" office:value="1.01691" calcext:value-type="float">
            <text:p>1.01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3]</text:p>
          </table:table-cell>
          <table:table-cell office:value-type="float" office:value="0.0870549" calcext:value-type="float">
            <text:p>0.0870549</text:p>
          </table:table-cell>
          <table:table-cell office:value-type="float" office:value="0.0027268" calcext:value-type="float">
            <text:p>0.0027268</text:p>
          </table:table-cell>
          <table:table-cell office:value-type="float" office:value="0.0406469" calcext:value-type="float">
            <text:p>0.0406469</text:p>
          </table:table-cell>
          <table:table-cell office:value-type="float" office:value="0.0331066" calcext:value-type="float">
            <text:p>0.0331066</text:p>
          </table:table-cell>
          <table:table-cell office:value-type="float" office:value="0.0806953" calcext:value-type="float">
            <text:p>0.0806953</text:p>
          </table:table-cell>
          <table:table-cell office:value-type="float" office:value="0.164857" calcext:value-type="float">
            <text:p>0.164857</text:p>
          </table:table-cell>
          <table:table-cell office:value-type="float" office:value="222.202" calcext:value-type="float">
            <text:p>222.202</text:p>
          </table:table-cell>
          <table:table-cell office:value-type="float" office:value="14.781" calcext:value-type="float">
            <text:p>14.781</text:p>
          </table:table-cell>
          <table:table-cell office:value-type="float" office:value="1.01691" calcext:value-type="float">
            <text:p>1.01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4]</text:p>
          </table:table-cell>
          <table:table-cell office:value-type="float" office:value="0.0870549" calcext:value-type="float">
            <text:p>0.0870549</text:p>
          </table:table-cell>
          <table:table-cell office:value-type="float" office:value="0.0027268" calcext:value-type="float">
            <text:p>0.0027268</text:p>
          </table:table-cell>
          <table:table-cell office:value-type="float" office:value="0.0406469" calcext:value-type="float">
            <text:p>0.0406469</text:p>
          </table:table-cell>
          <table:table-cell office:value-type="float" office:value="0.0331066" calcext:value-type="float">
            <text:p>0.0331066</text:p>
          </table:table-cell>
          <table:table-cell office:value-type="float" office:value="0.0806953" calcext:value-type="float">
            <text:p>0.0806953</text:p>
          </table:table-cell>
          <table:table-cell office:value-type="float" office:value="0.164857" calcext:value-type="float">
            <text:p>0.164857</text:p>
          </table:table-cell>
          <table:table-cell office:value-type="float" office:value="222.202" calcext:value-type="float">
            <text:p>222.202</text:p>
          </table:table-cell>
          <table:table-cell office:value-type="float" office:value="14.781" calcext:value-type="float">
            <text:p>14.781</text:p>
          </table:table-cell>
          <table:table-cell office:value-type="float" office:value="1.01691" calcext:value-type="float">
            <text:p>1.01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5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6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7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8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29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0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1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2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3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4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5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6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7]</text:p>
          </table:table-cell>
          <table:table-cell office:value-type="float" office:value="0.45254" calcext:value-type="float">
            <text:p>0.45254</text:p>
          </table:table-cell>
          <table:table-cell office:value-type="float" office:value="0.00646173" calcext:value-type="float">
            <text:p>0.00646173</text:p>
          </table:table-cell>
          <table:table-cell office:value-type="float" office:value="0.0763527" calcext:value-type="float">
            <text:p>0.0763527</text:p>
          </table:table-cell>
          <table:table-cell office:value-type="float" office:value="0.324383" calcext:value-type="float">
            <text:p>0.324383</text:p>
          </table:table-cell>
          <table:table-cell office:value-type="float" office:value="0.454491" calcext:value-type="float">
            <text:p>0.454491</text:p>
          </table:table-cell>
          <table:table-cell office:value-type="float" office:value="0.57946" calcext:value-type="float">
            <text:p>0.57946</text:p>
          </table:table-cell>
          <table:table-cell office:value-type="float" office:value="139.621" calcext:value-type="float">
            <text:p>139.621</text:p>
          </table:table-cell>
          <table:table-cell office:value-type="float" office:value="9.28765" calcext:value-type="float">
            <text:p>9.28765</text:p>
          </table:table-cell>
          <table:table-cell office:value-type="float" office:value="1.02488" calcext:value-type="float">
            <text:p>1.02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8]</text:p>
          </table:table-cell>
          <table:table-cell office:value-type="float" office:value="0.214969" calcext:value-type="float">
            <text:p>0.214969</text:p>
          </table:table-cell>
          <table:table-cell office:value-type="float" office:value="0.0065264" calcext:value-type="float">
            <text:p>0.0065264</text:p>
          </table:table-cell>
          <table:table-cell office:value-type="float" office:value="0.0654519" calcext:value-type="float">
            <text:p>0.06545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10232" calcext:value-type="float">
            <text:p>0.210232</text:p>
          </table:table-cell>
          <table:table-cell office:value-type="float" office:value="0.335043" calcext:value-type="float">
            <text:p>0.335043</text:p>
          </table:table-cell>
          <table:table-cell office:value-type="float" office:value="100.577" calcext:value-type="float">
            <text:p>100.577</text:p>
          </table:table-cell>
          <table:table-cell office:value-type="float" office:value="6.69039" calcext:value-type="float">
            <text:p>6.69039</text:p>
          </table:table-cell>
          <table:table-cell office:value-type="float" office:value="1.04427" calcext:value-type="float">
            <text:p>1.044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thLayerTransformed[39]</text:p>
          </table:table-cell>
          <table:table-cell office:value-type="float" office:value="0.222627" calcext:value-type="float">
            <text:p>0.222627</text:p>
          </table:table-cell>
          <table:table-cell office:value-type="float" office:value="0.00428963" calcext:value-type="float">
            <text:p>0.00428963</text:p>
          </table:table-cell>
          <table:table-cell office:value-type="float" office:value="0.0618245" calcext:value-type="float">
            <text:p>0.0618245</text:p>
          </table:table-cell>
          <table:table-cell office:value-type="float" office:value="0.135223" calcext:value-type="float">
            <text:p>0.135223</text:p>
          </table:table-cell>
          <table:table-cell office:value-type="float" office:value="0.217952" calcext:value-type="float">
            <text:p>0.217952</text:p>
          </table:table-cell>
          <table:table-cell office:value-type="float" office:value="0.335166" calcext:value-type="float">
            <text:p>0.335166</text:p>
          </table:table-cell>
          <table:table-cell office:value-type="float" office:value="207.721" calcext:value-type="float">
            <text:p>207.721</text:p>
          </table:table-cell>
          <table:table-cell office:value-type="float" office:value="13.8177" calcext:value-type="float">
            <text:p>13.8177</text:p>
          </table:table-cell>
          <table:table-cell office:value-type="float" office:value="1.0231" calcext:value-type="float">
            <text:p>1.0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]</text:p>
          </table:table-cell>
          <table:table-cell office:value-type="float" office:value="0.122546" calcext:value-type="float">
            <text:p>0.122546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0543669" calcext:value-type="float">
            <text:p>0.0543669</text:p>
          </table:table-cell>
          <table:table-cell office:value-type="float" office:value="0.116113" calcext:value-type="float">
            <text:p>0.116113</text:p>
          </table:table-cell>
          <table:table-cell office:value-type="float" office:value="0.211343" calcext:value-type="float">
            <text:p>0.211343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4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5]</text:p>
          </table:table-cell>
          <table:table-cell office:value-type="float" office:value="0.122546" calcext:value-type="float">
            <text:p>0.122546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0543669" calcext:value-type="float">
            <text:p>0.0543669</text:p>
          </table:table-cell>
          <table:table-cell office:value-type="float" office:value="0.116113" calcext:value-type="float">
            <text:p>0.116113</text:p>
          </table:table-cell>
          <table:table-cell office:value-type="float" office:value="0.211343" calcext:value-type="float">
            <text:p>0.211343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6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7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8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9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0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1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2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3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4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5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6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7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8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19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0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1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2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3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4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5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6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7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8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29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0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1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2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3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4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5]</text:p>
          </table:table-cell>
          <table:table-cell office:value-type="float" office:value="0.122546" calcext:value-type="float">
            <text:p>0.122546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0543669" calcext:value-type="float">
            <text:p>0.0543669</text:p>
          </table:table-cell>
          <table:table-cell office:value-type="float" office:value="0.116113" calcext:value-type="float">
            <text:p>0.116113</text:p>
          </table:table-cell>
          <table:table-cell office:value-type="float" office:value="0.211343" calcext:value-type="float">
            <text:p>0.211343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6]</text:p>
          </table:table-cell>
          <table:table-cell office:value-type="float" office:value="0.122546" calcext:value-type="float">
            <text:p>0.122546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0543669" calcext:value-type="float">
            <text:p>0.0543669</text:p>
          </table:table-cell>
          <table:table-cell office:value-type="float" office:value="0.116113" calcext:value-type="float">
            <text:p>0.116113</text:p>
          </table:table-cell>
          <table:table-cell office:value-type="float" office:value="0.211343" calcext:value-type="float">
            <text:p>0.211343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7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8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ghtControlTransformed[39]</text:p>
          </table:table-cell>
          <table:table-cell office:value-type="float" office:value="0.877454" calcext:value-type="float">
            <text:p>0.877454</text:p>
          </table:table-cell>
          <table:table-cell office:value-type="float" office:value="0.00277013" calcext:value-type="float">
            <text:p>0.00277013</text:p>
          </table:table-cell>
          <table:table-cell office:value-type="float" office:value="0.048372" calcext:value-type="float">
            <text:p>0.048372</text:p>
          </table:table-cell>
          <table:table-cell office:value-type="float" office:value="0.787842" calcext:value-type="float">
            <text:p>0.787842</text:p>
          </table:table-cell>
          <table:table-cell office:value-type="float" office:value="0.883899" calcext:value-type="float">
            <text:p>0.883899</text:p>
          </table:table-cell>
          <table:table-cell office:value-type="float" office:value="0.945565" calcext:value-type="float">
            <text:p>0.945565</text:p>
          </table:table-cell>
          <table:table-cell office:value-type="float" office:value="304.922" calcext:value-type="float">
            <text:p>304.922</text:p>
          </table:table-cell>
          <table:table-cell office:value-type="float" office:value="20.2835" calcext:value-type="float">
            <text:p>20.2835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4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5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6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7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8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9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0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1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2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3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4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5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6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7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8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19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0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1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2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3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4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5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6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7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8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29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0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1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2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3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4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5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6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7]</text:p>
          </table:table-cell>
          <table:table-cell office:value-type="float" office:value="0.21911" calcext:value-type="float">
            <text:p>0.21911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120741" calcext:value-type="float">
            <text:p>0.120741</text:p>
          </table:table-cell>
          <table:table-cell office:value-type="float" office:value="0.2168" calcext:value-type="float">
            <text:p>0.2168</text:p>
          </table:table-cell>
          <table:table-cell office:value-type="float" office:value="0.330816" calcext:value-type="float">
            <text:p>0.330816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8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minaireOFFTransformed[39]</text:p>
          </table:table-cell>
          <table:table-cell office:value-type="float" office:value="0.78089" calcext:value-type="float">
            <text:p>0.78089</text:p>
          </table:table-cell>
          <table:table-cell office:value-type="float" office:value="0.00434186" calcext:value-type="float">
            <text:p>0.00434186</text:p>
          </table:table-cell>
          <table:table-cell office:value-type="float" office:value="0.0648179" calcext:value-type="float">
            <text:p>0.0648179</text:p>
          </table:table-cell>
          <table:table-cell office:value-type="float" office:value="0.66913" calcext:value-type="float">
            <text:p>0.66913</text:p>
          </table:table-cell>
          <table:table-cell office:value-type="float" office:value="0.7832" calcext:value-type="float">
            <text:p>0.7832</text:p>
          </table:table-cell>
          <table:table-cell office:value-type="float" office:value="0.879234" calcext:value-type="float">
            <text:p>0.879234</text:p>
          </table:table-cell>
          <table:table-cell office:value-type="float" office:value="222.863" calcext:value-type="float">
            <text:p>222.863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.01968" calcext:value-type="float">
            <text:p>1.019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4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5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6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7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8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9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0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1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2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3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4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5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6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7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8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19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0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1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2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3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4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5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6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7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8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29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0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1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2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3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4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5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6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7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8]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401009" calcext:value-type="float">
            <text:p>0.401009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64194" calcext:value-type="float">
            <text:p>0.664194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indOFFTransformed[39]</text:p>
          </table:table-cell>
          <table:table-cell office:value-type="float" office:value="0.461079" calcext:value-type="float">
            <text:p>0.461079</text:p>
          </table:table-cell>
          <table:table-cell office:value-type="float" office:value="0.00604078" calcext:value-type="float">
            <text:p>0.00604078</text:p>
          </table:table-cell>
          <table:table-cell office:value-type="float" office:value="0.0793895" calcext:value-type="float">
            <text:p>0.0793895</text:p>
          </table:table-cell>
          <table:table-cell office:value-type="float" office:value="0.335806" calcext:value-type="float">
            <text:p>0.335806</text:p>
          </table:table-cell>
          <table:table-cell office:value-type="float" office:value="0.457198" calcext:value-type="float">
            <text:p>0.457198</text:p>
          </table:table-cell>
          <table:table-cell office:value-type="float" office:value="0.598616" calcext:value-type="float">
            <text:p>0.598616</text:p>
          </table:table-cell>
          <table:table-cell office:value-type="float" office:value="172.719" calcext:value-type="float">
            <text:p>172.719</text:p>
          </table:table-cell>
          <table:table-cell office:value-type="float" office:value="11.4893" calcext:value-type="float">
            <text:p>11.4893</text:p>
          </table:table-cell>
          <table:table-cell office:value-type="float" office:value="1.00627" calcext:value-type="float">
            <text:p>1.00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4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5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6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7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8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9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0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1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2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3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4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5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6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7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8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19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0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1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2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3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4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5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6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7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8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29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0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1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2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3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4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5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6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7]</text:p>
          </table:table-cell>
          <table:table-cell office:value-type="float" office:value="0.195824" calcext:value-type="float">
            <text:p>0.195824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102652" calcext:value-type="float">
            <text:p>0.102652</text:p>
          </table:table-cell>
          <table:table-cell office:value-type="float" office:value="0.192098" calcext:value-type="float">
            <text:p>0.192098</text:p>
          </table:table-cell>
          <table:table-cell office:value-type="float" office:value="0.304091" calcext:value-type="float">
            <text:p>0.304091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8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ylightTransformed[39]</text:p>
          </table:table-cell>
          <table:table-cell office:value-type="float" office:value="0.804176" calcext:value-type="float">
            <text:p>0.804176</text:p>
          </table:table-cell>
          <table:table-cell office:value-type="float" office:value="0.0042816" calcext:value-type="float">
            <text:p>0.0042816</text:p>
          </table:table-cell>
          <table:table-cell office:value-type="float" office:value="0.0618658" calcext:value-type="float">
            <text:p>0.0618658</text:p>
          </table:table-cell>
          <table:table-cell office:value-type="float" office:value="0.695627" calcext:value-type="float">
            <text:p>0.695627</text:p>
          </table:table-cell>
          <table:table-cell office:value-type="float" office:value="0.807965" calcext:value-type="float">
            <text:p>0.807965</text:p>
          </table:table-cell>
          <table:table-cell office:value-type="float" office:value="0.897324" calcext:value-type="float">
            <text:p>0.897324</text:p>
          </table:table-cell>
          <table:table-cell office:value-type="float" office:value="208.78" calcext:value-type="float">
            <text:p>208.78</text:p>
          </table:table-cell>
          <table:table-cell office:value-type="float" office:value="13.8881" calcext:value-type="float">
            <text:p>13.8881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4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5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6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7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8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9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0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1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2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3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4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5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6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7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8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19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0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1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2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3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4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5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6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7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8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29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0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1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2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3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4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5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6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7]</text:p>
          </table:table-cell>
          <table:table-cell office:value-type="float" office:value="0.343164" calcext:value-type="float">
            <text:p>0.343164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21079" calcext:value-type="float">
            <text:p>0.21079</text:p>
          </table:table-cell>
          <table:table-cell office:value-type="float" office:value="0.341587" calcext:value-type="float">
            <text:p>0.341587</text:p>
          </table:table-cell>
          <table:table-cell office:value-type="float" office:value="0.47035" calcext:value-type="float">
            <text:p>0.47035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8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LightQuaTransformed[39]</text:p>
          </table:table-cell>
          <table:table-cell office:value-type="float" office:value="0.656836" calcext:value-type="float">
            <text:p>0.656836</text:p>
          </table:table-cell>
          <table:table-cell office:value-type="float" office:value="0.00786853" calcext:value-type="float">
            <text:p>0.00786853</text:p>
          </table:table-cell>
          <table:table-cell office:value-type="float" office:value="0.0757869" calcext:value-type="float">
            <text:p>0.0757869</text:p>
          </table:table-cell>
          <table:table-cell office:value-type="float" office:value="0.529275" calcext:value-type="float">
            <text:p>0.529275</text:p>
          </table:table-cell>
          <table:table-cell office:value-type="float" office:value="0.658428" calcext:value-type="float">
            <text:p>0.658428</text:p>
          </table:table-cell>
          <table:table-cell office:value-type="float" office:value="0.789181" calcext:value-type="float">
            <text:p>0.789181</text:p>
          </table:table-cell>
          <table:table-cell office:value-type="float" office:value="92.7687" calcext:value-type="float">
            <text:p>92.7687</text:p>
          </table:table-cell>
          <table:table-cell office:value-type="float" office:value="6.171" calcext:value-type="float">
            <text:p>6.171</text:p>
          </table:table-cell>
          <table:table-cell office:value-type="float" office:value="1.01322" calcext:value-type="float">
            <text:p>1.013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4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5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6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7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8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9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0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1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2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3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4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5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6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7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8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19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0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1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2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3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4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5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6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7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8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29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0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1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2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3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4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5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6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7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8]</text:p>
          </table:table-cell>
          <table:table-cell office:value-type="float" office:value="0.724125" calcext:value-type="float">
            <text:p>0.72412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60374" calcext:value-type="float">
            <text:p>0.60374</text:p>
          </table:table-cell>
          <table:table-cell office:value-type="float" office:value="0.726594" calcext:value-type="float">
            <text:p>0.726594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271.582" calcext:value-type="float">
            <text:p>271.582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ckgNoiseTransformed[39]</text:p>
          </table:table-cell>
          <table:table-cell office:value-type="float" office:value="0.275875" calcext:value-type="float">
            <text:p>0.275875</text:p>
          </table:table-cell>
          <table:table-cell office:value-type="float" office:value="0.00441488" calcext:value-type="float">
            <text:p>0.00441488</text:p>
          </table:table-cell>
          <table:table-cell office:value-type="float" office:value="0.0727561" calcext:value-type="float">
            <text:p>0.0727561</text:p>
          </table:table-cell>
          <table:table-cell office:value-type="float" office:value="0.160832" calcext:value-type="float">
            <text:p>0.16083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0.396115" calcext:value-type="float">
            <text:p>0.396115</text:p>
          </table:table-cell>
          <table:table-cell office:value-type="float" office:value="271.581" calcext:value-type="float">
            <text:p>271.581</text:p>
          </table:table-cell>
          <table:table-cell office:value-type="float" office:value="18.0657" calcext:value-type="float">
            <text:p>18.0657</text:p>
          </table:table-cell>
          <table:table-cell office:value-type="float" office:value="1.01289" calcext:value-type="float">
            <text:p>1.012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4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5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6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7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8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9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0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1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2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3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4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5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6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7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8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19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0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1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2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3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4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5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6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7]</text:p>
          </table:table-cell>
          <table:table-cell office:value-type="float" office:value="0.315422" calcext:value-type="float">
            <text:p>0.315422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205878" calcext:value-type="float">
            <text:p>0.205878</text:p>
          </table:table-cell>
          <table:table-cell office:value-type="float" office:value="0.311219" calcext:value-type="float">
            <text:p>0.311219</text:p>
          </table:table-cell>
          <table:table-cell office:value-type="float" office:value="0.437384" calcext:value-type="float">
            <text:p>0.43738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8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29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0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1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2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3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4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5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6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7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8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NoiseTransformed[39]</text:p>
          </table:table-cell>
          <table:table-cell office:value-type="float" office:value="0.684578" calcext:value-type="float">
            <text:p>0.684578</text:p>
          </table:table-cell>
          <table:table-cell office:value-type="float" office:value="0.0036162" calcext:value-type="float">
            <text:p>0.0036162</text:p>
          </table:table-cell>
          <table:table-cell office:value-type="float" office:value="0.0703411" calcext:value-type="float">
            <text:p>0.0703411</text:p>
          </table:table-cell>
          <table:table-cell office:value-type="float" office:value="0.5624" calcext:value-type="float">
            <text:p>0.5624</text:p>
          </table:table-cell>
          <table:table-cell office:value-type="float" office:value="0.688781" calcext:value-type="float">
            <text:p>0.688781</text:p>
          </table:table-cell>
          <table:table-cell office:value-type="float" office:value="0.794104" calcext:value-type="float">
            <text:p>0.794104</text:p>
          </table:table-cell>
          <table:table-cell office:value-type="float" office:value="378.368" calcext:value-type="float">
            <text:p>378.368</text:p>
          </table:table-cell>
          <table:table-cell office:value-type="float" office:value="25.1691" calcext:value-type="float">
            <text:p>25.1691</text:p>
          </table:table-cell>
          <table:table-cell office:value-type="float" office:value="1.01515" calcext:value-type="float">
            <text:p>1.015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4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5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6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7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8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9]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0726584" calcext:value-type="float">
            <text:p>0.0726584</text:p>
          </table:table-cell>
          <table:table-cell office:value-type="float" office:value="0.145072" calcext:value-type="float">
            <text:p>0.145072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0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1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2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3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4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5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6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7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8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19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0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1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2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3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4]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0726584" calcext:value-type="float">
            <text:p>0.0726584</text:p>
          </table:table-cell>
          <table:table-cell office:value-type="float" office:value="0.145072" calcext:value-type="float">
            <text:p>0.145072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5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6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7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8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29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0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1]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0726584" calcext:value-type="float">
            <text:p>0.0726584</text:p>
          </table:table-cell>
          <table:table-cell office:value-type="float" office:value="0.145072" calcext:value-type="float">
            <text:p>0.145072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2]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0726584" calcext:value-type="float">
            <text:p>0.0726584</text:p>
          </table:table-cell>
          <table:table-cell office:value-type="float" office:value="0.145072" calcext:value-type="float">
            <text:p>0.145072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3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4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5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6]</text:p>
          </table:table-cell>
          <table:table-cell office:value-type="float" office:value="0.151193" calcext:value-type="float">
            <text:p>0.151193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0726584" calcext:value-type="float">
            <text:p>0.0726584</text:p>
          </table:table-cell>
          <table:table-cell office:value-type="float" office:value="0.145072" calcext:value-type="float">
            <text:p>0.145072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7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8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NoiseTransformed[39]</text:p>
          </table:table-cell>
          <table:table-cell office:value-type="float" office:value="0.848807" calcext:value-type="float">
            <text:p>0.848807</text:p>
          </table:table-cell>
          <table:table-cell office:value-type="float" office:value="0.0034783" calcext:value-type="float">
            <text:p>0.0034783</text:p>
          </table:table-cell>
          <table:table-cell office:value-type="float" office:value="0.0540995" calcext:value-type="float">
            <text:p>0.0540995</text:p>
          </table:table-cell>
          <table:table-cell office:value-type="float" office:value="0.749415" calcext:value-type="float">
            <text:p>0.749415</text:p>
          </table:table-cell>
          <table:table-cell office:value-type="float" office:value="0.855004" calcext:value-type="float">
            <text:p>0.855004</text:p>
          </table:table-cell>
          <table:table-cell office:value-type="float" office:value="0.927304" calcext:value-type="float">
            <text:p>0.927304</text:p>
          </table:table-cell>
          <table:table-cell office:value-type="float" office:value="241.909" calcext:value-type="float">
            <text:p>241.909</text:p>
          </table:table-cell>
          <table:table-cell office:value-type="float" office:value="16.0919" calcext:value-type="float">
            <text:p>16.0919</text:p>
          </table:table-cell>
          <table:table-cell office:value-type="float" office:value="1.03523" calcext:value-type="float">
            <text:p>1.03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4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5]</text:p>
          </table:table-cell>
          <table:table-cell office:value-type="float" office:value="0.0971172" calcext:value-type="float">
            <text:p>0.0971172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1" calcext:value-type="float">
            <text:p>0.0485671</text:p>
          </table:table-cell>
          <table:table-cell office:value-type="float" office:value="0.0339088" calcext:value-type="float">
            <text:p>0.0339088</text:p>
          </table:table-cell>
          <table:table-cell office:value-type="float" office:value="0.0889447" calcext:value-type="float">
            <text:p>0.0889447</text:p>
          </table:table-cell>
          <table:table-cell office:value-type="float" office:value="0.191971" calcext:value-type="float">
            <text:p>0.191971</text:p>
          </table:table-cell>
          <table:table-cell office:value-type="float" office:value="80.1974" calcext:value-type="float">
            <text:p>80.1974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6]</text:p>
          </table:table-cell>
          <table:table-cell office:value-type="float" office:value="0.0971172" calcext:value-type="float">
            <text:p>0.0971172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1" calcext:value-type="float">
            <text:p>0.0485671</text:p>
          </table:table-cell>
          <table:table-cell office:value-type="float" office:value="0.0339088" calcext:value-type="float">
            <text:p>0.0339088</text:p>
          </table:table-cell>
          <table:table-cell office:value-type="float" office:value="0.0889447" calcext:value-type="float">
            <text:p>0.0889447</text:p>
          </table:table-cell>
          <table:table-cell office:value-type="float" office:value="0.191971" calcext:value-type="float">
            <text:p>0.191971</text:p>
          </table:table-cell>
          <table:table-cell office:value-type="float" office:value="80.1974" calcext:value-type="float">
            <text:p>80.1974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7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8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9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0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1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2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3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4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5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6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7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8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19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0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1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2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3]</text:p>
          </table:table-cell>
          <table:table-cell office:value-type="float" office:value="0.0971172" calcext:value-type="float">
            <text:p>0.0971172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1" calcext:value-type="float">
            <text:p>0.0485671</text:p>
          </table:table-cell>
          <table:table-cell office:value-type="float" office:value="0.0339088" calcext:value-type="float">
            <text:p>0.0339088</text:p>
          </table:table-cell>
          <table:table-cell office:value-type="float" office:value="0.0889447" calcext:value-type="float">
            <text:p>0.0889447</text:p>
          </table:table-cell>
          <table:table-cell office:value-type="float" office:value="0.191971" calcext:value-type="float">
            <text:p>0.191971</text:p>
          </table:table-cell>
          <table:table-cell office:value-type="float" office:value="80.1974" calcext:value-type="float">
            <text:p>80.1974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4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5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6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7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8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29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0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1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2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3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4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5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6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7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8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Transformed[39]</text:p>
          </table:table-cell>
          <table:table-cell office:value-type="float" office:value="0.902883" calcext:value-type="float">
            <text:p>0.902883</text:p>
          </table:table-cell>
          <table:table-cell office:value-type="float" office:value="0.00542329" calcext:value-type="float">
            <text:p>0.00542329</text:p>
          </table:table-cell>
          <table:table-cell office:value-type="float" office:value="0.0485672" calcext:value-type="float">
            <text:p>0.0485672</text:p>
          </table:table-cell>
          <table:table-cell office:value-type="float" office:value="0.807446" calcext:value-type="float">
            <text:p>0.807446</text:p>
          </table:table-cell>
          <table:table-cell office:value-type="float" office:value="0.911081" calcext:value-type="float">
            <text:p>0.911081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80.1973" calcext:value-type="float">
            <text:p>80.1973</text:p>
          </table:table-cell>
          <table:table-cell office:value-type="float" office:value="5.33475" calcext:value-type="float">
            <text:p>5.33475</text:p>
          </table:table-cell>
          <table:table-cell office:value-type="float" office:value="1.03855" calcext:value-type="float">
            <text:p>1.038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4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5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6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7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8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9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0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1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2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3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4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5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6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7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8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19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0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1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2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3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4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5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6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7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8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29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0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1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2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3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4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5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6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7]</text:p>
          </table:table-cell>
          <table:table-cell office:value-type="float" office:value="0.193269" calcext:value-type="float">
            <text:p>0.193269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7" calcext:value-type="float">
            <text:p>0.0594927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87849" calcext:value-type="float">
            <text:p>0.187849</text:p>
          </table:table-cell>
          <table:table-cell office:value-type="float" office:value="0.30413" calcext:value-type="float">
            <text:p>0.30413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8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orUsuallyTransformed[39]</text:p>
          </table:table-cell>
          <table:table-cell office:value-type="float" office:value="0.806731" calcext:value-type="float">
            <text:p>0.806731</text:p>
          </table:table-cell>
          <table:table-cell office:value-type="float" office:value="0.00471342" calcext:value-type="float">
            <text:p>0.00471342</text:p>
          </table:table-cell>
          <table:table-cell office:value-type="float" office:value="0.0594926" calcext:value-type="float">
            <text:p>0.0594926</text:p>
          </table:table-cell>
          <table:table-cell office:value-type="float" office:value="0.695657" calcext:value-type="float">
            <text:p>0.695657</text:p>
          </table:table-cell>
          <table:table-cell office:value-type="float" office:value="0.812184" calcext:value-type="float">
            <text:p>0.812184</text:p>
          </table:table-cell>
          <table:table-cell office:value-type="float" office:value="0.898932" calcext:value-type="float">
            <text:p>0.898932</text:p>
          </table:table-cell>
          <table:table-cell office:value-type="float" office:value="159.314" calcext:value-type="float">
            <text:p>159.314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.02262" calcext:value-type="float">
            <text:p>1.022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4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5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6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7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8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9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0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1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2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3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4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5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6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7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8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19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0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1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2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3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4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5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6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7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8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29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0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1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2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3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4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5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6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7]</text:p>
          </table:table-cell>
          <table:table-cell office:value-type="float" office:value="0.295854" calcext:value-type="float">
            <text:p>0.295854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294243" calcext:value-type="float">
            <text:p>0.294243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8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eepyTransformed[39]</text:p>
          </table:table-cell>
          <table:table-cell office:value-type="float" office:value="0.704146" calcext:value-type="float">
            <text:p>0.704146</text:p>
          </table:table-cell>
          <table:table-cell office:value-type="float" office:value="0.00428883" calcext:value-type="float">
            <text:p>0.00428883</text:p>
          </table:table-cell>
          <table:table-cell office:value-type="float" office:value="0.0672253" calcext:value-type="float">
            <text:p>0.0672253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0.705774" calcext:value-type="float">
            <text:p>0.705774</text:p>
          </table:table-cell>
          <table:table-cell office:value-type="float" office:value="0.812553" calcext:value-type="float">
            <text:p>0.812553</text:p>
          </table:table-cell>
          <table:table-cell office:value-type="float" office:value="245.69" calcext:value-type="float">
            <text:p>245.69</text:p>
          </table:table-cell>
          <table:table-cell office:value-type="float" office:value="16.3434" calcext:value-type="float">
            <text:p>16.3434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4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5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6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7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8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9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0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1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2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3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4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5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6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7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8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19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0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1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2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3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4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5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6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7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8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29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0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1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2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3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4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5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6]</text:p>
          </table:table-cell>
          <table:table-cell office:value-type="float" office:value="0.322684" calcext:value-type="float">
            <text:p>0.322684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216583" calcext:value-type="float">
            <text:p>0.216583</text:p>
          </table:table-cell>
          <table:table-cell office:value-type="float" office:value="0.323271" calcext:value-type="float">
            <text:p>0.323271</text:p>
          </table:table-cell>
          <table:table-cell office:value-type="float" office:value="0.437558" calcext:value-type="float">
            <text:p>0.437558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7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8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gaAirTransformed[39]</text:p>
          </table:table-cell>
          <table:table-cell office:value-type="float" office:value="0.677316" calcext:value-type="float">
            <text:p>0.677316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67283" calcext:value-type="float">
            <text:p>0.067283</text:p>
          </table:table-cell>
          <table:table-cell office:value-type="float" office:value="0.562415" calcext:value-type="float">
            <text:p>0.562415</text:p>
          </table:table-cell>
          <table:table-cell office:value-type="float" office:value="0.676864" calcext:value-type="float">
            <text:p>0.676864</text:p>
          </table:table-cell>
          <table:table-cell office:value-type="float" office:value="0.783382" calcext:value-type="float">
            <text:p>0.783382</text:p>
          </table:table-cell>
          <table:table-cell office:value-type="float" office:value="255.351" calcext:value-type="float">
            <text:p>255.351</text:p>
          </table:table-cell>
          <table:table-cell office:value-type="float" office:value="16.9861" calcext:value-type="float">
            <text:p>16.9861</text:p>
          </table:table-cell>
          <table:table-cell office:value-type="float" office:value="1.01017" calcext:value-type="float">
            <text:p>1.01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4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5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6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7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8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9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0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1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2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3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4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5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6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7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8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19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0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1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2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3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4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5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6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7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8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29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0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1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2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3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4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5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6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7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8]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605791" calcext:value-type="float">
            <text:p>0.605791</text:p>
          </table:table-cell>
          <table:table-cell office:value-type="float" office:value="0.730075" calcext:value-type="float">
            <text:p>0.730075</text:p>
          </table:table-cell>
          <table:table-cell office:value-type="float" office:value="0.835123" calcext:value-type="float">
            <text:p>0.835123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_controlTransformed[39]</text:p>
          </table:table-cell>
          <table:table-cell office:value-type="float" office:value="0.272598" calcext:value-type="float">
            <text:p>0.272598</text:p>
          </table:table-cell>
          <table:table-cell office:value-type="float" office:value="0.00445988" calcext:value-type="float">
            <text:p>0.00445988</text:p>
          </table:table-cell>
          <table:table-cell office:value-type="float" office:value="0.0699316" calcext:value-type="float">
            <text:p>0.0699316</text:p>
          </table:table-cell>
          <table:table-cell office:value-type="float" office:value="0.164877" calcext:value-type="float">
            <text:p>0.164877</text:p>
          </table:table-cell>
          <table:table-cell office:value-type="float" office:value="0.269963" calcext:value-type="float">
            <text:p>0.269963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245.868" calcext:value-type="float">
            <text:p>245.868</text:p>
          </table:table-cell>
          <table:table-cell office:value-type="float" office:value="16.3552" calcext:value-type="float">
            <text:p>16.3552</text:p>
          </table:table-cell>
          <table:table-cell office:value-type="float" office:value="1.02647" calcext:value-type="float">
            <text:p>1.02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]</text:p>
          </table:table-cell>
          <table:table-cell office:value-type="float" office:value="11.4246" calcext:value-type="float">
            <text:p>11.4246</text:p>
          </table:table-cell>
          <table:table-cell office:value-type="float" office:value="0.0600205" calcext:value-type="float">
            <text:p>0.0600205</text:p>
          </table:table-cell>
          <table:table-cell office:value-type="float" office:value="0.543748" calcext:value-type="float">
            <text:p>0.543748</text:p>
          </table:table-cell>
          <table:table-cell office:value-type="float" office:value="10.3762" calcext:value-type="float">
            <text:p>10.3762</text:p>
          </table:table-cell>
          <table:table-cell office:value-type="float" office:value="11.5153" calcext:value-type="float">
            <text:p>11.5153</text:p>
          </table:table-cell>
          <table:table-cell office:value-type="float" office:value="12.1486" calcext:value-type="float">
            <text:p>12.1486</text:p>
          </table:table-cell>
          <table:table-cell office:value-type="float" office:value="82.0723" calcext:value-type="float">
            <text:p>82.0723</text:p>
          </table:table-cell>
          <table:table-cell office:value-type="float" office:value="5.45948" calcext:value-type="float">
            <text:p>5.45948</text:p>
          </table:table-cell>
          <table:table-cell office:value-type="float" office:value="1.03991" calcext:value-type="float">
            <text:p>1.039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]</text:p>
          </table:table-cell>
          <table:table-cell office:value-type="float" office:value="10.6476" calcext:value-type="float">
            <text:p>10.6476</text:p>
          </table:table-cell>
          <table:table-cell office:value-type="float" office:value="0.0553764" calcext:value-type="float">
            <text:p>0.0553764</text:p>
          </table:table-cell>
          <table:table-cell office:value-type="float" office:value="0.502374" calcext:value-type="float">
            <text:p>0.502374</text:p>
          </table:table-cell>
          <table:table-cell office:value-type="float" office:value="9.6848" calcext:value-type="float">
            <text:p>9.6848</text:p>
          </table:table-cell>
          <table:table-cell office:value-type="float" office:value="10.7296" calcext:value-type="float">
            <text:p>10.7296</text:p>
          </table:table-cell>
          <table:table-cell office:value-type="float" office:value="11.3194" calcext:value-type="float">
            <text:p>11.3194</text:p>
          </table:table-cell>
          <table:table-cell office:value-type="float" office:value="82.3011" calcext:value-type="float">
            <text:p>82.3011</text:p>
          </table:table-cell>
          <table:table-cell office:value-type="float" office:value="5.47469" calcext:value-type="float">
            <text:p>5.47469</text:p>
          </table:table-cell>
          <table:table-cell office:value-type="float" office:value="1.03997" calcext:value-type="float">
            <text:p>1.03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]</text:p>
          </table:table-cell>
          <table:table-cell office:value-type="float" office:value="10.2293" calcext:value-type="float">
            <text:p>10.2293</text:p>
          </table:table-cell>
          <table:table-cell office:value-type="float" office:value="0.052878" calcext:value-type="float">
            <text:p>0.052878</text:p>
          </table:table-cell>
          <table:table-cell office:value-type="float" office:value="0.480132" calcext:value-type="float">
            <text:p>0.480132</text:p>
          </table:table-cell>
          <table:table-cell office:value-type="float" office:value="9.31306" calcext:value-type="float">
            <text:p>9.31306</text:p>
          </table:table-cell>
          <table:table-cell office:value-type="float" office:value="10.3057" calcext:value-type="float">
            <text:p>10.3057</text:p>
          </table:table-cell>
          <table:table-cell office:value-type="float" office:value="10.8719" calcext:value-type="float">
            <text:p>10.8719</text:p>
          </table:table-cell>
          <table:table-cell office:value-type="float" office:value="82.4461" calcext:value-type="float">
            <text:p>82.4461</text:p>
          </table:table-cell>
          <table:table-cell office:value-type="float" office:value="5.48434" calcext:value-type="float">
            <text:p>5.48434</text:p>
          </table:table-cell>
          <table:table-cell office:value-type="float" office:value="1.04001" calcext:value-type="float">
            <text:p>1.04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4]</text:p>
          </table:table-cell>
          <table:table-cell office:value-type="float" office:value="9.5551" calcext:value-type="float">
            <text:p>9.5551</text:p>
          </table:table-cell>
          <table:table-cell office:value-type="float" office:value="0.0488548" calcext:value-type="float">
            <text:p>0.0488548</text:p>
          </table:table-cell>
          <table:table-cell office:value-type="float" office:value="0.444337" calcext:value-type="float">
            <text:p>0.444337</text:p>
          </table:table-cell>
          <table:table-cell office:value-type="float" office:value="8.70502" calcext:value-type="float">
            <text:p>8.70502</text:p>
          </table:table-cell>
          <table:table-cell office:value-type="float" office:value="9.62541" calcext:value-type="float">
            <text:p>9.62541</text:p>
          </table:table-cell>
          <table:table-cell office:value-type="float" office:value="10.1471" calcext:value-type="float">
            <text:p>10.1471</text:p>
          </table:table-cell>
          <table:table-cell office:value-type="float" office:value="82.7202" calcext:value-type="float">
            <text:p>82.7202</text:p>
          </table:table-cell>
          <table:table-cell office:value-type="float" office:value="5.50257" calcext:value-type="float">
            <text:p>5.50257</text:p>
          </table:table-cell>
          <table:table-cell office:value-type="float" office:value="1.04007" calcext:value-type="float">
            <text:p>1.040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5]</text:p>
          </table:table-cell>
          <table:table-cell office:value-type="float" office:value="2.17562" calcext:value-type="float">
            <text:p>2.17562</text:p>
          </table:table-cell>
          <table:table-cell office:value-type="float" office:value="0.0488088" calcext:value-type="float">
            <text:p>0.0488088</text:p>
          </table:table-cell>
          <table:table-cell office:value-type="float" office:value="0.436569" calcext:value-type="float">
            <text:p>0.436569</text:p>
          </table:table-cell>
          <table:table-cell office:value-type="float" office:value="1.60963" calcext:value-type="float">
            <text:p>1.60963</text:p>
          </table:table-cell>
          <table:table-cell office:value-type="float" office:value="2.09869" calcext:value-type="float">
            <text:p>2.09869</text:p>
          </table:table-cell>
          <table:table-cell office:value-type="float" office:value="3.03512" calcext:value-type="float">
            <text:p>3.03512</text:p>
          </table:table-cell>
          <table:table-cell office:value-type="float" office:value="80.0036" calcext:value-type="float">
            <text:p>80.0036</text:p>
          </table:table-cell>
          <table:table-cell office:value-type="float" office:value="5.32187" calcext:value-type="float">
            <text:p>5.32187</text:p>
          </table:table-cell>
          <table:table-cell office:value-type="float" office:value="1.03556" calcext:value-type="float">
            <text:p>1.03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6]</text:p>
          </table:table-cell>
          <table:table-cell office:value-type="float" office:value="2.09466" calcext:value-type="float">
            <text:p>2.09466</text:p>
          </table:table-cell>
          <table:table-cell office:value-type="float" office:value="0.0443237" calcext:value-type="float">
            <text:p>0.0443237</text:p>
          </table:table-cell>
          <table:table-cell office:value-type="float" office:value="0.396727" calcext:value-type="float">
            <text:p>0.396727</text:p>
          </table:table-cell>
          <table:table-cell office:value-type="float" office:value="1.58097" calcext:value-type="float">
            <text:p>1.58097</text:p>
          </table:table-cell>
          <table:table-cell office:value-type="float" office:value="2.02649" calcext:value-type="float">
            <text:p>2.02649</text:p>
          </table:table-cell>
          <table:table-cell office:value-type="float" office:value="2.87561" calcext:value-type="float">
            <text:p>2.87561</text:p>
          </table:table-cell>
          <table:table-cell office:value-type="float" office:value="80.1145" calcext:value-type="float">
            <text:p>80.1145</text:p>
          </table:table-cell>
          <table:table-cell office:value-type="float" office:value="5.32924" calcext:value-type="float">
            <text:p>5.32924</text:p>
          </table:table-cell>
          <table:table-cell office:value-type="float" office:value="1.03519" calcext:value-type="float">
            <text:p>1.035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7]</text:p>
          </table:table-cell>
          <table:table-cell office:value-type="float" office:value="7.90816" calcext:value-type="float">
            <text:p>7.90816</text:p>
          </table:table-cell>
          <table:table-cell office:value-type="float" office:value="0.03905" calcext:value-type="float">
            <text:p>0.03905</text:p>
          </table:table-cell>
          <table:table-cell office:value-type="float" office:value="0.357297" calcext:value-type="float">
            <text:p>0.357297</text:p>
          </table:table-cell>
          <table:table-cell office:value-type="float" office:value="7.2215" calcext:value-type="float">
            <text:p>7.2215</text:p>
          </table:table-cell>
          <table:table-cell office:value-type="float" office:value="7.96444" calcext:value-type="float">
            <text:p>7.96444</text:p>
          </table:table-cell>
          <table:table-cell office:value-type="float" office:value="8.39088" calcext:value-type="float">
            <text:p>8.39088</text:p>
          </table:table-cell>
          <table:table-cell office:value-type="float" office:value="83.7174" calcext:value-type="float">
            <text:p>83.7174</text:p>
          </table:table-cell>
          <table:table-cell office:value-type="float" office:value="5.56891" calcext:value-type="float">
            <text:p>5.56891</text:p>
          </table:table-cell>
          <table:table-cell office:value-type="float" office:value="1.0402" calcext:value-type="float">
            <text:p>1.0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8]</text:p>
          </table:table-cell>
          <table:table-cell office:value-type="float" office:value="7.5433" calcext:value-type="float">
            <text:p>7.5433</text:p>
          </table:table-cell>
          <table:table-cell office:value-type="float" office:value="0.0368844" calcext:value-type="float">
            <text:p>0.0368844</text:p>
          </table:table-cell>
          <table:table-cell office:value-type="float" office:value="0.338123" calcext:value-type="float">
            <text:p>0.338123</text:p>
          </table:table-cell>
          <table:table-cell office:value-type="float" office:value="6.89508" calcext:value-type="float">
            <text:p>6.89508</text:p>
          </table:table-cell>
          <table:table-cell office:value-type="float" office:value="7.59578" calcext:value-type="float">
            <text:p>7.59578</text:p>
          </table:table-cell>
          <table:table-cell office:value-type="float" office:value="8.00203" calcext:value-type="float">
            <text:p>8.00203</text:p>
          </table:table-cell>
          <table:table-cell office:value-type="float" office:value="84.0357" calcext:value-type="float">
            <text:p>84.0357</text:p>
          </table:table-cell>
          <table:table-cell office:value-type="float" office:value="5.59008" calcext:value-type="float">
            <text:p>5.59008</text:p>
          </table:table-cell>
          <table:table-cell office:value-type="float" office:value="1.04022" calcext:value-type="float">
            <text:p>1.040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9]</text:p>
          </table:table-cell>
          <table:table-cell office:value-type="float" office:value="7.43107" calcext:value-type="float">
            <text:p>7.43107</text:p>
          </table:table-cell>
          <table:table-cell office:value-type="float" office:value="0.036219" calcext:value-type="float">
            <text:p>0.036219</text:p>
          </table:table-cell>
          <table:table-cell office:value-type="float" office:value="0.332236" calcext:value-type="float">
            <text:p>0.332236</text:p>
          </table:table-cell>
          <table:table-cell office:value-type="float" office:value="6.79348" calcext:value-type="float">
            <text:p>6.79348</text:p>
          </table:table-cell>
          <table:table-cell office:value-type="float" office:value="7.48256" calcext:value-type="float">
            <text:p>7.48256</text:p>
          </table:table-cell>
          <table:table-cell office:value-type="float" office:value="7.88138" calcext:value-type="float">
            <text:p>7.88138</text:p>
          </table:table-cell>
          <table:table-cell office:value-type="float" office:value="84.1438" calcext:value-type="float">
            <text:p>84.1438</text:p>
          </table:table-cell>
          <table:table-cell office:value-type="float" office:value="5.59727" calcext:value-type="float">
            <text:p>5.59727</text:p>
          </table:table-cell>
          <table:table-cell office:value-type="float" office:value="1.04022" calcext:value-type="float">
            <text:p>1.040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0]</text:p>
          </table:table-cell>
          <table:table-cell office:value-type="float" office:value="7.1807" calcext:value-type="float">
            <text:p>7.1807</text:p>
          </table:table-cell>
          <table:table-cell office:value-type="float" office:value="0.0347355" calcext:value-type="float">
            <text:p>0.0347355</text:p>
          </table:table-cell>
          <table:table-cell office:value-type="float" office:value="0.319123" calcext:value-type="float">
            <text:p>0.319123</text:p>
          </table:table-cell>
          <table:table-cell office:value-type="float" office:value="6.57132" calcext:value-type="float">
            <text:p>6.57132</text:p>
          </table:table-cell>
          <table:table-cell office:value-type="float" office:value="7.22977" calcext:value-type="float">
            <text:p>7.22977</text:p>
          </table:table-cell>
          <table:table-cell office:value-type="float" office:value="7.61564" calcext:value-type="float">
            <text:p>7.61564</text:p>
          </table:table-cell>
          <table:table-cell office:value-type="float" office:value="84.4051" calcext:value-type="float">
            <text:p>84.4051</text:p>
          </table:table-cell>
          <table:table-cell office:value-type="float" office:value="5.61465" calcext:value-type="float">
            <text:p>5.61465</text:p>
          </table:table-cell>
          <table:table-cell office:value-type="float" office:value="1.04023" calcext:value-type="float">
            <text:p>1.04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1]</text:p>
          </table:table-cell>
          <table:table-cell office:value-type="float" office:value="6.89422" calcext:value-type="float">
            <text:p>6.89422</text:p>
          </table:table-cell>
          <table:table-cell office:value-type="float" office:value="0.0330404" calcext:value-type="float">
            <text:p>0.0330404</text:p>
          </table:table-cell>
          <table:table-cell office:value-type="float" office:value="0.304156" calcext:value-type="float">
            <text:p>0.304156</text:p>
          </table:table-cell>
          <table:table-cell office:value-type="float" office:value="6.31843" calcext:value-type="float">
            <text:p>6.31843</text:p>
          </table:table-cell>
          <table:table-cell office:value-type="float" office:value="6.94131" calcext:value-type="float">
            <text:p>6.94131</text:p>
          </table:table-cell>
          <table:table-cell office:value-type="float" office:value="7.31102" calcext:value-type="float">
            <text:p>7.31102</text:p>
          </table:table-cell>
          <table:table-cell office:value-type="float" office:value="84.7426" calcext:value-type="float">
            <text:p>84.7426</text:p>
          </table:table-cell>
          <table:table-cell office:value-type="float" office:value="5.63711" calcext:value-type="float">
            <text:p>5.63711</text:p>
          </table:table-cell>
          <table:table-cell office:value-type="float" office:value="1.04023" calcext:value-type="float">
            <text:p>1.04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2]</text:p>
          </table:table-cell>
          <table:table-cell office:value-type="float" office:value="7.02044" calcext:value-type="float">
            <text:p>7.02044</text:p>
          </table:table-cell>
          <table:table-cell office:value-type="float" office:value="0.0337869" calcext:value-type="float">
            <text:p>0.0337869</text:p>
          </table:table-cell>
          <table:table-cell office:value-type="float" office:value="0.310745" calcext:value-type="float">
            <text:p>0.310745</text:p>
          </table:table-cell>
          <table:table-cell office:value-type="float" office:value="6.43" calcext:value-type="float">
            <text:p>6.43</text:p>
          </table:table-cell>
          <table:table-cell office:value-type="float" office:value="7.06894" calcext:value-type="float">
            <text:p>7.06894</text:p>
          </table:table-cell>
          <table:table-cell office:value-type="float" office:value="7.44465" calcext:value-type="float">
            <text:p>7.44465</text:p>
          </table:table-cell>
          <table:table-cell office:value-type="float" office:value="84.5883" calcext:value-type="float">
            <text:p>84.5883</text:p>
          </table:table-cell>
          <table:table-cell office:value-type="float" office:value="5.62684" calcext:value-type="float">
            <text:p>5.62684</text:p>
          </table:table-cell>
          <table:table-cell office:value-type="float" office:value="1.04023" calcext:value-type="float">
            <text:p>1.04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3]</text:p>
          </table:table-cell>
          <table:table-cell office:value-type="float" office:value="6.91616" calcext:value-type="float">
            <text:p>6.91616</text:p>
          </table:table-cell>
          <table:table-cell office:value-type="float" office:value="0.0331702" calcext:value-type="float">
            <text:p>0.0331702</text:p>
          </table:table-cell>
          <table:table-cell office:value-type="float" office:value="0.305301" calcext:value-type="float">
            <text:p>0.305301</text:p>
          </table:table-cell>
          <table:table-cell office:value-type="float" office:value="6.33778" calcext:value-type="float">
            <text:p>6.33778</text:p>
          </table:table-cell>
          <table:table-cell office:value-type="float" office:value="6.96349" calcext:value-type="float">
            <text:p>6.96349</text:p>
          </table:table-cell>
          <table:table-cell office:value-type="float" office:value="7.33444" calcext:value-type="float">
            <text:p>7.33444</text:p>
          </table:table-cell>
          <table:table-cell office:value-type="float" office:value="84.7151" calcext:value-type="float">
            <text:p>84.7151</text:p>
          </table:table-cell>
          <table:table-cell office:value-type="float" office:value="5.63528" calcext:value-type="float">
            <text:p>5.63528</text:p>
          </table:table-cell>
          <table:table-cell office:value-type="float" office:value="1.04023" calcext:value-type="float">
            <text:p>1.04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4]</text:p>
          </table:table-cell>
          <table:table-cell office:value-type="float" office:value="6.72195" calcext:value-type="float">
            <text:p>6.72195</text:p>
          </table:table-cell>
          <table:table-cell office:value-type="float" office:value="0.0320225" calcext:value-type="float">
            <text:p>0.0320225</text:p>
          </table:table-cell>
          <table:table-cell office:value-type="float" office:value="0.295178" calcext:value-type="float">
            <text:p>0.295178</text:p>
          </table:table-cell>
          <table:table-cell office:value-type="float" office:value="6.1616" calcext:value-type="float">
            <text:p>6.1616</text:p>
          </table:table-cell>
          <table:table-cell office:value-type="float" office:value="6.76693" calcext:value-type="float">
            <text:p>6.76693</text:p>
          </table:table-cell>
          <table:table-cell office:value-type="float" office:value="7.12824" calcext:value-type="float">
            <text:p>7.12824</text:p>
          </table:table-cell>
          <table:table-cell office:value-type="float" office:value="84.9687" calcext:value-type="float">
            <text:p>84.9687</text:p>
          </table:table-cell>
          <table:table-cell office:value-type="float" office:value="5.65215" calcext:value-type="float">
            <text:p>5.65215</text:p>
          </table:table-cell>
          <table:table-cell office:value-type="float" office:value="1.04023" calcext:value-type="float">
            <text:p>1.04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5]</text:p>
          </table:table-cell>
          <table:table-cell office:value-type="float" office:value="6.45352" calcext:value-type="float">
            <text:p>6.45352</text:p>
          </table:table-cell>
          <table:table-cell office:value-type="float" office:value="0.0304386" calcext:value-type="float">
            <text:p>0.0304386</text:p>
          </table:table-cell>
          <table:table-cell office:value-type="float" office:value="0.281226" calcext:value-type="float">
            <text:p>0.281226</text:p>
          </table:table-cell>
          <table:table-cell office:value-type="float" office:value="5.91759" calcext:value-type="float">
            <text:p>5.91759</text:p>
          </table:table-cell>
          <table:table-cell office:value-type="float" office:value="6.49598" calcext:value-type="float">
            <text:p>6.49598</text:p>
          </table:table-cell>
          <table:table-cell office:value-type="float" office:value="6.84178" calcext:value-type="float">
            <text:p>6.84178</text:p>
          </table:table-cell>
          <table:table-cell office:value-type="float" office:value="85.3618" calcext:value-type="float">
            <text:p>85.3618</text:p>
          </table:table-cell>
          <table:table-cell office:value-type="float" office:value="5.67829" calcext:value-type="float">
            <text:p>5.67829</text:p>
          </table:table-cell>
          <table:table-cell office:value-type="float" office:value="1.04022" calcext:value-type="float">
            <text:p>1.040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6]</text:p>
          </table:table-cell>
          <table:table-cell office:value-type="float" office:value="6.65134" calcext:value-type="float">
            <text:p>6.65134</text:p>
          </table:table-cell>
          <table:table-cell office:value-type="float" office:value="0.0316056" calcext:value-type="float">
            <text:p>0.0316056</text:p>
          </table:table-cell>
          <table:table-cell office:value-type="float" office:value="0.291504" calcext:value-type="float">
            <text:p>0.291504</text:p>
          </table:table-cell>
          <table:table-cell office:value-type="float" office:value="6.09726" calcext:value-type="float">
            <text:p>6.09726</text:p>
          </table:table-cell>
          <table:table-cell office:value-type="float" office:value="6.69559" calcext:value-type="float">
            <text:p>6.69559</text:p>
          </table:table-cell>
          <table:table-cell office:value-type="float" office:value="7.05331" calcext:value-type="float">
            <text:p>7.05331</text:p>
          </table:table-cell>
          <table:table-cell office:value-type="float" office:value="85.0671" calcext:value-type="float">
            <text:p>85.0671</text:p>
          </table:table-cell>
          <table:table-cell office:value-type="float" office:value="5.65869" calcext:value-type="float">
            <text:p>5.65869</text:p>
          </table:table-cell>
          <table:table-cell office:value-type="float" office:value="1.04023" calcext:value-type="float">
            <text:p>1.040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7]</text:p>
          </table:table-cell>
          <table:table-cell office:value-type="float" office:value="6.35447" calcext:value-type="float">
            <text:p>6.35447</text:p>
          </table:table-cell>
          <table:table-cell office:value-type="float" office:value="0.0298549" calcext:value-type="float">
            <text:p>0.0298549</text:p>
          </table:table-cell>
          <table:table-cell office:value-type="float" office:value="0.276091" calcext:value-type="float">
            <text:p>0.276091</text:p>
          </table:table-cell>
          <table:table-cell office:value-type="float" office:value="5.82866" calcext:value-type="float">
            <text:p>5.82866</text:p>
          </table:table-cell>
          <table:table-cell office:value-type="float" office:value="6.39662" calcext:value-type="float">
            <text:p>6.39662</text:p>
          </table:table-cell>
          <table:table-cell office:value-type="float" office:value="6.73568" calcext:value-type="float">
            <text:p>6.73568</text:p>
          </table:table-cell>
          <table:table-cell office:value-type="float" office:value="85.521" calcext:value-type="float">
            <text:p>85.521</text:p>
          </table:table-cell>
          <table:table-cell office:value-type="float" office:value="5.68888" calcext:value-type="float">
            <text:p>5.68888</text:p>
          </table:table-cell>
          <table:table-cell office:value-type="float" office:value="1.04021" calcext:value-type="float">
            <text:p>1.04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8]</text:p>
          </table:table-cell>
          <table:table-cell office:value-type="float" office:value="6.37172" calcext:value-type="float">
            <text:p>6.37172</text:p>
          </table:table-cell>
          <table:table-cell office:value-type="float" office:value="0.0299565" calcext:value-type="float">
            <text:p>0.0299565</text:p>
          </table:table-cell>
          <table:table-cell office:value-type="float" office:value="0.276985" calcext:value-type="float">
            <text:p>0.276985</text:p>
          </table:table-cell>
          <table:table-cell office:value-type="float" office:value="5.8445" calcext:value-type="float">
            <text:p>5.8445</text:p>
          </table:table-cell>
          <table:table-cell office:value-type="float" office:value="6.41381" calcext:value-type="float">
            <text:p>6.41381</text:p>
          </table:table-cell>
          <table:table-cell office:value-type="float" office:value="6.75415" calcext:value-type="float">
            <text:p>6.75415</text:p>
          </table:table-cell>
          <table:table-cell office:value-type="float" office:value="85.4926" calcext:value-type="float">
            <text:p>85.4926</text:p>
          </table:table-cell>
          <table:table-cell office:value-type="float" office:value="5.687" calcext:value-type="float">
            <text:p>5.687</text:p>
          </table:table-cell>
          <table:table-cell office:value-type="float" office:value="1.04021" calcext:value-type="float">
            <text:p>1.04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19]</text:p>
          </table:table-cell>
          <table:table-cell office:value-type="float" office:value="6.34048" calcext:value-type="float">
            <text:p>6.34048</text:p>
          </table:table-cell>
          <table:table-cell office:value-type="float" office:value="0.0297725" calcext:value-type="float">
            <text:p>0.0297725</text:p>
          </table:table-cell>
          <table:table-cell office:value-type="float" office:value="0.275366" calcext:value-type="float">
            <text:p>0.275366</text:p>
          </table:table-cell>
          <table:table-cell office:value-type="float" office:value="5.81581" calcext:value-type="float">
            <text:p>5.81581</text:p>
          </table:table-cell>
          <table:table-cell office:value-type="float" office:value="6.38241" calcext:value-type="float">
            <text:p>6.38241</text:p>
          </table:table-cell>
          <table:table-cell office:value-type="float" office:value="6.72069" calcext:value-type="float">
            <text:p>6.72069</text:p>
          </table:table-cell>
          <table:table-cell office:value-type="float" office:value="85.5441" calcext:value-type="float">
            <text:p>85.5441</text:p>
          </table:table-cell>
          <table:table-cell office:value-type="float" office:value="5.69042" calcext:value-type="float">
            <text:p>5.69042</text:p>
          </table:table-cell>
          <table:table-cell office:value-type="float" office:value="1.04021" calcext:value-type="float">
            <text:p>1.04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0]</text:p>
          </table:table-cell>
          <table:table-cell office:value-type="float" office:value="6.24008" calcext:value-type="float">
            <text:p>6.24008</text:p>
          </table:table-cell>
          <table:table-cell office:value-type="float" office:value="0.0291814" calcext:value-type="float">
            <text:p>0.0291814</text:p>
          </table:table-cell>
          <table:table-cell office:value-type="float" office:value="0.270169" calcext:value-type="float">
            <text:p>0.270169</text:p>
          </table:table-cell>
          <table:table-cell office:value-type="float" office:value="5.72482" calcext:value-type="float">
            <text:p>5.72482</text:p>
          </table:table-cell>
          <table:table-cell office:value-type="float" office:value="6.28062" calcext:value-type="float">
            <text:p>6.28062</text:p>
          </table:table-cell>
          <table:table-cell office:value-type="float" office:value="6.61378" calcext:value-type="float">
            <text:p>6.61378</text:p>
          </table:table-cell>
          <table:table-cell office:value-type="float" office:value="85.7154" calcext:value-type="float">
            <text:p>85.7154</text:p>
          </table:table-cell>
          <table:table-cell office:value-type="float" office:value="5.70182" calcext:value-type="float">
            <text:p>5.70182</text:p>
          </table:table-cell>
          <table:table-cell office:value-type="float" office:value="1.0402" calcext:value-type="float">
            <text:p>1.0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1]</text:p>
          </table:table-cell>
          <table:table-cell office:value-type="float" office:value="6.25588" calcext:value-type="float">
            <text:p>6.25588</text:p>
          </table:table-cell>
          <table:table-cell office:value-type="float" office:value="0.0292744" calcext:value-type="float">
            <text:p>0.0292744</text:p>
          </table:table-cell>
          <table:table-cell office:value-type="float" office:value="0.270986" calcext:value-type="float">
            <text:p>0.270986</text:p>
          </table:table-cell>
          <table:table-cell office:value-type="float" office:value="5.73912" calcext:value-type="float">
            <text:p>5.73912</text:p>
          </table:table-cell>
          <table:table-cell office:value-type="float" office:value="6.29644" calcext:value-type="float">
            <text:p>6.29644</text:p>
          </table:table-cell>
          <table:table-cell office:value-type="float" office:value="6.63056" calcext:value-type="float">
            <text:p>6.63056</text:p>
          </table:table-cell>
          <table:table-cell office:value-type="float" office:value="85.6878" calcext:value-type="float">
            <text:p>85.6878</text:p>
          </table:table-cell>
          <table:table-cell office:value-type="float" office:value="5.69998" calcext:value-type="float">
            <text:p>5.69998</text:p>
          </table:table-cell>
          <table:table-cell office:value-type="float" office:value="1.0402" calcext:value-type="float">
            <text:p>1.0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2]</text:p>
          </table:table-cell>
          <table:table-cell office:value-type="float" office:value="5.64833" calcext:value-type="float">
            <text:p>5.64833</text:p>
          </table:table-cell>
          <table:table-cell office:value-type="float" office:value="0.0257089" calcext:value-type="float">
            <text:p>0.0257089</text:p>
          </table:table-cell>
          <table:table-cell office:value-type="float" office:value="0.239722" calcext:value-type="float">
            <text:p>0.239722</text:p>
          </table:table-cell>
          <table:table-cell office:value-type="float" office:value="5.19614" calcext:value-type="float">
            <text:p>5.19614</text:p>
          </table:table-cell>
          <table:table-cell office:value-type="float" office:value="5.68395" calcext:value-type="float">
            <text:p>5.68395</text:p>
          </table:table-cell>
          <table:table-cell office:value-type="float" office:value="5.9818" calcext:value-type="float">
            <text:p>5.9818</text:p>
          </table:table-cell>
          <table:table-cell office:value-type="float" office:value="86.9454" calcext:value-type="float">
            <text:p>86.9454</text:p>
          </table:table-cell>
          <table:table-cell office:value-type="float" office:value="5.78364" calcext:value-type="float">
            <text:p>5.78364</text:p>
          </table:table-cell>
          <table:table-cell office:value-type="float" office:value="1.04009" calcext:value-type="float">
            <text:p>1.04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3]</text:p>
          </table:table-cell>
          <table:table-cell office:value-type="float" office:value="1.81019" calcext:value-type="float">
            <text:p>1.81019</text:p>
          </table:table-cell>
          <table:table-cell office:value-type="float" office:value="0.0286676" calcext:value-type="float">
            <text:p>0.0286676</text:p>
          </table:table-cell>
          <table:table-cell office:value-type="float" office:value="0.258354" calcext:value-type="float">
            <text:p>0.258354</text:p>
          </table:table-cell>
          <table:table-cell office:value-type="float" office:value="1.4634" calcext:value-type="float">
            <text:p>1.4634</text:p>
          </table:table-cell>
          <table:table-cell office:value-type="float" office:value="1.76922" calcext:value-type="float">
            <text:p>1.76922</text:p>
          </table:table-cell>
          <table:table-cell office:value-type="float" office:value="2.31556" calcext:value-type="float">
            <text:p>2.31556</text:p>
          </table:table-cell>
          <table:table-cell office:value-type="float" office:value="81.2173" calcext:value-type="float">
            <text:p>81.2173</text:p>
          </table:table-cell>
          <table:table-cell office:value-type="float" office:value="5.4026" calcext:value-type="float">
            <text:p>5.4026</text:p>
          </table:table-cell>
          <table:table-cell office:value-type="float" office:value="1.03277" calcext:value-type="float">
            <text:p>1.032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4]</text:p>
          </table:table-cell>
          <table:table-cell office:value-type="float" office:value="5.68282" calcext:value-type="float">
            <text:p>5.68282</text:p>
          </table:table-cell>
          <table:table-cell office:value-type="float" office:value="0.0259107" calcext:value-type="float">
            <text:p>0.0259107</text:p>
          </table:table-cell>
          <table:table-cell office:value-type="float" office:value="0.241487" calcext:value-type="float">
            <text:p>0.241487</text:p>
          </table:table-cell>
          <table:table-cell office:value-type="float" office:value="5.22608" calcext:value-type="float">
            <text:p>5.22608</text:p>
          </table:table-cell>
          <table:table-cell office:value-type="float" office:value="5.71845" calcext:value-type="float">
            <text:p>5.71845</text:p>
          </table:table-cell>
          <table:table-cell office:value-type="float" office:value="6.01886" calcext:value-type="float">
            <text:p>6.01886</text:p>
          </table:table-cell>
          <table:table-cell office:value-type="float" office:value="86.8614" calcext:value-type="float">
            <text:p>86.8614</text:p>
          </table:table-cell>
          <table:table-cell office:value-type="float" office:value="5.77805" calcext:value-type="float">
            <text:p>5.77805</text:p>
          </table:table-cell>
          <table:table-cell office:value-type="float" office:value="1.0401" calcext:value-type="float">
            <text:p>1.0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5]</text:p>
          </table:table-cell>
          <table:table-cell office:value-type="float" office:value="5.65709" calcext:value-type="float">
            <text:p>5.65709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24017" calcext:value-type="float">
            <text:p>0.24017</text:p>
          </table:table-cell>
          <table:table-cell office:value-type="float" office:value="5.20373" calcext:value-type="float">
            <text:p>5.20373</text:p>
          </table:table-cell>
          <table:table-cell office:value-type="float" office:value="5.69262" calcext:value-type="float">
            <text:p>5.69262</text:p>
          </table:table-cell>
          <table:table-cell office:value-type="float" office:value="5.99121" calcext:value-type="float">
            <text:p>5.99121</text:p>
          </table:table-cell>
          <table:table-cell office:value-type="float" office:value="86.9239" calcext:value-type="float">
            <text:p>86.9239</text:p>
          </table:table-cell>
          <table:table-cell office:value-type="float" office:value="5.7822" calcext:value-type="float">
            <text:p>5.7822</text:p>
          </table:table-cell>
          <table:table-cell office:value-type="float" office:value="1.04009" calcext:value-type="float">
            <text:p>1.04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6]</text:p>
          </table:table-cell>
          <table:table-cell office:value-type="float" office:value="5.74611" calcext:value-type="float">
            <text:p>5.74611</text:p>
          </table:table-cell>
          <table:table-cell office:value-type="float" office:value="0.0262812" calcext:value-type="float">
            <text:p>0.0262812</text:p>
          </table:table-cell>
          <table:table-cell office:value-type="float" office:value="0.244729" calcext:value-type="float">
            <text:p>0.244729</text:p>
          </table:table-cell>
          <table:table-cell office:value-type="float" office:value="5.28248" calcext:value-type="float">
            <text:p>5.28248</text:p>
          </table:table-cell>
          <table:table-cell office:value-type="float" office:value="5.78229" calcext:value-type="float">
            <text:p>5.78229</text:p>
          </table:table-cell>
          <table:table-cell office:value-type="float" office:value="6.08686" calcext:value-type="float">
            <text:p>6.08686</text:p>
          </table:table-cell>
          <table:table-cell office:value-type="float" office:value="86.712" calcext:value-type="float">
            <text:p>86.712</text:p>
          </table:table-cell>
          <table:table-cell office:value-type="float" office:value="5.76811" calcext:value-type="float">
            <text:p>5.76811</text:p>
          </table:table-cell>
          <table:table-cell office:value-type="float" office:value="1.04011" calcext:value-type="float">
            <text:p>1.040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7]</text:p>
          </table:table-cell>
          <table:table-cell office:value-type="float" office:value="5.80299" calcext:value-type="float">
            <text:p>5.80299</text:p>
          </table:table-cell>
          <table:table-cell office:value-type="float" office:value="0.0266144" calcext:value-type="float">
            <text:p>0.0266144</text:p>
          </table:table-cell>
          <table:table-cell office:value-type="float" office:value="0.247646" calcext:value-type="float">
            <text:p>0.247646</text:p>
          </table:table-cell>
          <table:table-cell office:value-type="float" office:value="5.33454" calcext:value-type="float">
            <text:p>5.33454</text:p>
          </table:table-cell>
          <table:table-cell office:value-type="float" office:value="5.83943" calcext:value-type="float">
            <text:p>5.83943</text:p>
          </table:table-cell>
          <table:table-cell office:value-type="float" office:value="6.14764" calcext:value-type="float">
            <text:p>6.14764</text:p>
          </table:table-cell>
          <table:table-cell office:value-type="float" office:value="86.5821" calcext:value-type="float">
            <text:p>86.5821</text:p>
          </table:table-cell>
          <table:table-cell office:value-type="float" office:value="5.75947" calcext:value-type="float">
            <text:p>5.75947</text:p>
          </table:table-cell>
          <table:table-cell office:value-type="float" office:value="1.04013" calcext:value-type="float">
            <text:p>1.04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8]</text:p>
          </table:table-cell>
          <table:table-cell office:value-type="float" office:value="5.49637" calcext:value-type="float">
            <text:p>5.49637</text:p>
          </table:table-cell>
          <table:table-cell office:value-type="float" office:value="0.0248207" calcext:value-type="float">
            <text:p>0.0248207</text:p>
          </table:table-cell>
          <table:table-cell office:value-type="float" office:value="0.231963" calcext:value-type="float">
            <text:p>0.231963</text:p>
          </table:table-cell>
          <table:table-cell office:value-type="float" office:value="5.06368" calcext:value-type="float">
            <text:p>5.06368</text:p>
          </table:table-cell>
          <table:table-cell office:value-type="float" office:value="5.53093" calcext:value-type="float">
            <text:p>5.53093</text:p>
          </table:table-cell>
          <table:table-cell office:value-type="float" office:value="5.8195" calcext:value-type="float">
            <text:p>5.8195</text:p>
          </table:table-cell>
          <table:table-cell office:value-type="float" office:value="87.3395" calcext:value-type="float">
            <text:p>87.3395</text:p>
          </table:table-cell>
          <table:table-cell office:value-type="float" office:value="5.80985" calcext:value-type="float">
            <text:p>5.80985</text:p>
          </table:table-cell>
          <table:table-cell office:value-type="float" office:value="1.04004" calcext:value-type="float">
            <text:p>1.04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29]</text:p>
          </table:table-cell>
          <table:table-cell office:value-type="float" office:value="5.79406" calcext:value-type="float">
            <text:p>5.79406</text:p>
          </table:table-cell>
          <table:table-cell office:value-type="float" office:value="0.0265621" calcext:value-type="float">
            <text:p>0.0265621</text:p>
          </table:table-cell>
          <table:table-cell office:value-type="float" office:value="0.247187" calcext:value-type="float">
            <text:p>0.247187</text:p>
          </table:table-cell>
          <table:table-cell office:value-type="float" office:value="5.32636" calcext:value-type="float">
            <text:p>5.32636</text:p>
          </table:table-cell>
          <table:table-cell office:value-type="float" office:value="5.83038" calcext:value-type="float">
            <text:p>5.83038</text:p>
          </table:table-cell>
          <table:table-cell office:value-type="float" office:value="6.13815" calcext:value-type="float">
            <text:p>6.13815</text:p>
          </table:table-cell>
          <table:table-cell office:value-type="float" office:value="86.6023" calcext:value-type="float">
            <text:p>86.6023</text:p>
          </table:table-cell>
          <table:table-cell office:value-type="float" office:value="5.76082" calcext:value-type="float">
            <text:p>5.76082</text:p>
          </table:table-cell>
          <table:table-cell office:value-type="float" office:value="1.04013" calcext:value-type="float">
            <text:p>1.04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0]</text:p>
          </table:table-cell>
          <table:table-cell office:value-type="float" office:value="5.50956" calcext:value-type="float">
            <text:p>5.50956</text:p>
          </table:table-cell>
          <table:table-cell office:value-type="float" office:value="0.0248977" calcext:value-type="float">
            <text:p>0.0248977</text:p>
          </table:table-cell>
          <table:table-cell office:value-type="float" office:value="0.232635" calcext:value-type="float">
            <text:p>0.232635</text:p>
          </table:table-cell>
          <table:table-cell office:value-type="float" office:value="5.0758" calcext:value-type="float">
            <text:p>5.0758</text:p>
          </table:table-cell>
          <table:table-cell office:value-type="float" office:value="5.54422" calcext:value-type="float">
            <text:p>5.54422</text:p>
          </table:table-cell>
          <table:table-cell office:value-type="float" office:value="5.83362" calcext:value-type="float">
            <text:p>5.83362</text:p>
          </table:table-cell>
          <table:table-cell office:value-type="float" office:value="87.3037" calcext:value-type="float">
            <text:p>87.3037</text:p>
          </table:table-cell>
          <table:table-cell office:value-type="float" office:value="5.80747" calcext:value-type="float">
            <text:p>5.80747</text:p>
          </table:table-cell>
          <table:table-cell office:value-type="float" office:value="1.04005" calcext:value-type="float">
            <text:p>1.04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1]</text:p>
          </table:table-cell>
          <table:table-cell office:value-type="float" office:value="5.34568" calcext:value-type="float">
            <text:p>5.34568</text:p>
          </table:table-cell>
          <table:table-cell office:value-type="float" office:value="0.0239415" calcext:value-type="float">
            <text:p>0.0239415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4.92742" calcext:value-type="float">
            <text:p>4.92742</text:p>
          </table:table-cell>
          <table:table-cell office:value-type="float" office:value="5.37847" calcext:value-type="float">
            <text:p>5.37847</text:p>
          </table:table-cell>
          <table:table-cell office:value-type="float" office:value="5.65693" calcext:value-type="float">
            <text:p>5.65693</text:p>
          </table:table-cell>
          <table:table-cell office:value-type="float" office:value="87.7707" calcext:value-type="float">
            <text:p>87.7707</text:p>
          </table:table-cell>
          <table:table-cell office:value-type="float" office:value="5.83853" calcext:value-type="float">
            <text:p>5.83853</text:p>
          </table:table-cell>
          <table:table-cell office:value-type="float" office:value="1.03998" calcext:value-type="float">
            <text:p>1.03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2]</text:p>
          </table:table-cell>
          <table:table-cell office:value-type="float" office:value="5.50585" calcext:value-type="float">
            <text:p>5.50585</text:p>
          </table:table-cell>
          <table:table-cell office:value-type="float" office:value="0.0248761" calcext:value-type="float">
            <text:p>0.0248761</text:p>
          </table:table-cell>
          <table:table-cell office:value-type="float" office:value="0.232447" calcext:value-type="float">
            <text:p>0.232447</text:p>
          </table:table-cell>
          <table:table-cell office:value-type="float" office:value="5.0724" calcext:value-type="float">
            <text:p>5.0724</text:p>
          </table:table-cell>
          <table:table-cell office:value-type="float" office:value="5.54049" calcext:value-type="float">
            <text:p>5.54049</text:p>
          </table:table-cell>
          <table:table-cell office:value-type="float" office:value="5.82968" calcext:value-type="float">
            <text:p>5.82968</text:p>
          </table:table-cell>
          <table:table-cell office:value-type="float" office:value="87.3137" calcext:value-type="float">
            <text:p>87.3137</text:p>
          </table:table-cell>
          <table:table-cell office:value-type="float" office:value="5.80813" calcext:value-type="float">
            <text:p>5.80813</text:p>
          </table:table-cell>
          <table:table-cell office:value-type="float" office:value="1.04004" calcext:value-type="float">
            <text:p>1.04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3]</text:p>
          </table:table-cell>
          <table:table-cell office:value-type="float" office:value="5.26063" calcext:value-type="float">
            <text:p>5.26063</text:p>
          </table:table-cell>
          <table:table-cell office:value-type="float" office:value="0.0234463" calcext:value-type="float">
            <text:p>0.0234463</text:p>
          </table:table-cell>
          <table:table-cell office:value-type="float" office:value="0.219986" calcext:value-type="float">
            <text:p>0.219986</text:p>
          </table:table-cell>
          <table:table-cell office:value-type="float" office:value="4.84989" calcext:value-type="float">
            <text:p>4.84989</text:p>
          </table:table-cell>
          <table:table-cell office:value-type="float" office:value="5.29276" calcext:value-type="float">
            <text:p>5.29276</text:p>
          </table:table-cell>
          <table:table-cell office:value-type="float" office:value="5.56604" calcext:value-type="float">
            <text:p>5.56604</text:p>
          </table:table-cell>
          <table:table-cell office:value-type="float" office:value="88.0322" calcext:value-type="float">
            <text:p>88.0322</text:p>
          </table:table-cell>
          <table:table-cell office:value-type="float" office:value="5.85593" calcext:value-type="float">
            <text:p>5.85593</text:p>
          </table:table-cell>
          <table:table-cell office:value-type="float" office:value="1.03994" calcext:value-type="float">
            <text:p>1.039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4]</text:p>
          </table:table-cell>
          <table:table-cell office:value-type="float" office:value="5.39552" calcext:value-type="float">
            <text:p>5.39552</text:p>
          </table:table-cell>
          <table:table-cell office:value-type="float" office:value="0.024232" calcext:value-type="float">
            <text:p>0.024232</text:p>
          </table:table-cell>
          <table:table-cell office:value-type="float" office:value="0.22683" calcext:value-type="float">
            <text:p>0.22683</text:p>
          </table:table-cell>
          <table:table-cell office:value-type="float" office:value="4.97187" calcext:value-type="float">
            <text:p>4.97187</text:p>
          </table:table-cell>
          <table:table-cell office:value-type="float" office:value="5.42856" calcext:value-type="float">
            <text:p>5.42856</text:p>
          </table:table-cell>
          <table:table-cell office:value-type="float" office:value="5.71075" calcext:value-type="float">
            <text:p>5.71075</text:p>
          </table:table-cell>
          <table:table-cell office:value-type="float" office:value="87.6237" calcext:value-type="float">
            <text:p>87.6237</text:p>
          </table:table-cell>
          <table:table-cell office:value-type="float" office:value="5.82876" calcext:value-type="float">
            <text:p>5.82876</text:p>
          </table:table-cell>
          <table:table-cell office:value-type="float" office:value="1.04" calcext:value-type="float">
            <text:p>1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5]</text:p>
          </table:table-cell>
          <table:table-cell office:value-type="float" office:value="9.41534" calcext:value-type="float">
            <text:p>9.41534</text:p>
          </table:table-cell>
          <table:table-cell office:value-type="float" office:value="0.0480212" calcext:value-type="float">
            <text:p>0.0480212</text:p>
          </table:table-cell>
          <table:table-cell office:value-type="float" office:value="0.436927" calcext:value-type="float">
            <text:p>0.436927</text:p>
          </table:table-cell>
          <table:table-cell office:value-type="float" office:value="8.57949" calcext:value-type="float">
            <text:p>8.57949</text:p>
          </table:table-cell>
          <table:table-cell office:value-type="float" office:value="9.48411" calcext:value-type="float">
            <text:p>9.48411</text:p>
          </table:table-cell>
          <table:table-cell office:value-type="float" office:value="9.99789" calcext:value-type="float">
            <text:p>9.99789</text:p>
          </table:table-cell>
          <table:table-cell office:value-type="float" office:value="82.7847" calcext:value-type="float">
            <text:p>82.7847</text:p>
          </table:table-cell>
          <table:table-cell office:value-type="float" office:value="5.50686" calcext:value-type="float">
            <text:p>5.50686</text:p>
          </table:table-cell>
          <table:table-cell office:value-type="float" office:value="1.04008" calcext:value-type="float">
            <text:p>1.04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6]</text:p>
          </table:table-cell>
          <table:table-cell office:value-type="float" office:value="9.3069" calcext:value-type="float">
            <text:p>9.3069</text:p>
          </table:table-cell>
          <table:table-cell office:value-type="float" office:value="0.0473748" calcext:value-type="float">
            <text:p>0.0473748</text:p>
          </table:table-cell>
          <table:table-cell office:value-type="float" office:value="0.43118" calcext:value-type="float">
            <text:p>0.43118</text:p>
          </table:table-cell>
          <table:table-cell office:value-type="float" office:value="8.48285" calcext:value-type="float">
            <text:p>8.48285</text:p>
          </table:table-cell>
          <table:table-cell office:value-type="float" office:value="9.37508" calcext:value-type="float">
            <text:p>9.37508</text:p>
          </table:table-cell>
          <table:table-cell office:value-type="float" office:value="9.88226" calcext:value-type="float">
            <text:p>9.88226</text:p>
          </table:table-cell>
          <table:table-cell office:value-type="float" office:value="82.8366" calcext:value-type="float">
            <text:p>82.8366</text:p>
          </table:table-cell>
          <table:table-cell office:value-type="float" office:value="5.51032" calcext:value-type="float">
            <text:p>5.51032</text:p>
          </table:table-cell>
          <table:table-cell office:value-type="float" office:value="1.04009" calcext:value-type="float">
            <text:p>1.04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7]</text:p>
          </table:table-cell>
          <table:table-cell office:value-type="float" office:value="9.30789" calcext:value-type="float">
            <text:p>9.30789</text:p>
          </table:table-cell>
          <table:table-cell office:value-type="float" office:value="0.0473807" calcext:value-type="float">
            <text:p>0.0473807</text:p>
          </table:table-cell>
          <table:table-cell office:value-type="float" office:value="0.431232" calcext:value-type="float">
            <text:p>0.431232</text:p>
          </table:table-cell>
          <table:table-cell office:value-type="float" office:value="8.48374" calcext:value-type="float">
            <text:p>8.48374</text:p>
          </table:table-cell>
          <table:table-cell office:value-type="float" office:value="9.37609" calcext:value-type="float">
            <text:p>9.37609</text:p>
          </table:table-cell>
          <table:table-cell office:value-type="float" office:value="9.88331" calcext:value-type="float">
            <text:p>9.88331</text:p>
          </table:table-cell>
          <table:table-cell office:value-type="float" office:value="82.8361" calcext:value-type="float">
            <text:p>82.8361</text:p>
          </table:table-cell>
          <table:table-cell office:value-type="float" office:value="5.51029" calcext:value-type="float">
            <text:p>5.51029</text:p>
          </table:table-cell>
          <table:table-cell office:value-type="float" office:value="1.04009" calcext:value-type="float">
            <text:p>1.04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8]</text:p>
          </table:table-cell>
          <table:table-cell office:value-type="float" office:value="9.74543" calcext:value-type="float">
            <text:p>9.74543</text:p>
          </table:table-cell>
          <table:table-cell office:value-type="float" office:value="0.04999" calcext:value-type="float">
            <text:p>0.04999</text:p>
          </table:table-cell>
          <table:table-cell office:value-type="float" office:value="0.454434" calcext:value-type="float">
            <text:p>0.454434</text:p>
          </table:table-cell>
          <table:table-cell office:value-type="float" office:value="8.87695" calcext:value-type="float">
            <text:p>8.87695</text:p>
          </table:table-cell>
          <table:table-cell office:value-type="float" office:value="9.81801" calcext:value-type="float">
            <text:p>9.81801</text:p>
          </table:table-cell>
          <table:table-cell office:value-type="float" office:value="10.3518" calcext:value-type="float">
            <text:p>10.3518</text:p>
          </table:table-cell>
          <table:table-cell office:value-type="float" office:value="82.6372" calcext:value-type="float">
            <text:p>82.6372</text:p>
          </table:table-cell>
          <table:table-cell office:value-type="float" office:value="5.49706" calcext:value-type="float">
            <text:p>5.49706</text:p>
          </table:table-cell>
          <table:table-cell office:value-type="float" office:value="1.04005" calcext:value-type="float">
            <text:p>1.04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[39]</text:p>
          </table:table-cell>
          <table:table-cell office:value-type="float" office:value="9.35078" calcext:value-type="float">
            <text:p>9.35078</text:p>
          </table:table-cell>
          <table:table-cell office:value-type="float" office:value="0.0476363" calcext:value-type="float">
            <text:p>0.0476363</text:p>
          </table:table-cell>
          <table:table-cell office:value-type="float" office:value="0.433505" calcext:value-type="float">
            <text:p>0.433505</text:p>
          </table:table-cell>
          <table:table-cell office:value-type="float" office:value="8.52196" calcext:value-type="float">
            <text:p>8.52196</text:p>
          </table:table-cell>
          <table:table-cell office:value-type="float" office:value="9.41937" calcext:value-type="float">
            <text:p>9.41937</text:p>
          </table:table-cell>
          <table:table-cell office:value-type="float" office:value="9.92898" calcext:value-type="float">
            <text:p>9.92898</text:p>
          </table:table-cell>
          <table:table-cell office:value-type="float" office:value="82.8154" calcext:value-type="float">
            <text:p>82.8154</text:p>
          </table:table-cell>
          <table:table-cell office:value-type="float" office:value="5.50891" calcext:value-type="float">
            <text:p>5.50891</text:p>
          </table:table-cell>
          <table:table-cell office:value-type="float" office:value="1.04009" calcext:value-type="float">
            <text:p>1.040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]</text:p>
          </table:table-cell>
          <table:table-cell office:value-type="float" office:value="-6.95564" calcext:value-type="float">
            <text:p>-6.95564</text:p>
          </table:table-cell>
          <table:table-cell office:value-type="float" office:value="6.5806" calcext:value-type="float">
            <text:p>6.5806</text:p>
          </table:table-cell>
          <table:table-cell office:value-type="float" office:value="59.4871" calcext:value-type="float">
            <text:p>59.4871</text:p>
          </table:table-cell>
          <table:table-cell office:value-type="float" office:value="-94.0789" calcext:value-type="float">
            <text:p>-94.0789</text:p>
          </table:table-cell>
          <table:table-cell office:value-type="float" office:value="-13.1519" calcext:value-type="float">
            <text:p>-13.1519</text:p>
          </table:table-cell>
          <table:table-cell office:value-type="float" office:value="89.1225" calcext:value-type="float">
            <text:p>89.1225</text:p>
          </table:table-cell>
          <table:table-cell office:value-type="float" office:value="81.7175" calcext:value-type="float">
            <text:p>81.7175</text:p>
          </table:table-cell>
          <table:table-cell office:value-type="float" office:value="5.43588" calcext:value-type="float">
            <text:p>5.43588</text:p>
          </table:table-cell>
          <table:table-cell office:value-type="float" office:value="1.04368" calcext:value-type="float">
            <text:p>1.04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]</text:p>
          </table:table-cell>
          <table:table-cell office:value-type="float" office:value="-6.99074" calcext:value-type="float">
            <text:p>-6.99074</text:p>
          </table:table-cell>
          <table:table-cell office:value-type="float" office:value="6.59214" calcext:value-type="float">
            <text:p>6.59214</text:p>
          </table:table-cell>
          <table:table-cell office:value-type="float" office:value="59.4889" calcext:value-type="float">
            <text:p>59.4889</text:p>
          </table:table-cell>
          <table:table-cell office:value-type="float" office:value="-94.0184" calcext:value-type="float">
            <text:p>-94.0184</text:p>
          </table:table-cell>
          <table:table-cell office:value-type="float" office:value="-13.2332" calcext:value-type="float">
            <text:p>-13.2332</text:p>
          </table:table-cell>
          <table:table-cell office:value-type="float" office:value="89.189" calcext:value-type="float">
            <text:p>89.189</text:p>
          </table:table-cell>
          <table:table-cell office:value-type="float" office:value="81.4365" calcext:value-type="float">
            <text:p>81.4365</text:p>
          </table:table-cell>
          <table:table-cell office:value-type="float" office:value="5.41718" calcext:value-type="float">
            <text:p>5.41718</text:p>
          </table:table-cell>
          <table:table-cell office:value-type="float" office:value="1.04384" calcext:value-type="float">
            <text:p>1.043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]</text:p>
          </table:table-cell>
          <table:table-cell office:value-type="float" office:value="-7.00548" calcext:value-type="float">
            <text:p>-7.00548</text:p>
          </table:table-cell>
          <table:table-cell office:value-type="float" office:value="6.59358" calcext:value-type="float">
            <text:p>6.59358</text:p>
          </table:table-cell>
          <table:table-cell office:value-type="float" office:value="59.5042" calcext:value-type="float">
            <text:p>59.5042</text:p>
          </table:table-cell>
          <table:table-cell office:value-type="float" office:value="-94.1629" calcext:value-type="float">
            <text:p>-94.1629</text:p>
          </table:table-cell>
          <table:table-cell office:value-type="float" office:value="-13.2286" calcext:value-type="float">
            <text:p>-13.2286</text:p>
          </table:table-cell>
          <table:table-cell office:value-type="float" office:value="89.0497" calcext:value-type="float">
            <text:p>89.0497</text:p>
          </table:table-cell>
          <table:table-cell office:value-type="float" office:value="81.4427" calcext:value-type="float">
            <text:p>81.4427</text:p>
          </table:table-cell>
          <table:table-cell office:value-type="float" office:value="5.4176" calcext:value-type="float">
            <text:p>5.4176</text:p>
          </table:table-cell>
          <table:table-cell office:value-type="float" office:value="1.04382" calcext:value-type="float">
            <text:p>1.043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4]</text:p>
          </table:table-cell>
          <table:table-cell office:value-type="float" office:value="-7.00698" calcext:value-type="float">
            <text:p>-7.00698</text:p>
          </table:table-cell>
          <table:table-cell office:value-type="float" office:value="6.59389" calcext:value-type="float">
            <text:p>6.59389</text:p>
          </table:table-cell>
          <table:table-cell office:value-type="float" office:value="59.5023" calcext:value-type="float">
            <text:p>59.5023</text:p>
          </table:table-cell>
          <table:table-cell office:value-type="float" office:value="-94.0337" calcext:value-type="float">
            <text:p>-94.0337</text:p>
          </table:table-cell>
          <table:table-cell office:value-type="float" office:value="-13.2104" calcext:value-type="float">
            <text:p>-13.2104</text:p>
          </table:table-cell>
          <table:table-cell office:value-type="float" office:value="89.1573" calcext:value-type="float">
            <text:p>89.1573</text:p>
          </table:table-cell>
          <table:table-cell office:value-type="float" office:value="81.4301" calcext:value-type="float">
            <text:p>81.4301</text:p>
          </table:table-cell>
          <table:table-cell office:value-type="float" office:value="5.41675" calcext:value-type="float">
            <text:p>5.41675</text:p>
          </table:table-cell>
          <table:table-cell office:value-type="float" office:value="1.04385" calcext:value-type="float">
            <text:p>1.043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5]</text:p>
          </table:table-cell>
          <table:table-cell office:value-type="float" office:value="-6.99255" calcext:value-type="float">
            <text:p>-6.99255</text:p>
          </table:table-cell>
          <table:table-cell office:value-type="float" office:value="6.59504" calcext:value-type="float">
            <text:p>6.59504</text:p>
          </table:table-cell>
          <table:table-cell office:value-type="float" office:value="59.5079" calcext:value-type="float">
            <text:p>59.5079</text:p>
          </table:table-cell>
          <table:table-cell office:value-type="float" office:value="-94.2167" calcext:value-type="float">
            <text:p>-94.2167</text:p>
          </table:table-cell>
          <table:table-cell office:value-type="float" office:value="-13.2085" calcext:value-type="float">
            <text:p>-13.2085</text:p>
          </table:table-cell>
          <table:table-cell office:value-type="float" office:value="89.1832" calcext:value-type="float">
            <text:p>89.1832</text:p>
          </table:table-cell>
          <table:table-cell office:value-type="float" office:value="81.4171" calcext:value-type="float">
            <text:p>81.4171</text:p>
          </table:table-cell>
          <table:table-cell office:value-type="float" office:value="5.41589" calcext:value-type="float">
            <text:p>5.41589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6]</text:p>
          </table:table-cell>
          <table:table-cell office:value-type="float" office:value="-6.98824" calcext:value-type="float">
            <text:p>-6.98824</text:p>
          </table:table-cell>
          <table:table-cell office:value-type="float" office:value="6.5964" calcext:value-type="float">
            <text:p>6.5964</text:p>
          </table:table-cell>
          <table:table-cell office:value-type="float" office:value="59.5085" calcext:value-type="float">
            <text:p>59.5085</text:p>
          </table:table-cell>
          <table:table-cell office:value-type="float" office:value="-94.0226" calcext:value-type="float">
            <text:p>-94.0226</text:p>
          </table:table-cell>
          <table:table-cell office:value-type="float" office:value="-13.2506" calcext:value-type="float">
            <text:p>-13.2506</text:p>
          </table:table-cell>
          <table:table-cell office:value-type="float" office:value="89.2168" calcext:value-type="float">
            <text:p>89.2168</text:p>
          </table:table-cell>
          <table:table-cell office:value-type="float" office:value="81.3849" calcext:value-type="float">
            <text:p>81.3849</text:p>
          </table:table-cell>
          <table:table-cell office:value-type="float" office:value="5.41375" calcext:value-type="float">
            <text:p>5.41375</text:p>
          </table:table-cell>
          <table:table-cell office:value-type="float" office:value="1.0439" calcext:value-type="float">
            <text:p>1.0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7]</text:p>
          </table:table-cell>
          <table:table-cell office:value-type="float" office:value="-7.00163" calcext:value-type="float">
            <text:p>-7.00163</text:p>
          </table:table-cell>
          <table:table-cell office:value-type="float" office:value="6.59368" calcext:value-type="float">
            <text:p>6.59368</text:p>
          </table:table-cell>
          <table:table-cell office:value-type="float" office:value="59.5018" calcext:value-type="float">
            <text:p>59.5018</text:p>
          </table:table-cell>
          <table:table-cell office:value-type="float" office:value="-94.0655" calcext:value-type="float">
            <text:p>-94.0655</text:p>
          </table:table-cell>
          <table:table-cell office:value-type="float" office:value="-13.1999" calcext:value-type="float">
            <text:p>-13.1999</text:p>
          </table:table-cell>
          <table:table-cell office:value-type="float" office:value="89.1287" calcext:value-type="float">
            <text:p>89.1287</text:p>
          </table:table-cell>
          <table:table-cell office:value-type="float" office:value="81.4339" calcext:value-type="float">
            <text:p>81.4339</text:p>
          </table:table-cell>
          <table:table-cell office:value-type="float" office:value="5.41701" calcext:value-type="float">
            <text:p>5.41701</text:p>
          </table:table-cell>
          <table:table-cell office:value-type="float" office:value="1.04386" calcext:value-type="float">
            <text:p>1.043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8]</text:p>
          </table:table-cell>
          <table:table-cell office:value-type="float" office:value="-6.9604" calcext:value-type="float">
            <text:p>-6.9604</text:p>
          </table:table-cell>
          <table:table-cell office:value-type="float" office:value="6.58146" calcext:value-type="float">
            <text:p>6.58146</text:p>
          </table:table-cell>
          <table:table-cell office:value-type="float" office:value="59.4883" calcext:value-type="float">
            <text:p>59.4883</text:p>
          </table:table-cell>
          <table:table-cell office:value-type="float" office:value="-94.0588" calcext:value-type="float">
            <text:p>-94.0588</text:p>
          </table:table-cell>
          <table:table-cell office:value-type="float" office:value="-13.1665" calcext:value-type="float">
            <text:p>-13.1665</text:p>
          </table:table-cell>
          <table:table-cell office:value-type="float" office:value="89.2206" calcext:value-type="float">
            <text:p>89.2206</text:p>
          </table:table-cell>
          <table:table-cell office:value-type="float" office:value="81.6993" calcext:value-type="float">
            <text:p>81.6993</text:p>
          </table:table-cell>
          <table:table-cell office:value-type="float" office:value="5.43466" calcext:value-type="float">
            <text:p>5.43466</text:p>
          </table:table-cell>
          <table:table-cell office:value-type="float" office:value="1.0437" calcext:value-type="float">
            <text:p>1.0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9]</text:p>
          </table:table-cell>
          <table:table-cell office:value-type="float" office:value="-6.95867" calcext:value-type="float">
            <text:p>-6.95867</text:p>
          </table:table-cell>
          <table:table-cell office:value-type="float" office:value="6.58129" calcext:value-type="float">
            <text:p>6.58129</text:p>
          </table:table-cell>
          <table:table-cell office:value-type="float" office:value="59.494" calcext:value-type="float">
            <text:p>59.494</text:p>
          </table:table-cell>
          <table:table-cell office:value-type="float" office:value="-94.104" calcext:value-type="float">
            <text:p>-94.104</text:p>
          </table:table-cell>
          <table:table-cell office:value-type="float" office:value="-13.1982" calcext:value-type="float">
            <text:p>-13.1982</text:p>
          </table:table-cell>
          <table:table-cell office:value-type="float" office:value="89.09" calcext:value-type="float">
            <text:p>89.09</text:p>
          </table:table-cell>
          <table:table-cell office:value-type="float" office:value="81.7194" calcext:value-type="float">
            <text:p>81.7194</text:p>
          </table:table-cell>
          <table:table-cell office:value-type="float" office:value="5.436" calcext:value-type="float">
            <text:p>5.436</text:p>
          </table:table-cell>
          <table:table-cell office:value-type="float" office:value="1.04366" calcext:value-type="float">
            <text:p>1.043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0]</text:p>
          </table:table-cell>
          <table:table-cell office:value-type="float" office:value="-6.94458" calcext:value-type="float">
            <text:p>-6.94458</text:p>
          </table:table-cell>
          <table:table-cell office:value-type="float" office:value="6.58269" calcext:value-type="float">
            <text:p>6.58269</text:p>
          </table:table-cell>
          <table:table-cell office:value-type="float" office:value="59.4874" calcext:value-type="float">
            <text:p>59.4874</text:p>
          </table:table-cell>
          <table:table-cell office:value-type="float" office:value="-94.0674" calcext:value-type="float">
            <text:p>-94.0674</text:p>
          </table:table-cell>
          <table:table-cell office:value-type="float" office:value="-13.168" calcext:value-type="float">
            <text:p>-13.168</text:p>
          </table:table-cell>
          <table:table-cell office:value-type="float" office:value="89.186" calcext:value-type="float">
            <text:p>89.186</text:p>
          </table:table-cell>
          <table:table-cell office:value-type="float" office:value="81.6665" calcext:value-type="float">
            <text:p>81.6665</text:p>
          </table:table-cell>
          <table:table-cell office:value-type="float" office:value="5.43248" calcext:value-type="float">
            <text:p>5.43248</text:p>
          </table:table-cell>
          <table:table-cell office:value-type="float" office:value="1.04371" calcext:value-type="float">
            <text:p>1.04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1]</text:p>
          </table:table-cell>
          <table:table-cell office:value-type="float" office:value="-7.01023" calcext:value-type="float">
            <text:p>-7.01023</text:p>
          </table:table-cell>
          <table:table-cell office:value-type="float" office:value="6.59447" calcext:value-type="float">
            <text:p>6.59447</text:p>
          </table:table-cell>
          <table:table-cell office:value-type="float" office:value="59.5053" calcext:value-type="float">
            <text:p>59.5053</text:p>
          </table:table-cell>
          <table:table-cell office:value-type="float" office:value="-94.1623" calcext:value-type="float">
            <text:p>-94.1623</text:p>
          </table:table-cell>
          <table:table-cell office:value-type="float" office:value="-13.2859" calcext:value-type="float">
            <text:p>-13.2859</text:p>
          </table:table-cell>
          <table:table-cell office:value-type="float" office:value="89.1515" calcext:value-type="float">
            <text:p>89.1515</text:p>
          </table:table-cell>
          <table:table-cell office:value-type="float" office:value="81.424" calcext:value-type="float">
            <text:p>81.424</text:p>
          </table:table-cell>
          <table:table-cell office:value-type="float" office:value="5.41635" calcext:value-type="float">
            <text:p>5.41635</text:p>
          </table:table-cell>
          <table:table-cell office:value-type="float" office:value="1.04384" calcext:value-type="float">
            <text:p>1.043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2]</text:p>
          </table:table-cell>
          <table:table-cell office:value-type="float" office:value="-7.00639" calcext:value-type="float">
            <text:p>-7.00639</text:p>
          </table:table-cell>
          <table:table-cell office:value-type="float" office:value="6.59456" calcext:value-type="float">
            <text:p>6.59456</text:p>
          </table:table-cell>
          <table:table-cell office:value-type="float" office:value="59.503" calcext:value-type="float">
            <text:p>59.503</text:p>
          </table:table-cell>
          <table:table-cell office:value-type="float" office:value="-94.0313" calcext:value-type="float">
            <text:p>-94.0313</text:p>
          </table:table-cell>
          <table:table-cell office:value-type="float" office:value="-13.3089" calcext:value-type="float">
            <text:p>-13.3089</text:p>
          </table:table-cell>
          <table:table-cell office:value-type="float" office:value="89.2058" calcext:value-type="float">
            <text:p>89.2058</text:p>
          </table:table-cell>
          <table:table-cell office:value-type="float" office:value="81.4152" calcext:value-type="float">
            <text:p>81.4152</text:p>
          </table:table-cell>
          <table:table-cell office:value-type="float" office:value="5.41576" calcext:value-type="float">
            <text:p>5.41576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3]</text:p>
          </table:table-cell>
          <table:table-cell office:value-type="float" office:value="-7.0079" calcext:value-type="float">
            <text:p>-7.0079</text:p>
          </table:table-cell>
          <table:table-cell office:value-type="float" office:value="6.59495" calcext:value-type="float">
            <text:p>6.59495</text:p>
          </table:table-cell>
          <table:table-cell office:value-type="float" office:value="59.5117" calcext:value-type="float">
            <text:p>59.5117</text:p>
          </table:table-cell>
          <table:table-cell office:value-type="float" office:value="-94.124" calcext:value-type="float">
            <text:p>-94.124</text:p>
          </table:table-cell>
          <table:table-cell office:value-type="float" office:value="-13.2571" calcext:value-type="float">
            <text:p>-13.2571</text:p>
          </table:table-cell>
          <table:table-cell office:value-type="float" office:value="89.1336" calcext:value-type="float">
            <text:p>89.1336</text:p>
          </table:table-cell>
          <table:table-cell office:value-type="float" office:value="81.4297" calcext:value-type="float">
            <text:p>81.4297</text:p>
          </table:table-cell>
          <table:table-cell office:value-type="float" office:value="5.41673" calcext:value-type="float">
            <text:p>5.41673</text:p>
          </table:table-cell>
          <table:table-cell office:value-type="float" office:value="1.04384" calcext:value-type="float">
            <text:p>1.043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4]</text:p>
          </table:table-cell>
          <table:table-cell office:value-type="float" office:value="-7.00406" calcext:value-type="float">
            <text:p>-7.00406</text:p>
          </table:table-cell>
          <table:table-cell office:value-type="float" office:value="6.59504" calcext:value-type="float">
            <text:p>6.59504</text:p>
          </table:table-cell>
          <table:table-cell office:value-type="float" office:value="59.5094" calcext:value-type="float">
            <text:p>59.5094</text:p>
          </table:table-cell>
          <table:table-cell office:value-type="float" office:value="-94.0373" calcext:value-type="float">
            <text:p>-94.0373</text:p>
          </table:table-cell>
          <table:table-cell office:value-type="float" office:value="-13.2629" calcext:value-type="float">
            <text:p>-13.2629</text:p>
          </table:table-cell>
          <table:table-cell office:value-type="float" office:value="89.2126" calcext:value-type="float">
            <text:p>89.2126</text:p>
          </table:table-cell>
          <table:table-cell office:value-type="float" office:value="81.4209" calcext:value-type="float">
            <text:p>81.4209</text:p>
          </table:table-cell>
          <table:table-cell office:value-type="float" office:value="5.41614" calcext:value-type="float">
            <text:p>5.41614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5]</text:p>
          </table:table-cell>
          <table:table-cell office:value-type="float" office:value="-6.95889" calcext:value-type="float">
            <text:p>-6.95889</text:p>
          </table:table-cell>
          <table:table-cell office:value-type="float" office:value="6.58118" calcext:value-type="float">
            <text:p>6.58118</text:p>
          </table:table-cell>
          <table:table-cell office:value-type="float" office:value="59.4901" calcext:value-type="float">
            <text:p>59.4901</text:p>
          </table:table-cell>
          <table:table-cell office:value-type="float" office:value="-94.069" calcext:value-type="float">
            <text:p>-94.069</text:p>
          </table:table-cell>
          <table:table-cell office:value-type="float" office:value="-13.1657" calcext:value-type="float">
            <text:p>-13.1657</text:p>
          </table:table-cell>
          <table:table-cell office:value-type="float" office:value="89.113" calcext:value-type="float">
            <text:p>89.113</text:p>
          </table:table-cell>
          <table:table-cell office:value-type="float" office:value="81.7113" calcext:value-type="float">
            <text:p>81.7113</text:p>
          </table:table-cell>
          <table:table-cell office:value-type="float" office:value="5.43546" calcext:value-type="float">
            <text:p>5.43546</text:p>
          </table:table-cell>
          <table:table-cell office:value-type="float" office:value="1.04367" calcext:value-type="float">
            <text:p>1.04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6]</text:p>
          </table:table-cell>
          <table:table-cell office:value-type="float" office:value="-6.95505" calcext:value-type="float">
            <text:p>-6.95505</text:p>
          </table:table-cell>
          <table:table-cell office:value-type="float" office:value="6.58126" calcext:value-type="float">
            <text:p>6.58126</text:p>
          </table:table-cell>
          <table:table-cell office:value-type="float" office:value="59.4877" calcext:value-type="float">
            <text:p>59.4877</text:p>
          </table:table-cell>
          <table:table-cell office:value-type="float" office:value="-94.0481" calcext:value-type="float">
            <text:p>-94.0481</text:p>
          </table:table-cell>
          <table:table-cell office:value-type="float" office:value="-13.1874" calcext:value-type="float">
            <text:p>-13.1874</text:p>
          </table:table-cell>
          <table:table-cell office:value-type="float" office:value="89.1638" calcext:value-type="float">
            <text:p>89.1638</text:p>
          </table:table-cell>
          <table:table-cell office:value-type="float" office:value="81.7029" calcext:value-type="float">
            <text:p>81.7029</text:p>
          </table:table-cell>
          <table:table-cell office:value-type="float" office:value="5.4349" calcext:value-type="float">
            <text:p>5.4349</text:p>
          </table:table-cell>
          <table:table-cell office:value-type="float" office:value="1.04371" calcext:value-type="float">
            <text:p>1.04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7]</text:p>
          </table:table-cell>
          <table:table-cell office:value-type="float" office:value="-6.98585" calcext:value-type="float">
            <text:p>-6.98585</text:p>
          </table:table-cell>
          <table:table-cell office:value-type="float" office:value="6.59593" calcext:value-type="float">
            <text:p>6.59593</text:p>
          </table:table-cell>
          <table:table-cell office:value-type="float" office:value="59.5025" calcext:value-type="float">
            <text:p>59.5025</text:p>
          </table:table-cell>
          <table:table-cell office:value-type="float" office:value="-94.0782" calcext:value-type="float">
            <text:p>-94.0782</text:p>
          </table:table-cell>
          <table:table-cell office:value-type="float" office:value="-13.1739" calcext:value-type="float">
            <text:p>-13.1739</text:p>
          </table:table-cell>
          <table:table-cell office:value-type="float" office:value="89.1869" calcext:value-type="float">
            <text:p>89.1869</text:p>
          </table:table-cell>
          <table:table-cell office:value-type="float" office:value="81.3802" calcext:value-type="float">
            <text:p>81.3802</text:p>
          </table:table-cell>
          <table:table-cell office:value-type="float" office:value="5.41344" calcext:value-type="float">
            <text:p>5.41344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8]</text:p>
          </table:table-cell>
          <table:table-cell office:value-type="float" office:value="-6.90243" calcext:value-type="float">
            <text:p>-6.90243</text:p>
          </table:table-cell>
          <table:table-cell office:value-type="float" office:value="6.57829" calcext:value-type="float">
            <text:p>6.57829</text:p>
          </table:table-cell>
          <table:table-cell office:value-type="float" office:value="59.4808" calcext:value-type="float">
            <text:p>59.4808</text:p>
          </table:table-cell>
          <table:table-cell office:value-type="float" office:value="-94.0953" calcext:value-type="float">
            <text:p>-94.0953</text:p>
          </table:table-cell>
          <table:table-cell office:value-type="float" office:value="-13.0372" calcext:value-type="float">
            <text:p>-13.0372</text:p>
          </table:table-cell>
          <table:table-cell office:value-type="float" office:value="89.2829" calcext:value-type="float">
            <text:p>89.2829</text:p>
          </table:table-cell>
          <table:table-cell office:value-type="float" office:value="81.7576" calcext:value-type="float">
            <text:p>81.7576</text:p>
          </table:table-cell>
          <table:table-cell office:value-type="float" office:value="5.43854" calcext:value-type="float">
            <text:p>5.43854</text:p>
          </table:table-cell>
          <table:table-cell office:value-type="float" office:value="1.04368" calcext:value-type="float">
            <text:p>1.043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19]</text:p>
          </table:table-cell>
          <table:table-cell office:value-type="float" office:value="-6.98585" calcext:value-type="float">
            <text:p>-6.98585</text:p>
          </table:table-cell>
          <table:table-cell office:value-type="float" office:value="6.59593" calcext:value-type="float">
            <text:p>6.59593</text:p>
          </table:table-cell>
          <table:table-cell office:value-type="float" office:value="59.5025" calcext:value-type="float">
            <text:p>59.5025</text:p>
          </table:table-cell>
          <table:table-cell office:value-type="float" office:value="-94.0782" calcext:value-type="float">
            <text:p>-94.0782</text:p>
          </table:table-cell>
          <table:table-cell office:value-type="float" office:value="-13.1739" calcext:value-type="float">
            <text:p>-13.1739</text:p>
          </table:table-cell>
          <table:table-cell office:value-type="float" office:value="89.1869" calcext:value-type="float">
            <text:p>89.1869</text:p>
          </table:table-cell>
          <table:table-cell office:value-type="float" office:value="81.3802" calcext:value-type="float">
            <text:p>81.3802</text:p>
          </table:table-cell>
          <table:table-cell office:value-type="float" office:value="5.41344" calcext:value-type="float">
            <text:p>5.41344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0]</text:p>
          </table:table-cell>
          <table:table-cell office:value-type="float" office:value="-7.00465" calcext:value-type="float">
            <text:p>-7.00465</text:p>
          </table:table-cell>
          <table:table-cell office:value-type="float" office:value="6.59437" calcext:value-type="float">
            <text:p>6.59437</text:p>
          </table:table-cell>
          <table:table-cell office:value-type="float" office:value="59.5087" calcext:value-type="float">
            <text:p>59.5087</text:p>
          </table:table-cell>
          <table:table-cell office:value-type="float" office:value="-94.0435" calcext:value-type="float">
            <text:p>-94.0435</text:p>
          </table:table-cell>
          <table:table-cell office:value-type="float" office:value="-13.2545" calcext:value-type="float">
            <text:p>-13.2545</text:p>
          </table:table-cell>
          <table:table-cell office:value-type="float" office:value="89.1394" calcext:value-type="float">
            <text:p>89.1394</text:p>
          </table:table-cell>
          <table:table-cell office:value-type="float" office:value="81.4358" calcext:value-type="float">
            <text:p>81.4358</text:p>
          </table:table-cell>
          <table:table-cell office:value-type="float" office:value="5.41713" calcext:value-type="float">
            <text:p>5.41713</text:p>
          </table:table-cell>
          <table:table-cell office:value-type="float" office:value="1.04385" calcext:value-type="float">
            <text:p>1.043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1]</text:p>
          </table:table-cell>
          <table:table-cell office:value-type="float" office:value="-6.99666" calcext:value-type="float">
            <text:p>-6.99666</text:p>
          </table:table-cell>
          <table:table-cell office:value-type="float" office:value="6.59154" calcext:value-type="float">
            <text:p>6.59154</text:p>
          </table:table-cell>
          <table:table-cell office:value-type="float" office:value="59.4915" calcext:value-type="float">
            <text:p>59.4915</text:p>
          </table:table-cell>
          <table:table-cell office:value-type="float" office:value="-94.0935" calcext:value-type="float">
            <text:p>-94.0935</text:p>
          </table:table-cell>
          <table:table-cell office:value-type="float" office:value="-13.2214" calcext:value-type="float">
            <text:p>-13.2214</text:p>
          </table:table-cell>
          <table:table-cell office:value-type="float" office:value="89.2526" calcext:value-type="float">
            <text:p>89.2526</text:p>
          </table:table-cell>
          <table:table-cell office:value-type="float" office:value="81.4584" calcext:value-type="float">
            <text:p>81.4584</text:p>
          </table:table-cell>
          <table:table-cell office:value-type="float" office:value="5.41864" calcext:value-type="float">
            <text:p>5.41864</text:p>
          </table:table-cell>
          <table:table-cell office:value-type="float" office:value="1.04387" calcext:value-type="float">
            <text:p>1.04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2]</text:p>
          </table:table-cell>
          <table:table-cell office:value-type="float" office:value="-6.93777" calcext:value-type="float">
            <text:p>-6.93777</text:p>
          </table:table-cell>
          <table:table-cell office:value-type="float" office:value="6.58396" calcext:value-type="float">
            <text:p>6.58396</text:p>
          </table:table-cell>
          <table:table-cell office:value-type="float" office:value="59.4869" calcext:value-type="float">
            <text:p>59.4869</text:p>
          </table:table-cell>
          <table:table-cell office:value-type="float" office:value="-94.057" calcext:value-type="float">
            <text:p>-94.057</text:p>
          </table:table-cell>
          <table:table-cell office:value-type="float" office:value="-13.1748" calcext:value-type="float">
            <text:p>-13.1748</text:p>
          </table:table-cell>
          <table:table-cell office:value-type="float" office:value="89.2099" calcext:value-type="float">
            <text:p>89.2099</text:p>
          </table:table-cell>
          <table:table-cell office:value-type="float" office:value="81.6336" calcext:value-type="float">
            <text:p>81.6336</text:p>
          </table:table-cell>
          <table:table-cell office:value-type="float" office:value="5.43029" calcext:value-type="float">
            <text:p>5.43029</text:p>
          </table:table-cell>
          <table:table-cell office:value-type="float" office:value="1.04374" calcext:value-type="float">
            <text:p>1.04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3]</text:p>
          </table:table-cell>
          <table:table-cell office:value-type="float" office:value="-7.0085" calcext:value-type="float">
            <text:p>-7.0085</text:p>
          </table:table-cell>
          <table:table-cell office:value-type="float" office:value="6.59427" calcext:value-type="float">
            <text:p>6.59427</text:p>
          </table:table-cell>
          <table:table-cell office:value-type="float" office:value="59.5111" calcext:value-type="float">
            <text:p>59.5111</text:p>
          </table:table-cell>
          <table:table-cell office:value-type="float" office:value="-94.1268" calcext:value-type="float">
            <text:p>-94.1268</text:p>
          </table:table-cell>
          <table:table-cell office:value-type="float" office:value="-13.2415" calcext:value-type="float">
            <text:p>-13.2415</text:p>
          </table:table-cell>
          <table:table-cell office:value-type="float" office:value="89.0604" calcext:value-type="float">
            <text:p>89.0604</text:p>
          </table:table-cell>
          <table:table-cell office:value-type="float" office:value="81.4446" calcext:value-type="float">
            <text:p>81.4446</text:p>
          </table:table-cell>
          <table:table-cell office:value-type="float" office:value="5.41772" calcext:value-type="float">
            <text:p>5.41772</text:p>
          </table:table-cell>
          <table:table-cell office:value-type="float" office:value="1.04381" calcext:value-type="float">
            <text:p>1.04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4]</text:p>
          </table:table-cell>
          <table:table-cell office:value-type="float" office:value="-6.95493" calcext:value-type="float">
            <text:p>-6.95493</text:p>
          </table:table-cell>
          <table:table-cell office:value-type="float" office:value="6.5815" calcext:value-type="float">
            <text:p>6.5815</text:p>
          </table:table-cell>
          <table:table-cell office:value-type="float" office:value="59.4918" calcext:value-type="float">
            <text:p>59.4918</text:p>
          </table:table-cell>
          <table:table-cell office:value-type="float" office:value="-94.1142" calcext:value-type="float">
            <text:p>-94.1142</text:p>
          </table:table-cell>
          <table:table-cell office:value-type="float" office:value="-13.1954" calcext:value-type="float">
            <text:p>-13.1954</text:p>
          </table:table-cell>
          <table:table-cell office:value-type="float" office:value="89.2084" calcext:value-type="float">
            <text:p>89.2084</text:p>
          </table:table-cell>
          <table:table-cell office:value-type="float" office:value="81.708" calcext:value-type="float">
            <text:p>81.708</text:p>
          </table:table-cell>
          <table:table-cell office:value-type="float" office:value="5.43524" calcext:value-type="float">
            <text:p>5.43524</text:p>
          </table:table-cell>
          <table:table-cell office:value-type="float" office:value="1.04367" calcext:value-type="float">
            <text:p>1.043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5]</text:p>
          </table:table-cell>
          <table:table-cell office:value-type="float" office:value="-6.93293" calcext:value-type="float">
            <text:p>-6.93293</text:p>
          </table:table-cell>
          <table:table-cell office:value-type="float" office:value="6.58342" calcext:value-type="float">
            <text:p>6.58342</text:p>
          </table:table-cell>
          <table:table-cell office:value-type="float" office:value="59.495" calcext:value-type="float">
            <text:p>59.495</text:p>
          </table:table-cell>
          <table:table-cell office:value-type="float" office:value="-94.131" calcext:value-type="float">
            <text:p>-94.131</text:p>
          </table:table-cell>
          <table:table-cell office:value-type="float" office:value="-13.1857" calcext:value-type="float">
            <text:p>-13.1857</text:p>
          </table:table-cell>
          <table:table-cell office:value-type="float" office:value="89.1779" calcext:value-type="float">
            <text:p>89.1779</text:p>
          </table:table-cell>
          <table:table-cell office:value-type="float" office:value="81.6692" calcext:value-type="float">
            <text:p>81.6692</text:p>
          </table:table-cell>
          <table:table-cell office:value-type="float" office:value="5.43266" calcext:value-type="float">
            <text:p>5.43266</text:p>
          </table:table-cell>
          <table:table-cell office:value-type="float" office:value="1.04372" calcext:value-type="float">
            <text:p>1.04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6]</text:p>
          </table:table-cell>
          <table:table-cell office:value-type="float" office:value="-6.92588" calcext:value-type="float">
            <text:p>-6.92588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59.4881" calcext:value-type="float">
            <text:p>59.4881</text:p>
          </table:table-cell>
          <table:table-cell office:value-type="float" office:value="-94.1305" calcext:value-type="float">
            <text:p>-94.1305</text:p>
          </table:table-cell>
          <table:table-cell office:value-type="float" office:value="-13.2029" calcext:value-type="float">
            <text:p>-13.2029</text:p>
          </table:table-cell>
          <table:table-cell office:value-type="float" office:value="89.215" calcext:value-type="float">
            <text:p>89.215</text:p>
          </table:table-cell>
          <table:table-cell office:value-type="float" office:value="81.6312" calcext:value-type="float">
            <text:p>81.6312</text:p>
          </table:table-cell>
          <table:table-cell office:value-type="float" office:value="5.43013" calcext:value-type="float">
            <text:p>5.43013</text:p>
          </table:table-cell>
          <table:table-cell office:value-type="float" office:value="1.04376" calcext:value-type="float">
            <text:p>1.04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7]</text:p>
          </table:table-cell>
          <table:table-cell office:value-type="float" office:value="-7.0085" calcext:value-type="float">
            <text:p>-7.0085</text:p>
          </table:table-cell>
          <table:table-cell office:value-type="float" office:value="6.59427" calcext:value-type="float">
            <text:p>6.59427</text:p>
          </table:table-cell>
          <table:table-cell office:value-type="float" office:value="59.5111" calcext:value-type="float">
            <text:p>59.5111</text:p>
          </table:table-cell>
          <table:table-cell office:value-type="float" office:value="-94.1268" calcext:value-type="float">
            <text:p>-94.1268</text:p>
          </table:table-cell>
          <table:table-cell office:value-type="float" office:value="-13.2415" calcext:value-type="float">
            <text:p>-13.2415</text:p>
          </table:table-cell>
          <table:table-cell office:value-type="float" office:value="89.0604" calcext:value-type="float">
            <text:p>89.0604</text:p>
          </table:table-cell>
          <table:table-cell office:value-type="float" office:value="81.4446" calcext:value-type="float">
            <text:p>81.4446</text:p>
          </table:table-cell>
          <table:table-cell office:value-type="float" office:value="5.41772" calcext:value-type="float">
            <text:p>5.41772</text:p>
          </table:table-cell>
          <table:table-cell office:value-type="float" office:value="1.04381" calcext:value-type="float">
            <text:p>1.043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8]</text:p>
          </table:table-cell>
          <table:table-cell office:value-type="float" office:value="-6.92408" calcext:value-type="float">
            <text:p>-6.92408</text:p>
          </table:table-cell>
          <table:table-cell office:value-type="float" office:value="6.57336" calcext:value-type="float">
            <text:p>6.57336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-94.0553" calcext:value-type="float">
            <text:p>-94.0553</text:p>
          </table:table-cell>
          <table:table-cell office:value-type="float" office:value="-13.119" calcext:value-type="float">
            <text:p>-13.119</text:p>
          </table:table-cell>
          <table:table-cell office:value-type="float" office:value="89.1628" calcext:value-type="float">
            <text:p>89.1628</text:p>
          </table:table-cell>
          <table:table-cell office:value-type="float" office:value="81.8435" calcext:value-type="float">
            <text:p>81.8435</text:p>
          </table:table-cell>
          <table:table-cell office:value-type="float" office:value="5.44426" calcext:value-type="float">
            <text:p>5.44426</text:p>
          </table:table-cell>
          <table:table-cell office:value-type="float" office:value="1.04357" calcext:value-type="float">
            <text:p>1.043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29]</text:p>
          </table:table-cell>
          <table:table-cell office:value-type="float" office:value="-6.92408" calcext:value-type="float">
            <text:p>-6.92408</text:p>
          </table:table-cell>
          <table:table-cell office:value-type="float" office:value="6.57336" calcext:value-type="float">
            <text:p>6.57336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-94.0553" calcext:value-type="float">
            <text:p>-94.0553</text:p>
          </table:table-cell>
          <table:table-cell office:value-type="float" office:value="-13.119" calcext:value-type="float">
            <text:p>-13.119</text:p>
          </table:table-cell>
          <table:table-cell office:value-type="float" office:value="89.1628" calcext:value-type="float">
            <text:p>89.1628</text:p>
          </table:table-cell>
          <table:table-cell office:value-type="float" office:value="81.8435" calcext:value-type="float">
            <text:p>81.8435</text:p>
          </table:table-cell>
          <table:table-cell office:value-type="float" office:value="5.44426" calcext:value-type="float">
            <text:p>5.44426</text:p>
          </table:table-cell>
          <table:table-cell office:value-type="float" office:value="1.04357" calcext:value-type="float">
            <text:p>1.043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0]</text:p>
          </table:table-cell>
          <table:table-cell office:value-type="float" office:value="-6.99255" calcext:value-type="float">
            <text:p>-6.99255</text:p>
          </table:table-cell>
          <table:table-cell office:value-type="float" office:value="6.59504" calcext:value-type="float">
            <text:p>6.59504</text:p>
          </table:table-cell>
          <table:table-cell office:value-type="float" office:value="59.5079" calcext:value-type="float">
            <text:p>59.5079</text:p>
          </table:table-cell>
          <table:table-cell office:value-type="float" office:value="-94.2167" calcext:value-type="float">
            <text:p>-94.2167</text:p>
          </table:table-cell>
          <table:table-cell office:value-type="float" office:value="-13.2085" calcext:value-type="float">
            <text:p>-13.2085</text:p>
          </table:table-cell>
          <table:table-cell office:value-type="float" office:value="89.1832" calcext:value-type="float">
            <text:p>89.1832</text:p>
          </table:table-cell>
          <table:table-cell office:value-type="float" office:value="81.4171" calcext:value-type="float">
            <text:p>81.4171</text:p>
          </table:table-cell>
          <table:table-cell office:value-type="float" office:value="5.41589" calcext:value-type="float">
            <text:p>5.41589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1]</text:p>
          </table:table-cell>
          <table:table-cell office:value-type="float" office:value="-6.99061" calcext:value-type="float">
            <text:p>-6.99061</text:p>
          </table:table-cell>
          <table:table-cell office:value-type="float" office:value="6.59681" calcext:value-type="float">
            <text:p>6.59681</text:p>
          </table:table-cell>
          <table:table-cell office:value-type="float" office:value="59.5037" calcext:value-type="float">
            <text:p>59.5037</text:p>
          </table:table-cell>
          <table:table-cell office:value-type="float" office:value="-94.0479" calcext:value-type="float">
            <text:p>-94.0479</text:p>
          </table:table-cell>
          <table:table-cell office:value-type="float" office:value="-13.2273" calcext:value-type="float">
            <text:p>-13.2273</text:p>
          </table:table-cell>
          <table:table-cell office:value-type="float" office:value="89.2073" calcext:value-type="float">
            <text:p>89.2073</text:p>
          </table:table-cell>
          <table:table-cell office:value-type="float" office:value="81.3616" calcext:value-type="float">
            <text:p>81.3616</text:p>
          </table:table-cell>
          <table:table-cell office:value-type="float" office:value="5.4122" calcext:value-type="float">
            <text:p>5.4122</text:p>
          </table:table-cell>
          <table:table-cell office:value-type="float" office:value="1.0439" calcext:value-type="float">
            <text:p>1.0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2]</text:p>
          </table:table-cell>
          <table:table-cell office:value-type="float" office:value="-7.00639" calcext:value-type="float">
            <text:p>-7.00639</text:p>
          </table:table-cell>
          <table:table-cell office:value-type="float" office:value="6.59456" calcext:value-type="float">
            <text:p>6.59456</text:p>
          </table:table-cell>
          <table:table-cell office:value-type="float" office:value="59.503" calcext:value-type="float">
            <text:p>59.503</text:p>
          </table:table-cell>
          <table:table-cell office:value-type="float" office:value="-94.0313" calcext:value-type="float">
            <text:p>-94.0313</text:p>
          </table:table-cell>
          <table:table-cell office:value-type="float" office:value="-13.3089" calcext:value-type="float">
            <text:p>-13.3089</text:p>
          </table:table-cell>
          <table:table-cell office:value-type="float" office:value="89.2058" calcext:value-type="float">
            <text:p>89.2058</text:p>
          </table:table-cell>
          <table:table-cell office:value-type="float" office:value="81.4152" calcext:value-type="float">
            <text:p>81.4152</text:p>
          </table:table-cell>
          <table:table-cell office:value-type="float" office:value="5.41576" calcext:value-type="float">
            <text:p>5.41576</text:p>
          </table:table-cell>
          <table:table-cell office:value-type="float" office:value="1.04388" calcext:value-type="float">
            <text:p>1.043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3]</text:p>
          </table:table-cell>
          <table:table-cell office:value-type="float" office:value="-6.99499" calcext:value-type="float">
            <text:p>-6.99499</text:p>
          </table:table-cell>
          <table:table-cell office:value-type="float" office:value="6.59517" calcext:value-type="float">
            <text:p>6.59517</text:p>
          </table:table-cell>
          <table:table-cell office:value-type="float" office:value="59.5137" calcext:value-type="float">
            <text:p>59.5137</text:p>
          </table:table-cell>
          <table:table-cell office:value-type="float" office:value="-94.2258" calcext:value-type="float">
            <text:p>-94.2258</text:p>
          </table:table-cell>
          <table:table-cell office:value-type="float" office:value="-13.2692" calcext:value-type="float">
            <text:p>-13.2692</text:p>
          </table:table-cell>
          <table:table-cell office:value-type="float" office:value="89.2037" calcext:value-type="float">
            <text:p>89.2037</text:p>
          </table:table-cell>
          <table:table-cell office:value-type="float" office:value="81.4295" calcext:value-type="float">
            <text:p>81.4295</text:p>
          </table:table-cell>
          <table:table-cell office:value-type="float" office:value="5.41672" calcext:value-type="float">
            <text:p>5.41672</text:p>
          </table:table-cell>
          <table:table-cell office:value-type="float" office:value="1.04386" calcext:value-type="float">
            <text:p>1.043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4]</text:p>
          </table:table-cell>
          <table:table-cell office:value-type="float" office:value="-6.99602" calcext:value-type="float">
            <text:p>-6.99602</text:p>
          </table:table-cell>
          <table:table-cell office:value-type="float" office:value="6.59517" calcext:value-type="float">
            <text:p>6.59517</text:p>
          </table:table-cell>
          <table:table-cell office:value-type="float" office:value="59.5129" calcext:value-type="float">
            <text:p>59.5129</text:p>
          </table:table-cell>
          <table:table-cell office:value-type="float" office:value="-94.2376" calcext:value-type="float">
            <text:p>-94.2376</text:p>
          </table:table-cell>
          <table:table-cell office:value-type="float" office:value="-13.2721" calcext:value-type="float">
            <text:p>-13.2721</text:p>
          </table:table-cell>
          <table:table-cell office:value-type="float" office:value="89.1993" calcext:value-type="float">
            <text:p>89.1993</text:p>
          </table:table-cell>
          <table:table-cell office:value-type="float" office:value="81.4274" calcext:value-type="float">
            <text:p>81.4274</text:p>
          </table:table-cell>
          <table:table-cell office:value-type="float" office:value="5.41658" calcext:value-type="float">
            <text:p>5.41658</text:p>
          </table:table-cell>
          <table:table-cell office:value-type="float" office:value="1.04387" calcext:value-type="float">
            <text:p>1.04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5]</text:p>
          </table:table-cell>
          <table:table-cell office:value-type="float" office:value="-6.9784" calcext:value-type="float">
            <text:p>-6.9784</text:p>
          </table:table-cell>
          <table:table-cell office:value-type="float" office:value="6.59698" calcext:value-type="float">
            <text:p>6.59698</text:p>
          </table:table-cell>
          <table:table-cell office:value-type="float" office:value="59.5011" calcext:value-type="float">
            <text:p>59.5011</text:p>
          </table:table-cell>
          <table:table-cell office:value-type="float" office:value="-93.974" calcext:value-type="float">
            <text:p>-93.974</text:p>
          </table:table-cell>
          <table:table-cell office:value-type="float" office:value="-13.1689" calcext:value-type="float">
            <text:p>-13.1689</text:p>
          </table:table-cell>
          <table:table-cell office:value-type="float" office:value="89.2081" calcext:value-type="float">
            <text:p>89.2081</text:p>
          </table:table-cell>
          <table:table-cell office:value-type="float" office:value="81.3503" calcext:value-type="float">
            <text:p>81.3503</text:p>
          </table:table-cell>
          <table:table-cell office:value-type="float" office:value="5.41145" calcext:value-type="float">
            <text:p>5.41145</text:p>
          </table:table-cell>
          <table:table-cell office:value-type="float" office:value="1.04394" calcext:value-type="float">
            <text:p>1.043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6]</text:p>
          </table:table-cell>
          <table:table-cell office:value-type="float" office:value="-6.97502" calcext:value-type="float">
            <text:p>-6.97502</text:p>
          </table:table-cell>
          <table:table-cell office:value-type="float" office:value="6.59783" calcext:value-type="float">
            <text:p>6.59783</text:p>
          </table:table-cell>
          <table:table-cell office:value-type="float" office:value="59.5096" calcext:value-type="float">
            <text:p>59.5096</text:p>
          </table:table-cell>
          <table:table-cell office:value-type="float" office:value="-93.9561" calcext:value-type="float">
            <text:p>-93.9561</text:p>
          </table:table-cell>
          <table:table-cell office:value-type="float" office:value="-13.1602" calcext:value-type="float">
            <text:p>-13.1602</text:p>
          </table:table-cell>
          <table:table-cell office:value-type="float" office:value="89.1957" calcext:value-type="float">
            <text:p>89.1957</text:p>
          </table:table-cell>
          <table:table-cell office:value-type="float" office:value="81.3528" calcext:value-type="float">
            <text:p>81.3528</text:p>
          </table:table-cell>
          <table:table-cell office:value-type="float" office:value="5.41162" calcext:value-type="float">
            <text:p>5.41162</text:p>
          </table:table-cell>
          <table:table-cell office:value-type="float" office:value="1.04394" calcext:value-type="float">
            <text:p>1.043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7]</text:p>
          </table:table-cell>
          <table:table-cell office:value-type="float" office:value="-6.98887" calcext:value-type="float">
            <text:p>-6.98887</text:p>
          </table:table-cell>
          <table:table-cell office:value-type="float" office:value="6.59662" calcext:value-type="float">
            <text:p>6.59662</text:p>
          </table:table-cell>
          <table:table-cell office:value-type="float" office:value="59.5094" calcext:value-type="float">
            <text:p>59.5094</text:p>
          </table:table-cell>
          <table:table-cell office:value-type="float" office:value="-94.0363" calcext:value-type="float">
            <text:p>-94.0363</text:p>
          </table:table-cell>
          <table:table-cell office:value-type="float" office:value="-13.1941" calcext:value-type="float">
            <text:p>-13.1941</text:p>
          </table:table-cell>
          <table:table-cell office:value-type="float" office:value="89.1967" calcext:value-type="float">
            <text:p>89.1967</text:p>
          </table:table-cell>
          <table:table-cell office:value-type="float" office:value="81.3821" calcext:value-type="float">
            <text:p>81.3821</text:p>
          </table:table-cell>
          <table:table-cell office:value-type="float" office:value="5.41357" calcext:value-type="float">
            <text:p>5.41357</text:p>
          </table:table-cell>
          <table:table-cell office:value-type="float" office:value="1.04387" calcext:value-type="float">
            <text:p>1.04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8]</text:p>
          </table:table-cell>
          <table:table-cell office:value-type="float" office:value="-6.99018" calcext:value-type="float">
            <text:p>-6.99018</text:p>
          </table:table-cell>
          <table:table-cell office:value-type="float" office:value="6.59369" calcext:value-type="float">
            <text:p>6.59369</text:p>
          </table:table-cell>
          <table:table-cell office:value-type="float" office:value="59.491" calcext:value-type="float">
            <text:p>59.491</text:p>
          </table:table-cell>
          <table:table-cell office:value-type="float" office:value="-94.0435" calcext:value-type="float">
            <text:p>-94.0435</text:p>
          </table:table-cell>
          <table:table-cell office:value-type="float" office:value="-13.2491" calcext:value-type="float">
            <text:p>-13.2491</text:p>
          </table:table-cell>
          <table:table-cell office:value-type="float" office:value="89.2416" calcext:value-type="float">
            <text:p>89.2416</text:p>
          </table:table-cell>
          <table:table-cell office:value-type="float" office:value="81.4041" calcext:value-type="float">
            <text:p>81.4041</text:p>
          </table:table-cell>
          <table:table-cell office:value-type="float" office:value="5.41502" calcext:value-type="float">
            <text:p>5.41502</text:p>
          </table:table-cell>
          <table:table-cell office:value-type="float" office:value="1.04387" calcext:value-type="float">
            <text:p>1.04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abolism[39]</text:p>
          </table:table-cell>
          <table:table-cell office:value-type="float" office:value="-6.9979" calcext:value-type="float">
            <text:p>-6.9979</text:p>
          </table:table-cell>
          <table:table-cell office:value-type="float" office:value="6.59525" calcext:value-type="float">
            <text:p>6.59525</text:p>
          </table:table-cell>
          <table:table-cell office:value-type="float" office:value="59.5085" calcext:value-type="float">
            <text:p>59.5085</text:p>
          </table:table-cell>
          <table:table-cell office:value-type="float" office:value="-94.2296" calcext:value-type="float">
            <text:p>-94.2296</text:p>
          </table:table-cell>
          <table:table-cell office:value-type="float" office:value="-13.2363" calcext:value-type="float">
            <text:p>-13.2363</text:p>
          </table:table-cell>
          <table:table-cell office:value-type="float" office:value="89.2118" calcext:value-type="float">
            <text:p>89.2118</text:p>
          </table:table-cell>
          <table:table-cell office:value-type="float" office:value="81.4133" calcext:value-type="float">
            <text:p>81.4133</text:p>
          </table:table-cell>
          <table:table-cell office:value-type="float" office:value="5.41564" calcext:value-type="float">
            <text:p>5.41564</text:p>
          </table:table-cell>
          <table:table-cell office:value-type="float" office:value="1.04387" calcext:value-type="float">
            <text:p>1.04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]</text:p>
          </table:table-cell>
          <table:table-cell office:value-type="float" office:value="19.484" calcext:value-type="float">
            <text:p>19.484</text:p>
          </table:table-cell>
          <table:table-cell office:value-type="float" office:value="10.8348" calcext:value-type="float">
            <text:p>10.8348</text:p>
          </table:table-cell>
          <table:table-cell office:value-type="float" office:value="109.026" calcext:value-type="float">
            <text:p>109.026</text:p>
          </table:table-cell>
          <table:table-cell office:value-type="float" office:value="-174.527" calcext:value-type="float">
            <text:p>-174.527</text:p>
          </table:table-cell>
          <table:table-cell office:value-type="float" office:value="25.161" calcext:value-type="float">
            <text:p>25.161</text:p>
          </table:table-cell>
          <table:table-cell office:value-type="float" office:value="183.935" calcext:value-type="float">
            <text:p>183.935</text:p>
          </table:table-cell>
          <table:table-cell office:value-type="float" office:value="101.255" calcext:value-type="float">
            <text:p>101.255</text:p>
          </table:table-cell>
          <table:table-cell office:value-type="float" office:value="6.73553" calcext:value-type="float">
            <text:p>6.73553</text:p>
          </table:table-cell>
          <table:table-cell office:value-type="float" office:value="1.04618" calcext:value-type="float">
            <text:p>1.04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]</text:p>
          </table:table-cell>
          <table:table-cell office:value-type="float" office:value="19.7872" calcext:value-type="float">
            <text:p>19.7872</text:p>
          </table:table-cell>
          <table:table-cell office:value-type="float" office:value="10.3262" calcext:value-type="float">
            <text:p>10.3262</text:p>
          </table:table-cell>
          <table:table-cell office:value-type="float" office:value="104.545" calcext:value-type="float">
            <text:p>104.545</text:p>
          </table:table-cell>
          <table:table-cell office:value-type="float" office:value="-165.587" calcext:value-type="float">
            <text:p>-165.587</text:p>
          </table:table-cell>
          <table:table-cell office:value-type="float" office:value="25.2527" calcext:value-type="float">
            <text:p>25.2527</text:p>
          </table:table-cell>
          <table:table-cell office:value-type="float" office:value="178.509" calcext:value-type="float">
            <text:p>178.509</text:p>
          </table:table-cell>
          <table:table-cell office:value-type="float" office:value="102.501" calcext:value-type="float">
            <text:p>102.501</text:p>
          </table:table-cell>
          <table:table-cell office:value-type="float" office:value="6.81839" calcext:value-type="float">
            <text:p>6.81839</text:p>
          </table:table-cell>
          <table:table-cell office:value-type="float" office:value="1.04505" calcext:value-type="float">
            <text:p>1.045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]</text:p>
          </table:table-cell>
          <table:table-cell office:value-type="float" office:value="19.6268" calcext:value-type="float">
            <text:p>19.6268</text:p>
          </table:table-cell>
          <table:table-cell office:value-type="float" office:value="10.5634" calcext:value-type="float">
            <text:p>10.5634</text:p>
          </table:table-cell>
          <table:table-cell office:value-type="float" office:value="106.531" calcext:value-type="float">
            <text:p>106.531</text:p>
          </table:table-cell>
          <table:table-cell office:value-type="float" office:value="-169.407" calcext:value-type="float">
            <text:p>-169.407</text:p>
          </table:table-cell>
          <table:table-cell office:value-type="float" office:value="25.364" calcext:value-type="float">
            <text:p>25.364</text:p>
          </table:table-cell>
          <table:table-cell office:value-type="float" office:value="181.176" calcext:value-type="float">
            <text:p>181.176</text:p>
          </table:table-cell>
          <table:table-cell office:value-type="float" office:value="101.705" calcext:value-type="float">
            <text:p>101.705</text:p>
          </table:table-cell>
          <table:table-cell office:value-type="float" office:value="6.76544" calcext:value-type="float">
            <text:p>6.76544</text:p>
          </table:table-cell>
          <table:table-cell office:value-type="float" office:value="1.04577" calcext:value-type="float">
            <text:p>1.04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4]</text:p>
          </table:table-cell>
          <table:table-cell office:value-type="float" office:value="19.563" calcext:value-type="float">
            <text:p>19.563</text:p>
          </table:table-cell>
          <table:table-cell office:value-type="float" office:value="10.598" calcext:value-type="float">
            <text:p>10.598</text:p>
          </table:table-cell>
          <table:table-cell office:value-type="float" office:value="106.971" calcext:value-type="float">
            <text:p>106.971</text:p>
          </table:table-cell>
          <table:table-cell office:value-type="float" office:value="-170.029" calcext:value-type="float">
            <text:p>-170.029</text:p>
          </table:table-cell>
          <table:table-cell office:value-type="float" office:value="25.0324" calcext:value-type="float">
            <text:p>25.0324</text:p>
          </table:table-cell>
          <table:table-cell office:value-type="float" office:value="181.687" calcext:value-type="float">
            <text:p>181.687</text:p>
          </table:table-cell>
          <table:table-cell office:value-type="float" office:value="101.877" calcext:value-type="float">
            <text:p>101.877</text:p>
          </table:table-cell>
          <table:table-cell office:value-type="float" office:value="6.77691" calcext:value-type="float">
            <text:p>6.77691</text:p>
          </table:table-cell>
          <table:table-cell office:value-type="float" office:value="1.0457" calcext:value-type="float">
            <text:p>1.0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5]</text:p>
          </table:table-cell>
          <table:table-cell office:value-type="float" office:value="19.7914" calcext:value-type="float">
            <text:p>19.7914</text:p>
          </table:table-cell>
          <table:table-cell office:value-type="float" office:value="10.1113" calcext:value-type="float">
            <text:p>10.1113</text:p>
          </table:table-cell>
          <table:table-cell office:value-type="float" office:value="103.028" calcext:value-type="float">
            <text:p>103.028</text:p>
          </table:table-cell>
          <table:table-cell office:value-type="float" office:value="-164.211" calcext:value-type="float">
            <text:p>-164.211</text:p>
          </table:table-cell>
          <table:table-cell office:value-type="float" office:value="25.4815" calcext:value-type="float">
            <text:p>25.4815</text:p>
          </table:table-cell>
          <table:table-cell office:value-type="float" office:value="176.188" calcext:value-type="float">
            <text:p>176.188</text:p>
          </table:table-cell>
          <table:table-cell office:value-type="float" office:value="103.823" calcext:value-type="float">
            <text:p>103.823</text:p>
          </table:table-cell>
          <table:table-cell office:value-type="float" office:value="6.90631" calcext:value-type="float">
            <text:p>6.90631</text:p>
          </table:table-cell>
          <table:table-cell office:value-type="float" office:value="1.0442" calcext:value-type="float">
            <text:p>1.04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6]</text:p>
          </table:table-cell>
          <table:table-cell office:value-type="float" office:value="19.8837" calcext:value-type="float">
            <text:p>19.8837</text:p>
          </table:table-cell>
          <table:table-cell office:value-type="float" office:value="10.3544" calcext:value-type="float">
            <text:p>10.3544</text:p>
          </table:table-cell>
          <table:table-cell office:value-type="float" office:value="104.511" calcext:value-type="float">
            <text:p>104.511</text:p>
          </table:table-cell>
          <table:table-cell office:value-type="float" office:value="-165.235" calcext:value-type="float">
            <text:p>-165.235</text:p>
          </table:table-cell>
          <table:table-cell office:value-type="float" office:value="25.1878" calcext:value-type="float">
            <text:p>25.1878</text:p>
          </table:table-cell>
          <table:table-cell office:value-type="float" office:value="178.919" calcext:value-type="float">
            <text:p>178.919</text:p>
          </table:table-cell>
          <table:table-cell office:value-type="float" office:value="101.877" calcext:value-type="float">
            <text:p>101.877</text:p>
          </table:table-cell>
          <table:table-cell office:value-type="float" office:value="6.77687" calcext:value-type="float">
            <text:p>6.77687</text:p>
          </table:table-cell>
          <table:table-cell office:value-type="float" office:value="1.04531" calcext:value-type="float">
            <text:p>1.045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7]</text:p>
          </table:table-cell>
          <table:table-cell office:value-type="float" office:value="19.7908" calcext:value-type="float">
            <text:p>19.7908</text:p>
          </table:table-cell>
          <table:table-cell office:value-type="float" office:value="10.2239" calcext:value-type="float">
            <text:p>10.2239</text:p>
          </table:table-cell>
          <table:table-cell office:value-type="float" office:value="103.72" calcext:value-type="float">
            <text:p>103.72</text:p>
          </table:table-cell>
          <table:table-cell office:value-type="float" office:value="-164.237" calcext:value-type="float">
            <text:p>-164.237</text:p>
          </table:table-cell>
          <table:table-cell office:value-type="float" office:value="24.7786" calcext:value-type="float">
            <text:p>24.7786</text:p>
          </table:table-cell>
          <table:table-cell office:value-type="float" office:value="177.688" calcext:value-type="float">
            <text:p>177.688</text:p>
          </table:table-cell>
          <table:table-cell office:value-type="float" office:value="102.919" calcext:value-type="float">
            <text:p>102.919</text:p>
          </table:table-cell>
          <table:table-cell office:value-type="float" office:value="6.84619" calcext:value-type="float">
            <text:p>6.84619</text:p>
          </table:table-cell>
          <table:table-cell office:value-type="float" office:value="1.04476" calcext:value-type="float">
            <text:p>1.044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8]</text:p>
          </table:table-cell>
          <table:table-cell office:value-type="float" office:value="19.8885" calcext:value-type="float">
            <text:p>19.8885</text:p>
          </table:table-cell>
          <table:table-cell office:value-type="float" office:value="10.1263" calcext:value-type="float">
            <text:p>10.1263</text:p>
          </table:table-cell>
          <table:table-cell office:value-type="float" office:value="102.974" calcext:value-type="float">
            <text:p>102.974</text:p>
          </table:table-cell>
          <table:table-cell office:value-type="float" office:value="-163.977" calcext:value-type="float">
            <text:p>-163.977</text:p>
          </table:table-cell>
          <table:table-cell office:value-type="float" office:value="25.3006" calcext:value-type="float">
            <text:p>25.3006</text:p>
          </table:table-cell>
          <table:table-cell office:value-type="float" office:value="176.533" calcext:value-type="float">
            <text:p>176.533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6.87873" calcext:value-type="float">
            <text:p>6.87873</text:p>
          </table:table-cell>
          <table:table-cell office:value-type="float" office:value="1.04431" calcext:value-type="float">
            <text:p>1.04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9]</text:p>
          </table:table-cell>
          <table:table-cell office:value-type="float" office:value="19.7891" calcext:value-type="float">
            <text:p>19.7891</text:p>
          </table:table-cell>
          <table:table-cell office:value-type="float" office:value="10.2893" calcext:value-type="float">
            <text:p>10.2893</text:p>
          </table:table-cell>
          <table:table-cell office:value-type="float" office:value="104.074" calcext:value-type="float">
            <text:p>104.074</text:p>
          </table:table-cell>
          <table:table-cell office:value-type="float" office:value="-164.729" calcext:value-type="float">
            <text:p>-164.729</text:p>
          </table:table-cell>
          <table:table-cell office:value-type="float" office:value="24.5945" calcext:value-type="float">
            <text:p>24.5945</text:p>
          </table:table-cell>
          <table:table-cell office:value-type="float" office:value="178.167" calcext:value-type="float">
            <text:p>178.167</text:p>
          </table:table-cell>
          <table:table-cell office:value-type="float" office:value="102.308" calcext:value-type="float">
            <text:p>102.308</text:p>
          </table:table-cell>
          <table:table-cell office:value-type="float" office:value="6.80557" calcext:value-type="float">
            <text:p>6.80557</text:p>
          </table:table-cell>
          <table:table-cell office:value-type="float" office:value="1.04523" calcext:value-type="float">
            <text:p>1.04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0]</text:p>
          </table:table-cell>
          <table:table-cell office:value-type="float" office:value="19.7659" calcext:value-type="float">
            <text:p>19.765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104.079" calcext:value-type="float">
            <text:p>104.079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24.7771" calcext:value-type="float">
            <text:p>24.7771</text:p>
          </table:table-cell>
          <table:table-cell office:value-type="float" office:value="178.056" calcext:value-type="float">
            <text:p>178.056</text:p>
          </table:table-cell>
          <table:table-cell office:value-type="float" office:value="102.698" calcext:value-type="float">
            <text:p>102.698</text:p>
          </table:table-cell>
          <table:table-cell office:value-type="float" office:value="6.83148" calcext:value-type="float">
            <text:p>6.83148</text:p>
          </table:table-cell>
          <table:table-cell office:value-type="float" office:value="1.04497" calcext:value-type="float">
            <text:p>1.04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1]</text:p>
          </table:table-cell>
          <table:table-cell office:value-type="float" office:value="19.3613" calcext:value-type="float">
            <text:p>19.3613</text:p>
          </table:table-cell>
          <table:table-cell office:value-type="float" office:value="10.7148" calcext:value-type="float">
            <text:p>10.7148</text:p>
          </table:table-cell>
          <table:table-cell office:value-type="float" office:value="108.066" calcext:value-type="float">
            <text:p>108.066</text:p>
          </table:table-cell>
          <table:table-cell office:value-type="float" office:value="-172.821" calcext:value-type="float">
            <text:p>-172.821</text:p>
          </table:table-cell>
          <table:table-cell office:value-type="float" office:value="25.152" calcext:value-type="float">
            <text:p>25.152</text:p>
          </table:table-cell>
          <table:table-cell office:value-type="float" office:value="182.588" calcext:value-type="float">
            <text:p>182.588</text:p>
          </table:table-cell>
          <table:table-cell office:value-type="float" office:value="101.721" calcext:value-type="float">
            <text:p>101.721</text:p>
          </table:table-cell>
          <table:table-cell office:value-type="float" office:value="6.76649" calcext:value-type="float">
            <text:p>6.76649</text:p>
          </table:table-cell>
          <table:table-cell office:value-type="float" office:value="1.04606" calcext:value-type="float">
            <text:p>1.04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2]</text:p>
          </table:table-cell>
          <table:table-cell office:value-type="float" office:value="19.7055" calcext:value-type="float">
            <text:p>19.7055</text:p>
          </table:table-cell>
          <table:table-cell office:value-type="float" office:value="10.206" calcext:value-type="float">
            <text:p>10.206</text:p>
          </table:table-cell>
          <table:table-cell office:value-type="float" office:value="103.644" calcext:value-type="float">
            <text:p>103.644</text:p>
          </table:table-cell>
          <table:table-cell office:value-type="float" office:value="-164.406" calcext:value-type="float">
            <text:p>-164.406</text:p>
          </table:table-cell>
          <table:table-cell office:value-type="float" office:value="24.7471" calcext:value-type="float">
            <text:p>24.7471</text:p>
          </table:table-cell>
          <table:table-cell office:value-type="float" office:value="177.349" calcext:value-type="float">
            <text:p>177.349</text:p>
          </table:table-cell>
          <table:table-cell office:value-type="float" office:value="103.129" calcext:value-type="float">
            <text:p>103.129</text:p>
          </table:table-cell>
          <table:table-cell office:value-type="float" office:value="6.86016" calcext:value-type="float">
            <text:p>6.86016</text:p>
          </table:table-cell>
          <table:table-cell office:value-type="float" office:value="1.04475" calcext:value-type="float">
            <text:p>1.044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3]</text:p>
          </table:table-cell>
          <table:table-cell office:value-type="float" office:value="19.841" calcext:value-type="float">
            <text:p>19.841</text:p>
          </table:table-cell>
          <table:table-cell office:value-type="float" office:value="10.1727" calcext:value-type="float">
            <text:p>10.1727</text:p>
          </table:table-cell>
          <table:table-cell office:value-type="float" office:value="103.275" calcext:value-type="float">
            <text:p>103.275</text:p>
          </table:table-cell>
          <table:table-cell office:value-type="float" office:value="-163.687" calcext:value-type="float">
            <text:p>-163.687</text:p>
          </table:table-cell>
          <table:table-cell office:value-type="float" office:value="25.0743" calcext:value-type="float">
            <text:p>25.0743</text:p>
          </table:table-cell>
          <table:table-cell office:value-type="float" office:value="176.795" calcext:value-type="float">
            <text:p>176.795</text:p>
          </table:table-cell>
          <table:table-cell office:value-type="float" office:value="103.066" calcext:value-type="float">
            <text:p>103.066</text:p>
          </table:table-cell>
          <table:table-cell office:value-type="float" office:value="6.85599" calcext:value-type="float">
            <text:p>6.85599</text:p>
          </table:table-cell>
          <table:table-cell office:value-type="float" office:value="1.04457" calcext:value-type="float">
            <text:p>1.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4]</text:p>
          </table:table-cell>
          <table:table-cell office:value-type="float" office:value="19.603" calcext:value-type="float">
            <text:p>19.603</text:p>
          </table:table-cell>
          <table:table-cell office:value-type="float" office:value="10.3275" calcext:value-type="float">
            <text:p>10.3275</text:p>
          </table:table-cell>
          <table:table-cell office:value-type="float" office:value="104.845" calcext:value-type="float">
            <text:p>104.845</text:p>
          </table:table-cell>
          <table:table-cell office:value-type="float" office:value="-166.529" calcext:value-type="float">
            <text:p>-166.529</text:p>
          </table:table-cell>
          <table:table-cell office:value-type="float" office:value="24.938" calcext:value-type="float">
            <text:p>24.938</text:p>
          </table:table-cell>
          <table:table-cell office:value-type="float" office:value="178.699" calcext:value-type="float">
            <text:p>178.699</text:p>
          </table:table-cell>
          <table:table-cell office:value-type="float" office:value="103.063" calcext:value-type="float">
            <text:p>103.063</text:p>
          </table:table-cell>
          <table:table-cell office:value-type="float" office:value="6.85581" calcext:value-type="float">
            <text:p>6.85581</text:p>
          </table:table-cell>
          <table:table-cell office:value-type="float" office:value="1.04487" calcext:value-type="float">
            <text:p>1.04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5]</text:p>
          </table:table-cell>
          <table:table-cell office:value-type="float" office:value="19.7777" calcext:value-type="float">
            <text:p>19.7777</text:p>
          </table:table-cell>
          <table:table-cell office:value-type="float" office:value="10.154" calcext:value-type="float">
            <text:p>10.154</text:p>
          </table:table-cell>
          <table:table-cell office:value-type="float" office:value="103.312" calcext:value-type="float">
            <text:p>103.312</text:p>
          </table:table-cell>
          <table:table-cell office:value-type="float" office:value="-164.795" calcext:value-type="float">
            <text:p>-164.795</text:p>
          </table:table-cell>
          <table:table-cell office:value-type="float" office:value="24.7905" calcext:value-type="float">
            <text:p>24.7905</text:p>
          </table:table-cell>
          <table:table-cell office:value-type="float" office:value="176.705" calcext:value-type="float">
            <text:p>176.705</text:p>
          </table:table-cell>
          <table:table-cell office:value-type="float" office:value="103.521" calcext:value-type="float">
            <text:p>103.521</text:p>
          </table:table-cell>
          <table:table-cell office:value-type="float" office:value="6.88628" calcext:value-type="float">
            <text:p>6.88628</text:p>
          </table:table-cell>
          <table:table-cell office:value-type="float" office:value="1.04437" calcext:value-type="float">
            <text:p>1.04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6]</text:p>
          </table:table-cell>
          <table:table-cell office:value-type="float" office:value="19.7564" calcext:value-type="float">
            <text:p>19.7564</text:p>
          </table:table-cell>
          <table:table-cell office:value-type="float" office:value="10.0914" calcext:value-type="float">
            <text:p>10.0914</text:p>
          </table:table-cell>
          <table:table-cell office:value-type="float" office:value="102.903" calcext:value-type="float">
            <text:p>102.903</text:p>
          </table:table-cell>
          <table:table-cell office:value-type="float" office:value="-164.206" calcext:value-type="float">
            <text:p>-164.206</text:p>
          </table:table-cell>
          <table:table-cell office:value-type="float" office:value="25.5132" calcext:value-type="float">
            <text:p>25.5132</text:p>
          </table:table-cell>
          <table:table-cell office:value-type="float" office:value="176.072" calcext:value-type="float">
            <text:p>176.072</text:p>
          </table:table-cell>
          <table:table-cell office:value-type="float" office:value="103.979" calcext:value-type="float">
            <text:p>103.979</text:p>
          </table:table-cell>
          <table:table-cell office:value-type="float" office:value="6.91674" calcext:value-type="float">
            <text:p>6.91674</text:p>
          </table:table-cell>
          <table:table-cell office:value-type="float" office:value="1.04412" calcext:value-type="float">
            <text:p>1.044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7]</text:p>
          </table:table-cell>
          <table:table-cell office:value-type="float" office:value="19.391" calcext:value-type="float">
            <text:p>19.391</text:p>
          </table:table-cell>
          <table:table-cell office:value-type="float" office:value="10.5897" calcext:value-type="float">
            <text:p>10.5897</text:p>
          </table:table-cell>
          <table:table-cell office:value-type="float" office:value="107.289" calcext:value-type="float">
            <text:p>107.289</text:p>
          </table:table-cell>
          <table:table-cell office:value-type="float" office:value="-171.418" calcext:value-type="float">
            <text:p>-171.418</text:p>
          </table:table-cell>
          <table:table-cell office:value-type="float" office:value="24.9771" calcext:value-type="float">
            <text:p>24.9771</text:p>
          </table:table-cell>
          <table:table-cell office:value-type="float" office:value="182.366" calcext:value-type="float">
            <text:p>182.366</text:p>
          </table:table-cell>
          <table:table-cell office:value-type="float" office:value="102.647" calcext:value-type="float">
            <text:p>102.647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1.04533" calcext:value-type="float">
            <text:p>1.04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8]</text:p>
          </table:table-cell>
          <table:table-cell office:value-type="float" office:value="19.7447" calcext:value-type="float">
            <text:p>19.7447</text:p>
          </table:table-cell>
          <table:table-cell office:value-type="float" office:value="10.2536" calcext:value-type="float">
            <text:p>10.2536</text:p>
          </table:table-cell>
          <table:table-cell office:value-type="float" office:value="104.069" calcext:value-type="float">
            <text:p>104.069</text:p>
          </table:table-cell>
          <table:table-cell office:value-type="float" office:value="-165.602" calcext:value-type="float">
            <text:p>-165.602</text:p>
          </table:table-cell>
          <table:table-cell office:value-type="float" office:value="24.778" calcext:value-type="float">
            <text:p>24.778</text:p>
          </table:table-cell>
          <table:table-cell office:value-type="float" office:value="178.092" calcext:value-type="float">
            <text:p>178.092</text:p>
          </table:table-cell>
          <table:table-cell office:value-type="float" office:value="103.013" calcext:value-type="float">
            <text:p>103.013</text:p>
          </table:table-cell>
          <table:table-cell office:value-type="float" office:value="6.85243" calcext:value-type="float">
            <text:p>6.85243</text:p>
          </table:table-cell>
          <table:table-cell office:value-type="float" office:value="1.04475" calcext:value-type="float">
            <text:p>1.044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19]</text:p>
          </table:table-cell>
          <table:table-cell office:value-type="float" office:value="19.7555" calcext:value-type="float">
            <text:p>19.7555</text:p>
          </table:table-cell>
          <table:table-cell office:value-type="float" office:value="10.1969" calcext:value-type="float">
            <text:p>10.1969</text:p>
          </table:table-cell>
          <table:table-cell office:value-type="float" office:value="103.65" calcext:value-type="float">
            <text:p>103.65</text:p>
          </table:table-cell>
          <table:table-cell office:value-type="float" office:value="-164.629" calcext:value-type="float">
            <text:p>-164.629</text:p>
          </table:table-cell>
          <table:table-cell office:value-type="float" office:value="24.8133" calcext:value-type="float">
            <text:p>24.8133</text:p>
          </table:table-cell>
          <table:table-cell office:value-type="float" office:value="177.23" calcext:value-type="float">
            <text:p>177.23</text:p>
          </table:table-cell>
          <table:table-cell office:value-type="float" office:value="103.323" calcext:value-type="float">
            <text:p>103.323</text:p>
          </table:table-cell>
          <table:table-cell office:value-type="float" office:value="6.87309" calcext:value-type="float">
            <text:p>6.87309</text:p>
          </table:table-cell>
          <table:table-cell office:value-type="float" office:value="1.04448" calcext:value-type="float">
            <text:p>1.04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0]</text:p>
          </table:table-cell>
          <table:table-cell office:value-type="float" office:value="19.2609" calcext:value-type="float">
            <text:p>19.2609</text:p>
          </table:table-cell>
          <table:table-cell office:value-type="float" office:value="10.7845" calcext:value-type="float">
            <text:p>10.7845</text:p>
          </table:table-cell>
          <table:table-cell office:value-type="float" office:value="108.88" calcext:value-type="float">
            <text:p>108.88</text:p>
          </table:table-cell>
          <table:table-cell office:value-type="float" office:value="-173.926" calcext:value-type="float">
            <text:p>-173.926</text:p>
          </table:table-cell>
          <table:table-cell office:value-type="float" office:value="25.0476" calcext:value-type="float">
            <text:p>25.0476</text:p>
          </table:table-cell>
          <table:table-cell office:value-type="float" office:value="183.069" calcext:value-type="float">
            <text:p>183.069</text:p>
          </table:table-cell>
          <table:table-cell office:value-type="float" office:value="101.927" calcext:value-type="float">
            <text:p>101.927</text:p>
          </table:table-cell>
          <table:table-cell office:value-type="float" office:value="6.78024" calcext:value-type="float">
            <text:p>6.78024</text:p>
          </table:table-cell>
          <table:table-cell office:value-type="float" office:value="1.04598" calcext:value-type="float">
            <text:p>1.045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1]</text:p>
          </table:table-cell>
          <table:table-cell office:value-type="float" office:value="19.6244" calcext:value-type="float">
            <text:p>19.6244</text:p>
          </table:table-cell>
          <table:table-cell office:value-type="float" office:value="10.3361" calcext:value-type="float">
            <text:p>10.3361</text:p>
          </table:table-cell>
          <table:table-cell office:value-type="float" office:value="104.851" calcext:value-type="float">
            <text:p>104.851</text:p>
          </table:table-cell>
          <table:table-cell office:value-type="float" office:value="-166.572" calcext:value-type="float">
            <text:p>-166.572</text:p>
          </table:table-cell>
          <table:table-cell office:value-type="float" office:value="24.8681" calcext:value-type="float">
            <text:p>24.8681</text:p>
          </table:table-cell>
          <table:table-cell office:value-type="float" office:value="178.847" calcext:value-type="float">
            <text:p>178.847</text:p>
          </table:table-cell>
          <table:table-cell office:value-type="float" office:value="102.904" calcext:value-type="float">
            <text:p>102.904</text:p>
          </table:table-cell>
          <table:table-cell office:value-type="float" office:value="6.84522" calcext:value-type="float">
            <text:p>6.84522</text:p>
          </table:table-cell>
          <table:table-cell office:value-type="float" office:value="1.04492" calcext:value-type="float">
            <text:p>1.04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2]</text:p>
          </table:table-cell>
          <table:table-cell office:value-type="float" office:value="19.1423" calcext:value-type="float">
            <text:p>19.1423</text:p>
          </table:table-cell>
          <table:table-cell office:value-type="float" office:value="10.7262" calcext:value-type="float">
            <text:p>10.7262</text:p>
          </table:table-cell>
          <table:table-cell office:value-type="float" office:value="108.975" calcext:value-type="float">
            <text:p>108.975</text:p>
          </table:table-cell>
          <table:table-cell office:value-type="float" office:value="-174.2" calcext:value-type="float">
            <text:p>-174.2</text:p>
          </table:table-cell>
          <table:table-cell office:value-type="float" office:value="25.0733" calcext:value-type="float">
            <text:p>25.0733</text:p>
          </table:table-cell>
          <table:table-cell office:value-type="float" office:value="183.278" calcext:value-type="float">
            <text:p>183.278</text:p>
          </table:table-cell>
          <table:table-cell office:value-type="float" office:value="103.22" calcext:value-type="float">
            <text:p>103.22</text:p>
          </table:table-cell>
          <table:table-cell office:value-type="float" office:value="6.86621" calcext:value-type="float">
            <text:p>6.86621</text:p>
          </table:table-cell>
          <table:table-cell office:value-type="float" office:value="1.04516" calcext:value-type="float">
            <text:p>1.04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3]</text:p>
          </table:table-cell>
          <table:table-cell office:value-type="float" office:value="19.7619" calcext:value-type="float">
            <text:p>19.7619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103.238" calcext:value-type="float">
            <text:p>103.238</text:p>
          </table:table-cell>
          <table:table-cell office:value-type="float" office:value="-164.083" calcext:value-type="float">
            <text:p>-164.083</text:p>
          </table:table-cell>
          <table:table-cell office:value-type="float" office:value="24.6923" calcext:value-type="float">
            <text:p>24.6923</text:p>
          </table:table-cell>
          <table:table-cell office:value-type="float" office:value="176.841" calcext:value-type="float">
            <text:p>176.841</text:p>
          </table:table-cell>
          <table:table-cell office:value-type="float" office:value="103.267" calcext:value-type="float">
            <text:p>103.267</text:p>
          </table:table-cell>
          <table:table-cell office:value-type="float" office:value="6.86938" calcext:value-type="float">
            <text:p>6.86938</text:p>
          </table:table-cell>
          <table:table-cell office:value-type="float" office:value="1.04448" calcext:value-type="float">
            <text:p>1.044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4]</text:p>
          </table:table-cell>
          <table:table-cell office:value-type="float" office:value="19.5573" calcext:value-type="float">
            <text:p>19.5573</text:p>
          </table:table-cell>
          <table:table-cell office:value-type="float" office:value="10.3865" calcext:value-type="float">
            <text:p>10.3865</text:p>
          </table:table-cell>
          <table:table-cell office:value-type="float" office:value="105.21" calcext:value-type="float">
            <text:p>105.21</text:p>
          </table:table-cell>
          <table:table-cell office:value-type="float" office:value="-167.107" calcext:value-type="float">
            <text:p>-167.107</text:p>
          </table:table-cell>
          <table:table-cell office:value-type="float" office:value="24.6026" calcext:value-type="float">
            <text:p>24.6026</text:p>
          </table:table-cell>
          <table:table-cell office:value-type="float" office:value="178.934" calcext:value-type="float">
            <text:p>178.934</text:p>
          </table:table-cell>
          <table:table-cell office:value-type="float" office:value="102.605" calcext:value-type="float">
            <text:p>102.605</text:p>
          </table:table-cell>
          <table:table-cell office:value-type="float" office:value="6.82535" calcext:value-type="float">
            <text:p>6.82535</text:p>
          </table:table-cell>
          <table:table-cell office:value-type="float" office:value="1.0452" calcext:value-type="float">
            <text:p>1.0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5]</text:p>
          </table:table-cell>
          <table:table-cell office:value-type="float" office:value="19.3139" calcext:value-type="float">
            <text:p>19.3139</text:p>
          </table:table-cell>
          <table:table-cell office:value-type="float" office:value="10.5674" calcext:value-type="float">
            <text:p>10.5674</text:p>
          </table:table-cell>
          <table:table-cell office:value-type="float" office:value="107.241" calcext:value-type="float">
            <text:p>107.241</text:p>
          </table:table-cell>
          <table:table-cell office:value-type="float" office:value="-171.642" calcext:value-type="float">
            <text:p>-171.642</text:p>
          </table:table-cell>
          <table:table-cell office:value-type="float" office:value="25.2217" calcext:value-type="float">
            <text:p>25.2217</text:p>
          </table:table-cell>
          <table:table-cell office:value-type="float" office:value="182.253" calcext:value-type="float">
            <text:p>182.253</text:p>
          </table:table-cell>
          <table:table-cell office:value-type="float" office:value="102.987" calcext:value-type="float">
            <text:p>102.987</text:p>
          </table:table-cell>
          <table:table-cell office:value-type="float" office:value="6.8507" calcext:value-type="float">
            <text:p>6.8507</text:p>
          </table:table-cell>
          <table:table-cell office:value-type="float" office:value="1.04523" calcext:value-type="float">
            <text:p>1.04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6]</text:p>
          </table:table-cell>
          <table:table-cell office:value-type="float" office:value="19.4342" calcext:value-type="float">
            <text:p>19.4342</text:p>
          </table:table-cell>
          <table:table-cell office:value-type="float" office:value="10.099" calcext:value-type="float">
            <text:p>10.099</text:p>
          </table:table-cell>
          <table:table-cell office:value-type="float" office:value="103.757" calcext:value-type="float">
            <text:p>103.757</text:p>
          </table:table-cell>
          <table:table-cell office:value-type="float" office:value="-165.505" calcext:value-type="float">
            <text:p>-165.505</text:p>
          </table:table-cell>
          <table:table-cell office:value-type="float" office:value="25.6964" calcext:value-type="float">
            <text:p>25.6964</text:p>
          </table:table-cell>
          <table:table-cell office:value-type="float" office:value="176.538" calcext:value-type="float">
            <text:p>176.538</text:p>
          </table:table-cell>
          <table:table-cell office:value-type="float" office:value="105.553" calcext:value-type="float">
            <text:p>105.553</text:p>
          </table:table-cell>
          <table:table-cell office:value-type="float" office:value="7.02142" calcext:value-type="float">
            <text:p>7.02142</text:p>
          </table:table-cell>
          <table:table-cell office:value-type="float" office:value="1.04347" calcext:value-type="float">
            <text:p>1.04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7]</text:p>
          </table:table-cell>
          <table:table-cell office:value-type="float" office:value="19.4846" calcext:value-type="float">
            <text:p>19.4846</text:p>
          </table:table-cell>
          <table:table-cell office:value-type="float" office:value="10.1532" calcext:value-type="float">
            <text:p>10.1532</text:p>
          </table:table-cell>
          <table:table-cell office:value-type="float" office:value="104.101" calcext:value-type="float">
            <text:p>104.101</text:p>
          </table:table-cell>
          <table:table-cell office:value-type="float" office:value="-165.947" calcext:value-type="float">
            <text:p>-165.947</text:p>
          </table:table-cell>
          <table:table-cell office:value-type="float" office:value="25.3609" calcext:value-type="float">
            <text:p>25.3609</text:p>
          </table:table-cell>
          <table:table-cell office:value-type="float" office:value="177.02" calcext:value-type="float">
            <text:p>177.02</text:p>
          </table:table-cell>
          <table:table-cell office:value-type="float" office:value="105.125" calcext:value-type="float">
            <text:p>105.125</text:p>
          </table:table-cell>
          <table:table-cell office:value-type="float" office:value="6.99292" calcext:value-type="float">
            <text:p>6.99292</text:p>
          </table:table-cell>
          <table:table-cell office:value-type="float" office:value="1.04357" calcext:value-type="float">
            <text:p>1.043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8]</text:p>
          </table:table-cell>
          <table:table-cell office:value-type="float" office:value="19.3918" calcext:value-type="float">
            <text:p>19.3918</text:p>
          </table:table-cell>
          <table:table-cell office:value-type="float" office:value="10.6375" calcext:value-type="float">
            <text:p>10.6375</text:p>
          </table:table-cell>
          <table:table-cell office:value-type="float" office:value="107.624" calcext:value-type="float">
            <text:p>107.624</text:p>
          </table:table-cell>
          <table:table-cell office:value-type="float" office:value="-172.236" calcext:value-type="float">
            <text:p>-172.236</text:p>
          </table:table-cell>
          <table:table-cell office:value-type="float" office:value="25.1941" calcext:value-type="float">
            <text:p>25.1941</text:p>
          </table:table-cell>
          <table:table-cell office:value-type="float" office:value="182.202" calcext:value-type="float">
            <text:p>182.202</text:p>
          </table:table-cell>
          <table:table-cell office:value-type="float" office:value="102.363" calcext:value-type="float">
            <text:p>102.363</text:p>
          </table:table-cell>
          <table:table-cell office:value-type="float" office:value="6.80919" calcext:value-type="float">
            <text:p>6.80919</text:p>
          </table:table-cell>
          <table:table-cell office:value-type="float" office:value="1.04555" calcext:value-type="float">
            <text:p>1.045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29]</text:p>
          </table:table-cell>
          <table:table-cell office:value-type="float" office:value="19.523" calcext:value-type="float">
            <text:p>19.523</text:p>
          </table:table-cell>
          <table:table-cell office:value-type="float" office:value="10.4572" calcext:value-type="float">
            <text:p>10.4572</text:p>
          </table:table-cell>
          <table:table-cell office:value-type="float" office:value="105.994" calcext:value-type="float">
            <text:p>105.994</text:p>
          </table:table-cell>
          <table:table-cell office:value-type="float" office:value="-168.963" calcext:value-type="float">
            <text:p>-168.963</text:p>
          </table:table-cell>
          <table:table-cell office:value-type="float" office:value="25.1707" calcext:value-type="float">
            <text:p>25.1707</text:p>
          </table:table-cell>
          <table:table-cell office:value-type="float" office:value="180.149" calcext:value-type="float">
            <text:p>180.149</text:p>
          </table:table-cell>
          <table:table-cell office:value-type="float" office:value="102.739" calcext:value-type="float">
            <text:p>102.739</text:p>
          </table:table-cell>
          <table:table-cell office:value-type="float" office:value="6.83426" calcext:value-type="float">
            <text:p>6.83426</text:p>
          </table:table-cell>
          <table:table-cell office:value-type="float" office:value="1.04517" calcext:value-type="float">
            <text:p>1.04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0]</text:p>
          </table:table-cell>
          <table:table-cell office:value-type="float" office:value="19.2034" calcext:value-type="float">
            <text:p>19.2034</text:p>
          </table:table-cell>
          <table:table-cell office:value-type="float" office:value="10.3532" calcext:value-type="float">
            <text:p>10.3532</text:p>
          </table:table-cell>
          <table:table-cell office:value-type="float" office:value="106.171" calcext:value-type="float">
            <text:p>106.171</text:p>
          </table:table-cell>
          <table:table-cell office:value-type="float" office:value="-170.066" calcext:value-type="float">
            <text:p>-170.066</text:p>
          </table:table-cell>
          <table:table-cell office:value-type="float" office:value="25.0254" calcext:value-type="float">
            <text:p>25.0254</text:p>
          </table:table-cell>
          <table:table-cell office:value-type="float" office:value="179.435" calcext:value-type="float">
            <text:p>179.435</text:p>
          </table:table-cell>
          <table:table-cell office:value-type="float" office:value="105.162" calcext:value-type="float">
            <text:p>105.162</text:p>
          </table:table-cell>
          <table:table-cell office:value-type="float" office:value="6.9954" calcext:value-type="float">
            <text:p>6.9954</text:p>
          </table:table-cell>
          <table:table-cell office:value-type="float" office:value="1.04383" calcext:value-type="float">
            <text:p>1.043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1]</text:p>
          </table:table-cell>
          <table:table-cell office:value-type="float" office:value="19.49" calcext:value-type="float">
            <text:p>19.49</text:p>
          </table:table-cell>
          <table:table-cell office:value-type="float" office:value="10.5084" calcext:value-type="float">
            <text:p>10.5084</text:p>
          </table:table-cell>
          <table:table-cell office:value-type="float" office:value="106.359" calcext:value-type="float">
            <text:p>106.359</text:p>
          </table:table-cell>
          <table:table-cell office:value-type="float" office:value="-169.522" calcext:value-type="float">
            <text:p>-169.522</text:p>
          </table:table-cell>
          <table:table-cell office:value-type="float" office:value="25.1131" calcext:value-type="float">
            <text:p>25.1131</text:p>
          </table:table-cell>
          <table:table-cell office:value-type="float" office:value="180.642" calcext:value-type="float">
            <text:p>180.642</text:p>
          </table:table-cell>
          <table:table-cell office:value-type="float" office:value="102.442" calcext:value-type="float">
            <text:p>102.442</text:p>
          </table:table-cell>
          <table:table-cell office:value-type="float" office:value="6.81447" calcext:value-type="float">
            <text:p>6.81447</text:p>
          </table:table-cell>
          <table:table-cell office:value-type="float" office:value="1.04533" calcext:value-type="float">
            <text:p>1.04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2]</text:p>
          </table:table-cell>
          <table:table-cell office:value-type="float" office:value="19.4243" calcext:value-type="float">
            <text:p>19.4243</text:p>
          </table:table-cell>
          <table:table-cell office:value-type="float" office:value="10.5985" calcext:value-type="float">
            <text:p>10.5985</text:p>
          </table:table-cell>
          <table:table-cell office:value-type="float" office:value="107.174" calcext:value-type="float">
            <text:p>107.174</text:p>
          </table:table-cell>
          <table:table-cell office:value-type="float" office:value="-171.079" calcext:value-type="float">
            <text:p>-171.079</text:p>
          </table:table-cell>
          <table:table-cell office:value-type="float" office:value="24.8598" calcext:value-type="float">
            <text:p>24.8598</text:p>
          </table:table-cell>
          <table:table-cell office:value-type="float" office:value="181.661" calcext:value-type="float">
            <text:p>181.661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.80211" calcext:value-type="float">
            <text:p>6.80211</text:p>
          </table:table-cell>
          <table:table-cell office:value-type="float" office:value="1.04549" calcext:value-type="float">
            <text:p>1.04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3]</text:p>
          </table:table-cell>
          <table:table-cell office:value-type="float" office:value="19.1241" calcext:value-type="float">
            <text:p>19.1241</text:p>
          </table:table-cell>
          <table:table-cell office:value-type="float" office:value="10.6293" calcext:value-type="float">
            <text:p>10.6293</text:p>
          </table:table-cell>
          <table:table-cell office:value-type="float" office:value="108.009" calcext:value-type="float">
            <text:p>108.009</text:p>
          </table:table-cell>
          <table:table-cell office:value-type="float" office:value="-172.453" calcext:value-type="float">
            <text:p>-172.453</text:p>
          </table:table-cell>
          <table:table-cell office:value-type="float" office:value="24.9569" calcext:value-type="float">
            <text:p>24.9569</text:p>
          </table:table-cell>
          <table:table-cell office:value-type="float" office:value="182.187" calcext:value-type="float">
            <text:p>182.187</text:p>
          </table:table-cell>
          <table:table-cell office:value-type="float" office:value="103.256" calcext:value-type="float">
            <text:p>103.256</text:p>
          </table:table-cell>
          <table:table-cell office:value-type="float" office:value="6.86861" calcext:value-type="float">
            <text:p>6.86861</text:p>
          </table:table-cell>
          <table:table-cell office:value-type="float" office:value="1.0452" calcext:value-type="float">
            <text:p>1.04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4]</text:p>
          </table:table-cell>
          <table:table-cell office:value-type="float" office:value="19.632" calcext:value-type="float">
            <text:p>19.632</text:p>
          </table:table-cell>
          <table:table-cell office:value-type="float" office:value="10.2409" calcext:value-type="float">
            <text:p>10.2409</text:p>
          </table:table-cell>
          <table:table-cell office:value-type="float" office:value="103.901" calcext:value-type="float">
            <text:p>103.901</text:p>
          </table:table-cell>
          <table:table-cell office:value-type="float" office:value="-165.073" calcext:value-type="float">
            <text:p>-165.073</text:p>
          </table:table-cell>
          <table:table-cell office:value-type="float" office:value="24.5246" calcext:value-type="float">
            <text:p>24.5246</text:p>
          </table:table-cell>
          <table:table-cell office:value-type="float" office:value="177.416" calcext:value-type="float">
            <text:p>177.416</text:p>
          </table:table-cell>
          <table:table-cell office:value-type="float" office:value="102.935" calcext:value-type="float">
            <text:p>102.935</text:p>
          </table:table-cell>
          <table:table-cell office:value-type="float" office:value="6.84729" calcext:value-type="float">
            <text:p>6.84729</text:p>
          </table:table-cell>
          <table:table-cell office:value-type="float" office:value="1.0449" calcext:value-type="float">
            <text:p>1.04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5]</text:p>
          </table:table-cell>
          <table:table-cell office:value-type="float" office:value="19.3203" calcext:value-type="float">
            <text:p>19.3203</text:p>
          </table:table-cell>
          <table:table-cell office:value-type="float" office:value="10.6343" calcext:value-type="float">
            <text:p>10.6343</text:p>
          </table:table-cell>
          <table:table-cell office:value-type="float" office:value="107.497" calcext:value-type="float">
            <text:p>107.497</text:p>
          </table:table-cell>
          <table:table-cell office:value-type="float" office:value="-172.155" calcext:value-type="float">
            <text:p>-172.155</text:p>
          </table:table-cell>
          <table:table-cell office:value-type="float" office:value="24.8039" calcext:value-type="float">
            <text:p>24.8039</text:p>
          </table:table-cell>
          <table:table-cell office:value-type="float" office:value="182.058" calcext:value-type="float">
            <text:p>182.058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6.79728" calcext:value-type="float">
            <text:p>6.79728</text:p>
          </table:table-cell>
          <table:table-cell office:value-type="float" office:value="1.04573" calcext:value-type="float">
            <text:p>1.04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6]</text:p>
          </table:table-cell>
          <table:table-cell office:value-type="float" office:value="19.4164" calcext:value-type="float">
            <text:p>19.4164</text:p>
          </table:table-cell>
          <table:table-cell office:value-type="float" office:value="10.4468" calcext:value-type="float">
            <text:p>10.4468</text:p>
          </table:table-cell>
          <table:table-cell office:value-type="float" office:value="105.868" calcext:value-type="float">
            <text:p>105.868</text:p>
          </table:table-cell>
          <table:table-cell office:value-type="float" office:value="-168.905" calcext:value-type="float">
            <text:p>-168.905</text:p>
          </table:table-cell>
          <table:table-cell office:value-type="float" office:value="24.528" calcext:value-type="float">
            <text:p>24.528</text:p>
          </table:table-cell>
          <table:table-cell office:value-type="float" office:value="179.822" calcext:value-type="float">
            <text:p>179.822</text:p>
          </table:table-cell>
          <table:table-cell office:value-type="float" office:value="102.699" calcext:value-type="float">
            <text:p>102.699</text:p>
          </table:table-cell>
          <table:table-cell office:value-type="float" office:value="6.83155" calcext:value-type="float">
            <text:p>6.83155</text:p>
          </table:table-cell>
          <table:table-cell office:value-type="float" office:value="1.04533" calcext:value-type="float">
            <text:p>1.04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7]</text:p>
          </table:table-cell>
          <table:table-cell office:value-type="float" office:value="19.4851" calcext:value-type="float">
            <text:p>19.4851</text:p>
          </table:table-cell>
          <table:table-cell office:value-type="float" office:value="10.5052" calcext:value-type="float">
            <text:p>10.5052</text:p>
          </table:table-cell>
          <table:table-cell office:value-type="float" office:value="106.263" calcext:value-type="float">
            <text:p>106.263</text:p>
          </table:table-cell>
          <table:table-cell office:value-type="float" office:value="-169.42" calcext:value-type="float">
            <text:p>-169.42</text:p>
          </table:table-cell>
          <table:table-cell office:value-type="float" office:value="25.0496" calcext:value-type="float">
            <text:p>25.0496</text:p>
          </table:table-cell>
          <table:table-cell office:value-type="float" office:value="180.563" calcext:value-type="float">
            <text:p>180.563</text:p>
          </table:table-cell>
          <table:table-cell office:value-type="float" office:value="102.319" calcext:value-type="float">
            <text:p>102.319</text:p>
          </table:table-cell>
          <table:table-cell office:value-type="float" office:value="6.80627" calcext:value-type="float">
            <text:p>6.80627</text:p>
          </table:table-cell>
          <table:table-cell office:value-type="float" office:value="1.0454" calcext:value-type="float">
            <text:p>1.04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8]</text:p>
          </table:table-cell>
          <table:table-cell office:value-type="float" office:value="19.1726" calcext:value-type="float">
            <text:p>19.1726</text:p>
          </table:table-cell>
          <table:table-cell office:value-type="float" office:value="10.2865" calcext:value-type="float">
            <text:p>10.2865</text:p>
          </table:table-cell>
          <table:table-cell office:value-type="float" office:value="105.104" calcext:value-type="float">
            <text:p>105.104</text:p>
          </table:table-cell>
          <table:table-cell office:value-type="float" office:value="-168.151" calcext:value-type="float">
            <text:p>-168.151</text:p>
          </table:table-cell>
          <table:table-cell office:value-type="float" office:value="24.422" calcext:value-type="float">
            <text:p>24.422</text:p>
          </table:table-cell>
          <table:table-cell office:value-type="float" office:value="178.378" calcext:value-type="float">
            <text:p>178.378</text:p>
          </table:table-cell>
          <table:table-cell office:value-type="float" office:value="104.402" calcext:value-type="float">
            <text:p>104.402</text:p>
          </table:table-cell>
          <table:table-cell office:value-type="float" office:value="6.94488" calcext:value-type="float">
            <text:p>6.94488</text:p>
          </table:table-cell>
          <table:table-cell office:value-type="float" office:value="1.04456" calcext:value-type="float">
            <text:p>1.044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[39]</text:p>
          </table:table-cell>
          <table:table-cell office:value-type="float" office:value="19.4622" calcext:value-type="float">
            <text:p>19.4622</text:p>
          </table:table-cell>
          <table:table-cell office:value-type="float" office:value="10.6837" calcext:value-type="float">
            <text:p>10.6837</text:p>
          </table:table-cell>
          <table:table-cell office:value-type="float" office:value="107.988" calcext:value-type="float">
            <text:p>107.988</text:p>
          </table:table-cell>
          <table:table-cell office:value-type="float" office:value="-172.627" calcext:value-type="float">
            <text:p>-172.627</text:p>
          </table:table-cell>
          <table:table-cell office:value-type="float" office:value="25.4126" calcext:value-type="float">
            <text:p>25.4126</text:p>
          </table:table-cell>
          <table:table-cell office:value-type="float" office:value="182.341" calcext:value-type="float">
            <text:p>182.341</text:p>
          </table:table-cell>
          <table:table-cell office:value-type="float" office:value="102.166" calcext:value-type="float">
            <text:p>102.166</text:p>
          </table:table-cell>
          <table:table-cell office:value-type="float" office:value="6.79611" calcext:value-type="float">
            <text:p>6.79611</text:p>
          </table:table-cell>
          <table:table-cell office:value-type="float" office:value="1.04537" calcext:value-type="float">
            <text:p>1.045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]</text:p>
          </table:table-cell>
          <table:table-cell office:value-type="float" office:value="-13.9494" calcext:value-type="float">
            <text:p>-13.9494</text:p>
          </table:table-cell>
          <table:table-cell office:value-type="float" office:value="32.7132" calcext:value-type="float">
            <text:p>32.7132</text:p>
          </table:table-cell>
          <table:table-cell office:value-type="float" office:value="240.625" calcext:value-type="float">
            <text:p>240.625</text:p>
          </table:table-cell>
          <table:table-cell office:value-type="float" office:value="-389.092" calcext:value-type="float">
            <text:p>-389.092</text:p>
          </table:table-cell>
          <table:table-cell office:value-type="float" office:value="-16.6156" calcext:value-type="float">
            <text:p>-16.6156</text:p>
          </table:table-cell>
          <table:table-cell office:value-type="float" office:value="376.086" calcext:value-type="float">
            <text:p>376.086</text:p>
          </table:table-cell>
          <table:table-cell office:value-type="float" office:value="54.1049" calcext:value-type="float">
            <text:p>54.1049</text:p>
          </table:table-cell>
          <table:table-cell office:value-type="float" office:value="3.59908" calcext:value-type="float">
            <text:p>3.59908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]</text:p>
          </table:table-cell>
          <table:table-cell office:value-type="float" office:value="-13.9793" calcext:value-type="float">
            <text:p>-13.9793</text:p>
          </table:table-cell>
          <table:table-cell office:value-type="float" office:value="32.7486" calcext:value-type="float">
            <text:p>32.7486</text:p>
          </table:table-cell>
          <table:table-cell office:value-type="float" office:value="240.865" calcext:value-type="float">
            <text:p>240.865</text:p>
          </table:table-cell>
          <table:table-cell office:value-type="float" office:value="-389.833" calcext:value-type="float">
            <text:p>-389.833</text:p>
          </table:table-cell>
          <table:table-cell office:value-type="float" office:value="-16.4124" calcext:value-type="float">
            <text:p>-16.4124</text:p>
          </table:table-cell>
          <table:table-cell office:value-type="float" office:value="376.216" calcext:value-type="float">
            <text:p>376.216</text:p>
          </table:table-cell>
          <table:table-cell office:value-type="float" office:value="54.0954" calcext:value-type="float">
            <text:p>54.0954</text:p>
          </table:table-cell>
          <table:table-cell office:value-type="float" office:value="3.59845" calcext:value-type="float">
            <text:p>3.59845</text:p>
          </table:table-cell>
          <table:table-cell office:value-type="float" office:value="1.06526" calcext:value-type="float">
            <text:p>1.06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]</text:p>
          </table:table-cell>
          <table:table-cell office:value-type="float" office:value="-14.0576" calcext:value-type="float">
            <text:p>-14.0576</text:p>
          </table:table-cell>
          <table:table-cell office:value-type="float" office:value="32.9653" calcext:value-type="float">
            <text:p>32.9653</text:p>
          </table:table-cell>
          <table:table-cell office:value-type="float" office:value="242.482" calcext:value-type="float">
            <text:p>242.482</text:p>
          </table:table-cell>
          <table:table-cell office:value-type="float" office:value="-392.074" calcext:value-type="float">
            <text:p>-392.074</text:p>
          </table:table-cell>
          <table:table-cell office:value-type="float" office:value="-16.7205" calcext:value-type="float">
            <text:p>-16.7205</text:p>
          </table:table-cell>
          <table:table-cell office:value-type="float" office:value="378.907" calcext:value-type="float">
            <text:p>378.907</text:p>
          </table:table-cell>
          <table:table-cell office:value-type="float" office:value="54.106" calcext:value-type="float">
            <text:p>54.106</text:p>
          </table:table-cell>
          <table:table-cell office:value-type="float" office:value="3.59915" calcext:value-type="float">
            <text:p>3.59915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4]</text:p>
          </table:table-cell>
          <table:table-cell office:value-type="float" office:value="-13.9409" calcext:value-type="float">
            <text:p>-13.9409</text:p>
          </table:table-cell>
          <table:table-cell office:value-type="float" office:value="32.7077" calcext:value-type="float">
            <text:p>32.7077</text:p>
          </table:table-cell>
          <table:table-cell office:value-type="float" office:value="240.587" calcext:value-type="float">
            <text:p>240.587</text:p>
          </table:table-cell>
          <table:table-cell office:value-type="float" office:value="-389.01" calcext:value-type="float">
            <text:p>-389.01</text:p>
          </table:table-cell>
          <table:table-cell office:value-type="float" office:value="-16.5873" calcext:value-type="float">
            <text:p>-16.5873</text:p>
          </table:table-cell>
          <table:table-cell office:value-type="float" office:value="375.953" calcext:value-type="float">
            <text:p>375.953</text:p>
          </table:table-cell>
          <table:table-cell office:value-type="float" office:value="54.1061" calcext:value-type="float">
            <text:p>54.1061</text:p>
          </table:table-cell>
          <table:table-cell office:value-type="float" office:value="3.59915" calcext:value-type="float">
            <text:p>3.59915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5]</text:p>
          </table:table-cell>
          <table:table-cell office:value-type="float" office:value="-13.9785" calcext:value-type="float">
            <text:p>-13.9785</text:p>
          </table:table-cell>
          <table:table-cell office:value-type="float" office:value="32.7467" calcext:value-type="float">
            <text:p>32.7467</text:p>
          </table:table-cell>
          <table:table-cell office:value-type="float" office:value="240.852" calcext:value-type="float">
            <text:p>240.852</text:p>
          </table:table-cell>
          <table:table-cell office:value-type="float" office:value="-389.826" calcext:value-type="float">
            <text:p>-389.826</text:p>
          </table:table-cell>
          <table:table-cell office:value-type="float" office:value="-16.4131" calcext:value-type="float">
            <text:p>-16.4131</text:p>
          </table:table-cell>
          <table:table-cell office:value-type="float" office:value="376.186" calcext:value-type="float">
            <text:p>376.186</text:p>
          </table:table-cell>
          <table:table-cell office:value-type="float" office:value="54.0959" calcext:value-type="float">
            <text:p>54.0959</text:p>
          </table:table-cell>
          <table:table-cell office:value-type="float" office:value="3.59847" calcext:value-type="float">
            <text:p>3.59847</text:p>
          </table:table-cell>
          <table:table-cell office:value-type="float" office:value="1.06527" calcext:value-type="float">
            <text:p>1.06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6]</text:p>
          </table:table-cell>
          <table:table-cell office:value-type="float" office:value="-14.151" calcext:value-type="float">
            <text:p>-14.151</text:p>
          </table:table-cell>
          <table:table-cell office:value-type="float" office:value="33.1713" calcext:value-type="float">
            <text:p>33.1713</text:p>
          </table:table-cell>
          <table:table-cell office:value-type="float" office:value="243.997" calcext:value-type="float">
            <text:p>243.997</text:p>
          </table:table-cell>
          <table:table-cell office:value-type="float" office:value="-394.524" calcext:value-type="float">
            <text:p>-394.524</text:p>
          </table:table-cell>
          <table:table-cell office:value-type="float" office:value="-16.8271" calcext:value-type="float">
            <text:p>-16.8271</text:p>
          </table:table-cell>
          <table:table-cell office:value-type="float" office:value="381.27" calcext:value-type="float">
            <text:p>381.27</text:p>
          </table:table-cell>
          <table:table-cell office:value-type="float" office:value="54.1059" calcext:value-type="float">
            <text:p>54.1059</text:p>
          </table:table-cell>
          <table:table-cell office:value-type="float" office:value="3.59914" calcext:value-type="float">
            <text:p>3.59914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7]</text:p>
          </table:table-cell>
          <table:table-cell office:value-type="float" office:value="-14.06" calcext:value-type="float">
            <text:p>-14.06</text:p>
          </table:table-cell>
          <table:table-cell office:value-type="float" office:value="32.9705" calcext:value-type="float">
            <text:p>32.9705</text:p>
          </table:table-cell>
          <table:table-cell office:value-type="float" office:value="242.521" calcext:value-type="float">
            <text:p>242.521</text:p>
          </table:table-cell>
          <table:table-cell office:value-type="float" office:value="-392.136" calcext:value-type="float">
            <text:p>-392.136</text:p>
          </table:table-cell>
          <table:table-cell office:value-type="float" office:value="-16.7232" calcext:value-type="float">
            <text:p>-16.7232</text:p>
          </table:table-cell>
          <table:table-cell office:value-type="float" office:value="378.967" calcext:value-type="float">
            <text:p>378.967</text:p>
          </table:table-cell>
          <table:table-cell office:value-type="float" office:value="54.106" calcext:value-type="float">
            <text:p>54.106</text:p>
          </table:table-cell>
          <table:table-cell office:value-type="float" office:value="3.59915" calcext:value-type="float">
            <text:p>3.59915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8]</text:p>
          </table:table-cell>
          <table:table-cell office:value-type="float" office:value="-14.0334" calcext:value-type="float">
            <text:p>-14.0334</text:p>
          </table:table-cell>
          <table:table-cell office:value-type="float" office:value="32.8989" calcext:value-type="float">
            <text:p>32.8989</text:p>
          </table:table-cell>
          <table:table-cell office:value-type="float" office:value="241.99" calcext:value-type="float">
            <text:p>241.99</text:p>
          </table:table-cell>
          <table:table-cell office:value-type="float" office:value="-391.288" calcext:value-type="float">
            <text:p>-391.288</text:p>
          </table:table-cell>
          <table:table-cell office:value-type="float" office:value="-16.7193" calcext:value-type="float">
            <text:p>-16.7193</text:p>
          </table:table-cell>
          <table:table-cell office:value-type="float" office:value="378.223" calcext:value-type="float">
            <text:p>378.223</text:p>
          </table:table-cell>
          <table:table-cell office:value-type="float" office:value="54.1045" calcext:value-type="float">
            <text:p>54.1045</text:p>
          </table:table-cell>
          <table:table-cell office:value-type="float" office:value="3.59905" calcext:value-type="float">
            <text:p>3.59905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9]</text:p>
          </table:table-cell>
          <table:table-cell office:value-type="float" office:value="-15.055" calcext:value-type="float">
            <text:p>-15.055</text:p>
          </table:table-cell>
          <table:table-cell office:value-type="float" office:value="35.1668" calcext:value-type="float">
            <text:p>35.1668</text:p>
          </table:table-cell>
          <table:table-cell office:value-type="float" office:value="258.674" calcext:value-type="float">
            <text:p>258.674</text:p>
          </table:table-cell>
          <table:table-cell office:value-type="float" office:value="-418.252" calcext:value-type="float">
            <text:p>-418.252</text:p>
          </table:table-cell>
          <table:table-cell office:value-type="float" office:value="-17.8589" calcext:value-type="float">
            <text:p>-17.8589</text:p>
          </table:table-cell>
          <table:table-cell office:value-type="float" office:value="404.155" calcext:value-type="float">
            <text:p>404.155</text:p>
          </table:table-cell>
          <table:table-cell office:value-type="float" office:value="54.1052" calcext:value-type="float">
            <text:p>54.1052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0]</text:p>
          </table:table-cell>
          <table:table-cell office:value-type="float" office:value="-14.0217" calcext:value-type="float">
            <text:p>-14.0217</text:p>
          </table:table-cell>
          <table:table-cell office:value-type="float" office:value="32.886" calcext:value-type="float">
            <text:p>32.886</text:p>
          </table:table-cell>
          <table:table-cell office:value-type="float" office:value="241.899" calcext:value-type="float">
            <text:p>241.899</text:p>
          </table:table-cell>
          <table:table-cell office:value-type="float" office:value="-391.131" calcext:value-type="float">
            <text:p>-391.131</text:p>
          </table:table-cell>
          <table:table-cell office:value-type="float" office:value="-16.6795" calcext:value-type="float">
            <text:p>-16.6795</text:p>
          </table:table-cell>
          <table:table-cell office:value-type="float" office:value="377.998" calcext:value-type="float">
            <text:p>377.998</text:p>
          </table:table-cell>
          <table:table-cell office:value-type="float" office:value="54.106" calcext:value-type="float">
            <text:p>54.106</text:p>
          </table:table-cell>
          <table:table-cell office:value-type="float" office:value="3.59915" calcext:value-type="float">
            <text:p>3.59915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1]</text:p>
          </table:table-cell>
          <table:table-cell office:value-type="float" office:value="-15.0591" calcext:value-type="float">
            <text:p>-15.0591</text:p>
          </table:table-cell>
          <table:table-cell office:value-type="float" office:value="35.1758" calcext:value-type="float">
            <text:p>35.1758</text:p>
          </table:table-cell>
          <table:table-cell office:value-type="float" office:value="258.74" calcext:value-type="float">
            <text:p>258.74</text:p>
          </table:table-cell>
          <table:table-cell office:value-type="float" office:value="-418.359" calcext:value-type="float">
            <text:p>-418.359</text:p>
          </table:table-cell>
          <table:table-cell office:value-type="float" office:value="-17.8635" calcext:value-type="float">
            <text:p>-17.8635</text:p>
          </table:table-cell>
          <table:table-cell office:value-type="float" office:value="404.258" calcext:value-type="float">
            <text:p>404.258</text:p>
          </table:table-cell>
          <table:table-cell office:value-type="float" office:value="54.1052" calcext:value-type="float">
            <text:p>54.1052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2]</text:p>
          </table:table-cell>
          <table:table-cell office:value-type="float" office:value="-15.0484" calcext:value-type="float">
            <text:p>-15.0484</text:p>
          </table:table-cell>
          <table:table-cell office:value-type="float" office:value="35.1523" calcext:value-type="float">
            <text:p>35.1523</text:p>
          </table:table-cell>
          <table:table-cell office:value-type="float" office:value="258.567" calcext:value-type="float">
            <text:p>258.567</text:p>
          </table:table-cell>
          <table:table-cell office:value-type="float" office:value="-418.079" calcext:value-type="float">
            <text:p>-418.079</text:p>
          </table:table-cell>
          <table:table-cell office:value-type="float" office:value="-17.8514" calcext:value-type="float">
            <text:p>-17.8514</text:p>
          </table:table-cell>
          <table:table-cell office:value-type="float" office:value="403.988" calcext:value-type="float">
            <text:p>403.988</text:p>
          </table:table-cell>
          <table:table-cell office:value-type="float" office:value="54.1052" calcext:value-type="float">
            <text:p>54.1052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3]</text:p>
          </table:table-cell>
          <table:table-cell office:value-type="float" office:value="-15.0606" calcext:value-type="float">
            <text:p>-15.0606</text:p>
          </table:table-cell>
          <table:table-cell office:value-type="float" office:value="35.1792" calcext:value-type="float">
            <text:p>35.1792</text:p>
          </table:table-cell>
          <table:table-cell office:value-type="float" office:value="258.765" calcext:value-type="float">
            <text:p>258.765</text:p>
          </table:table-cell>
          <table:table-cell office:value-type="float" office:value="-418.399" calcext:value-type="float">
            <text:p>-418.399</text:p>
          </table:table-cell>
          <table:table-cell office:value-type="float" office:value="-17.8653" calcext:value-type="float">
            <text:p>-17.8653</text:p>
          </table:table-cell>
          <table:table-cell office:value-type="float" office:value="404.297" calcext:value-type="float">
            <text:p>404.297</text:p>
          </table:table-cell>
          <table:table-cell office:value-type="float" office:value="54.1052" calcext:value-type="float">
            <text:p>54.1052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4]</text:p>
          </table:table-cell>
          <table:table-cell office:value-type="float" office:value="-14.6903" calcext:value-type="float">
            <text:p>-14.6903</text:p>
          </table:table-cell>
          <table:table-cell office:value-type="float" office:value="34.3618" calcext:value-type="float">
            <text:p>34.3618</text:p>
          </table:table-cell>
          <table:table-cell office:value-type="float" office:value="252.753" calcext:value-type="float">
            <text:p>252.753</text:p>
          </table:table-cell>
          <table:table-cell office:value-type="float" office:value="-408.68" calcext:value-type="float">
            <text:p>-408.68</text:p>
          </table:table-cell>
          <table:table-cell office:value-type="float" office:value="-17.4426" calcext:value-type="float">
            <text:p>-17.4426</text:p>
          </table:table-cell>
          <table:table-cell office:value-type="float" office:value="394.923" calcext:value-type="float">
            <text:p>394.923</text:p>
          </table:table-cell>
          <table:table-cell office:value-type="float" office:value="54.1055" calcext:value-type="float">
            <text:p>54.1055</text:p>
          </table:table-cell>
          <table:table-cell office:value-type="float" office:value="3.59911" calcext:value-type="float">
            <text:p>3.59911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5]</text:p>
          </table:table-cell>
          <table:table-cell office:value-type="float" office:value="-15.0123" calcext:value-type="float">
            <text:p>-15.0123</text:p>
          </table:table-cell>
          <table:table-cell office:value-type="float" office:value="35.0726" calcext:value-type="float">
            <text:p>35.0726</text:p>
          </table:table-cell>
          <table:table-cell office:value-type="float" office:value="257.981" calcext:value-type="float">
            <text:p>257.981</text:p>
          </table:table-cell>
          <table:table-cell office:value-type="float" office:value="-417.132" calcext:value-type="float">
            <text:p>-417.132</text:p>
          </table:table-cell>
          <table:table-cell office:value-type="float" office:value="-17.8102" calcext:value-type="float">
            <text:p>-17.8102</text:p>
          </table:table-cell>
          <table:table-cell office:value-type="float" office:value="403.075" calcext:value-type="float">
            <text:p>403.075</text:p>
          </table:table-cell>
          <table:table-cell office:value-type="float" office:value="54.1052" calcext:value-type="float">
            <text:p>54.1052</text:p>
          </table:table-cell>
          <table:table-cell office:value-type="float" office:value="3.5991" calcext:value-type="float">
            <text:p>3.5991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6]</text:p>
          </table:table-cell>
          <table:table-cell office:value-type="float" office:value="-15.0682" calcext:value-type="float">
            <text:p>-15.0682</text:p>
          </table:table-cell>
          <table:table-cell office:value-type="float" office:value="35.196" calcext:value-type="float">
            <text:p>35.196</text:p>
          </table:table-cell>
          <table:table-cell office:value-type="float" office:value="258.889" calcext:value-type="float">
            <text:p>258.889</text:p>
          </table:table-cell>
          <table:table-cell office:value-type="float" office:value="-418.599" calcext:value-type="float">
            <text:p>-418.599</text:p>
          </table:table-cell>
          <table:table-cell office:value-type="float" office:value="-17.874" calcext:value-type="float">
            <text:p>-17.874</text:p>
          </table:table-cell>
          <table:table-cell office:value-type="float" office:value="404.49" calcext:value-type="float">
            <text:p>404.49</text:p>
          </table:table-cell>
          <table:table-cell office:value-type="float" office:value="54.1052" calcext:value-type="float">
            <text:p>54.1052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7]</text:p>
          </table:table-cell>
          <table:table-cell office:value-type="float" office:value="-13.2935" calcext:value-type="float">
            <text:p>-13.2935</text:p>
          </table:table-cell>
          <table:table-cell office:value-type="float" office:value="31.2786" calcext:value-type="float">
            <text:p>31.2786</text:p>
          </table:table-cell>
          <table:table-cell office:value-type="float" office:value="230.077" calcext:value-type="float">
            <text:p>230.077</text:p>
          </table:table-cell>
          <table:table-cell office:value-type="float" office:value="-372.017" calcext:value-type="float">
            <text:p>-372.017</text:p>
          </table:table-cell>
          <table:table-cell office:value-type="float" office:value="-15.8484" calcext:value-type="float">
            <text:p>-15.8484</text:p>
          </table:table-cell>
          <table:table-cell office:value-type="float" office:value="359.543" calcext:value-type="float">
            <text:p>359.543</text:p>
          </table:table-cell>
          <table:table-cell office:value-type="float" office:value="54.1067" calcext:value-type="float">
            <text:p>54.1067</text:p>
          </table:table-cell>
          <table:table-cell office:value-type="float" office:value="3.59919" calcext:value-type="float">
            <text:p>3.59919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8]</text:p>
          </table:table-cell>
          <table:table-cell office:value-type="float" office:value="-14.2687" calcext:value-type="float">
            <text:p>-14.2687</text:p>
          </table:table-cell>
          <table:table-cell office:value-type="float" office:value="33.4182" calcext:value-type="float">
            <text:p>33.4182</text:p>
          </table:table-cell>
          <table:table-cell office:value-type="float" office:value="245.81" calcext:value-type="float">
            <text:p>245.81</text:p>
          </table:table-cell>
          <table:table-cell office:value-type="float" office:value="-397.45" calcext:value-type="float">
            <text:p>-397.45</text:p>
          </table:table-cell>
          <table:table-cell office:value-type="float" office:value="-16.9794" calcext:value-type="float">
            <text:p>-16.9794</text:p>
          </table:table-cell>
          <table:table-cell office:value-type="float" office:value="384.206" calcext:value-type="float">
            <text:p>384.206</text:p>
          </table:table-cell>
          <table:table-cell office:value-type="float" office:value="54.1043" calcext:value-type="float">
            <text:p>54.1043</text:p>
          </table:table-cell>
          <table:table-cell office:value-type="float" office:value="3.59904" calcext:value-type="float">
            <text:p>3.59904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19]</text:p>
          </table:table-cell>
          <table:table-cell office:value-type="float" office:value="-14.6828" calcext:value-type="float">
            <text:p>-14.6828</text:p>
          </table:table-cell>
          <table:table-cell office:value-type="float" office:value="34.3454" calcext:value-type="float">
            <text:p>34.3454</text:p>
          </table:table-cell>
          <table:table-cell office:value-type="float" office:value="252.632" calcext:value-type="float">
            <text:p>252.632</text:p>
          </table:table-cell>
          <table:table-cell office:value-type="float" office:value="-408.478" calcext:value-type="float">
            <text:p>-408.478</text:p>
          </table:table-cell>
          <table:table-cell office:value-type="float" office:value="-17.414" calcext:value-type="float">
            <text:p>-17.414</text:p>
          </table:table-cell>
          <table:table-cell office:value-type="float" office:value="394.812" calcext:value-type="float">
            <text:p>394.812</text:p>
          </table:table-cell>
          <table:table-cell office:value-type="float" office:value="54.105" calcext:value-type="float">
            <text:p>54.105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0]</text:p>
          </table:table-cell>
          <table:table-cell office:value-type="float" office:value="-14.652" calcext:value-type="float">
            <text:p>-14.652</text:p>
          </table:table-cell>
          <table:table-cell office:value-type="float" office:value="34.2773" calcext:value-type="float">
            <text:p>34.2773</text:p>
          </table:table-cell>
          <table:table-cell office:value-type="float" office:value="252.132" calcext:value-type="float">
            <text:p>252.132</text:p>
          </table:table-cell>
          <table:table-cell office:value-type="float" office:value="-407.675" calcext:value-type="float">
            <text:p>-407.675</text:p>
          </table:table-cell>
          <table:table-cell office:value-type="float" office:value="-17.399" calcext:value-type="float">
            <text:p>-17.399</text:p>
          </table:table-cell>
          <table:table-cell office:value-type="float" office:value="393.954" calcext:value-type="float">
            <text:p>393.954</text:p>
          </table:table-cell>
          <table:table-cell office:value-type="float" office:value="54.1055" calcext:value-type="float">
            <text:p>54.1055</text:p>
          </table:table-cell>
          <table:table-cell office:value-type="float" office:value="3.59911" calcext:value-type="float">
            <text:p>3.59911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1]</text:p>
          </table:table-cell>
          <table:table-cell office:value-type="float" office:value="-14.1763" calcext:value-type="float">
            <text:p>-14.1763</text:p>
          </table:table-cell>
          <table:table-cell office:value-type="float" office:value="33.2274" calcext:value-type="float">
            <text:p>33.2274</text:p>
          </table:table-cell>
          <table:table-cell office:value-type="float" office:value="244.409" calcext:value-type="float">
            <text:p>244.409</text:p>
          </table:table-cell>
          <table:table-cell office:value-type="float" office:value="-395.184" calcext:value-type="float">
            <text:p>-395.184</text:p>
          </table:table-cell>
          <table:table-cell office:value-type="float" office:value="-16.8359" calcext:value-type="float">
            <text:p>-16.8359</text:p>
          </table:table-cell>
          <table:table-cell office:value-type="float" office:value="381.99" calcext:value-type="float">
            <text:p>381.99</text:p>
          </table:table-cell>
          <table:table-cell office:value-type="float" office:value="54.1055" calcext:value-type="float">
            <text:p>54.1055</text:p>
          </table:table-cell>
          <table:table-cell office:value-type="float" office:value="3.59911" calcext:value-type="float">
            <text:p>3.59911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2]</text:p>
          </table:table-cell>
          <table:table-cell office:value-type="float" office:value="-14.9534" calcext:value-type="float">
            <text:p>-14.9534</text:p>
          </table:table-cell>
          <table:table-cell office:value-type="float" office:value="34.9868" calcext:value-type="float">
            <text:p>34.9868</text:p>
          </table:table-cell>
          <table:table-cell office:value-type="float" office:value="257.332" calcext:value-type="float">
            <text:p>257.332</text:p>
          </table:table-cell>
          <table:table-cell office:value-type="float" office:value="-415.638" calcext:value-type="float">
            <text:p>-415.638</text:p>
          </table:table-cell>
          <table:table-cell office:value-type="float" office:value="-17.4457" calcext:value-type="float">
            <text:p>-17.4457</text:p>
          </table:table-cell>
          <table:table-cell office:value-type="float" office:value="402.045" calcext:value-type="float">
            <text:p>402.045</text:p>
          </table:table-cell>
          <table:table-cell office:value-type="float" office:value="54.0976" calcext:value-type="float">
            <text:p>54.0976</text:p>
          </table:table-cell>
          <table:table-cell office:value-type="float" office:value="3.59859" calcext:value-type="float">
            <text:p>3.59859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3]</text:p>
          </table:table-cell>
          <table:table-cell office:value-type="float" office:value="-14.9396" calcext:value-type="float">
            <text:p>-14.9396</text:p>
          </table:table-cell>
          <table:table-cell office:value-type="float" office:value="34.9565" calcext:value-type="float">
            <text:p>34.9565</text:p>
          </table:table-cell>
          <table:table-cell office:value-type="float" office:value="257.108" calcext:value-type="float">
            <text:p>257.108</text:p>
          </table:table-cell>
          <table:table-cell office:value-type="float" office:value="-415.251" calcext:value-type="float">
            <text:p>-415.251</text:p>
          </table:table-cell>
          <table:table-cell office:value-type="float" office:value="-17.4222" calcext:value-type="float">
            <text:p>-17.4222</text:p>
          </table:table-cell>
          <table:table-cell office:value-type="float" office:value="401.646" calcext:value-type="float">
            <text:p>401.646</text:p>
          </table:table-cell>
          <table:table-cell office:value-type="float" office:value="54.0972" calcext:value-type="float">
            <text:p>54.0972</text:p>
          </table:table-cell>
          <table:table-cell office:value-type="float" office:value="3.59856" calcext:value-type="float">
            <text:p>3.59856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4]</text:p>
          </table:table-cell>
          <table:table-cell office:value-type="float" office:value="-14.6046" calcext:value-type="float">
            <text:p>-14.6046</text:p>
          </table:table-cell>
          <table:table-cell office:value-type="float" office:value="34.217" calcext:value-type="float">
            <text:p>34.217</text:p>
          </table:table-cell>
          <table:table-cell office:value-type="float" office:value="251.669" calcext:value-type="float">
            <text:p>251.669</text:p>
          </table:table-cell>
          <table:table-cell office:value-type="float" office:value="-406.476" calcext:value-type="float">
            <text:p>-406.476</text:p>
          </table:table-cell>
          <table:table-cell office:value-type="float" office:value="-17.0406" calcext:value-type="float">
            <text:p>-17.0406</text:p>
          </table:table-cell>
          <table:table-cell office:value-type="float" office:value="393.127" calcext:value-type="float">
            <text:p>393.127</text:p>
          </table:table-cell>
          <table:table-cell office:value-type="float" office:value="54.0973" calcext:value-type="float">
            <text:p>54.0973</text:p>
          </table:table-cell>
          <table:table-cell office:value-type="float" office:value="3.59857" calcext:value-type="float">
            <text:p>3.59857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5]</text:p>
          </table:table-cell>
          <table:table-cell office:value-type="float" office:value="-14.8759" calcext:value-type="float">
            <text:p>-14.8759</text:p>
          </table:table-cell>
          <table:table-cell office:value-type="float" office:value="34.7717" calcext:value-type="float">
            <text:p>34.7717</text:p>
          </table:table-cell>
          <table:table-cell office:value-type="float" office:value="255.767" calcext:value-type="float">
            <text:p>255.767</text:p>
          </table:table-cell>
          <table:table-cell office:value-type="float" office:value="-413.546" calcext:value-type="float">
            <text:p>-413.546</text:p>
          </table:table-cell>
          <table:table-cell office:value-type="float" office:value="-17.6344" calcext:value-type="float">
            <text:p>-17.6344</text:p>
          </table:table-cell>
          <table:table-cell office:value-type="float" office:value="399.7" calcext:value-type="float">
            <text:p>399.7</text:p>
          </table:table-cell>
          <table:table-cell office:value-type="float" office:value="54.1049" calcext:value-type="float">
            <text:p>54.1049</text:p>
          </table:table-cell>
          <table:table-cell office:value-type="float" office:value="3.59908" calcext:value-type="float">
            <text:p>3.59908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6]</text:p>
          </table:table-cell>
          <table:table-cell office:value-type="float" office:value="-14.3166" calcext:value-type="float">
            <text:p>-14.3166</text:p>
          </table:table-cell>
          <table:table-cell office:value-type="float" office:value="33.5813" calcext:value-type="float">
            <text:p>33.5813</text:p>
          </table:table-cell>
          <table:table-cell office:value-type="float" office:value="246.994" calcext:value-type="float">
            <text:p>246.994</text:p>
          </table:table-cell>
          <table:table-cell office:value-type="float" office:value="-398.935" calcext:value-type="float">
            <text:p>-398.935</text:p>
          </table:table-cell>
          <table:table-cell office:value-type="float" office:value="-16.7127" calcext:value-type="float">
            <text:p>-16.7127</text:p>
          </table:table-cell>
          <table:table-cell office:value-type="float" office:value="385.805" calcext:value-type="float">
            <text:p>385.805</text:p>
          </table:table-cell>
          <table:table-cell office:value-type="float" office:value="54.0974" calcext:value-type="float">
            <text:p>54.0974</text:p>
          </table:table-cell>
          <table:table-cell office:value-type="float" office:value="3.59857" calcext:value-type="float">
            <text:p>3.59857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7]</text:p>
          </table:table-cell>
          <table:table-cell office:value-type="float" office:value="-14.4342" calcext:value-type="float">
            <text:p>-14.4342</text:p>
          </table:table-cell>
          <table:table-cell office:value-type="float" office:value="33.7965" calcext:value-type="float">
            <text:p>33.7965</text:p>
          </table:table-cell>
          <table:table-cell office:value-type="float" office:value="248.595" calcext:value-type="float">
            <text:p>248.595</text:p>
          </table:table-cell>
          <table:table-cell office:value-type="float" office:value="-401.957" calcext:value-type="float">
            <text:p>-401.957</text:p>
          </table:table-cell>
          <table:table-cell office:value-type="float" office:value="-17.1503" calcext:value-type="float">
            <text:p>-17.1503</text:p>
          </table:table-cell>
          <table:table-cell office:value-type="float" office:value="388.44" calcext:value-type="float">
            <text:p>388.44</text:p>
          </table:table-cell>
          <table:table-cell office:value-type="float" office:value="54.1057" calcext:value-type="float">
            <text:p>54.1057</text:p>
          </table:table-cell>
          <table:table-cell office:value-type="float" office:value="3.59913" calcext:value-type="float">
            <text:p>3.59913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8]</text:p>
          </table:table-cell>
          <table:table-cell office:value-type="float" office:value="-13.9706" calcext:value-type="float">
            <text:p>-13.9706</text:p>
          </table:table-cell>
          <table:table-cell office:value-type="float" office:value="32.7601" calcext:value-type="float">
            <text:p>32.7601</text:p>
          </table:table-cell>
          <table:table-cell office:value-type="float" office:value="240.97" calcext:value-type="float">
            <text:p>240.97</text:p>
          </table:table-cell>
          <table:table-cell office:value-type="float" office:value="-389.642" calcext:value-type="float">
            <text:p>-389.642</text:p>
          </table:table-cell>
          <table:table-cell office:value-type="float" office:value="-16.6498" calcext:value-type="float">
            <text:p>-16.6498</text:p>
          </table:table-cell>
          <table:table-cell office:value-type="float" office:value="376.624" calcext:value-type="float">
            <text:p>376.624</text:p>
          </table:table-cell>
          <table:table-cell office:value-type="float" office:value="54.1045" calcext:value-type="float">
            <text:p>54.1045</text:p>
          </table:table-cell>
          <table:table-cell office:value-type="float" office:value="3.59905" calcext:value-type="float">
            <text:p>3.59905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29]</text:p>
          </table:table-cell>
          <table:table-cell office:value-type="float" office:value="-13.8493" calcext:value-type="float">
            <text:p>-13.8493</text:p>
          </table:table-cell>
          <table:table-cell office:value-type="float" office:value="32.4924" calcext:value-type="float">
            <text:p>32.4924</text:p>
          </table:table-cell>
          <table:table-cell office:value-type="float" office:value="239.001" calcext:value-type="float">
            <text:p>239.001</text:p>
          </table:table-cell>
          <table:table-cell office:value-type="float" office:value="-386.466" calcext:value-type="float">
            <text:p>-386.466</text:p>
          </table:table-cell>
          <table:table-cell office:value-type="float" office:value="-16.5158" calcext:value-type="float">
            <text:p>-16.5158</text:p>
          </table:table-cell>
          <table:table-cell office:value-type="float" office:value="373.54" calcext:value-type="float">
            <text:p>373.54</text:p>
          </table:table-cell>
          <table:table-cell office:value-type="float" office:value="54.1046" calcext:value-type="float">
            <text:p>54.1046</text:p>
          </table:table-cell>
          <table:table-cell office:value-type="float" office:value="3.59906" calcext:value-type="float">
            <text:p>3.59906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0]</text:p>
          </table:table-cell>
          <table:table-cell office:value-type="float" office:value="-15.0551" calcext:value-type="float">
            <text:p>-15.0551</text:p>
          </table:table-cell>
          <table:table-cell office:value-type="float" office:value="35.1672" calcext:value-type="float">
            <text:p>35.1672</text:p>
          </table:table-cell>
          <table:table-cell office:value-type="float" office:value="258.676" calcext:value-type="float">
            <text:p>258.676</text:p>
          </table:table-cell>
          <table:table-cell office:value-type="float" office:value="-418.25" calcext:value-type="float">
            <text:p>-418.25</text:p>
          </table:table-cell>
          <table:table-cell office:value-type="float" office:value="-17.839" calcext:value-type="float">
            <text:p>-17.839</text:p>
          </table:table-cell>
          <table:table-cell office:value-type="float" office:value="404.237" calcext:value-type="float">
            <text:p>404.237</text:p>
          </table:table-cell>
          <table:table-cell office:value-type="float" office:value="54.1048" calcext:value-type="float">
            <text:p>54.1048</text:p>
          </table:table-cell>
          <table:table-cell office:value-type="float" office:value="3.59907" calcext:value-type="float">
            <text:p>3.59907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1]</text:p>
          </table:table-cell>
          <table:table-cell office:value-type="float" office:value="-14.6377" calcext:value-type="float">
            <text:p>-14.6377</text:p>
          </table:table-cell>
          <table:table-cell office:value-type="float" office:value="34.2459" calcext:value-type="float">
            <text:p>34.2459</text:p>
          </table:table-cell>
          <table:table-cell office:value-type="float" office:value="251.9" calcext:value-type="float">
            <text:p>251.9</text:p>
          </table:table-cell>
          <table:table-cell office:value-type="float" office:value="-407.295" calcext:value-type="float">
            <text:p>-407.295</text:p>
          </table:table-cell>
          <table:table-cell office:value-type="float" office:value="-17.3626" calcext:value-type="float">
            <text:p>-17.3626</text:p>
          </table:table-cell>
          <table:table-cell office:value-type="float" office:value="393.671" calcext:value-type="float">
            <text:p>393.671</text:p>
          </table:table-cell>
          <table:table-cell office:value-type="float" office:value="54.1051" calcext:value-type="float">
            <text:p>54.1051</text:p>
          </table:table-cell>
          <table:table-cell office:value-type="float" office:value="3.59909" calcext:value-type="float">
            <text:p>3.59909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2]</text:p>
          </table:table-cell>
          <table:table-cell office:value-type="float" office:value="-14.9618" calcext:value-type="float">
            <text:p>-14.9618</text:p>
          </table:table-cell>
          <table:table-cell office:value-type="float" office:value="34.9612" calcext:value-type="float">
            <text:p>34.9612</text:p>
          </table:table-cell>
          <table:table-cell office:value-type="float" office:value="257.161" calcext:value-type="float">
            <text:p>257.161</text:p>
          </table:table-cell>
          <table:table-cell office:value-type="float" office:value="-415.801" calcext:value-type="float">
            <text:p>-415.801</text:p>
          </table:table-cell>
          <table:table-cell office:value-type="float" office:value="-17.7325" calcext:value-type="float">
            <text:p>-17.7325</text:p>
          </table:table-cell>
          <table:table-cell office:value-type="float" office:value="401.874" calcext:value-type="float">
            <text:p>401.874</text:p>
          </table:table-cell>
          <table:table-cell office:value-type="float" office:value="54.1048" calcext:value-type="float">
            <text:p>54.1048</text:p>
          </table:table-cell>
          <table:table-cell office:value-type="float" office:value="3.59907" calcext:value-type="float">
            <text:p>3.59907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3]</text:p>
          </table:table-cell>
          <table:table-cell office:value-type="float" office:value="-7.07728" calcext:value-type="float">
            <text:p>-7.07728</text:p>
          </table:table-cell>
          <table:table-cell office:value-type="float" office:value="17.5889" calcext:value-type="float">
            <text:p>17.5889</text:p>
          </table:table-cell>
          <table:table-cell office:value-type="float" office:value="129.37" calcext:value-type="float">
            <text:p>129.37</text:p>
          </table:table-cell>
          <table:table-cell office:value-type="float" office:value="-208.564" calcext:value-type="float">
            <text:p>-208.564</text:p>
          </table:table-cell>
          <table:table-cell office:value-type="float" office:value="-8.66788" calcext:value-type="float">
            <text:p>-8.66788</text:p>
          </table:table-cell>
          <table:table-cell office:value-type="float" office:value="202.543" calcext:value-type="float">
            <text:p>202.543</text:p>
          </table:table-cell>
          <table:table-cell office:value-type="float" office:value="54.099" calcext:value-type="float">
            <text:p>54.099</text:p>
          </table:table-cell>
          <table:table-cell office:value-type="float" office:value="3.59868" calcext:value-type="float">
            <text:p>3.59868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4]</text:p>
          </table:table-cell>
          <table:table-cell office:value-type="float" office:value="-14.9379" calcext:value-type="float">
            <text:p>-14.9379</text:p>
          </table:table-cell>
          <table:table-cell office:value-type="float" office:value="34.9524" calcext:value-type="float">
            <text:p>34.9524</text:p>
          </table:table-cell>
          <table:table-cell office:value-type="float" office:value="257.079" calcext:value-type="float">
            <text:p>257.079</text:p>
          </table:table-cell>
          <table:table-cell office:value-type="float" office:value="-415.23" calcext:value-type="float">
            <text:p>-415.23</text:p>
          </table:table-cell>
          <table:table-cell office:value-type="float" office:value="-17.4288" calcext:value-type="float">
            <text:p>-17.4288</text:p>
          </table:table-cell>
          <table:table-cell office:value-type="float" office:value="401.649" calcext:value-type="float">
            <text:p>401.649</text:p>
          </table:table-cell>
          <table:table-cell office:value-type="float" office:value="54.0976" calcext:value-type="float">
            <text:p>54.0976</text:p>
          </table:table-cell>
          <table:table-cell office:value-type="float" office:value="3.59859" calcext:value-type="float">
            <text:p>3.59859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5]</text:p>
          </table:table-cell>
          <table:table-cell office:value-type="float" office:value="-14.6525" calcext:value-type="float">
            <text:p>-14.6525</text:p>
          </table:table-cell>
          <table:table-cell office:value-type="float" office:value="34.2345" calcext:value-type="float">
            <text:p>34.2345</text:p>
          </table:table-cell>
          <table:table-cell office:value-type="float" office:value="251.793" calcext:value-type="float">
            <text:p>251.793</text:p>
          </table:table-cell>
          <table:table-cell office:value-type="float" office:value="-407.463" calcext:value-type="float">
            <text:p>-407.463</text:p>
          </table:table-cell>
          <table:table-cell office:value-type="float" office:value="-17.177" calcext:value-type="float">
            <text:p>-17.177</text:p>
          </table:table-cell>
          <table:table-cell office:value-type="float" office:value="393.27" calcext:value-type="float">
            <text:p>393.27</text:p>
          </table:table-cell>
          <table:table-cell office:value-type="float" office:value="54.0953" calcext:value-type="float">
            <text:p>54.0953</text:p>
          </table:table-cell>
          <table:table-cell office:value-type="float" office:value="3.59844" calcext:value-type="float">
            <text:p>3.59844</text:p>
          </table:table-cell>
          <table:table-cell office:value-type="float" office:value="1.06526" calcext:value-type="float">
            <text:p>1.06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6]</text:p>
          </table:table-cell>
          <table:table-cell office:value-type="float" office:value="-15.1161" calcext:value-type="float">
            <text:p>-15.1161</text:p>
          </table:table-cell>
          <table:table-cell office:value-type="float" office:value="35.3018" calcext:value-type="float">
            <text:p>35.3018</text:p>
          </table:table-cell>
          <table:table-cell office:value-type="float" office:value="259.625" calcext:value-type="float">
            <text:p>259.625</text:p>
          </table:table-cell>
          <table:table-cell office:value-type="float" office:value="-419.565" calcext:value-type="float">
            <text:p>-419.565</text:p>
          </table:table-cell>
          <table:table-cell office:value-type="float" office:value="-17.3581" calcext:value-type="float">
            <text:p>-17.3581</text:p>
          </table:table-cell>
          <table:table-cell office:value-type="float" office:value="405.469" calcext:value-type="float">
            <text:p>405.469</text:p>
          </table:table-cell>
          <table:table-cell office:value-type="float" office:value="54.0881" calcext:value-type="float">
            <text:p>54.0881</text:p>
          </table:table-cell>
          <table:table-cell office:value-type="float" office:value="3.59796" calcext:value-type="float">
            <text:p>3.59796</text:p>
          </table:table-cell>
          <table:table-cell office:value-type="float" office:value="1.06526" calcext:value-type="float">
            <text:p>1.065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7]</text:p>
          </table:table-cell>
          <table:table-cell office:value-type="float" office:value="-14.9333" calcext:value-type="float">
            <text:p>-14.9333</text:p>
          </table:table-cell>
          <table:table-cell office:value-type="float" office:value="34.9293" calcext:value-type="float">
            <text:p>34.9293</text:p>
          </table:table-cell>
          <table:table-cell office:value-type="float" office:value="256.906" calcext:value-type="float">
            <text:p>256.906</text:p>
          </table:table-cell>
          <table:table-cell office:value-type="float" office:value="-414.791" calcext:value-type="float">
            <text:p>-414.791</text:p>
          </table:table-cell>
          <table:table-cell office:value-type="float" office:value="-17.5419" calcext:value-type="float">
            <text:p>-17.5419</text:p>
          </table:table-cell>
          <table:table-cell office:value-type="float" office:value="401.342" calcext:value-type="float">
            <text:p>401.342</text:p>
          </table:table-cell>
          <table:table-cell office:value-type="float" office:value="54.0962" calcext:value-type="float">
            <text:p>54.0962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06524" calcext:value-type="float">
            <text:p>1.065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8]</text:p>
          </table:table-cell>
          <table:table-cell office:value-type="float" office:value="-11.2191" calcext:value-type="float">
            <text:p>-11.2191</text:p>
          </table:table-cell>
          <table:table-cell office:value-type="float" office:value="26.6998" calcext:value-type="float">
            <text:p>26.6998</text:p>
          </table:table-cell>
          <table:table-cell office:value-type="float" office:value="196.401" calcext:value-type="float">
            <text:p>196.401</text:p>
          </table:table-cell>
          <table:table-cell office:value-type="float" office:value="-317.57" calcext:value-type="float">
            <text:p>-317.57</text:p>
          </table:table-cell>
          <table:table-cell office:value-type="float" office:value="-13.4807" calcext:value-type="float">
            <text:p>-13.4807</text:p>
          </table:table-cell>
          <table:table-cell office:value-type="float" office:value="307.046" calcext:value-type="float">
            <text:p>307.046</text:p>
          </table:table-cell>
          <table:table-cell office:value-type="float" office:value="54.109" calcext:value-type="float">
            <text:p>54.109</text:p>
          </table:table-cell>
          <table:table-cell office:value-type="float" office:value="3.59935" calcext:value-type="float">
            <text:p>3.59935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tentLightlevel[39]</text:p>
          </table:table-cell>
          <table:table-cell office:value-type="float" office:value="-14.9667" calcext:value-type="float">
            <text:p>-14.9667</text:p>
          </table:table-cell>
          <table:table-cell office:value-type="float" office:value="34.9721" calcext:value-type="float">
            <text:p>34.9721</text:p>
          </table:table-cell>
          <table:table-cell office:value-type="float" office:value="257.241" calcext:value-type="float">
            <text:p>257.241</text:p>
          </table:table-cell>
          <table:table-cell office:value-type="float" office:value="-415.93" calcext:value-type="float">
            <text:p>-415.93</text:p>
          </table:table-cell>
          <table:table-cell office:value-type="float" office:value="-17.7381" calcext:value-type="float">
            <text:p>-17.7381</text:p>
          </table:table-cell>
          <table:table-cell office:value-type="float" office:value="401.998" calcext:value-type="float">
            <text:p>401.998</text:p>
          </table:table-cell>
          <table:table-cell office:value-type="float" office:value="54.1048" calcext:value-type="float">
            <text:p>54.1048</text:p>
          </table:table-cell>
          <table:table-cell office:value-type="float" office:value="3.59907" calcext:value-type="float">
            <text:p>3.59907</text:p>
          </table:table-cell>
          <table:table-cell office:value-type="float" office:value="1.06523" calcext:value-type="float">
            <text:p>1.065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sualComf[1]</text:p>
          </table:table-cell>
          <table:table-cell table:style-name="ce2" office:value-type="float" office:value="-311.013" calcext:value-type="float">
            <text:p>-311.013</text:p>
          </table:table-cell>
          <table:table-cell table:style-name="ce2" office:value-type="float" office:value="447.526" calcext:value-type="float">
            <text:p>447.526</text:p>
          </table:table-cell>
          <table:table-cell table:style-name="ce2" office:value-type="float" office:value="4261.71" calcext:value-type="float">
            <text:p>4261.71</text:p>
          </table:table-cell>
          <table:table-cell table:style-name="ce2" office:value-type="float" office:value="-6427.05" calcext:value-type="float">
            <text:p>-6427.05</text:p>
          </table:table-cell>
          <table:table-cell table:style-name="ce2" office:value-type="float" office:value="-475.798" calcext:value-type="float">
            <text:p>-475.798</text:p>
          </table:table-cell>
          <table:table-cell table:style-name="ce2" office:value-type="float" office:value="6480.31" calcext:value-type="float">
            <text:p>6480.31</text:p>
          </table:table-cell>
          <table:table-cell table:style-name="ce2" office:value-type="float" office:value="90.6841" calcext:value-type="float">
            <text:p>90.6841</text:p>
          </table:table-cell>
          <table:table-cell table:style-name="ce2" office:value-type="float" office:value="6.03233" calcext:value-type="float">
            <text:p>6.03233</text:p>
          </table:table-cell>
          <table:table-cell table:style-name="ce2" office:value-type="float" office:value="1.03481" calcext:value-type="float">
            <text:p>1.0348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isualComf[2]</text:p>
          </table:table-cell>
          <table:table-cell office:value-type="float" office:value="-312.396" calcext:value-type="float">
            <text:p>-312.396</text:p>
          </table:table-cell>
          <table:table-cell office:value-type="float" office:value="449.531" calcext:value-type="float">
            <text:p>449.531</text:p>
          </table:table-cell>
          <table:table-cell office:value-type="float" office:value="4280.48" calcext:value-type="float">
            <text:p>4280.48</text:p>
          </table:table-cell>
          <table:table-cell office:value-type="float" office:value="-6456.37" calcext:value-type="float">
            <text:p>-6456.37</text:p>
          </table:table-cell>
          <table:table-cell office:value-type="float" office:value="-476.031" calcext:value-type="float">
            <text:p>-476.031</text:p>
          </table:table-cell>
          <table:table-cell office:value-type="float" office:value="6508.29" calcext:value-type="float">
            <text:p>6508.29</text:p>
          </table:table-cell>
          <table:table-cell office:value-type="float" office:value="90.6707" calcext:value-type="float">
            <text:p>90.6707</text:p>
          </table:table-cell>
          <table:table-cell office:value-type="float" office:value="6.03145" calcext:value-type="float">
            <text:p>6.03145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]</text:p>
          </table:table-cell>
          <table:table-cell office:value-type="float" office:value="-311.78" calcext:value-type="float">
            <text:p>-311.78</text:p>
          </table:table-cell>
          <table:table-cell office:value-type="float" office:value="448.822" calcext:value-type="float">
            <text:p>448.822</text:p>
          </table:table-cell>
          <table:table-cell office:value-type="float" office:value="4273.57" calcext:value-type="float">
            <text:p>4273.57</text:p>
          </table:table-cell>
          <table:table-cell office:value-type="float" office:value="-6445.67" calcext:value-type="float">
            <text:p>-6445.67</text:p>
          </table:table-cell>
          <table:table-cell office:value-type="float" office:value="-475.853" calcext:value-type="float">
            <text:p>-475.853</text:p>
          </table:table-cell>
          <table:table-cell office:value-type="float" office:value="6497.86" calcext:value-type="float">
            <text:p>6497.86</text:p>
          </table:table-cell>
          <table:table-cell office:value-type="float" office:value="90.6638" calcext:value-type="float">
            <text:p>90.6638</text:p>
          </table:table-cell>
          <table:table-cell office:value-type="float" office:value="6.03098" calcext:value-type="float">
            <text:p>6.03098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4]</text:p>
          </table:table-cell>
          <table:table-cell office:value-type="float" office:value="-312.214" calcext:value-type="float">
            <text:p>-312.214</text:p>
          </table:table-cell>
          <table:table-cell office:value-type="float" office:value="449.202" calcext:value-type="float">
            <text:p>449.202</text:p>
          </table:table-cell>
          <table:table-cell office:value-type="float" office:value="4277.51" calcext:value-type="float">
            <text:p>4277.51</text:p>
          </table:table-cell>
          <table:table-cell office:value-type="float" office:value="-6451.71" calcext:value-type="float">
            <text:p>-6451.71</text:p>
          </table:table-cell>
          <table:table-cell office:value-type="float" office:value="-476.511" calcext:value-type="float">
            <text:p>-476.511</text:p>
          </table:table-cell>
          <table:table-cell office:value-type="float" office:value="6504.03" calcext:value-type="float">
            <text:p>6504.03</text:p>
          </table:table-cell>
          <table:table-cell office:value-type="float" office:value="90.6771" calcext:value-type="float">
            <text:p>90.6771</text:p>
          </table:table-cell>
          <table:table-cell office:value-type="float" office:value="6.03187" calcext:value-type="float">
            <text:p>6.03187</text:p>
          </table:table-cell>
          <table:table-cell office:value-type="float" office:value="1.03481" calcext:value-type="float">
            <text:p>1.0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5]</text:p>
          </table:table-cell>
          <table:table-cell office:value-type="float" office:value="-313.263" calcext:value-type="float">
            <text:p>-313.263</text:p>
          </table:table-cell>
          <table:table-cell office:value-type="float" office:value="450.377" calcext:value-type="float">
            <text:p>450.377</text:p>
          </table:table-cell>
          <table:table-cell office:value-type="float" office:value="4289.46" calcext:value-type="float">
            <text:p>4289.46</text:p>
          </table:table-cell>
          <table:table-cell office:value-type="float" office:value="-6471.51" calcext:value-type="float">
            <text:p>-6471.51</text:p>
          </table:table-cell>
          <table:table-cell office:value-type="float" office:value="-482.023" calcext:value-type="float">
            <text:p>-482.023</text:p>
          </table:table-cell>
          <table:table-cell office:value-type="float" office:value="6523.99" calcext:value-type="float">
            <text:p>6523.99</text:p>
          </table:table-cell>
          <table:table-cell office:value-type="float" office:value="90.7094" calcext:value-type="float">
            <text:p>90.7094</text:p>
          </table:table-cell>
          <table:table-cell office:value-type="float" office:value="6.03402" calcext:value-type="float">
            <text:p>6.03402</text:p>
          </table:table-cell>
          <table:table-cell office:value-type="float" office:value="1.03479" calcext:value-type="float">
            <text:p>1.03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6]</text:p>
          </table:table-cell>
          <table:table-cell office:value-type="float" office:value="-310.499" calcext:value-type="float">
            <text:p>-310.499</text:p>
          </table:table-cell>
          <table:table-cell office:value-type="float" office:value="447.194" calcext:value-type="float">
            <text:p>447.194</text:p>
          </table:table-cell>
          <table:table-cell office:value-type="float" office:value="4257.91" calcext:value-type="float">
            <text:p>4257.91</text:p>
          </table:table-cell>
          <table:table-cell office:value-type="float" office:value="-6421.82" calcext:value-type="float">
            <text:p>-6421.82</text:p>
          </table:table-cell>
          <table:table-cell office:value-type="float" office:value="-476.367" calcext:value-type="float">
            <text:p>-476.367</text:p>
          </table:table-cell>
          <table:table-cell office:value-type="float" office:value="6473.47" calcext:value-type="float">
            <text:p>6473.47</text:p>
          </table:table-cell>
          <table:table-cell office:value-type="float" office:value="90.657" calcext:value-type="float">
            <text:p>90.657</text:p>
          </table:table-cell>
          <table:table-cell office:value-type="float" office:value="6.03053" calcext:value-type="float">
            <text:p>6.03053</text:p>
          </table:table-cell>
          <table:table-cell office:value-type="float" office:value="1.03483" calcext:value-type="float">
            <text:p>1.034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7]</text:p>
          </table:table-cell>
          <table:table-cell office:value-type="float" office:value="-311.594" calcext:value-type="float">
            <text:p>-311.594</text:p>
          </table:table-cell>
          <table:table-cell office:value-type="float" office:value="448.316" calcext:value-type="float">
            <text:p>448.316</text:p>
          </table:table-cell>
          <table:table-cell office:value-type="float" office:value="4268.81" calcext:value-type="float">
            <text:p>4268.81</text:p>
          </table:table-cell>
          <table:table-cell office:value-type="float" office:value="-6441.15" calcext:value-type="float">
            <text:p>-6441.15</text:p>
          </table:table-cell>
          <table:table-cell office:value-type="float" office:value="-473.294" calcext:value-type="float">
            <text:p>-473.294</text:p>
          </table:table-cell>
          <table:table-cell office:value-type="float" office:value="6489.07" calcext:value-type="float">
            <text:p>6489.07</text:p>
          </table:table-cell>
          <table:table-cell office:value-type="float" office:value="90.6663" calcext:value-type="float">
            <text:p>90.6663</text:p>
          </table:table-cell>
          <table:table-cell office:value-type="float" office:value="6.03115" calcext:value-type="float">
            <text:p>6.03115</text:p>
          </table:table-cell>
          <table:table-cell office:value-type="float" office:value="1.03483" calcext:value-type="float">
            <text:p>1.034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8]</text:p>
          </table:table-cell>
          <table:table-cell office:value-type="float" office:value="-311.829" calcext:value-type="float">
            <text:p>-311.829</text:p>
          </table:table-cell>
          <table:table-cell office:value-type="float" office:value="448.616" calcext:value-type="float">
            <text:p>448.616</text:p>
          </table:table-cell>
          <table:table-cell office:value-type="float" office:value="4272.18" calcext:value-type="float">
            <text:p>4272.18</text:p>
          </table:table-cell>
          <table:table-cell office:value-type="float" office:value="-6444.99" calcext:value-type="float">
            <text:p>-6444.99</text:p>
          </table:table-cell>
          <table:table-cell office:value-type="float" office:value="-477.392" calcext:value-type="float">
            <text:p>-477.392</text:p>
          </table:table-cell>
          <table:table-cell office:value-type="float" office:value="6496.56" calcext:value-type="float">
            <text:p>6496.56</text:p>
          </table:table-cell>
          <table:table-cell office:value-type="float" office:value="90.6877" calcext:value-type="float">
            <text:p>90.6877</text:p>
          </table:table-cell>
          <table:table-cell office:value-type="float" office:value="6.03258" calcext:value-type="float">
            <text:p>6.03258</text:p>
          </table:table-cell>
          <table:table-cell office:value-type="float" office:value="1.03481" calcext:value-type="float">
            <text:p>1.0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9]</text:p>
          </table:table-cell>
          <table:table-cell office:value-type="float" office:value="-310.003" calcext:value-type="float">
            <text:p>-310.003</text:p>
          </table:table-cell>
          <table:table-cell office:value-type="float" office:value="447.495" calcext:value-type="float">
            <text:p>447.495</text:p>
          </table:table-cell>
          <table:table-cell office:value-type="float" office:value="4260.26" calcext:value-type="float">
            <text:p>4260.26</text:p>
          </table:table-cell>
          <table:table-cell office:value-type="float" office:value="-6422.37" calcext:value-type="float">
            <text:p>-6422.37</text:p>
          </table:table-cell>
          <table:table-cell office:value-type="float" office:value="-480.247" calcext:value-type="float">
            <text:p>-480.247</text:p>
          </table:table-cell>
          <table:table-cell office:value-type="float" office:value="6477.51" calcext:value-type="float">
            <text:p>6477.51</text:p>
          </table:table-cell>
          <table:table-cell office:value-type="float" office:value="90.6349" calcext:value-type="float">
            <text:p>90.6349</text:p>
          </table:table-cell>
          <table:table-cell office:value-type="float" office:value="6.02906" calcext:value-type="float">
            <text:p>6.02906</text:p>
          </table:table-cell>
          <table:table-cell office:value-type="float" office:value="1.03485" calcext:value-type="float">
            <text:p>1.03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0]</text:p>
          </table:table-cell>
          <table:table-cell office:value-type="float" office:value="-312.269" calcext:value-type="float">
            <text:p>-312.269</text:p>
          </table:table-cell>
          <table:table-cell office:value-type="float" office:value="449.166" calcext:value-type="float">
            <text:p>449.166</text:p>
          </table:table-cell>
          <table:table-cell office:value-type="float" office:value="4277.41" calcext:value-type="float">
            <text:p>4277.41</text:p>
          </table:table-cell>
          <table:table-cell office:value-type="float" office:value="-6453.53" calcext:value-type="float">
            <text:p>-6453.53</text:p>
          </table:table-cell>
          <table:table-cell office:value-type="float" office:value="-476.899" calcext:value-type="float">
            <text:p>-476.899</text:p>
          </table:table-cell>
          <table:table-cell office:value-type="float" office:value="6503.79" calcext:value-type="float">
            <text:p>6503.79</text:p>
          </table:table-cell>
          <table:table-cell office:value-type="float" office:value="90.6875" calcext:value-type="float">
            <text:p>90.6875</text:p>
          </table:table-cell>
          <table:table-cell office:value-type="float" office:value="6.03256" calcext:value-type="float">
            <text:p>6.03256</text:p>
          </table:table-cell>
          <table:table-cell office:value-type="float" office:value="1.03481" calcext:value-type="float">
            <text:p>1.034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1]</text:p>
          </table:table-cell>
          <table:table-cell office:value-type="float" office:value="-310.104" calcext:value-type="float">
            <text:p>-310.104</text:p>
          </table:table-cell>
          <table:table-cell office:value-type="float" office:value="447.624" calcext:value-type="float">
            <text:p>447.624</text:p>
          </table:table-cell>
          <table:table-cell office:value-type="float" office:value="4261.44" calcext:value-type="float">
            <text:p>4261.44</text:p>
          </table:table-cell>
          <table:table-cell office:value-type="float" office:value="-6424.13" calcext:value-type="float">
            <text:p>-6424.13</text:p>
          </table:table-cell>
          <table:table-cell office:value-type="float" office:value="-480.428" calcext:value-type="float">
            <text:p>-480.428</text:p>
          </table:table-cell>
          <table:table-cell office:value-type="float" office:value="6479.34" calcext:value-type="float">
            <text:p>6479.34</text:p>
          </table:table-cell>
          <table:table-cell office:value-type="float" office:value="90.6328" calcext:value-type="float">
            <text:p>90.6328</text:p>
          </table:table-cell>
          <table:table-cell office:value-type="float" office:value="6.02892" calcext:value-type="float">
            <text:p>6.02892</text:p>
          </table:table-cell>
          <table:table-cell office:value-type="float" office:value="1.03485" calcext:value-type="float">
            <text:p>1.03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2]</text:p>
          </table:table-cell>
          <table:table-cell office:value-type="float" office:value="-309.885" calcext:value-type="float">
            <text:p>-309.885</text:p>
          </table:table-cell>
          <table:table-cell office:value-type="float" office:value="447.186" calcext:value-type="float">
            <text:p>447.186</text:p>
          </table:table-cell>
          <table:table-cell office:value-type="float" office:value="4257.3" calcext:value-type="float">
            <text:p>4257.3</text:p>
          </table:table-cell>
          <table:table-cell office:value-type="float" office:value="-6415.98" calcext:value-type="float">
            <text:p>-6415.98</text:p>
          </table:table-cell>
          <table:table-cell office:value-type="float" office:value="-478.68" calcext:value-type="float">
            <text:p>-478.68</text:p>
          </table:table-cell>
          <table:table-cell office:value-type="float" office:value="6474.94" calcext:value-type="float">
            <text:p>6474.94</text:p>
          </table:table-cell>
          <table:table-cell office:value-type="float" office:value="90.6343" calcext:value-type="float">
            <text:p>90.6343</text:p>
          </table:table-cell>
          <table:table-cell office:value-type="float" office:value="6.02902" calcext:value-type="float">
            <text:p>6.02902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3]</text:p>
          </table:table-cell>
          <table:table-cell office:value-type="float" office:value="-309.74" calcext:value-type="float">
            <text:p>-309.74</text:p>
          </table:table-cell>
          <table:table-cell office:value-type="float" office:value="447.244" calcext:value-type="float">
            <text:p>447.244</text:p>
          </table:table-cell>
          <table:table-cell office:value-type="float" office:value="4257.47" calcext:value-type="float">
            <text:p>4257.47</text:p>
          </table:table-cell>
          <table:table-cell office:value-type="float" office:value="-6416.31" calcext:value-type="float">
            <text:p>-6416.31</text:p>
          </table:table-cell>
          <table:table-cell office:value-type="float" office:value="-478.371" calcext:value-type="float">
            <text:p>-478.371</text:p>
          </table:table-cell>
          <table:table-cell office:value-type="float" office:value="6471.5" calcext:value-type="float">
            <text:p>6471.5</text:p>
          </table:table-cell>
          <table:table-cell office:value-type="float" office:value="90.6179" calcext:value-type="float">
            <text:p>90.6179</text:p>
          </table:table-cell>
          <table:table-cell office:value-type="float" office:value="6.02793" calcext:value-type="float">
            <text:p>6.02793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4]</text:p>
          </table:table-cell>
          <table:table-cell office:value-type="float" office:value="-307.883" calcext:value-type="float">
            <text:p>-307.883</text:p>
          </table:table-cell>
          <table:table-cell office:value-type="float" office:value="444.128" calcext:value-type="float">
            <text:p>444.128</text:p>
          </table:table-cell>
          <table:table-cell office:value-type="float" office:value="4228.46" calcext:value-type="float">
            <text:p>4228.46</text:p>
          </table:table-cell>
          <table:table-cell office:value-type="float" office:value="-6376.58" calcext:value-type="float">
            <text:p>-6376.58</text:p>
          </table:table-cell>
          <table:table-cell office:value-type="float" office:value="-476.147" calcext:value-type="float">
            <text:p>-476.147</text:p>
          </table:table-cell>
          <table:table-cell office:value-type="float" office:value="6431.05" calcext:value-type="float">
            <text:p>6431.05</text:p>
          </table:table-cell>
          <table:table-cell office:value-type="float" office:value="90.6462" calcext:value-type="float">
            <text:p>90.6462</text:p>
          </table:table-cell>
          <table:table-cell office:value-type="float" office:value="6.02982" calcext:value-type="float">
            <text:p>6.02982</text:p>
          </table:table-cell>
          <table:table-cell office:value-type="float" office:value="1.03484" calcext:value-type="float">
            <text:p>1.034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5]</text:p>
          </table:table-cell>
          <table:table-cell office:value-type="float" office:value="-311.644" calcext:value-type="float">
            <text:p>-311.644</text:p>
          </table:table-cell>
          <table:table-cell office:value-type="float" office:value="449.534" calcext:value-type="float">
            <text:p>449.534</text:p>
          </table:table-cell>
          <table:table-cell office:value-type="float" office:value="4279.91" calcext:value-type="float">
            <text:p>4279.91</text:p>
          </table:table-cell>
          <table:table-cell office:value-type="float" office:value="-6451.01" calcext:value-type="float">
            <text:p>-6451.01</text:p>
          </table:table-cell>
          <table:table-cell office:value-type="float" office:value="-482.519" calcext:value-type="float">
            <text:p>-482.519</text:p>
          </table:table-cell>
          <table:table-cell office:value-type="float" office:value="6509.14" calcext:value-type="float">
            <text:p>6509.14</text:p>
          </table:table-cell>
          <table:table-cell office:value-type="float" office:value="90.6451" calcext:value-type="float">
            <text:p>90.6451</text:p>
          </table:table-cell>
          <table:table-cell office:value-type="float" office:value="6.02974" calcext:value-type="float">
            <text:p>6.02974</text:p>
          </table:table-cell>
          <table:table-cell office:value-type="float" office:value="1.03485" calcext:value-type="float">
            <text:p>1.03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6]</text:p>
          </table:table-cell>
          <table:table-cell office:value-type="float" office:value="-308.443" calcext:value-type="float">
            <text:p>-308.443</text:p>
          </table:table-cell>
          <table:table-cell office:value-type="float" office:value="445.245" calcext:value-type="float">
            <text:p>445.245</text:p>
          </table:table-cell>
          <table:table-cell office:value-type="float" office:value="4238.7" calcext:value-type="float">
            <text:p>4238.7</text:p>
          </table:table-cell>
          <table:table-cell office:value-type="float" office:value="-6386.89" calcext:value-type="float">
            <text:p>-6386.89</text:p>
          </table:table-cell>
          <table:table-cell office:value-type="float" office:value="-475.292" calcext:value-type="float">
            <text:p>-475.292</text:p>
          </table:table-cell>
          <table:table-cell office:value-type="float" office:value="6446.76" calcext:value-type="float">
            <text:p>6446.76</text:p>
          </table:table-cell>
          <table:table-cell office:value-type="float" office:value="90.6289" calcext:value-type="float">
            <text:p>90.6289</text:p>
          </table:table-cell>
          <table:table-cell office:value-type="float" office:value="6.02866" calcext:value-type="float">
            <text:p>6.02866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7]</text:p>
          </table:table-cell>
          <table:table-cell office:value-type="float" office:value="-306.903" calcext:value-type="float">
            <text:p>-306.903</text:p>
          </table:table-cell>
          <table:table-cell office:value-type="float" office:value="441.119" calcext:value-type="float">
            <text:p>441.119</text:p>
          </table:table-cell>
          <table:table-cell office:value-type="float" office:value="4201.14" calcext:value-type="float">
            <text:p>4201.14</text:p>
          </table:table-cell>
          <table:table-cell office:value-type="float" office:value="-6337.53" calcext:value-type="float">
            <text:p>-6337.53</text:p>
          </table:table-cell>
          <table:table-cell office:value-type="float" office:value="-467.556" calcext:value-type="float">
            <text:p>-467.556</text:p>
          </table:table-cell>
          <table:table-cell office:value-type="float" office:value="6387.18" calcext:value-type="float">
            <text:p>6387.18</text:p>
          </table:table-cell>
          <table:table-cell office:value-type="float" office:value="90.7034" calcext:value-type="float">
            <text:p>90.7034</text:p>
          </table:table-cell>
          <table:table-cell office:value-type="float" office:value="6.03362" calcext:value-type="float">
            <text:p>6.03362</text:p>
          </table:table-cell>
          <table:table-cell office:value-type="float" office:value="1.03479" calcext:value-type="float">
            <text:p>1.03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8]</text:p>
          </table:table-cell>
          <table:table-cell office:value-type="float" office:value="-303.896" calcext:value-type="float">
            <text:p>-303.896</text:p>
          </table:table-cell>
          <table:table-cell office:value-type="float" office:value="438.196" calcext:value-type="float">
            <text:p>438.196</text:p>
          </table:table-cell>
          <table:table-cell office:value-type="float" office:value="4172.22" calcext:value-type="float">
            <text:p>4172.22</text:p>
          </table:table-cell>
          <table:table-cell office:value-type="float" office:value="-6291.53" calcext:value-type="float">
            <text:p>-6291.53</text:p>
          </table:table-cell>
          <table:table-cell office:value-type="float" office:value="-467.7" calcext:value-type="float">
            <text:p>-467.7</text:p>
          </table:table-cell>
          <table:table-cell office:value-type="float" office:value="6346.47" calcext:value-type="float">
            <text:p>6346.47</text:p>
          </table:table-cell>
          <table:table-cell office:value-type="float" office:value="90.6559" calcext:value-type="float">
            <text:p>90.6559</text:p>
          </table:table-cell>
          <table:table-cell office:value-type="float" office:value="6.03046" calcext:value-type="float">
            <text:p>6.03046</text:p>
          </table:table-cell>
          <table:table-cell office:value-type="float" office:value="1.03483" calcext:value-type="float">
            <text:p>1.034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19]</text:p>
          </table:table-cell>
          <table:table-cell office:value-type="float" office:value="-299.447" calcext:value-type="float">
            <text:p>-299.447</text:p>
          </table:table-cell>
          <table:table-cell office:value-type="float" office:value="432.666" calcext:value-type="float">
            <text:p>432.666</text:p>
          </table:table-cell>
          <table:table-cell office:value-type="float" office:value="4118.91" calcext:value-type="float">
            <text:p>4118.91</text:p>
          </table:table-cell>
          <table:table-cell office:value-type="float" office:value="-6207.19" calcext:value-type="float">
            <text:p>-6207.19</text:p>
          </table:table-cell>
          <table:table-cell office:value-type="float" office:value="-465.16" calcext:value-type="float">
            <text:p>-465.16</text:p>
          </table:table-cell>
          <table:table-cell office:value-type="float" office:value="6262.09" calcext:value-type="float">
            <text:p>6262.09</text:p>
          </table:table-cell>
          <table:table-cell office:value-type="float" office:value="90.627" calcext:value-type="float">
            <text:p>90.627</text:p>
          </table:table-cell>
          <table:table-cell office:value-type="float" office:value="6.02854" calcext:value-type="float">
            <text:p>6.02854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0]</text:p>
          </table:table-cell>
          <table:table-cell office:value-type="float" office:value="-299.224" calcext:value-type="float">
            <text:p>-299.224</text:p>
          </table:table-cell>
          <table:table-cell office:value-type="float" office:value="432.105" calcext:value-type="float">
            <text:p>432.105</text:p>
          </table:table-cell>
          <table:table-cell office:value-type="float" office:value="4113.58" calcext:value-type="float">
            <text:p>4113.58</text:p>
          </table:table-cell>
          <table:table-cell office:value-type="float" office:value="-6200.29" calcext:value-type="float">
            <text:p>-6200.29</text:p>
          </table:table-cell>
          <table:table-cell office:value-type="float" office:value="-461.362" calcext:value-type="float">
            <text:p>-461.362</text:p>
          </table:table-cell>
          <table:table-cell office:value-type="float" office:value="6257.24" calcext:value-type="float">
            <text:p>6257.24</text:p>
          </table:table-cell>
          <table:table-cell office:value-type="float" office:value="90.6278" calcext:value-type="float">
            <text:p>90.6278</text:p>
          </table:table-cell>
          <table:table-cell office:value-type="float" office:value="6.02859" calcext:value-type="float">
            <text:p>6.02859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1]</text:p>
          </table:table-cell>
          <table:table-cell office:value-type="float" office:value="-292.857" calcext:value-type="float">
            <text:p>-292.857</text:p>
          </table:table-cell>
          <table:table-cell office:value-type="float" office:value="423.053" calcext:value-type="float">
            <text:p>423.053</text:p>
          </table:table-cell>
          <table:table-cell office:value-type="float" office:value="4027.11" calcext:value-type="float">
            <text:p>4027.11</text:p>
          </table:table-cell>
          <table:table-cell office:value-type="float" office:value="-6067.32" calcext:value-type="float">
            <text:p>-6067.32</text:p>
          </table:table-cell>
          <table:table-cell office:value-type="float" office:value="-448.572" calcext:value-type="float">
            <text:p>-448.572</text:p>
          </table:table-cell>
          <table:table-cell office:value-type="float" office:value="6124.81" calcext:value-type="float">
            <text:p>6124.81</text:p>
          </table:table-cell>
          <table:table-cell office:value-type="float" office:value="90.6144" calcext:value-type="float">
            <text:p>90.6144</text:p>
          </table:table-cell>
          <table:table-cell office:value-type="float" office:value="6.0277" calcext:value-type="float">
            <text:p>6.0277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2]</text:p>
          </table:table-cell>
          <table:table-cell office:value-type="float" office:value="-301.23" calcext:value-type="float">
            <text:p>-301.23</text:p>
          </table:table-cell>
          <table:table-cell office:value-type="float" office:value="435.496" calcext:value-type="float">
            <text:p>435.496</text:p>
          </table:table-cell>
          <table:table-cell office:value-type="float" office:value="4145.46" calcext:value-type="float">
            <text:p>4145.46</text:p>
          </table:table-cell>
          <table:table-cell office:value-type="float" office:value="-6247.97" calcext:value-type="float">
            <text:p>-6247.97</text:p>
          </table:table-cell>
          <table:table-cell office:value-type="float" office:value="-467.032" calcext:value-type="float">
            <text:p>-467.032</text:p>
          </table:table-cell>
          <table:table-cell office:value-type="float" office:value="6304.35" calcext:value-type="float">
            <text:p>6304.35</text:p>
          </table:table-cell>
          <table:table-cell office:value-type="float" office:value="90.6099" calcext:value-type="float">
            <text:p>90.6099</text:p>
          </table:table-cell>
          <table:table-cell office:value-type="float" office:value="6.0274" calcext:value-type="float">
            <text:p>6.0274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3]</text:p>
          </table:table-cell>
          <table:table-cell office:value-type="float" office:value="-301.059" calcext:value-type="float">
            <text:p>-301.059</text:p>
          </table:table-cell>
          <table:table-cell office:value-type="float" office:value="435.339" calcext:value-type="float">
            <text:p>435.339</text:p>
          </table:table-cell>
          <table:table-cell office:value-type="float" office:value="4143.77" calcext:value-type="float">
            <text:p>4143.77</text:p>
          </table:table-cell>
          <table:table-cell office:value-type="float" office:value="-6245.17" calcext:value-type="float">
            <text:p>-6245.17</text:p>
          </table:table-cell>
          <table:table-cell office:value-type="float" office:value="-466.939" calcext:value-type="float">
            <text:p>-466.939</text:p>
          </table:table-cell>
          <table:table-cell office:value-type="float" office:value="6300.83" calcext:value-type="float">
            <text:p>6300.83</text:p>
          </table:table-cell>
          <table:table-cell office:value-type="float" office:value="90.6014" calcext:value-type="float">
            <text:p>90.6014</text:p>
          </table:table-cell>
          <table:table-cell office:value-type="float" office:value="6.02684" calcext:value-type="float">
            <text:p>6.02684</text:p>
          </table:table-cell>
          <table:table-cell office:value-type="float" office:value="1.03488" calcext:value-type="float">
            <text:p>1.03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4]</text:p>
          </table:table-cell>
          <table:table-cell office:value-type="float" office:value="-298.839" calcext:value-type="float">
            <text:p>-298.839</text:p>
          </table:table-cell>
          <table:table-cell office:value-type="float" office:value="431.711" calcext:value-type="float">
            <text:p>431.711</text:p>
          </table:table-cell>
          <table:table-cell office:value-type="float" office:value="4110.03" calcext:value-type="float">
            <text:p>4110.03</text:p>
          </table:table-cell>
          <table:table-cell office:value-type="float" office:value="-6195.74" calcext:value-type="float">
            <text:p>-6195.74</text:p>
          </table:table-cell>
          <table:table-cell office:value-type="float" office:value="-463.969" calcext:value-type="float">
            <text:p>-463.969</text:p>
          </table:table-cell>
          <table:table-cell office:value-type="float" office:value="6249.23" calcext:value-type="float">
            <text:p>6249.23</text:p>
          </table:table-cell>
          <table:table-cell office:value-type="float" office:value="90.6367" calcext:value-type="float">
            <text:p>90.6367</text:p>
          </table:table-cell>
          <table:table-cell office:value-type="float" office:value="6.02918" calcext:value-type="float">
            <text:p>6.02918</text:p>
          </table:table-cell>
          <table:table-cell office:value-type="float" office:value="1.03485" calcext:value-type="float">
            <text:p>1.03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5]</text:p>
          </table:table-cell>
          <table:table-cell office:value-type="float" office:value="-300.122" calcext:value-type="float">
            <text:p>-300.122</text:p>
          </table:table-cell>
          <table:table-cell office:value-type="float" office:value="433.771" calcext:value-type="float">
            <text:p>433.771</text:p>
          </table:table-cell>
          <table:table-cell office:value-type="float" office:value="4129.49" calcext:value-type="float">
            <text:p>4129.49</text:p>
          </table:table-cell>
          <table:table-cell office:value-type="float" office:value="-6224.66" calcext:value-type="float">
            <text:p>-6224.66</text:p>
          </table:table-cell>
          <table:table-cell office:value-type="float" office:value="-467.178" calcext:value-type="float">
            <text:p>-467.178</text:p>
          </table:table-cell>
          <table:table-cell office:value-type="float" office:value="6279.24" calcext:value-type="float">
            <text:p>6279.24</text:p>
          </table:table-cell>
          <table:table-cell office:value-type="float" office:value="90.6299" calcext:value-type="float">
            <text:p>90.6299</text:p>
          </table:table-cell>
          <table:table-cell office:value-type="float" office:value="6.02873" calcext:value-type="float">
            <text:p>6.02873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6]</text:p>
          </table:table-cell>
          <table:table-cell office:value-type="float" office:value="-294.546" calcext:value-type="float">
            <text:p>-294.546</text:p>
          </table:table-cell>
          <table:table-cell office:value-type="float" office:value="425.572" calcext:value-type="float">
            <text:p>425.572</text:p>
          </table:table-cell>
          <table:table-cell office:value-type="float" office:value="4051.57" calcext:value-type="float">
            <text:p>4051.57</text:p>
          </table:table-cell>
          <table:table-cell office:value-type="float" office:value="-6105.79" calcext:value-type="float">
            <text:p>-6105.79</text:p>
          </table:table-cell>
          <table:table-cell office:value-type="float" office:value="-457.854" calcext:value-type="float">
            <text:p>-457.854</text:p>
          </table:table-cell>
          <table:table-cell office:value-type="float" office:value="6160.57" calcext:value-type="float">
            <text:p>6160.57</text:p>
          </table:table-cell>
          <table:table-cell office:value-type="float" office:value="90.6357" calcext:value-type="float">
            <text:p>90.6357</text:p>
          </table:table-cell>
          <table:table-cell office:value-type="float" office:value="6.02912" calcext:value-type="float">
            <text:p>6.02912</text:p>
          </table:table-cell>
          <table:table-cell office:value-type="float" office:value="1.03485" calcext:value-type="float">
            <text:p>1.034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7]</text:p>
          </table:table-cell>
          <table:table-cell office:value-type="float" office:value="-267.718" calcext:value-type="float">
            <text:p>-267.718</text:p>
          </table:table-cell>
          <table:table-cell office:value-type="float" office:value="389.208" calcext:value-type="float">
            <text:p>389.208</text:p>
          </table:table-cell>
          <table:table-cell office:value-type="float" office:value="3703.79" calcext:value-type="float">
            <text:p>3703.79</text:p>
          </table:table-cell>
          <table:table-cell office:value-type="float" office:value="-5577.27" calcext:value-type="float">
            <text:p>-5577.27</text:p>
          </table:table-cell>
          <table:table-cell office:value-type="float" office:value="-421.949" calcext:value-type="float">
            <text:p>-421.949</text:p>
          </table:table-cell>
          <table:table-cell office:value-type="float" office:value="5638.31" calcext:value-type="float">
            <text:p>5638.31</text:p>
          </table:table-cell>
          <table:table-cell office:value-type="float" office:value="90.5587" calcext:value-type="float">
            <text:p>90.5587</text:p>
          </table:table-cell>
          <table:table-cell office:value-type="float" office:value="6.02399" calcext:value-type="float">
            <text:p>6.02399</text:p>
          </table:table-cell>
          <table:table-cell office:value-type="float" office:value="1.03492" calcext:value-type="float">
            <text:p>1.03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8]</text:p>
          </table:table-cell>
          <table:table-cell office:value-type="float" office:value="-262.031" calcext:value-type="float">
            <text:p>-262.031</text:p>
          </table:table-cell>
          <table:table-cell office:value-type="float" office:value="380.923" calcext:value-type="float">
            <text:p>380.923</text:p>
          </table:table-cell>
          <table:table-cell office:value-type="float" office:value="3625.27" calcext:value-type="float">
            <text:p>3625.27</text:p>
          </table:table-cell>
          <table:table-cell office:value-type="float" office:value="-5458.23" calcext:value-type="float">
            <text:p>-5458.23</text:p>
          </table:table-cell>
          <table:table-cell office:value-type="float" office:value="-409.179" calcext:value-type="float">
            <text:p>-409.179</text:p>
          </table:table-cell>
          <table:table-cell office:value-type="float" office:value="5519.76" calcext:value-type="float">
            <text:p>5519.76</text:p>
          </table:table-cell>
          <table:table-cell office:value-type="float" office:value="90.5749" calcext:value-type="float">
            <text:p>90.5749</text:p>
          </table:table-cell>
          <table:table-cell office:value-type="float" office:value="6.02507" calcext:value-type="float">
            <text:p>6.02507</text:p>
          </table:table-cell>
          <table:table-cell office:value-type="float" office:value="1.03491" calcext:value-type="float">
            <text:p>1.0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29]</text:p>
          </table:table-cell>
          <table:table-cell office:value-type="float" office:value="-283.069" calcext:value-type="float">
            <text:p>-283.069</text:p>
          </table:table-cell>
          <table:table-cell office:value-type="float" office:value="409.475" calcext:value-type="float">
            <text:p>409.475</text:p>
          </table:table-cell>
          <table:table-cell office:value-type="float" office:value="3898.01" calcext:value-type="float">
            <text:p>3898.01</text:p>
          </table:table-cell>
          <table:table-cell office:value-type="float" office:value="-5873.59" calcext:value-type="float">
            <text:p>-5873.59</text:p>
          </table:table-cell>
          <table:table-cell office:value-type="float" office:value="-438.72" calcext:value-type="float">
            <text:p>-438.72</text:p>
          </table:table-cell>
          <table:table-cell office:value-type="float" office:value="5926.7" calcext:value-type="float">
            <text:p>5926.7</text:p>
          </table:table-cell>
          <table:table-cell office:value-type="float" office:value="90.6213" calcext:value-type="float">
            <text:p>90.6213</text:p>
          </table:table-cell>
          <table:table-cell office:value-type="float" office:value="6.02816" calcext:value-type="float">
            <text:p>6.02816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0]</text:p>
          </table:table-cell>
          <table:table-cell office:value-type="float" office:value="-299.252" calcext:value-type="float">
            <text:p>-299.252</text:p>
          </table:table-cell>
          <table:table-cell office:value-type="float" office:value="432.86" calcext:value-type="float">
            <text:p>432.86</text:p>
          </table:table-cell>
          <table:table-cell office:value-type="float" office:value="4120.37" calcext:value-type="float">
            <text:p>4120.37</text:p>
          </table:table-cell>
          <table:table-cell office:value-type="float" office:value="-6212.67" calcext:value-type="float">
            <text:p>-6212.67</text:p>
          </table:table-cell>
          <table:table-cell office:value-type="float" office:value="-466.007" calcext:value-type="float">
            <text:p>-466.007</text:p>
          </table:table-cell>
          <table:table-cell office:value-type="float" office:value="6266.63" calcext:value-type="float">
            <text:p>6266.63</text:p>
          </table:table-cell>
          <table:table-cell office:value-type="float" office:value="90.6103" calcext:value-type="float">
            <text:p>90.6103</text:p>
          </table:table-cell>
          <table:table-cell office:value-type="float" office:value="6.02743" calcext:value-type="float">
            <text:p>6.02743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1]</text:p>
          </table:table-cell>
          <table:table-cell office:value-type="float" office:value="-297.975" calcext:value-type="float">
            <text:p>-297.975</text:p>
          </table:table-cell>
          <table:table-cell office:value-type="float" office:value="430.387" calcext:value-type="float">
            <text:p>430.387</text:p>
          </table:table-cell>
          <table:table-cell office:value-type="float" office:value="4097.25" calcext:value-type="float">
            <text:p>4097.25</text:p>
          </table:table-cell>
          <table:table-cell office:value-type="float" office:value="-6175.25" calcext:value-type="float">
            <text:p>-6175.25</text:p>
          </table:table-cell>
          <table:table-cell office:value-type="float" office:value="-460.016" calcext:value-type="float">
            <text:p>-460.016</text:p>
          </table:table-cell>
          <table:table-cell office:value-type="float" office:value="6232.62" calcext:value-type="float">
            <text:p>6232.62</text:p>
          </table:table-cell>
          <table:table-cell office:value-type="float" office:value="90.6289" calcext:value-type="float">
            <text:p>90.6289</text:p>
          </table:table-cell>
          <table:table-cell office:value-type="float" office:value="6.02866" calcext:value-type="float">
            <text:p>6.02866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2]</text:p>
          </table:table-cell>
          <table:table-cell office:value-type="float" office:value="-298.942" calcext:value-type="float">
            <text:p>-298.942</text:p>
          </table:table-cell>
          <table:table-cell office:value-type="float" office:value="432.236" calcext:value-type="float">
            <text:p>432.236</text:p>
          </table:table-cell>
          <table:table-cell office:value-type="float" office:value="4114.47" calcext:value-type="float">
            <text:p>4114.47</text:p>
          </table:table-cell>
          <table:table-cell office:value-type="float" office:value="-6203.43" calcext:value-type="float">
            <text:p>-6203.43</text:p>
          </table:table-cell>
          <table:table-cell office:value-type="float" office:value="-464.114" calcext:value-type="float">
            <text:p>-464.114</text:p>
          </table:table-cell>
          <table:table-cell office:value-type="float" office:value="6258.79" calcext:value-type="float">
            <text:p>6258.79</text:p>
          </table:table-cell>
          <table:table-cell office:value-type="float" office:value="90.6119" calcext:value-type="float">
            <text:p>90.6119</text:p>
          </table:table-cell>
          <table:table-cell office:value-type="float" office:value="6.02753" calcext:value-type="float">
            <text:p>6.02753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3]</text:p>
          </table:table-cell>
          <table:table-cell office:value-type="float" office:value="-310.787" calcext:value-type="float">
            <text:p>-310.787</text:p>
          </table:table-cell>
          <table:table-cell office:value-type="float" office:value="439.035" calcext:value-type="float">
            <text:p>439.035</text:p>
          </table:table-cell>
          <table:table-cell office:value-type="float" office:value="4187.61" calcext:value-type="float">
            <text:p>4187.61</text:p>
          </table:table-cell>
          <table:table-cell office:value-type="float" office:value="-6338.45" calcext:value-type="float">
            <text:p>-6338.45</text:p>
          </table:table-cell>
          <table:table-cell office:value-type="float" office:value="-458.307" calcext:value-type="float">
            <text:p>-458.307</text:p>
          </table:table-cell>
          <table:table-cell office:value-type="float" office:value="6345.59" calcext:value-type="float">
            <text:p>6345.59</text:p>
          </table:table-cell>
          <table:table-cell office:value-type="float" office:value="90.9775" calcext:value-type="float">
            <text:p>90.9775</text:p>
          </table:table-cell>
          <table:table-cell office:value-type="float" office:value="6.05185" calcext:value-type="float">
            <text:p>6.05185</text:p>
          </table:table-cell>
          <table:table-cell office:value-type="float" office:value="1.03457" calcext:value-type="float">
            <text:p>1.03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4]</text:p>
          </table:table-cell>
          <table:table-cell office:value-type="float" office:value="-298.706" calcext:value-type="float">
            <text:p>-298.706</text:p>
          </table:table-cell>
          <table:table-cell office:value-type="float" office:value="431.917" calcext:value-type="float">
            <text:p>431.917</text:p>
          </table:table-cell>
          <table:table-cell office:value-type="float" office:value="4111.52" calcext:value-type="float">
            <text:p>4111.52</text:p>
          </table:table-cell>
          <table:table-cell office:value-type="float" office:value="-6200.12" calcext:value-type="float">
            <text:p>-6200.12</text:p>
          </table:table-cell>
          <table:table-cell office:value-type="float" office:value="-464.07" calcext:value-type="float">
            <text:p>-464.07</text:p>
          </table:table-cell>
          <table:table-cell office:value-type="float" office:value="6253.73" calcext:value-type="float">
            <text:p>6253.73</text:p>
          </table:table-cell>
          <table:table-cell office:value-type="float" office:value="90.6155" calcext:value-type="float">
            <text:p>90.6155</text:p>
          </table:table-cell>
          <table:table-cell office:value-type="float" office:value="6.02777" calcext:value-type="float">
            <text:p>6.02777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5]</text:p>
          </table:table-cell>
          <table:table-cell office:value-type="float" office:value="-297.237" calcext:value-type="float">
            <text:p>-297.237</text:p>
          </table:table-cell>
          <table:table-cell office:value-type="float" office:value="429.562" calcext:value-type="float">
            <text:p>429.562</text:p>
          </table:table-cell>
          <table:table-cell office:value-type="float" office:value="4089.18" calcext:value-type="float">
            <text:p>4089.18</text:p>
          </table:table-cell>
          <table:table-cell office:value-type="float" office:value="-6162.51" calcext:value-type="float">
            <text:p>-6162.51</text:p>
          </table:table-cell>
          <table:table-cell office:value-type="float" office:value="-459.628" calcext:value-type="float">
            <text:p>-459.628</text:p>
          </table:table-cell>
          <table:table-cell office:value-type="float" office:value="6218.96" calcext:value-type="float">
            <text:p>6218.96</text:p>
          </table:table-cell>
          <table:table-cell office:value-type="float" office:value="90.6197" calcext:value-type="float">
            <text:p>90.6197</text:p>
          </table:table-cell>
          <table:table-cell office:value-type="float" office:value="6.02805" calcext:value-type="float">
            <text:p>6.02805</text:p>
          </table:table-cell>
          <table:table-cell office:value-type="float" office:value="1.03486" calcext:value-type="float">
            <text:p>1.034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6]</text:p>
          </table:table-cell>
          <table:table-cell office:value-type="float" office:value="-300.85" calcext:value-type="float">
            <text:p>-300.85</text:p>
          </table:table-cell>
          <table:table-cell office:value-type="float" office:value="435.103" calcext:value-type="float">
            <text:p>435.103</text:p>
          </table:table-cell>
          <table:table-cell office:value-type="float" office:value="4141.5" calcext:value-type="float">
            <text:p>4141.5</text:p>
          </table:table-cell>
          <table:table-cell office:value-type="float" office:value="-6244.04" calcext:value-type="float">
            <text:p>-6244.04</text:p>
          </table:table-cell>
          <table:table-cell office:value-type="float" office:value="-466.416" calcext:value-type="float">
            <text:p>-466.416</text:p>
          </table:table-cell>
          <table:table-cell office:value-type="float" office:value="6300.22" calcext:value-type="float">
            <text:p>6300.22</text:p>
          </table:table-cell>
          <table:table-cell office:value-type="float" office:value="90.6006" calcext:value-type="float">
            <text:p>90.6006</text:p>
          </table:table-cell>
          <table:table-cell office:value-type="float" office:value="6.02678" calcext:value-type="float">
            <text:p>6.02678</text:p>
          </table:table-cell>
          <table:table-cell office:value-type="float" office:value="1.03488" calcext:value-type="float">
            <text:p>1.034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7]</text:p>
          </table:table-cell>
          <table:table-cell office:value-type="float" office:value="-299.355" calcext:value-type="float">
            <text:p>-299.355</text:p>
          </table:table-cell>
          <table:table-cell office:value-type="float" office:value="432.74" calcext:value-type="float">
            <text:p>432.74</text:p>
          </table:table-cell>
          <table:table-cell office:value-type="float" office:value="4119.58" calcext:value-type="float">
            <text:p>4119.58</text:p>
          </table:table-cell>
          <table:table-cell office:value-type="float" office:value="-6212.38" calcext:value-type="float">
            <text:p>-6212.38</text:p>
          </table:table-cell>
          <table:table-cell office:value-type="float" office:value="-464.426" calcext:value-type="float">
            <text:p>-464.426</text:p>
          </table:table-cell>
          <table:table-cell office:value-type="float" office:value="6265.25" calcext:value-type="float">
            <text:p>6265.25</text:p>
          </table:table-cell>
          <table:table-cell office:value-type="float" office:value="90.6259" calcext:value-type="float">
            <text:p>90.6259</text:p>
          </table:table-cell>
          <table:table-cell office:value-type="float" office:value="6.02846" calcext:value-type="float">
            <text:p>6.02846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8]</text:p>
          </table:table-cell>
          <table:table-cell office:value-type="float" office:value="-271.897" calcext:value-type="float">
            <text:p>-271.897</text:p>
          </table:table-cell>
          <table:table-cell office:value-type="float" office:value="390.914" calcext:value-type="float">
            <text:p>390.914</text:p>
          </table:table-cell>
          <table:table-cell office:value-type="float" office:value="3723.32" calcext:value-type="float">
            <text:p>3723.32</text:p>
          </table:table-cell>
          <table:table-cell office:value-type="float" office:value="-5620.84" calcext:value-type="float">
            <text:p>-5620.84</text:p>
          </table:table-cell>
          <table:table-cell office:value-type="float" office:value="-419.554" calcext:value-type="float">
            <text:p>-419.554</text:p>
          </table:table-cell>
          <table:table-cell office:value-type="float" office:value="5657.72" calcext:value-type="float">
            <text:p>5657.72</text:p>
          </table:table-cell>
          <table:table-cell office:value-type="float" office:value="90.7194" calcext:value-type="float">
            <text:p>90.7194</text:p>
          </table:table-cell>
          <table:table-cell office:value-type="float" office:value="6.03468" calcext:value-type="float">
            <text:p>6.03468</text:p>
          </table:table-cell>
          <table:table-cell office:value-type="float" office:value="1.03479" calcext:value-type="float">
            <text:p>1.034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[39]</text:p>
          </table:table-cell>
          <table:table-cell office:value-type="float" office:value="-301.532" calcext:value-type="float">
            <text:p>-301.532</text:p>
          </table:table-cell>
          <table:table-cell office:value-type="float" office:value="435.925" calcext:value-type="float">
            <text:p>435.925</text:p>
          </table:table-cell>
          <table:table-cell office:value-type="float" office:value="4149.5" calcext:value-type="float">
            <text:p>4149.5</text:p>
          </table:table-cell>
          <table:table-cell office:value-type="float" office:value="-6256.02" calcext:value-type="float">
            <text:p>-6256.02</text:p>
          </table:table-cell>
          <table:table-cell office:value-type="float" office:value="-468.383" calcext:value-type="float">
            <text:p>-468.383</text:p>
          </table:table-cell>
          <table:table-cell office:value-type="float" office:value="6309.69" calcext:value-type="float">
            <text:p>6309.69</text:p>
          </table:table-cell>
          <table:table-cell office:value-type="float" office:value="90.6083" calcext:value-type="float">
            <text:p>90.6083</text:p>
          </table:table-cell>
          <table:table-cell office:value-type="float" office:value="6.0273" calcext:value-type="float">
            <text:p>6.0273</text:p>
          </table:table-cell>
          <table:table-cell office:value-type="float" office:value="1.03487" calcext:value-type="float">
            <text:p>1.034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irQualityComf[1]</text:p>
          </table:table-cell>
          <table:table-cell table:style-name="ce2" office:value-type="float" office:value="21.7836" calcext:value-type="float">
            <text:p>21.7836</text:p>
          </table:table-cell>
          <table:table-cell table:style-name="ce2" office:value-type="float" office:value="30.0359" calcext:value-type="float">
            <text:p>30.0359</text:p>
          </table:table-cell>
          <table:table-cell table:style-name="ce2" office:value-type="float" office:value="641.455" calcext:value-type="float">
            <text:p>641.455</text:p>
          </table:table-cell>
          <table:table-cell table:style-name="ce2" office:value-type="float" office:value="-975.02" calcext:value-type="float">
            <text:p>-975.02</text:p>
          </table:table-cell>
          <table:table-cell table:style-name="ce2" office:value-type="float" office:value="18.7213" calcext:value-type="float">
            <text:p>18.7213</text:p>
          </table:table-cell>
          <table:table-cell table:style-name="ce2" office:value-type="float" office:value="1010.95" calcext:value-type="float">
            <text:p>1010.95</text:p>
          </table:table-cell>
          <table:table-cell table:style-name="ce2" office:value-type="float" office:value="456.091" calcext:value-type="float">
            <text:p>456.091</text:p>
          </table:table-cell>
          <table:table-cell table:style-name="ce2" office:value-type="float" office:value="30.3393" calcext:value-type="float">
            <text:p>30.3393</text:p>
          </table:table-cell>
          <table:table-cell table:style-name="ce2" office:value-type="float" office:value="1.00879" calcext:value-type="float">
            <text:p>1.00879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irQualityComf[2]</text:p>
          </table:table-cell>
          <table:table-cell office:value-type="float" office:value="21.5111" calcext:value-type="float">
            <text:p>21.5111</text:p>
          </table:table-cell>
          <table:table-cell office:value-type="float" office:value="29.9985" calcext:value-type="float">
            <text:p>29.9985</text:p>
          </table:table-cell>
          <table:table-cell office:value-type="float" office:value="640.974" calcext:value-type="float">
            <text:p>640.974</text:p>
          </table:table-cell>
          <table:table-cell office:value-type="float" office:value="-975.013" calcext:value-type="float">
            <text:p>-975.013</text:p>
          </table:table-cell>
          <table:table-cell office:value-type="float" office:value="18.9021" calcext:value-type="float">
            <text:p>18.9021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456.542" calcext:value-type="float">
            <text:p>456.542</text:p>
          </table:table-cell>
          <table:table-cell office:value-type="float" office:value="30.3693" calcext:value-type="float">
            <text:p>30.3693</text:p>
          </table:table-cell>
          <table:table-cell office:value-type="float" office:value="1.00877" calcext:value-type="float">
            <text:p>1.00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]</text:p>
          </table:table-cell>
          <table:table-cell office:value-type="float" office:value="21.6104" calcext:value-type="float">
            <text:p>21.6104</text:p>
          </table:table-cell>
          <table:table-cell office:value-type="float" office:value="29.982" calcext:value-type="float">
            <text:p>29.982</text:p>
          </table:table-cell>
          <table:table-cell office:value-type="float" office:value="640.746" calcext:value-type="float">
            <text:p>640.746</text:p>
          </table:table-cell>
          <table:table-cell office:value-type="float" office:value="-974.426" calcext:value-type="float">
            <text:p>-974.426</text:p>
          </table:table-cell>
          <table:table-cell office:value-type="float" office:value="18.7493" calcext:value-type="float">
            <text:p>18.7493</text:p>
          </table:table-cell>
          <table:table-cell office:value-type="float" office:value="1009.23" calcext:value-type="float">
            <text:p>1009.23</text:p>
          </table:table-cell>
          <table:table-cell office:value-type="float" office:value="456.72" calcext:value-type="float">
            <text:p>456.72</text:p>
          </table:table-cell>
          <table:table-cell office:value-type="float" office:value="30.3811" calcext:value-type="float">
            <text:p>30.3811</text:p>
          </table:table-cell>
          <table:table-cell office:value-type="float" office:value="1.00876" calcext:value-type="float">
            <text:p>1.008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4]</text:p>
          </table:table-cell>
          <table:table-cell office:value-type="float" office:value="21.7713" calcext:value-type="float">
            <text:p>21.7713</text:p>
          </table:table-cell>
          <table:table-cell office:value-type="float" office:value="29.9851" calcext:value-type="float">
            <text:p>29.9851</text:p>
          </table:table-cell>
          <table:table-cell office:value-type="float" office:value="640.381" calcext:value-type="float">
            <text:p>640.381</text:p>
          </table:table-cell>
          <table:table-cell office:value-type="float" office:value="-973.475" calcext:value-type="float">
            <text:p>-973.475</text:p>
          </table:table-cell>
          <table:table-cell office:value-type="float" office:value="18.6893" calcext:value-type="float">
            <text:p>18.6893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456.106" calcext:value-type="float">
            <text:p>456.106</text:p>
          </table:table-cell>
          <table:table-cell office:value-type="float" office:value="30.3403" calcext:value-type="float">
            <text:p>30.3403</text:p>
          </table:table-cell>
          <table:table-cell office:value-type="float" office:value="1.00879" calcext:value-type="float">
            <text:p>1.008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5]</text:p>
          </table:table-cell>
          <table:table-cell office:value-type="float" office:value="21.7782" calcext:value-type="float">
            <text:p>21.7782</text:p>
          </table:table-cell>
          <table:table-cell office:value-type="float" office:value="29.7906" calcext:value-type="float">
            <text:p>29.7906</text:p>
          </table:table-cell>
          <table:table-cell office:value-type="float" office:value="636.152" calcext:value-type="float">
            <text:p>636.152</text:p>
          </table:table-cell>
          <table:table-cell office:value-type="float" office:value="-966.403" calcext:value-type="float">
            <text:p>-966.403</text:p>
          </table:table-cell>
          <table:table-cell office:value-type="float" office:value="18.4513" calcext:value-type="float">
            <text:p>18.4513</text:p>
          </table:table-cell>
          <table:table-cell office:value-type="float" office:value="1003.02" calcext:value-type="float">
            <text:p>1003.02</text:p>
          </table:table-cell>
          <table:table-cell office:value-type="float" office:value="455.999" calcext:value-type="float">
            <text:p>455.999</text:p>
          </table:table-cell>
          <table:table-cell office:value-type="float" office:value="30.3332" calcext:value-type="float">
            <text:p>30.3332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6]</text:p>
          </table:table-cell>
          <table:table-cell office:value-type="float" office:value="21.3606" calcext:value-type="float">
            <text:p>21.3606</text:p>
          </table:table-cell>
          <table:table-cell office:value-type="float" office:value="29.7531" calcext:value-type="float">
            <text:p>29.7531</text:p>
          </table:table-cell>
          <table:table-cell office:value-type="float" office:value="636.052" calcext:value-type="float">
            <text:p>636.052</text:p>
          </table:table-cell>
          <table:table-cell office:value-type="float" office:value="-966.662" calcext:value-type="float">
            <text:p>-966.662</text:p>
          </table:table-cell>
          <table:table-cell office:value-type="float" office:value="18.5161" calcext:value-type="float">
            <text:p>18.5161</text:p>
          </table:table-cell>
          <table:table-cell office:value-type="float" office:value="1001.79" calcext:value-type="float">
            <text:p>1001.79</text:p>
          </table:table-cell>
          <table:table-cell office:value-type="float" office:value="457.003" calcext:value-type="float">
            <text:p>457.003</text:p>
          </table:table-cell>
          <table:table-cell office:value-type="float" office:value="30.4" calcext:value-type="float">
            <text:p>30.4</text:p>
          </table:table-cell>
          <table:table-cell office:value-type="float" office:value="1.00874" calcext:value-type="float">
            <text:p>1.008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7]</text:p>
          </table:table-cell>
          <table:table-cell office:value-type="float" office:value="21.6764" calcext:value-type="float">
            <text:p>21.6764</text:p>
          </table:table-cell>
          <table:table-cell office:value-type="float" office:value="29.928" calcext:value-type="float">
            <text:p>29.928</text:p>
          </table:table-cell>
          <table:table-cell office:value-type="float" office:value="639.415" calcext:value-type="float">
            <text:p>639.415</text:p>
          </table:table-cell>
          <table:table-cell office:value-type="float" office:value="-972.298" calcext:value-type="float">
            <text:p>-972.298</text:p>
          </table:table-cell>
          <table:table-cell office:value-type="float" office:value="18.8328" calcext:value-type="float">
            <text:p>18.8328</text:p>
          </table:table-cell>
          <table:table-cell office:value-type="float" office:value="1007.81" calcext:value-type="float">
            <text:p>1007.81</text:p>
          </table:table-cell>
          <table:table-cell office:value-type="float" office:value="456.468" calcext:value-type="float">
            <text:p>456.468</text:p>
          </table:table-cell>
          <table:table-cell office:value-type="float" office:value="30.3644" calcext:value-type="float">
            <text:p>30.3644</text:p>
          </table:table-cell>
          <table:table-cell office:value-type="float" office:value="1.00877" calcext:value-type="float">
            <text:p>1.00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8]</text:p>
          </table:table-cell>
          <table:table-cell office:value-type="float" office:value="21.8443" calcext:value-type="float">
            <text:p>21.8443</text:p>
          </table:table-cell>
          <table:table-cell office:value-type="float" office:value="29.9427" calcext:value-type="float">
            <text:p>29.9427</text:p>
          </table:table-cell>
          <table:table-cell office:value-type="float" office:value="639.252" calcext:value-type="float">
            <text:p>639.252</text:p>
          </table:table-cell>
          <table:table-cell office:value-type="float" office:value="-971.015" calcext:value-type="float">
            <text:p>-971.015</text:p>
          </table:table-cell>
          <table:table-cell office:value-type="float" office:value="18.9592" calcext:value-type="float">
            <text:p>18.9592</text:p>
          </table:table-cell>
          <table:table-cell office:value-type="float" office:value="1007.65" calcext:value-type="float">
            <text:p>1007.65</text:p>
          </table:table-cell>
          <table:table-cell office:value-type="float" office:value="455.786" calcext:value-type="float">
            <text:p>455.786</text:p>
          </table:table-cell>
          <table:table-cell office:value-type="float" office:value="30.319" calcext:value-type="float">
            <text:p>30.319</text:p>
          </table:table-cell>
          <table:table-cell office:value-type="float" office:value="1.00881" calcext:value-type="float">
            <text:p>1.00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9]</text:p>
          </table:table-cell>
          <table:table-cell office:value-type="float" office:value="21.791" calcext:value-type="float">
            <text:p>21.791</text:p>
          </table:table-cell>
          <table:table-cell office:value-type="float" office:value="29.9274" calcext:value-type="float">
            <text:p>29.9274</text:p>
          </table:table-cell>
          <table:table-cell office:value-type="float" office:value="639.182" calcext:value-type="float">
            <text:p>639.182</text:p>
          </table:table-cell>
          <table:table-cell office:value-type="float" office:value="-971.601" calcext:value-type="float">
            <text:p>-971.601</text:p>
          </table:table-cell>
          <table:table-cell office:value-type="float" office:value="19.0075" calcext:value-type="float">
            <text:p>19.0075</text:p>
          </table:table-cell>
          <table:table-cell office:value-type="float" office:value="1007.84" calcext:value-type="float">
            <text:p>1007.84</text:p>
          </table:table-cell>
          <table:table-cell office:value-type="float" office:value="456.152" calcext:value-type="float">
            <text:p>456.152</text:p>
          </table:table-cell>
          <table:table-cell office:value-type="float" office:value="30.3434" calcext:value-type="float">
            <text:p>30.3434</text:p>
          </table:table-cell>
          <table:table-cell office:value-type="float" office:value="1.00879" calcext:value-type="float">
            <text:p>1.008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0]</text:p>
          </table:table-cell>
          <table:table-cell office:value-type="float" office:value="21.8075" calcext:value-type="float">
            <text:p>21.8075</text:p>
          </table:table-cell>
          <table:table-cell office:value-type="float" office:value="29.9265" calcext:value-type="float">
            <text:p>29.9265</text:p>
          </table:table-cell>
          <table:table-cell office:value-type="float" office:value="639.05" calcext:value-type="float">
            <text:p>639.05</text:p>
          </table:table-cell>
          <table:table-cell office:value-type="float" office:value="-971.124" calcext:value-type="float">
            <text:p>-971.124</text:p>
          </table:table-cell>
          <table:table-cell office:value-type="float" office:value="18.0121" calcext:value-type="float">
            <text:p>18.0121</text:p>
          </table:table-cell>
          <table:table-cell office:value-type="float" office:value="1007.15" calcext:value-type="float">
            <text:p>1007.15</text:p>
          </table:table-cell>
          <table:table-cell office:value-type="float" office:value="455.994" calcext:value-type="float">
            <text:p>455.994</text:p>
          </table:table-cell>
          <table:table-cell office:value-type="float" office:value="30.3329" calcext:value-type="float">
            <text:p>30.3329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1]</text:p>
          </table:table-cell>
          <table:table-cell office:value-type="float" office:value="21.9257" calcext:value-type="float">
            <text:p>21.9257</text:p>
          </table:table-cell>
          <table:table-cell office:value-type="float" office:value="29.9365" calcext:value-type="float">
            <text:p>29.9365</text:p>
          </table:table-cell>
          <table:table-cell office:value-type="float" office:value="638.903" calcext:value-type="float">
            <text:p>638.903</text:p>
          </table:table-cell>
          <table:table-cell office:value-type="float" office:value="-970.602" calcext:value-type="float">
            <text:p>-970.602</text:p>
          </table:table-cell>
          <table:table-cell office:value-type="float" office:value="18.3642" calcext:value-type="float">
            <text:p>18.3642</text:p>
          </table:table-cell>
          <table:table-cell office:value-type="float" office:value="1007.05" calcext:value-type="float">
            <text:p>1007.05</text:p>
          </table:table-cell>
          <table:table-cell office:value-type="float" office:value="455.477" calcext:value-type="float">
            <text:p>455.477</text:p>
          </table:table-cell>
          <table:table-cell office:value-type="float" office:value="30.2985" calcext:value-type="float">
            <text:p>30.2985</text:p>
          </table:table-cell>
          <table:table-cell office:value-type="float" office:value="1.00883" calcext:value-type="float">
            <text:p>1.008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2]</text:p>
          </table:table-cell>
          <table:table-cell office:value-type="float" office:value="21.776" calcext:value-type="float">
            <text:p>21.776</text:p>
          </table:table-cell>
          <table:table-cell office:value-type="float" office:value="29.9198" calcext:value-type="float">
            <text:p>29.9198</text:p>
          </table:table-cell>
          <table:table-cell office:value-type="float" office:value="638.944" calcext:value-type="float">
            <text:p>638.944</text:p>
          </table:table-cell>
          <table:table-cell office:value-type="float" office:value="-970.786" calcext:value-type="float">
            <text:p>-970.786</text:p>
          </table:table-cell>
          <table:table-cell office:value-type="float" office:value="18.2493" calcext:value-type="float">
            <text:p>18.2493</text:p>
          </table:table-cell>
          <table:table-cell office:value-type="float" office:value="1006.84" calcext:value-type="float">
            <text:p>1006.84</text:p>
          </table:table-cell>
          <table:table-cell office:value-type="float" office:value="456.045" calcext:value-type="float">
            <text:p>456.045</text:p>
          </table:table-cell>
          <table:table-cell office:value-type="float" office:value="30.3362" calcext:value-type="float">
            <text:p>30.3362</text:p>
          </table:table-cell>
          <table:table-cell office:value-type="float" office:value="1.00881" calcext:value-type="float">
            <text:p>1.00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3]</text:p>
          </table:table-cell>
          <table:table-cell office:value-type="float" office:value="21.6689" calcext:value-type="float">
            <text:p>21.6689</text:p>
          </table:table-cell>
          <table:table-cell office:value-type="float" office:value="29.9032" calcext:value-type="float">
            <text:p>29.9032</text:p>
          </table:table-cell>
          <table:table-cell office:value-type="float" office:value="638.845" calcext:value-type="float">
            <text:p>638.845</text:p>
          </table:table-cell>
          <table:table-cell office:value-type="float" office:value="-971.26" calcext:value-type="float">
            <text:p>-971.26</text:p>
          </table:table-cell>
          <table:table-cell office:value-type="float" office:value="18.9248" calcext:value-type="float">
            <text:p>18.9248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456.412" calcext:value-type="float">
            <text:p>456.412</text:p>
          </table:table-cell>
          <table:table-cell office:value-type="float" office:value="30.3607" calcext:value-type="float">
            <text:p>30.3607</text:p>
          </table:table-cell>
          <table:table-cell office:value-type="float" office:value="1.00876" calcext:value-type="float">
            <text:p>1.008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4]</text:p>
          </table:table-cell>
          <table:table-cell office:value-type="float" office:value="21.7724" calcext:value-type="float">
            <text:p>21.7724</text:p>
          </table:table-cell>
          <table:table-cell office:value-type="float" office:value="29.9128" calcext:value-type="float">
            <text:p>29.9128</text:p>
          </table:table-cell>
          <table:table-cell office:value-type="float" office:value="638.769" calcext:value-type="float">
            <text:p>638.769</text:p>
          </table:table-cell>
          <table:table-cell office:value-type="float" office:value="-970.583" calcext:value-type="float">
            <text:p>-970.583</text:p>
          </table:table-cell>
          <table:table-cell office:value-type="float" office:value="18.2213" calcext:value-type="float">
            <text:p>18.2213</text:p>
          </table:table-cell>
          <table:table-cell office:value-type="float" office:value="1006.48" calcext:value-type="float">
            <text:p>1006.48</text:p>
          </table:table-cell>
          <table:table-cell office:value-type="float" office:value="456.008" calcext:value-type="float">
            <text:p>456.008</text:p>
          </table:table-cell>
          <table:table-cell office:value-type="float" office:value="30.3338" calcext:value-type="float">
            <text:p>30.3338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5]</text:p>
          </table:table-cell>
          <table:table-cell office:value-type="float" office:value="21.685" calcext:value-type="float">
            <text:p>21.685</text:p>
          </table:table-cell>
          <table:table-cell office:value-type="float" office:value="29.8942" calcext:value-type="float">
            <text:p>29.8942</text:p>
          </table:table-cell>
          <table:table-cell office:value-type="float" office:value="638.591" calcext:value-type="float">
            <text:p>638.591</text:p>
          </table:table-cell>
          <table:table-cell office:value-type="float" office:value="-970.916" calcext:value-type="float">
            <text:p>-970.916</text:p>
          </table:table-cell>
          <table:table-cell office:value-type="float" office:value="18.9394" calcext:value-type="float">
            <text:p>18.9394</text:p>
          </table:table-cell>
          <table:table-cell office:value-type="float" office:value="1006.17" calcext:value-type="float">
            <text:p>1006.17</text:p>
          </table:table-cell>
          <table:table-cell office:value-type="float" office:value="456.322" calcext:value-type="float">
            <text:p>456.322</text:p>
          </table:table-cell>
          <table:table-cell office:value-type="float" office:value="30.3547" calcext:value-type="float">
            <text:p>30.3547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6]</text:p>
          </table:table-cell>
          <table:table-cell office:value-type="float" office:value="21.6862" calcext:value-type="float">
            <text:p>21.6862</text:p>
          </table:table-cell>
          <table:table-cell office:value-type="float" office:value="29.8996" calcext:value-type="float">
            <text:p>29.8996</text:p>
          </table:table-cell>
          <table:table-cell office:value-type="float" office:value="638.705" calcext:value-type="float">
            <text:p>638.705</text:p>
          </table:table-cell>
          <table:table-cell office:value-type="float" office:value="-971.115" calcext:value-type="float">
            <text:p>-971.115</text:p>
          </table:table-cell>
          <table:table-cell office:value-type="float" office:value="18.9421" calcext:value-type="float">
            <text:p>18.9421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456.32" calcext:value-type="float">
            <text:p>456.32</text:p>
          </table:table-cell>
          <table:table-cell office:value-type="float" office:value="30.3546" calcext:value-type="float">
            <text:p>30.3546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7]</text:p>
          </table:table-cell>
          <table:table-cell office:value-type="float" office:value="21.8359" calcext:value-type="float">
            <text:p>21.8359</text:p>
          </table:table-cell>
          <table:table-cell office:value-type="float" office:value="29.9095" calcext:value-type="float">
            <text:p>29.9095</text:p>
          </table:table-cell>
          <table:table-cell office:value-type="float" office:value="638.566" calcext:value-type="float">
            <text:p>638.566</text:p>
          </table:table-cell>
          <table:table-cell office:value-type="float" office:value="-970.068" calcext:value-type="float">
            <text:p>-970.068</text:p>
          </table:table-cell>
          <table:table-cell office:value-type="float" office:value="18.9191" calcext:value-type="float">
            <text:p>18.9191</text:p>
          </table:table-cell>
          <table:table-cell office:value-type="float" office:value="1006.64" calcext:value-type="float">
            <text:p>1006.64</text:p>
          </table:table-cell>
          <table:table-cell office:value-type="float" office:value="455.82" calcext:value-type="float">
            <text:p>455.82</text:p>
          </table:table-cell>
          <table:table-cell office:value-type="float" office:value="30.3213" calcext:value-type="float">
            <text:p>30.3213</text:p>
          </table:table-cell>
          <table:table-cell office:value-type="float" office:value="1.00881" calcext:value-type="float">
            <text:p>1.00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8]</text:p>
          </table:table-cell>
          <table:table-cell office:value-type="float" office:value="21.7732" calcext:value-type="float">
            <text:p>21.7732</text:p>
          </table:table-cell>
          <table:table-cell office:value-type="float" office:value="29.9018" calcext:value-type="float">
            <text:p>29.9018</text:p>
          </table:table-cell>
          <table:table-cell office:value-type="float" office:value="638.561" calcext:value-type="float">
            <text:p>638.561</text:p>
          </table:table-cell>
          <table:table-cell office:value-type="float" office:value="-970.197" calcext:value-type="float">
            <text:p>-970.197</text:p>
          </table:table-cell>
          <table:table-cell office:value-type="float" office:value="18.3321" calcext:value-type="float">
            <text:p>18.3321</text:p>
          </table:table-cell>
          <table:table-cell office:value-type="float" office:value="1006.34" calcext:value-type="float">
            <text:p>1006.34</text:p>
          </table:table-cell>
          <table:table-cell office:value-type="float" office:value="456.048" calcext:value-type="float">
            <text:p>456.048</text:p>
          </table:table-cell>
          <table:table-cell office:value-type="float" office:value="30.3365" calcext:value-type="float">
            <text:p>30.3365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19]</text:p>
          </table:table-cell>
          <table:table-cell office:value-type="float" office:value="21.4694" calcext:value-type="float">
            <text:p>21.4694</text:p>
          </table:table-cell>
          <table:table-cell office:value-type="float" office:value="29.879" calcext:value-type="float">
            <text:p>29.879</text:p>
          </table:table-cell>
          <table:table-cell office:value-type="float" office:value="638.512" calcext:value-type="float">
            <text:p>638.512</text:p>
          </table:table-cell>
          <table:table-cell office:value-type="float" office:value="-970.88" calcext:value-type="float">
            <text:p>-970.88</text:p>
          </table:table-cell>
          <table:table-cell office:value-type="float" office:value="18.7625" calcext:value-type="float">
            <text:p>18.7625</text:p>
          </table:table-cell>
          <table:table-cell office:value-type="float" office:value="1005.72" calcext:value-type="float">
            <text:p>1005.72</text:p>
          </table:table-cell>
          <table:table-cell office:value-type="float" office:value="456.673" calcext:value-type="float">
            <text:p>456.673</text:p>
          </table:table-cell>
          <table:table-cell office:value-type="float" office:value="30.3781" calcext:value-type="float">
            <text:p>30.3781</text:p>
          </table:table-cell>
          <table:table-cell office:value-type="float" office:value="1.00877" calcext:value-type="float">
            <text:p>1.00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0]</text:p>
          </table:table-cell>
          <table:table-cell office:value-type="float" office:value="21.9208" calcext:value-type="float">
            <text:p>21.9208</text:p>
          </table:table-cell>
          <table:table-cell office:value-type="float" office:value="29.9178" calcext:value-type="float">
            <text:p>29.9178</text:p>
          </table:table-cell>
          <table:table-cell office:value-type="float" office:value="638.524" calcext:value-type="float">
            <text:p>638.524</text:p>
          </table:table-cell>
          <table:table-cell office:value-type="float" office:value="-970.001" calcext:value-type="float">
            <text:p>-970.001</text:p>
          </table:table-cell>
          <table:table-cell office:value-type="float" office:value="18.3277" calcext:value-type="float">
            <text:p>18.3277</text:p>
          </table:table-cell>
          <table:table-cell office:value-type="float" office:value="1006.41" calcext:value-type="float">
            <text:p>1006.41</text:p>
          </table:table-cell>
          <table:table-cell office:value-type="float" office:value="455.506" calcext:value-type="float">
            <text:p>455.506</text:p>
          </table:table-cell>
          <table:table-cell office:value-type="float" office:value="30.3004" calcext:value-type="float">
            <text:p>30.3004</text:p>
          </table:table-cell>
          <table:table-cell office:value-type="float" office:value="1.00883" calcext:value-type="float">
            <text:p>1.008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1]</text:p>
          </table:table-cell>
          <table:table-cell office:value-type="float" office:value="21.839" calcext:value-type="float">
            <text:p>21.839</text:p>
          </table:table-cell>
          <table:table-cell office:value-type="float" office:value="29.9062" calcext:value-type="float">
            <text:p>29.9062</text:p>
          </table:table-cell>
          <table:table-cell office:value-type="float" office:value="638.506" calcext:value-type="float">
            <text:p>638.506</text:p>
          </table:table-cell>
          <table:table-cell office:value-type="float" office:value="-969.901" calcext:value-type="float">
            <text:p>-969.901</text:p>
          </table:table-cell>
          <table:table-cell office:value-type="float" office:value="18.7989" calcext:value-type="float">
            <text:p>18.7989</text:p>
          </table:table-cell>
          <table:table-cell office:value-type="float" office:value="1006.66" calcext:value-type="float">
            <text:p>1006.66</text:p>
          </table:table-cell>
          <table:table-cell office:value-type="float" office:value="455.833" calcext:value-type="float">
            <text:p>455.833</text:p>
          </table:table-cell>
          <table:table-cell office:value-type="float" office:value="30.3222" calcext:value-type="float">
            <text:p>30.3222</text:p>
          </table:table-cell>
          <table:table-cell office:value-type="float" office:value="1.00881" calcext:value-type="float">
            <text:p>1.00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2]</text:p>
          </table:table-cell>
          <table:table-cell office:value-type="float" office:value="21.6621" calcext:value-type="float">
            <text:p>21.6621</text:p>
          </table:table-cell>
          <table:table-cell office:value-type="float" office:value="29.8676" calcext:value-type="float">
            <text:p>29.8676</text:p>
          </table:table-cell>
          <table:table-cell office:value-type="float" office:value="638.12" calcext:value-type="float">
            <text:p>638.12</text:p>
          </table:table-cell>
          <table:table-cell office:value-type="float" office:value="-970.203" calcext:value-type="float">
            <text:p>-970.203</text:p>
          </table:table-cell>
          <table:table-cell office:value-type="float" office:value="18.8479" calcext:value-type="float">
            <text:p>18.8479</text:p>
          </table:table-cell>
          <table:table-cell office:value-type="float" office:value="1005.74" calcext:value-type="float">
            <text:p>1005.74</text:p>
          </table:table-cell>
          <table:table-cell office:value-type="float" office:value="456.462" calcext:value-type="float">
            <text:p>456.462</text:p>
          </table:table-cell>
          <table:table-cell office:value-type="float" office:value="30.364" calcext:value-type="float">
            <text:p>30.364</text:p>
          </table:table-cell>
          <table:table-cell office:value-type="float" office:value="1.00877" calcext:value-type="float">
            <text:p>1.00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3]</text:p>
          </table:table-cell>
          <table:table-cell office:value-type="float" office:value="21.6284" calcext:value-type="float">
            <text:p>21.6284</text:p>
          </table:table-cell>
          <table:table-cell office:value-type="float" office:value="29.7796" calcext:value-type="float">
            <text:p>29.7796</text:p>
          </table:table-cell>
          <table:table-cell office:value-type="float" office:value="635.946" calcext:value-type="float">
            <text:p>635.946</text:p>
          </table:table-cell>
          <table:table-cell office:value-type="float" office:value="-966.13" calcext:value-type="float">
            <text:p>-966.13</text:p>
          </table:table-cell>
          <table:table-cell office:value-type="float" office:value="18.0806" calcext:value-type="float">
            <text:p>18.0806</text:p>
          </table:table-cell>
          <table:table-cell office:value-type="float" office:value="1002.5" calcext:value-type="float">
            <text:p>1002.5</text:p>
          </table:table-cell>
          <table:table-cell office:value-type="float" office:value="456.039" calcext:value-type="float">
            <text:p>456.039</text:p>
          </table:table-cell>
          <table:table-cell office:value-type="float" office:value="30.3359" calcext:value-type="float">
            <text:p>30.3359</text:p>
          </table:table-cell>
          <table:table-cell office:value-type="float" office:value="1.00881" calcext:value-type="float">
            <text:p>1.00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4]</text:p>
          </table:table-cell>
          <table:table-cell office:value-type="float" office:value="21.7199" calcext:value-type="float">
            <text:p>21.7199</text:p>
          </table:table-cell>
          <table:table-cell office:value-type="float" office:value="29.8932" calcext:value-type="float">
            <text:p>29.8932</text:p>
          </table:table-cell>
          <table:table-cell office:value-type="float" office:value="638.176" calcext:value-type="float">
            <text:p>638.176</text:p>
          </table:table-cell>
          <table:table-cell office:value-type="float" office:value="-969.528" calcext:value-type="float">
            <text:p>-969.528</text:p>
          </table:table-cell>
          <table:table-cell office:value-type="float" office:value="18.2654" calcext:value-type="float">
            <text:p>18.2654</text:p>
          </table:table-cell>
          <table:table-cell office:value-type="float" office:value="1006.3" calcext:value-type="float">
            <text:p>1006.3</text:p>
          </table:table-cell>
          <table:table-cell office:value-type="float" office:value="455.759" calcext:value-type="float">
            <text:p>455.759</text:p>
          </table:table-cell>
          <table:table-cell office:value-type="float" office:value="30.3172" calcext:value-type="float">
            <text:p>30.3172</text:p>
          </table:table-cell>
          <table:table-cell office:value-type="float" office:value="1.00882" calcext:value-type="float">
            <text:p>1.00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5]</text:p>
          </table:table-cell>
          <table:table-cell office:value-type="float" office:value="21.636" calcext:value-type="float">
            <text:p>21.636</text:p>
          </table:table-cell>
          <table:table-cell office:value-type="float" office:value="29.8684" calcext:value-type="float">
            <text:p>29.8684</text:p>
          </table:table-cell>
          <table:table-cell office:value-type="float" office:value="638.118" calcext:value-type="float">
            <text:p>638.118</text:p>
          </table:table-cell>
          <table:table-cell office:value-type="float" office:value="-970.027" calcext:value-type="float">
            <text:p>-970.027</text:p>
          </table:table-cell>
          <table:table-cell office:value-type="float" office:value="18.4824" calcext:value-type="float">
            <text:p>18.4824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456.433" calcext:value-type="float">
            <text:p>456.433</text:p>
          </table:table-cell>
          <table:table-cell office:value-type="float" office:value="30.3621" calcext:value-type="float">
            <text:p>30.3621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6]</text:p>
          </table:table-cell>
          <table:table-cell office:value-type="float" office:value="21.5744" calcext:value-type="float">
            <text:p>21.5744</text:p>
          </table:table-cell>
          <table:table-cell office:value-type="float" office:value="29.8753" calcext:value-type="float">
            <text:p>29.8753</text:p>
          </table:table-cell>
          <table:table-cell office:value-type="float" office:value="638.175" calcext:value-type="float">
            <text:p>638.175</text:p>
          </table:table-cell>
          <table:table-cell office:value-type="float" office:value="-970.008" calcext:value-type="float">
            <text:p>-970.008</text:p>
          </table:table-cell>
          <table:table-cell office:value-type="float" office:value="18.6942" calcext:value-type="float">
            <text:p>18.6942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456.306" calcext:value-type="float">
            <text:p>456.306</text:p>
          </table:table-cell>
          <table:table-cell office:value-type="float" office:value="30.3536" calcext:value-type="float">
            <text:p>30.3536</text:p>
          </table:table-cell>
          <table:table-cell office:value-type="float" office:value="1.00879" calcext:value-type="float">
            <text:p>1.008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7]</text:p>
          </table:table-cell>
          <table:table-cell office:value-type="float" office:value="21.4955" calcext:value-type="float">
            <text:p>21.4955</text:p>
          </table:table-cell>
          <table:table-cell office:value-type="float" office:value="29.8507" calcext:value-type="float">
            <text:p>29.8507</text:p>
          </table:table-cell>
          <table:table-cell office:value-type="float" office:value="638.181" calcext:value-type="float">
            <text:p>638.181</text:p>
          </table:table-cell>
          <table:table-cell office:value-type="float" office:value="-970.242" calcext:value-type="float">
            <text:p>-970.242</text:p>
          </table:table-cell>
          <table:table-cell office:value-type="float" office:value="18.5969" calcext:value-type="float">
            <text:p>18.5969</text:p>
          </table:table-cell>
          <table:table-cell office:value-type="float" office:value="1005.73" calcext:value-type="float">
            <text:p>1005.73</text:p>
          </table:table-cell>
          <table:table-cell office:value-type="float" office:value="457.065" calcext:value-type="float">
            <text:p>457.065</text:p>
          </table:table-cell>
          <table:table-cell office:value-type="float" office:value="30.4041" calcext:value-type="float">
            <text:p>30.4041</text:p>
          </table:table-cell>
          <table:table-cell office:value-type="float" office:value="1.00873" calcext:value-type="float">
            <text:p>1.008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8]</text:p>
          </table:table-cell>
          <table:table-cell office:value-type="float" office:value="21.7446" calcext:value-type="float">
            <text:p>21.7446</text:p>
          </table:table-cell>
          <table:table-cell office:value-type="float" office:value="29.8749" calcext:value-type="float">
            <text:p>29.8749</text:p>
          </table:table-cell>
          <table:table-cell office:value-type="float" office:value="638.049" calcext:value-type="float">
            <text:p>638.049</text:p>
          </table:table-cell>
          <table:table-cell office:value-type="float" office:value="-969.836" calcext:value-type="float">
            <text:p>-969.836</text:p>
          </table:table-cell>
          <table:table-cell office:value-type="float" office:value="18.6197" calcext:value-type="float">
            <text:p>18.6197</text:p>
          </table:table-cell>
          <table:table-cell office:value-type="float" office:value="1005.95" calcext:value-type="float">
            <text:p>1005.95</text:p>
          </table:table-cell>
          <table:table-cell office:value-type="float" office:value="456.139" calcext:value-type="float">
            <text:p>456.139</text:p>
          </table:table-cell>
          <table:table-cell office:value-type="float" office:value="30.3425" calcext:value-type="float">
            <text:p>30.3425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29]</text:p>
          </table:table-cell>
          <table:table-cell office:value-type="float" office:value="21.68" calcext:value-type="float">
            <text:p>21.68</text:p>
          </table:table-cell>
          <table:table-cell office:value-type="float" office:value="29.8753" calcext:value-type="float">
            <text:p>29.8753</text:p>
          </table:table-cell>
          <table:table-cell office:value-type="float" office:value="638.209" calcext:value-type="float">
            <text:p>638.209</text:p>
          </table:table-cell>
          <table:table-cell office:value-type="float" office:value="-970.273" calcext:value-type="float">
            <text:p>-970.273</text:p>
          </table:table-cell>
          <table:table-cell office:value-type="float" office:value="18.9066" calcext:value-type="float">
            <text:p>18.9066</text:p>
          </table:table-cell>
          <table:table-cell office:value-type="float" office:value="1005.61" calcext:value-type="float">
            <text:p>1005.61</text:p>
          </table:table-cell>
          <table:table-cell office:value-type="float" office:value="456.352" calcext:value-type="float">
            <text:p>456.352</text:p>
          </table:table-cell>
          <table:table-cell office:value-type="float" office:value="30.3567" calcext:value-type="float">
            <text:p>30.3567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0]</text:p>
          </table:table-cell>
          <table:table-cell office:value-type="float" office:value="21.6418" calcext:value-type="float">
            <text:p>21.6418</text:p>
          </table:table-cell>
          <table:table-cell office:value-type="float" office:value="29.8638" calcext:value-type="float">
            <text:p>29.8638</text:p>
          </table:table-cell>
          <table:table-cell office:value-type="float" office:value="638.031" calcext:value-type="float">
            <text:p>638.031</text:p>
          </table:table-cell>
          <table:table-cell office:value-type="float" office:value="-969.914" calcext:value-type="float">
            <text:p>-969.914</text:p>
          </table:table-cell>
          <table:table-cell office:value-type="float" office:value="18.5502" calcext:value-type="float">
            <text:p>18.5502</text:p>
          </table:table-cell>
          <table:table-cell office:value-type="float" office:value="1005.59" calcext:value-type="float">
            <text:p>1005.59</text:p>
          </table:table-cell>
          <table:table-cell office:value-type="float" office:value="456.45" calcext:value-type="float">
            <text:p>456.45</text:p>
          </table:table-cell>
          <table:table-cell office:value-type="float" office:value="30.3632" calcext:value-type="float">
            <text:p>30.3632</text:p>
          </table:table-cell>
          <table:table-cell office:value-type="float" office:value="1.00877" calcext:value-type="float">
            <text:p>1.008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1]</text:p>
          </table:table-cell>
          <table:table-cell office:value-type="float" office:value="21.6777" calcext:value-type="float">
            <text:p>21.6777</text:p>
          </table:table-cell>
          <table:table-cell office:value-type="float" office:value="29.8641" calcext:value-type="float">
            <text:p>29.8641</text:p>
          </table:table-cell>
          <table:table-cell office:value-type="float" office:value="637.955" calcext:value-type="float">
            <text:p>637.955</text:p>
          </table:table-cell>
          <table:table-cell office:value-type="float" office:value="-969.806" calcext:value-type="float">
            <text:p>-969.806</text:p>
          </table:table-cell>
          <table:table-cell office:value-type="float" office:value="18.924" calcext:value-type="float">
            <text:p>18.924</text:p>
          </table:table-cell>
          <table:table-cell office:value-type="float" office:value="1005.23" calcext:value-type="float">
            <text:p>1005.23</text:p>
          </table:table-cell>
          <table:table-cell office:value-type="float" office:value="456.331" calcext:value-type="float">
            <text:p>456.331</text:p>
          </table:table-cell>
          <table:table-cell office:value-type="float" office:value="30.3553" calcext:value-type="float">
            <text:p>30.3553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2]</text:p>
          </table:table-cell>
          <table:table-cell office:value-type="float" office:value="21.5846" calcext:value-type="float">
            <text:p>21.5846</text:p>
          </table:table-cell>
          <table:table-cell office:value-type="float" office:value="29.8749" calcext:value-type="float">
            <text:p>29.8749</text:p>
          </table:table-cell>
          <table:table-cell office:value-type="float" office:value="638.052" calcext:value-type="float">
            <text:p>638.052</text:p>
          </table:table-cell>
          <table:table-cell office:value-type="float" office:value="-969.862" calcext:value-type="float">
            <text:p>-969.862</text:p>
          </table:table-cell>
          <table:table-cell office:value-type="float" office:value="18.5208" calcext:value-type="float">
            <text:p>18.5208</text:p>
          </table:table-cell>
          <table:table-cell office:value-type="float" office:value="1005.97" calcext:value-type="float">
            <text:p>1005.97</text:p>
          </table:table-cell>
          <table:table-cell office:value-type="float" office:value="456.14" calcext:value-type="float">
            <text:p>456.14</text:p>
          </table:table-cell>
          <table:table-cell office:value-type="float" office:value="30.3426" calcext:value-type="float">
            <text:p>30.3426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3]</text:p>
          </table:table-cell>
          <table:table-cell office:value-type="float" office:value="21.7529" calcext:value-type="float">
            <text:p>21.7529</text:p>
          </table:table-cell>
          <table:table-cell office:value-type="float" office:value="29.8671" calcext:value-type="float">
            <text:p>29.8671</text:p>
          </table:table-cell>
          <table:table-cell office:value-type="float" office:value="637.908" calcext:value-type="float">
            <text:p>637.908</text:p>
          </table:table-cell>
          <table:table-cell office:value-type="float" office:value="-969.405" calcext:value-type="float">
            <text:p>-969.405</text:p>
          </table:table-cell>
          <table:table-cell office:value-type="float" office:value="18.5928" calcext:value-type="float">
            <text:p>18.5928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456.174" calcext:value-type="float">
            <text:p>456.174</text:p>
          </table:table-cell>
          <table:table-cell office:value-type="float" office:value="30.3448" calcext:value-type="float">
            <text:p>30.3448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4]</text:p>
          </table:table-cell>
          <table:table-cell office:value-type="float" office:value="21.6773" calcext:value-type="float">
            <text:p>21.6773</text:p>
          </table:table-cell>
          <table:table-cell office:value-type="float" office:value="29.8821" calcext:value-type="float">
            <text:p>29.8821</text:p>
          </table:table-cell>
          <table:table-cell office:value-type="float" office:value="637.999" calcext:value-type="float">
            <text:p>637.999</text:p>
          </table:table-cell>
          <table:table-cell office:value-type="float" office:value="-969.408" calcext:value-type="float">
            <text:p>-969.408</text:p>
          </table:table-cell>
          <table:table-cell office:value-type="float" office:value="18.5065" calcext:value-type="float">
            <text:p>18.5065</text:p>
          </table:table-cell>
          <table:table-cell office:value-type="float" office:value="1006.06" calcext:value-type="float">
            <text:p>1006.06</text:p>
          </table:table-cell>
          <table:table-cell office:value-type="float" office:value="455.847" calcext:value-type="float">
            <text:p>455.847</text:p>
          </table:table-cell>
          <table:table-cell office:value-type="float" office:value="30.3231" calcext:value-type="float">
            <text:p>30.3231</text:p>
          </table:table-cell>
          <table:table-cell office:value-type="float" office:value="1.00882" calcext:value-type="float">
            <text:p>1.00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5]</text:p>
          </table:table-cell>
          <table:table-cell office:value-type="float" office:value="21.628" calcext:value-type="float">
            <text:p>21.628</text:p>
          </table:table-cell>
          <table:table-cell office:value-type="float" office:value="29.9859" calcext:value-type="float">
            <text:p>29.9859</text:p>
          </table:table-cell>
          <table:table-cell office:value-type="float" office:value="640.306" calcext:value-type="float">
            <text:p>640.306</text:p>
          </table:table-cell>
          <table:table-cell office:value-type="float" office:value="-972.899" calcext:value-type="float">
            <text:p>-972.899</text:p>
          </table:table-cell>
          <table:table-cell office:value-type="float" office:value="18.2822" calcext:value-type="float">
            <text:p>18.2822</text:p>
          </table:table-cell>
          <table:table-cell office:value-type="float" office:value="1009.24" calcext:value-type="float">
            <text:p>1009.24</text:p>
          </table:table-cell>
          <table:table-cell office:value-type="float" office:value="455.974" calcext:value-type="float">
            <text:p>455.974</text:p>
          </table:table-cell>
          <table:table-cell office:value-type="float" office:value="30.3316" calcext:value-type="float">
            <text:p>30.3316</text:p>
          </table:table-cell>
          <table:table-cell office:value-type="float" office:value="1.00881" calcext:value-type="float">
            <text:p>1.008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6]</text:p>
          </table:table-cell>
          <table:table-cell office:value-type="float" office:value="21.7719" calcext:value-type="float">
            <text:p>21.7719</text:p>
          </table:table-cell>
          <table:table-cell office:value-type="float" office:value="29.9782" calcext:value-type="float">
            <text:p>29.9782</text:p>
          </table:table-cell>
          <table:table-cell office:value-type="float" office:value="640.245" calcext:value-type="float">
            <text:p>640.245</text:p>
          </table:table-cell>
          <table:table-cell office:value-type="float" office:value="-973.345" calcext:value-type="float">
            <text:p>-973.345</text:p>
          </table:table-cell>
          <table:table-cell office:value-type="float" office:value="18.9264" calcext:value-type="float">
            <text:p>18.9264</text:p>
          </table:table-cell>
          <table:table-cell office:value-type="float" office:value="1009.1" calcext:value-type="float">
            <text:p>1009.1</text:p>
          </table:table-cell>
          <table:table-cell office:value-type="float" office:value="456.123" calcext:value-type="float">
            <text:p>456.123</text:p>
          </table:table-cell>
          <table:table-cell office:value-type="float" office:value="30.3414" calcext:value-type="float">
            <text:p>30.3414</text:p>
          </table:table-cell>
          <table:table-cell office:value-type="float" office:value="1.00879" calcext:value-type="float">
            <text:p>1.008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7]</text:p>
          </table:table-cell>
          <table:table-cell office:value-type="float" office:value="21.7549" calcext:value-type="float">
            <text:p>21.7549</text:p>
          </table:table-cell>
          <table:table-cell office:value-type="float" office:value="29.977" calcext:value-type="float">
            <text:p>29.977</text:p>
          </table:table-cell>
          <table:table-cell office:value-type="float" office:value="640.247" calcext:value-type="float">
            <text:p>640.247</text:p>
          </table:table-cell>
          <table:table-cell office:value-type="float" office:value="-973.144" calcext:value-type="float">
            <text:p>-973.144</text:p>
          </table:table-cell>
          <table:table-cell office:value-type="float" office:value="18.5418" calcext:value-type="float">
            <text:p>18.5418</text:p>
          </table:table-cell>
          <table:table-cell office:value-type="float" office:value="1009.28" calcext:value-type="float">
            <text:p>1009.28</text:p>
          </table:table-cell>
          <table:table-cell office:value-type="float" office:value="456.164" calcext:value-type="float">
            <text:p>456.164</text:p>
          </table:table-cell>
          <table:table-cell office:value-type="float" office:value="30.3442" calcext:value-type="float">
            <text:p>30.3442</text:p>
          </table:table-cell>
          <table:table-cell office:value-type="float" office:value="1.00878" calcext:value-type="float">
            <text:p>1.008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8]</text:p>
          </table:table-cell>
          <table:table-cell office:value-type="float" office:value="21.7923" calcext:value-type="float">
            <text:p>21.7923</text:p>
          </table:table-cell>
          <table:table-cell office:value-type="float" office:value="29.995" calcext:value-type="float">
            <text:p>29.995</text:p>
          </table:table-cell>
          <table:table-cell office:value-type="float" office:value="640.506" calcext:value-type="float">
            <text:p>640.506</text:p>
          </table:table-cell>
          <table:table-cell office:value-type="float" office:value="-973.341" calcext:value-type="float">
            <text:p>-973.341</text:p>
          </table:table-cell>
          <table:table-cell office:value-type="float" office:value="18.2633" calcext:value-type="float">
            <text:p>18.2633</text:p>
          </table:table-cell>
          <table:table-cell office:value-type="float" office:value="1009.15" calcext:value-type="float">
            <text:p>1009.15</text:p>
          </table:table-cell>
          <table:table-cell office:value-type="float" office:value="455.984" calcext:value-type="float">
            <text:p>455.984</text:p>
          </table:table-cell>
          <table:table-cell office:value-type="float" office:value="30.3322" calcext:value-type="float">
            <text:p>30.3322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[39]</text:p>
          </table:table-cell>
          <table:table-cell office:value-type="float" office:value="21.6652" calcext:value-type="float">
            <text:p>21.6652</text:p>
          </table:table-cell>
          <table:table-cell office:value-type="float" office:value="29.9809" calcext:value-type="float">
            <text:p>29.9809</text:p>
          </table:table-cell>
          <table:table-cell office:value-type="float" office:value="640.257" calcext:value-type="float">
            <text:p>640.257</text:p>
          </table:table-cell>
          <table:table-cell office:value-type="float" office:value="-973.175" calcext:value-type="float">
            <text:p>-973.175</text:p>
          </table:table-cell>
          <table:table-cell office:value-type="float" office:value="18.6353" calcext:value-type="float">
            <text:p>18.6353</text:p>
          </table:table-cell>
          <table:table-cell office:value-type="float" office:value="1009.05" calcext:value-type="float">
            <text:p>1009.05</text:p>
          </table:table-cell>
          <table:table-cell office:value-type="float" office:value="456.057" calcext:value-type="float">
            <text:p>456.057</text:p>
          </table:table-cell>
          <table:table-cell office:value-type="float" office:value="30.337" calcext:value-type="float">
            <text:p>30.337</text:p>
          </table:table-cell>
          <table:table-cell office:value-type="float" office:value="1.0088" calcext:value-type="float">
            <text:p>1.00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Comfort[1]</text:p>
          </table:table-cell>
          <table:table-cell table:style-name="ce2" office:value-type="float" office:value="164.183" calcext:value-type="float">
            <text:p>164.183</text:p>
          </table:table-cell>
          <table:table-cell table:style-name="ce2" office:value-type="float" office:value="237.187" calcext:value-type="float">
            <text:p>237.187</text:p>
          </table:table-cell>
          <table:table-cell table:style-name="ce2" office:value-type="float" office:value="2698.84" calcext:value-type="float">
            <text:p>2698.84</text:p>
          </table:table-cell>
          <table:table-cell table:style-name="ce2" office:value-type="float" office:value="-4658.24" calcext:value-type="float">
            <text:p>-4658.24</text:p>
          </table:table-cell>
          <table:table-cell table:style-name="ce2" office:value-type="float" office:value="153.916" calcext:value-type="float">
            <text:p>153.916</text:p>
          </table:table-cell>
          <table:table-cell table:style-name="ce2" office:value-type="float" office:value="4775.33" calcext:value-type="float">
            <text:p>4775.33</text:p>
          </table:table-cell>
          <table:table-cell table:style-name="ce2" office:value-type="float" office:value="129.471" calcext:value-type="float">
            <text:p>129.471</text:p>
          </table:table-cell>
          <table:table-cell table:style-name="ce2" office:value-type="float" office:value="8.61245" calcext:value-type="float">
            <text:p>8.61245</text:p>
          </table:table-cell>
          <table:table-cell table:style-name="ce2" office:value-type="float" office:value="1.05161" calcext:value-type="float">
            <text:p>1.05161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Comfort[2]</text:p>
          </table:table-cell>
          <table:table-cell office:value-type="float" office:value="164.603" calcext:value-type="float">
            <text:p>164.603</text:p>
          </table:table-cell>
          <table:table-cell office:value-type="float" office:value="238.148" calcext:value-type="float">
            <text:p>238.148</text:p>
          </table:table-cell>
          <table:table-cell office:value-type="float" office:value="2709.98" calcext:value-type="float">
            <text:p>2709.98</text:p>
          </table:table-cell>
          <table:table-cell office:value-type="float" office:value="-4676.9" calcext:value-type="float">
            <text:p>-4676.9</text:p>
          </table:table-cell>
          <table:table-cell office:value-type="float" office:value="154.721" calcext:value-type="float">
            <text:p>154.721</text:p>
          </table:table-cell>
          <table:table-cell office:value-type="float" office:value="4795.86" calcext:value-type="float">
            <text:p>4795.86</text:p>
          </table:table-cell>
          <table:table-cell office:value-type="float" office:value="129.49" calcext:value-type="float">
            <text:p>129.49</text:p>
          </table:table-cell>
          <table:table-cell office:value-type="float" office:value="8.61373" calcext:value-type="float">
            <text:p>8.61373</text:p>
          </table:table-cell>
          <table:table-cell office:value-type="float" office:value="1.05155" calcext:value-type="float">
            <text:p>1.051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]</text:p>
          </table:table-cell>
          <table:table-cell office:value-type="float" office:value="164.67" calcext:value-type="float">
            <text:p>164.67</text:p>
          </table:table-cell>
          <table:table-cell office:value-type="float" office:value="237.874" calcext:value-type="float">
            <text:p>237.874</text:p>
          </table:table-cell>
          <table:table-cell office:value-type="float" office:value="2706.11" calcext:value-type="float">
            <text:p>2706.11</text:p>
          </table:table-cell>
          <table:table-cell office:value-type="float" office:value="-4666.19" calcext:value-type="float">
            <text:p>-4666.19</text:p>
          </table:table-cell>
          <table:table-cell office:value-type="float" office:value="155.616" calcext:value-type="float">
            <text:p>155.616</text:p>
          </table:table-cell>
          <table:table-cell office:value-type="float" office:value="4790.66" calcext:value-type="float">
            <text:p>4790.66</text:p>
          </table:table-cell>
          <table:table-cell office:value-type="float" office:value="129.419" calcext:value-type="float">
            <text:p>129.419</text:p>
          </table:table-cell>
          <table:table-cell office:value-type="float" office:value="8.60896" calcext:value-type="float">
            <text:p>8.60896</text:p>
          </table:table-cell>
          <table:table-cell office:value-type="float" office:value="1.05163" calcext:value-type="float">
            <text:p>1.051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4]</text:p>
          </table:table-cell>
          <table:table-cell office:value-type="float" office:value="165.106" calcext:value-type="float">
            <text:p>165.106</text:p>
          </table:table-cell>
          <table:table-cell office:value-type="float" office:value="238.162" calcext:value-type="float">
            <text:p>238.162</text:p>
          </table:table-cell>
          <table:table-cell office:value-type="float" office:value="2708.8" calcext:value-type="float">
            <text:p>2708.8</text:p>
          </table:table-cell>
          <table:table-cell office:value-type="float" office:value="-4669.94" calcext:value-type="float">
            <text:p>-4669.94</text:p>
          </table:table-cell>
          <table:table-cell office:value-type="float" office:value="154.279" calcext:value-type="float">
            <text:p>154.279</text:p>
          </table:table-cell>
          <table:table-cell office:value-type="float" office:value="4796.97" calcext:value-type="float">
            <text:p>4796.97</text:p>
          </table:table-cell>
          <table:table-cell office:value-type="float" office:value="129.362" calcext:value-type="float">
            <text:p>129.362</text:p>
          </table:table-cell>
          <table:table-cell office:value-type="float" office:value="8.60521" calcext:value-type="float">
            <text:p>8.60521</text:p>
          </table:table-cell>
          <table:table-cell office:value-type="float" office:value="1.05167" calcext:value-type="float">
            <text:p>1.051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5]</text:p>
          </table:table-cell>
          <table:table-cell office:value-type="float" office:value="164.792" calcext:value-type="float">
            <text:p>164.792</text:p>
          </table:table-cell>
          <table:table-cell office:value-type="float" office:value="238.632" calcext:value-type="float">
            <text:p>238.632</text:p>
          </table:table-cell>
          <table:table-cell office:value-type="float" office:value="2715.16" calcext:value-type="float">
            <text:p>2715.16</text:p>
          </table:table-cell>
          <table:table-cell office:value-type="float" office:value="-4686.36" calcext:value-type="float">
            <text:p>-4686.36</text:p>
          </table:table-cell>
          <table:table-cell office:value-type="float" office:value="154.391" calcext:value-type="float">
            <text:p>154.391</text:p>
          </table:table-cell>
          <table:table-cell office:value-type="float" office:value="4803.93" calcext:value-type="float">
            <text:p>4803.93</text:p>
          </table:table-cell>
          <table:table-cell office:value-type="float" office:value="129.459" calcext:value-type="float">
            <text:p>129.459</text:p>
          </table:table-cell>
          <table:table-cell office:value-type="float" office:value="8.61165" calcext:value-type="float">
            <text:p>8.61165</text:p>
          </table:table-cell>
          <table:table-cell office:value-type="float" office:value="1.05154" calcext:value-type="float">
            <text:p>1.05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6]</text:p>
          </table:table-cell>
          <table:table-cell office:value-type="float" office:value="165.229" calcext:value-type="float">
            <text:p>165.229</text:p>
          </table:table-cell>
          <table:table-cell office:value-type="float" office:value="237.355" calcext:value-type="float">
            <text:p>237.355</text:p>
          </table:table-cell>
          <table:table-cell office:value-type="float" office:value="2697.24" calcext:value-type="float">
            <text:p>2697.24</text:p>
          </table:table-cell>
          <table:table-cell office:value-type="float" office:value="-4649.13" calcext:value-type="float">
            <text:p>-4649.13</text:p>
          </table:table-cell>
          <table:table-cell office:value-type="float" office:value="153.805" calcext:value-type="float">
            <text:p>153.805</text:p>
          </table:table-cell>
          <table:table-cell office:value-type="float" office:value="4781.39" calcext:value-type="float">
            <text:p>4781.39</text:p>
          </table:table-cell>
          <table:table-cell office:value-type="float" office:value="129.135" calcext:value-type="float">
            <text:p>129.135</text:p>
          </table:table-cell>
          <table:table-cell office:value-type="float" office:value="8.59007" calcext:value-type="float">
            <text:p>8.59007</text:p>
          </table:table-cell>
          <table:table-cell office:value-type="float" office:value="1.05179" calcext:value-type="float">
            <text:p>1.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7]</text:p>
          </table:table-cell>
          <table:table-cell office:value-type="float" office:value="164.856" calcext:value-type="float">
            <text:p>164.856</text:p>
          </table:table-cell>
          <table:table-cell office:value-type="float" office:value="237.794" calcext:value-type="float">
            <text:p>237.794</text:p>
          </table:table-cell>
          <table:table-cell office:value-type="float" office:value="2703.7" calcext:value-type="float">
            <text:p>2703.7</text:p>
          </table:table-cell>
          <table:table-cell office:value-type="float" office:value="-4662.56" calcext:value-type="float">
            <text:p>-4662.56</text:p>
          </table:table-cell>
          <table:table-cell office:value-type="float" office:value="151.188" calcext:value-type="float">
            <text:p>151.188</text:p>
          </table:table-cell>
          <table:table-cell office:value-type="float" office:value="4788.87" calcext:value-type="float">
            <text:p>4788.87</text:p>
          </table:table-cell>
          <table:table-cell office:value-type="float" office:value="129.274" calcext:value-type="float">
            <text:p>129.274</text:p>
          </table:table-cell>
          <table:table-cell office:value-type="float" office:value="8.59938" calcext:value-type="float">
            <text:p>8.59938</text:p>
          </table:table-cell>
          <table:table-cell office:value-type="float" office:value="1.05169" calcext:value-type="float">
            <text:p>1.051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8]</text:p>
          </table:table-cell>
          <table:table-cell office:value-type="float" office:value="164.61" calcext:value-type="float">
            <text:p>164.61</text:p>
          </table:table-cell>
          <table:table-cell office:value-type="float" office:value="237.82" calcext:value-type="float">
            <text:p>237.82</text:p>
          </table:table-cell>
          <table:table-cell office:value-type="float" office:value="2705.2" calcext:value-type="float">
            <text:p>2705.2</text:p>
          </table:table-cell>
          <table:table-cell office:value-type="float" office:value="-4669.78" calcext:value-type="float">
            <text:p>-4669.78</text:p>
          </table:table-cell>
          <table:table-cell office:value-type="float" office:value="153.897" calcext:value-type="float">
            <text:p>153.897</text:p>
          </table:table-cell>
          <table:table-cell office:value-type="float" office:value="4788.13" calcext:value-type="float">
            <text:p>4788.13</text:p>
          </table:table-cell>
          <table:table-cell office:value-type="float" office:value="129.39" calcext:value-type="float">
            <text:p>129.39</text:p>
          </table:table-cell>
          <table:table-cell office:value-type="float" office:value="8.60709" calcext:value-type="float">
            <text:p>8.60709</text:p>
          </table:table-cell>
          <table:table-cell office:value-type="float" office:value="1.0516" calcext:value-type="float">
            <text:p>1.0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9]</text:p>
          </table:table-cell>
          <table:table-cell office:value-type="float" office:value="164.025" calcext:value-type="float">
            <text:p>164.025</text:p>
          </table:table-cell>
          <table:table-cell office:value-type="float" office:value="237.143" calcext:value-type="float">
            <text:p>237.143</text:p>
          </table:table-cell>
          <table:table-cell office:value-type="float" office:value="2697.79" calcext:value-type="float">
            <text:p>2697.79</text:p>
          </table:table-cell>
          <table:table-cell office:value-type="float" office:value="-4658.6" calcext:value-type="float">
            <text:p>-4658.6</text:p>
          </table:table-cell>
          <table:table-cell office:value-type="float" office:value="153.233" calcext:value-type="float">
            <text:p>153.233</text:p>
          </table:table-cell>
          <table:table-cell office:value-type="float" office:value="4777.54" calcext:value-type="float">
            <text:p>4777.54</text:p>
          </table:table-cell>
          <table:table-cell office:value-type="float" office:value="129.418" calcext:value-type="float">
            <text:p>129.418</text:p>
          </table:table-cell>
          <table:table-cell office:value-type="float" office:value="8.60894" calcext:value-type="float">
            <text:p>8.60894</text:p>
          </table:table-cell>
          <table:table-cell office:value-type="float" office:value="1.05171" calcext:value-type="float">
            <text:p>1.051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0]</text:p>
          </table:table-cell>
          <table:table-cell office:value-type="float" office:value="164.33" calcext:value-type="float">
            <text:p>164.33</text:p>
          </table:table-cell>
          <table:table-cell office:value-type="float" office:value="237.962" calcext:value-type="float">
            <text:p>237.962</text:p>
          </table:table-cell>
          <table:table-cell office:value-type="float" office:value="2707.88" calcext:value-type="float">
            <text:p>2707.88</text:p>
          </table:table-cell>
          <table:table-cell office:value-type="float" office:value="-4677.56" calcext:value-type="float">
            <text:p>-4677.56</text:p>
          </table:table-cell>
          <table:table-cell office:value-type="float" office:value="153.447" calcext:value-type="float">
            <text:p>153.447</text:p>
          </table:table-cell>
          <table:table-cell office:value-type="float" office:value="4791.18" calcext:value-type="float">
            <text:p>4791.18</text:p>
          </table:table-cell>
          <table:table-cell office:value-type="float" office:value="129.492" calcext:value-type="float">
            <text:p>129.492</text:p>
          </table:table-cell>
          <table:table-cell office:value-type="float" office:value="8.61387" calcext:value-type="float">
            <text:p>8.61387</text:p>
          </table:table-cell>
          <table:table-cell office:value-type="float" office:value="1.05154" calcext:value-type="float">
            <text:p>1.05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1]</text:p>
          </table:table-cell>
          <table:table-cell office:value-type="float" office:value="163.823" calcext:value-type="float">
            <text:p>163.823</text:p>
          </table:table-cell>
          <table:table-cell office:value-type="float" office:value="237.161" calcext:value-type="float">
            <text:p>237.161</text:p>
          </table:table-cell>
          <table:table-cell office:value-type="float" office:value="2698.45" calcext:value-type="float">
            <text:p>2698.45</text:p>
          </table:table-cell>
          <table:table-cell office:value-type="float" office:value="-4659.11" calcext:value-type="float">
            <text:p>-4659.11</text:p>
          </table:table-cell>
          <table:table-cell office:value-type="float" office:value="154.37" calcext:value-type="float">
            <text:p>154.37</text:p>
          </table:table-cell>
          <table:table-cell office:value-type="float" office:value="4776.12" calcext:value-type="float">
            <text:p>4776.12</text:p>
          </table:table-cell>
          <table:table-cell office:value-type="float" office:value="129.462" calcext:value-type="float">
            <text:p>129.462</text:p>
          </table:table-cell>
          <table:table-cell office:value-type="float" office:value="8.61186" calcext:value-type="float">
            <text:p>8.61186</text:p>
          </table:table-cell>
          <table:table-cell office:value-type="float" office:value="1.05173" calcext:value-type="float">
            <text:p>1.051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2]</text:p>
          </table:table-cell>
          <table:table-cell office:value-type="float" office:value="163.539" calcext:value-type="float">
            <text:p>163.539</text:p>
          </table:table-cell>
          <table:table-cell office:value-type="float" office:value="236.901" calcext:value-type="float">
            <text:p>236.901</text:p>
          </table:table-cell>
          <table:table-cell office:value-type="float" office:value="2695.61" calcext:value-type="float">
            <text:p>2695.61</text:p>
          </table:table-cell>
          <table:table-cell office:value-type="float" office:value="-4658.72" calcext:value-type="float">
            <text:p>-4658.72</text:p>
          </table:table-cell>
          <table:table-cell office:value-type="float" office:value="153.606" calcext:value-type="float">
            <text:p>153.606</text:p>
          </table:table-cell>
          <table:table-cell office:value-type="float" office:value="4769.13" calcext:value-type="float">
            <text:p>4769.13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8.61261" calcext:value-type="float">
            <text:p>8.61261</text:p>
          </table:table-cell>
          <table:table-cell office:value-type="float" office:value="1.05167" calcext:value-type="float">
            <text:p>1.051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3]</text:p>
          </table:table-cell>
          <table:table-cell office:value-type="float" office:value="163.711" calcext:value-type="float">
            <text:p>163.711</text:p>
          </table:table-cell>
          <table:table-cell office:value-type="float" office:value="236.922" calcext:value-type="float">
            <text:p>236.922</text:p>
          </table:table-cell>
          <table:table-cell office:value-type="float" office:value="2695.73" calcext:value-type="float">
            <text:p>2695.73</text:p>
          </table:table-cell>
          <table:table-cell office:value-type="float" office:value="-4656.49" calcext:value-type="float">
            <text:p>-4656.49</text:p>
          </table:table-cell>
          <table:table-cell office:value-type="float" office:value="153.288" calcext:value-type="float">
            <text:p>153.288</text:p>
          </table:table-cell>
          <table:table-cell office:value-type="float" office:value="4771.96" calcext:value-type="float">
            <text:p>4771.96</text:p>
          </table:table-cell>
          <table:table-cell office:value-type="float" office:value="129.463" calcext:value-type="float">
            <text:p>129.463</text:p>
          </table:table-cell>
          <table:table-cell office:value-type="float" office:value="8.61191" calcext:value-type="float">
            <text:p>8.61191</text:p>
          </table:table-cell>
          <table:table-cell office:value-type="float" office:value="1.05167" calcext:value-type="float">
            <text:p>1.051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4]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235.33" calcext:value-type="float">
            <text:p>235.33</text:p>
          </table:table-cell>
          <table:table-cell office:value-type="float" office:value="2677.9" calcext:value-type="float">
            <text:p>2677.9</text:p>
          </table:table-cell>
          <table:table-cell office:value-type="float" office:value="-4627.11" calcext:value-type="float">
            <text:p>-4627.11</text:p>
          </table:table-cell>
          <table:table-cell office:value-type="float" office:value="153.923" calcext:value-type="float">
            <text:p>153.923</text:p>
          </table:table-cell>
          <table:table-cell office:value-type="float" office:value="4737.15" calcext:value-type="float">
            <text:p>4737.15</text:p>
          </table:table-cell>
          <table:table-cell office:value-type="float" office:value="129.489" calcext:value-type="float">
            <text:p>129.489</text:p>
          </table:table-cell>
          <table:table-cell office:value-type="float" office:value="8.61365" calcext:value-type="float">
            <text:p>8.61365</text:p>
          </table:table-cell>
          <table:table-cell office:value-type="float" office:value="1.05165" calcext:value-type="float">
            <text:p>1.051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5]</text:p>
          </table:table-cell>
          <table:table-cell office:value-type="float" office:value="164.33" calcext:value-type="float">
            <text:p>164.33</text:p>
          </table:table-cell>
          <table:table-cell office:value-type="float" office:value="238.115" calcext:value-type="float">
            <text:p>238.115</text:p>
          </table:table-cell>
          <table:table-cell office:value-type="float" office:value="2709.47" calcext:value-type="float">
            <text:p>2709.47</text:p>
          </table:table-cell>
          <table:table-cell office:value-type="float" office:value="-4678.44" calcext:value-type="float">
            <text:p>-4678.44</text:p>
          </table:table-cell>
          <table:table-cell office:value-type="float" office:value="153.263" calcext:value-type="float">
            <text:p>153.263</text:p>
          </table:table-cell>
          <table:table-cell office:value-type="float" office:value="4794.31" calcext:value-type="float">
            <text:p>4794.31</text:p>
          </table:table-cell>
          <table:table-cell office:value-type="float" office:value="129.477" calcext:value-type="float">
            <text:p>129.477</text:p>
          </table:table-cell>
          <table:table-cell office:value-type="float" office:value="8.61286" calcext:value-type="float">
            <text:p>8.61286</text:p>
          </table:table-cell>
          <table:table-cell office:value-type="float" office:value="1.05163" calcext:value-type="float">
            <text:p>1.051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6]</text:p>
          </table:table-cell>
          <table:table-cell office:value-type="float" office:value="162.716" calcext:value-type="float">
            <text:p>162.716</text:p>
          </table:table-cell>
          <table:table-cell office:value-type="float" office:value="235.88" calcext:value-type="float">
            <text:p>235.88</text:p>
          </table:table-cell>
          <table:table-cell office:value-type="float" office:value="2684.1" calcext:value-type="float">
            <text:p>2684.1</text:p>
          </table:table-cell>
          <table:table-cell office:value-type="float" office:value="-4643.1" calcext:value-type="float">
            <text:p>-4643.1</text:p>
          </table:table-cell>
          <table:table-cell office:value-type="float" office:value="152.018" calcext:value-type="float">
            <text:p>152.018</text:p>
          </table:table-cell>
          <table:table-cell office:value-type="float" office:value="4749.02" calcext:value-type="float">
            <text:p>4749.02</text:p>
          </table:table-cell>
          <table:table-cell office:value-type="float" office:value="129.484" calcext:value-type="float">
            <text:p>129.484</text:p>
          </table:table-cell>
          <table:table-cell office:value-type="float" office:value="8.61334" calcext:value-type="float">
            <text:p>8.61334</text:p>
          </table:table-cell>
          <table:table-cell office:value-type="float" office:value="1.05165" calcext:value-type="float">
            <text:p>1.051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7]</text:p>
          </table:table-cell>
          <table:table-cell office:value-type="float" office:value="162.515" calcext:value-type="float">
            <text:p>162.515</text:p>
          </table:table-cell>
          <table:table-cell office:value-type="float" office:value="234.039" calcext:value-type="float">
            <text:p>234.039</text:p>
          </table:table-cell>
          <table:table-cell office:value-type="float" office:value="2661.79" calcext:value-type="float">
            <text:p>2661.79</text:p>
          </table:table-cell>
          <table:table-cell office:value-type="float" office:value="-4590.17" calcext:value-type="float">
            <text:p>-4590.17</text:p>
          </table:table-cell>
          <table:table-cell office:value-type="float" office:value="150.984" calcext:value-type="float">
            <text:p>150.984</text:p>
          </table:table-cell>
          <table:table-cell office:value-type="float" office:value="4711.68" calcext:value-type="float">
            <text:p>4711.68</text:p>
          </table:table-cell>
          <table:table-cell office:value-type="float" office:value="129.351" calcext:value-type="float">
            <text:p>129.351</text:p>
          </table:table-cell>
          <table:table-cell office:value-type="float" office:value="8.60448" calcext:value-type="float">
            <text:p>8.60448</text:p>
          </table:table-cell>
          <table:table-cell office:value-type="float" office:value="1.05166" calcext:value-type="float">
            <text:p>1.05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8]</text:p>
          </table:table-cell>
          <table:table-cell office:value-type="float" office:value="161.034" calcext:value-type="float">
            <text:p>161.034</text:p>
          </table:table-cell>
          <table:table-cell office:value-type="float" office:value="232.375" calcext:value-type="float">
            <text:p>232.375</text:p>
          </table:table-cell>
          <table:table-cell office:value-type="float" office:value="2643.58" calcext:value-type="float">
            <text:p>2643.58</text:p>
          </table:table-cell>
          <table:table-cell office:value-type="float" office:value="-4562.67" calcext:value-type="float">
            <text:p>-4562.67</text:p>
          </table:table-cell>
          <table:table-cell office:value-type="float" office:value="150.082" calcext:value-type="float">
            <text:p>150.082</text:p>
          </table:table-cell>
          <table:table-cell office:value-type="float" office:value="4683.13" calcext:value-type="float">
            <text:p>4683.13</text:p>
          </table:table-cell>
          <table:table-cell office:value-type="float" office:value="129.421" calcext:value-type="float">
            <text:p>129.421</text:p>
          </table:table-cell>
          <table:table-cell office:value-type="float" office:value="8.60916" calcext:value-type="float">
            <text:p>8.60916</text:p>
          </table:table-cell>
          <table:table-cell office:value-type="float" office:value="1.05167" calcext:value-type="float">
            <text:p>1.051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19]</text:p>
          </table:table-cell>
          <table:table-cell office:value-type="float" office:value="159.122" calcext:value-type="float">
            <text:p>159.122</text:p>
          </table:table-cell>
          <table:table-cell office:value-type="float" office:value="229.483" calcext:value-type="float">
            <text:p>229.483</text:p>
          </table:table-cell>
          <table:table-cell office:value-type="float" office:value="2610.79" calcext:value-type="float">
            <text:p>2610.79</text:p>
          </table:table-cell>
          <table:table-cell office:value-type="float" office:value="-4508.72" calcext:value-type="float">
            <text:p>-4508.72</text:p>
          </table:table-cell>
          <table:table-cell office:value-type="float" office:value="149.543" calcext:value-type="float">
            <text:p>149.543</text:p>
          </table:table-cell>
          <table:table-cell office:value-type="float" office:value="4622.78" calcext:value-type="float">
            <text:p>4622.78</text:p>
          </table:table-cell>
          <table:table-cell office:value-type="float" office:value="129.433" calcext:value-type="float">
            <text:p>129.433</text:p>
          </table:table-cell>
          <table:table-cell office:value-type="float" office:value="8.6099" calcext:value-type="float">
            <text:p>8.6099</text:p>
          </table:table-cell>
          <table:table-cell office:value-type="float" office:value="1.05174" calcext:value-type="float">
            <text:p>1.05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0]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229.676" calcext:value-type="float">
            <text:p>229.676</text:p>
          </table:table-cell>
          <table:table-cell office:value-type="float" office:value="2609.46" calcext:value-type="float">
            <text:p>2609.46</text:p>
          </table:table-cell>
          <table:table-cell office:value-type="float" office:value="-4498.74" calcext:value-type="float">
            <text:p>-4498.74</text:p>
          </table:table-cell>
          <table:table-cell office:value-type="float" office:value="146.468" calcext:value-type="float">
            <text:p>146.468</text:p>
          </table:table-cell>
          <table:table-cell office:value-type="float" office:value="4623.36" calcext:value-type="float">
            <text:p>4623.36</text:p>
          </table:table-cell>
          <table:table-cell office:value-type="float" office:value="129.084" calcext:value-type="float">
            <text:p>129.084</text:p>
          </table:table-cell>
          <table:table-cell office:value-type="float" office:value="8.5867" calcext:value-type="float">
            <text:p>8.5867</text:p>
          </table:table-cell>
          <table:table-cell office:value-type="float" office:value="1.05202" calcext:value-type="float">
            <text:p>1.05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1]</text:p>
          </table:table-cell>
          <table:table-cell office:value-type="float" office:value="156.475" calcext:value-type="float">
            <text:p>156.475</text:p>
          </table:table-cell>
          <table:table-cell office:value-type="float" office:value="224.74" calcext:value-type="float">
            <text:p>224.74</text:p>
          </table:table-cell>
          <table:table-cell office:value-type="float" office:value="2555.28" calcext:value-type="float">
            <text:p>2555.28</text:p>
          </table:table-cell>
          <table:table-cell office:value-type="float" office:value="-4406.58" calcext:value-type="float">
            <text:p>-4406.58</text:p>
          </table:table-cell>
          <table:table-cell office:value-type="float" office:value="146.703" calcext:value-type="float">
            <text:p>146.703</text:p>
          </table:table-cell>
          <table:table-cell office:value-type="float" office:value="4527.08" calcext:value-type="float">
            <text:p>4527.08</text:p>
          </table:table-cell>
          <table:table-cell office:value-type="float" office:value="129.275" calcext:value-type="float">
            <text:p>129.275</text:p>
          </table:table-cell>
          <table:table-cell office:value-type="float" office:value="8.59944" calcext:value-type="float">
            <text:p>8.59944</text:p>
          </table:table-cell>
          <table:table-cell office:value-type="float" office:value="1.05187" calcext:value-type="float">
            <text:p>1.05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2]</text:p>
          </table:table-cell>
          <table:table-cell office:value-type="float" office:value="161.529" calcext:value-type="float">
            <text:p>161.529</text:p>
          </table:table-cell>
          <table:table-cell office:value-type="float" office:value="231.482" calcext:value-type="float">
            <text:p>231.482</text:p>
          </table:table-cell>
          <table:table-cell office:value-type="float" office:value="2629.31" calcext:value-type="float">
            <text:p>2629.31</text:p>
          </table:table-cell>
          <table:table-cell office:value-type="float" office:value="-4524.73" calcext:value-type="float">
            <text:p>-4524.73</text:p>
          </table:table-cell>
          <table:table-cell office:value-type="float" office:value="146.617" calcext:value-type="float">
            <text:p>146.617</text:p>
          </table:table-cell>
          <table:table-cell office:value-type="float" office:value="4663.43" calcext:value-type="float">
            <text:p>4663.43</text:p>
          </table:table-cell>
          <table:table-cell office:value-type="float" office:value="129.018" calcext:value-type="float">
            <text:p>129.018</text:p>
          </table:table-cell>
          <table:table-cell office:value-type="float" office:value="8.58232" calcext:value-type="float">
            <text:p>8.58232</text:p>
          </table:table-cell>
          <table:table-cell office:value-type="float" office:value="1.05207" calcext:value-type="float">
            <text:p>1.0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3]</text:p>
          </table:table-cell>
          <table:table-cell office:value-type="float" office:value="160.66" calcext:value-type="float">
            <text:p>160.66</text:p>
          </table:table-cell>
          <table:table-cell office:value-type="float" office:value="231.073" calcext:value-type="float">
            <text:p>231.073</text:p>
          </table:table-cell>
          <table:table-cell office:value-type="float" office:value="2626.7" calcext:value-type="float">
            <text:p>2626.7</text:p>
          </table:table-cell>
          <table:table-cell office:value-type="float" office:value="-4530.24" calcext:value-type="float">
            <text:p>-4530.24</text:p>
          </table:table-cell>
          <table:table-cell office:value-type="float" office:value="148.138" calcext:value-type="float">
            <text:p>148.138</text:p>
          </table:table-cell>
          <table:table-cell office:value-type="float" office:value="4655.69" calcext:value-type="float">
            <text:p>4655.69</text:p>
          </table:table-cell>
          <table:table-cell office:value-type="float" office:value="129.218" calcext:value-type="float">
            <text:p>129.218</text:p>
          </table:table-cell>
          <table:table-cell office:value-type="float" office:value="8.59561" calcext:value-type="float">
            <text:p>8.59561</text:p>
          </table:table-cell>
          <table:table-cell office:value-type="float" office:value="1.05189" calcext:value-type="float">
            <text:p>1.05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4]</text:p>
          </table:table-cell>
          <table:table-cell office:value-type="float" office:value="158.819" calcext:value-type="float">
            <text:p>158.819</text:p>
          </table:table-cell>
          <table:table-cell office:value-type="float" office:value="229.001" calcext:value-type="float">
            <text:p>229.001</text:p>
          </table:table-cell>
          <table:table-cell office:value-type="float" office:value="2605.41" calcext:value-type="float">
            <text:p>2605.41</text:p>
          </table:table-cell>
          <table:table-cell office:value-type="float" office:value="-4501.22" calcext:value-type="float">
            <text:p>-4501.22</text:p>
          </table:table-cell>
          <table:table-cell office:value-type="float" office:value="151.817" calcext:value-type="float">
            <text:p>151.817</text:p>
          </table:table-cell>
          <table:table-cell office:value-type="float" office:value="4613.62" calcext:value-type="float">
            <text:p>4613.62</text:p>
          </table:table-cell>
          <table:table-cell office:value-type="float" office:value="129.442" calcext:value-type="float">
            <text:p>129.442</text:p>
          </table:table-cell>
          <table:table-cell office:value-type="float" office:value="8.61053" calcext:value-type="float">
            <text:p>8.61053</text:p>
          </table:table-cell>
          <table:table-cell office:value-type="float" office:value="1.05176" calcext:value-type="float">
            <text:p>1.05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5]</text:p>
          </table:table-cell>
          <table:table-cell office:value-type="float" office:value="159.169" calcext:value-type="float">
            <text:p>159.169</text:p>
          </table:table-cell>
          <table:table-cell office:value-type="float" office:value="230.016" calcext:value-type="float">
            <text:p>230.016</text:p>
          </table:table-cell>
          <table:table-cell office:value-type="float" office:value="2617.28" calcext:value-type="float">
            <text:p>2617.28</text:p>
          </table:table-cell>
          <table:table-cell office:value-type="float" office:value="-4519.87" calcext:value-type="float">
            <text:p>-4519.87</text:p>
          </table:table-cell>
          <table:table-cell office:value-type="float" office:value="152.446" calcext:value-type="float">
            <text:p>152.446</text:p>
          </table:table-cell>
          <table:table-cell office:value-type="float" office:value="4633.45" calcext:value-type="float">
            <text:p>4633.45</text:p>
          </table:table-cell>
          <table:table-cell office:value-type="float" office:value="129.475" calcext:value-type="float">
            <text:p>129.475</text:p>
          </table:table-cell>
          <table:table-cell office:value-type="float" office:value="8.6127" calcext:value-type="float">
            <text:p>8.6127</text:p>
          </table:table-cell>
          <table:table-cell office:value-type="float" office:value="1.05176" calcext:value-type="float">
            <text:p>1.051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6]</text:p>
          </table:table-cell>
          <table:table-cell office:value-type="float" office:value="156.26" calcext:value-type="float">
            <text:p>156.26</text:p>
          </table:table-cell>
          <table:table-cell office:value-type="float" office:value="225.771" calcext:value-type="float">
            <text:p>225.771</text:p>
          </table:table-cell>
          <table:table-cell office:value-type="float" office:value="2569.23" calcext:value-type="float">
            <text:p>2569.23</text:p>
          </table:table-cell>
          <table:table-cell office:value-type="float" office:value="-4438.56" calcext:value-type="float">
            <text:p>-4438.56</text:p>
          </table:table-cell>
          <table:table-cell office:value-type="float" office:value="147.433" calcext:value-type="float">
            <text:p>147.433</text:p>
          </table:table-cell>
          <table:table-cell office:value-type="float" office:value="4547.07" calcext:value-type="float">
            <text:p>4547.07</text:p>
          </table:table-cell>
          <table:table-cell office:value-type="float" office:value="129.5" calcext:value-type="float">
            <text:p>129.5</text:p>
          </table:table-cell>
          <table:table-cell office:value-type="float" office:value="8.61436" calcext:value-type="float">
            <text:p>8.61436</text:p>
          </table:table-cell>
          <table:table-cell office:value-type="float" office:value="1.0517" calcext:value-type="float">
            <text:p>1.0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7]</text:p>
          </table:table-cell>
          <table:table-cell office:value-type="float" office:value="144.68" calcext:value-type="float">
            <text:p>144.68</text:p>
          </table:table-cell>
          <table:table-cell office:value-type="float" office:value="207.09" calcext:value-type="float">
            <text:p>207.09</text:p>
          </table:table-cell>
          <table:table-cell office:value-type="float" office:value="2356.36" calcext:value-type="float">
            <text:p>2356.36</text:p>
          </table:table-cell>
          <table:table-cell office:value-type="float" office:value="-4035.59" calcext:value-type="float">
            <text:p>-4035.59</text:p>
          </table:table-cell>
          <table:table-cell office:value-type="float" office:value="137.992" calcext:value-type="float">
            <text:p>137.992</text:p>
          </table:table-cell>
          <table:table-cell office:value-type="float" office:value="4191.86" calcext:value-type="float">
            <text:p>4191.86</text:p>
          </table:table-cell>
          <table:table-cell office:value-type="float" office:value="129.469" calcext:value-type="float">
            <text:p>129.469</text:p>
          </table:table-cell>
          <table:table-cell office:value-type="float" office:value="8.61231" calcext:value-type="float">
            <text:p>8.61231</text:p>
          </table:table-cell>
          <table:table-cell office:value-type="float" office:value="1.05199" calcext:value-type="float">
            <text:p>1.051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8]</text:p>
          </table:table-cell>
          <table:table-cell office:value-type="float" office:value="142.504" calcext:value-type="float">
            <text:p>142.504</text:p>
          </table:table-cell>
          <table:table-cell office:value-type="float" office:value="202.899" calcext:value-type="float">
            <text:p>202.899</text:p>
          </table:table-cell>
          <table:table-cell office:value-type="float" office:value="2308.57" calcext:value-type="float">
            <text:p>2308.57</text:p>
          </table:table-cell>
          <table:table-cell office:value-type="float" office:value="-3953.89" calcext:value-type="float">
            <text:p>-3953.89</text:p>
          </table:table-cell>
          <table:table-cell office:value-type="float" office:value="135.26" calcext:value-type="float">
            <text:p>135.26</text:p>
          </table:table-cell>
          <table:table-cell office:value-type="float" office:value="4118.06" calcext:value-type="float">
            <text:p>4118.06</text:p>
          </table:table-cell>
          <table:table-cell office:value-type="float" office:value="129.457" calcext:value-type="float">
            <text:p>129.457</text:p>
          </table:table-cell>
          <table:table-cell office:value-type="float" office:value="8.61149" calcext:value-type="float">
            <text:p>8.61149</text:p>
          </table:table-cell>
          <table:table-cell office:value-type="float" office:value="1.05207" calcext:value-type="float">
            <text:p>1.0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29]</text:p>
          </table:table-cell>
          <table:table-cell office:value-type="float" office:value="151.626" calcext:value-type="float">
            <text:p>151.626</text:p>
          </table:table-cell>
          <table:table-cell office:value-type="float" office:value="217.53" calcext:value-type="float">
            <text:p>217.53</text:p>
          </table:table-cell>
          <table:table-cell office:value-type="float" office:value="2475.2" calcext:value-type="float">
            <text:p>2475.2</text:p>
          </table:table-cell>
          <table:table-cell office:value-type="float" office:value="-4254.97" calcext:value-type="float">
            <text:p>-4254.97</text:p>
          </table:table-cell>
          <table:table-cell office:value-type="float" office:value="145.699" calcext:value-type="float">
            <text:p>145.699</text:p>
          </table:table-cell>
          <table:table-cell office:value-type="float" office:value="4395.7" calcext:value-type="float">
            <text:p>4395.7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8.61265" calcext:value-type="float">
            <text:p>8.61265</text:p>
          </table:table-cell>
          <table:table-cell office:value-type="float" office:value="1.05181" calcext:value-type="float">
            <text:p>1.0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0]</text:p>
          </table:table-cell>
          <table:table-cell office:value-type="float" office:value="158.656" calcext:value-type="float">
            <text:p>158.656</text:p>
          </table:table-cell>
          <table:table-cell office:value-type="float" office:value="229.511" calcext:value-type="float">
            <text:p>229.511</text:p>
          </table:table-cell>
          <table:table-cell office:value-type="float" office:value="2611.54" calcext:value-type="float">
            <text:p>2611.54</text:p>
          </table:table-cell>
          <table:table-cell office:value-type="float" office:value="-4509.65" calcext:value-type="float">
            <text:p>-4509.65</text:p>
          </table:table-cell>
          <table:table-cell office:value-type="float" office:value="151.661" calcext:value-type="float">
            <text:p>151.661</text:p>
          </table:table-cell>
          <table:table-cell office:value-type="float" office:value="4623.3" calcext:value-type="float">
            <text:p>4623.3</text:p>
          </table:table-cell>
          <table:table-cell office:value-type="float" office:value="129.475" calcext:value-type="float">
            <text:p>129.475</text:p>
          </table:table-cell>
          <table:table-cell office:value-type="float" office:value="8.61272" calcext:value-type="float">
            <text:p>8.61272</text:p>
          </table:table-cell>
          <table:table-cell office:value-type="float" office:value="1.05177" calcext:value-type="float">
            <text:p>1.051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1]</text:p>
          </table:table-cell>
          <table:table-cell office:value-type="float" office:value="158.129" calcext:value-type="float">
            <text:p>158.129</text:p>
          </table:table-cell>
          <table:table-cell office:value-type="float" office:value="228.302" calcext:value-type="float">
            <text:p>228.302</text:p>
          </table:table-cell>
          <table:table-cell office:value-type="float" office:value="2597.54" calcext:value-type="float">
            <text:p>2597.54</text:p>
          </table:table-cell>
          <table:table-cell office:value-type="float" office:value="-4490.04" calcext:value-type="float">
            <text:p>-4490.04</text:p>
          </table:table-cell>
          <table:table-cell office:value-type="float" office:value="152.406" calcext:value-type="float">
            <text:p>152.406</text:p>
          </table:table-cell>
          <table:table-cell office:value-type="float" office:value="4596.72" calcext:value-type="float">
            <text:p>4596.72</text:p>
          </table:table-cell>
          <table:table-cell office:value-type="float" office:value="129.451" calcext:value-type="float">
            <text:p>129.451</text:p>
          </table:table-cell>
          <table:table-cell office:value-type="float" office:value="8.61114" calcext:value-type="float">
            <text:p>8.61114</text:p>
          </table:table-cell>
          <table:table-cell office:value-type="float" office:value="1.05175" calcext:value-type="float">
            <text:p>1.051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2]</text:p>
          </table:table-cell>
          <table:table-cell office:value-type="float" office:value="159.481" calcext:value-type="float">
            <text:p>159.481</text:p>
          </table:table-cell>
          <table:table-cell office:value-type="float" office:value="229.453" calcext:value-type="float">
            <text:p>229.453</text:p>
          </table:table-cell>
          <table:table-cell office:value-type="float" office:value="2608.93" calcext:value-type="float">
            <text:p>2608.93</text:p>
          </table:table-cell>
          <table:table-cell office:value-type="float" office:value="-4505.11" calcext:value-type="float">
            <text:p>-4505.11</text:p>
          </table:table-cell>
          <table:table-cell office:value-type="float" office:value="150.409" calcext:value-type="float">
            <text:p>150.409</text:p>
          </table:table-cell>
          <table:table-cell office:value-type="float" office:value="4624.02" calcext:value-type="float">
            <text:p>4624.02</text:p>
          </table:table-cell>
          <table:table-cell office:value-type="float" office:value="129.282" calcext:value-type="float">
            <text:p>129.282</text:p>
          </table:table-cell>
          <table:table-cell office:value-type="float" office:value="8.59991" calcext:value-type="float">
            <text:p>8.59991</text:p>
          </table:table-cell>
          <table:table-cell office:value-type="float" office:value="1.0519" calcext:value-type="float">
            <text:p>1.05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3]</text:p>
          </table:table-cell>
          <table:table-cell office:value-type="float" office:value="162.476" calcext:value-type="float">
            <text:p>162.476</text:p>
          </table:table-cell>
          <table:table-cell office:value-type="float" office:value="233.106" calcext:value-type="float">
            <text:p>233.106</text:p>
          </table:table-cell>
          <table:table-cell office:value-type="float" office:value="2652.49" calcext:value-type="float">
            <text:p>2652.49</text:p>
          </table:table-cell>
          <table:table-cell office:value-type="float" office:value="-4565.54" calcext:value-type="float">
            <text:p>-4565.54</text:p>
          </table:table-cell>
          <table:table-cell office:value-type="float" office:value="150.523" calcext:value-type="float">
            <text:p>150.523</text:p>
          </table:table-cell>
          <table:table-cell office:value-type="float" office:value="4675.09" calcext:value-type="float">
            <text:p>4675.09</text:p>
          </table:table-cell>
          <table:table-cell office:value-type="float" office:value="129.48" calcext:value-type="float">
            <text:p>129.48</text:p>
          </table:table-cell>
          <table:table-cell office:value-type="float" office:value="8.61304" calcext:value-type="float">
            <text:p>8.61304</text:p>
          </table:table-cell>
          <table:table-cell office:value-type="float" office:value="1.05103" calcext:value-type="float">
            <text:p>1.051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4]</text:p>
          </table:table-cell>
          <table:table-cell office:value-type="float" office:value="158.884" calcext:value-type="float">
            <text:p>158.884</text:p>
          </table:table-cell>
          <table:table-cell office:value-type="float" office:value="229.133" calcext:value-type="float">
            <text:p>229.133</text:p>
          </table:table-cell>
          <table:table-cell office:value-type="float" office:value="2606.48" calcext:value-type="float">
            <text:p>2606.48</text:p>
          </table:table-cell>
          <table:table-cell office:value-type="float" office:value="-4503.34" calcext:value-type="float">
            <text:p>-4503.34</text:p>
          </table:table-cell>
          <table:table-cell office:value-type="float" office:value="149.77" calcext:value-type="float">
            <text:p>149.77</text:p>
          </table:table-cell>
          <table:table-cell office:value-type="float" office:value="4614.89" calcext:value-type="float">
            <text:p>4614.89</text:p>
          </table:table-cell>
          <table:table-cell office:value-type="float" office:value="129.4" calcext:value-type="float">
            <text:p>129.4</text:p>
          </table:table-cell>
          <table:table-cell office:value-type="float" office:value="8.60774" calcext:value-type="float">
            <text:p>8.60774</text:p>
          </table:table-cell>
          <table:table-cell office:value-type="float" office:value="1.0518" calcext:value-type="float">
            <text:p>1.05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5]</text:p>
          </table:table-cell>
          <table:table-cell office:value-type="float" office:value="158.849" calcext:value-type="float">
            <text:p>158.849</text:p>
          </table:table-cell>
          <table:table-cell office:value-type="float" office:value="228.157" calcext:value-type="float">
            <text:p>228.157</text:p>
          </table:table-cell>
          <table:table-cell office:value-type="float" office:value="2593.83" calcext:value-type="float">
            <text:p>2593.83</text:p>
          </table:table-cell>
          <table:table-cell office:value-type="float" office:value="-4478.94" calcext:value-type="float">
            <text:p>-4478.94</text:p>
          </table:table-cell>
          <table:table-cell office:value-type="float" office:value="150.276" calcext:value-type="float">
            <text:p>150.276</text:p>
          </table:table-cell>
          <table:table-cell office:value-type="float" office:value="4596.42" calcext:value-type="float">
            <text:p>4596.42</text:p>
          </table:table-cell>
          <table:table-cell office:value-type="float" office:value="129.246" calcext:value-type="float">
            <text:p>129.246</text:p>
          </table:table-cell>
          <table:table-cell office:value-type="float" office:value="8.59746" calcext:value-type="float">
            <text:p>8.59746</text:p>
          </table:table-cell>
          <table:table-cell office:value-type="float" office:value="1.05193" calcext:value-type="float">
            <text:p>1.051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6]</text:p>
          </table:table-cell>
          <table:table-cell office:value-type="float" office:value="160.225" calcext:value-type="float">
            <text:p>160.225</text:p>
          </table:table-cell>
          <table:table-cell office:value-type="float" office:value="230.864" calcext:value-type="float">
            <text:p>230.864</text:p>
          </table:table-cell>
          <table:table-cell office:value-type="float" office:value="2625.45" calcext:value-type="float">
            <text:p>2625.45</text:p>
          </table:table-cell>
          <table:table-cell office:value-type="float" office:value="-4534.05" calcext:value-type="float">
            <text:p>-4534.05</text:p>
          </table:table-cell>
          <table:table-cell office:value-type="float" office:value="152.789" calcext:value-type="float">
            <text:p>152.789</text:p>
          </table:table-cell>
          <table:table-cell office:value-type="float" office:value="4651.5" calcext:value-type="float">
            <text:p>4651.5</text:p>
          </table:table-cell>
          <table:table-cell office:value-type="float" office:value="129.329" calcext:value-type="float">
            <text:p>129.329</text:p>
          </table:table-cell>
          <table:table-cell office:value-type="float" office:value="8.60298" calcext:value-type="float">
            <text:p>8.60298</text:p>
          </table:table-cell>
          <table:table-cell office:value-type="float" office:value="1.05187" calcext:value-type="float">
            <text:p>1.051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7]</text:p>
          </table:table-cell>
          <table:table-cell office:value-type="float" office:value="159.328" calcext:value-type="float">
            <text:p>159.328</text:p>
          </table:table-cell>
          <table:table-cell office:value-type="float" office:value="229.597" calcext:value-type="float">
            <text:p>229.597</text:p>
          </table:table-cell>
          <table:table-cell office:value-type="float" office:value="2611.77" calcext:value-type="float">
            <text:p>2611.77</text:p>
          </table:table-cell>
          <table:table-cell office:value-type="float" office:value="-4513.89" calcext:value-type="float">
            <text:p>-4513.89</text:p>
          </table:table-cell>
          <table:table-cell office:value-type="float" office:value="152.478" calcext:value-type="float">
            <text:p>152.478</text:p>
          </table:table-cell>
          <table:table-cell office:value-type="float" office:value="4625.33" calcext:value-type="float">
            <text:p>4625.33</text:p>
          </table:table-cell>
          <table:table-cell office:value-type="float" office:value="129.401" calcext:value-type="float">
            <text:p>129.401</text:p>
          </table:table-cell>
          <table:table-cell office:value-type="float" office:value="8.60782" calcext:value-type="float">
            <text:p>8.60782</text:p>
          </table:table-cell>
          <table:table-cell office:value-type="float" office:value="1.05181" calcext:value-type="float">
            <text:p>1.0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8]</text:p>
          </table:table-cell>
          <table:table-cell office:value-type="float" office:value="145.685" calcext:value-type="float">
            <text:p>145.685</text:p>
          </table:table-cell>
          <table:table-cell office:value-type="float" office:value="208.103" calcext:value-type="float">
            <text:p>208.103</text:p>
          </table:table-cell>
          <table:table-cell office:value-type="float" office:value="2368.25" calcext:value-type="float">
            <text:p>2368.25</text:p>
          </table:table-cell>
          <table:table-cell office:value-type="float" office:value="-4058.8" calcext:value-type="float">
            <text:p>-4058.8</text:p>
          </table:table-cell>
          <table:table-cell office:value-type="float" office:value="141.308" calcext:value-type="float">
            <text:p>141.308</text:p>
          </table:table-cell>
          <table:table-cell office:value-type="float" office:value="4207.04" calcext:value-type="float">
            <text:p>4207.04</text:p>
          </table:table-cell>
          <table:table-cell office:value-type="float" office:value="129.509" calcext:value-type="float">
            <text:p>129.509</text:p>
          </table:table-cell>
          <table:table-cell office:value-type="float" office:value="8.61501" calcext:value-type="float">
            <text:p>8.61501</text:p>
          </table:table-cell>
          <table:table-cell office:value-type="float" office:value="1.05166" calcext:value-type="float">
            <text:p>1.05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[39]</text:p>
          </table:table-cell>
          <table:table-cell office:value-type="float" office:value="160.337" calcext:value-type="float">
            <text:p>160.337</text:p>
          </table:table-cell>
          <table:table-cell office:value-type="float" office:value="231.173" calcext:value-type="float">
            <text:p>231.173</text:p>
          </table:table-cell>
          <table:table-cell office:value-type="float" office:value="2630.08" calcext:value-type="float">
            <text:p>2630.08</text:p>
          </table:table-cell>
          <table:table-cell office:value-type="float" office:value="-4540.11" calcext:value-type="float">
            <text:p>-4540.11</text:p>
          </table:table-cell>
          <table:table-cell office:value-type="float" office:value="152.794" calcext:value-type="float">
            <text:p>152.794</text:p>
          </table:table-cell>
          <table:table-cell office:value-type="float" office:value="4655.37" calcext:value-type="float">
            <text:p>4655.37</text:p>
          </table:table-cell>
          <table:table-cell office:value-type="float" office:value="129.439" calcext:value-type="float">
            <text:p>129.439</text:p>
          </table:table-cell>
          <table:table-cell office:value-type="float" office:value="8.61034" calcext:value-type="float">
            <text:p>8.61034</text:p>
          </table:table-cell>
          <table:table-cell office:value-type="float" office:value="1.0518" calcext:value-type="float">
            <text:p>1.05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]</text:p>
          </table:table-cell>
          <table:table-cell office:value-type="float" office:value="9.69994" calcext:value-type="float">
            <text:p>9.69994</text:p>
          </table:table-cell>
          <table:table-cell office:value-type="float" office:value="138.474" calcext:value-type="float">
            <text:p>138.474</text:p>
          </table:table-cell>
          <table:table-cell office:value-type="float" office:value="1695.64" calcext:value-type="float">
            <text:p>1695.64</text:p>
          </table:table-cell>
          <table:table-cell office:value-type="float" office:value="-2817.61" calcext:value-type="float">
            <text:p>-2817.61</text:p>
          </table:table-cell>
          <table:table-cell office:value-type="float" office:value="4.65145" calcext:value-type="float">
            <text:p>4.65145</text:p>
          </table:table-cell>
          <table:table-cell office:value-type="float" office:value="2964.63" calcext:value-type="float">
            <text:p>2964.63</text:p>
          </table:table-cell>
          <table:table-cell office:value-type="float" office:value="149.944" calcext:value-type="float">
            <text:p>149.944</text:p>
          </table:table-cell>
          <table:table-cell office:value-type="float" office:value="9.97434" calcext:value-type="float">
            <text:p>9.97434</text:p>
          </table:table-cell>
          <table:table-cell office:value-type="float" office:value="1.04412" calcext:value-type="float">
            <text:p>1.044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]</text:p>
          </table:table-cell>
          <table:table-cell office:value-type="float" office:value="9.26258" calcext:value-type="float">
            <text:p>9.26258</text:p>
          </table:table-cell>
          <table:table-cell office:value-type="float" office:value="138.949" calcext:value-type="float">
            <text:p>138.949</text:p>
          </table:table-cell>
          <table:table-cell office:value-type="float" office:value="1701.53" calcext:value-type="float">
            <text:p>1701.53</text:p>
          </table:table-cell>
          <table:table-cell office:value-type="float" office:value="-2831.7" calcext:value-type="float">
            <text:p>-2831.7</text:p>
          </table:table-cell>
          <table:table-cell office:value-type="float" office:value="1.87069" calcext:value-type="float">
            <text:p>1.87069</text:p>
          </table:table-cell>
          <table:table-cell office:value-type="float" office:value="2963.55" calcext:value-type="float">
            <text:p>2963.55</text:p>
          </table:table-cell>
          <table:table-cell office:value-type="float" office:value="149.956" calcext:value-type="float">
            <text:p>149.956</text:p>
          </table:table-cell>
          <table:table-cell office:value-type="float" office:value="9.97513" calcext:value-type="float">
            <text:p>9.97513</text:p>
          </table:table-cell>
          <table:table-cell office:value-type="float" office:value="1.04414" calcext:value-type="float">
            <text:p>1.04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]</text:p>
          </table:table-cell>
          <table:table-cell office:value-type="float" office:value="9.42539" calcext:value-type="float">
            <text:p>9.42539</text:p>
          </table:table-cell>
          <table:table-cell office:value-type="float" office:value="138.785" calcext:value-type="float">
            <text:p>138.785</text:p>
          </table:table-cell>
          <table:table-cell office:value-type="float" office:value="1699.33" calcext:value-type="float">
            <text:p>1699.33</text:p>
          </table:table-cell>
          <table:table-cell office:value-type="float" office:value="-2822.65" calcext:value-type="float">
            <text:p>-2822.65</text:p>
          </table:table-cell>
          <table:table-cell office:value-type="float" office:value="2.10578" calcext:value-type="float">
            <text:p>2.10578</text:p>
          </table:table-cell>
          <table:table-cell office:value-type="float" office:value="2965.02" calcext:value-type="float">
            <text:p>2965.02</text:p>
          </table:table-cell>
          <table:table-cell office:value-type="float" office:value="149.924" calcext:value-type="float">
            <text:p>149.924</text:p>
          </table:table-cell>
          <table:table-cell office:value-type="float" office:value="9.97296" calcext:value-type="float">
            <text:p>9.97296</text:p>
          </table:table-cell>
          <table:table-cell office:value-type="float" office:value="1.04416" calcext:value-type="float">
            <text:p>1.044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4]</text:p>
          </table:table-cell>
          <table:table-cell office:value-type="float" office:value="9.40282" calcext:value-type="float">
            <text:p>9.40282</text:p>
          </table:table-cell>
          <table:table-cell office:value-type="float" office:value="138.89" calcext:value-type="float">
            <text:p>138.89</text:p>
          </table:table-cell>
          <table:table-cell office:value-type="float" office:value="1700.59" calcext:value-type="float">
            <text:p>1700.59</text:p>
          </table:table-cell>
          <table:table-cell office:value-type="float" office:value="-2824.02" calcext:value-type="float">
            <text:p>-2824.02</text:p>
          </table:table-cell>
          <table:table-cell office:value-type="float" office:value="2.07482" calcext:value-type="float">
            <text:p>2.07482</text:p>
          </table:table-cell>
          <table:table-cell office:value-type="float" office:value="2968.28" calcext:value-type="float">
            <text:p>2968.28</text:p>
          </table:table-cell>
          <table:table-cell office:value-type="float" office:value="149.918" calcext:value-type="float">
            <text:p>149.918</text:p>
          </table:table-cell>
          <table:table-cell office:value-type="float" office:value="9.97259" calcext:value-type="float">
            <text:p>9.97259</text:p>
          </table:table-cell>
          <table:table-cell office:value-type="float" office:value="1.04418" calcext:value-type="float">
            <text:p>1.044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5]</text:p>
          </table:table-cell>
          <table:table-cell office:value-type="float" office:value="8.98048" calcext:value-type="float">
            <text:p>8.98048</text:p>
          </table:table-cell>
          <table:table-cell office:value-type="float" office:value="138.979" calcext:value-type="float">
            <text:p>138.979</text:p>
          </table:table-cell>
          <table:table-cell office:value-type="float" office:value="1702.59" calcext:value-type="float">
            <text:p>1702.59</text:p>
          </table:table-cell>
          <table:table-cell office:value-type="float" office:value="-2821.56" calcext:value-type="float">
            <text:p>-2821.56</text:p>
          </table:table-cell>
          <table:table-cell office:value-type="float" office:value="0.311603" calcext:value-type="float">
            <text:p>0.311603</text:p>
          </table:table-cell>
          <table:table-cell office:value-type="float" office:value="2960.52" calcext:value-type="float">
            <text:p>2960.52</text:p>
          </table:table-cell>
          <table:table-cell office:value-type="float" office:value="150.08" calcext:value-type="float">
            <text:p>150.08</text:p>
          </table:table-cell>
          <table:table-cell office:value-type="float" office:value="9.98334" calcext:value-type="float">
            <text:p>9.98334</text:p>
          </table:table-cell>
          <table:table-cell office:value-type="float" office:value="1.04416" calcext:value-type="float">
            <text:p>1.044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6]</text:p>
          </table:table-cell>
          <table:table-cell office:value-type="float" office:value="9.28323" calcext:value-type="float">
            <text:p>9.28323</text:p>
          </table:table-cell>
          <table:table-cell office:value-type="float" office:value="138.353" calcext:value-type="float">
            <text:p>138.353</text:p>
          </table:table-cell>
          <table:table-cell office:value-type="float" office:value="1692.79" calcext:value-type="float">
            <text:p>1692.79</text:p>
          </table:table-cell>
          <table:table-cell office:value-type="float" office:value="-2805.8" calcext:value-type="float">
            <text:p>-2805.8</text:p>
          </table:table-cell>
          <table:table-cell office:value-type="float" office:value="0.693402" calcext:value-type="float">
            <text:p>0.693402</text:p>
          </table:table-cell>
          <table:table-cell office:value-type="float" office:value="2951.19" calcext:value-type="float">
            <text:p>2951.19</text:p>
          </table:table-cell>
          <table:table-cell office:value-type="float" office:value="149.703" calcext:value-type="float">
            <text:p>149.703</text:p>
          </table:table-cell>
          <table:table-cell office:value-type="float" office:value="9.95831" calcext:value-type="float">
            <text:p>9.95831</text:p>
          </table:table-cell>
          <table:table-cell office:value-type="float" office:value="1.04433" calcext:value-type="float">
            <text:p>1.04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7]</text:p>
          </table:table-cell>
          <table:table-cell office:value-type="float" office:value="9.21119" calcext:value-type="float">
            <text:p>9.21119</text:p>
          </table:table-cell>
          <table:table-cell office:value-type="float" office:value="138.744" calcext:value-type="float">
            <text:p>138.744</text:p>
          </table:table-cell>
          <table:table-cell office:value-type="float" office:value="1697.6" calcext:value-type="float">
            <text:p>1697.6</text:p>
          </table:table-cell>
          <table:table-cell office:value-type="float" office:value="-2820.27" calcext:value-type="float">
            <text:p>-2820.27</text:p>
          </table:table-cell>
          <table:table-cell office:value-type="float" office:value="1.14659" calcext:value-type="float">
            <text:p>1.14659</text:p>
          </table:table-cell>
          <table:table-cell office:value-type="float" office:value="2957.58" calcext:value-type="float">
            <text:p>2957.58</text:p>
          </table:table-cell>
          <table:table-cell office:value-type="float" office:value="149.707" calcext:value-type="float">
            <text:p>149.707</text:p>
          </table:table-cell>
          <table:table-cell office:value-type="float" office:value="9.95857" calcext:value-type="float">
            <text:p>9.95857</text:p>
          </table:table-cell>
          <table:table-cell office:value-type="float" office:value="1.04426" calcext:value-type="float">
            <text:p>1.044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8]</text:p>
          </table:table-cell>
          <table:table-cell office:value-type="float" office:value="9.12558" calcext:value-type="float">
            <text:p>9.12558</text:p>
          </table:table-cell>
          <table:table-cell office:value-type="float" office:value="138.75" calcext:value-type="float">
            <text:p>138.75</text:p>
          </table:table-cell>
          <table:table-cell office:value-type="float" office:value="1698.32" calcext:value-type="float">
            <text:p>1698.32</text:p>
          </table:table-cell>
          <table:table-cell office:value-type="float" office:value="-2822.65" calcext:value-type="float">
            <text:p>-2822.65</text:p>
          </table:table-cell>
          <table:table-cell office:value-type="float" office:value="0.980417" calcext:value-type="float">
            <text:p>0.980417</text:p>
          </table:table-cell>
          <table:table-cell office:value-type="float" office:value="2955.33" calcext:value-type="float">
            <text:p>2955.33</text:p>
          </table:table-cell>
          <table:table-cell office:value-type="float" office:value="149.821" calcext:value-type="float">
            <text:p>149.821</text:p>
          </table:table-cell>
          <table:table-cell office:value-type="float" office:value="9.96617" calcext:value-type="float">
            <text:p>9.96617</text:p>
          </table:table-cell>
          <table:table-cell office:value-type="float" office:value="1.04422" calcext:value-type="float">
            <text:p>1.04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9]</text:p>
          </table:table-cell>
          <table:table-cell office:value-type="float" office:value="9.23622" calcext:value-type="float">
            <text:p>9.23622</text:p>
          </table:table-cell>
          <table:table-cell office:value-type="float" office:value="138.429" calcext:value-type="float">
            <text:p>138.429</text:p>
          </table:table-cell>
          <table:table-cell office:value-type="float" office:value="1694.36" calcext:value-type="float">
            <text:p>1694.36</text:p>
          </table:table-cell>
          <table:table-cell office:value-type="float" office:value="-2814.4" calcext:value-type="float">
            <text:p>-2814.4</text:p>
          </table:table-cell>
          <table:table-cell office:value-type="float" office:value="1.31334" calcext:value-type="float">
            <text:p>1.31334</text:p>
          </table:table-cell>
          <table:table-cell office:value-type="float" office:value="2946.91" calcext:value-type="float">
            <text:p>2946.91</text:p>
          </table:table-cell>
          <table:table-cell office:value-type="float" office:value="149.815" calcext:value-type="float">
            <text:p>149.815</text:p>
          </table:table-cell>
          <table:table-cell office:value-type="float" office:value="9.96576" calcext:value-type="float">
            <text:p>9.96576</text:p>
          </table:table-cell>
          <table:table-cell office:value-type="float" office:value="1.04417" calcext:value-type="float">
            <text:p>1.044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0]</text:p>
          </table:table-cell>
          <table:table-cell office:value-type="float" office:value="9.14712" calcext:value-type="float">
            <text:p>9.14712</text:p>
          </table:table-cell>
          <table:table-cell office:value-type="float" office:value="138.783" calcext:value-type="float">
            <text:p>138.783</text:p>
          </table:table-cell>
          <table:table-cell office:value-type="float" office:value="1699.69" calcext:value-type="float">
            <text:p>1699.69</text:p>
          </table:table-cell>
          <table:table-cell office:value-type="float" office:value="-2825.6" calcext:value-type="float">
            <text:p>-2825.6</text:p>
          </table:table-cell>
          <table:table-cell office:value-type="float" office:value="1.34587" calcext:value-type="float">
            <text:p>1.34587</text:p>
          </table:table-cell>
          <table:table-cell office:value-type="float" office:value="2958.33" calcext:value-type="float">
            <text:p>2958.33</text:p>
          </table:table-cell>
          <table:table-cell office:value-type="float" office:value="149.99" calcext:value-type="float">
            <text:p>149.99</text:p>
          </table:table-cell>
          <table:table-cell office:value-type="float" office:value="9.97737" calcext:value-type="float">
            <text:p>9.97737</text:p>
          </table:table-cell>
          <table:table-cell office:value-type="float" office:value="1.04414" calcext:value-type="float">
            <text:p>1.04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1]</text:p>
          </table:table-cell>
          <table:table-cell office:value-type="float" office:value="9.43232" calcext:value-type="float">
            <text:p>9.43232</text:p>
          </table:table-cell>
          <table:table-cell office:value-type="float" office:value="138.375" calcext:value-type="float">
            <text:p>138.375</text:p>
          </table:table-cell>
          <table:table-cell office:value-type="float" office:value="1694.57" calcext:value-type="float">
            <text:p>1694.57</text:p>
          </table:table-cell>
          <table:table-cell office:value-type="float" office:value="-2811.34" calcext:value-type="float">
            <text:p>-2811.34</text:p>
          </table:table-cell>
          <table:table-cell office:value-type="float" office:value="3.8261" calcext:value-type="float">
            <text:p>3.8261</text:p>
          </table:table-cell>
          <table:table-cell office:value-type="float" office:value="2952.32" calcext:value-type="float">
            <text:p>2952.32</text:p>
          </table:table-cell>
          <table:table-cell office:value-type="float" office:value="149.97" calcext:value-type="float">
            <text:p>149.97</text:p>
          </table:table-cell>
          <table:table-cell office:value-type="float" office:value="9.97603" calcext:value-type="float">
            <text:p>9.97603</text:p>
          </table:table-cell>
          <table:table-cell office:value-type="float" office:value="1.0441" calcext:value-type="float">
            <text:p>1.04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2]</text:p>
          </table:table-cell>
          <table:table-cell office:value-type="float" office:value="9.09924" calcext:value-type="float">
            <text:p>9.09924</text:p>
          </table:table-cell>
          <table:table-cell office:value-type="float" office:value="138.318" calcext:value-type="float">
            <text:p>138.318</text:p>
          </table:table-cell>
          <table:table-cell office:value-type="float" office:value="1693.14" calcext:value-type="float">
            <text:p>1693.14</text:p>
          </table:table-cell>
          <table:table-cell office:value-type="float" office:value="-2815.48" calcext:value-type="float">
            <text:p>-2815.48</text:p>
          </table:table-cell>
          <table:table-cell office:value-type="float" office:value="1.14404" calcext:value-type="float">
            <text:p>1.14404</text:p>
          </table:table-cell>
          <table:table-cell office:value-type="float" office:value="2943.19" calcext:value-type="float">
            <text:p>2943.19</text:p>
          </table:table-cell>
          <table:table-cell office:value-type="float" office:value="149.839" calcext:value-type="float">
            <text:p>149.839</text:p>
          </table:table-cell>
          <table:table-cell office:value-type="float" office:value="9.96734" calcext:value-type="float">
            <text:p>9.96734</text:p>
          </table:table-cell>
          <table:table-cell office:value-type="float" office:value="1.04415" calcext:value-type="float">
            <text:p>1.04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3]</text:p>
          </table:table-cell>
          <table:table-cell office:value-type="float" office:value="9.13577" calcext:value-type="float">
            <text:p>9.13577</text:p>
          </table:table-cell>
          <table:table-cell office:value-type="float" office:value="138.329" calcext:value-type="float">
            <text:p>138.329</text:p>
          </table:table-cell>
          <table:table-cell office:value-type="float" office:value="1693.19" calcext:value-type="float">
            <text:p>1693.19</text:p>
          </table:table-cell>
          <table:table-cell office:value-type="float" office:value="-2815.98" calcext:value-type="float">
            <text:p>-2815.98</text:p>
          </table:table-cell>
          <table:table-cell office:value-type="float" office:value="0.804971" calcext:value-type="float">
            <text:p>0.804971</text:p>
          </table:table-cell>
          <table:table-cell office:value-type="float" office:value="2945.19" calcext:value-type="float">
            <text:p>2945.19</text:p>
          </table:table-cell>
          <table:table-cell office:value-type="float" office:value="149.825" calcext:value-type="float">
            <text:p>149.825</text:p>
          </table:table-cell>
          <table:table-cell office:value-type="float" office:value="9.96639" calcext:value-type="float">
            <text:p>9.96639</text:p>
          </table:table-cell>
          <table:table-cell office:value-type="float" office:value="1.04416" calcext:value-type="float">
            <text:p>1.044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4]</text:p>
          </table:table-cell>
          <table:table-cell office:value-type="float" office:value="9.3735" calcext:value-type="float">
            <text:p>9.3735</text:p>
          </table:table-cell>
          <table:table-cell office:value-type="float" office:value="137.579" calcext:value-type="float">
            <text:p>137.579</text:p>
          </table:table-cell>
          <table:table-cell office:value-type="float" office:value="1683.52" calcext:value-type="float">
            <text:p>1683.52</text:p>
          </table:table-cell>
          <table:table-cell office:value-type="float" office:value="-2801.28" calcext:value-type="float">
            <text:p>-2801.28</text:p>
          </table:table-cell>
          <table:table-cell office:value-type="float" office:value="0.0822831" calcext:value-type="float">
            <text:p>0.0822831</text:p>
          </table:table-cell>
          <table:table-cell office:value-type="float" office:value="2930.55" calcext:value-type="float">
            <text:p>2930.55</text:p>
          </table:table-cell>
          <table:table-cell office:value-type="float" office:value="149.738" calcext:value-type="float">
            <text:p>149.738</text:p>
          </table:table-cell>
          <table:table-cell office:value-type="float" office:value="9.96065" calcext:value-type="float">
            <text:p>9.96065</text:p>
          </table:table-cell>
          <table:table-cell office:value-type="float" office:value="1.04414" calcext:value-type="float">
            <text:p>1.04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5]</text:p>
          </table:table-cell>
          <table:table-cell office:value-type="float" office:value="8.89302" calcext:value-type="float">
            <text:p>8.89302</text:p>
          </table:table-cell>
          <table:table-cell office:value-type="float" office:value="138.871" calcext:value-type="float">
            <text:p>138.871</text:p>
          </table:table-cell>
          <table:table-cell office:value-type="float" office:value="1700.5" calcext:value-type="float">
            <text:p>1700.5</text:p>
          </table:table-cell>
          <table:table-cell office:value-type="float" office:value="-2822.91" calcext:value-type="float">
            <text:p>-2822.91</text:p>
          </table:table-cell>
          <table:table-cell office:value-type="float" office:value="1.28071" calcext:value-type="float">
            <text:p>1.28071</text:p>
          </table:table-cell>
          <table:table-cell office:value-type="float" office:value="2958.34" calcext:value-type="float">
            <text:p>2958.34</text:p>
          </table:table-cell>
          <table:table-cell office:value-type="float" office:value="149.946" calcext:value-type="float">
            <text:p>149.946</text:p>
          </table:table-cell>
          <table:table-cell office:value-type="float" office:value="9.97446" calcext:value-type="float">
            <text:p>9.97446</text:p>
          </table:table-cell>
          <table:table-cell office:value-type="float" office:value="1.04414" calcext:value-type="float">
            <text:p>1.04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6]</text:p>
          </table:table-cell>
          <table:table-cell office:value-type="float" office:value="9.18655" calcext:value-type="float">
            <text:p>9.18655</text:p>
          </table:table-cell>
          <table:table-cell office:value-type="float" office:value="137.86" calcext:value-type="float">
            <text:p>137.86</text:p>
          </table:table-cell>
          <table:table-cell office:value-type="float" office:value="1686.89" calcext:value-type="float">
            <text:p>1686.89</text:p>
          </table:table-cell>
          <table:table-cell office:value-type="float" office:value="-2810.02" calcext:value-type="float">
            <text:p>-2810.02</text:p>
          </table:table-cell>
          <table:table-cell office:value-type="float" office:value="-0.114013" calcext:value-type="float">
            <text:p>-0.114013</text:p>
          </table:table-cell>
          <table:table-cell office:value-type="float" office:value="2930.58" calcext:value-type="float">
            <text:p>2930.58</text:p>
          </table:table-cell>
          <table:table-cell office:value-type="float" office:value="149.727" calcext:value-type="float">
            <text:p>149.727</text:p>
          </table:table-cell>
          <table:table-cell office:value-type="float" office:value="9.95987" calcext:value-type="float">
            <text:p>9.95987</text:p>
          </table:table-cell>
          <table:table-cell office:value-type="float" office:value="1.04417" calcext:value-type="float">
            <text:p>1.044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7]</text:p>
          </table:table-cell>
          <table:table-cell office:value-type="float" office:value="9.78125" calcext:value-type="float">
            <text:p>9.78125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674.63" calcext:value-type="float">
            <text:p>1674.63</text:p>
          </table:table-cell>
          <table:table-cell office:value-type="float" office:value="-2789.28" calcext:value-type="float">
            <text:p>-2789.28</text:p>
          </table:table-cell>
          <table:table-cell office:value-type="float" office:value="3.23483" calcext:value-type="float">
            <text:p>3.23483</text:p>
          </table:table-cell>
          <table:table-cell office:value-type="float" office:value="2931.74" calcext:value-type="float">
            <text:p>2931.74</text:p>
          </table:table-cell>
          <table:table-cell office:value-type="float" office:value="149.578" calcext:value-type="float">
            <text:p>149.578</text:p>
          </table:table-cell>
          <table:table-cell office:value-type="float" office:value="9.94995" calcext:value-type="float">
            <text:p>9.94995</text:p>
          </table:table-cell>
          <table:table-cell office:value-type="float" office:value="1.04422" calcext:value-type="float">
            <text:p>1.04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8]</text:p>
          </table:table-cell>
          <table:table-cell office:value-type="float" office:value="9.67788" calcext:value-type="float">
            <text:p>9.67788</text:p>
          </table:table-cell>
          <table:table-cell office:value-type="float" office:value="136.226" calcext:value-type="float">
            <text:p>136.226</text:p>
          </table:table-cell>
          <table:table-cell office:value-type="float" office:value="1664.98" calcext:value-type="float">
            <text:p>1664.98</text:p>
          </table:table-cell>
          <table:table-cell office:value-type="float" office:value="-2777.72" calcext:value-type="float">
            <text:p>-2777.72</text:p>
          </table:table-cell>
          <table:table-cell office:value-type="float" office:value="-2.31031" calcext:value-type="float">
            <text:p>-2.31031</text:p>
          </table:table-cell>
          <table:table-cell office:value-type="float" office:value="2904.44" calcext:value-type="float">
            <text:p>2904.44</text:p>
          </table:table-cell>
          <table:table-cell office:value-type="float" office:value="149.382" calcext:value-type="float">
            <text:p>149.382</text:p>
          </table:table-cell>
          <table:table-cell office:value-type="float" office:value="9.93691" calcext:value-type="float">
            <text:p>9.93691</text:p>
          </table:table-cell>
          <table:table-cell office:value-type="float" office:value="1.04422" calcext:value-type="float">
            <text:p>1.04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19]</text:p>
          </table:table-cell>
          <table:table-cell office:value-type="float" office:value="9.86712" calcext:value-type="float">
            <text:p>9.86712</text:p>
          </table:table-cell>
          <table:table-cell office:value-type="float" office:value="134.939" calcext:value-type="float">
            <text:p>134.939</text:p>
          </table:table-cell>
          <table:table-cell office:value-type="float" office:value="1647.52" calcext:value-type="float">
            <text:p>1647.52</text:p>
          </table:table-cell>
          <table:table-cell office:value-type="float" office:value="-2756.8" calcext:value-type="float">
            <text:p>-2756.8</text:p>
          </table:table-cell>
          <table:table-cell office:value-type="float" office:value="-1.46949" calcext:value-type="float">
            <text:p>-1.46949</text:p>
          </table:table-cell>
          <table:table-cell office:value-type="float" office:value="2886.03" calcext:value-type="float">
            <text:p>2886.03</text:p>
          </table:table-cell>
          <table:table-cell office:value-type="float" office:value="149.068" calcext:value-type="float">
            <text:p>149.068</text:p>
          </table:table-cell>
          <table:table-cell office:value-type="float" office:value="9.91606" calcext:value-type="float">
            <text:p>9.91606</text:p>
          </table:table-cell>
          <table:table-cell office:value-type="float" office:value="1.04423" calcext:value-type="float">
            <text:p>1.044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0]</text:p>
          </table:table-cell>
          <table:table-cell office:value-type="float" office:value="10.1959" calcext:value-type="float">
            <text:p>10.1959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1646.65" calcext:value-type="float">
            <text:p>1646.65</text:p>
          </table:table-cell>
          <table:table-cell office:value-type="float" office:value="-2747.92" calcext:value-type="float">
            <text:p>-2747.92</text:p>
          </table:table-cell>
          <table:table-cell office:value-type="float" office:value="-1.49496" calcext:value-type="float">
            <text:p>-1.49496</text:p>
          </table:table-cell>
          <table:table-cell office:value-type="float" office:value="2888.99" calcext:value-type="float">
            <text:p>2888.99</text:p>
          </table:table-cell>
          <table:table-cell office:value-type="float" office:value="148.864" calcext:value-type="float">
            <text:p>148.864</text:p>
          </table:table-cell>
          <table:table-cell office:value-type="float" office:value="9.90247" calcext:value-type="float">
            <text:p>9.90247</text:p>
          </table:table-cell>
          <table:table-cell office:value-type="float" office:value="1.04434" calcext:value-type="float">
            <text:p>1.044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1]</text:p>
          </table:table-cell>
          <table:table-cell office:value-type="float" office:value="10.4626" calcext:value-type="float">
            <text:p>10.4626</text:p>
          </table:table-cell>
          <table:table-cell office:value-type="float" office:value="132.783" calcext:value-type="float">
            <text:p>132.783</text:p>
          </table:table-cell>
          <table:table-cell office:value-type="float" office:value="1617.8" calcext:value-type="float">
            <text:p>1617.8</text:p>
          </table:table-cell>
          <table:table-cell office:value-type="float" office:value="-2721.41" calcext:value-type="float">
            <text:p>-2721.41</text:p>
          </table:table-cell>
          <table:table-cell office:value-type="float" office:value="1.55008" calcext:value-type="float">
            <text:p>1.55008</text:p>
          </table:table-cell>
          <table:table-cell office:value-type="float" office:value="2828.67" calcext:value-type="float">
            <text:p>2828.67</text:p>
          </table:table-cell>
          <table:table-cell office:value-type="float" office:value="148.444" calcext:value-type="float">
            <text:p>148.444</text:p>
          </table:table-cell>
          <table:table-cell office:value-type="float" office:value="9.87456" calcext:value-type="float">
            <text:p>9.87456</text:p>
          </table:table-cell>
          <table:table-cell office:value-type="float" office:value="1.04432" calcext:value-type="float">
            <text:p>1.04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2]</text:p>
          </table:table-cell>
          <table:table-cell office:value-type="float" office:value="10.0173" calcext:value-type="float">
            <text:p>10.0173</text:p>
          </table:table-cell>
          <table:table-cell office:value-type="float" office:value="135.765" calcext:value-type="float">
            <text:p>135.765</text:p>
          </table:table-cell>
          <table:table-cell office:value-type="float" office:value="1657.15" calcext:value-type="float">
            <text:p>1657.15</text:p>
          </table:table-cell>
          <table:table-cell office:value-type="float" office:value="-2754.67" calcext:value-type="float">
            <text:p>-2754.67</text:p>
          </table:table-cell>
          <table:table-cell office:value-type="float" office:value="2.04916" calcext:value-type="float">
            <text:p>2.04916</text:p>
          </table:table-cell>
          <table:table-cell office:value-type="float" office:value="2905.93" calcext:value-type="float">
            <text:p>2905.93</text:p>
          </table:table-cell>
          <table:table-cell office:value-type="float" office:value="148.987" calcext:value-type="float">
            <text:p>148.987</text:p>
          </table:table-cell>
          <table:table-cell office:value-type="float" office:value="9.91066" calcext:value-type="float">
            <text:p>9.91066</text:p>
          </table:table-cell>
          <table:table-cell office:value-type="float" office:value="1.04437" calcext:value-type="float">
            <text:p>1.04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3]</text:p>
          </table:table-cell>
          <table:table-cell office:value-type="float" office:value="9.5967" calcext:value-type="float">
            <text:p>9.5967</text:p>
          </table:table-cell>
          <table:table-cell office:value-type="float" office:value="135.538" calcext:value-type="float">
            <text:p>135.538</text:p>
          </table:table-cell>
          <table:table-cell office:value-type="float" office:value="1654.98" calcext:value-type="float">
            <text:p>1654.98</text:p>
          </table:table-cell>
          <table:table-cell office:value-type="float" office:value="-2761.18" calcext:value-type="float">
            <text:p>-2761.18</text:p>
          </table:table-cell>
          <table:table-cell office:value-type="float" office:value="-1.66983" calcext:value-type="float">
            <text:p>-1.66983</text:p>
          </table:table-cell>
          <table:table-cell office:value-type="float" office:value="2894.2" calcext:value-type="float">
            <text:p>2894.2</text:p>
          </table:table-cell>
          <table:table-cell office:value-type="float" office:value="149.095" calcext:value-type="float">
            <text:p>149.095</text:p>
          </table:table-cell>
          <table:table-cell office:value-type="float" office:value="9.91782" calcext:value-type="float">
            <text:p>9.91782</text:p>
          </table:table-cell>
          <table:table-cell office:value-type="float" office:value="1.04433" calcext:value-type="float">
            <text:p>1.04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4]</text:p>
          </table:table-cell>
          <table:table-cell office:value-type="float" office:value="9.96418" calcext:value-type="float">
            <text:p>9.96418</text:p>
          </table:table-cell>
          <table:table-cell office:value-type="float" office:value="134.692" calcext:value-type="float">
            <text:p>134.692</text:p>
          </table:table-cell>
          <table:table-cell office:value-type="float" office:value="1644.49" calcext:value-type="float">
            <text:p>1644.49</text:p>
          </table:table-cell>
          <table:table-cell office:value-type="float" office:value="-2752.76" calcext:value-type="float">
            <text:p>-2752.76</text:p>
          </table:table-cell>
          <table:table-cell office:value-type="float" office:value="1.1142" calcext:value-type="float">
            <text:p>1.1142</text:p>
          </table:table-cell>
          <table:table-cell office:value-type="float" office:value="2881.83" calcext:value-type="float">
            <text:p>2881.83</text:p>
          </table:table-cell>
          <table:table-cell office:value-type="float" office:value="149.067" calcext:value-type="float">
            <text:p>149.067</text:p>
          </table:table-cell>
          <table:table-cell office:value-type="float" office:value="9.916" calcext:value-type="float">
            <text:p>9.916</text:p>
          </table:table-cell>
          <table:table-cell office:value-type="float" office:value="1.04419" calcext:value-type="float">
            <text:p>1.044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5]</text:p>
          </table:table-cell>
          <table:table-cell office:value-type="float" office:value="10.0297" calcext:value-type="float">
            <text:p>10.0297</text:p>
          </table:table-cell>
          <table:table-cell office:value-type="float" office:value="135.122" calcext:value-type="float">
            <text:p>135.122</text:p>
          </table:table-cell>
          <table:table-cell office:value-type="float" office:value="1650.82" calcext:value-type="float">
            <text:p>1650.82</text:p>
          </table:table-cell>
          <table:table-cell office:value-type="float" office:value="-2759.85" calcext:value-type="float">
            <text:p>-2759.85</text:p>
          </table:table-cell>
          <table:table-cell office:value-type="float" office:value="0.900764" calcext:value-type="float">
            <text:p>0.900764</text:p>
          </table:table-cell>
          <table:table-cell office:value-type="float" office:value="2889.59" calcext:value-type="float">
            <text:p>2889.59</text:p>
          </table:table-cell>
          <table:table-cell office:value-type="float" office:value="149.262" calcext:value-type="float">
            <text:p>149.262</text:p>
          </table:table-cell>
          <table:table-cell office:value-type="float" office:value="9.92893" calcext:value-type="float">
            <text:p>9.92893</text:p>
          </table:table-cell>
          <table:table-cell office:value-type="float" office:value="1.04415" calcext:value-type="float">
            <text:p>1.044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6]</text:p>
          </table:table-cell>
          <table:table-cell office:value-type="float" office:value="10.1794" calcext:value-type="float">
            <text:p>10.1794</text:p>
          </table:table-cell>
          <table:table-cell office:value-type="float" office:value="133.27" calcext:value-type="float">
            <text:p>133.27</text:p>
          </table:table-cell>
          <table:table-cell office:value-type="float" office:value="1625.23" calcext:value-type="float">
            <text:p>1625.23</text:p>
          </table:table-cell>
          <table:table-cell office:value-type="float" office:value="-2730.86" calcext:value-type="float">
            <text:p>-2730.86</text:p>
          </table:table-cell>
          <table:table-cell office:value-type="float" office:value="0.403888" calcext:value-type="float">
            <text:p>0.403888</text:p>
          </table:table-cell>
          <table:table-cell office:value-type="float" office:value="2840.34" calcext:value-type="float">
            <text:p>2840.34</text:p>
          </table:table-cell>
          <table:table-cell office:value-type="float" office:value="148.719" calcext:value-type="float">
            <text:p>148.719</text:p>
          </table:table-cell>
          <table:table-cell office:value-type="float" office:value="9.89281" calcext:value-type="float">
            <text:p>9.89281</text:p>
          </table:table-cell>
          <table:table-cell office:value-type="float" office:value="1.04422" calcext:value-type="float">
            <text:p>1.04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7]</text:p>
          </table:table-cell>
          <table:table-cell office:value-type="float" office:value="11.9815" calcext:value-type="float">
            <text:p>11.9815</text:p>
          </table:table-cell>
          <table:table-cell office:value-type="float" office:value="124.916" calcext:value-type="float">
            <text:p>124.916</text:p>
          </table:table-cell>
          <table:table-cell office:value-type="float" office:value="1512.55" calcext:value-type="float">
            <text:p>1512.55</text:p>
          </table:table-cell>
          <table:table-cell office:value-type="float" office:value="-2556.14" calcext:value-type="float">
            <text:p>-2556.14</text:p>
          </table:table-cell>
          <table:table-cell office:value-type="float" office:value="8.12728" calcext:value-type="float">
            <text:p>8.12728</text:p>
          </table:table-cell>
          <table:table-cell office:value-type="float" office:value="2632.14" calcext:value-type="float">
            <text:p>2632.14</text:p>
          </table:table-cell>
          <table:table-cell office:value-type="float" office:value="146.617" calcext:value-type="float">
            <text:p>146.617</text:p>
          </table:table-cell>
          <table:table-cell office:value-type="float" office:value="9.75302" calcext:value-type="float">
            <text:p>9.75302</text:p>
          </table:table-cell>
          <table:table-cell office:value-type="float" office:value="1.04429" calcext:value-type="float">
            <text:p>1.04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8]</text:p>
          </table:table-cell>
          <table:table-cell office:value-type="float" office:value="12.6676" calcext:value-type="float">
            <text:p>12.6676</text:p>
          </table:table-cell>
          <table:table-cell office:value-type="float" office:value="122.983" calcext:value-type="float">
            <text:p>122.983</text:p>
          </table:table-cell>
          <table:table-cell office:value-type="float" office:value="1487.32" calcext:value-type="float">
            <text:p>1487.32</text:p>
          </table:table-cell>
          <table:table-cell office:value-type="float" office:value="-2520.97" calcext:value-type="float">
            <text:p>-2520.97</text:p>
          </table:table-cell>
          <table:table-cell office:value-type="float" office:value="10.8276" calcext:value-type="float">
            <text:p>10.8276</text:p>
          </table:table-cell>
          <table:table-cell office:value-type="float" office:value="2586.15" calcext:value-type="float">
            <text:p>2586.15</text:p>
          </table:table-cell>
          <table:table-cell office:value-type="float" office:value="146.256" calcext:value-type="float">
            <text:p>146.256</text:p>
          </table:table-cell>
          <table:table-cell office:value-type="float" office:value="9.72897" calcext:value-type="float">
            <text:p>9.72897</text:p>
          </table:table-cell>
          <table:table-cell office:value-type="float" office:value="1.04424" calcext:value-type="float">
            <text:p>1.04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29]</text:p>
          </table:table-cell>
          <table:table-cell office:value-type="float" office:value="11.1996" calcext:value-type="float">
            <text:p>11.1996</text:p>
          </table:table-cell>
          <table:table-cell office:value-type="float" office:value="129.502" calcext:value-type="float">
            <text:p>129.502</text:p>
          </table:table-cell>
          <table:table-cell office:value-type="float" office:value="1575.11" calcext:value-type="float">
            <text:p>1575.11</text:p>
          </table:table-cell>
          <table:table-cell office:value-type="float" office:value="-2655.5" calcext:value-type="float">
            <text:p>-2655.5</text:p>
          </table:table-cell>
          <table:table-cell office:value-type="float" office:value="1.84974" calcext:value-type="float">
            <text:p>1.84974</text:p>
          </table:table-cell>
          <table:table-cell office:value-type="float" office:value="2747.98" calcext:value-type="float">
            <text:p>2747.98</text:p>
          </table:table-cell>
          <table:table-cell office:value-type="float" office:value="147.935" calcext:value-type="float">
            <text:p>147.935</text:p>
          </table:table-cell>
          <table:table-cell office:value-type="float" office:value="9.8407" calcext:value-type="float">
            <text:p>9.8407</text:p>
          </table:table-cell>
          <table:table-cell office:value-type="float" office:value="1.04424" calcext:value-type="float">
            <text:p>1.04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0]</text:p>
          </table:table-cell>
          <table:table-cell office:value-type="float" office:value="9.83723" calcext:value-type="float">
            <text:p>9.83723</text:p>
          </table:table-cell>
          <table:table-cell office:value-type="float" office:value="134.916" calcext:value-type="float">
            <text:p>134.916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-2758.1" calcext:value-type="float">
            <text:p>-2758.1</text:p>
          </table:table-cell>
          <table:table-cell office:value-type="float" office:value="0.940438" calcext:value-type="float">
            <text:p>0.940438</text:p>
          </table:table-cell>
          <table:table-cell office:value-type="float" office:value="2885.98" calcext:value-type="float">
            <text:p>2885.98</text:p>
          </table:table-cell>
          <table:table-cell office:value-type="float" office:value="149.164" calcext:value-type="float">
            <text:p>149.164</text:p>
          </table:table-cell>
          <table:table-cell office:value-type="float" office:value="9.92241" calcext:value-type="float">
            <text:p>9.92241</text:p>
          </table:table-cell>
          <table:table-cell office:value-type="float" office:value="1.04418" calcext:value-type="float">
            <text:p>1.044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1]</text:p>
          </table:table-cell>
          <table:table-cell office:value-type="float" office:value="10.1799" calcext:value-type="float">
            <text:p>10.1799</text:p>
          </table:table-cell>
          <table:table-cell office:value-type="float" office:value="134.345" calcext:value-type="float">
            <text:p>134.345</text:p>
          </table:table-cell>
          <table:table-cell office:value-type="float" office:value="1640.2" calcext:value-type="float">
            <text:p>1640.2</text:p>
          </table:table-cell>
          <table:table-cell office:value-type="float" office:value="-2748.53" calcext:value-type="float">
            <text:p>-2748.53</text:p>
          </table:table-cell>
          <table:table-cell office:value-type="float" office:value="2.89003" calcext:value-type="float">
            <text:p>2.89003</text:p>
          </table:table-cell>
          <table:table-cell office:value-type="float" office:value="2872.24" calcext:value-type="float">
            <text:p>2872.24</text:p>
          </table:table-cell>
          <table:table-cell office:value-type="float" office:value="149.055" calcext:value-type="float">
            <text:p>149.055</text:p>
          </table:table-cell>
          <table:table-cell office:value-type="float" office:value="9.9152" calcext:value-type="float">
            <text:p>9.9152</text:p>
          </table:table-cell>
          <table:table-cell office:value-type="float" office:value="1.04419" calcext:value-type="float">
            <text:p>1.044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2]</text:p>
          </table:table-cell>
          <table:table-cell office:value-type="float" office:value="10.083" calcext:value-type="float">
            <text:p>10.083</text:p>
          </table:table-cell>
          <table:table-cell office:value-type="float" office:value="134.861" calcext:value-type="float">
            <text:p>134.861</text:p>
          </table:table-cell>
          <table:table-cell office:value-type="float" office:value="1646.3" calcext:value-type="float">
            <text:p>1646.3</text:p>
          </table:table-cell>
          <table:table-cell office:value-type="float" office:value="-2754.56" calcext:value-type="float">
            <text:p>-2754.56</text:p>
          </table:table-cell>
          <table:table-cell office:value-type="float" office:value="2.72217" calcext:value-type="float">
            <text:p>2.72217</text:p>
          </table:table-cell>
          <table:table-cell office:value-type="float" office:value="2887.36" calcext:value-type="float">
            <text:p>2887.36</text:p>
          </table:table-cell>
          <table:table-cell office:value-type="float" office:value="149.02" calcext:value-type="float">
            <text:p>149.02</text:p>
          </table:table-cell>
          <table:table-cell office:value-type="float" office:value="9.91284" calcext:value-type="float">
            <text:p>9.91284</text:p>
          </table:table-cell>
          <table:table-cell office:value-type="float" office:value="1.04425" calcext:value-type="float">
            <text:p>1.044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3]</text:p>
          </table:table-cell>
          <table:table-cell office:value-type="float" office:value="10.4435" calcext:value-type="float">
            <text:p>10.4435</text:p>
          </table:table-cell>
          <table:table-cell office:value-type="float" office:value="136.366" calcext:value-type="float">
            <text:p>136.366</text:p>
          </table:table-cell>
          <table:table-cell office:value-type="float" office:value="1669" calcext:value-type="float">
            <text:p>1669</text:p>
          </table:table-cell>
          <table:table-cell office:value-type="float" office:value="-2793.79" calcext:value-type="float">
            <text:p>-2793.79</text:p>
          </table:table-cell>
          <table:table-cell office:value-type="float" office:value="5.72134" calcext:value-type="float">
            <text:p>5.72134</text:p>
          </table:table-cell>
          <table:table-cell office:value-type="float" office:value="2895.35" calcext:value-type="float">
            <text:p>2895.35</text:p>
          </table:table-cell>
          <table:table-cell office:value-type="float" office:value="149.796" calcext:value-type="float">
            <text:p>149.796</text:p>
          </table:table-cell>
          <table:table-cell office:value-type="float" office:value="9.96449" calcext:value-type="float">
            <text:p>9.96449</text:p>
          </table:table-cell>
          <table:table-cell office:value-type="float" office:value="1.04424" calcext:value-type="float">
            <text:p>1.04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4]</text:p>
          </table:table-cell>
          <table:table-cell office:value-type="float" office:value="9.88344" calcext:value-type="float">
            <text:p>9.88344</text:p>
          </table:table-cell>
          <table:table-cell office:value-type="float" office:value="134.767" calcext:value-type="float">
            <text:p>134.767</text:p>
          </table:table-cell>
          <table:table-cell office:value-type="float" office:value="1645.05" calcext:value-type="float">
            <text:p>1645.05</text:p>
          </table:table-cell>
          <table:table-cell office:value-type="float" office:value="-2752.59" calcext:value-type="float">
            <text:p>-2752.59</text:p>
          </table:table-cell>
          <table:table-cell office:value-type="float" office:value="-0.697772" calcext:value-type="float">
            <text:p>-0.697772</text:p>
          </table:table-cell>
          <table:table-cell office:value-type="float" office:value="2881.34" calcext:value-type="float">
            <text:p>2881.34</text:p>
          </table:table-cell>
          <table:table-cell office:value-type="float" office:value="149.003" calcext:value-type="float">
            <text:p>149.003</text:p>
          </table:table-cell>
          <table:table-cell office:value-type="float" office:value="9.91174" calcext:value-type="float">
            <text:p>9.91174</text:p>
          </table:table-cell>
          <table:table-cell office:value-type="float" office:value="1.04422" calcext:value-type="float">
            <text:p>1.04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5]</text:p>
          </table:table-cell>
          <table:table-cell office:value-type="float" office:value="10.332" calcext:value-type="float">
            <text:p>10.332</text:p>
          </table:table-cell>
          <table:table-cell office:value-type="float" office:value="134.369" calcext:value-type="float">
            <text:p>134.369</text:p>
          </table:table-cell>
          <table:table-cell office:value-type="float" office:value="1639.04" calcext:value-type="float">
            <text:p>1639.04</text:p>
          </table:table-cell>
          <table:table-cell office:value-type="float" office:value="-2748.56" calcext:value-type="float">
            <text:p>-2748.56</text:p>
          </table:table-cell>
          <table:table-cell office:value-type="float" office:value="3.06445" calcext:value-type="float">
            <text:p>3.06445</text:p>
          </table:table-cell>
          <table:table-cell office:value-type="float" office:value="2873.12" calcext:value-type="float">
            <text:p>2873.12</text:p>
          </table:table-cell>
          <table:table-cell office:value-type="float" office:value="148.792" calcext:value-type="float">
            <text:p>148.792</text:p>
          </table:table-cell>
          <table:table-cell office:value-type="float" office:value="9.89771" calcext:value-type="float">
            <text:p>9.89771</text:p>
          </table:table-cell>
          <table:table-cell office:value-type="float" office:value="1.04428" calcext:value-type="float">
            <text:p>1.044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6]</text:p>
          </table:table-cell>
          <table:table-cell office:value-type="float" office:value="9.9034" calcext:value-type="float">
            <text:p>9.9034</text:p>
          </table:table-cell>
          <table:table-cell office:value-type="float" office:value="135.619" calcext:value-type="float">
            <text:p>135.619</text:p>
          </table:table-cell>
          <table:table-cell office:value-type="float" office:value="1656" calcext:value-type="float">
            <text:p>1656</text:p>
          </table:table-cell>
          <table:table-cell office:value-type="float" office:value="-2769.06" calcext:value-type="float">
            <text:p>-2769.06</text:p>
          </table:table-cell>
          <table:table-cell office:value-type="float" office:value="0.173706" calcext:value-type="float">
            <text:p>0.173706</text:p>
          </table:table-cell>
          <table:table-cell office:value-type="float" office:value="2900.24" calcext:value-type="float">
            <text:p>2900.24</text:p>
          </table:table-cell>
          <table:table-cell office:value-type="float" office:value="149.1" calcext:value-type="float">
            <text:p>149.1</text:p>
          </table:table-cell>
          <table:table-cell office:value-type="float" office:value="9.91818" calcext:value-type="float">
            <text:p>9.91818</text:p>
          </table:table-cell>
          <table:table-cell office:value-type="float" office:value="1.04424" calcext:value-type="float">
            <text:p>1.04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7]</text:p>
          </table:table-cell>
          <table:table-cell office:value-type="float" office:value="10.0015" calcext:value-type="float">
            <text:p>10.0015</text:p>
          </table:table-cell>
          <table:table-cell office:value-type="float" office:value="135.052" calcext:value-type="float">
            <text:p>135.052</text:p>
          </table:table-cell>
          <table:table-cell office:value-type="float" office:value="1648.73" calcext:value-type="float">
            <text:p>1648.73</text:p>
          </table:table-cell>
          <table:table-cell office:value-type="float" office:value="-2761.25" calcext:value-type="float">
            <text:p>-2761.25</text:p>
          </table:table-cell>
          <table:table-cell office:value-type="float" office:value="2.05242" calcext:value-type="float">
            <text:p>2.05242</text:p>
          </table:table-cell>
          <table:table-cell office:value-type="float" office:value="2888.34" calcext:value-type="float">
            <text:p>2888.34</text:p>
          </table:table-cell>
          <table:table-cell office:value-type="float" office:value="149.039" calcext:value-type="float">
            <text:p>149.039</text:p>
          </table:table-cell>
          <table:table-cell office:value-type="float" office:value="9.91413" calcext:value-type="float">
            <text:p>9.91413</text:p>
          </table:table-cell>
          <table:table-cell office:value-type="float" office:value="1.0442" calcext:value-type="float">
            <text:p>1.04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8]</text:p>
          </table:table-cell>
          <table:table-cell office:value-type="float" office:value="12.2042" calcext:value-type="float">
            <text:p>12.2042</text:p>
          </table:table-cell>
          <table:table-cell office:value-type="float" office:value="125.412" calcext:value-type="float">
            <text:p>125.412</text:p>
          </table:table-cell>
          <table:table-cell office:value-type="float" office:value="1519.57" calcext:value-type="float">
            <text:p>1519.57</text:p>
          </table:table-cell>
          <table:table-cell office:value-type="float" office:value="-2588.21" calcext:value-type="float">
            <text:p>-2588.21</text:p>
          </table:table-cell>
          <table:table-cell office:value-type="float" office:value="8.91146" calcext:value-type="float">
            <text:p>8.91146</text:p>
          </table:table-cell>
          <table:table-cell office:value-type="float" office:value="2647.14" calcext:value-type="float">
            <text:p>2647.14</text:p>
          </table:table-cell>
          <table:table-cell office:value-type="float" office:value="146.811" calcext:value-type="float">
            <text:p>146.811</text:p>
          </table:table-cell>
          <table:table-cell office:value-type="float" office:value="9.76592" calcext:value-type="float">
            <text:p>9.76592</text:p>
          </table:table-cell>
          <table:table-cell office:value-type="float" office:value="1.04429" calcext:value-type="float">
            <text:p>1.04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[39]</text:p>
          </table:table-cell>
          <table:table-cell office:value-type="float" office:value="9.98646" calcext:value-type="float">
            <text:p>9.98646</text:p>
          </table:table-cell>
          <table:table-cell office:value-type="float" office:value="135.745" calcext:value-type="float">
            <text:p>135.745</text:p>
          </table:table-cell>
          <table:table-cell office:value-type="float" office:value="1658.5" calcext:value-type="float">
            <text:p>1658.5</text:p>
          </table:table-cell>
          <table:table-cell office:value-type="float" office:value="-2771.05" calcext:value-type="float">
            <text:p>-2771.05</text:p>
          </table:table-cell>
          <table:table-cell office:value-type="float" office:value="1.95249" calcext:value-type="float">
            <text:p>1.95249</text:p>
          </table:table-cell>
          <table:table-cell office:value-type="float" office:value="2901.2" calcext:value-type="float">
            <text:p>2901.2</text:p>
          </table:table-cell>
          <table:table-cell office:value-type="float" office:value="149.274" calcext:value-type="float">
            <text:p>149.274</text:p>
          </table:table-cell>
          <table:table-cell office:value-type="float" office:value="9.92977" calcext:value-type="float">
            <text:p>9.92977</text:p>
          </table:table-cell>
          <table:table-cell office:value-type="float" office:value="1.04414" calcext:value-type="float">
            <text:p>1.044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]</text:p>
          </table:table-cell>
          <table:table-cell office:value-type="float" office:value="32.157" calcext:value-type="float">
            <text:p>32.157</text:p>
          </table:table-cell>
          <table:table-cell office:value-type="float" office:value="48.0072" calcext:value-type="float">
            <text:p>48.0072</text:p>
          </table:table-cell>
          <table:table-cell office:value-type="float" office:value="939.387" calcext:value-type="float">
            <text:p>939.387</text:p>
          </table:table-cell>
          <table:table-cell office:value-type="float" office:value="-1491.52" calcext:value-type="float">
            <text:p>-1491.52</text:p>
          </table:table-cell>
          <table:table-cell office:value-type="float" office:value="22.0448" calcext:value-type="float">
            <text:p>22.0448</text:p>
          </table:table-cell>
          <table:table-cell office:value-type="float" office:value="1454.04" calcext:value-type="float">
            <text:p>1454.04</text:p>
          </table:table-cell>
          <table:table-cell office:value-type="float" office:value="382.892" calcext:value-type="float">
            <text:p>382.892</text:p>
          </table:table-cell>
          <table:table-cell office:value-type="float" office:value="25.4701" calcext:value-type="float">
            <text:p>25.4701</text:p>
          </table:table-cell>
          <table:table-cell office:value-type="float" office:value="1.01592" calcext:value-type="float">
            <text:p>1.015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]</text:p>
          </table:table-cell>
          <table:table-cell office:value-type="float" office:value="32.075" calcext:value-type="float">
            <text:p>32.075</text:p>
          </table:table-cell>
          <table:table-cell office:value-type="float" office:value="48.1414" calcext:value-type="float">
            <text:p>48.1414</text:p>
          </table:table-cell>
          <table:table-cell office:value-type="float" office:value="942.631" calcext:value-type="float">
            <text:p>942.631</text:p>
          </table:table-cell>
          <table:table-cell office:value-type="float" office:value="-1497" calcext:value-type="float">
            <text:p>-1497</text:p>
          </table:table-cell>
          <table:table-cell office:value-type="float" office:value="22.1996" calcext:value-type="float">
            <text:p>22.1996</text:p>
          </table:table-cell>
          <table:table-cell office:value-type="float" office:value="1460.68" calcext:value-type="float">
            <text:p>1460.68</text:p>
          </table:table-cell>
          <table:table-cell office:value-type="float" office:value="383.394" calcext:value-type="float">
            <text:p>383.394</text:p>
          </table:table-cell>
          <table:table-cell office:value-type="float" office:value="25.5035" calcext:value-type="float">
            <text:p>25.5035</text:p>
          </table:table-cell>
          <table:table-cell office:value-type="float" office:value="1.01587" calcext:value-type="float">
            <text:p>1.01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]</text:p>
          </table:table-cell>
          <table:table-cell office:value-type="float" office:value="32.0808" calcext:value-type="float">
            <text:p>32.0808</text:p>
          </table:table-cell>
          <table:table-cell office:value-type="float" office:value="48.0921" calcext:value-type="float">
            <text:p>48.0921</text:p>
          </table:table-cell>
          <table:table-cell office:value-type="float" office:value="941.429" calcext:value-type="float">
            <text:p>941.429</text:p>
          </table:table-cell>
          <table:table-cell office:value-type="float" office:value="-1493.66" calcext:value-type="float">
            <text:p>-1493.66</text:p>
          </table:table-cell>
          <table:table-cell office:value-type="float" office:value="21.7202" calcext:value-type="float">
            <text:p>21.7202</text:p>
          </table:table-cell>
          <table:table-cell office:value-type="float" office:value="1457.7" calcext:value-type="float">
            <text:p>1457.7</text:p>
          </table:table-cell>
          <table:table-cell office:value-type="float" office:value="383.202" calcext:value-type="float">
            <text:p>383.202</text:p>
          </table:table-cell>
          <table:table-cell office:value-type="float" office:value="25.4907" calcext:value-type="float">
            <text:p>25.4907</text:p>
          </table:table-cell>
          <table:table-cell office:value-type="float" office:value="1.01589" calcext:value-type="float">
            <text:p>1.015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4]</text:p>
          </table:table-cell>
          <table:table-cell office:value-type="float" office:value="32.0917" calcext:value-type="float">
            <text:p>32.0917</text:p>
          </table:table-cell>
          <table:table-cell office:value-type="float" office:value="48.107" calcext:value-type="float">
            <text:p>48.107</text:p>
          </table:table-cell>
          <table:table-cell office:value-type="float" office:value="942.075" calcext:value-type="float">
            <text:p>942.075</text:p>
          </table:table-cell>
          <table:table-cell office:value-type="float" office:value="-1493.95" calcext:value-type="float">
            <text:p>-1493.95</text:p>
          </table:table-cell>
          <table:table-cell office:value-type="float" office:value="22.2364" calcext:value-type="float">
            <text:p>22.2364</text:p>
          </table:table-cell>
          <table:table-cell office:value-type="float" office:value="1458.51" calcext:value-type="float">
            <text:p>1458.51</text:p>
          </table:table-cell>
          <table:table-cell office:value-type="float" office:value="383.49" calcext:value-type="float">
            <text:p>383.49</text:p>
          </table:table-cell>
          <table:table-cell office:value-type="float" office:value="25.5099" calcext:value-type="float">
            <text:p>25.5099</text:p>
          </table:table-cell>
          <table:table-cell office:value-type="float" office:value="1.01587" calcext:value-type="float">
            <text:p>1.01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5]</text:p>
          </table:table-cell>
          <table:table-cell office:value-type="float" office:value="31.8377" calcext:value-type="float">
            <text:p>31.8377</text:p>
          </table:table-cell>
          <table:table-cell office:value-type="float" office:value="48.094" calcext:value-type="float">
            <text:p>48.094</text:p>
          </table:table-cell>
          <table:table-cell office:value-type="float" office:value="943.001" calcext:value-type="float">
            <text:p>943.001</text:p>
          </table:table-cell>
          <table:table-cell office:value-type="float" office:value="-1496.72" calcext:value-type="float">
            <text:p>-1496.72</text:p>
          </table:table-cell>
          <table:table-cell office:value-type="float" office:value="22.3066" calcext:value-type="float">
            <text:p>22.3066</text:p>
          </table:table-cell>
          <table:table-cell office:value-type="float" office:value="1458.49" calcext:value-type="float">
            <text:p>1458.49</text:p>
          </table:table-cell>
          <table:table-cell office:value-type="float" office:value="384.453" calcext:value-type="float">
            <text:p>384.453</text:p>
          </table:table-cell>
          <table:table-cell office:value-type="float" office:value="25.5739" calcext:value-type="float">
            <text:p>25.5739</text:p>
          </table:table-cell>
          <table:table-cell office:value-type="float" office:value="1.01578" calcext:value-type="float">
            <text:p>1.015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6]</text:p>
          </table:table-cell>
          <table:table-cell office:value-type="float" office:value="31.9439" calcext:value-type="float">
            <text:p>31.9439</text:p>
          </table:table-cell>
          <table:table-cell office:value-type="float" office:value="47.8778" calcext:value-type="float">
            <text:p>47.8778</text:p>
          </table:table-cell>
          <table:table-cell office:value-type="float" office:value="937.756" calcext:value-type="float">
            <text:p>937.756</text:p>
          </table:table-cell>
          <table:table-cell office:value-type="float" office:value="-1491.99" calcext:value-type="float">
            <text:p>-1491.99</text:p>
          </table:table-cell>
          <table:table-cell office:value-type="float" office:value="21.5785" calcext:value-type="float">
            <text:p>21.5785</text:p>
          </table:table-cell>
          <table:table-cell office:value-type="float" office:value="1450.33" calcext:value-type="float">
            <text:p>1450.33</text:p>
          </table:table-cell>
          <table:table-cell office:value-type="float" office:value="383.629" calcext:value-type="float">
            <text:p>383.629</text:p>
          </table:table-cell>
          <table:table-cell office:value-type="float" office:value="25.5191" calcext:value-type="float">
            <text:p>25.5191</text:p>
          </table:table-cell>
          <table:table-cell office:value-type="float" office:value="1.01585" calcext:value-type="float">
            <text:p>1.01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7]</text:p>
          </table:table-cell>
          <table:table-cell office:value-type="float" office:value="32.0971" calcext:value-type="float">
            <text:p>32.0971</text:p>
          </table:table-cell>
          <table:table-cell office:value-type="float" office:value="48.0251" calcext:value-type="float">
            <text:p>48.0251</text:p>
          </table:table-cell>
          <table:table-cell office:value-type="float" office:value="940.405" calcext:value-type="float">
            <text:p>940.405</text:p>
          </table:table-cell>
          <table:table-cell office:value-type="float" office:value="-1496.22" calcext:value-type="float">
            <text:p>-1496.22</text:p>
          </table:table-cell>
          <table:table-cell office:value-type="float" office:value="21.802" calcext:value-type="float">
            <text:p>21.802</text:p>
          </table:table-cell>
          <table:table-cell office:value-type="float" office:value="1456.8" calcext:value-type="float">
            <text:p>1456.8</text:p>
          </table:table-cell>
          <table:table-cell office:value-type="float" office:value="383.436" calcext:value-type="float">
            <text:p>383.436</text:p>
          </table:table-cell>
          <table:table-cell office:value-type="float" office:value="25.5063" calcext:value-type="float">
            <text:p>25.5063</text:p>
          </table:table-cell>
          <table:table-cell office:value-type="float" office:value="1.01585" calcext:value-type="float">
            <text:p>1.01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8]</text:p>
          </table:table-cell>
          <table:table-cell office:value-type="float" office:value="32.0364" calcext:value-type="float">
            <text:p>32.0364</text:p>
          </table:table-cell>
          <table:table-cell office:value-type="float" office:value="48.0331" calcext:value-type="float">
            <text:p>48.0331</text:p>
          </table:table-cell>
          <table:table-cell office:value-type="float" office:value="940.782" calcext:value-type="float">
            <text:p>940.782</text:p>
          </table:table-cell>
          <table:table-cell office:value-type="float" office:value="-1497.56" calcext:value-type="float">
            <text:p>-1497.56</text:p>
          </table:table-cell>
          <table:table-cell office:value-type="float" office:value="22.2806" calcext:value-type="float">
            <text:p>22.2806</text:p>
          </table:table-cell>
          <table:table-cell office:value-type="float" office:value="1456.97" calcext:value-type="float">
            <text:p>1456.97</text:p>
          </table:table-cell>
          <table:table-cell office:value-type="float" office:value="383.616" calcext:value-type="float">
            <text:p>383.616</text:p>
          </table:table-cell>
          <table:table-cell office:value-type="float" office:value="25.5182" calcext:value-type="float">
            <text:p>25.5182</text:p>
          </table:table-cell>
          <table:table-cell office:value-type="float" office:value="1.01583" calcext:value-type="float">
            <text:p>1.015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9]</text:p>
          </table:table-cell>
          <table:table-cell office:value-type="float" office:value="31.9432" calcext:value-type="float">
            <text:p>31.9432</text:p>
          </table:table-cell>
          <table:table-cell office:value-type="float" office:value="47.9639" calcext:value-type="float">
            <text:p>47.9639</text:p>
          </table:table-cell>
          <table:table-cell office:value-type="float" office:value="938.651" calcext:value-type="float">
            <text:p>938.651</text:p>
          </table:table-cell>
          <table:table-cell office:value-type="float" office:value="-1489.28" calcext:value-type="float">
            <text:p>-1489.28</text:p>
          </table:table-cell>
          <table:table-cell office:value-type="float" office:value="21.6094" calcext:value-type="float">
            <text:p>21.6094</text:p>
          </table:table-cell>
          <table:table-cell office:value-type="float" office:value="1452.3" calcext:value-type="float">
            <text:p>1452.3</text:p>
          </table:table-cell>
          <table:table-cell office:value-type="float" office:value="382.983" calcext:value-type="float">
            <text:p>382.983</text:p>
          </table:table-cell>
          <table:table-cell office:value-type="float" office:value="25.4762" calcext:value-type="float">
            <text:p>25.4762</text:p>
          </table:table-cell>
          <table:table-cell office:value-type="float" office:value="1.01586" calcext:value-type="float">
            <text:p>1.01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0]</text:p>
          </table:table-cell>
          <table:table-cell office:value-type="float" office:value="31.9463" calcext:value-type="float">
            <text:p>31.9463</text:p>
          </table:table-cell>
          <table:table-cell office:value-type="float" office:value="48.0773" calcext:value-type="float">
            <text:p>48.0773</text:p>
          </table:table-cell>
          <table:table-cell office:value-type="float" office:value="941.549" calcext:value-type="float">
            <text:p>941.549</text:p>
          </table:table-cell>
          <table:table-cell office:value-type="float" office:value="-1495.57" calcext:value-type="float">
            <text:p>-1495.57</text:p>
          </table:table-cell>
          <table:table-cell office:value-type="float" office:value="22.2042" calcext:value-type="float">
            <text:p>22.2042</text:p>
          </table:table-cell>
          <table:table-cell office:value-type="float" office:value="1459.03" calcext:value-type="float">
            <text:p>1459.03</text:p>
          </table:table-cell>
          <table:table-cell office:value-type="float" office:value="383.536" calcext:value-type="float">
            <text:p>383.536</text:p>
          </table:table-cell>
          <table:table-cell office:value-type="float" office:value="25.513" calcext:value-type="float">
            <text:p>25.513</text:p>
          </table:table-cell>
          <table:table-cell office:value-type="float" office:value="1.01586" calcext:value-type="float">
            <text:p>1.01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1]</text:p>
          </table:table-cell>
          <table:table-cell office:value-type="float" office:value="31.9705" calcext:value-type="float">
            <text:p>31.9705</text:p>
          </table:table-cell>
          <table:table-cell office:value-type="float" office:value="47.9701" calcext:value-type="float">
            <text:p>47.9701</text:p>
          </table:table-cell>
          <table:table-cell office:value-type="float" office:value="938.769" calcext:value-type="float">
            <text:p>938.769</text:p>
          </table:table-cell>
          <table:table-cell office:value-type="float" office:value="-1488.66" calcext:value-type="float">
            <text:p>-1488.66</text:p>
          </table:table-cell>
          <table:table-cell office:value-type="float" office:value="22.2823" calcext:value-type="float">
            <text:p>22.2823</text:p>
          </table:table-cell>
          <table:table-cell office:value-type="float" office:value="1451.32" calcext:value-type="float">
            <text:p>1451.32</text:p>
          </table:table-cell>
          <table:table-cell office:value-type="float" office:value="382.98" calcext:value-type="float">
            <text:p>382.98</text:p>
          </table:table-cell>
          <table:table-cell office:value-type="float" office:value="25.4759" calcext:value-type="float">
            <text:p>25.4759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2]</text:p>
          </table:table-cell>
          <table:table-cell office:value-type="float" office:value="32.0113" calcext:value-type="float">
            <text:p>32.0113</text:p>
          </table:table-cell>
          <table:table-cell office:value-type="float" office:value="47.9287" calcext:value-type="float">
            <text:p>47.9287</text:p>
          </table:table-cell>
          <table:table-cell office:value-type="float" office:value="937.993" calcext:value-type="float">
            <text:p>937.993</text:p>
          </table:table-cell>
          <table:table-cell office:value-type="float" office:value="-1489.56" calcext:value-type="float">
            <text:p>-1489.56</text:p>
          </table:table-cell>
          <table:table-cell office:value-type="float" office:value="22.5964" calcext:value-type="float">
            <text:p>22.5964</text:p>
          </table:table-cell>
          <table:table-cell office:value-type="float" office:value="1450.42" calcext:value-type="float">
            <text:p>1450.42</text:p>
          </table:table-cell>
          <table:table-cell office:value-type="float" office:value="383.008" calcext:value-type="float">
            <text:p>383.008</text:p>
          </table:table-cell>
          <table:table-cell office:value-type="float" office:value="25.4778" calcext:value-type="float">
            <text:p>25.4778</text:p>
          </table:table-cell>
          <table:table-cell office:value-type="float" office:value="1.01585" calcext:value-type="float">
            <text:p>1.01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3]</text:p>
          </table:table-cell>
          <table:table-cell office:value-type="float" office:value="31.9945" calcext:value-type="float">
            <text:p>31.9945</text:p>
          </table:table-cell>
          <table:table-cell office:value-type="float" office:value="47.9361" calcext:value-type="float">
            <text:p>47.9361</text:p>
          </table:table-cell>
          <table:table-cell office:value-type="float" office:value="938.06" calcext:value-type="float">
            <text:p>938.06</text:p>
          </table:table-cell>
          <table:table-cell office:value-type="float" office:value="-1488.86" calcext:value-type="float">
            <text:p>-1488.86</text:p>
          </table:table-cell>
          <table:table-cell office:value-type="float" office:value="22.2109" calcext:value-type="float">
            <text:p>22.2109</text:p>
          </table:table-cell>
          <table:table-cell office:value-type="float" office:value="1450.4" calcext:value-type="float">
            <text:p>1450.4</text:p>
          </table:table-cell>
          <table:table-cell office:value-type="float" office:value="382.945" calcext:value-type="float">
            <text:p>382.945</text:p>
          </table:table-cell>
          <table:table-cell office:value-type="float" office:value="25.4736" calcext:value-type="float">
            <text:p>25.4736</text:p>
          </table:table-cell>
          <table:table-cell office:value-type="float" office:value="1.01586" calcext:value-type="float">
            <text:p>1.015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4]</text:p>
          </table:table-cell>
          <table:table-cell office:value-type="float" office:value="32.1397" calcext:value-type="float">
            <text:p>32.1397</text:p>
          </table:table-cell>
          <table:table-cell office:value-type="float" office:value="47.682" calcext:value-type="float">
            <text:p>47.682</text:p>
          </table:table-cell>
          <table:table-cell office:value-type="float" office:value="932.732" calcext:value-type="float">
            <text:p>932.732</text:p>
          </table:table-cell>
          <table:table-cell office:value-type="float" office:value="-1479.38" calcext:value-type="float">
            <text:p>-1479.38</text:p>
          </table:table-cell>
          <table:table-cell office:value-type="float" office:value="22.349" calcext:value-type="float">
            <text:p>22.349</text:p>
          </table:table-cell>
          <table:table-cell office:value-type="float" office:value="1443.19" calcext:value-type="float">
            <text:p>1443.19</text:p>
          </table:table-cell>
          <table:table-cell office:value-type="float" office:value="382.653" calcext:value-type="float">
            <text:p>382.653</text:p>
          </table:table-cell>
          <table:table-cell office:value-type="float" office:value="25.4542" calcext:value-type="float">
            <text:p>25.4542</text:p>
          </table:table-cell>
          <table:table-cell office:value-type="float" office:value="1.01588" calcext:value-type="float">
            <text:p>1.01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5]</text:p>
          </table:table-cell>
          <table:table-cell office:value-type="float" office:value="31.9433" calcext:value-type="float">
            <text:p>31.9433</text:p>
          </table:table-cell>
          <table:table-cell office:value-type="float" office:value="48.1117" calcext:value-type="float">
            <text:p>48.1117</text:p>
          </table:table-cell>
          <table:table-cell office:value-type="float" office:value="942.041" calcext:value-type="float">
            <text:p>942.041</text:p>
          </table:table-cell>
          <table:table-cell office:value-type="float" office:value="-1496.67" calcext:value-type="float">
            <text:p>-1496.67</text:p>
          </table:table-cell>
          <table:table-cell office:value-type="float" office:value="22.4998" calcext:value-type="float">
            <text:p>22.4998</text:p>
          </table:table-cell>
          <table:table-cell office:value-type="float" office:value="1456.02" calcext:value-type="float">
            <text:p>1456.02</text:p>
          </table:table-cell>
          <table:table-cell office:value-type="float" office:value="383.388" calcext:value-type="float">
            <text:p>383.388</text:p>
          </table:table-cell>
          <table:table-cell office:value-type="float" office:value="25.5031" calcext:value-type="float">
            <text:p>25.5031</text:p>
          </table:table-cell>
          <table:table-cell office:value-type="float" office:value="1.01582" calcext:value-type="float">
            <text:p>1.015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6]</text:p>
          </table:table-cell>
          <table:table-cell office:value-type="float" office:value="32.0931" calcext:value-type="float">
            <text:p>32.0931</text:p>
          </table:table-cell>
          <table:table-cell office:value-type="float" office:value="47.7649" calcext:value-type="float">
            <text:p>47.7649</text:p>
          </table:table-cell>
          <table:table-cell office:value-type="float" office:value="934.547" calcext:value-type="float">
            <text:p>934.547</text:p>
          </table:table-cell>
          <table:table-cell office:value-type="float" office:value="-1484.68" calcext:value-type="float">
            <text:p>-1484.68</text:p>
          </table:table-cell>
          <table:table-cell office:value-type="float" office:value="22.0947" calcext:value-type="float">
            <text:p>22.0947</text:p>
          </table:table-cell>
          <table:table-cell office:value-type="float" office:value="1443.57" calcext:value-type="float">
            <text:p>1443.57</text:p>
          </table:table-cell>
          <table:table-cell office:value-type="float" office:value="382.811" calcext:value-type="float">
            <text:p>382.811</text:p>
          </table:table-cell>
          <table:table-cell office:value-type="float" office:value="25.4647" calcext:value-type="float">
            <text:p>25.4647</text:p>
          </table:table-cell>
          <table:table-cell office:value-type="float" office:value="1.01585" calcext:value-type="float">
            <text:p>1.01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7]</text:p>
          </table:table-cell>
          <table:table-cell office:value-type="float" office:value="32.3584" calcext:value-type="float">
            <text:p>32.3584</text:p>
          </table:table-cell>
          <table:table-cell office:value-type="float" office:value="47.4286" calcext:value-type="float">
            <text:p>47.4286</text:p>
          </table:table-cell>
          <table:table-cell office:value-type="float" office:value="927.821" calcext:value-type="float">
            <text:p>927.821</text:p>
          </table:table-cell>
          <table:table-cell office:value-type="float" office:value="-1474.41" calcext:value-type="float">
            <text:p>-1474.41</text:p>
          </table:table-cell>
          <table:table-cell office:value-type="float" office:value="22.0451" calcext:value-type="float">
            <text:p>22.0451</text:p>
          </table:table-cell>
          <table:table-cell office:value-type="float" office:value="1434.41" calcext:value-type="float">
            <text:p>1434.41</text:p>
          </table:table-cell>
          <table:table-cell office:value-type="float" office:value="382.69" calcext:value-type="float">
            <text:p>382.69</text:p>
          </table:table-cell>
          <table:table-cell office:value-type="float" office:value="25.4567" calcext:value-type="float">
            <text:p>25.4567</text:p>
          </table:table-cell>
          <table:table-cell office:value-type="float" office:value="1.01592" calcext:value-type="float">
            <text:p>1.015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8]</text:p>
          </table:table-cell>
          <table:table-cell office:value-type="float" office:value="32.3355" calcext:value-type="float">
            <text:p>32.3355</text:p>
          </table:table-cell>
          <table:table-cell office:value-type="float" office:value="47.2136" calcext:value-type="float">
            <text:p>47.2136</text:p>
          </table:table-cell>
          <table:table-cell office:value-type="float" office:value="922.573" calcext:value-type="float">
            <text:p>922.573</text:p>
          </table:table-cell>
          <table:table-cell office:value-type="float" office:value="-1465.7" calcext:value-type="float">
            <text:p>-1465.7</text:p>
          </table:table-cell>
          <table:table-cell office:value-type="float" office:value="22.5257" calcext:value-type="float">
            <text:p>22.5257</text:p>
          </table:table-cell>
          <table:table-cell office:value-type="float" office:value="1422.36" calcext:value-type="float">
            <text:p>1422.36</text:p>
          </table:table-cell>
          <table:table-cell office:value-type="float" office:value="381.828" calcext:value-type="float">
            <text:p>381.828</text:p>
          </table:table-cell>
          <table:table-cell office:value-type="float" office:value="25.3993" calcext:value-type="float">
            <text:p>25.3993</text:p>
          </table:table-cell>
          <table:table-cell office:value-type="float" office:value="1.01594" calcext:value-type="float">
            <text:p>1.015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19]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46.7973" calcext:value-type="float">
            <text:p>46.7973</text:p>
          </table:table-cell>
          <table:table-cell office:value-type="float" office:value="913.068" calcext:value-type="float">
            <text:p>913.068</text:p>
          </table:table-cell>
          <table:table-cell office:value-type="float" office:value="-1446.96" calcext:value-type="float">
            <text:p>-1446.96</text:p>
          </table:table-cell>
          <table:table-cell office:value-type="float" office:value="22.1365" calcext:value-type="float">
            <text:p>22.1365</text:p>
          </table:table-cell>
          <table:table-cell office:value-type="float" office:value="1412.17" calcext:value-type="float">
            <text:p>1412.17</text:p>
          </table:table-cell>
          <table:table-cell office:value-type="float" office:value="380.685" calcext:value-type="float">
            <text:p>380.685</text:p>
          </table:table-cell>
          <table:table-cell office:value-type="float" office:value="25.3233" calcext:value-type="float">
            <text:p>25.3233</text:p>
          </table:table-cell>
          <table:table-cell office:value-type="float" office:value="1.01598" calcext:value-type="float">
            <text:p>1.015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0]</text:p>
          </table:table-cell>
          <table:table-cell office:value-type="float" office:value="32.6936" calcext:value-type="float">
            <text:p>32.6936</text:p>
          </table:table-cell>
          <table:table-cell office:value-type="float" office:value="46.7733" calcext:value-type="float">
            <text:p>46.7733</text:p>
          </table:table-cell>
          <table:table-cell office:value-type="float" office:value="912.55" calcext:value-type="float">
            <text:p>912.55</text:p>
          </table:table-cell>
          <table:table-cell office:value-type="float" office:value="-1450" calcext:value-type="float">
            <text:p>-1450</text:p>
          </table:table-cell>
          <table:table-cell office:value-type="float" office:value="22.7647" calcext:value-type="float">
            <text:p>22.7647</text:p>
          </table:table-cell>
          <table:table-cell office:value-type="float" office:value="1408.25" calcext:value-type="float">
            <text:p>1408.25</text:p>
          </table:table-cell>
          <table:table-cell office:value-type="float" office:value="380.643" calcext:value-type="float">
            <text:p>380.643</text:p>
          </table:table-cell>
          <table:table-cell office:value-type="float" office:value="25.3205" calcext:value-type="float">
            <text:p>25.3205</text:p>
          </table:table-cell>
          <table:table-cell office:value-type="float" office:value="1.016" calcext:value-type="float">
            <text:p>1.0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1]</text:p>
          </table:table-cell>
          <table:table-cell office:value-type="float" office:value="32.9552" calcext:value-type="float">
            <text:p>32.9552</text:p>
          </table:table-cell>
          <table:table-cell office:value-type="float" office:value="46.0619" calcext:value-type="float">
            <text:p>46.0619</text:p>
          </table:table-cell>
          <table:table-cell office:value-type="float" office:value="896.827" calcext:value-type="float">
            <text:p>896.827</text:p>
          </table:table-cell>
          <table:table-cell office:value-type="float" office:value="-1422.86" calcext:value-type="float">
            <text:p>-1422.86</text:p>
          </table:table-cell>
          <table:table-cell office:value-type="float" office:value="23.1344" calcext:value-type="float">
            <text:p>23.1344</text:p>
          </table:table-cell>
          <table:table-cell office:value-type="float" office:value="1383.59" calcext:value-type="float">
            <text:p>1383.59</text:p>
          </table:table-cell>
          <table:table-cell office:value-type="float" office:value="379.082" calcext:value-type="float">
            <text:p>379.082</text:p>
          </table:table-cell>
          <table:table-cell office:value-type="float" office:value="25.2167" calcext:value-type="float">
            <text:p>25.2167</text:p>
          </table:table-cell>
          <table:table-cell office:value-type="float" office:value="1.01609" calcext:value-type="float">
            <text:p>1.016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2]</text:p>
          </table:table-cell>
          <table:table-cell office:value-type="float" office:value="32.6465" calcext:value-type="float">
            <text:p>32.6465</text:p>
          </table:table-cell>
          <table:table-cell office:value-type="float" office:value="47.0049" calcext:value-type="float">
            <text:p>47.0049</text:p>
          </table:table-cell>
          <table:table-cell office:value-type="float" office:value="918.251" calcext:value-type="float">
            <text:p>918.251</text:p>
          </table:table-cell>
          <table:table-cell office:value-type="float" office:value="-1455.03" calcext:value-type="float">
            <text:p>-1455.03</text:p>
          </table:table-cell>
          <table:table-cell office:value-type="float" office:value="22.154" calcext:value-type="float">
            <text:p>22.154</text:p>
          </table:table-cell>
          <table:table-cell office:value-type="float" office:value="1424.04" calcext:value-type="float">
            <text:p>1424.04</text:p>
          </table:table-cell>
          <table:table-cell office:value-type="float" office:value="381.624" calcext:value-type="float">
            <text:p>381.624</text:p>
          </table:table-cell>
          <table:table-cell office:value-type="float" office:value="25.3858" calcext:value-type="float">
            <text:p>25.3858</text:p>
          </table:table-cell>
          <table:table-cell office:value-type="float" office:value="1.0159" calcext:value-type="float">
            <text:p>1.01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3]</text:p>
          </table:table-cell>
          <table:table-cell office:value-type="float" office:value="32.3693" calcext:value-type="float">
            <text:p>32.3693</text:p>
          </table:table-cell>
          <table:table-cell office:value-type="float" office:value="46.9522" calcext:value-type="float">
            <text:p>46.9522</text:p>
          </table:table-cell>
          <table:table-cell office:value-type="float" office:value="917.125" calcext:value-type="float">
            <text:p>917.125</text:p>
          </table:table-cell>
          <table:table-cell office:value-type="float" office:value="-1455.85" calcext:value-type="float">
            <text:p>-1455.85</text:p>
          </table:table-cell>
          <table:table-cell office:value-type="float" office:value="22.6606" calcext:value-type="float">
            <text:p>22.6606</text:p>
          </table:table-cell>
          <table:table-cell office:value-type="float" office:value="1418.88" calcext:value-type="float">
            <text:p>1418.88</text:p>
          </table:table-cell>
          <table:table-cell office:value-type="float" office:value="381.545" calcext:value-type="float">
            <text:p>381.545</text:p>
          </table:table-cell>
          <table:table-cell office:value-type="float" office:value="25.3805" calcext:value-type="float">
            <text:p>25.3805</text:p>
          </table:table-cell>
          <table:table-cell office:value-type="float" office:value="1.01592" calcext:value-type="float">
            <text:p>1.015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4]</text:p>
          </table:table-cell>
          <table:table-cell office:value-type="float" office:value="32.5531" calcext:value-type="float">
            <text:p>32.5531</text:p>
          </table:table-cell>
          <table:table-cell office:value-type="float" office:value="46.7271" calcext:value-type="float">
            <text:p>46.7271</text:p>
          </table:table-cell>
          <table:table-cell office:value-type="float" office:value="911.421" calcext:value-type="float">
            <text:p>911.421</text:p>
          </table:table-cell>
          <table:table-cell office:value-type="float" office:value="-1446.54" calcext:value-type="float">
            <text:p>-1446.54</text:p>
          </table:table-cell>
          <table:table-cell office:value-type="float" office:value="22.7446" calcext:value-type="float">
            <text:p>22.7446</text:p>
          </table:table-cell>
          <table:table-cell office:value-type="float" office:value="1410.12" calcext:value-type="float">
            <text:p>1410.12</text:p>
          </table:table-cell>
          <table:table-cell office:value-type="float" office:value="380.453" calcext:value-type="float">
            <text:p>380.453</text:p>
          </table:table-cell>
          <table:table-cell office:value-type="float" office:value="25.3078" calcext:value-type="float">
            <text:p>25.3078</text:p>
          </table:table-cell>
          <table:table-cell office:value-type="float" office:value="1.01601" calcext:value-type="float">
            <text:p>1.01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5]</text:p>
          </table:table-cell>
          <table:table-cell office:value-type="float" office:value="32.5184" calcext:value-type="float">
            <text:p>32.5184</text:p>
          </table:table-cell>
          <table:table-cell office:value-type="float" office:value="46.8719" calcext:value-type="float">
            <text:p>46.8719</text:p>
          </table:table-cell>
          <table:table-cell office:value-type="float" office:value="914.825" calcext:value-type="float">
            <text:p>914.825</text:p>
          </table:table-cell>
          <table:table-cell office:value-type="float" office:value="-1455.71" calcext:value-type="float">
            <text:p>-1455.71</text:p>
          </table:table-cell>
          <table:table-cell office:value-type="float" office:value="22.2009" calcext:value-type="float">
            <text:p>22.2009</text:p>
          </table:table-cell>
          <table:table-cell office:value-type="float" office:value="1414.12" calcext:value-type="float">
            <text:p>1414.12</text:p>
          </table:table-cell>
          <table:table-cell office:value-type="float" office:value="380.934" calcext:value-type="float">
            <text:p>380.934</text:p>
          </table:table-cell>
          <table:table-cell office:value-type="float" office:value="25.3399" calcext:value-type="float">
            <text:p>25.3399</text:p>
          </table:table-cell>
          <table:table-cell office:value-type="float" office:value="1.01597" calcext:value-type="float">
            <text:p>1.015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6]</text:p>
          </table:table-cell>
          <table:table-cell office:value-type="float" office:value="32.9729" calcext:value-type="float">
            <text:p>32.9729</text:p>
          </table:table-cell>
          <table:table-cell office:value-type="float" office:value="46.2138" calcext:value-type="float">
            <text:p>46.2138</text:p>
          </table:table-cell>
          <table:table-cell office:value-type="float" office:value="900.845" calcext:value-type="float">
            <text:p>900.845</text:p>
          </table:table-cell>
          <table:table-cell office:value-type="float" office:value="-1432.5" calcext:value-type="float">
            <text:p>-1432.5</text:p>
          </table:table-cell>
          <table:table-cell office:value-type="float" office:value="22.5054" calcext:value-type="float">
            <text:p>22.5054</text:p>
          </table:table-cell>
          <table:table-cell office:value-type="float" office:value="1387.29" calcext:value-type="float">
            <text:p>1387.29</text:p>
          </table:table-cell>
          <table:table-cell office:value-type="float" office:value="379.975" calcext:value-type="float">
            <text:p>379.975</text:p>
          </table:table-cell>
          <table:table-cell office:value-type="float" office:value="25.2761" calcext:value-type="float">
            <text:p>25.2761</text:p>
          </table:table-cell>
          <table:table-cell office:value-type="float" office:value="1.01599" calcext:value-type="float">
            <text:p>1.015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7]</text:p>
          </table:table-cell>
          <table:table-cell office:value-type="float" office:value="34.2401" calcext:value-type="float">
            <text:p>34.2401</text:p>
          </table:table-cell>
          <table:table-cell office:value-type="float" office:value="43.4845" calcext:value-type="float">
            <text:p>43.4845</text:p>
          </table:table-cell>
          <table:table-cell office:value-type="float" office:value="839.409" calcext:value-type="float">
            <text:p>839.409</text:p>
          </table:table-cell>
          <table:table-cell office:value-type="float" office:value="-1327.84" calcext:value-type="float">
            <text:p>-1327.84</text:p>
          </table:table-cell>
          <table:table-cell office:value-type="float" office:value="23.3109" calcext:value-type="float">
            <text:p>23.3109</text:p>
          </table:table-cell>
          <table:table-cell office:value-type="float" office:value="1292.67" calcext:value-type="float">
            <text:p>1292.67</text:p>
          </table:table-cell>
          <table:table-cell office:value-type="float" office:value="372.63" calcext:value-type="float">
            <text:p>372.63</text:p>
          </table:table-cell>
          <table:table-cell office:value-type="float" office:value="24.7875" calcext:value-type="float">
            <text:p>24.7875</text:p>
          </table:table-cell>
          <table:table-cell office:value-type="float" office:value="1.01638" calcext:value-type="float">
            <text:p>1.01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8]</text:p>
          </table:table-cell>
          <table:table-cell office:value-type="float" office:value="34.4034" calcext:value-type="float">
            <text:p>34.4034</text:p>
          </table:table-cell>
          <table:table-cell office:value-type="float" office:value="42.8967" calcext:value-type="float">
            <text:p>42.8967</text:p>
          </table:table-cell>
          <table:table-cell office:value-type="float" office:value="825.709" calcext:value-type="float">
            <text:p>825.709</text:p>
          </table:table-cell>
          <table:table-cell office:value-type="float" office:value="-1304.69" calcext:value-type="float">
            <text:p>-1304.69</text:p>
          </table:table-cell>
          <table:table-cell office:value-type="float" office:value="24.0062" calcext:value-type="float">
            <text:p>24.0062</text:p>
          </table:table-cell>
          <table:table-cell office:value-type="float" office:value="1269.8" calcext:value-type="float">
            <text:p>1269.8</text:p>
          </table:table-cell>
          <table:table-cell office:value-type="float" office:value="370.516" calcext:value-type="float">
            <text:p>370.516</text:p>
          </table:table-cell>
          <table:table-cell office:value-type="float" office:value="24.6469" calcext:value-type="float">
            <text:p>24.6469</text:p>
          </table:table-cell>
          <table:table-cell office:value-type="float" office:value="1.01657" calcext:value-type="float">
            <text:p>1.016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29]</text:p>
          </table:table-cell>
          <table:table-cell office:value-type="float" office:value="33.3753" calcext:value-type="float">
            <text:p>33.3753</text:p>
          </table:table-cell>
          <table:table-cell office:value-type="float" office:value="45.0181" calcext:value-type="float">
            <text:p>45.0181</text:p>
          </table:table-cell>
          <table:table-cell office:value-type="float" office:value="873.562" calcext:value-type="float">
            <text:p>873.562</text:p>
          </table:table-cell>
          <table:table-cell office:value-type="float" office:value="-1391.02" calcext:value-type="float">
            <text:p>-1391.02</text:p>
          </table:table-cell>
          <table:table-cell office:value-type="float" office:value="23.2676" calcext:value-type="float">
            <text:p>23.2676</text:p>
          </table:table-cell>
          <table:table-cell office:value-type="float" office:value="1352.33" calcext:value-type="float">
            <text:p>1352.33</text:p>
          </table:table-cell>
          <table:table-cell office:value-type="float" office:value="376.542" calcext:value-type="float">
            <text:p>376.542</text:p>
          </table:table-cell>
          <table:table-cell office:value-type="float" office:value="25.0477" calcext:value-type="float">
            <text:p>25.0477</text:p>
          </table:table-cell>
          <table:table-cell office:value-type="float" office:value="1.01625" calcext:value-type="float">
            <text:p>1.01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0]</text:p>
          </table:table-cell>
          <table:table-cell office:value-type="float" office:value="32.7286" calcext:value-type="float">
            <text:p>32.7286</text:p>
          </table:table-cell>
          <table:table-cell office:value-type="float" office:value="46.7756" calcext:value-type="float">
            <text:p>46.7756</text:p>
          </table:table-cell>
          <table:table-cell office:value-type="float" office:value="913.174" calcext:value-type="float">
            <text:p>913.174</text:p>
          </table:table-cell>
          <table:table-cell office:value-type="float" office:value="-1452.57" calcext:value-type="float">
            <text:p>-1452.57</text:p>
          </table:table-cell>
          <table:table-cell office:value-type="float" office:value="22.2945" calcext:value-type="float">
            <text:p>22.2945</text:p>
          </table:table-cell>
          <table:table-cell office:value-type="float" office:value="1412.24" calcext:value-type="float">
            <text:p>1412.24</text:p>
          </table:table-cell>
          <table:table-cell office:value-type="float" office:value="381.125" calcext:value-type="float">
            <text:p>381.125</text:p>
          </table:table-cell>
          <table:table-cell office:value-type="float" office:value="25.3526" calcext:value-type="float">
            <text:p>25.3526</text:p>
          </table:table-cell>
          <table:table-cell office:value-type="float" office:value="1.01591" calcext:value-type="float">
            <text:p>1.01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1]</text:p>
          </table:table-cell>
          <table:table-cell office:value-type="float" office:value="32.5759" calcext:value-type="float">
            <text:p>32.5759</text:p>
          </table:table-cell>
          <table:table-cell office:value-type="float" office:value="46.6233" calcext:value-type="float">
            <text:p>46.6233</text:p>
          </table:table-cell>
          <table:table-cell office:value-type="float" office:value="909.032" calcext:value-type="float">
            <text:p>909.032</text:p>
          </table:table-cell>
          <table:table-cell office:value-type="float" office:value="-1442.78" calcext:value-type="float">
            <text:p>-1442.78</text:p>
          </table:table-cell>
          <table:table-cell office:value-type="float" office:value="22.4788" calcext:value-type="float">
            <text:p>22.4788</text:p>
          </table:table-cell>
          <table:table-cell office:value-type="float" office:value="1408.46" calcext:value-type="float">
            <text:p>1408.46</text:p>
          </table:table-cell>
          <table:table-cell office:value-type="float" office:value="380.148" calcext:value-type="float">
            <text:p>380.148</text:p>
          </table:table-cell>
          <table:table-cell office:value-type="float" office:value="25.2876" calcext:value-type="float">
            <text:p>25.2876</text:p>
          </table:table-cell>
          <table:table-cell office:value-type="float" office:value="1.01604" calcext:value-type="float">
            <text:p>1.016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2]</text:p>
          </table:table-cell>
          <table:table-cell office:value-type="float" office:value="32.5558" calcext:value-type="float">
            <text:p>32.5558</text:p>
          </table:table-cell>
          <table:table-cell office:value-type="float" office:value="46.7751" calcext:value-type="float">
            <text:p>46.7751</text:p>
          </table:table-cell>
          <table:table-cell office:value-type="float" office:value="912.382" calcext:value-type="float">
            <text:p>912.382</text:p>
          </table:table-cell>
          <table:table-cell office:value-type="float" office:value="-1450.77" calcext:value-type="float">
            <text:p>-1450.77</text:p>
          </table:table-cell>
          <table:table-cell office:value-type="float" office:value="22.5028" calcext:value-type="float">
            <text:p>22.5028</text:p>
          </table:table-cell>
          <table:table-cell office:value-type="float" office:value="1411.77" calcext:value-type="float">
            <text:p>1411.77</text:p>
          </table:table-cell>
          <table:table-cell office:value-type="float" office:value="380.473" calcext:value-type="float">
            <text:p>380.473</text:p>
          </table:table-cell>
          <table:table-cell office:value-type="float" office:value="25.3092" calcext:value-type="float">
            <text:p>25.3092</text:p>
          </table:table-cell>
          <table:table-cell office:value-type="float" office:value="1.01601" calcext:value-type="float">
            <text:p>1.01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3]</text:p>
          </table:table-cell>
          <table:table-cell office:value-type="float" office:value="32.6922" calcext:value-type="float">
            <text:p>32.6922</text:p>
          </table:table-cell>
          <table:table-cell office:value-type="float" office:value="47.1557" calcext:value-type="float">
            <text:p>47.1557</text:p>
          </table:table-cell>
          <table:table-cell office:value-type="float" office:value="924.599" calcext:value-type="float">
            <text:p>924.599</text:p>
          </table:table-cell>
          <table:table-cell office:value-type="float" office:value="-1467.44" calcext:value-type="float">
            <text:p>-1467.44</text:p>
          </table:table-cell>
          <table:table-cell office:value-type="float" office:value="21.6048" calcext:value-type="float">
            <text:p>21.6048</text:p>
          </table:table-cell>
          <table:table-cell office:value-type="float" office:value="1427.48" calcext:value-type="float">
            <text:p>1427.48</text:p>
          </table:table-cell>
          <table:table-cell office:value-type="float" office:value="384.448" calcext:value-type="float">
            <text:p>384.448</text:p>
          </table:table-cell>
          <table:table-cell office:value-type="float" office:value="25.5736" calcext:value-type="float">
            <text:p>25.5736</text:p>
          </table:table-cell>
          <table:table-cell office:value-type="float" office:value="1.01598" calcext:value-type="float">
            <text:p>1.015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4]</text:p>
          </table:table-cell>
          <table:table-cell office:value-type="float" office:value="32.4997" calcext:value-type="float">
            <text:p>32.4997</text:p>
          </table:table-cell>
          <table:table-cell office:value-type="float" office:value="46.7414" calcext:value-type="float">
            <text:p>46.7414</text:p>
          </table:table-cell>
          <table:table-cell office:value-type="float" office:value="911.709" calcext:value-type="float">
            <text:p>911.709</text:p>
          </table:table-cell>
          <table:table-cell office:value-type="float" office:value="-1445.28" calcext:value-type="float">
            <text:p>-1445.28</text:p>
          </table:table-cell>
          <table:table-cell office:value-type="float" office:value="21.8276" calcext:value-type="float">
            <text:p>21.8276</text:p>
          </table:table-cell>
          <table:table-cell office:value-type="float" office:value="1411.69" calcext:value-type="float">
            <text:p>1411.69</text:p>
          </table:table-cell>
          <table:table-cell office:value-type="float" office:value="380.46" calcext:value-type="float">
            <text:p>380.46</text:p>
          </table:table-cell>
          <table:table-cell office:value-type="float" office:value="25.3083" calcext:value-type="float">
            <text:p>25.3083</text:p>
          </table:table-cell>
          <table:table-cell office:value-type="float" office:value="1.016" calcext:value-type="float">
            <text:p>1.0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5]</text:p>
          </table:table-cell>
          <table:table-cell office:value-type="float" office:value="32.7956" calcext:value-type="float">
            <text:p>32.7956</text:p>
          </table:table-cell>
          <table:table-cell office:value-type="float" office:value="46.6079" calcext:value-type="float">
            <text:p>46.6079</text:p>
          </table:table-cell>
          <table:table-cell office:value-type="float" office:value="908.454" calcext:value-type="float">
            <text:p>908.454</text:p>
          </table:table-cell>
          <table:table-cell office:value-type="float" office:value="-1445.07" calcext:value-type="float">
            <text:p>-1445.07</text:p>
          </table:table-cell>
          <table:table-cell office:value-type="float" office:value="22.3852" calcext:value-type="float">
            <text:p>22.3852</text:p>
          </table:table-cell>
          <table:table-cell office:value-type="float" office:value="1406.24" calcext:value-type="float">
            <text:p>1406.24</text:p>
          </table:table-cell>
          <table:table-cell office:value-type="float" office:value="379.916" calcext:value-type="float">
            <text:p>379.916</text:p>
          </table:table-cell>
          <table:table-cell office:value-type="float" office:value="25.2721" calcext:value-type="float">
            <text:p>25.2721</text:p>
          </table:table-cell>
          <table:table-cell office:value-type="float" office:value="1.01605" calcext:value-type="float">
            <text:p>1.016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6]</text:p>
          </table:table-cell>
          <table:table-cell office:value-type="float" office:value="32.5716" calcext:value-type="float">
            <text:p>32.5716</text:p>
          </table:table-cell>
          <table:table-cell office:value-type="float" office:value="47.0354" calcext:value-type="float">
            <text:p>47.0354</text:p>
          </table:table-cell>
          <table:table-cell office:value-type="float" office:value="917.753" calcext:value-type="float">
            <text:p>917.753</text:p>
          </table:table-cell>
          <table:table-cell office:value-type="float" office:value="-1457.88" calcext:value-type="float">
            <text:p>-1457.88</text:p>
          </table:table-cell>
          <table:table-cell office:value-type="float" office:value="22.7044" calcext:value-type="float">
            <text:p>22.7044</text:p>
          </table:table-cell>
          <table:table-cell office:value-type="float" office:value="1422.11" calcext:value-type="float">
            <text:p>1422.11</text:p>
          </table:table-cell>
          <table:table-cell office:value-type="float" office:value="380.718" calcext:value-type="float">
            <text:p>380.718</text:p>
          </table:table-cell>
          <table:table-cell office:value-type="float" office:value="25.3255" calcext:value-type="float">
            <text:p>25.3255</text:p>
          </table:table-cell>
          <table:table-cell office:value-type="float" office:value="1.01599" calcext:value-type="float">
            <text:p>1.015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7]</text:p>
          </table:table-cell>
          <table:table-cell office:value-type="float" office:value="32.6341" calcext:value-type="float">
            <text:p>32.6341</text:p>
          </table:table-cell>
          <table:table-cell office:value-type="float" office:value="46.8723" calcext:value-type="float">
            <text:p>46.8723</text:p>
          </table:table-cell>
          <table:table-cell office:value-type="float" office:value="913.823" calcext:value-type="float">
            <text:p>913.823</text:p>
          </table:table-cell>
          <table:table-cell office:value-type="float" office:value="-1449.71" calcext:value-type="float">
            <text:p>-1449.71</text:p>
          </table:table-cell>
          <table:table-cell office:value-type="float" office:value="21.9052" calcext:value-type="float">
            <text:p>21.9052</text:p>
          </table:table-cell>
          <table:table-cell office:value-type="float" office:value="1416.78" calcext:value-type="float">
            <text:p>1416.78</text:p>
          </table:table-cell>
          <table:table-cell office:value-type="float" office:value="380.095" calcext:value-type="float">
            <text:p>380.095</text:p>
          </table:table-cell>
          <table:table-cell office:value-type="float" office:value="25.2841" calcext:value-type="float">
            <text:p>25.2841</text:p>
          </table:table-cell>
          <table:table-cell office:value-type="float" office:value="1.01604" calcext:value-type="float">
            <text:p>1.016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8]</text:p>
          </table:table-cell>
          <table:table-cell office:value-type="float" office:value="34.4556" calcext:value-type="float">
            <text:p>34.4556</text:p>
          </table:table-cell>
          <table:table-cell office:value-type="float" office:value="43.6343" calcext:value-type="float">
            <text:p>43.6343</text:p>
          </table:table-cell>
          <table:table-cell office:value-type="float" office:value="843.274" calcext:value-type="float">
            <text:p>843.274</text:p>
          </table:table-cell>
          <table:table-cell office:value-type="float" office:value="-1335.14" calcext:value-type="float">
            <text:p>-1335.14</text:p>
          </table:table-cell>
          <table:table-cell office:value-type="float" office:value="23.6271" calcext:value-type="float">
            <text:p>23.6271</text:p>
          </table:table-cell>
          <table:table-cell office:value-type="float" office:value="1302.59" calcext:value-type="float">
            <text:p>1302.59</text:p>
          </table:table-cell>
          <table:table-cell office:value-type="float" office:value="373.491" calcext:value-type="float">
            <text:p>373.491</text:p>
          </table:table-cell>
          <table:table-cell office:value-type="float" office:value="24.8448" calcext:value-type="float">
            <text:p>24.8448</text:p>
          </table:table-cell>
          <table:table-cell office:value-type="float" office:value="1.01644" calcext:value-type="float">
            <text:p>1.016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[39]</text:p>
          </table:table-cell>
          <table:table-cell office:value-type="float" office:value="32.4698" calcext:value-type="float">
            <text:p>32.4698</text:p>
          </table:table-cell>
          <table:table-cell office:value-type="float" office:value="47.1106" calcext:value-type="float">
            <text:p>47.1106</text:p>
          </table:table-cell>
          <table:table-cell office:value-type="float" office:value="919.152" calcext:value-type="float">
            <text:p>919.152</text:p>
          </table:table-cell>
          <table:table-cell office:value-type="float" office:value="-1460.98" calcext:value-type="float">
            <text:p>-1460.98</text:p>
          </table:table-cell>
          <table:table-cell office:value-type="float" office:value="21.7376" calcext:value-type="float">
            <text:p>21.7376</text:p>
          </table:table-cell>
          <table:table-cell office:value-type="float" office:value="1420.84" calcext:value-type="float">
            <text:p>1420.84</text:p>
          </table:table-cell>
          <table:table-cell office:value-type="float" office:value="380.66" calcext:value-type="float">
            <text:p>380.66</text:p>
          </table:table-cell>
          <table:table-cell office:value-type="float" office:value="25.3216" calcext:value-type="float">
            <text:p>25.3216</text:p>
          </table:table-cell>
          <table:table-cell office:value-type="float" office:value="1.01601" calcext:value-type="float">
            <text:p>1.01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]</text:p>
          </table:table-cell>
          <table:table-cell office:value-type="float" office:value="9.24119" calcext:value-type="float">
            <text:p>9.24119</text:p>
          </table:table-cell>
          <table:table-cell office:value-type="float" office:value="16.1215" calcext:value-type="float">
            <text:p>16.1215</text:p>
          </table:table-cell>
          <table:table-cell office:value-type="float" office:value="360.323" calcext:value-type="float">
            <text:p>360.323</text:p>
          </table:table-cell>
          <table:table-cell office:value-type="float" office:value="-630.716" calcext:value-type="float">
            <text:p>-630.716</text:p>
          </table:table-cell>
          <table:table-cell office:value-type="float" office:value="7.30959" calcext:value-type="float">
            <text:p>7.30959</text:p>
          </table:table-cell>
          <table:table-cell office:value-type="float" office:value="620.772" calcext:value-type="float">
            <text:p>620.772</text:p>
          </table:table-cell>
          <table:table-cell office:value-type="float" office:value="499.543" calcext:value-type="float">
            <text:p>499.543</text:p>
          </table:table-cell>
          <table:table-cell office:value-type="float" office:value="33.2298" calcext:value-type="float">
            <text:p>33.2298</text:p>
          </table:table-cell>
          <table:table-cell office:value-type="float" office:value="1.01063" calcext:value-type="float">
            <text:p>1.01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]</text:p>
          </table:table-cell>
          <table:table-cell office:value-type="float" office:value="10.5183" calcext:value-type="float">
            <text:p>10.5183</text:p>
          </table:table-cell>
          <table:table-cell office:value-type="float" office:value="15.7652" calcext:value-type="float">
            <text:p>15.7652</text:p>
          </table:table-cell>
          <table:table-cell office:value-type="float" office:value="358.597" calcext:value-type="float">
            <text:p>358.597</text:p>
          </table:table-cell>
          <table:table-cell office:value-type="float" office:value="-626.41" calcext:value-type="float">
            <text:p>-626.41</text:p>
          </table:table-cell>
          <table:table-cell office:value-type="float" office:value="8.8867" calcext:value-type="float">
            <text:p>8.8867</text:p>
          </table:table-cell>
          <table:table-cell office:value-type="float" office:value="616.63" calcext:value-type="float">
            <text:p>616.63</text:p>
          </table:table-cell>
          <table:table-cell office:value-type="float" office:value="517.387" calcext:value-type="float">
            <text:p>517.387</text:p>
          </table:table-cell>
          <table:table-cell office:value-type="float" office:value="34.4168" calcext:value-type="float">
            <text:p>34.4168</text:p>
          </table:table-cell>
          <table:table-cell office:value-type="float" office:value="1.0096" calcext:value-type="float">
            <text:p>1.0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]</text:p>
          </table:table-cell>
          <table:table-cell office:value-type="float" office:value="10.1402" calcext:value-type="float">
            <text:p>10.1402</text:p>
          </table:table-cell>
          <table:table-cell office:value-type="float" office:value="15.9007" calcext:value-type="float">
            <text:p>15.9007</text:p>
          </table:table-cell>
          <table:table-cell office:value-type="float" office:value="359.13" calcext:value-type="float">
            <text:p>359.13</text:p>
          </table:table-cell>
          <table:table-cell office:value-type="float" office:value="-626.458" calcext:value-type="float">
            <text:p>-626.458</text:p>
          </table:table-cell>
          <table:table-cell office:value-type="float" office:value="8.67029" calcext:value-type="float">
            <text:p>8.67029</text:p>
          </table:table-cell>
          <table:table-cell office:value-type="float" office:value="617.812" calcext:value-type="float">
            <text:p>617.812</text:p>
          </table:table-cell>
          <table:table-cell office:value-type="float" office:value="510.12" calcext:value-type="float">
            <text:p>510.12</text:p>
          </table:table-cell>
          <table:table-cell office:value-type="float" office:value="33.9334" calcext:value-type="float">
            <text:p>33.9334</text:p>
          </table:table-cell>
          <table:table-cell office:value-type="float" office:value="1.01007" calcext:value-type="float">
            <text:p>1.010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4]</text:p>
          </table:table-cell>
          <table:table-cell office:value-type="float" office:value="10.0499" calcext:value-type="float">
            <text:p>10.0499</text:p>
          </table:table-cell>
          <table:table-cell office:value-type="float" office:value="15.9217" calcext:value-type="float">
            <text:p>15.9217</text:p>
          </table:table-cell>
          <table:table-cell office:value-type="float" office:value="359.066" calcext:value-type="float">
            <text:p>359.066</text:p>
          </table:table-cell>
          <table:table-cell office:value-type="float" office:value="-626.752" calcext:value-type="float">
            <text:p>-626.752</text:p>
          </table:table-cell>
          <table:table-cell office:value-type="float" office:value="8.26252" calcext:value-type="float">
            <text:p>8.26252</text:p>
          </table:table-cell>
          <table:table-cell office:value-type="float" office:value="618.051" calcext:value-type="float">
            <text:p>618.051</text:p>
          </table:table-cell>
          <table:table-cell office:value-type="float" office:value="508.596" calcext:value-type="float">
            <text:p>508.596</text:p>
          </table:table-cell>
          <table:table-cell office:value-type="float" office:value="33.832" calcext:value-type="float">
            <text:p>33.832</text:p>
          </table:table-cell>
          <table:table-cell office:value-type="float" office:value="1.01018" calcext:value-type="float">
            <text:p>1.010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5]</text:p>
          </table:table-cell>
          <table:table-cell office:value-type="float" office:value="10.7271" calcext:value-type="float">
            <text:p>10.7271</text:p>
          </table:table-cell>
          <table:table-cell office:value-type="float" office:value="15.5725" calcext:value-type="float">
            <text:p>15.5725</text:p>
          </table:table-cell>
          <table:table-cell office:value-type="float" office:value="355.504" calcext:value-type="float">
            <text:p>355.504</text:p>
          </table:table-cell>
          <table:table-cell office:value-type="float" office:value="-620.466" calcext:value-type="float">
            <text:p>-620.466</text:p>
          </table:table-cell>
          <table:table-cell office:value-type="float" office:value="8.91023" calcext:value-type="float">
            <text:p>8.91023</text:p>
          </table:table-cell>
          <table:table-cell office:value-type="float" office:value="610.064" calcext:value-type="float">
            <text:p>610.064</text:p>
          </table:table-cell>
          <table:table-cell office:value-type="float" office:value="521.166" calcext:value-type="float">
            <text:p>521.166</text:p>
          </table:table-cell>
          <table:table-cell office:value-type="float" office:value="34.6681" calcext:value-type="float">
            <text:p>34.6681</text:p>
          </table:table-cell>
          <table:table-cell office:value-type="float" office:value="1.00933" calcext:value-type="float">
            <text:p>1.009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6]</text:p>
          </table:table-cell>
          <table:table-cell office:value-type="float" office:value="10.4411" calcext:value-type="float">
            <text:p>10.4411</text:p>
          </table:table-cell>
          <table:table-cell office:value-type="float" office:value="15.6682" calcext:value-type="float">
            <text:p>15.6682</text:p>
          </table:table-cell>
          <table:table-cell office:value-type="float" office:value="355.946" calcext:value-type="float">
            <text:p>355.946</text:p>
          </table:table-cell>
          <table:table-cell office:value-type="float" office:value="-621.92" calcext:value-type="float">
            <text:p>-621.92</text:p>
          </table:table-cell>
          <table:table-cell office:value-type="float" office:value="9.01888" calcext:value-type="float">
            <text:p>9.01888</text:p>
          </table:table-cell>
          <table:table-cell office:value-type="float" office:value="612.235" calcext:value-type="float">
            <text:p>612.235</text:p>
          </table:table-cell>
          <table:table-cell office:value-type="float" office:value="516.097" calcext:value-type="float">
            <text:p>516.097</text:p>
          </table:table-cell>
          <table:table-cell office:value-type="float" office:value="34.331" calcext:value-type="float">
            <text:p>34.331</text:p>
          </table:table-cell>
          <table:table-cell office:value-type="float" office:value="1.00969" calcext:value-type="float">
            <text:p>1.009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7]</text:p>
          </table:table-cell>
          <table:table-cell office:value-type="float" office:value="10.2075" calcext:value-type="float">
            <text:p>10.2075</text:p>
          </table:table-cell>
          <table:table-cell office:value-type="float" office:value="15.6868" calcext:value-type="float">
            <text:p>15.6868</text:p>
          </table:table-cell>
          <table:table-cell office:value-type="float" office:value="357.513" calcext:value-type="float">
            <text:p>357.513</text:p>
          </table:table-cell>
          <table:table-cell office:value-type="float" office:value="-624.894" calcext:value-type="float">
            <text:p>-624.894</text:p>
          </table:table-cell>
          <table:table-cell office:value-type="float" office:value="8.72224" calcext:value-type="float">
            <text:p>8.72224</text:p>
          </table:table-cell>
          <table:table-cell office:value-type="float" office:value="614.311" calcext:value-type="float">
            <text:p>614.311</text:p>
          </table:table-cell>
          <table:table-cell office:value-type="float" office:value="519.413" calcext:value-type="float">
            <text:p>519.413</text:p>
          </table:table-cell>
          <table:table-cell office:value-type="float" office:value="34.5515" calcext:value-type="float">
            <text:p>34.5515</text:p>
          </table:table-cell>
          <table:table-cell office:value-type="float" office:value="1.00946" calcext:value-type="float">
            <text:p>1.009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8]</text:p>
          </table:table-cell>
          <table:table-cell office:value-type="float" office:value="10.3311" calcext:value-type="float">
            <text:p>10.3311</text:p>
          </table:table-cell>
          <table:table-cell office:value-type="float" office:value="15.6385" calcext:value-type="float">
            <text:p>15.6385</text:p>
          </table:table-cell>
          <table:table-cell office:value-type="float" office:value="357.182" calcext:value-type="float">
            <text:p>357.182</text:p>
          </table:table-cell>
          <table:table-cell office:value-type="float" office:value="-624.474" calcext:value-type="float">
            <text:p>-624.474</text:p>
          </table:table-cell>
          <table:table-cell office:value-type="float" office:value="8.88844" calcext:value-type="float">
            <text:p>8.88844</text:p>
          </table:table-cell>
          <table:table-cell office:value-type="float" office:value="612.24" calcext:value-type="float">
            <text:p>612.24</text:p>
          </table:table-cell>
          <table:table-cell office:value-type="float" office:value="521.661" calcext:value-type="float">
            <text:p>521.661</text:p>
          </table:table-cell>
          <table:table-cell office:value-type="float" office:value="34.7011" calcext:value-type="float">
            <text:p>34.7011</text:p>
          </table:table-cell>
          <table:table-cell office:value-type="float" office:value="1.00928" calcext:value-type="float">
            <text:p>1.009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9]</text:p>
          </table:table-cell>
          <table:table-cell office:value-type="float" office:value="10.553" calcext:value-type="float">
            <text:p>10.553</text:p>
          </table:table-cell>
          <table:table-cell office:value-type="float" office:value="15.7089" calcext:value-type="float">
            <text:p>15.7089</text:p>
          </table:table-cell>
          <table:table-cell office:value-type="float" office:value="357.52" calcext:value-type="float">
            <text:p>357.52</text:p>
          </table:table-cell>
          <table:table-cell office:value-type="float" office:value="-624.717" calcext:value-type="float">
            <text:p>-624.717</text:p>
          </table:table-cell>
          <table:table-cell office:value-type="float" office:value="9.29681" calcext:value-type="float">
            <text:p>9.29681</text:p>
          </table:table-cell>
          <table:table-cell office:value-type="float" office:value="614.011" calcext:value-type="float">
            <text:p>614.011</text:p>
          </table:table-cell>
          <table:table-cell office:value-type="float" office:value="517.975" calcext:value-type="float">
            <text:p>517.975</text:p>
          </table:table-cell>
          <table:table-cell office:value-type="float" office:value="34.4558" calcext:value-type="float">
            <text:p>34.4558</text:p>
          </table:table-cell>
          <table:table-cell office:value-type="float" office:value="1.00956" calcext:value-type="float">
            <text:p>1.00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0]</text:p>
          </table:table-cell>
          <table:table-cell office:value-type="float" office:value="10.524" calcext:value-type="float">
            <text:p>10.524</text:p>
          </table:table-cell>
          <table:table-cell office:value-type="float" office:value="15.7019" calcext:value-type="float">
            <text:p>15.7019</text:p>
          </table:table-cell>
          <table:table-cell office:value-type="float" office:value="357.446" calcext:value-type="float">
            <text:p>357.446</text:p>
          </table:table-cell>
          <table:table-cell office:value-type="float" office:value="-625.189" calcext:value-type="float">
            <text:p>-625.189</text:p>
          </table:table-cell>
          <table:table-cell office:value-type="float" office:value="9.02376" calcext:value-type="float">
            <text:p>9.02376</text:p>
          </table:table-cell>
          <table:table-cell office:value-type="float" office:value="613.086" calcext:value-type="float">
            <text:p>613.086</text:p>
          </table:table-cell>
          <table:table-cell office:value-type="float" office:value="518.226" calcext:value-type="float">
            <text:p>518.226</text:p>
          </table:table-cell>
          <table:table-cell office:value-type="float" office:value="34.4725" calcext:value-type="float">
            <text:p>34.4725</text:p>
          </table:table-cell>
          <table:table-cell office:value-type="float" office:value="1.00955" calcext:value-type="float">
            <text:p>1.009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1]</text:p>
          </table:table-cell>
          <table:table-cell office:value-type="float" office:value="9.76089" calcext:value-type="float">
            <text:p>9.76089</text:p>
          </table:table-cell>
          <table:table-cell office:value-type="float" office:value="15.9769" calcext:value-type="float">
            <text:p>15.9769</text:p>
          </table:table-cell>
          <table:table-cell office:value-type="float" office:value="358.687" calcext:value-type="float">
            <text:p>358.687</text:p>
          </table:table-cell>
          <table:table-cell office:value-type="float" office:value="-626.405" calcext:value-type="float">
            <text:p>-626.405</text:p>
          </table:table-cell>
          <table:table-cell office:value-type="float" office:value="7.68225" calcext:value-type="float">
            <text:p>7.68225</text:p>
          </table:table-cell>
          <table:table-cell office:value-type="float" office:value="618.085" calcext:value-type="float">
            <text:p>618.085</text:p>
          </table:table-cell>
          <table:table-cell office:value-type="float" office:value="504.021" calcext:value-type="float">
            <text:p>504.021</text:p>
          </table:table-cell>
          <table:table-cell office:value-type="float" office:value="33.5276" calcext:value-type="float">
            <text:p>33.5276</text:p>
          </table:table-cell>
          <table:table-cell office:value-type="float" office:value="1.01049" calcext:value-type="float">
            <text:p>1.010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2]</text:p>
          </table:table-cell>
          <table:table-cell office:value-type="float" office:value="10.6031" calcext:value-type="float">
            <text:p>10.6031</text:p>
          </table:table-cell>
          <table:table-cell office:value-type="float" office:value="15.6712" calcext:value-type="float">
            <text:p>15.6712</text:p>
          </table:table-cell>
          <table:table-cell office:value-type="float" office:value="357.26" calcext:value-type="float">
            <text:p>357.26</text:p>
          </table:table-cell>
          <table:table-cell office:value-type="float" office:value="-624.62" calcext:value-type="float">
            <text:p>-624.62</text:p>
          </table:table-cell>
          <table:table-cell office:value-type="float" office:value="9.18824" calcext:value-type="float">
            <text:p>9.18824</text:p>
          </table:table-cell>
          <table:table-cell office:value-type="float" office:value="613.019" calcext:value-type="float">
            <text:p>613.019</text:p>
          </table:table-cell>
          <table:table-cell office:value-type="float" office:value="519.717" calcext:value-type="float">
            <text:p>519.717</text:p>
          </table:table-cell>
          <table:table-cell office:value-type="float" office:value="34.5717" calcext:value-type="float">
            <text:p>34.5717</text:p>
          </table:table-cell>
          <table:table-cell office:value-type="float" office:value="1.00946" calcext:value-type="float">
            <text:p>1.009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3]</text:p>
          </table:table-cell>
          <table:table-cell office:value-type="float" office:value="10.7238" calcext:value-type="float">
            <text:p>10.7238</text:p>
          </table:table-cell>
          <table:table-cell office:value-type="float" office:value="15.6494" calcext:value-type="float">
            <text:p>15.6494</text:p>
          </table:table-cell>
          <table:table-cell office:value-type="float" office:value="357.072" calcext:value-type="float">
            <text:p>357.072</text:p>
          </table:table-cell>
          <table:table-cell office:value-type="float" office:value="-623.932" calcext:value-type="float">
            <text:p>-623.932</text:p>
          </table:table-cell>
          <table:table-cell office:value-type="float" office:value="8.74142" calcext:value-type="float">
            <text:p>8.74142</text:p>
          </table:table-cell>
          <table:table-cell office:value-type="float" office:value="613.644" calcext:value-type="float">
            <text:p>613.644</text:p>
          </table:table-cell>
          <table:table-cell office:value-type="float" office:value="520.615" calcext:value-type="float">
            <text:p>520.615</text:p>
          </table:table-cell>
          <table:table-cell office:value-type="float" office:value="34.6315" calcext:value-type="float">
            <text:p>34.6315</text:p>
          </table:table-cell>
          <table:table-cell office:value-type="float" office:value="1.00938" calcext:value-type="float">
            <text:p>1.009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4]</text:p>
          </table:table-cell>
          <table:table-cell office:value-type="float" office:value="10.3711" calcext:value-type="float">
            <text:p>10.3711</text:p>
          </table:table-cell>
          <table:table-cell office:value-type="float" office:value="15.7433" calcext:value-type="float">
            <text:p>15.7433</text:p>
          </table:table-cell>
          <table:table-cell office:value-type="float" office:value="357.546" calcext:value-type="float">
            <text:p>357.546</text:p>
          </table:table-cell>
          <table:table-cell office:value-type="float" office:value="-625.037" calcext:value-type="float">
            <text:p>-625.037</text:p>
          </table:table-cell>
          <table:table-cell office:value-type="float" office:value="8.94212" calcext:value-type="float">
            <text:p>8.94212</text:p>
          </table:table-cell>
          <table:table-cell office:value-type="float" office:value="614.048" calcext:value-type="float">
            <text:p>614.048</text:p>
          </table:table-cell>
          <table:table-cell office:value-type="float" office:value="515.789" calcext:value-type="float">
            <text:p>515.789</text:p>
          </table:table-cell>
          <table:table-cell office:value-type="float" office:value="34.3105" calcext:value-type="float">
            <text:p>34.3105</text:p>
          </table:table-cell>
          <table:table-cell office:value-type="float" office:value="1.00974" calcext:value-type="float">
            <text:p>1.009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5]</text:p>
          </table:table-cell>
          <table:table-cell office:value-type="float" office:value="10.6888" calcext:value-type="float">
            <text:p>10.6888</text:p>
          </table:table-cell>
          <table:table-cell office:value-type="float" office:value="15.6399" calcext:value-type="float">
            <text:p>15.6399</text:p>
          </table:table-cell>
          <table:table-cell office:value-type="float" office:value="356.936" calcext:value-type="float">
            <text:p>356.936</text:p>
          </table:table-cell>
          <table:table-cell office:value-type="float" office:value="-624.235" calcext:value-type="float">
            <text:p>-624.235</text:p>
          </table:table-cell>
          <table:table-cell office:value-type="float" office:value="8.96227" calcext:value-type="float">
            <text:p>8.96227</text:p>
          </table:table-cell>
          <table:table-cell office:value-type="float" office:value="612.822" calcext:value-type="float">
            <text:p>612.822</text:p>
          </table:table-cell>
          <table:table-cell office:value-type="float" office:value="520.853" calcext:value-type="float">
            <text:p>520.853</text:p>
          </table:table-cell>
          <table:table-cell office:value-type="float" office:value="34.6473" calcext:value-type="float">
            <text:p>34.6473</text:p>
          </table:table-cell>
          <table:table-cell office:value-type="float" office:value="1.00938" calcext:value-type="float">
            <text:p>1.009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6]</text:p>
          </table:table-cell>
          <table:table-cell office:value-type="float" office:value="10.7678" calcext:value-type="float">
            <text:p>10.7678</text:p>
          </table:table-cell>
          <table:table-cell office:value-type="float" office:value="15.6236" calcext:value-type="float">
            <text:p>15.6236</text:p>
          </table:table-cell>
          <table:table-cell office:value-type="float" office:value="356.872" calcext:value-type="float">
            <text:p>356.872</text:p>
          </table:table-cell>
          <table:table-cell office:value-type="float" office:value="-624.187" calcext:value-type="float">
            <text:p>-624.187</text:p>
          </table:table-cell>
          <table:table-cell office:value-type="float" office:value="9.2856" calcext:value-type="float">
            <text:p>9.2856</text:p>
          </table:table-cell>
          <table:table-cell office:value-type="float" office:value="612.37" calcext:value-type="float">
            <text:p>612.37</text:p>
          </table:table-cell>
          <table:table-cell office:value-type="float" office:value="521.749" calcext:value-type="float">
            <text:p>521.749</text:p>
          </table:table-cell>
          <table:table-cell office:value-type="float" office:value="34.7069" calcext:value-type="float">
            <text:p>34.7069</text:p>
          </table:table-cell>
          <table:table-cell office:value-type="float" office:value="1.00928" calcext:value-type="float">
            <text:p>1.009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7]</text:p>
          </table:table-cell>
          <table:table-cell office:value-type="float" office:value="9.92005" calcext:value-type="float">
            <text:p>9.92005</text:p>
          </table:table-cell>
          <table:table-cell office:value-type="float" office:value="15.9137" calcext:value-type="float">
            <text:p>15.9137</text:p>
          </table:table-cell>
          <table:table-cell office:value-type="float" office:value="358.231" calcext:value-type="float">
            <text:p>358.231</text:p>
          </table:table-cell>
          <table:table-cell office:value-type="float" office:value="-625.378" calcext:value-type="float">
            <text:p>-625.378</text:p>
          </table:table-cell>
          <table:table-cell office:value-type="float" office:value="8.39694" calcext:value-type="float">
            <text:p>8.39694</text:p>
          </table:table-cell>
          <table:table-cell office:value-type="float" office:value="617.639" calcext:value-type="float">
            <text:p>617.639</text:p>
          </table:table-cell>
          <table:table-cell office:value-type="float" office:value="506.74" calcext:value-type="float">
            <text:p>506.74</text:p>
          </table:table-cell>
          <table:table-cell office:value-type="float" office:value="33.7085" calcext:value-type="float">
            <text:p>33.7085</text:p>
          </table:table-cell>
          <table:table-cell office:value-type="float" office:value="1.01031" calcext:value-type="float">
            <text:p>1.01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8]</text:p>
          </table:table-cell>
          <table:table-cell office:value-type="float" office:value="10.5172" calcext:value-type="float">
            <text:p>10.5172</text:p>
          </table:table-cell>
          <table:table-cell office:value-type="float" office:value="15.6896" calcext:value-type="float">
            <text:p>15.6896</text:p>
          </table:table-cell>
          <table:table-cell office:value-type="float" office:value="357.18" calcext:value-type="float">
            <text:p>357.18</text:p>
          </table:table-cell>
          <table:table-cell office:value-type="float" office:value="-624.637" calcext:value-type="float">
            <text:p>-624.637</text:p>
          </table:table-cell>
          <table:table-cell office:value-type="float" office:value="8.96332" calcext:value-type="float">
            <text:p>8.96332</text:p>
          </table:table-cell>
          <table:table-cell office:value-type="float" office:value="613.076" calcext:value-type="float">
            <text:p>613.076</text:p>
          </table:table-cell>
          <table:table-cell office:value-type="float" office:value="518.266" calcext:value-type="float">
            <text:p>518.266</text:p>
          </table:table-cell>
          <table:table-cell office:value-type="float" office:value="34.4752" calcext:value-type="float">
            <text:p>34.4752</text:p>
          </table:table-cell>
          <table:table-cell office:value-type="float" office:value="1.00956" calcext:value-type="float">
            <text:p>1.00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19]</text:p>
          </table:table-cell>
          <table:table-cell office:value-type="float" office:value="10.1772" calcext:value-type="float">
            <text:p>10.1772</text:p>
          </table:table-cell>
          <table:table-cell office:value-type="float" office:value="15.6689" calcext:value-type="float">
            <text:p>15.6689</text:p>
          </table:table-cell>
          <table:table-cell office:value-type="float" office:value="357.033" calcext:value-type="float">
            <text:p>357.033</text:p>
          </table:table-cell>
          <table:table-cell office:value-type="float" office:value="-624.943" calcext:value-type="float">
            <text:p>-624.943</text:p>
          </table:table-cell>
          <table:table-cell office:value-type="float" office:value="8.94129" calcext:value-type="float">
            <text:p>8.94129</text:p>
          </table:table-cell>
          <table:table-cell office:value-type="float" office:value="613.451" calcext:value-type="float">
            <text:p>613.451</text:p>
          </table:table-cell>
          <table:table-cell office:value-type="float" office:value="519.209" calcext:value-type="float">
            <text:p>519.209</text:p>
          </table:table-cell>
          <table:table-cell office:value-type="float" office:value="34.5379" calcext:value-type="float">
            <text:p>34.5379</text:p>
          </table:table-cell>
          <table:table-cell office:value-type="float" office:value="1.00946" calcext:value-type="float">
            <text:p>1.009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0]</text:p>
          </table:table-cell>
          <table:table-cell office:value-type="float" office:value="9.59775" calcext:value-type="float">
            <text:p>9.59775</text:p>
          </table:table-cell>
          <table:table-cell office:value-type="float" office:value="16.065" calcext:value-type="float">
            <text:p>16.065</text:p>
          </table:table-cell>
          <table:table-cell office:value-type="float" office:value="358.758" calcext:value-type="float">
            <text:p>358.758</text:p>
          </table:table-cell>
          <table:table-cell office:value-type="float" office:value="-627.018" calcext:value-type="float">
            <text:p>-627.018</text:p>
          </table:table-cell>
          <table:table-cell office:value-type="float" office:value="7.81346" calcext:value-type="float">
            <text:p>7.81346</text:p>
          </table:table-cell>
          <table:table-cell office:value-type="float" office:value="617.828" calcext:value-type="float">
            <text:p>617.828</text:p>
          </table:table-cell>
          <table:table-cell office:value-type="float" office:value="498.701" calcext:value-type="float">
            <text:p>498.701</text:p>
          </table:table-cell>
          <table:table-cell office:value-type="float" office:value="33.1738" calcext:value-type="float">
            <text:p>33.1738</text:p>
          </table:table-cell>
          <table:table-cell office:value-type="float" office:value="1.01069" calcext:value-type="float">
            <text:p>1.010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1]</text:p>
          </table:table-cell>
          <table:table-cell office:value-type="float" office:value="10.3776" calcext:value-type="float">
            <text:p>10.3776</text:p>
          </table:table-cell>
          <table:table-cell office:value-type="float" office:value="15.7425" calcext:value-type="float">
            <text:p>15.7425</text:p>
          </table:table-cell>
          <table:table-cell office:value-type="float" office:value="357.411" calcext:value-type="float">
            <text:p>357.411</text:p>
          </table:table-cell>
          <table:table-cell office:value-type="float" office:value="-624.331" calcext:value-type="float">
            <text:p>-624.331</text:p>
          </table:table-cell>
          <table:table-cell office:value-type="float" office:value="9.01903" calcext:value-type="float">
            <text:p>9.01903</text:p>
          </table:table-cell>
          <table:table-cell office:value-type="float" office:value="614.135" calcext:value-type="float">
            <text:p>614.135</text:p>
          </table:table-cell>
          <table:table-cell office:value-type="float" office:value="515.451" calcext:value-type="float">
            <text:p>515.451</text:p>
          </table:table-cell>
          <table:table-cell office:value-type="float" office:value="34.288" calcext:value-type="float">
            <text:p>34.288</text:p>
          </table:table-cell>
          <table:table-cell office:value-type="float" office:value="1.00975" calcext:value-type="float">
            <text:p>1.009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2]</text:p>
          </table:table-cell>
          <table:table-cell office:value-type="float" office:value="9.63409" calcext:value-type="float">
            <text:p>9.63409</text:p>
          </table:table-cell>
          <table:table-cell office:value-type="float" office:value="16.0932" calcext:value-type="float">
            <text:p>16.0932</text:p>
          </table:table-cell>
          <table:table-cell office:value-type="float" office:value="358.53" calcext:value-type="float">
            <text:p>358.53</text:p>
          </table:table-cell>
          <table:table-cell office:value-type="float" office:value="-627.398" calcext:value-type="float">
            <text:p>-627.398</text:p>
          </table:table-cell>
          <table:table-cell office:value-type="float" office:value="7.63742" calcext:value-type="float">
            <text:p>7.63742</text:p>
          </table:table-cell>
          <table:table-cell office:value-type="float" office:value="618.034" calcext:value-type="float">
            <text:p>618.034</text:p>
          </table:table-cell>
          <table:table-cell office:value-type="float" office:value="496.324" calcext:value-type="float">
            <text:p>496.324</text:p>
          </table:table-cell>
          <table:table-cell office:value-type="float" office:value="33.0156" calcext:value-type="float">
            <text:p>33.0156</text:p>
          </table:table-cell>
          <table:table-cell office:value-type="float" office:value="1.01071" calcext:value-type="float">
            <text:p>1.010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3]</text:p>
          </table:table-cell>
          <table:table-cell office:value-type="float" office:value="10.6132" calcext:value-type="float">
            <text:p>10.6132</text:p>
          </table:table-cell>
          <table:table-cell office:value-type="float" office:value="15.5853" calcext:value-type="float">
            <text:p>15.5853</text:p>
          </table:table-cell>
          <table:table-cell office:value-type="float" office:value="355.52" calcext:value-type="float">
            <text:p>355.52</text:p>
          </table:table-cell>
          <table:table-cell office:value-type="float" office:value="-621.153" calcext:value-type="float">
            <text:p>-621.153</text:p>
          </table:table-cell>
          <table:table-cell office:value-type="float" office:value="9.22686" calcext:value-type="float">
            <text:p>9.22686</text:p>
          </table:table-cell>
          <table:table-cell office:value-type="float" office:value="609.983" calcext:value-type="float">
            <text:p>609.983</text:p>
          </table:table-cell>
          <table:table-cell office:value-type="float" office:value="520.351" calcext:value-type="float">
            <text:p>520.351</text:p>
          </table:table-cell>
          <table:table-cell office:value-type="float" office:value="34.6139" calcext:value-type="float">
            <text:p>34.6139</text:p>
          </table:table-cell>
          <table:table-cell office:value-type="float" office:value="1.00942" calcext:value-type="float">
            <text:p>1.00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4]</text:p>
          </table:table-cell>
          <table:table-cell office:value-type="float" office:value="9.84186" calcext:value-type="float">
            <text:p>9.84186</text:p>
          </table:table-cell>
          <table:table-cell office:value-type="float" office:value="15.7632" calcext:value-type="float">
            <text:p>15.7632</text:p>
          </table:table-cell>
          <table:table-cell office:value-type="float" office:value="357.373" calcext:value-type="float">
            <text:p>357.373</text:p>
          </table:table-cell>
          <table:table-cell office:value-type="float" office:value="-624.627" calcext:value-type="float">
            <text:p>-624.627</text:p>
          </table:table-cell>
          <table:table-cell office:value-type="float" office:value="8.32458" calcext:value-type="float">
            <text:p>8.32458</text:p>
          </table:table-cell>
          <table:table-cell office:value-type="float" office:value="613.149" calcext:value-type="float">
            <text:p>613.149</text:p>
          </table:table-cell>
          <table:table-cell office:value-type="float" office:value="513.988" calcext:value-type="float">
            <text:p>513.988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.00984" calcext:value-type="float">
            <text:p>1.009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5]</text:p>
          </table:table-cell>
          <table:table-cell office:value-type="float" office:value="9.92355" calcext:value-type="float">
            <text:p>9.92355</text:p>
          </table:table-cell>
          <table:table-cell office:value-type="float" office:value="15.9035" calcext:value-type="float">
            <text:p>15.9035</text:p>
          </table:table-cell>
          <table:table-cell office:value-type="float" office:value="357.984" calcext:value-type="float">
            <text:p>357.984</text:p>
          </table:table-cell>
          <table:table-cell office:value-type="float" office:value="-625.247" calcext:value-type="float">
            <text:p>-625.247</text:p>
          </table:table-cell>
          <table:table-cell office:value-type="float" office:value="8.54242" calcext:value-type="float">
            <text:p>8.54242</text:p>
          </table:table-cell>
          <table:table-cell office:value-type="float" office:value="616.89" calcext:value-type="float">
            <text:p>616.89</text:p>
          </table:table-cell>
          <table:table-cell office:value-type="float" office:value="506.688" calcext:value-type="float">
            <text:p>506.688</text:p>
          </table:table-cell>
          <table:table-cell office:value-type="float" office:value="33.7051" calcext:value-type="float">
            <text:p>33.7051</text:p>
          </table:table-cell>
          <table:table-cell office:value-type="float" office:value="1.01031" calcext:value-type="float">
            <text:p>1.01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6]</text:p>
          </table:table-cell>
          <table:table-cell office:value-type="float" office:value="10.1466" calcext:value-type="float">
            <text:p>10.1466</text:p>
          </table:table-cell>
          <table:table-cell office:value-type="float" office:value="15.6594" calcext:value-type="float">
            <text:p>15.6594</text:p>
          </table:table-cell>
          <table:table-cell office:value-type="float" office:value="356.851" calcext:value-type="float">
            <text:p>356.851</text:p>
          </table:table-cell>
          <table:table-cell office:value-type="float" office:value="-624.543" calcext:value-type="float">
            <text:p>-624.543</text:p>
          </table:table-cell>
          <table:table-cell office:value-type="float" office:value="8.80943" calcext:value-type="float">
            <text:p>8.80943</text:p>
          </table:table-cell>
          <table:table-cell office:value-type="float" office:value="612.545" calcext:value-type="float">
            <text:p>612.545</text:p>
          </table:table-cell>
          <table:table-cell office:value-type="float" office:value="519.308" calcext:value-type="float">
            <text:p>519.308</text:p>
          </table:table-cell>
          <table:table-cell office:value-type="float" office:value="34.5445" calcext:value-type="float">
            <text:p>34.5445</text:p>
          </table:table-cell>
          <table:table-cell office:value-type="float" office:value="1.00946" calcext:value-type="float">
            <text:p>1.009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7]</text:p>
          </table:table-cell>
          <table:table-cell office:value-type="float" office:value="10.1124" calcext:value-type="float">
            <text:p>10.1124</text:p>
          </table:table-cell>
          <table:table-cell office:value-type="float" office:value="15.6873" calcext:value-type="float">
            <text:p>15.6873</text:p>
          </table:table-cell>
          <table:table-cell office:value-type="float" office:value="356.972" calcext:value-type="float">
            <text:p>356.972</text:p>
          </table:table-cell>
          <table:table-cell office:value-type="float" office:value="-624.57" calcext:value-type="float">
            <text:p>-624.57</text:p>
          </table:table-cell>
          <table:table-cell office:value-type="float" office:value="8.54025" calcext:value-type="float">
            <text:p>8.54025</text:p>
          </table:table-cell>
          <table:table-cell office:value-type="float" office:value="613.839" calcext:value-type="float">
            <text:p>613.839</text:p>
          </table:table-cell>
          <table:table-cell office:value-type="float" office:value="517.812" calcext:value-type="float">
            <text:p>517.812</text:p>
          </table:table-cell>
          <table:table-cell office:value-type="float" office:value="34.445" calcext:value-type="float">
            <text:p>34.445</text:p>
          </table:table-cell>
          <table:table-cell office:value-type="float" office:value="1.00956" calcext:value-type="float">
            <text:p>1.00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8]</text:p>
          </table:table-cell>
          <table:table-cell office:value-type="float" office:value="9.84736" calcext:value-type="float">
            <text:p>9.84736</text:p>
          </table:table-cell>
          <table:table-cell office:value-type="float" office:value="15.9348" calcext:value-type="float">
            <text:p>15.9348</text:p>
          </table:table-cell>
          <table:table-cell office:value-type="float" office:value="358.084" calcext:value-type="float">
            <text:p>358.084</text:p>
          </table:table-cell>
          <table:table-cell office:value-type="float" office:value="-625.691" calcext:value-type="float">
            <text:p>-625.691</text:p>
          </table:table-cell>
          <table:table-cell office:value-type="float" office:value="8.05911" calcext:value-type="float">
            <text:p>8.05911</text:p>
          </table:table-cell>
          <table:table-cell office:value-type="float" office:value="616.774" calcext:value-type="float">
            <text:p>616.774</text:p>
          </table:table-cell>
          <table:table-cell office:value-type="float" office:value="504.981" calcext:value-type="float">
            <text:p>504.981</text:p>
          </table:table-cell>
          <table:table-cell office:value-type="float" office:value="33.5915" calcext:value-type="float">
            <text:p>33.5915</text:p>
          </table:table-cell>
          <table:table-cell office:value-type="float" office:value="1.01042" calcext:value-type="float">
            <text:p>1.010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29]</text:p>
          </table:table-cell>
          <table:table-cell office:value-type="float" office:value="10.1424" calcext:value-type="float">
            <text:p>10.1424</text:p>
          </table:table-cell>
          <table:table-cell office:value-type="float" office:value="15.818" calcext:value-type="float">
            <text:p>15.818</text:p>
          </table:table-cell>
          <table:table-cell office:value-type="float" office:value="357.631" calcext:value-type="float">
            <text:p>357.631</text:p>
          </table:table-cell>
          <table:table-cell office:value-type="float" office:value="-623.332" calcext:value-type="float">
            <text:p>-623.332</text:p>
          </table:table-cell>
          <table:table-cell office:value-type="float" office:value="8.40864" calcext:value-type="float">
            <text:p>8.40864</text:p>
          </table:table-cell>
          <table:table-cell office:value-type="float" office:value="614.715" calcext:value-type="float">
            <text:p>614.715</text:p>
          </table:table-cell>
          <table:table-cell office:value-type="float" office:value="511.172" calcext:value-type="float">
            <text:p>511.172</text:p>
          </table:table-cell>
          <table:table-cell office:value-type="float" office:value="34.0033" calcext:value-type="float">
            <text:p>34.0033</text:p>
          </table:table-cell>
          <table:table-cell office:value-type="float" office:value="1.01003" calcext:value-type="float">
            <text:p>1.01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0]</text:p>
          </table:table-cell>
          <table:table-cell office:value-type="float" office:value="10.1508" calcext:value-type="float">
            <text:p>10.1508</text:p>
          </table:table-cell>
          <table:table-cell office:value-type="float" office:value="15.8147" calcext:value-type="float">
            <text:p>15.8147</text:p>
          </table:table-cell>
          <table:table-cell office:value-type="float" office:value="357.538" calcext:value-type="float">
            <text:p>357.538</text:p>
          </table:table-cell>
          <table:table-cell office:value-type="float" office:value="-623.123" calcext:value-type="float">
            <text:p>-623.123</text:p>
          </table:table-cell>
          <table:table-cell office:value-type="float" office:value="8.50304" calcext:value-type="float">
            <text:p>8.50304</text:p>
          </table:table-cell>
          <table:table-cell office:value-type="float" office:value="614.154" calcext:value-type="float">
            <text:p>614.154</text:p>
          </table:table-cell>
          <table:table-cell office:value-type="float" office:value="511.122" calcext:value-type="float">
            <text:p>511.122</text:p>
          </table:table-cell>
          <table:table-cell office:value-type="float" office:value="34" calcext:value-type="float">
            <text:p>34</text:p>
          </table:table-cell>
          <table:table-cell office:value-type="float" office:value="1.01003" calcext:value-type="float">
            <text:p>1.01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1]</text:p>
          </table:table-cell>
          <table:table-cell office:value-type="float" office:value="9.61402" calcext:value-type="float">
            <text:p>9.61402</text:p>
          </table:table-cell>
          <table:table-cell office:value-type="float" office:value="15.8426" calcext:value-type="float">
            <text:p>15.8426</text:p>
          </table:table-cell>
          <table:table-cell office:value-type="float" office:value="357.632" calcext:value-type="float">
            <text:p>357.632</text:p>
          </table:table-cell>
          <table:table-cell office:value-type="float" office:value="-624.474" calcext:value-type="float">
            <text:p>-624.474</text:p>
          </table:table-cell>
          <table:table-cell office:value-type="float" office:value="7.89589" calcext:value-type="float">
            <text:p>7.89589</text:p>
          </table:table-cell>
          <table:table-cell office:value-type="float" office:value="615.004" calcext:value-type="float">
            <text:p>615.004</text:p>
          </table:table-cell>
          <table:table-cell office:value-type="float" office:value="509.588" calcext:value-type="float">
            <text:p>509.588</text:p>
          </table:table-cell>
          <table:table-cell office:value-type="float" office:value="33.898" calcext:value-type="float">
            <text:p>33.898</text:p>
          </table:table-cell>
          <table:table-cell office:value-type="float" office:value="1.01013" calcext:value-type="float">
            <text:p>1.010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2]</text:p>
          </table:table-cell>
          <table:table-cell office:value-type="float" office:value="9.93424" calcext:value-type="float">
            <text:p>9.93424</text:p>
          </table:table-cell>
          <table:table-cell office:value-type="float" office:value="15.9054" calcext:value-type="float">
            <text:p>15.9054</text:p>
          </table:table-cell>
          <table:table-cell office:value-type="float" office:value="357.959" calcext:value-type="float">
            <text:p>357.959</text:p>
          </table:table-cell>
          <table:table-cell office:value-type="float" office:value="-624.856" calcext:value-type="float">
            <text:p>-624.856</text:p>
          </table:table-cell>
          <table:table-cell office:value-type="float" office:value="8.37597" calcext:value-type="float">
            <text:p>8.37597</text:p>
          </table:table-cell>
          <table:table-cell office:value-type="float" office:value="616.551" calcext:value-type="float">
            <text:p>616.551</text:p>
          </table:table-cell>
          <table:table-cell office:value-type="float" office:value="506.496" calcext:value-type="float">
            <text:p>506.496</text:p>
          </table:table-cell>
          <table:table-cell office:value-type="float" office:value="33.6923" calcext:value-type="float">
            <text:p>33.6923</text:p>
          </table:table-cell>
          <table:table-cell office:value-type="float" office:value="1.01031" calcext:value-type="float">
            <text:p>1.01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3]</text:p>
          </table:table-cell>
          <table:table-cell office:value-type="float" office:value="9.3174" calcext:value-type="float">
            <text:p>9.3174</text:p>
          </table:table-cell>
          <table:table-cell office:value-type="float" office:value="15.9637" calcext:value-type="float">
            <text:p>15.9637</text:p>
          </table:table-cell>
          <table:table-cell office:value-type="float" office:value="358.153" calcext:value-type="float">
            <text:p>358.153</text:p>
          </table:table-cell>
          <table:table-cell office:value-type="float" office:value="-626.627" calcext:value-type="float">
            <text:p>-626.627</text:p>
          </table:table-cell>
          <table:table-cell office:value-type="float" office:value="7.29328" calcext:value-type="float">
            <text:p>7.29328</text:p>
          </table:table-cell>
          <table:table-cell office:value-type="float" office:value="616.245" calcext:value-type="float">
            <text:p>616.245</text:p>
          </table:table-cell>
          <table:table-cell office:value-type="float" office:value="503.346" calcext:value-type="float">
            <text:p>503.346</text:p>
          </table:table-cell>
          <table:table-cell office:value-type="float" office:value="33.4828" calcext:value-type="float">
            <text:p>33.4828</text:p>
          </table:table-cell>
          <table:table-cell office:value-type="float" office:value="1.01051" calcext:value-type="float">
            <text:p>1.01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4]</text:p>
          </table:table-cell>
          <table:table-cell office:value-type="float" office:value="10.5284" calcext:value-type="float">
            <text:p>10.5284</text:p>
          </table:table-cell>
          <table:table-cell office:value-type="float" office:value="15.6818" calcext:value-type="float">
            <text:p>15.6818</text:p>
          </table:table-cell>
          <table:table-cell office:value-type="float" office:value="356.889" calcext:value-type="float">
            <text:p>356.889</text:p>
          </table:table-cell>
          <table:table-cell office:value-type="float" office:value="-623.645" calcext:value-type="float">
            <text:p>-623.645</text:p>
          </table:table-cell>
          <table:table-cell office:value-type="float" office:value="9.21111" calcext:value-type="float">
            <text:p>9.21111</text:p>
          </table:table-cell>
          <table:table-cell office:value-type="float" office:value="612.581" calcext:value-type="float">
            <text:p>612.581</text:p>
          </table:table-cell>
          <table:table-cell office:value-type="float" office:value="517.931" calcext:value-type="float">
            <text:p>517.931</text:p>
          </table:table-cell>
          <table:table-cell office:value-type="float" office:value="34.4529" calcext:value-type="float">
            <text:p>34.4529</text:p>
          </table:table-cell>
          <table:table-cell office:value-type="float" office:value="1.00956" calcext:value-type="float">
            <text:p>1.00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5]</text:p>
          </table:table-cell>
          <table:table-cell office:value-type="float" office:value="9.87715" calcext:value-type="float">
            <text:p>9.87715</text:p>
          </table:table-cell>
          <table:table-cell office:value-type="float" office:value="15.9726" calcext:value-type="float">
            <text:p>15.9726</text:p>
          </table:table-cell>
          <table:table-cell office:value-type="float" office:value="359.3" calcext:value-type="float">
            <text:p>359.3</text:p>
          </table:table-cell>
          <table:table-cell office:value-type="float" office:value="-627.592" calcext:value-type="float">
            <text:p>-627.592</text:p>
          </table:table-cell>
          <table:table-cell office:value-type="float" office:value="8.1149" calcext:value-type="float">
            <text:p>8.1149</text:p>
          </table:table-cell>
          <table:table-cell office:value-type="float" office:value="619.931" calcext:value-type="float">
            <text:p>619.931</text:p>
          </table:table-cell>
          <table:table-cell office:value-type="float" office:value="506.016" calcext:value-type="float">
            <text:p>506.016</text:p>
          </table:table-cell>
          <table:table-cell office:value-type="float" office:value="33.6603" calcext:value-type="float">
            <text:p>33.6603</text:p>
          </table:table-cell>
          <table:table-cell office:value-type="float" office:value="1.01035" calcext:value-type="float">
            <text:p>1.010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6]</text:p>
          </table:table-cell>
          <table:table-cell office:value-type="float" office:value="10.2005" calcext:value-type="float">
            <text:p>10.2005</text:p>
          </table:table-cell>
          <table:table-cell office:value-type="float" office:value="15.8613" calcext:value-type="float">
            <text:p>15.8613</text:p>
          </table:table-cell>
          <table:table-cell office:value-type="float" office:value="358.732" calcext:value-type="float">
            <text:p>358.732</text:p>
          </table:table-cell>
          <table:table-cell office:value-type="float" office:value="-625.371" calcext:value-type="float">
            <text:p>-625.371</text:p>
          </table:table-cell>
          <table:table-cell office:value-type="float" office:value="8.33896" calcext:value-type="float">
            <text:p>8.33896</text:p>
          </table:table-cell>
          <table:table-cell office:value-type="float" office:value="616.288" calcext:value-type="float">
            <text:p>616.288</text:p>
          </table:table-cell>
          <table:table-cell office:value-type="float" office:value="511.523" calcext:value-type="float">
            <text:p>511.523</text:p>
          </table:table-cell>
          <table:table-cell office:value-type="float" office:value="34.0267" calcext:value-type="float">
            <text:p>34.0267</text:p>
          </table:table-cell>
          <table:table-cell office:value-type="float" office:value="1.01" calcext:value-type="float">
            <text:p>1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7]</text:p>
          </table:table-cell>
          <table:table-cell office:value-type="float" office:value="10.1313" calcext:value-type="float">
            <text:p>10.1313</text:p>
          </table:table-cell>
          <table:table-cell office:value-type="float" office:value="15.8928" calcext:value-type="float">
            <text:p>15.8928</text:p>
          </table:table-cell>
          <table:table-cell office:value-type="float" office:value="358.868" calcext:value-type="float">
            <text:p>358.868</text:p>
          </table:table-cell>
          <table:table-cell office:value-type="float" office:value="-626.127" calcext:value-type="float">
            <text:p>-626.127</text:p>
          </table:table-cell>
          <table:table-cell office:value-type="float" office:value="8.25263" calcext:value-type="float">
            <text:p>8.25263</text:p>
          </table:table-cell>
          <table:table-cell office:value-type="float" office:value="617.228" calcext:value-type="float">
            <text:p>617.228</text:p>
          </table:table-cell>
          <table:table-cell office:value-type="float" office:value="509.879" calcext:value-type="float">
            <text:p>509.879</text:p>
          </table:table-cell>
          <table:table-cell office:value-type="float" office:value="33.9173" calcext:value-type="float">
            <text:p>33.9173</text:p>
          </table:table-cell>
          <table:table-cell office:value-type="float" office:value="1.01008" calcext:value-type="float">
            <text:p>1.010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8]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15.8038" calcext:value-type="float">
            <text:p>15.8038</text:p>
          </table:table-cell>
          <table:table-cell office:value-type="float" office:value="358.609" calcext:value-type="float">
            <text:p>358.609</text:p>
          </table:table-cell>
          <table:table-cell office:value-type="float" office:value="-626.277" calcext:value-type="float">
            <text:p>-626.277</text:p>
          </table:table-cell>
          <table:table-cell office:value-type="float" office:value="9.30083" calcext:value-type="float">
            <text:p>9.30083</text:p>
          </table:table-cell>
          <table:table-cell office:value-type="float" office:value="616.051" calcext:value-type="float">
            <text:p>616.051</text:p>
          </table:table-cell>
          <table:table-cell office:value-type="float" office:value="514.897" calcext:value-type="float">
            <text:p>514.897</text:p>
          </table:table-cell>
          <table:table-cell office:value-type="float" office:value="34.2511" calcext:value-type="float">
            <text:p>34.2511</text:p>
          </table:table-cell>
          <table:table-cell office:value-type="float" office:value="1.0098" calcext:value-type="float">
            <text:p>1.00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[39]</text:p>
          </table:table-cell>
          <table:table-cell office:value-type="float" office:value="9.36344" calcext:value-type="float">
            <text:p>9.36344</text:p>
          </table:table-cell>
          <table:table-cell office:value-type="float" office:value="16.0092" calcext:value-type="float">
            <text:p>16.0092</text:p>
          </table:table-cell>
          <table:table-cell office:value-type="float" office:value="359.416" calcext:value-type="float">
            <text:p>359.416</text:p>
          </table:table-cell>
          <table:table-cell office:value-type="float" office:value="-628.805" calcext:value-type="float">
            <text:p>-628.805</text:p>
          </table:table-cell>
          <table:table-cell office:value-type="float" office:value="7.49266" calcext:value-type="float">
            <text:p>7.49266</text:p>
          </table:table-cell>
          <table:table-cell office:value-type="float" office:value="618.377" calcext:value-type="float">
            <text:p>618.377</text:p>
          </table:table-cell>
          <table:table-cell office:value-type="float" office:value="504.026" calcext:value-type="float">
            <text:p>504.026</text:p>
          </table:table-cell>
          <table:table-cell office:value-type="float" office:value="33.528" calcext:value-type="float">
            <text:p>33.528</text:p>
          </table:table-cell>
          <table:table-cell office:value-type="float" office:value="1.01045" calcext:value-type="float">
            <text:p>1.010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4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5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6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7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8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9]</text:p>
          </table:table-cell>
          <table:table-cell office:value-type="float" office:value="5.00919" calcext:value-type="float">
            <text:p>5.00919</text:p>
          </table:table-cell>
          <table:table-cell office:value-type="float" office:value="0.185294" calcext:value-type="float">
            <text:p>0.185294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64798" calcext:value-type="float">
            <text:p>1.64798</text:p>
          </table:table-cell>
          <table:table-cell office:value-type="float" office:value="5.02083" calcext:value-type="float">
            <text:p>5.02083</text:p>
          </table:table-cell>
          <table:table-cell office:value-type="float" office:value="8.679" calcext:value-type="float">
            <text:p>8.679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8.57169" calcext:value-type="float">
            <text:p>8.57169</text:p>
          </table:table-cell>
          <table:table-cell office:value-type="float" office:value="1.03935" calcext:value-type="float">
            <text:p>1.03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0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1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2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3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4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5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6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7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8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19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0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1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2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3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4]</text:p>
          </table:table-cell>
          <table:table-cell office:value-type="float" office:value="5.00919" calcext:value-type="float">
            <text:p>5.00919</text:p>
          </table:table-cell>
          <table:table-cell office:value-type="float" office:value="0.185294" calcext:value-type="float">
            <text:p>0.185294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64798" calcext:value-type="float">
            <text:p>1.64798</text:p>
          </table:table-cell>
          <table:table-cell office:value-type="float" office:value="5.02083" calcext:value-type="float">
            <text:p>5.02083</text:p>
          </table:table-cell>
          <table:table-cell office:value-type="float" office:value="8.679" calcext:value-type="float">
            <text:p>8.679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8.57169" calcext:value-type="float">
            <text:p>8.57169</text:p>
          </table:table-cell>
          <table:table-cell office:value-type="float" office:value="1.03935" calcext:value-type="float">
            <text:p>1.03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5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6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7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8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29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0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1]</text:p>
          </table:table-cell>
          <table:table-cell office:value-type="float" office:value="5.00919" calcext:value-type="float">
            <text:p>5.00919</text:p>
          </table:table-cell>
          <table:table-cell office:value-type="float" office:value="0.185294" calcext:value-type="float">
            <text:p>0.185294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64798" calcext:value-type="float">
            <text:p>1.64798</text:p>
          </table:table-cell>
          <table:table-cell office:value-type="float" office:value="5.02083" calcext:value-type="float">
            <text:p>5.02083</text:p>
          </table:table-cell>
          <table:table-cell office:value-type="float" office:value="8.679" calcext:value-type="float">
            <text:p>8.679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8.57169" calcext:value-type="float">
            <text:p>8.57169</text:p>
          </table:table-cell>
          <table:table-cell office:value-type="float" office:value="1.03935" calcext:value-type="float">
            <text:p>1.03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2]</text:p>
          </table:table-cell>
          <table:table-cell office:value-type="float" office:value="5.00919" calcext:value-type="float">
            <text:p>5.00919</text:p>
          </table:table-cell>
          <table:table-cell office:value-type="float" office:value="0.185294" calcext:value-type="float">
            <text:p>0.185294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64798" calcext:value-type="float">
            <text:p>1.64798</text:p>
          </table:table-cell>
          <table:table-cell office:value-type="float" office:value="5.02083" calcext:value-type="float">
            <text:p>5.02083</text:p>
          </table:table-cell>
          <table:table-cell office:value-type="float" office:value="8.679" calcext:value-type="float">
            <text:p>8.679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8.57169" calcext:value-type="float">
            <text:p>8.57169</text:p>
          </table:table-cell>
          <table:table-cell office:value-type="float" office:value="1.03935" calcext:value-type="float">
            <text:p>1.03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3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4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5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6]</text:p>
          </table:table-cell>
          <table:table-cell office:value-type="float" office:value="5.00919" calcext:value-type="float">
            <text:p>5.00919</text:p>
          </table:table-cell>
          <table:table-cell office:value-type="float" office:value="0.185294" calcext:value-type="float">
            <text:p>0.185294</text:p>
          </table:table-cell>
          <table:table-cell office:value-type="float" office:value="2.10338" calcext:value-type="float">
            <text:p>2.10338</text:p>
          </table:table-cell>
          <table:table-cell office:value-type="float" office:value="1.64798" calcext:value-type="float">
            <text:p>1.64798</text:p>
          </table:table-cell>
          <table:table-cell office:value-type="float" office:value="5.02083" calcext:value-type="float">
            <text:p>5.02083</text:p>
          </table:table-cell>
          <table:table-cell office:value-type="float" office:value="8.679" calcext:value-type="float">
            <text:p>8.679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8.57169" calcext:value-type="float">
            <text:p>8.57169</text:p>
          </table:table-cell>
          <table:table-cell office:value-type="float" office:value="1.03935" calcext:value-type="float">
            <text:p>1.039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[37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cou_isolation[38]</text:p>
          </table:table-cell>
          <table:table-cell table:style-name="ce2" office:value-type="float" office:value="5.09699" calcext:value-type="float">
            <text:p>5.09699</text:p>
          </table:table-cell>
          <table:table-cell table:style-name="ce2" office:value-type="float" office:value="0.172938" calcext:value-type="float">
            <text:p>0.172938</text:p>
          </table:table-cell>
          <table:table-cell table:style-name="ce2" office:value-type="float" office:value="2.01255" calcext:value-type="float">
            <text:p>2.01255</text:p>
          </table:table-cell>
          <table:table-cell table:style-name="ce2" office:value-type="float" office:value="1.9028" calcext:value-type="float">
            <text:p>1.9028</text:p>
          </table:table-cell>
          <table:table-cell table:style-name="ce2" office:value-type="float" office:value="5.08588" calcext:value-type="float">
            <text:p>5.08588</text:p>
          </table:table-cell>
          <table:table-cell table:style-name="ce2" office:value-type="float" office:value="8.5008" calcext:value-type="float">
            <text:p>8.5008</text:p>
          </table:table-cell>
          <table:table-cell table:style-name="ce2" office:value-type="float" office:value="135.43" calcext:value-type="float">
            <text:p>135.43</text:p>
          </table:table-cell>
          <table:table-cell table:style-name="ce2" office:value-type="float" office:value="9.00883" calcext:value-type="float">
            <text:p>9.00883</text:p>
          </table:table-cell>
          <table:table-cell table:style-name="ce2" office:value-type="float" office:value="1.03482" calcext:value-type="float">
            <text:p>1.03482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ou_isolation[39]</text:p>
          </table:table-cell>
          <table:table-cell office:value-type="float" office:value="5.09699" calcext:value-type="float">
            <text:p>5.09699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2.01255" calcext:value-type="float">
            <text:p>2.01255</text:p>
          </table:table-cell>
          <table:table-cell office:value-type="float" office:value="1.9028" calcext:value-type="float">
            <text:p>1.9028</text:p>
          </table:table-cell>
          <table:table-cell office:value-type="float" office:value="5.08588" calcext:value-type="float">
            <text:p>5.08588</text:p>
          </table:table-cell>
          <table:table-cell office:value-type="float" office:value="8.5008" calcext:value-type="float">
            <text:p>8.5008</text:p>
          </table:table-cell>
          <table:table-cell office:value-type="float" office:value="135.43" calcext:value-type="float">
            <text:p>135.43</text:p>
          </table:table-cell>
          <table:table-cell office:value-type="float" office:value="9.00883" calcext:value-type="float">
            <text:p>9.00883</text:p>
          </table:table-cell>
          <table:table-cell office:value-type="float" office:value="1.03482" calcext:value-type="float">
            <text:p>1.034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cousComfort[1]</text:p>
          </table:table-cell>
          <table:table-cell table:style-name="ce2" office:value-type="float" office:value="4.75596" calcext:value-type="float">
            <text:p>4.75596</text:p>
          </table:table-cell>
          <table:table-cell table:style-name="ce2" office:value-type="float" office:value="1.24322" calcext:value-type="float">
            <text:p>1.24322</text:p>
          </table:table-cell>
          <table:table-cell table:style-name="ce2" office:value-type="float" office:value="14.7768" calcext:value-type="float">
            <text:p>14.7768</text:p>
          </table:table-cell>
          <table:table-cell table:style-name="ce2" office:value-type="float" office:value="-17.2308" calcext:value-type="float">
            <text:p>-17.2308</text:p>
          </table:table-cell>
          <table:table-cell table:style-name="ce2" office:value-type="float" office:value="4.34202" calcext:value-type="float">
            <text:p>4.34202</text:p>
          </table:table-cell>
          <table:table-cell table:style-name="ce2" office:value-type="float" office:value="28.3805" calcext:value-type="float">
            <text:p>28.3805</text:p>
          </table:table-cell>
          <table:table-cell table:style-name="ce2" office:value-type="float" office:value="141.276" calcext:value-type="float">
            <text:p>141.276</text:p>
          </table:table-cell>
          <table:table-cell table:style-name="ce2" office:value-type="float" office:value="9.39769" calcext:value-type="float">
            <text:p>9.39769</text:p>
          </table:table-cell>
          <table:table-cell table:style-name="ce2" office:value-type="float" office:value="1.03754" calcext:value-type="float">
            <text:p>1.0375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cousComfort[2]</text:p>
          </table:table-cell>
          <table:table-cell office:value-type="float" office:value="4.72129" calcext:value-type="float">
            <text:p>4.72129</text:p>
          </table:table-cell>
          <table:table-cell office:value-type="float" office:value="1.24103" calcext:value-type="float">
            <text:p>1.24103</text:p>
          </table:table-cell>
          <table:table-cell office:value-type="float" office:value="14.7508" calcext:value-type="float">
            <text:p>14.7508</text:p>
          </table:table-cell>
          <table:table-cell office:value-type="float" office:value="-17.3202" calcext:value-type="float">
            <text:p>-17.3202</text:p>
          </table:table-cell>
          <table:table-cell office:value-type="float" office:value="4.47241" calcext:value-type="float">
            <text:p>4.47241</text:p>
          </table:table-cell>
          <table:table-cell office:value-type="float" office:value="28.0563" calcext:value-type="float">
            <text:p>28.0563</text:p>
          </table:table-cell>
          <table:table-cell office:value-type="float" office:value="141.275" calcext:value-type="float">
            <text:p>141.275</text:p>
          </table:table-cell>
          <table:table-cell office:value-type="float" office:value="9.39768" calcext:value-type="float">
            <text:p>9.39768</text:p>
          </table:table-cell>
          <table:table-cell office:value-type="float" office:value="1.03558" calcext:value-type="float">
            <text:p>1.035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]</text:p>
          </table:table-cell>
          <table:table-cell office:value-type="float" office:value="4.58318" calcext:value-type="float">
            <text:p>4.58318</text:p>
          </table:table-cell>
          <table:table-cell office:value-type="float" office:value="1.53597" calcext:value-type="float">
            <text:p>1.53597</text:p>
          </table:table-cell>
          <table:table-cell office:value-type="float" office:value="18.314" calcext:value-type="float">
            <text:p>18.314</text:p>
          </table:table-cell>
          <table:table-cell office:value-type="float" office:value="-22.9055" calcext:value-type="float">
            <text:p>-22.9055</text:p>
          </table:table-cell>
          <table:table-cell office:value-type="float" office:value="4.19729" calcext:value-type="float">
            <text:p>4.19729</text:p>
          </table:table-cell>
          <table:table-cell office:value-type="float" office:value="33.7715" calcext:value-type="float">
            <text:p>33.7715</text:p>
          </table:table-cell>
          <table:table-cell office:value-type="float" office:value="142.168" calcext:value-type="float">
            <text:p>142.168</text:p>
          </table:table-cell>
          <table:table-cell office:value-type="float" office:value="9.45708" calcext:value-type="float">
            <text:p>9.45708</text:p>
          </table:table-cell>
          <table:table-cell office:value-type="float" office:value="1.03431" calcext:value-type="float">
            <text:p>1.03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4]</text:p>
          </table:table-cell>
          <table:table-cell office:value-type="float" office:value="4.44729" calcext:value-type="float">
            <text:p>4.44729</text:p>
          </table:table-cell>
          <table:table-cell office:value-type="float" office:value="1.9123" calcext:value-type="float">
            <text:p>1.9123</text:p>
          </table:table-cell>
          <table:table-cell office:value-type="float" office:value="22.7559" calcext:value-type="float">
            <text:p>22.7559</text:p>
          </table:table-cell>
          <table:table-cell office:value-type="float" office:value="-29.6323" calcext:value-type="float">
            <text:p>-29.6323</text:p>
          </table:table-cell>
          <table:table-cell office:value-type="float" office:value="3.88977" calcext:value-type="float">
            <text:p>3.88977</text:p>
          </table:table-cell>
          <table:table-cell office:value-type="float" office:value="40.8001" calcext:value-type="float">
            <text:p>40.8001</text:p>
          </table:table-cell>
          <table:table-cell office:value-type="float" office:value="141.604" calcext:value-type="float">
            <text:p>141.604</text:p>
          </table:table-cell>
          <table:table-cell office:value-type="float" office:value="9.41957" calcext:value-type="float">
            <text:p>9.41957</text:p>
          </table:table-cell>
          <table:table-cell office:value-type="float" office:value="1.03357" calcext:value-type="float">
            <text:p>1.033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5]</text:p>
          </table:table-cell>
          <table:table-cell office:value-type="float" office:value="4.52308" calcext:value-type="float">
            <text:p>4.52308</text:p>
          </table:table-cell>
          <table:table-cell office:value-type="float" office:value="1.53861" calcext:value-type="float">
            <text:p>1.53861</text:p>
          </table:table-cell>
          <table:table-cell office:value-type="float" office:value="18.3201" calcext:value-type="float">
            <text:p>18.3201</text:p>
          </table:table-cell>
          <table:table-cell office:value-type="float" office:value="-23.1392" calcext:value-type="float">
            <text:p>-23.1392</text:p>
          </table:table-cell>
          <table:table-cell office:value-type="float" office:value="4.14559" calcext:value-type="float">
            <text:p>4.14559</text:p>
          </table:table-cell>
          <table:table-cell office:value-type="float" office:value="33.6298" calcext:value-type="float">
            <text:p>33.6298</text:p>
          </table:table-cell>
          <table:table-cell office:value-type="float" office:value="141.775" calcext:value-type="float">
            <text:p>141.775</text:p>
          </table:table-cell>
          <table:table-cell office:value-type="float" office:value="9.43093" calcext:value-type="float">
            <text:p>9.43093</text:p>
          </table:table-cell>
          <table:table-cell office:value-type="float" office:value="1.03313" calcext:value-type="float">
            <text:p>1.033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6]</text:p>
          </table:table-cell>
          <table:table-cell office:value-type="float" office:value="3.7782" calcext:value-type="float">
            <text:p>3.7782</text:p>
          </table:table-cell>
          <table:table-cell office:value-type="float" office:value="3.16387" calcext:value-type="float">
            <text:p>3.16387</text:p>
          </table:table-cell>
          <table:table-cell office:value-type="float" office:value="37.9295" calcext:value-type="float">
            <text:p>37.9295</text:p>
          </table:table-cell>
          <table:table-cell office:value-type="float" office:value="-53.0647" calcext:value-type="float">
            <text:p>-53.0647</text:p>
          </table:table-cell>
          <table:table-cell office:value-type="float" office:value="2.49942" calcext:value-type="float">
            <text:p>2.49942</text:p>
          </table:table-cell>
          <table:table-cell office:value-type="float" office:value="63.5063" calcext:value-type="float">
            <text:p>63.5063</text:p>
          </table:table-cell>
          <table:table-cell office:value-type="float" office:value="143.719" calcext:value-type="float">
            <text:p>143.719</text:p>
          </table:table-cell>
          <table:table-cell office:value-type="float" office:value="9.56026" calcext:value-type="float">
            <text:p>9.56026</text:p>
          </table:table-cell>
          <table:table-cell office:value-type="float" office:value="1.03238" calcext:value-type="float">
            <text:p>1.032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7]</text:p>
          </table:table-cell>
          <table:table-cell office:value-type="float" office:value="4.1482" calcext:value-type="float">
            <text:p>4.1482</text:p>
          </table:table-cell>
          <table:table-cell office:value-type="float" office:value="2.30381" calcext:value-type="float">
            <text:p>2.30381</text:p>
          </table:table-cell>
          <table:table-cell office:value-type="float" office:value="27.5275" calcext:value-type="float">
            <text:p>27.5275</text:p>
          </table:table-cell>
          <table:table-cell office:value-type="float" office:value="-37.0956" calcext:value-type="float">
            <text:p>-37.0956</text:p>
          </table:table-cell>
          <table:table-cell office:value-type="float" office:value="3.5088" calcext:value-type="float">
            <text:p>3.5088</text:p>
          </table:table-cell>
          <table:table-cell office:value-type="float" office:value="47.7102" calcext:value-type="float">
            <text:p>47.7102</text:p>
          </table:table-cell>
          <table:table-cell office:value-type="float" office:value="142.771" calcext:value-type="float">
            <text:p>142.771</text:p>
          </table:table-cell>
          <table:table-cell office:value-type="float" office:value="9.49718" calcext:value-type="float">
            <text:p>9.49718</text:p>
          </table:table-cell>
          <table:table-cell office:value-type="float" office:value="1.03254" calcext:value-type="float">
            <text:p>1.03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8]</text:p>
          </table:table-cell>
          <table:table-cell office:value-type="float" office:value="4.43751" calcext:value-type="float">
            <text:p>4.43751</text:p>
          </table:table-cell>
          <table:table-cell office:value-type="float" office:value="1.84082" calcext:value-type="float">
            <text:p>1.84082</text:p>
          </table:table-cell>
          <table:table-cell office:value-type="float" office:value="22.0113" calcext:value-type="float">
            <text:p>22.0113</text:p>
          </table:table-cell>
          <table:table-cell office:value-type="float" office:value="-28.5044" calcext:value-type="float">
            <text:p>-28.5044</text:p>
          </table:table-cell>
          <table:table-cell office:value-type="float" office:value="4.04072" calcext:value-type="float">
            <text:p>4.04072</text:p>
          </table:table-cell>
          <table:table-cell office:value-type="float" office:value="39.8209" calcext:value-type="float">
            <text:p>39.8209</text:p>
          </table:table-cell>
          <table:table-cell office:value-type="float" office:value="142.979" calcext:value-type="float">
            <text:p>142.979</text:p>
          </table:table-cell>
          <table:table-cell office:value-type="float" office:value="9.51098" calcext:value-type="float">
            <text:p>9.51098</text:p>
          </table:table-cell>
          <table:table-cell office:value-type="float" office:value="1.03453" calcext:value-type="float">
            <text:p>1.034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9]</text:p>
          </table:table-cell>
          <table:table-cell office:value-type="float" office:value="4.57449" calcext:value-type="float">
            <text:p>4.57449</text:p>
          </table:table-cell>
          <table:table-cell office:value-type="float" office:value="1.51903" calcext:value-type="float">
            <text:p>1.51903</text:p>
          </table:table-cell>
          <table:table-cell office:value-type="float" office:value="18.0974" calcext:value-type="float">
            <text:p>18.0974</text:p>
          </table:table-cell>
          <table:table-cell office:value-type="float" office:value="-22.7018" calcext:value-type="float">
            <text:p>-22.7018</text:p>
          </table:table-cell>
          <table:table-cell office:value-type="float" office:value="4.11263" calcext:value-type="float">
            <text:p>4.11263</text:p>
          </table:table-cell>
          <table:table-cell office:value-type="float" office:value="33.4071" calcext:value-type="float">
            <text:p>33.4071</text:p>
          </table:table-cell>
          <table:table-cell office:value-type="float" office:value="141.939" calcext:value-type="float">
            <text:p>141.939</text:p>
          </table:table-cell>
          <table:table-cell office:value-type="float" office:value="9.44184" calcext:value-type="float">
            <text:p>9.44184</text:p>
          </table:table-cell>
          <table:table-cell office:value-type="float" office:value="1.03305" calcext:value-type="float">
            <text:p>1.033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0]</text:p>
          </table:table-cell>
          <table:table-cell office:value-type="float" office:value="4.74274" calcext:value-type="float">
            <text:p>4.74274</text:p>
          </table:table-cell>
          <table:table-cell office:value-type="float" office:value="1.22008" calcext:value-type="float">
            <text:p>1.22008</text:p>
          </table:table-cell>
          <table:table-cell office:value-type="float" office:value="14.4993" calcext:value-type="float">
            <text:p>14.4993</text:p>
          </table:table-cell>
          <table:table-cell office:value-type="float" office:value="-16.8944" calcext:value-type="float">
            <text:p>-16.8944</text:p>
          </table:table-cell>
          <table:table-cell office:value-type="float" office:value="4.39563" calcext:value-type="float">
            <text:p>4.39563</text:p>
          </table:table-cell>
          <table:table-cell office:value-type="float" office:value="27.7221" calcext:value-type="float">
            <text:p>27.7221</text:p>
          </table:table-cell>
          <table:table-cell office:value-type="float" office:value="141.228" calcext:value-type="float">
            <text:p>141.228</text:p>
          </table:table-cell>
          <table:table-cell office:value-type="float" office:value="9.39453" calcext:value-type="float">
            <text:p>9.39453</text:p>
          </table:table-cell>
          <table:table-cell office:value-type="float" office:value="1.0356" calcext:value-type="float">
            <text:p>1.03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1]</text:p>
          </table:table-cell>
          <table:table-cell office:value-type="float" office:value="4.69101" calcext:value-type="float">
            <text:p>4.69101</text:p>
          </table:table-cell>
          <table:table-cell office:value-type="float" office:value="1.22217" calcext:value-type="float">
            <text:p>1.22217</text:p>
          </table:table-cell>
          <table:table-cell office:value-type="float" office:value="14.4947" calcext:value-type="float">
            <text:p>14.4947</text:p>
          </table:table-cell>
          <table:table-cell office:value-type="float" office:value="-17.292" calcext:value-type="float">
            <text:p>-17.292</text:p>
          </table:table-cell>
          <table:table-cell office:value-type="float" office:value="4.48714" calcext:value-type="float">
            <text:p>4.48714</text:p>
          </table:table-cell>
          <table:table-cell office:value-type="float" office:value="27.598" calcext:value-type="float">
            <text:p>27.598</text:p>
          </table:table-cell>
          <table:table-cell office:value-type="float" office:value="140.656" calcext:value-type="float">
            <text:p>140.656</text:p>
          </table:table-cell>
          <table:table-cell office:value-type="float" office:value="9.3565" calcext:value-type="float">
            <text:p>9.3565</text:p>
          </table:table-cell>
          <table:table-cell office:value-type="float" office:value="1.03442" calcext:value-type="float">
            <text:p>1.034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2]</text:p>
          </table:table-cell>
          <table:table-cell office:value-type="float" office:value="4.75831" calcext:value-type="float">
            <text:p>4.75831</text:p>
          </table:table-cell>
          <table:table-cell office:value-type="float" office:value="1.2881" calcext:value-type="float">
            <text:p>1.2881</text:p>
          </table:table-cell>
          <table:table-cell office:value-type="float" office:value="15.2347" calcext:value-type="float">
            <text:p>15.2347</text:p>
          </table:table-cell>
          <table:table-cell office:value-type="float" office:value="-18.1519" calcext:value-type="float">
            <text:p>-18.1519</text:p>
          </table:table-cell>
          <table:table-cell office:value-type="float" office:value="4.51212" calcext:value-type="float">
            <text:p>4.51212</text:p>
          </table:table-cell>
          <table:table-cell office:value-type="float" office:value="29.0393" calcext:value-type="float">
            <text:p>29.0393</text:p>
          </table:table-cell>
          <table:table-cell office:value-type="float" office:value="139.884" calcext:value-type="float">
            <text:p>139.884</text:p>
          </table:table-cell>
          <table:table-cell office:value-type="float" office:value="9.30515" calcext:value-type="float">
            <text:p>9.30515</text:p>
          </table:table-cell>
          <table:table-cell office:value-type="float" office:value="1.03578" calcext:value-type="float">
            <text:p>1.035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3]</text:p>
          </table:table-cell>
          <table:table-cell office:value-type="float" office:value="4.75526" calcext:value-type="float">
            <text:p>4.75526</text:p>
          </table:table-cell>
          <table:table-cell office:value-type="float" office:value="1.29362" calcext:value-type="float">
            <text:p>1.29362</text:p>
          </table:table-cell>
          <table:table-cell office:value-type="float" office:value="15.3881" calcext:value-type="float">
            <text:p>15.3881</text:p>
          </table:table-cell>
          <table:table-cell office:value-type="float" office:value="-18.293" calcext:value-type="float">
            <text:p>-18.293</text:p>
          </table:table-cell>
          <table:table-cell office:value-type="float" office:value="4.38955" calcext:value-type="float">
            <text:p>4.38955</text:p>
          </table:table-cell>
          <table:table-cell office:value-type="float" office:value="29.345" calcext:value-type="float">
            <text:p>29.345</text:p>
          </table:table-cell>
          <table:table-cell office:value-type="float" office:value="141.501" calcext:value-type="float">
            <text:p>141.501</text:p>
          </table:table-cell>
          <table:table-cell office:value-type="float" office:value="9.41269" calcext:value-type="float">
            <text:p>9.41269</text:p>
          </table:table-cell>
          <table:table-cell office:value-type="float" office:value="1.03661" calcext:value-type="float">
            <text:p>1.03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4]</text:p>
          </table:table-cell>
          <table:table-cell office:value-type="float" office:value="4.73373" calcext:value-type="float">
            <text:p>4.73373</text:p>
          </table:table-cell>
          <table:table-cell office:value-type="float" office:value="1.218" calcext:value-type="float">
            <text:p>1.218</text:p>
          </table:table-cell>
          <table:table-cell office:value-type="float" office:value="14.4716" calcext:value-type="float">
            <text:p>14.4716</text:p>
          </table:table-cell>
          <table:table-cell office:value-type="float" office:value="-16.8794" calcext:value-type="float">
            <text:p>-16.8794</text:p>
          </table:table-cell>
          <table:table-cell office:value-type="float" office:value="4.50918" calcext:value-type="float">
            <text:p>4.50918</text:p>
          </table:table-cell>
          <table:table-cell office:value-type="float" office:value="27.582" calcext:value-type="float">
            <text:p>27.582</text:p>
          </table:table-cell>
          <table:table-cell office:value-type="float" office:value="141.169" calcext:value-type="float">
            <text:p>141.169</text:p>
          </table:table-cell>
          <table:table-cell office:value-type="float" office:value="9.39062" calcext:value-type="float">
            <text:p>9.39062</text:p>
          </table:table-cell>
          <table:table-cell office:value-type="float" office:value="1.03571" calcext:value-type="float">
            <text:p>1.03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5]</text:p>
          </table:table-cell>
          <table:table-cell office:value-type="float" office:value="4.75989" calcext:value-type="float">
            <text:p>4.75989</text:p>
          </table:table-cell>
          <table:table-cell office:value-type="float" office:value="1.26803" calcext:value-type="float">
            <text:p>1.26803</text:p>
          </table:table-cell>
          <table:table-cell office:value-type="float" office:value="15.0001" calcext:value-type="float">
            <text:p>15.0001</text:p>
          </table:table-cell>
          <table:table-cell office:value-type="float" office:value="-17.7504" calcext:value-type="float">
            <text:p>-17.7504</text:p>
          </table:table-cell>
          <table:table-cell office:value-type="float" office:value="4.488" calcext:value-type="float">
            <text:p>4.488</text:p>
          </table:table-cell>
          <table:table-cell office:value-type="float" office:value="28.6832" calcext:value-type="float">
            <text:p>28.6832</text:p>
          </table:table-cell>
          <table:table-cell office:value-type="float" office:value="139.936" calcext:value-type="float">
            <text:p>139.936</text:p>
          </table:table-cell>
          <table:table-cell office:value-type="float" office:value="9.30859" calcext:value-type="float">
            <text:p>9.30859</text:p>
          </table:table-cell>
          <table:table-cell office:value-type="float" office:value="1.03571" calcext:value-type="float">
            <text:p>1.03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6]</text:p>
          </table:table-cell>
          <table:table-cell office:value-type="float" office:value="4.73598" calcext:value-type="float">
            <text:p>4.73598</text:p>
          </table:table-cell>
          <table:table-cell office:value-type="float" office:value="1.19806" calcext:value-type="float">
            <text:p>1.19806</text:p>
          </table:table-cell>
          <table:table-cell office:value-type="float" office:value="14.3146" calcext:value-type="float">
            <text:p>14.3146</text:p>
          </table:table-cell>
          <table:table-cell office:value-type="float" office:value="-16.5791" calcext:value-type="float">
            <text:p>-16.5791</text:p>
          </table:table-cell>
          <table:table-cell office:value-type="float" office:value="4.17828" calcext:value-type="float">
            <text:p>4.17828</text:p>
          </table:table-cell>
          <table:table-cell office:value-type="float" office:value="27.5275" calcext:value-type="float">
            <text:p>27.5275</text:p>
          </table:table-cell>
          <table:table-cell office:value-type="float" office:value="142.757" calcext:value-type="float">
            <text:p>142.757</text:p>
          </table:table-cell>
          <table:table-cell office:value-type="float" office:value="9.49626" calcext:value-type="float">
            <text:p>9.49626</text:p>
          </table:table-cell>
          <table:table-cell office:value-type="float" office:value="1.03662" calcext:value-type="float">
            <text:p>1.036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7]</text:p>
          </table:table-cell>
          <table:table-cell office:value-type="float" office:value="4.37269" calcext:value-type="float">
            <text:p>4.37269</text:p>
          </table:table-cell>
          <table:table-cell office:value-type="float" office:value="2.01945" calcext:value-type="float">
            <text:p>2.01945</text:p>
          </table:table-cell>
          <table:table-cell office:value-type="float" office:value="24.036" calcext:value-type="float">
            <text:p>24.036</text:p>
          </table:table-cell>
          <table:table-cell office:value-type="float" office:value="-31.6402" calcext:value-type="float">
            <text:p>-31.6402</text:p>
          </table:table-cell>
          <table:table-cell office:value-type="float" office:value="3.76938" calcext:value-type="float">
            <text:p>3.76938</text:p>
          </table:table-cell>
          <table:table-cell office:value-type="float" office:value="42.7921" calcext:value-type="float">
            <text:p>42.7921</text:p>
          </table:table-cell>
          <table:table-cell office:value-type="float" office:value="141.663" calcext:value-type="float">
            <text:p>141.663</text:p>
          </table:table-cell>
          <table:table-cell office:value-type="float" office:value="9.42348" calcext:value-type="float">
            <text:p>9.42348</text:p>
          </table:table-cell>
          <table:table-cell office:value-type="float" office:value="1.03328" calcext:value-type="float">
            <text:p>1.033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8]</text:p>
          </table:table-cell>
          <table:table-cell office:value-type="float" office:value="4.57882" calcext:value-type="float">
            <text:p>4.57882</text:p>
          </table:table-cell>
          <table:table-cell office:value-type="float" office:value="1.58987" calcext:value-type="float">
            <text:p>1.58987</text:p>
          </table:table-cell>
          <table:table-cell office:value-type="float" office:value="18.9888" calcext:value-type="float">
            <text:p>18.9888</text:p>
          </table:table-cell>
          <table:table-cell office:value-type="float" office:value="-23.8184" calcext:value-type="float">
            <text:p>-23.8184</text:p>
          </table:table-cell>
          <table:table-cell office:value-type="float" office:value="3.99913" calcext:value-type="float">
            <text:p>3.99913</text:p>
          </table:table-cell>
          <table:table-cell office:value-type="float" office:value="35.2378" calcext:value-type="float">
            <text:p>35.2378</text:p>
          </table:table-cell>
          <table:table-cell office:value-type="float" office:value="142.65" calcext:value-type="float">
            <text:p>142.65</text:p>
          </table:table-cell>
          <table:table-cell office:value-type="float" office:value="9.48916" calcext:value-type="float">
            <text:p>9.48916</text:p>
          </table:table-cell>
          <table:table-cell office:value-type="float" office:value="1.03499" calcext:value-type="float">
            <text:p>1.034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19]</text:p>
          </table:table-cell>
          <table:table-cell office:value-type="float" office:value="4.6894" calcext:value-type="float">
            <text:p>4.6894</text:p>
          </table:table-cell>
          <table:table-cell office:value-type="float" office:value="1.49862" calcext:value-type="float">
            <text:p>1.49862</text:p>
          </table:table-cell>
          <table:table-cell office:value-type="float" office:value="17.7859" calcext:value-type="float">
            <text:p>17.7859</text:p>
          </table:table-cell>
          <table:table-cell office:value-type="float" office:value="-21.9144" calcext:value-type="float">
            <text:p>-21.9144</text:p>
          </table:table-cell>
          <table:table-cell office:value-type="float" office:value="4.31329" calcext:value-type="float">
            <text:p>4.31329</text:p>
          </table:table-cell>
          <table:table-cell office:value-type="float" office:value="33.2574" calcext:value-type="float">
            <text:p>33.2574</text:p>
          </table:table-cell>
          <table:table-cell office:value-type="float" office:value="140.853" calcext:value-type="float">
            <text:p>140.853</text:p>
          </table:table-cell>
          <table:table-cell office:value-type="float" office:value="9.36958" calcext:value-type="float">
            <text:p>9.36958</text:p>
          </table:table-cell>
          <table:table-cell office:value-type="float" office:value="1.03651" calcext:value-type="float">
            <text:p>1.03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0]</text:p>
          </table:table-cell>
          <table:table-cell office:value-type="float" office:value="3.73179" calcext:value-type="float">
            <text:p>3.73179</text:p>
          </table:table-cell>
          <table:table-cell office:value-type="float" office:value="3.14118" calcext:value-type="float">
            <text:p>3.14118</text:p>
          </table:table-cell>
          <table:table-cell office:value-type="float" office:value="37.6353" calcext:value-type="float">
            <text:p>37.6353</text:p>
          </table:table-cell>
          <table:table-cell office:value-type="float" office:value="-52.9631" calcext:value-type="float">
            <text:p>-52.9631</text:p>
          </table:table-cell>
          <table:table-cell office:value-type="float" office:value="2.53619" calcext:value-type="float">
            <text:p>2.53619</text:p>
          </table:table-cell>
          <table:table-cell office:value-type="float" office:value="62.946" calcext:value-type="float">
            <text:p>62.946</text:p>
          </table:table-cell>
          <table:table-cell office:value-type="float" office:value="143.551" calcext:value-type="float">
            <text:p>143.551</text:p>
          </table:table-cell>
          <table:table-cell office:value-type="float" office:value="9.54906" calcext:value-type="float">
            <text:p>9.54906</text:p>
          </table:table-cell>
          <table:table-cell office:value-type="float" office:value="1.03174" calcext:value-type="float">
            <text:p>1.03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1]</text:p>
          </table:table-cell>
          <table:table-cell office:value-type="float" office:value="4.26046" calcext:value-type="float">
            <text:p>4.26046</text:p>
          </table:table-cell>
          <table:table-cell office:value-type="float" office:value="2.114" calcext:value-type="float">
            <text:p>2.114</text:p>
          </table:table-cell>
          <table:table-cell office:value-type="float" office:value="25.3568" calcext:value-type="float">
            <text:p>25.3568</text:p>
          </table:table-cell>
          <table:table-cell office:value-type="float" office:value="-33.5602" calcext:value-type="float">
            <text:p>-33.5602</text:p>
          </table:table-cell>
          <table:table-cell office:value-type="float" office:value="3.65913" calcext:value-type="float">
            <text:p>3.65913</text:p>
          </table:table-cell>
          <table:table-cell office:value-type="float" office:value="44.7656" calcext:value-type="float">
            <text:p>44.7656</text:p>
          </table:table-cell>
          <table:table-cell office:value-type="float" office:value="143.872" calcext:value-type="float">
            <text:p>143.872</text:p>
          </table:table-cell>
          <table:table-cell office:value-type="float" office:value="9.57042" calcext:value-type="float">
            <text:p>9.57042</text:p>
          </table:table-cell>
          <table:table-cell office:value-type="float" office:value="1.03326" calcext:value-type="float">
            <text:p>1.033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2]</text:p>
          </table:table-cell>
          <table:table-cell office:value-type="float" office:value="3.49939" calcext:value-type="float">
            <text:p>3.49939</text:p>
          </table:table-cell>
          <table:table-cell office:value-type="float" office:value="3.5906" calcext:value-type="float">
            <text:p>3.5906</text:p>
          </table:table-cell>
          <table:table-cell office:value-type="float" office:value="42.7846" calcext:value-type="float">
            <text:p>42.7846</text:p>
          </table:table-cell>
          <table:table-cell office:value-type="float" office:value="-62.0302" calcext:value-type="float">
            <text:p>-62.0302</text:p>
          </table:table-cell>
          <table:table-cell office:value-type="float" office:value="2.20018" calcext:value-type="float">
            <text:p>2.20018</text:p>
          </table:table-cell>
          <table:table-cell office:value-type="float" office:value="71.3838" calcext:value-type="float">
            <text:p>71.3838</text:p>
          </table:table-cell>
          <table:table-cell office:value-type="float" office:value="141.985" calcext:value-type="float">
            <text:p>141.985</text:p>
          </table:table-cell>
          <table:table-cell office:value-type="float" office:value="9.44486" calcext:value-type="float">
            <text:p>9.44486</text:p>
          </table:table-cell>
          <table:table-cell office:value-type="float" office:value="1.03062" calcext:value-type="float">
            <text:p>1.03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3]</text:p>
          </table:table-cell>
          <table:table-cell office:value-type="float" office:value="4.12493" calcext:value-type="float">
            <text:p>4.12493</text:p>
          </table:table-cell>
          <table:table-cell office:value-type="float" office:value="2.64538" calcext:value-type="float">
            <text:p>2.64538</text:p>
          </table:table-cell>
          <table:table-cell office:value-type="float" office:value="31.6529" calcext:value-type="float">
            <text:p>31.6529</text:p>
          </table:table-cell>
          <table:table-cell office:value-type="float" office:value="-43.0276" calcext:value-type="float">
            <text:p>-43.0276</text:p>
          </table:table-cell>
          <table:table-cell office:value-type="float" office:value="3.08011" calcext:value-type="float">
            <text:p>3.08011</text:p>
          </table:table-cell>
          <table:table-cell office:value-type="float" office:value="54.472" calcext:value-type="float">
            <text:p>54.472</text:p>
          </table:table-cell>
          <table:table-cell office:value-type="float" office:value="143.17" calcext:value-type="float">
            <text:p>143.17</text:p>
          </table:table-cell>
          <table:table-cell office:value-type="float" office:value="9.5237" calcext:value-type="float">
            <text:p>9.5237</text:p>
          </table:table-cell>
          <table:table-cell office:value-type="float" office:value="1.03344" calcext:value-type="float">
            <text:p>1.033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4]</text:p>
          </table:table-cell>
          <table:table-cell office:value-type="float" office:value="4.72553" calcext:value-type="float">
            <text:p>4.72553</text:p>
          </table:table-cell>
          <table:table-cell office:value-type="float" office:value="1.3575" calcext:value-type="float">
            <text:p>1.3575</text:p>
          </table:table-cell>
          <table:table-cell office:value-type="float" office:value="16.0834" calcext:value-type="float">
            <text:p>16.0834</text:p>
          </table:table-cell>
          <table:table-cell office:value-type="float" office:value="-19.2757" calcext:value-type="float">
            <text:p>-19.2757</text:p>
          </table:table-cell>
          <table:table-cell office:value-type="float" office:value="4.47451" calcext:value-type="float">
            <text:p>4.47451</text:p>
          </table:table-cell>
          <table:table-cell office:value-type="float" office:value="30.4511" calcext:value-type="float">
            <text:p>30.4511</text:p>
          </table:table-cell>
          <table:table-cell office:value-type="float" office:value="140.371" calcext:value-type="float">
            <text:p>140.371</text:p>
          </table:table-cell>
          <table:table-cell office:value-type="float" office:value="9.33752" calcext:value-type="float">
            <text:p>9.33752</text:p>
          </table:table-cell>
          <table:table-cell office:value-type="float" office:value="1.03582" calcext:value-type="float">
            <text:p>1.035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5]</text:p>
          </table:table-cell>
          <table:table-cell office:value-type="float" office:value="4.69082" calcext:value-type="float">
            <text:p>4.69082</text:p>
          </table:table-cell>
          <table:table-cell office:value-type="float" office:value="1.16777" calcext:value-type="float">
            <text:p>1.16777</text:p>
          </table:table-cell>
          <table:table-cell office:value-type="float" office:value="13.9404" calcext:value-type="float">
            <text:p>13.9404</text:p>
          </table:table-cell>
          <table:table-cell office:value-type="float" office:value="-16.1536" calcext:value-type="float">
            <text:p>-16.1536</text:p>
          </table:table-cell>
          <table:table-cell office:value-type="float" office:value="4.34083" calcext:value-type="float">
            <text:p>4.34083</text:p>
          </table:table-cell>
          <table:table-cell office:value-type="float" office:value="26.8264" calcext:value-type="float">
            <text:p>26.8264</text:p>
          </table:table-cell>
          <table:table-cell office:value-type="float" office:value="142.505" calcext:value-type="float">
            <text:p>142.505</text:p>
          </table:table-cell>
          <table:table-cell office:value-type="float" office:value="9.4795" calcext:value-type="float">
            <text:p>9.4795</text:p>
          </table:table-cell>
          <table:table-cell office:value-type="float" office:value="1.03537" calcext:value-type="float">
            <text:p>1.035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6]</text:p>
          </table:table-cell>
          <table:table-cell office:value-type="float" office:value="4.70902" calcext:value-type="float">
            <text:p>4.70902</text:p>
          </table:table-cell>
          <table:table-cell office:value-type="float" office:value="1.18184" calcext:value-type="float">
            <text:p>1.18184</text:p>
          </table:table-cell>
          <table:table-cell office:value-type="float" office:value="14.1104" calcext:value-type="float">
            <text:p>14.1104</text:p>
          </table:table-cell>
          <table:table-cell office:value-type="float" office:value="-16.2013" calcext:value-type="float">
            <text:p>-16.2013</text:p>
          </table:table-cell>
          <table:table-cell office:value-type="float" office:value="4.30614" calcext:value-type="float">
            <text:p>4.30614</text:p>
          </table:table-cell>
          <table:table-cell office:value-type="float" office:value="27.2047" calcext:value-type="float">
            <text:p>27.2047</text:p>
          </table:table-cell>
          <table:table-cell office:value-type="float" office:value="142.55" calcext:value-type="float">
            <text:p>142.55</text:p>
          </table:table-cell>
          <table:table-cell office:value-type="float" office:value="9.48246" calcext:value-type="float">
            <text:p>9.48246</text:p>
          </table:table-cell>
          <table:table-cell office:value-type="float" office:value="1.03752" calcext:value-type="float">
            <text:p>1.03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7]</text:p>
          </table:table-cell>
          <table:table-cell office:value-type="float" office:value="4.82251" calcext:value-type="float">
            <text:p>4.82251</text:p>
          </table:table-cell>
          <table:table-cell office:value-type="float" office:value="1.25208" calcext:value-type="float">
            <text:p>1.25208</text:p>
          </table:table-cell>
          <table:table-cell office:value-type="float" office:value="14.7972" calcext:value-type="float">
            <text:p>14.7972</text:p>
          </table:table-cell>
          <table:table-cell office:value-type="float" office:value="-17.4068" calcext:value-type="float">
            <text:p>-17.4068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28.4925" calcext:value-type="float">
            <text:p>28.4925</text:p>
          </table:table-cell>
          <table:table-cell office:value-type="float" office:value="139.666" calcext:value-type="float">
            <text:p>139.666</text:p>
          </table:table-cell>
          <table:table-cell office:value-type="float" office:value="9.29065" calcext:value-type="float">
            <text:p>9.29065</text:p>
          </table:table-cell>
          <table:table-cell office:value-type="float" office:value="1.03804" calcext:value-type="float">
            <text:p>1.038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8]</text:p>
          </table:table-cell>
          <table:table-cell office:value-type="float" office:value="4.83851" calcext:value-type="float">
            <text:p>4.83851</text:p>
          </table:table-cell>
          <table:table-cell office:value-type="float" office:value="1.22649" calcext:value-type="float">
            <text:p>1.22649</text:p>
          </table:table-cell>
          <table:table-cell office:value-type="float" office:value="14.4863" calcext:value-type="float">
            <text:p>14.4863</text:p>
          </table:table-cell>
          <table:table-cell office:value-type="float" office:value="-17.0491" calcext:value-type="float">
            <text:p>-17.0491</text:p>
          </table:table-cell>
          <table:table-cell office:value-type="float" office:value="4.4711" calcext:value-type="float">
            <text:p>4.4711</text:p>
          </table:table-cell>
          <table:table-cell office:value-type="float" office:value="28.182" calcext:value-type="float">
            <text:p>28.182</text:p>
          </table:table-cell>
          <table:table-cell office:value-type="float" office:value="139.503" calcext:value-type="float">
            <text:p>139.503</text:p>
          </table:table-cell>
          <table:table-cell office:value-type="float" office:value="9.27976" calcext:value-type="float">
            <text:p>9.27976</text:p>
          </table:table-cell>
          <table:table-cell office:value-type="float" office:value="1.0372" calcext:value-type="float">
            <text:p>1.0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29]</text:p>
          </table:table-cell>
          <table:table-cell office:value-type="float" office:value="4.84846" calcext:value-type="float">
            <text:p>4.84846</text:p>
          </table:table-cell>
          <table:table-cell office:value-type="float" office:value="1.20856" calcext:value-type="float">
            <text:p>1.20856</text:p>
          </table:table-cell>
          <table:table-cell office:value-type="float" office:value="14.267" calcext:value-type="float">
            <text:p>14.267</text:p>
          </table:table-cell>
          <table:table-cell office:value-type="float" office:value="-16.721" calcext:value-type="float">
            <text:p>-16.721</text:p>
          </table:table-cell>
          <table:table-cell office:value-type="float" office:value="4.46218" calcext:value-type="float">
            <text:p>4.46218</text:p>
          </table:table-cell>
          <table:table-cell office:value-type="float" office:value="27.8228" calcext:value-type="float">
            <text:p>27.8228</text:p>
          </table:table-cell>
          <table:table-cell office:value-type="float" office:value="139.358" calcext:value-type="float">
            <text:p>139.358</text:p>
          </table:table-cell>
          <table:table-cell office:value-type="float" office:value="9.27014" calcext:value-type="float">
            <text:p>9.27014</text:p>
          </table:table-cell>
          <table:table-cell office:value-type="float" office:value="1.03731" calcext:value-type="float">
            <text:p>1.037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0]</text:p>
          </table:table-cell>
          <table:table-cell office:value-type="float" office:value="4.81965" calcext:value-type="float">
            <text:p>4.81965</text:p>
          </table:table-cell>
          <table:table-cell office:value-type="float" office:value="1.29242" calcext:value-type="float">
            <text:p>1.29242</text:p>
          </table:table-cell>
          <table:table-cell office:value-type="float" office:value="15.2765" calcext:value-type="float">
            <text:p>15.2765</text:p>
          </table:table-cell>
          <table:table-cell office:value-type="float" office:value="-18.2043" calcext:value-type="float">
            <text:p>-18.2043</text:p>
          </table:table-cell>
          <table:table-cell office:value-type="float" office:value="4.45033" calcext:value-type="float">
            <text:p>4.45033</text:p>
          </table:table-cell>
          <table:table-cell office:value-type="float" office:value="29.3759" calcext:value-type="float">
            <text:p>29.3759</text:p>
          </table:table-cell>
          <table:table-cell office:value-type="float" office:value="139.716" calcext:value-type="float">
            <text:p>139.716</text:p>
          </table:table-cell>
          <table:table-cell office:value-type="float" office:value="9.29392" calcext:value-type="float">
            <text:p>9.29392</text:p>
          </table:table-cell>
          <table:table-cell office:value-type="float" office:value="1.03705" calcext:value-type="float">
            <text:p>1.037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1]</text:p>
          </table:table-cell>
          <table:table-cell office:value-type="float" office:value="4.75173" calcext:value-type="float">
            <text:p>4.75173</text:p>
          </table:table-cell>
          <table:table-cell office:value-type="float" office:value="1.21811" calcext:value-type="float">
            <text:p>1.21811</text:p>
          </table:table-cell>
          <table:table-cell office:value-type="float" office:value="14.6051" calcext:value-type="float">
            <text:p>14.6051</text:p>
          </table:table-cell>
          <table:table-cell office:value-type="float" office:value="-17.0103" calcext:value-type="float">
            <text:p>-17.0103</text:p>
          </table:table-cell>
          <table:table-cell office:value-type="float" office:value="4.39215" calcext:value-type="float">
            <text:p>4.39215</text:p>
          </table:table-cell>
          <table:table-cell office:value-type="float" office:value="28.2807" calcext:value-type="float">
            <text:p>28.2807</text:p>
          </table:table-cell>
          <table:table-cell office:value-type="float" office:value="143.76" calcext:value-type="float">
            <text:p>143.76</text:p>
          </table:table-cell>
          <table:table-cell office:value-type="float" office:value="9.56296" calcext:value-type="float">
            <text:p>9.56296</text:p>
          </table:table-cell>
          <table:table-cell office:value-type="float" office:value="1.03872" calcext:value-type="float">
            <text:p>1.038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2]</text:p>
          </table:table-cell>
          <table:table-cell office:value-type="float" office:value="4.32273" calcext:value-type="float">
            <text:p>4.32273</text:p>
          </table:table-cell>
          <table:table-cell office:value-type="float" office:value="2.09228" calcext:value-type="float">
            <text:p>2.09228</text:p>
          </table:table-cell>
          <table:table-cell office:value-type="float" office:value="25.0877" calcext:value-type="float">
            <text:p>25.0877</text:p>
          </table:table-cell>
          <table:table-cell office:value-type="float" office:value="-33.1364" calcext:value-type="float">
            <text:p>-33.1364</text:p>
          </table:table-cell>
          <table:table-cell office:value-type="float" office:value="3.71575" calcext:value-type="float">
            <text:p>3.71575</text:p>
          </table:table-cell>
          <table:table-cell office:value-type="float" office:value="44.4105" calcext:value-type="float">
            <text:p>44.4105</text:p>
          </table:table-cell>
          <table:table-cell office:value-type="float" office:value="143.775" calcext:value-type="float">
            <text:p>143.775</text:p>
          </table:table-cell>
          <table:table-cell office:value-type="float" office:value="9.56393" calcext:value-type="float">
            <text:p>9.56393</text:p>
          </table:table-cell>
          <table:table-cell office:value-type="float" office:value="1.03337" calcext:value-type="float">
            <text:p>1.03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3]</text:p>
          </table:table-cell>
          <table:table-cell office:value-type="float" office:value="4.48475" calcext:value-type="float">
            <text:p>4.48475</text:p>
          </table:table-cell>
          <table:table-cell office:value-type="float" office:value="1.85255" calcext:value-type="float">
            <text:p>1.85255</text:p>
          </table:table-cell>
          <table:table-cell office:value-type="float" office:value="21.9537" calcext:value-type="float">
            <text:p>21.9537</text:p>
          </table:table-cell>
          <table:table-cell office:value-type="float" office:value="-28.5822" calcext:value-type="float">
            <text:p>-28.5822</text:p>
          </table:table-cell>
          <table:table-cell office:value-type="float" office:value="4.00988" calcext:value-type="float">
            <text:p>4.00988</text:p>
          </table:table-cell>
          <table:table-cell office:value-type="float" office:value="39.5376" calcext:value-type="float">
            <text:p>39.5376</text:p>
          </table:table-cell>
          <table:table-cell office:value-type="float" office:value="140.436" calcext:value-type="float">
            <text:p>140.436</text:p>
          </table:table-cell>
          <table:table-cell office:value-type="float" office:value="9.34185" calcext:value-type="float">
            <text:p>9.34185</text:p>
          </table:table-cell>
          <table:table-cell office:value-type="float" office:value="1.03431" calcext:value-type="float">
            <text:p>1.034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4]</text:p>
          </table:table-cell>
          <table:table-cell office:value-type="float" office:value="4.5057" calcext:value-type="float">
            <text:p>4.5057</text:p>
          </table:table-cell>
          <table:table-cell office:value-type="float" office:value="1.53554" calcext:value-type="float">
            <text:p>1.53554</text:p>
          </table:table-cell>
          <table:table-cell office:value-type="float" office:value="18.2812" calcext:value-type="float">
            <text:p>18.2812</text:p>
          </table:table-cell>
          <table:table-cell office:value-type="float" office:value="-23.0629" calcext:value-type="float">
            <text:p>-23.0629</text:p>
          </table:table-cell>
          <table:table-cell office:value-type="float" office:value="4.09433" calcext:value-type="float">
            <text:p>4.09433</text:p>
          </table:table-cell>
          <table:table-cell office:value-type="float" office:value="33.5077" calcext:value-type="float">
            <text:p>33.5077</text:p>
          </table:table-cell>
          <table:table-cell office:value-type="float" office:value="141.738" calcext:value-type="float">
            <text:p>141.738</text:p>
          </table:table-cell>
          <table:table-cell office:value-type="float" office:value="9.42844" calcext:value-type="float">
            <text:p>9.42844</text:p>
          </table:table-cell>
          <table:table-cell office:value-type="float" office:value="1.03308" calcext:value-type="float">
            <text:p>1.033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5]</text:p>
          </table:table-cell>
          <table:table-cell office:value-type="float" office:value="4.14534" calcext:value-type="float">
            <text:p>4.14534</text:p>
          </table:table-cell>
          <table:table-cell office:value-type="float" office:value="2.34084" calcext:value-type="float">
            <text:p>2.34084</text:p>
          </table:table-cell>
          <table:table-cell office:value-type="float" office:value="27.9683" calcext:value-type="float">
            <text:p>27.9683</text:p>
          </table:table-cell>
          <table:table-cell office:value-type="float" office:value="-37.9044" calcext:value-type="float">
            <text:p>-37.9044</text:p>
          </table:table-cell>
          <table:table-cell office:value-type="float" office:value="3.35845" calcext:value-type="float">
            <text:p>3.35845</text:p>
          </table:table-cell>
          <table:table-cell office:value-type="float" office:value="48.5183" calcext:value-type="float">
            <text:p>48.5183</text:p>
          </table:table-cell>
          <table:table-cell office:value-type="float" office:value="142.754" calcext:value-type="float">
            <text:p>142.754</text:p>
          </table:table-cell>
          <table:table-cell office:value-type="float" office:value="9.49601" calcext:value-type="float">
            <text:p>9.49601</text:p>
          </table:table-cell>
          <table:table-cell office:value-type="float" office:value="1.0323" calcext:value-type="float">
            <text:p>1.03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6]</text:p>
          </table:table-cell>
          <table:table-cell office:value-type="float" office:value="4.50405" calcext:value-type="float">
            <text:p>4.50405</text:p>
          </table:table-cell>
          <table:table-cell office:value-type="float" office:value="1.86236" calcext:value-type="float">
            <text:p>1.86236</text:p>
          </table:table-cell>
          <table:table-cell office:value-type="float" office:value="22.2391" calcext:value-type="float">
            <text:p>22.2391</text:p>
          </table:table-cell>
          <table:table-cell office:value-type="float" office:value="-28.5924" calcext:value-type="float">
            <text:p>-28.5924</text:p>
          </table:table-cell>
          <table:table-cell office:value-type="float" office:value="3.88798" calcext:value-type="float">
            <text:p>3.88798</text:p>
          </table:table-cell>
          <table:table-cell office:value-type="float" office:value="40.1261" calcext:value-type="float">
            <text:p>40.1261</text:p>
          </table:table-cell>
          <table:table-cell office:value-type="float" office:value="142.596" calcext:value-type="float">
            <text:p>142.596</text:p>
          </table:table-cell>
          <table:table-cell office:value-type="float" office:value="9.4855" calcext:value-type="float">
            <text:p>9.4855</text:p>
          </table:table-cell>
          <table:table-cell office:value-type="float" office:value="1.03435" calcext:value-type="float">
            <text:p>1.034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7]</text:p>
          </table:table-cell>
          <table:table-cell office:value-type="float" office:value="4.64771" calcext:value-type="float">
            <text:p>4.64771</text:p>
          </table:table-cell>
          <table:table-cell office:value-type="float" office:value="1.49494" calcext:value-type="float">
            <text:p>1.49494</text:p>
          </table:table-cell>
          <table:table-cell office:value-type="float" office:value="17.901" calcext:value-type="float">
            <text:p>17.901</text:p>
          </table:table-cell>
          <table:table-cell office:value-type="float" office:value="-21.9852" calcext:value-type="float">
            <text:p>-21.9852</text:p>
          </table:table-cell>
          <table:table-cell office:value-type="float" office:value="4.09046" calcext:value-type="float">
            <text:p>4.09046</text:p>
          </table:table-cell>
          <table:table-cell office:value-type="float" office:value="33.3463" calcext:value-type="float">
            <text:p>33.3463</text:p>
          </table:table-cell>
          <table:table-cell office:value-type="float" office:value="143.386" calcext:value-type="float">
            <text:p>143.386</text:p>
          </table:table-cell>
          <table:table-cell office:value-type="float" office:value="9.53809" calcext:value-type="float">
            <text:p>9.53809</text:p>
          </table:table-cell>
          <table:table-cell office:value-type="float" office:value="1.03641" calcext:value-type="float">
            <text:p>1.036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8]</text:p>
          </table:table-cell>
          <table:table-cell office:value-type="float" office:value="4.83401" calcext:value-type="float">
            <text:p>4.83401</text:p>
          </table:table-cell>
          <table:table-cell office:value-type="float" office:value="1.2694" calcext:value-type="float">
            <text:p>1.2694</text:p>
          </table:table-cell>
          <table:table-cell office:value-type="float" office:value="15.0655" calcext:value-type="float">
            <text:p>15.0655</text:p>
          </table:table-cell>
          <table:table-cell office:value-type="float" office:value="-17.9738" calcext:value-type="float">
            <text:p>-17.9738</text:p>
          </table:table-cell>
          <table:table-cell office:value-type="float" office:value="4.48652" calcext:value-type="float">
            <text:p>4.48652</text:p>
          </table:table-cell>
          <table:table-cell office:value-type="float" office:value="29.0581" calcext:value-type="float">
            <text:p>29.0581</text:p>
          </table:table-cell>
          <table:table-cell office:value-type="float" office:value="140.854" calcext:value-type="float">
            <text:p>140.854</text:p>
          </table:table-cell>
          <table:table-cell office:value-type="float" office:value="9.36965" calcext:value-type="float">
            <text:p>9.36965</text:p>
          </table:table-cell>
          <table:table-cell office:value-type="float" office:value="1.03808" calcext:value-type="float">
            <text:p>1.03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[39]</text:p>
          </table:table-cell>
          <table:table-cell office:value-type="float" office:value="4.73248" calcext:value-type="float">
            <text:p>4.73248</text:p>
          </table:table-cell>
          <table:table-cell office:value-type="float" office:value="1.27561" calcext:value-type="float">
            <text:p>1.27561</text:p>
          </table:table-cell>
          <table:table-cell office:value-type="float" office:value="14.8733" calcext:value-type="float">
            <text:p>14.8733</text:p>
          </table:table-cell>
          <table:table-cell office:value-type="float" office:value="-17.7213" calcext:value-type="float">
            <text:p>-17.7213</text:p>
          </table:table-cell>
          <table:table-cell office:value-type="float" office:value="4.63284" calcext:value-type="float">
            <text:p>4.63284</text:p>
          </table:table-cell>
          <table:table-cell office:value-type="float" office:value="28.1554" calcext:value-type="float">
            <text:p>28.1554</text:p>
          </table:table-cell>
          <table:table-cell office:value-type="float" office:value="135.949" calcext:value-type="float">
            <text:p>135.949</text:p>
          </table:table-cell>
          <table:table-cell office:value-type="float" office:value="9.04335" calcext:value-type="float">
            <text:p>9.04335</text:p>
          </table:table-cell>
          <table:table-cell office:value-type="float" office:value="1.03472" calcext:value-type="float">
            <text:p>1.034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rmal comf</text:p>
          </table:table-cell>
          <table:table-cell table:style-name="ce2" office:value-type="float" office:value="-6.42922" calcext:value-type="float">
            <text:p>-6.42922</text:p>
          </table:table-cell>
          <table:table-cell table:style-name="ce2" office:value-type="float" office:value="32.6916" calcext:value-type="float">
            <text:p>32.6916</text:p>
          </table:table-cell>
          <table:table-cell table:style-name="ce2" office:value-type="float" office:value="240.536" calcext:value-type="float">
            <text:p>240.536</text:p>
          </table:table-cell>
          <table:table-cell table:style-name="ce2" office:value-type="float" office:value="-381.558" calcext:value-type="float">
            <text:p>-381.558</text:p>
          </table:table-cell>
          <table:table-cell table:style-name="ce2" office:value-type="float" office:value="-8.71562" calcext:value-type="float">
            <text:p>-8.71562</text:p>
          </table:table-cell>
          <table:table-cell table:style-name="ce2" office:value-type="float" office:value="382.487" calcext:value-type="float">
            <text:p>382.487</text:p>
          </table:table-cell>
          <table:table-cell table:style-name="ce2" office:value-type="float" office:value="54.1362" calcext:value-type="float">
            <text:p>54.1362</text:p>
          </table:table-cell>
          <table:table-cell table:style-name="ce2" office:value-type="float" office:value="3.60116" calcext:value-type="float">
            <text:p>3.60116</text:p>
          </table:table-cell>
          <table:table-cell table:style-name="ce2" office:value-type="float" office:value="1.06494" calcext:value-type="float">
            <text:p>1.06494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rtLights[2]</text:p>
          </table:table-cell>
          <table:table-cell office:value-type="float" office:value="-6.45915" calcext:value-type="float">
            <text:p>-6.45915</text:p>
          </table:table-cell>
          <table:table-cell office:value-type="float" office:value="32.7271" calcext:value-type="float">
            <text:p>32.7271</text:p>
          </table:table-cell>
          <table:table-cell office:value-type="float" office:value="240.775" calcext:value-type="float">
            <text:p>240.775</text:p>
          </table:table-cell>
          <table:table-cell office:value-type="float" office:value="-382.061" calcext:value-type="float">
            <text:p>-382.061</text:p>
          </table:table-cell>
          <table:table-cell office:value-type="float" office:value="-8.77666" calcext:value-type="float">
            <text:p>-8.77666</text:p>
          </table:table-cell>
          <table:table-cell office:value-type="float" office:value="382.247" calcext:value-type="float">
            <text:p>382.247</text:p>
          </table:table-cell>
          <table:table-cell office:value-type="float" office:value="54.1263" calcext:value-type="float">
            <text:p>54.1263</text:p>
          </table:table-cell>
          <table:table-cell office:value-type="float" office:value="3.6005" calcext:value-type="float">
            <text:p>3.6005</text:p>
          </table:table-cell>
          <table:table-cell office:value-type="float" office:value="1.06497" calcext:value-type="float">
            <text:p>1.06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]</text:p>
          </table:table-cell>
          <table:table-cell office:value-type="float" office:value="-6.53747" calcext:value-type="float">
            <text:p>-6.53747</text:p>
          </table:table-cell>
          <table:table-cell office:value-type="float" office:value="32.9437" calcext:value-type="float">
            <text:p>32.9437</text:p>
          </table:table-cell>
          <table:table-cell office:value-type="float" office:value="242.393" calcext:value-type="float">
            <text:p>242.393</text:p>
          </table:table-cell>
          <table:table-cell office:value-type="float" office:value="-384.624" calcext:value-type="float">
            <text:p>-384.624</text:p>
          </table:table-cell>
          <table:table-cell office:value-type="float" office:value="-8.61496" calcext:value-type="float">
            <text:p>-8.61496</text:p>
          </table:table-cell>
          <table:table-cell office:value-type="float" office:value="385.337" calcext:value-type="float">
            <text:p>385.337</text:p>
          </table:table-cell>
          <table:table-cell office:value-type="float" office:value="54.1369" calcext:value-type="float">
            <text:p>54.1369</text:p>
          </table:table-cell>
          <table:table-cell office:value-type="float" office:value="3.60121" calcext:value-type="float">
            <text:p>3.60121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4]</text:p>
          </table:table-cell>
          <table:table-cell office:value-type="float" office:value="-6.42076" calcext:value-type="float">
            <text:p>-6.42076</text:p>
          </table:table-cell>
          <table:table-cell office:value-type="float" office:value="32.6861" calcext:value-type="float">
            <text:p>32.6861</text:p>
          </table:table-cell>
          <table:table-cell office:value-type="float" office:value="240.498" calcext:value-type="float">
            <text:p>240.498</text:p>
          </table:table-cell>
          <table:table-cell office:value-type="float" office:value="-381.557" calcext:value-type="float">
            <text:p>-381.557</text:p>
          </table:table-cell>
          <table:table-cell office:value-type="float" office:value="-8.47172" calcext:value-type="float">
            <text:p>-8.47172</text:p>
          </table:table-cell>
          <table:table-cell office:value-type="float" office:value="382.372" calcext:value-type="float">
            <text:p>382.372</text:p>
          </table:table-cell>
          <table:table-cell office:value-type="float" office:value="54.1373" calcext:value-type="float">
            <text:p>54.1373</text:p>
          </table:table-cell>
          <table:table-cell office:value-type="float" office:value="3.60123" calcext:value-type="float">
            <text:p>3.60123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5]</text:p>
          </table:table-cell>
          <table:table-cell office:value-type="float" office:value="-6.45837" calcext:value-type="float">
            <text:p>-6.45837</text:p>
          </table:table-cell>
          <table:table-cell office:value-type="float" office:value="32.7252" calcext:value-type="float">
            <text:p>32.7252</text:p>
          </table:table-cell>
          <table:table-cell office:value-type="float" office:value="240.762" calcext:value-type="float">
            <text:p>240.762</text:p>
          </table:table-cell>
          <table:table-cell office:value-type="float" office:value="-381.973" calcext:value-type="float">
            <text:p>-381.973</text:p>
          </table:table-cell>
          <table:table-cell office:value-type="float" office:value="-8.78912" calcext:value-type="float">
            <text:p>-8.78912</text:p>
          </table:table-cell>
          <table:table-cell office:value-type="float" office:value="382.294" calcext:value-type="float">
            <text:p>382.294</text:p>
          </table:table-cell>
          <table:table-cell office:value-type="float" office:value="54.1268" calcext:value-type="float">
            <text:p>54.1268</text:p>
          </table:table-cell>
          <table:table-cell office:value-type="float" office:value="3.60053" calcext:value-type="float">
            <text:p>3.60053</text:p>
          </table:table-cell>
          <table:table-cell office:value-type="float" office:value="1.06497" calcext:value-type="float">
            <text:p>1.06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6]</text:p>
          </table:table-cell>
          <table:table-cell office:value-type="float" office:value="-6.63081" calcext:value-type="float">
            <text:p>-6.63081</text:p>
          </table:table-cell>
          <table:table-cell office:value-type="float" office:value="33.1497" calcext:value-type="float">
            <text:p>33.1497</text:p>
          </table:table-cell>
          <table:table-cell office:value-type="float" office:value="243.908" calcext:value-type="float">
            <text:p>243.908</text:p>
          </table:table-cell>
          <table:table-cell office:value-type="float" office:value="-387.077" calcext:value-type="float">
            <text:p>-387.077</text:p>
          </table:table-cell>
          <table:table-cell office:value-type="float" office:value="-8.73521" calcext:value-type="float">
            <text:p>-8.73521</text:p>
          </table:table-cell>
          <table:table-cell office:value-type="float" office:value="387.708" calcext:value-type="float">
            <text:p>387.708</text:p>
          </table:table-cell>
          <table:table-cell office:value-type="float" office:value="54.1367" calcext:value-type="float">
            <text:p>54.1367</text:p>
          </table:table-cell>
          <table:table-cell office:value-type="float" office:value="3.60119" calcext:value-type="float">
            <text:p>3.60119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7]</text:p>
          </table:table-cell>
          <table:table-cell office:value-type="float" office:value="-6.53983" calcext:value-type="float">
            <text:p>-6.53983</text:p>
          </table:table-cell>
          <table:table-cell office:value-type="float" office:value="32.9489" calcext:value-type="float">
            <text:p>32.9489</text:p>
          </table:table-cell>
          <table:table-cell office:value-type="float" office:value="242.431" calcext:value-type="float">
            <text:p>242.431</text:p>
          </table:table-cell>
          <table:table-cell office:value-type="float" office:value="-384.687" calcext:value-type="float">
            <text:p>-384.687</text:p>
          </table:table-cell>
          <table:table-cell office:value-type="float" office:value="-8.61801" calcext:value-type="float">
            <text:p>-8.61801</text:p>
          </table:table-cell>
          <table:table-cell office:value-type="float" office:value="385.397" calcext:value-type="float">
            <text:p>385.397</text:p>
          </table:table-cell>
          <table:table-cell office:value-type="float" office:value="54.1369" calcext:value-type="float">
            <text:p>54.1369</text:p>
          </table:table-cell>
          <table:table-cell office:value-type="float" office:value="3.60121" calcext:value-type="float">
            <text:p>3.60121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8]</text:p>
          </table:table-cell>
          <table:table-cell office:value-type="float" office:value="-6.51325" calcext:value-type="float">
            <text:p>-6.51325</text:p>
          </table:table-cell>
          <table:table-cell office:value-type="float" office:value="32.8773" calcext:value-type="float">
            <text:p>32.8773</text:p>
          </table:table-cell>
          <table:table-cell office:value-type="float" office:value="241.901" calcext:value-type="float">
            <text:p>241.901</text:p>
          </table:table-cell>
          <table:table-cell office:value-type="float" office:value="-383.757" calcext:value-type="float">
            <text:p>-383.757</text:p>
          </table:table-cell>
          <table:table-cell office:value-type="float" office:value="-8.82236" calcext:value-type="float">
            <text:p>-8.82236</text:p>
          </table:table-cell>
          <table:table-cell office:value-type="float" office:value="384.601" calcext:value-type="float">
            <text:p>384.601</text:p>
          </table:table-cell>
          <table:table-cell office:value-type="float" office:value="54.1356" calcext:value-type="float">
            <text:p>54.1356</text:p>
          </table:table-cell>
          <table:table-cell office:value-type="float" office:value="3.60112" calcext:value-type="float">
            <text:p>3.60112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9]</text:p>
          </table:table-cell>
          <table:table-cell office:value-type="float" office:value="-7.53487" calcext:value-type="float">
            <text:p>-7.53487</text:p>
          </table:table-cell>
          <table:table-cell office:value-type="float" office:value="35.1452" calcext:value-type="float">
            <text:p>35.1452</text:p>
          </table:table-cell>
          <table:table-cell office:value-type="float" office:value="258.584" calcext:value-type="float">
            <text:p>258.584</text:p>
          </table:table-cell>
          <table:table-cell office:value-type="float" office:value="-410.761" calcext:value-type="float">
            <text:p>-410.761</text:p>
          </table:table-cell>
          <table:table-cell office:value-type="float" office:value="-9.89999" calcext:value-type="float">
            <text:p>-9.89999</text:p>
          </table:table-cell>
          <table:table-cell office:value-type="float" office:value="410.676" calcext:value-type="float">
            <text:p>410.676</text:p>
          </table:table-cell>
          <table:table-cell office:value-type="float" office:value="54.1341" calcext:value-type="float">
            <text:p>54.1341</text:p>
          </table:table-cell>
          <table:table-cell office:value-type="float" office:value="3.60102" calcext:value-type="float">
            <text:p>3.60102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0]</text:p>
          </table:table-cell>
          <table:table-cell office:value-type="float" office:value="-6.50156" calcext:value-type="float">
            <text:p>-6.50156</text:p>
          </table:table-cell>
          <table:table-cell office:value-type="float" office:value="32.8644" calcext:value-type="float">
            <text:p>32.8644</text:p>
          </table:table-cell>
          <table:table-cell office:value-type="float" office:value="241.81" calcext:value-type="float">
            <text:p>241.81</text:p>
          </table:table-cell>
          <table:table-cell office:value-type="float" office:value="-383.681" calcext:value-type="float">
            <text:p>-383.681</text:p>
          </table:table-cell>
          <table:table-cell office:value-type="float" office:value="-8.56869" calcext:value-type="float">
            <text:p>-8.56869</text:p>
          </table:table-cell>
          <table:table-cell office:value-type="float" office:value="384.424" calcext:value-type="float">
            <text:p>384.424</text:p>
          </table:table-cell>
          <table:table-cell office:value-type="float" office:value="54.137" calcext:value-type="float">
            <text:p>54.137</text:p>
          </table:table-cell>
          <table:table-cell office:value-type="float" office:value="3.60121" calcext:value-type="float">
            <text:p>3.60121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1]</text:p>
          </table:table-cell>
          <table:table-cell office:value-type="float" office:value="-7.53893" calcext:value-type="float">
            <text:p>-7.53893</text:p>
          </table:table-cell>
          <table:table-cell office:value-type="float" office:value="35.1542" calcext:value-type="float">
            <text:p>35.1542</text:p>
          </table:table-cell>
          <table:table-cell office:value-type="float" office:value="258.65" calcext:value-type="float">
            <text:p>258.65</text:p>
          </table:table-cell>
          <table:table-cell office:value-type="float" office:value="-410.867" calcext:value-type="float">
            <text:p>-410.867</text:p>
          </table:table-cell>
          <table:table-cell office:value-type="float" office:value="-9.90522" calcext:value-type="float">
            <text:p>-9.90522</text:p>
          </table:table-cell>
          <table:table-cell office:value-type="float" office:value="410.779" calcext:value-type="float">
            <text:p>410.779</text:p>
          </table:table-cell>
          <table:table-cell office:value-type="float" office:value="54.1341" calcext:value-type="float">
            <text:p>54.1341</text:p>
          </table:table-cell>
          <table:table-cell office:value-type="float" office:value="3.60102" calcext:value-type="float">
            <text:p>3.60102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2]</text:p>
          </table:table-cell>
          <table:table-cell office:value-type="float" office:value="-7.52826" calcext:value-type="float">
            <text:p>-7.52826</text:p>
          </table:table-cell>
          <table:table-cell office:value-type="float" office:value="35.1307" calcext:value-type="float">
            <text:p>35.1307</text:p>
          </table:table-cell>
          <table:table-cell office:value-type="float" office:value="258.477" calcext:value-type="float">
            <text:p>258.477</text:p>
          </table:table-cell>
          <table:table-cell office:value-type="float" office:value="-410.589" calcext:value-type="float">
            <text:p>-410.589</text:p>
          </table:table-cell>
          <table:table-cell office:value-type="float" office:value="-9.89148" calcext:value-type="float">
            <text:p>-9.89148</text:p>
          </table:table-cell>
          <table:table-cell office:value-type="float" office:value="410.508" calcext:value-type="float">
            <text:p>410.508</text:p>
          </table:table-cell>
          <table:table-cell office:value-type="float" office:value="54.1342" calcext:value-type="float">
            <text:p>54.1342</text:p>
          </table:table-cell>
          <table:table-cell office:value-type="float" office:value="3.60102" calcext:value-type="float">
            <text:p>3.60102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3]</text:p>
          </table:table-cell>
          <table:table-cell office:value-type="float" office:value="-7.54045" calcext:value-type="float">
            <text:p>-7.54045</text:p>
          </table:table-cell>
          <table:table-cell office:value-type="float" office:value="35.1576" calcext:value-type="float">
            <text:p>35.1576</text:p>
          </table:table-cell>
          <table:table-cell office:value-type="float" office:value="258.675" calcext:value-type="float">
            <text:p>258.675</text:p>
          </table:table-cell>
          <table:table-cell office:value-type="float" office:value="-410.907" calcext:value-type="float">
            <text:p>-410.907</text:p>
          </table:table-cell>
          <table:table-cell office:value-type="float" office:value="-9.90719" calcext:value-type="float">
            <text:p>-9.90719</text:p>
          </table:table-cell>
          <table:table-cell office:value-type="float" office:value="410.818" calcext:value-type="float">
            <text:p>410.818</text:p>
          </table:table-cell>
          <table:table-cell office:value-type="float" office:value="54.1341" calcext:value-type="float">
            <text:p>54.1341</text:p>
          </table:table-cell>
          <table:table-cell office:value-type="float" office:value="3.60102" calcext:value-type="float">
            <text:p>3.60102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4]</text:p>
          </table:table-cell>
          <table:table-cell office:value-type="float" office:value="-7.17016" calcext:value-type="float">
            <text:p>-7.17016</text:p>
          </table:table-cell>
          <table:table-cell office:value-type="float" office:value="34.3402" calcext:value-type="float">
            <text:p>34.3402</text:p>
          </table:table-cell>
          <table:table-cell office:value-type="float" office:value="252.664" calcext:value-type="float">
            <text:p>252.664</text:p>
          </table:table-cell>
          <table:table-cell office:value-type="float" office:value="-401.234" calcext:value-type="float">
            <text:p>-401.234</text:p>
          </table:table-cell>
          <table:table-cell office:value-type="float" office:value="-9.4301" calcext:value-type="float">
            <text:p>-9.4301</text:p>
          </table:table-cell>
          <table:table-cell office:value-type="float" office:value="401.41" calcext:value-type="float">
            <text:p>401.41</text:p>
          </table:table-cell>
          <table:table-cell office:value-type="float" office:value="54.1351" calcext:value-type="float">
            <text:p>54.1351</text:p>
          </table:table-cell>
          <table:table-cell office:value-type="float" office:value="3.60109" calcext:value-type="float">
            <text:p>3.60109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5]</text:p>
          </table:table-cell>
          <table:table-cell office:value-type="float" office:value="-7.49218" calcext:value-type="float">
            <text:p>-7.49218</text:p>
          </table:table-cell>
          <table:table-cell office:value-type="float" office:value="35.051" calcext:value-type="float">
            <text:p>35.051</text:p>
          </table:table-cell>
          <table:table-cell office:value-type="float" office:value="257.891" calcext:value-type="float">
            <text:p>257.891</text:p>
          </table:table-cell>
          <table:table-cell office:value-type="float" office:value="-409.646" calcext:value-type="float">
            <text:p>-409.646</text:p>
          </table:table-cell>
          <table:table-cell office:value-type="float" office:value="-9.84499" calcext:value-type="float">
            <text:p>-9.84499</text:p>
          </table:table-cell>
          <table:table-cell office:value-type="float" office:value="409.591" calcext:value-type="float">
            <text:p>409.591</text:p>
          </table:table-cell>
          <table:table-cell office:value-type="float" office:value="54.1343" calcext:value-type="float">
            <text:p>54.1343</text:p>
          </table:table-cell>
          <table:table-cell office:value-type="float" office:value="3.60103" calcext:value-type="float">
            <text:p>3.60103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6]</text:p>
          </table:table-cell>
          <table:table-cell office:value-type="float" office:value="-7.54808" calcext:value-type="float">
            <text:p>-7.54808</text:p>
          </table:table-cell>
          <table:table-cell office:value-type="float" office:value="35.1744" calcext:value-type="float">
            <text:p>35.1744</text:p>
          </table:table-cell>
          <table:table-cell office:value-type="float" office:value="258.799" calcext:value-type="float">
            <text:p>258.799</text:p>
          </table:table-cell>
          <table:table-cell office:value-type="float" office:value="-411.106" calcext:value-type="float">
            <text:p>-411.106</text:p>
          </table:table-cell>
          <table:table-cell office:value-type="float" office:value="-9.91701" calcext:value-type="float">
            <text:p>-9.91701</text:p>
          </table:table-cell>
          <table:table-cell office:value-type="float" office:value="411.011" calcext:value-type="float">
            <text:p>411.011</text:p>
          </table:table-cell>
          <table:table-cell office:value-type="float" office:value="54.1341" calcext:value-type="float">
            <text:p>54.1341</text:p>
          </table:table-cell>
          <table:table-cell office:value-type="float" office:value="3.60102" calcext:value-type="float">
            <text:p>3.60102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7]</text:p>
          </table:table-cell>
          <table:table-cell office:value-type="float" office:value="-5.77333" calcext:value-type="float">
            <text:p>-5.77333</text:p>
          </table:table-cell>
          <table:table-cell office:value-type="float" office:value="31.257" calcext:value-type="float">
            <text:p>31.257</text:p>
          </table:table-cell>
          <table:table-cell office:value-type="float" office:value="229.988" calcext:value-type="float">
            <text:p>229.988</text:p>
          </table:table-cell>
          <table:table-cell office:value-type="float" office:value="-364.545" calcext:value-type="float">
            <text:p>-364.545</text:p>
          </table:table-cell>
          <table:table-cell office:value-type="float" office:value="-7.726" calcext:value-type="float">
            <text:p>-7.726</text:p>
          </table:table-cell>
          <table:table-cell office:value-type="float" office:value="365.941" calcext:value-type="float">
            <text:p>365.941</text:p>
          </table:table-cell>
          <table:table-cell office:value-type="float" office:value="54.1394" calcext:value-type="float">
            <text:p>54.1394</text:p>
          </table:table-cell>
          <table:table-cell office:value-type="float" office:value="3.60137" calcext:value-type="float">
            <text:p>3.60137</text:p>
          </table:table-cell>
          <table:table-cell office:value-type="float" office:value="1.06492" calcext:value-type="float">
            <text:p>1.064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8]</text:p>
          </table:table-cell>
          <table:table-cell office:value-type="float" office:value="-6.74854" calcext:value-type="float">
            <text:p>-6.74854</text:p>
          </table:table-cell>
          <table:table-cell office:value-type="float" office:value="33.3966" calcext:value-type="float">
            <text:p>33.3966</text:p>
          </table:table-cell>
          <table:table-cell office:value-type="float" office:value="245.72" calcext:value-type="float">
            <text:p>245.72</text:p>
          </table:table-cell>
          <table:table-cell office:value-type="float" office:value="-389.927" calcext:value-type="float">
            <text:p>-389.927</text:p>
          </table:table-cell>
          <table:table-cell office:value-type="float" office:value="-9.1255" calcext:value-type="float">
            <text:p>-9.1255</text:p>
          </table:table-cell>
          <table:table-cell office:value-type="float" office:value="390.551" calcext:value-type="float">
            <text:p>390.551</text:p>
          </table:table-cell>
          <table:table-cell office:value-type="float" office:value="54.1349" calcext:value-type="float">
            <text:p>54.1349</text:p>
          </table:table-cell>
          <table:table-cell office:value-type="float" office:value="3.60107" calcext:value-type="float">
            <text:p>3.60107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19]</text:p>
          </table:table-cell>
          <table:table-cell office:value-type="float" office:value="-7.16263" calcext:value-type="float">
            <text:p>-7.16263</text:p>
          </table:table-cell>
          <table:table-cell office:value-type="float" office:value="34.3238" calcext:value-type="float">
            <text:p>34.3238</text:p>
          </table:table-cell>
          <table:table-cell office:value-type="float" office:value="252.542" calcext:value-type="float">
            <text:p>252.542</text:p>
          </table:table-cell>
          <table:table-cell office:value-type="float" office:value="-400.95" calcext:value-type="float">
            <text:p>-400.95</text:p>
          </table:table-cell>
          <table:table-cell office:value-type="float" office:value="-9.40695" calcext:value-type="float">
            <text:p>-9.40695</text:p>
          </table:table-cell>
          <table:table-cell office:value-type="float" office:value="401.306" calcext:value-type="float">
            <text:p>401.306</text:p>
          </table:table-cell>
          <table:table-cell office:value-type="float" office:value="54.1347" calcext:value-type="float">
            <text:p>54.1347</text:p>
          </table:table-cell>
          <table:table-cell office:value-type="float" office:value="3.60106" calcext:value-type="float">
            <text:p>3.60106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0]</text:p>
          </table:table-cell>
          <table:table-cell office:value-type="float" office:value="-7.13187" calcext:value-type="float">
            <text:p>-7.13187</text:p>
          </table:table-cell>
          <table:table-cell office:value-type="float" office:value="34.2557" calcext:value-type="float">
            <text:p>34.2557</text:p>
          </table:table-cell>
          <table:table-cell office:value-type="float" office:value="252.042" calcext:value-type="float">
            <text:p>252.042</text:p>
          </table:table-cell>
          <table:table-cell office:value-type="float" office:value="-400.234" calcext:value-type="float">
            <text:p>-400.234</text:p>
          </table:table-cell>
          <table:table-cell office:value-type="float" office:value="-9.38078" calcext:value-type="float">
            <text:p>-9.38078</text:p>
          </table:table-cell>
          <table:table-cell office:value-type="float" office:value="400.438" calcext:value-type="float">
            <text:p>400.438</text:p>
          </table:table-cell>
          <table:table-cell office:value-type="float" office:value="54.1352" calcext:value-type="float">
            <text:p>54.1352</text:p>
          </table:table-cell>
          <table:table-cell office:value-type="float" office:value="3.60109" calcext:value-type="float">
            <text:p>3.60109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1]</text:p>
          </table:table-cell>
          <table:table-cell office:value-type="float" office:value="-6.65614" calcext:value-type="float">
            <text:p>-6.65614</text:p>
          </table:table-cell>
          <table:table-cell office:value-type="float" office:value="33.2059" calcext:value-type="float">
            <text:p>33.2059</text:p>
          </table:table-cell>
          <table:table-cell office:value-type="float" office:value="244.32" calcext:value-type="float">
            <text:p>244.32</text:p>
          </table:table-cell>
          <table:table-cell office:value-type="float" office:value="-387.719" calcext:value-type="float">
            <text:p>-387.719</text:p>
          </table:table-cell>
          <table:table-cell office:value-type="float" office:value="-8.7544" calcext:value-type="float">
            <text:p>-8.7544</text:p>
          </table:table-cell>
          <table:table-cell office:value-type="float" office:value="388.439" calcext:value-type="float">
            <text:p>388.439</text:p>
          </table:table-cell>
          <table:table-cell office:value-type="float" office:value="54.1362" calcext:value-type="float">
            <text:p>54.1362</text:p>
          </table:table-cell>
          <table:table-cell office:value-type="float" office:value="3.60115" calcext:value-type="float">
            <text:p>3.60115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2]</text:p>
          </table:table-cell>
          <table:table-cell office:value-type="float" office:value="-7.43328" calcext:value-type="float">
            <text:p>-7.43328</text:p>
          </table:table-cell>
          <table:table-cell office:value-type="float" office:value="34.9652" calcext:value-type="float">
            <text:p>34.9652</text:p>
          </table:table-cell>
          <table:table-cell office:value-type="float" office:value="257.242" calcext:value-type="float">
            <text:p>257.242</text:p>
          </table:table-cell>
          <table:table-cell office:value-type="float" office:value="-408.609" calcext:value-type="float">
            <text:p>-408.609</text:p>
          </table:table-cell>
          <table:table-cell office:value-type="float" office:value="-9.86576" calcext:value-type="float">
            <text:p>-9.86576</text:p>
          </table:table-cell>
          <table:table-cell office:value-type="float" office:value="408.584" calcext:value-type="float">
            <text:p>408.584</text:p>
          </table:table-cell>
          <table:table-cell office:value-type="float" office:value="54.1268" calcext:value-type="float">
            <text:p>54.1268</text:p>
          </table:table-cell>
          <table:table-cell office:value-type="float" office:value="3.60053" calcext:value-type="float">
            <text:p>3.60053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3]</text:p>
          </table:table-cell>
          <table:table-cell office:value-type="float" office:value="-7.4195" calcext:value-type="float">
            <text:p>-7.4195</text:p>
          </table:table-cell>
          <table:table-cell office:value-type="float" office:value="34.9349" calcext:value-type="float">
            <text:p>34.9349</text:p>
          </table:table-cell>
          <table:table-cell office:value-type="float" office:value="257.019" calcext:value-type="float">
            <text:p>257.019</text:p>
          </table:table-cell>
          <table:table-cell office:value-type="float" office:value="-408.253" calcext:value-type="float">
            <text:p>-408.253</text:p>
          </table:table-cell>
          <table:table-cell office:value-type="float" office:value="-9.77464" calcext:value-type="float">
            <text:p>-9.77464</text:p>
          </table:table-cell>
          <table:table-cell office:value-type="float" office:value="408.151" calcext:value-type="float">
            <text:p>408.151</text:p>
          </table:table-cell>
          <table:table-cell office:value-type="float" office:value="54.1264" calcext:value-type="float">
            <text:p>54.1264</text:p>
          </table:table-cell>
          <table:table-cell office:value-type="float" office:value="3.60051" calcext:value-type="float">
            <text:p>3.60051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4]</text:p>
          </table:table-cell>
          <table:table-cell office:value-type="float" office:value="-7.08443" calcext:value-type="float">
            <text:p>-7.08443</text:p>
          </table:table-cell>
          <table:table-cell office:value-type="float" office:value="34.1953" calcext:value-type="float">
            <text:p>34.1953</text:p>
          </table:table-cell>
          <table:table-cell office:value-type="float" office:value="251.579" calcext:value-type="float">
            <text:p>251.579</text:p>
          </table:table-cell>
          <table:table-cell office:value-type="float" office:value="-399.441" calcext:value-type="float">
            <text:p>-399.441</text:p>
          </table:table-cell>
          <table:table-cell office:value-type="float" office:value="-9.38469" calcext:value-type="float">
            <text:p>-9.38469</text:p>
          </table:table-cell>
          <table:table-cell office:value-type="float" office:value="399.7" calcext:value-type="float">
            <text:p>399.7</text:p>
          </table:table-cell>
          <table:table-cell office:value-type="float" office:value="54.1272" calcext:value-type="float">
            <text:p>54.1272</text:p>
          </table:table-cell>
          <table:table-cell office:value-type="float" office:value="3.60056" calcext:value-type="float">
            <text:p>3.60056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5]</text:p>
          </table:table-cell>
          <table:table-cell office:value-type="float" office:value="-7.35574" calcext:value-type="float">
            <text:p>-7.35574</text:p>
          </table:table-cell>
          <table:table-cell office:value-type="float" office:value="34.7501" calcext:value-type="float">
            <text:p>34.7501</text:p>
          </table:table-cell>
          <table:table-cell office:value-type="float" office:value="255.677" calcext:value-type="float">
            <text:p>255.677</text:p>
          </table:table-cell>
          <table:table-cell office:value-type="float" office:value="-405.995" calcext:value-type="float">
            <text:p>-405.995</text:p>
          </table:table-cell>
          <table:table-cell office:value-type="float" office:value="-9.65575" calcext:value-type="float">
            <text:p>-9.65575</text:p>
          </table:table-cell>
          <table:table-cell office:value-type="float" office:value="406.211" calcext:value-type="float">
            <text:p>406.211</text:p>
          </table:table-cell>
          <table:table-cell office:value-type="float" office:value="54.1342" calcext:value-type="float">
            <text:p>54.1342</text:p>
          </table:table-cell>
          <table:table-cell office:value-type="float" office:value="3.60102" calcext:value-type="float">
            <text:p>3.60102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6]</text:p>
          </table:table-cell>
          <table:table-cell office:value-type="float" office:value="-6.79645" calcext:value-type="float">
            <text:p>-6.79645</text:p>
          </table:table-cell>
          <table:table-cell office:value-type="float" office:value="33.5597" calcext:value-type="float">
            <text:p>33.5597</text:p>
          </table:table-cell>
          <table:table-cell office:value-type="float" office:value="246.904" calcext:value-type="float">
            <text:p>246.904</text:p>
          </table:table-cell>
          <table:table-cell office:value-type="float" office:value="-391.867" calcext:value-type="float">
            <text:p>-391.867</text:p>
          </table:table-cell>
          <table:table-cell office:value-type="float" office:value="-9.04993" calcext:value-type="float">
            <text:p>-9.04993</text:p>
          </table:table-cell>
          <table:table-cell office:value-type="float" office:value="392.437" calcext:value-type="float">
            <text:p>392.437</text:p>
          </table:table-cell>
          <table:table-cell office:value-type="float" office:value="54.1278" calcext:value-type="float">
            <text:p>54.1278</text:p>
          </table:table-cell>
          <table:table-cell office:value-type="float" office:value="3.6006" calcext:value-type="float">
            <text:p>3.6006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7]</text:p>
          </table:table-cell>
          <table:table-cell office:value-type="float" office:value="-6.91404" calcext:value-type="float">
            <text:p>-6.91404</text:p>
          </table:table-cell>
          <table:table-cell office:value-type="float" office:value="33.7749" calcext:value-type="float">
            <text:p>33.7749</text:p>
          </table:table-cell>
          <table:table-cell office:value-type="float" office:value="248.506" calcext:value-type="float">
            <text:p>248.506</text:p>
          </table:table-cell>
          <table:table-cell office:value-type="float" office:value="-394.519" calcext:value-type="float">
            <text:p>-394.519</text:p>
          </table:table-cell>
          <table:table-cell office:value-type="float" office:value="-9.10012" calcext:value-type="float">
            <text:p>-9.10012</text:p>
          </table:table-cell>
          <table:table-cell office:value-type="float" office:value="394.903" calcext:value-type="float">
            <text:p>394.903</text:p>
          </table:table-cell>
          <table:table-cell office:value-type="float" office:value="54.1358" calcext:value-type="float">
            <text:p>54.1358</text:p>
          </table:table-cell>
          <table:table-cell office:value-type="float" office:value="3.60113" calcext:value-type="float">
            <text:p>3.60113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8]</text:p>
          </table:table-cell>
          <table:table-cell office:value-type="float" office:value="-6.4504" calcext:value-type="float">
            <text:p>-6.4504</text:p>
          </table:table-cell>
          <table:table-cell office:value-type="float" office:value="32.7385" calcext:value-type="float">
            <text:p>32.7385</text:p>
          </table:table-cell>
          <table:table-cell office:value-type="float" office:value="240.88" calcext:value-type="float">
            <text:p>240.88</text:p>
          </table:table-cell>
          <table:table-cell office:value-type="float" office:value="-382.109" calcext:value-type="float">
            <text:p>-382.109</text:p>
          </table:table-cell>
          <table:table-cell office:value-type="float" office:value="-8.74139" calcext:value-type="float">
            <text:p>-8.74139</text:p>
          </table:table-cell>
          <table:table-cell office:value-type="float" office:value="383.012" calcext:value-type="float">
            <text:p>383.012</text:p>
          </table:table-cell>
          <table:table-cell office:value-type="float" office:value="54.1358" calcext:value-type="float">
            <text:p>54.1358</text:p>
          </table:table-cell>
          <table:table-cell office:value-type="float" office:value="3.60113" calcext:value-type="float">
            <text:p>3.60113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29]</text:p>
          </table:table-cell>
          <table:table-cell office:value-type="float" office:value="-6.32911" calcext:value-type="float">
            <text:p>-6.32911</text:p>
          </table:table-cell>
          <table:table-cell office:value-type="float" office:value="32.4708" calcext:value-type="float">
            <text:p>32.4708</text:p>
          </table:table-cell>
          <table:table-cell office:value-type="float" office:value="238.911" calcext:value-type="float">
            <text:p>238.911</text:p>
          </table:table-cell>
          <table:table-cell office:value-type="float" office:value="-378.929" calcext:value-type="float">
            <text:p>-378.929</text:p>
          </table:table-cell>
          <table:table-cell office:value-type="float" office:value="-8.58512" calcext:value-type="float">
            <text:p>-8.58512</text:p>
          </table:table-cell>
          <table:table-cell office:value-type="float" office:value="379.944" calcext:value-type="float">
            <text:p>379.944</text:p>
          </table:table-cell>
          <table:table-cell office:value-type="float" office:value="54.1361" calcext:value-type="float">
            <text:p>54.1361</text:p>
          </table:table-cell>
          <table:table-cell office:value-type="float" office:value="3.60115" calcext:value-type="float">
            <text:p>3.60115</text:p>
          </table:table-cell>
          <table:table-cell office:value-type="float" office:value="1.06494" calcext:value-type="float">
            <text:p>1.064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0]</text:p>
          </table:table-cell>
          <table:table-cell office:value-type="float" office:value="-7.53496" calcext:value-type="float">
            <text:p>-7.53496</text:p>
          </table:table-cell>
          <table:table-cell office:value-type="float" office:value="35.1456" calcext:value-type="float">
            <text:p>35.1456</text:p>
          </table:table-cell>
          <table:table-cell office:value-type="float" office:value="258.586" calcext:value-type="float">
            <text:p>258.586</text:p>
          </table:table-cell>
          <table:table-cell office:value-type="float" office:value="-410.676" calcext:value-type="float">
            <text:p>-410.676</text:p>
          </table:table-cell>
          <table:table-cell office:value-type="float" office:value="-9.88666" calcext:value-type="float">
            <text:p>-9.88666</text:p>
          </table:table-cell>
          <table:table-cell office:value-type="float" office:value="410.719" calcext:value-type="float">
            <text:p>410.719</text:p>
          </table:table-cell>
          <table:table-cell office:value-type="float" office:value="54.1337" calcext:value-type="float">
            <text:p>54.1337</text:p>
          </table:table-cell>
          <table:table-cell office:value-type="float" office:value="3.60099" calcext:value-type="float">
            <text:p>3.60099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1]</text:p>
          </table:table-cell>
          <table:table-cell office:value-type="float" office:value="-7.11757" calcext:value-type="float">
            <text:p>-7.11757</text:p>
          </table:table-cell>
          <table:table-cell office:value-type="float" office:value="34.2244" calcext:value-type="float">
            <text:p>34.2244</text:p>
          </table:table-cell>
          <table:table-cell office:value-type="float" office:value="251.81" calcext:value-type="float">
            <text:p>251.81</text:p>
          </table:table-cell>
          <table:table-cell office:value-type="float" office:value="-399.773" calcext:value-type="float">
            <text:p>-399.773</text:p>
          </table:table-cell>
          <table:table-cell office:value-type="float" office:value="-9.3489" calcext:value-type="float">
            <text:p>-9.3489</text:p>
          </table:table-cell>
          <table:table-cell office:value-type="float" office:value="400.161" calcext:value-type="float">
            <text:p>400.161</text:p>
          </table:table-cell>
          <table:table-cell office:value-type="float" office:value="54.1348" calcext:value-type="float">
            <text:p>54.1348</text:p>
          </table:table-cell>
          <table:table-cell office:value-type="float" office:value="3.60107" calcext:value-type="float">
            <text:p>3.60107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2]</text:p>
          </table:table-cell>
          <table:table-cell office:value-type="float" office:value="-7.44162" calcext:value-type="float">
            <text:p>-7.44162</text:p>
          </table:table-cell>
          <table:table-cell office:value-type="float" office:value="34.9396" calcext:value-type="float">
            <text:p>34.9396</text:p>
          </table:table-cell>
          <table:table-cell office:value-type="float" office:value="257.071" calcext:value-type="float">
            <text:p>257.071</text:p>
          </table:table-cell>
          <table:table-cell office:value-type="float" office:value="-408.238" calcext:value-type="float">
            <text:p>-408.238</text:p>
          </table:table-cell>
          <table:table-cell office:value-type="float" office:value="-9.7664" calcext:value-type="float">
            <text:p>-9.7664</text:p>
          </table:table-cell>
          <table:table-cell office:value-type="float" office:value="408.371" calcext:value-type="float">
            <text:p>408.371</text:p>
          </table:table-cell>
          <table:table-cell office:value-type="float" office:value="54.134" calcext:value-type="float">
            <text:p>54.134</text:p>
          </table:table-cell>
          <table:table-cell office:value-type="float" office:value="3.60101" calcext:value-type="float">
            <text:p>3.60101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3]</text:p>
          </table:table-cell>
          <table:table-cell office:value-type="float" office:value="0.442865" calcext:value-type="float">
            <text:p>0.442865</text:p>
          </table:table-cell>
          <table:table-cell office:value-type="float" office:value="17.5676" calcext:value-type="float">
            <text:p>17.5676</text:p>
          </table:table-cell>
          <table:table-cell office:value-type="float" office:value="129.284" calcext:value-type="float">
            <text:p>129.284</text:p>
          </table:table-cell>
          <table:table-cell office:value-type="float" office:value="-201.37" calcext:value-type="float">
            <text:p>-201.37</text:p>
          </table:table-cell>
          <table:table-cell office:value-type="float" office:value="-0.501349" calcext:value-type="float">
            <text:p>-0.501349</text:p>
          </table:table-cell>
          <table:table-cell office:value-type="float" office:value="209.351" calcext:value-type="float">
            <text:p>209.351</text:p>
          </table:table-cell>
          <table:table-cell office:value-type="float" office:value="54.1588" calcext:value-type="float">
            <text:p>54.1588</text:p>
          </table:table-cell>
          <table:table-cell office:value-type="float" office:value="3.60266" calcext:value-type="float">
            <text:p>3.60266</text:p>
          </table:table-cell>
          <table:table-cell office:value-type="float" office:value="1.06468" calcext:value-type="float">
            <text:p>1.064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4]</text:p>
          </table:table-cell>
          <table:table-cell office:value-type="float" office:value="-7.41769" calcext:value-type="float">
            <text:p>-7.41769</text:p>
          </table:table-cell>
          <table:table-cell office:value-type="float" office:value="34.9308" calcext:value-type="float">
            <text:p>34.9308</text:p>
          </table:table-cell>
          <table:table-cell office:value-type="float" office:value="256.989" calcext:value-type="float">
            <text:p>256.989</text:p>
          </table:table-cell>
          <table:table-cell office:value-type="float" office:value="-408.199" calcext:value-type="float">
            <text:p>-408.199</text:p>
          </table:table-cell>
          <table:table-cell office:value-type="float" office:value="-9.84765" calcext:value-type="float">
            <text:p>-9.84765</text:p>
          </table:table-cell>
          <table:table-cell office:value-type="float" office:value="408.191" calcext:value-type="float">
            <text:p>408.191</text:p>
          </table:table-cell>
          <table:table-cell office:value-type="float" office:value="54.1269" calcext:value-type="float">
            <text:p>54.1269</text:p>
          </table:table-cell>
          <table:table-cell office:value-type="float" office:value="3.60054" calcext:value-type="float">
            <text:p>3.60054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5]</text:p>
          </table:table-cell>
          <table:table-cell office:value-type="float" office:value="-7.13232" calcext:value-type="float">
            <text:p>-7.13232</text:p>
          </table:table-cell>
          <table:table-cell office:value-type="float" office:value="34.213" calcext:value-type="float">
            <text:p>34.213</text:p>
          </table:table-cell>
          <table:table-cell office:value-type="float" office:value="251.703" calcext:value-type="float">
            <text:p>251.703</text:p>
          </table:table-cell>
          <table:table-cell office:value-type="float" office:value="-399.912" calcext:value-type="float">
            <text:p>-399.912</text:p>
          </table:table-cell>
          <table:table-cell office:value-type="float" office:value="-9.64397" calcext:value-type="float">
            <text:p>-9.64397</text:p>
          </table:table-cell>
          <table:table-cell office:value-type="float" office:value="399.351" calcext:value-type="float">
            <text:p>399.351</text:p>
          </table:table-cell>
          <table:table-cell office:value-type="float" office:value="54.1248" calcext:value-type="float">
            <text:p>54.1248</text:p>
          </table:table-cell>
          <table:table-cell office:value-type="float" office:value="3.6004" calcext:value-type="float">
            <text:p>3.6004</text:p>
          </table:table-cell>
          <table:table-cell office:value-type="float" office:value="1.06498" calcext:value-type="float">
            <text:p>1.064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6]</text:p>
          </table:table-cell>
          <table:table-cell office:value-type="float" office:value="-7.59591" calcext:value-type="float">
            <text:p>-7.59591</text:p>
          </table:table-cell>
          <table:table-cell office:value-type="float" office:value="35.2802" calcext:value-type="float">
            <text:p>35.2802</text:p>
          </table:table-cell>
          <table:table-cell office:value-type="float" office:value="259.536" calcext:value-type="float">
            <text:p>259.536</text:p>
          </table:table-cell>
          <table:table-cell office:value-type="float" office:value="-412.548" calcext:value-type="float">
            <text:p>-412.548</text:p>
          </table:table-cell>
          <table:table-cell office:value-type="float" office:value="-10.0653" calcext:value-type="float">
            <text:p>-10.0653</text:p>
          </table:table-cell>
          <table:table-cell office:value-type="float" office:value="411.717" calcext:value-type="float">
            <text:p>411.717</text:p>
          </table:table-cell>
          <table:table-cell office:value-type="float" office:value="54.1168" calcext:value-type="float">
            <text:p>54.1168</text:p>
          </table:table-cell>
          <table:table-cell office:value-type="float" office:value="3.59987" calcext:value-type="float">
            <text:p>3.59987</text:p>
          </table:table-cell>
          <table:table-cell office:value-type="float" office:value="1.06498" calcext:value-type="float">
            <text:p>1.064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7]</text:p>
          </table:table-cell>
          <table:table-cell office:value-type="float" office:value="-7.41311" calcext:value-type="float">
            <text:p>-7.41311</text:p>
          </table:table-cell>
          <table:table-cell office:value-type="float" office:value="34.9077" calcext:value-type="float">
            <text:p>34.9077</text:p>
          </table:table-cell>
          <table:table-cell office:value-type="float" office:value="256.816" calcext:value-type="float">
            <text:p>256.816</text:p>
          </table:table-cell>
          <table:table-cell office:value-type="float" office:value="-407.949" calcext:value-type="float">
            <text:p>-407.949</text:p>
          </table:table-cell>
          <table:table-cell office:value-type="float" office:value="-9.97408" calcext:value-type="float">
            <text:p>-9.97408</text:p>
          </table:table-cell>
          <table:table-cell office:value-type="float" office:value="407.677" calcext:value-type="float">
            <text:p>407.677</text:p>
          </table:table-cell>
          <table:table-cell office:value-type="float" office:value="54.1254" calcext:value-type="float">
            <text:p>54.1254</text:p>
          </table:table-cell>
          <table:table-cell office:value-type="float" office:value="3.60044" calcext:value-type="float">
            <text:p>3.60044</text:p>
          </table:table-cell>
          <table:table-cell office:value-type="float" office:value="1.06496" calcext:value-type="float">
            <text:p>1.064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8]</text:p>
          </table:table-cell>
          <table:table-cell office:value-type="float" office:value="-3.69894" calcext:value-type="float">
            <text:p>-3.69894</text:p>
          </table:table-cell>
          <table:table-cell office:value-type="float" office:value="26.6783" calcext:value-type="float">
            <text:p>26.6783</text:p>
          </table:table-cell>
          <table:table-cell office:value-type="float" office:value="196.312" calcext:value-type="float">
            <text:p>196.312</text:p>
          </table:table-cell>
          <table:table-cell office:value-type="float" office:value="-310.036" calcext:value-type="float">
            <text:p>-310.036</text:p>
          </table:table-cell>
          <table:table-cell office:value-type="float" office:value="-5.33667" calcext:value-type="float">
            <text:p>-5.33667</text:p>
          </table:table-cell>
          <table:table-cell office:value-type="float" office:value="313.305" calcext:value-type="float">
            <text:p>313.305</text:p>
          </table:table-cell>
          <table:table-cell office:value-type="float" office:value="54.1475" calcext:value-type="float">
            <text:p>54.1475</text:p>
          </table:table-cell>
          <table:table-cell office:value-type="float" office:value="3.60191" calcext:value-type="float">
            <text:p>3.60191</text:p>
          </table:table-cell>
          <table:table-cell office:value-type="float" office:value="1.06487" calcext:value-type="float">
            <text:p>1.064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tLights[39]</text:p>
          </table:table-cell>
          <table:table-cell office:value-type="float" office:value="-7.44654" calcext:value-type="float">
            <text:p>-7.44654</text:p>
          </table:table-cell>
          <table:table-cell office:value-type="float" office:value="34.9505" calcext:value-type="float">
            <text:p>34.9505</text:p>
          </table:table-cell>
          <table:table-cell office:value-type="float" office:value="257.151" calcext:value-type="float">
            <text:p>257.151</text:p>
          </table:table-cell>
          <table:table-cell office:value-type="float" office:value="-408.367" calcext:value-type="float">
            <text:p>-408.367</text:p>
          </table:table-cell>
          <table:table-cell office:value-type="float" office:value="-9.77273" calcext:value-type="float">
            <text:p>-9.77273</text:p>
          </table:table-cell>
          <table:table-cell office:value-type="float" office:value="408.495" calcext:value-type="float">
            <text:p>408.495</text:p>
          </table:table-cell>
          <table:table-cell office:value-type="float" office:value="54.134" calcext:value-type="float">
            <text:p>54.134</text:p>
          </table:table-cell>
          <table:table-cell office:value-type="float" office:value="3.60101" calcext:value-type="float">
            <text:p>3.60101</text:p>
          </table:table-cell>
          <table:table-cell office:value-type="float" office:value="1.06495" calcext:value-type="float">
            <text:p>1.064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]</text:p>
          </table:table-cell>
          <table:table-cell office:value-type="float" office:value="1116.35" calcext:value-type="float">
            <text:p>1116.35</text:p>
          </table:table-cell>
          <table:table-cell office:value-type="float" office:value="8.54542" calcext:value-type="float">
            <text:p>8.54542</text:p>
          </table:table-cell>
          <table:table-cell office:value-type="float" office:value="63.708" calcext:value-type="float">
            <text:p>63.708</text:p>
          </table:table-cell>
          <table:table-cell office:value-type="float" office:value="1020.17" calcext:value-type="float">
            <text:p>1020.17</text:p>
          </table:table-cell>
          <table:table-cell office:value-type="float" office:value="1115.48" calcext:value-type="float">
            <text:p>1115.48</text:p>
          </table:table-cell>
          <table:table-cell office:value-type="float" office:value="1220.31" calcext:value-type="float">
            <text:p>1220.31</text:p>
          </table:table-cell>
          <table:table-cell office:value-type="float" office:value="55.5803" calcext:value-type="float">
            <text:p>55.5803</text:p>
          </table:table-cell>
          <table:table-cell office:value-type="float" office:value="3.69722" calcext:value-type="float">
            <text:p>3.69722</text:p>
          </table:table-cell>
          <table:table-cell office:value-type="float" office:value="1.08611" calcext:value-type="float">
            <text:p>1.086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]</text:p>
          </table:table-cell>
          <table:table-cell office:value-type="float" office:value="1115.58" calcext:value-type="float">
            <text:p>1115.58</text:p>
          </table:table-cell>
          <table:table-cell office:value-type="float" office:value="8.54785" calcext:value-type="float">
            <text:p>8.54785</text:p>
          </table:table-cell>
          <table:table-cell office:value-type="float" office:value="63.7175" calcext:value-type="float">
            <text:p>63.7175</text:p>
          </table:table-cell>
          <table:table-cell office:value-type="float" office:value="1019.36" calcext:value-type="float">
            <text:p>1019.36</text:p>
          </table:table-cell>
          <table:table-cell office:value-type="float" office:value="1114.72" calcext:value-type="float">
            <text:p>1114.72</text:p>
          </table:table-cell>
          <table:table-cell office:value-type="float" office:value="1219.57" calcext:value-type="float">
            <text:p>1219.57</text:p>
          </table:table-cell>
          <table:table-cell office:value-type="float" office:value="55.5653" calcext:value-type="float">
            <text:p>55.5653</text:p>
          </table:table-cell>
          <table:table-cell office:value-type="float" office:value="3.69622" calcext:value-type="float">
            <text:p>3.69622</text:p>
          </table:table-cell>
          <table:table-cell office:value-type="float" office:value="1.08614" calcext:value-type="float">
            <text:p>1.086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]</text:p>
          </table:table-cell>
          <table:table-cell office:value-type="float" office:value="1115.16" calcext:value-type="float">
            <text:p>1115.16</text:p>
          </table:table-cell>
          <table:table-cell office:value-type="float" office:value="8.54914" calcext:value-type="float">
            <text:p>8.54914</text:p>
          </table:table-cell>
          <table:table-cell office:value-type="float" office:value="63.7226" calcext:value-type="float">
            <text:p>63.7226</text:p>
          </table:table-cell>
          <table:table-cell office:value-type="float" office:value="1018.93" calcext:value-type="float">
            <text:p>1018.93</text:p>
          </table:table-cell>
          <table:table-cell office:value-type="float" office:value="1114.32" calcext:value-type="float">
            <text:p>1114.32</text:p>
          </table:table-cell>
          <table:table-cell office:value-type="float" office:value="1219.15" calcext:value-type="float">
            <text:p>1219.15</text:p>
          </table:table-cell>
          <table:table-cell office:value-type="float" office:value="55.5573" calcext:value-type="float">
            <text:p>55.5573</text:p>
          </table:table-cell>
          <table:table-cell office:value-type="float" office:value="3.69569" calcext:value-type="float">
            <text:p>3.69569</text:p>
          </table:table-cell>
          <table:table-cell office:value-type="float" office:value="1.08616" calcext:value-type="float">
            <text:p>1.086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4]</text:p>
          </table:table-cell>
          <table:table-cell office:value-type="float" office:value="1114.48" calcext:value-type="float">
            <text:p>1114.48</text:p>
          </table:table-cell>
          <table:table-cell office:value-type="float" office:value="8.55126" calcext:value-type="float">
            <text:p>8.55126</text:p>
          </table:table-cell>
          <table:table-cell office:value-type="float" office:value="63.7307" calcext:value-type="float">
            <text:p>63.7307</text:p>
          </table:table-cell>
          <table:table-cell office:value-type="float" office:value="1018.28" calcext:value-type="float">
            <text:p>1018.28</text:p>
          </table:table-cell>
          <table:table-cell office:value-type="float" office:value="1113.64" calcext:value-type="float">
            <text:p>1113.64</text:p>
          </table:table-cell>
          <table:table-cell office:value-type="float" office:value="1218.48" calcext:value-type="float">
            <text:p>1218.48</text:p>
          </table:table-cell>
          <table:table-cell office:value-type="float" office:value="55.5441" calcext:value-type="float">
            <text:p>55.5441</text:p>
          </table:table-cell>
          <table:table-cell office:value-type="float" office:value="3.69481" calcext:value-type="float">
            <text:p>3.69481</text:p>
          </table:table-cell>
          <table:table-cell office:value-type="float" office:value="1.08618" calcext:value-type="float">
            <text:p>1.08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5]</text:p>
          </table:table-cell>
          <table:table-cell office:value-type="float" office:value="1107.1" calcext:value-type="float">
            <text:p>1107.1</text:p>
          </table:table-cell>
          <table:table-cell office:value-type="float" office:value="8.60228" calcext:value-type="float">
            <text:p>8.60228</text:p>
          </table:table-cell>
          <table:table-cell office:value-type="float" office:value="63.9337" calcext:value-type="float">
            <text:p>63.9337</text:p>
          </table:table-cell>
          <table:table-cell office:value-type="float" office:value="1010.45" calcext:value-type="float">
            <text:p>1010.45</text:p>
          </table:table-cell>
          <table:table-cell office:value-type="float" office:value="1106.3" calcext:value-type="float">
            <text:p>1106.3</text:p>
          </table:table-cell>
          <table:table-cell office:value-type="float" office:value="1211.5" calcext:value-type="float">
            <text:p>1211.5</text:p>
          </table:table-cell>
          <table:table-cell office:value-type="float" office:value="55.2373" calcext:value-type="float">
            <text:p>55.2373</text:p>
          </table:table-cell>
          <table:table-cell office:value-type="float" office:value="3.6744" calcext:value-type="float">
            <text:p>3.6744</text:p>
          </table:table-cell>
          <table:table-cell office:value-type="float" office:value="1.0868" calcext:value-type="float">
            <text:p>1.08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6]</text:p>
          </table:table-cell>
          <table:table-cell office:value-type="float" office:value="1107.02" calcext:value-type="float">
            <text:p>1107.02</text:p>
          </table:table-cell>
          <table:table-cell office:value-type="float" office:value="8.59986" calcext:value-type="float">
            <text:p>8.59986</text:p>
          </table:table-cell>
          <table:table-cell office:value-type="float" office:value="63.9239" calcext:value-type="float">
            <text:p>63.9239</text:p>
          </table:table-cell>
          <table:table-cell office:value-type="float" office:value="1010.37" calcext:value-type="float">
            <text:p>1010.37</text:p>
          </table:table-cell>
          <table:table-cell office:value-type="float" office:value="1106.26" calcext:value-type="float">
            <text:p>1106.26</text:p>
          </table:table-cell>
          <table:table-cell office:value-type="float" office:value="1211.37" calcext:value-type="float">
            <text:p>1211.37</text:p>
          </table:table-cell>
          <table:table-cell office:value-type="float" office:value="55.2515" calcext:value-type="float">
            <text:p>55.2515</text:p>
          </table:table-cell>
          <table:table-cell office:value-type="float" office:value="3.67535" calcext:value-type="float">
            <text:p>3.67535</text:p>
          </table:table-cell>
          <table:table-cell office:value-type="float" office:value="1.08678" calcext:value-type="float">
            <text:p>1.08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7]</text:p>
          </table:table-cell>
          <table:table-cell office:value-type="float" office:value="1112.84" calcext:value-type="float">
            <text:p>1112.84</text:p>
          </table:table-cell>
          <table:table-cell office:value-type="float" office:value="8.55645" calcext:value-type="float">
            <text:p>8.55645</text:p>
          </table:table-cell>
          <table:table-cell office:value-type="float" office:value="63.7509" calcext:value-type="float">
            <text:p>63.7509</text:p>
          </table:table-cell>
          <table:table-cell office:value-type="float" office:value="1016.53" calcext:value-type="float">
            <text:p>1016.53</text:p>
          </table:table-cell>
          <table:table-cell office:value-type="float" office:value="1111.97" calcext:value-type="float">
            <text:p>1111.97</text:p>
          </table:table-cell>
          <table:table-cell office:value-type="float" office:value="1216.83" calcext:value-type="float">
            <text:p>1216.83</text:p>
          </table:table-cell>
          <table:table-cell office:value-type="float" office:value="55.5119" calcext:value-type="float">
            <text:p>55.5119</text:p>
          </table:table-cell>
          <table:table-cell office:value-type="float" office:value="3.69267" calcext:value-type="float">
            <text:p>3.69267</text:p>
          </table:table-cell>
          <table:table-cell office:value-type="float" office:value="1.08625" calcext:value-type="float">
            <text:p>1.08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8]</text:p>
          </table:table-cell>
          <table:table-cell office:value-type="float" office:value="1112.47" calcext:value-type="float">
            <text:p>1112.47</text:p>
          </table:table-cell>
          <table:table-cell office:value-type="float" office:value="8.55757" calcext:value-type="float">
            <text:p>8.55757</text:p>
          </table:table-cell>
          <table:table-cell office:value-type="float" office:value="63.7553" calcext:value-type="float">
            <text:p>63.7553</text:p>
          </table:table-cell>
          <table:table-cell office:value-type="float" office:value="1016.15" calcext:value-type="float">
            <text:p>1016.15</text:p>
          </table:table-cell>
          <table:table-cell office:value-type="float" office:value="1111.66" calcext:value-type="float">
            <text:p>1111.66</text:p>
          </table:table-cell>
          <table:table-cell office:value-type="float" office:value="1216.47" calcext:value-type="float">
            <text:p>1216.47</text:p>
          </table:table-cell>
          <table:table-cell office:value-type="float" office:value="55.505" calcext:value-type="float">
            <text:p>55.505</text:p>
          </table:table-cell>
          <table:table-cell office:value-type="float" office:value="3.69221" calcext:value-type="float">
            <text:p>3.69221</text:p>
          </table:table-cell>
          <table:table-cell office:value-type="float" office:value="1.08626" calcext:value-type="float">
            <text:p>1.086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9]</text:p>
          </table:table-cell>
          <table:table-cell office:value-type="float" office:value="1112.36" calcext:value-type="float">
            <text:p>1112.36</text:p>
          </table:table-cell>
          <table:table-cell office:value-type="float" office:value="8.55793" calcext:value-type="float">
            <text:p>8.55793</text:p>
          </table:table-cell>
          <table:table-cell office:value-type="float" office:value="63.7568" calcext:value-type="float">
            <text:p>63.7568</text:p>
          </table:table-cell>
          <table:table-cell office:value-type="float" office:value="1016.03" calcext:value-type="float">
            <text:p>1016.03</text:p>
          </table:table-cell>
          <table:table-cell office:value-type="float" office:value="1111.57" calcext:value-type="float">
            <text:p>1111.57</text:p>
          </table:table-cell>
          <table:table-cell office:value-type="float" office:value="1216.36" calcext:value-type="float">
            <text:p>1216.36</text:p>
          </table:table-cell>
          <table:table-cell office:value-type="float" office:value="55.5029" calcext:value-type="float">
            <text:p>55.5029</text:p>
          </table:table-cell>
          <table:table-cell office:value-type="float" office:value="3.69207" calcext:value-type="float">
            <text:p>3.69207</text:p>
          </table:table-cell>
          <table:table-cell office:value-type="float" office:value="1.08627" calcext:value-type="float">
            <text:p>1.08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0]</text:p>
          </table:table-cell>
          <table:table-cell office:value-type="float" office:value="1112.11" calcext:value-type="float">
            <text:p>1112.11</text:p>
          </table:table-cell>
          <table:table-cell office:value-type="float" office:value="8.55869" calcext:value-type="float">
            <text:p>8.55869</text:p>
          </table:table-cell>
          <table:table-cell office:value-type="float" office:value="63.7599" calcext:value-type="float">
            <text:p>63.7599</text:p>
          </table:table-cell>
          <table:table-cell office:value-type="float" office:value="1015.77" calcext:value-type="float">
            <text:p>1015.77</text:p>
          </table:table-cell>
          <table:table-cell office:value-type="float" office:value="1111.35" calcext:value-type="float">
            <text:p>1111.35</text:p>
          </table:table-cell>
          <table:table-cell office:value-type="float" office:value="1216.11" calcext:value-type="float">
            <text:p>1216.11</text:p>
          </table:table-cell>
          <table:table-cell office:value-type="float" office:value="55.4985" calcext:value-type="float">
            <text:p>55.4985</text:p>
          </table:table-cell>
          <table:table-cell office:value-type="float" office:value="3.69178" calcext:value-type="float">
            <text:p>3.69178</text:p>
          </table:table-cell>
          <table:table-cell office:value-type="float" office:value="1.08628" calcext:value-type="float">
            <text:p>1.086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1]</text:p>
          </table:table-cell>
          <table:table-cell office:value-type="float" office:value="1111.82" calcext:value-type="float">
            <text:p>1111.82</text:p>
          </table:table-cell>
          <table:table-cell office:value-type="float" office:value="8.55961" calcext:value-type="float">
            <text:p>8.55961</text:p>
          </table:table-cell>
          <table:table-cell office:value-type="float" office:value="63.7635" calcext:value-type="float">
            <text:p>63.7635</text:p>
          </table:table-cell>
          <table:table-cell office:value-type="float" office:value="1015.48" calcext:value-type="float">
            <text:p>1015.48</text:p>
          </table:table-cell>
          <table:table-cell office:value-type="float" office:value="1111.07" calcext:value-type="float">
            <text:p>1111.07</text:p>
          </table:table-cell>
          <table:table-cell office:value-type="float" office:value="1215.82" calcext:value-type="float">
            <text:p>1215.82</text:p>
          </table:table-cell>
          <table:table-cell office:value-type="float" office:value="55.4928" calcext:value-type="float">
            <text:p>55.4928</text:p>
          </table:table-cell>
          <table:table-cell office:value-type="float" office:value="3.6914" calcext:value-type="float">
            <text:p>3.6914</text:p>
          </table:table-cell>
          <table:table-cell office:value-type="float" office:value="1.08629" calcext:value-type="float">
            <text:p>1.08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2]</text:p>
          </table:table-cell>
          <table:table-cell office:value-type="float" office:value="1111.95" calcext:value-type="float">
            <text:p>1111.95</text:p>
          </table:table-cell>
          <table:table-cell office:value-type="float" office:value="8.55919" calcext:value-type="float">
            <text:p>8.55919</text:p>
          </table:table-cell>
          <table:table-cell office:value-type="float" office:value="63.7619" calcext:value-type="float">
            <text:p>63.7619</text:p>
          </table:table-cell>
          <table:table-cell office:value-type="float" office:value="1015.61" calcext:value-type="float">
            <text:p>1015.61</text:p>
          </table:table-cell>
          <table:table-cell office:value-type="float" office:value="1111.19" calcext:value-type="float">
            <text:p>1111.19</text:p>
          </table:table-cell>
          <table:table-cell office:value-type="float" office:value="1215.95" calcext:value-type="float">
            <text:p>1215.95</text:p>
          </table:table-cell>
          <table:table-cell office:value-type="float" office:value="55.4953" calcext:value-type="float">
            <text:p>55.4953</text:p>
          </table:table-cell>
          <table:table-cell office:value-type="float" office:value="3.69157" calcext:value-type="float">
            <text:p>3.69157</text:p>
          </table:table-cell>
          <table:table-cell office:value-type="float" office:value="1.08628" calcext:value-type="float">
            <text:p>1.086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3]</text:p>
          </table:table-cell>
          <table:table-cell office:value-type="float" office:value="1111.84" calcext:value-type="float">
            <text:p>1111.84</text:p>
          </table:table-cell>
          <table:table-cell office:value-type="float" office:value="8.55952" calcext:value-type="float">
            <text:p>8.55952</text:p>
          </table:table-cell>
          <table:table-cell office:value-type="float" office:value="63.7631" calcext:value-type="float">
            <text:p>63.7631</text:p>
          </table:table-cell>
          <table:table-cell office:value-type="float" office:value="1015.5" calcext:value-type="float">
            <text:p>1015.5</text:p>
          </table:table-cell>
          <table:table-cell office:value-type="float" office:value="1111.09" calcext:value-type="float">
            <text:p>1111.09</text:p>
          </table:table-cell>
          <table:table-cell office:value-type="float" office:value="1215.84" calcext:value-type="float">
            <text:p>1215.84</text:p>
          </table:table-cell>
          <table:table-cell office:value-type="float" office:value="55.4934" calcext:value-type="float">
            <text:p>55.4934</text:p>
          </table:table-cell>
          <table:table-cell office:value-type="float" office:value="3.69144" calcext:value-type="float">
            <text:p>3.69144</text:p>
          </table:table-cell>
          <table:table-cell office:value-type="float" office:value="1.08629" calcext:value-type="float">
            <text:p>1.08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4]</text:p>
          </table:table-cell>
          <table:table-cell office:value-type="float" office:value="1111.65" calcext:value-type="float">
            <text:p>1111.65</text:p>
          </table:table-cell>
          <table:table-cell office:value-type="float" office:value="8.56014" calcext:value-type="float">
            <text:p>8.56014</text:p>
          </table:table-cell>
          <table:table-cell office:value-type="float" office:value="63.7655" calcext:value-type="float">
            <text:p>63.7655</text:p>
          </table:table-cell>
          <table:table-cell office:value-type="float" office:value="1015.3" calcext:value-type="float">
            <text:p>1015.3</text:p>
          </table:table-cell>
          <table:table-cell office:value-type="float" office:value="1110.9" calcext:value-type="float">
            <text:p>1110.9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55.4895" calcext:value-type="float">
            <text:p>55.4895</text:p>
          </table:table-cell>
          <table:table-cell office:value-type="float" office:value="3.69118" calcext:value-type="float">
            <text:p>3.69118</text:p>
          </table:table-cell>
          <table:table-cell office:value-type="float" office:value="1.08629" calcext:value-type="float">
            <text:p>1.08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5]</text:p>
          </table:table-cell>
          <table:table-cell office:value-type="float" office:value="1111.38" calcext:value-type="float">
            <text:p>1111.38</text:p>
          </table:table-cell>
          <table:table-cell office:value-type="float" office:value="8.56107" calcext:value-type="float">
            <text:p>8.56107</text:p>
          </table:table-cell>
          <table:table-cell office:value-type="float" office:value="63.7689" calcext:value-type="float">
            <text:p>63.7689</text:p>
          </table:table-cell>
          <table:table-cell office:value-type="float" office:value="1015.02" calcext:value-type="float">
            <text:p>1015.02</text:p>
          </table:table-cell>
          <table:table-cell office:value-type="float" office:value="1110.64" calcext:value-type="float">
            <text:p>1110.64</text:p>
          </table:table-cell>
          <table:table-cell office:value-type="float" office:value="1215.4" calcext:value-type="float">
            <text:p>1215.4</text:p>
          </table:table-cell>
          <table:table-cell office:value-type="float" office:value="55.4833" calcext:value-type="float">
            <text:p>55.4833</text:p>
          </table:table-cell>
          <table:table-cell office:value-type="float" office:value="3.69077" calcext:value-type="float">
            <text:p>3.69077</text:p>
          </table:table-cell>
          <table:table-cell office:value-type="float" office:value="1.0863" calcext:value-type="float">
            <text:p>1.0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6]</text:p>
          </table:table-cell>
          <table:table-cell office:value-type="float" office:value="1111.58" calcext:value-type="float">
            <text:p>1111.58</text:p>
          </table:table-cell>
          <table:table-cell office:value-type="float" office:value="8.56034" calcext:value-type="float">
            <text:p>8.56034</text:p>
          </table:table-cell>
          <table:table-cell office:value-type="float" office:value="63.7664" calcext:value-type="float">
            <text:p>63.7664</text:p>
          </table:table-cell>
          <table:table-cell office:value-type="float" office:value="1015.22" calcext:value-type="float">
            <text:p>1015.22</text:p>
          </table:table-cell>
          <table:table-cell office:value-type="float" office:value="1110.83" calcext:value-type="float">
            <text:p>1110.83</text:p>
          </table:table-cell>
          <table:table-cell office:value-type="float" office:value="1215.59" calcext:value-type="float">
            <text:p>1215.59</text:p>
          </table:table-cell>
          <table:table-cell office:value-type="float" office:value="55.4883" calcext:value-type="float">
            <text:p>55.4883</text:p>
          </table:table-cell>
          <table:table-cell office:value-type="float" office:value="3.6911" calcext:value-type="float">
            <text:p>3.6911</text:p>
          </table:table-cell>
          <table:table-cell office:value-type="float" office:value="1.0863" calcext:value-type="float">
            <text:p>1.08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7]</text:p>
          </table:table-cell>
          <table:table-cell office:value-type="float" office:value="1111.28" calcext:value-type="float">
            <text:p>1111.28</text:p>
          </table:table-cell>
          <table:table-cell office:value-type="float" office:value="8.56134" calcext:value-type="float">
            <text:p>8.56134</text:p>
          </table:table-cell>
          <table:table-cell office:value-type="float" office:value="63.77" calcext:value-type="float">
            <text:p>63.77</text:p>
          </table:table-cell>
          <table:table-cell office:value-type="float" office:value="1014.92" calcext:value-type="float">
            <text:p>1014.92</text:p>
          </table:table-cell>
          <table:table-cell office:value-type="float" office:value="1110.54" calcext:value-type="float">
            <text:p>1110.54</text:p>
          </table:table-cell>
          <table:table-cell office:value-type="float" office:value="1215.31" calcext:value-type="float">
            <text:p>1215.31</text:p>
          </table:table-cell>
          <table:table-cell office:value-type="float" office:value="55.4816" calcext:value-type="float">
            <text:p>55.4816</text:p>
          </table:table-cell>
          <table:table-cell office:value-type="float" office:value="3.69065" calcext:value-type="float">
            <text:p>3.69065</text:p>
          </table:table-cell>
          <table:table-cell office:value-type="float" office:value="1.08631" calcext:value-type="float">
            <text:p>1.0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8]</text:p>
          </table:table-cell>
          <table:table-cell office:value-type="float" office:value="1111.3" calcext:value-type="float">
            <text:p>1111.3</text:p>
          </table:table-cell>
          <table:table-cell office:value-type="float" office:value="8.56131" calcext:value-type="float">
            <text:p>8.56131</text:p>
          </table:table-cell>
          <table:table-cell office:value-type="float" office:value="63.77" calcext:value-type="float">
            <text:p>63.77</text:p>
          </table:table-cell>
          <table:table-cell office:value-type="float" office:value="1014.93" calcext:value-type="float">
            <text:p>1014.93</text:p>
          </table:table-cell>
          <table:table-cell office:value-type="float" office:value="1110.56" calcext:value-type="float">
            <text:p>1110.56</text:p>
          </table:table-cell>
          <table:table-cell office:value-type="float" office:value="1215.33" calcext:value-type="float">
            <text:p>1215.33</text:p>
          </table:table-cell>
          <table:table-cell office:value-type="float" office:value="55.4819" calcext:value-type="float">
            <text:p>55.4819</text:p>
          </table:table-cell>
          <table:table-cell office:value-type="float" office:value="3.69067" calcext:value-type="float">
            <text:p>3.69067</text:p>
          </table:table-cell>
          <table:table-cell office:value-type="float" office:value="1.08631" calcext:value-type="float">
            <text:p>1.0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19]</text:p>
          </table:table-cell>
          <table:table-cell office:value-type="float" office:value="1111.27" calcext:value-type="float">
            <text:p>1111.27</text:p>
          </table:table-cell>
          <table:table-cell office:value-type="float" office:value="8.56142" calcext:value-type="float">
            <text:p>8.56142</text:p>
          </table:table-cell>
          <table:table-cell office:value-type="float" office:value="63.7703" calcext:value-type="float">
            <text:p>63.7703</text:p>
          </table:table-cell>
          <table:table-cell office:value-type="float" office:value="1014.9" calcext:value-type="float">
            <text:p>1014.9</text:p>
          </table:table-cell>
          <table:table-cell office:value-type="float" office:value="1110.53" calcext:value-type="float">
            <text:p>1110.53</text:p>
          </table:table-cell>
          <table:table-cell office:value-type="float" office:value="1215.3" calcext:value-type="float">
            <text:p>1215.3</text:p>
          </table:table-cell>
          <table:table-cell office:value-type="float" office:value="55.4812" calcext:value-type="float">
            <text:p>55.4812</text:p>
          </table:table-cell>
          <table:table-cell office:value-type="float" office:value="3.69063" calcext:value-type="float">
            <text:p>3.69063</text:p>
          </table:table-cell>
          <table:table-cell office:value-type="float" office:value="1.08631" calcext:value-type="float">
            <text:p>1.0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0]</text:p>
          </table:table-cell>
          <table:table-cell office:value-type="float" office:value="1111.17" calcext:value-type="float">
            <text:p>1111.17</text:p>
          </table:table-cell>
          <table:table-cell office:value-type="float" office:value="8.56173" calcext:value-type="float">
            <text:p>8.56173</text:p>
          </table:table-cell>
          <table:table-cell office:value-type="float" office:value="63.7716" calcext:value-type="float">
            <text:p>63.7716</text:p>
          </table:table-cell>
          <table:table-cell office:value-type="float" office:value="1014.8" calcext:value-type="float">
            <text:p>1014.8</text:p>
          </table:table-cell>
          <table:table-cell office:value-type="float" office:value="1110.43" calcext:value-type="float">
            <text:p>1110.43</text:p>
          </table:table-cell>
          <table:table-cell office:value-type="float" office:value="1215.21" calcext:value-type="float">
            <text:p>1215.21</text:p>
          </table:table-cell>
          <table:table-cell office:value-type="float" office:value="55.4793" calcext:value-type="float">
            <text:p>55.4793</text:p>
          </table:table-cell>
          <table:table-cell office:value-type="float" office:value="3.6905" calcext:value-type="float">
            <text:p>3.6905</text:p>
          </table:table-cell>
          <table:table-cell office:value-type="float" office:value="1.08631" calcext:value-type="float">
            <text:p>1.0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1]</text:p>
          </table:table-cell>
          <table:table-cell office:value-type="float" office:value="1111.18" calcext:value-type="float">
            <text:p>1111.18</text:p>
          </table:table-cell>
          <table:table-cell office:value-type="float" office:value="8.56165" calcext:value-type="float">
            <text:p>8.56165</text:p>
          </table:table-cell>
          <table:table-cell office:value-type="float" office:value="63.7713" calcext:value-type="float">
            <text:p>63.7713</text:p>
          </table:table-cell>
          <table:table-cell office:value-type="float" office:value="1014.81" calcext:value-type="float">
            <text:p>1014.81</text:p>
          </table:table-cell>
          <table:table-cell office:value-type="float" office:value="1110.45" calcext:value-type="float">
            <text:p>1110.45</text:p>
          </table:table-cell>
          <table:table-cell office:value-type="float" office:value="1215.22" calcext:value-type="float">
            <text:p>1215.22</text:p>
          </table:table-cell>
          <table:table-cell office:value-type="float" office:value="55.4798" calcext:value-type="float">
            <text:p>55.4798</text:p>
          </table:table-cell>
          <table:table-cell office:value-type="float" office:value="3.69053" calcext:value-type="float">
            <text:p>3.69053</text:p>
          </table:table-cell>
          <table:table-cell office:value-type="float" office:value="1.08631" calcext:value-type="float">
            <text:p>1.086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2]</text:p>
          </table:table-cell>
          <table:table-cell office:value-type="float" office:value="1110.58" calcext:value-type="float">
            <text:p>1110.58</text:p>
          </table:table-cell>
          <table:table-cell office:value-type="float" office:value="8.56356" calcext:value-type="float">
            <text:p>8.56356</text:p>
          </table:table-cell>
          <table:table-cell office:value-type="float" office:value="63.7788" calcext:value-type="float">
            <text:p>63.7788</text:p>
          </table:table-cell>
          <table:table-cell office:value-type="float" office:value="1014.18" calcext:value-type="float">
            <text:p>1014.18</text:p>
          </table:table-cell>
          <table:table-cell office:value-type="float" office:value="1109.86" calcext:value-type="float">
            <text:p>1109.86</text:p>
          </table:table-cell>
          <table:table-cell office:value-type="float" office:value="1214.61" calcext:value-type="float">
            <text:p>1214.61</text:p>
          </table:table-cell>
          <table:table-cell office:value-type="float" office:value="55.4682" calcext:value-type="float">
            <text:p>55.4682</text:p>
          </table:table-cell>
          <table:table-cell office:value-type="float" office:value="3.68976" calcext:value-type="float">
            <text:p>3.68976</text:p>
          </table:table-cell>
          <table:table-cell office:value-type="float" office:value="1.08634" calcext:value-type="float">
            <text:p>1.08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3]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8.59151" calcext:value-type="float">
            <text:p>8.59151</text:p>
          </table:table-cell>
          <table:table-cell office:value-type="float" office:value="63.8901" calcext:value-type="float">
            <text:p>63.8901</text:p>
          </table:table-cell>
          <table:table-cell office:value-type="float" office:value="1010.08" calcext:value-type="float">
            <text:p>1010.08</text:p>
          </table:table-cell>
          <table:table-cell office:value-type="float" office:value="1106.05" calcext:value-type="float">
            <text:p>1106.05</text:p>
          </table:table-cell>
          <table:table-cell office:value-type="float" office:value="1210.97" calcext:value-type="float">
            <text:p>1210.97</text:p>
          </table:table-cell>
          <table:table-cell office:value-type="float" office:value="55.3003" calcext:value-type="float">
            <text:p>55.3003</text:p>
          </table:table-cell>
          <table:table-cell office:value-type="float" office:value="3.67859" calcext:value-type="float">
            <text:p>3.67859</text:p>
          </table:table-cell>
          <table:table-cell office:value-type="float" office:value="1.08668" calcext:value-type="float">
            <text:p>1.08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4]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8.5635" calcext:value-type="float">
            <text:p>8.5635</text:p>
          </table:table-cell>
          <table:table-cell office:value-type="float" office:value="63.7784" calcext:value-type="float">
            <text:p>63.7784</text:p>
          </table:table-cell>
          <table:table-cell office:value-type="float" office:value="1014.22" calcext:value-type="float">
            <text:p>1014.22</text:p>
          </table:table-cell>
          <table:table-cell office:value-type="float" office:value="1109.89" calcext:value-type="float">
            <text:p>1109.89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55.4684" calcext:value-type="float">
            <text:p>55.4684</text:p>
          </table:table-cell>
          <table:table-cell office:value-type="float" office:value="3.68977" calcext:value-type="float">
            <text:p>3.68977</text:p>
          </table:table-cell>
          <table:table-cell office:value-type="float" office:value="1.08633" calcext:value-type="float">
            <text:p>1.08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5]</text:p>
          </table:table-cell>
          <table:table-cell office:value-type="float" office:value="1110.58" calcext:value-type="float">
            <text:p>1110.58</text:p>
          </table:table-cell>
          <table:table-cell office:value-type="float" office:value="8.56353" calcext:value-type="float">
            <text:p>8.56353</text:p>
          </table:table-cell>
          <table:table-cell office:value-type="float" office:value="63.7787" calcext:value-type="float">
            <text:p>63.7787</text:p>
          </table:table-cell>
          <table:table-cell office:value-type="float" office:value="1014.19" calcext:value-type="float">
            <text:p>1014.19</text:p>
          </table:table-cell>
          <table:table-cell office:value-type="float" office:value="1109.87" calcext:value-type="float">
            <text:p>1109.87</text:p>
          </table:table-cell>
          <table:table-cell office:value-type="float" office:value="1214.62" calcext:value-type="float">
            <text:p>1214.62</text:p>
          </table:table-cell>
          <table:table-cell office:value-type="float" office:value="55.4684" calcext:value-type="float">
            <text:p>55.4684</text:p>
          </table:table-cell>
          <table:table-cell office:value-type="float" office:value="3.68978" calcext:value-type="float">
            <text:p>3.68978</text:p>
          </table:table-cell>
          <table:table-cell office:value-type="float" office:value="1.08633" calcext:value-type="float">
            <text:p>1.08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6]</text:p>
          </table:table-cell>
          <table:table-cell office:value-type="float" office:value="1110.67" calcext:value-type="float">
            <text:p>1110.67</text:p>
          </table:table-cell>
          <table:table-cell office:value-type="float" office:value="8.5633" calcext:value-type="float">
            <text:p>8.5633</text:p>
          </table:table-cell>
          <table:table-cell office:value-type="float" office:value="63.7776" calcext:value-type="float">
            <text:p>63.7776</text:p>
          </table:table-cell>
          <table:table-cell office:value-type="float" office:value="1014.29" calcext:value-type="float">
            <text:p>1014.29</text:p>
          </table:table-cell>
          <table:table-cell office:value-type="float" office:value="1109.95" calcext:value-type="float">
            <text:p>1109.95</text:p>
          </table:table-cell>
          <table:table-cell office:value-type="float" office:value="1214.71" calcext:value-type="float">
            <text:p>1214.71</text:p>
          </table:table-cell>
          <table:table-cell office:value-type="float" office:value="55.4695" calcext:value-type="float">
            <text:p>55.4695</text:p>
          </table:table-cell>
          <table:table-cell office:value-type="float" office:value="3.68985" calcext:value-type="float">
            <text:p>3.68985</text:p>
          </table:table-cell>
          <table:table-cell office:value-type="float" office:value="1.08633" calcext:value-type="float">
            <text:p>1.08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7]</text:p>
          </table:table-cell>
          <table:table-cell office:value-type="float" office:value="1110.73" calcext:value-type="float">
            <text:p>1110.73</text:p>
          </table:table-cell>
          <table:table-cell office:value-type="float" office:value="8.56309" calcext:value-type="float">
            <text:p>8.56309</text:p>
          </table:table-cell>
          <table:table-cell office:value-type="float" office:value="63.777" calcext:value-type="float">
            <text:p>63.777</text:p>
          </table:table-cell>
          <table:table-cell office:value-type="float" office:value="1014.35" calcext:value-type="float">
            <text:p>1014.35</text:p>
          </table:table-cell>
          <table:table-cell office:value-type="float" office:value="1110.01" calcext:value-type="float">
            <text:p>1110.01</text:p>
          </table:table-cell>
          <table:table-cell office:value-type="float" office:value="1214.77" calcext:value-type="float">
            <text:p>1214.77</text:p>
          </table:table-cell>
          <table:table-cell office:value-type="float" office:value="55.4711" calcext:value-type="float">
            <text:p>55.4711</text:p>
          </table:table-cell>
          <table:table-cell office:value-type="float" office:value="3.68995" calcext:value-type="float">
            <text:p>3.68995</text:p>
          </table:table-cell>
          <table:table-cell office:value-type="float" office:value="1.08633" calcext:value-type="float">
            <text:p>1.08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8]</text:p>
          </table:table-cell>
          <table:table-cell office:value-type="float" office:value="1110.42" calcext:value-type="float">
            <text:p>1110.42</text:p>
          </table:table-cell>
          <table:table-cell office:value-type="float" office:value="8.56403" calcext:value-type="float">
            <text:p>8.56403</text:p>
          </table:table-cell>
          <table:table-cell office:value-type="float" office:value="63.7807" calcext:value-type="float">
            <text:p>63.7807</text:p>
          </table:table-cell>
          <table:table-cell office:value-type="float" office:value="1014.03" calcext:value-type="float">
            <text:p>1014.03</text:p>
          </table:table-cell>
          <table:table-cell office:value-type="float" office:value="1109.71" calcext:value-type="float">
            <text:p>1109.71</text:p>
          </table:table-cell>
          <table:table-cell office:value-type="float" office:value="1214.46" calcext:value-type="float">
            <text:p>1214.46</text:p>
          </table:table-cell>
          <table:table-cell office:value-type="float" office:value="55.4653" calcext:value-type="float">
            <text:p>55.4653</text:p>
          </table:table-cell>
          <table:table-cell office:value-type="float" office:value="3.68957" calcext:value-type="float">
            <text:p>3.68957</text:p>
          </table:table-cell>
          <table:table-cell office:value-type="float" office:value="1.08634" calcext:value-type="float">
            <text:p>1.08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29]</text:p>
          </table:table-cell>
          <table:table-cell office:value-type="float" office:value="1110.72" calcext:value-type="float">
            <text:p>1110.72</text:p>
          </table:table-cell>
          <table:table-cell office:value-type="float" office:value="8.56314" calcext:value-type="float">
            <text:p>8.56314</text:p>
          </table:table-cell>
          <table:table-cell office:value-type="float" office:value="63.7771" calcext:value-type="float">
            <text:p>63.7771</text:p>
          </table:table-cell>
          <table:table-cell office:value-type="float" office:value="1014.34" calcext:value-type="float">
            <text:p>1014.34</text:p>
          </table:table-cell>
          <table:table-cell office:value-type="float" office:value="1110" calcext:value-type="float">
            <text:p>1110</text:p>
          </table:table-cell>
          <table:table-cell office:value-type="float" office:value="1214.76" calcext:value-type="float">
            <text:p>1214.76</text:p>
          </table:table-cell>
          <table:table-cell office:value-type="float" office:value="55.4706" calcext:value-type="float">
            <text:p>55.4706</text:p>
          </table:table-cell>
          <table:table-cell office:value-type="float" office:value="3.68992" calcext:value-type="float">
            <text:p>3.68992</text:p>
          </table:table-cell>
          <table:table-cell office:value-type="float" office:value="1.08633" calcext:value-type="float">
            <text:p>1.086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0]</text:p>
          </table:table-cell>
          <table:table-cell office:value-type="float" office:value="1110.44" calcext:value-type="float">
            <text:p>1110.44</text:p>
          </table:table-cell>
          <table:table-cell office:value-type="float" office:value="8.56406" calcext:value-type="float">
            <text:p>8.56406</text:p>
          </table:table-cell>
          <table:table-cell office:value-type="float" office:value="63.7806" calcext:value-type="float">
            <text:p>63.7806</text:p>
          </table:table-cell>
          <table:table-cell office:value-type="float" office:value="1014.04" calcext:value-type="float">
            <text:p>1014.04</text:p>
          </table:table-cell>
          <table:table-cell office:value-type="float" office:value="1109.72" calcext:value-type="float">
            <text:p>1109.72</text:p>
          </table:table-cell>
          <table:table-cell office:value-type="float" office:value="1214.47" calcext:value-type="float">
            <text:p>1214.47</text:p>
          </table:table-cell>
          <table:table-cell office:value-type="float" office:value="55.4649" calcext:value-type="float">
            <text:p>55.4649</text:p>
          </table:table-cell>
          <table:table-cell office:value-type="float" office:value="3.68954" calcext:value-type="float">
            <text:p>3.68954</text:p>
          </table:table-cell>
          <table:table-cell office:value-type="float" office:value="1.08634" calcext:value-type="float">
            <text:p>1.08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1]</text:p>
          </table:table-cell>
          <table:table-cell office:value-type="float" office:value="1110.27" calcext:value-type="float">
            <text:p>1110.27</text:p>
          </table:table-cell>
          <table:table-cell office:value-type="float" office:value="8.56457" calcext:value-type="float">
            <text:p>8.56457</text:p>
          </table:table-cell>
          <table:table-cell office:value-type="float" office:value="63.7826" calcext:value-type="float">
            <text:p>63.7826</text:p>
          </table:table-cell>
          <table:table-cell office:value-type="float" office:value="1013.87" calcext:value-type="float">
            <text:p>1013.87</text:p>
          </table:table-cell>
          <table:table-cell office:value-type="float" office:value="1109.55" calcext:value-type="float">
            <text:p>1109.55</text:p>
          </table:table-cell>
          <table:table-cell office:value-type="float" office:value="1214.3" calcext:value-type="float">
            <text:p>1214.3</text:p>
          </table:table-cell>
          <table:table-cell office:value-type="float" office:value="55.4617" calcext:value-type="float">
            <text:p>55.4617</text:p>
          </table:table-cell>
          <table:table-cell office:value-type="float" office:value="3.68933" calcext:value-type="float">
            <text:p>3.68933</text:p>
          </table:table-cell>
          <table:table-cell office:value-type="float" office:value="1.08635" calcext:value-type="float">
            <text:p>1.086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2]</text:p>
          </table:table-cell>
          <table:table-cell office:value-type="float" office:value="1110.43" calcext:value-type="float">
            <text:p>1110.43</text:p>
          </table:table-cell>
          <table:table-cell office:value-type="float" office:value="8.564" calcext:value-type="float">
            <text:p>8.564</text:p>
          </table:table-cell>
          <table:table-cell office:value-type="float" office:value="63.7806" calcext:value-type="float">
            <text:p>63.7806</text:p>
          </table:table-cell>
          <table:table-cell office:value-type="float" office:value="1014.04" calcext:value-type="float">
            <text:p>1014.04</text:p>
          </table:table-cell>
          <table:table-cell office:value-type="float" office:value="1109.72" calcext:value-type="float">
            <text:p>1109.72</text:p>
          </table:table-cell>
          <table:table-cell office:value-type="float" office:value="1214.47" calcext:value-type="float">
            <text:p>1214.47</text:p>
          </table:table-cell>
          <table:table-cell office:value-type="float" office:value="55.4657" calcext:value-type="float">
            <text:p>55.4657</text:p>
          </table:table-cell>
          <table:table-cell office:value-type="float" office:value="3.68959" calcext:value-type="float">
            <text:p>3.68959</text:p>
          </table:table-cell>
          <table:table-cell office:value-type="float" office:value="1.08634" calcext:value-type="float">
            <text:p>1.086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3]</text:p>
          </table:table-cell>
          <table:table-cell office:value-type="float" office:value="1110.19" calcext:value-type="float">
            <text:p>1110.19</text:p>
          </table:table-cell>
          <table:table-cell office:value-type="float" office:value="8.56481" calcext:value-type="float">
            <text:p>8.56481</text:p>
          </table:table-cell>
          <table:table-cell office:value-type="float" office:value="63.7837" calcext:value-type="float">
            <text:p>63.7837</text:p>
          </table:table-cell>
          <table:table-cell office:value-type="float" office:value="1013.78" calcext:value-type="float">
            <text:p>1013.78</text:p>
          </table:table-cell>
          <table:table-cell office:value-type="float" office:value="1109.46" calcext:value-type="float">
            <text:p>1109.46</text:p>
          </table:table-cell>
          <table:table-cell office:value-type="float" office:value="1214.21" calcext:value-type="float">
            <text:p>1214.21</text:p>
          </table:table-cell>
          <table:table-cell office:value-type="float" office:value="55.4606" calcext:value-type="float">
            <text:p>55.4606</text:p>
          </table:table-cell>
          <table:table-cell office:value-type="float" office:value="3.68926" calcext:value-type="float">
            <text:p>3.68926</text:p>
          </table:table-cell>
          <table:table-cell office:value-type="float" office:value="1.08635" calcext:value-type="float">
            <text:p>1.086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4]</text:p>
          </table:table-cell>
          <table:table-cell office:value-type="float" office:value="1110.32" calcext:value-type="float">
            <text:p>1110.32</text:p>
          </table:table-cell>
          <table:table-cell office:value-type="float" office:value="8.56441" calcext:value-type="float">
            <text:p>8.56441</text:p>
          </table:table-cell>
          <table:table-cell office:value-type="float" office:value="63.7821" calcext:value-type="float">
            <text:p>63.7821</text:p>
          </table:table-cell>
          <table:table-cell office:value-type="float" office:value="1013.92" calcext:value-type="float">
            <text:p>1013.92</text:p>
          </table:table-cell>
          <table:table-cell office:value-type="float" office:value="1109.6" calcext:value-type="float">
            <text:p>1109.6</text:p>
          </table:table-cell>
          <table:table-cell office:value-type="float" office:value="1214.35" calcext:value-type="float">
            <text:p>1214.35</text:p>
          </table:table-cell>
          <table:table-cell office:value-type="float" office:value="55.4629" calcext:value-type="float">
            <text:p>55.4629</text:p>
          </table:table-cell>
          <table:table-cell office:value-type="float" office:value="3.68941" calcext:value-type="float">
            <text:p>3.68941</text:p>
          </table:table-cell>
          <table:table-cell office:value-type="float" office:value="1.08635" calcext:value-type="float">
            <text:p>1.086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5]</text:p>
          </table:table-cell>
          <table:table-cell office:value-type="float" office:value="1114.34" calcext:value-type="float">
            <text:p>1114.34</text:p>
          </table:table-cell>
          <table:table-cell office:value-type="float" office:value="8.55173" calcext:value-type="float">
            <text:p>8.55173</text:p>
          </table:table-cell>
          <table:table-cell office:value-type="float" office:value="63.7325" calcext:value-type="float">
            <text:p>63.7325</text:p>
          </table:table-cell>
          <table:table-cell office:value-type="float" office:value="1018.15" calcext:value-type="float">
            <text:p>1018.15</text:p>
          </table:table-cell>
          <table:table-cell office:value-type="float" office:value="1113.49" calcext:value-type="float">
            <text:p>1113.49</text:p>
          </table:table-cell>
          <table:table-cell office:value-type="float" office:value="1218.34" calcext:value-type="float">
            <text:p>1218.34</text:p>
          </table:table-cell>
          <table:table-cell office:value-type="float" office:value="55.5409" calcext:value-type="float">
            <text:p>55.5409</text:p>
          </table:table-cell>
          <table:table-cell office:value-type="float" office:value="3.6946" calcext:value-type="float">
            <text:p>3.6946</text:p>
          </table:table-cell>
          <table:table-cell office:value-type="float" office:value="1.08619" calcext:value-type="float">
            <text:p>1.08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6]</text:p>
          </table:table-cell>
          <table:table-cell office:value-type="float" office:value="1114.23" calcext:value-type="float">
            <text:p>1114.23</text:p>
          </table:table-cell>
          <table:table-cell office:value-type="float" office:value="8.55203" calcext:value-type="float">
            <text:p>8.55203</text:p>
          </table:table-cell>
          <table:table-cell office:value-type="float" office:value="63.7337" calcext:value-type="float">
            <text:p>63.7337</text:p>
          </table:table-cell>
          <table:table-cell office:value-type="float" office:value="1018.05" calcext:value-type="float">
            <text:p>1018.05</text:p>
          </table:table-cell>
          <table:table-cell office:value-type="float" office:value="1113.38" calcext:value-type="float">
            <text:p>1113.38</text:p>
          </table:table-cell>
          <table:table-cell office:value-type="float" office:value="1218.23" calcext:value-type="float">
            <text:p>1218.23</text:p>
          </table:table-cell>
          <table:table-cell office:value-type="float" office:value="55.5393" calcext:value-type="float">
            <text:p>55.5393</text:p>
          </table:table-cell>
          <table:table-cell office:value-type="float" office:value="3.69449" calcext:value-type="float">
            <text:p>3.69449</text:p>
          </table:table-cell>
          <table:table-cell office:value-type="float" office:value="1.08619" calcext:value-type="float">
            <text:p>1.08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7]</text:p>
          </table:table-cell>
          <table:table-cell office:value-type="float" office:value="1114.24" calcext:value-type="float">
            <text:p>1114.24</text:p>
          </table:table-cell>
          <table:table-cell office:value-type="float" office:value="8.55204" calcext:value-type="float">
            <text:p>8.55204</text:p>
          </table:table-cell>
          <table:table-cell office:value-type="float" office:value="63.7337" calcext:value-type="float">
            <text:p>63.7337</text:p>
          </table:table-cell>
          <table:table-cell office:value-type="float" office:value="1018.05" calcext:value-type="float">
            <text:p>1018.05</text:p>
          </table:table-cell>
          <table:table-cell office:value-type="float" office:value="1113.38" calcext:value-type="float">
            <text:p>1113.38</text:p>
          </table:table-cell>
          <table:table-cell office:value-type="float" office:value="1218.23" calcext:value-type="float">
            <text:p>1218.23</text:p>
          </table:table-cell>
          <table:table-cell office:value-type="float" office:value="55.5392" calcext:value-type="float">
            <text:p>55.5392</text:p>
          </table:table-cell>
          <table:table-cell office:value-type="float" office:value="3.69448" calcext:value-type="float">
            <text:p>3.69448</text:p>
          </table:table-cell>
          <table:table-cell office:value-type="float" office:value="1.08619" calcext:value-type="float">
            <text:p>1.08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8]</text:p>
          </table:table-cell>
          <table:table-cell office:value-type="float" office:value="1114.67" calcext:value-type="float">
            <text:p>1114.67</text:p>
          </table:table-cell>
          <table:table-cell office:value-type="float" office:value="8.55066" calcext:value-type="float">
            <text:p>8.55066</text:p>
          </table:table-cell>
          <table:table-cell office:value-type="float" office:value="63.7284" calcext:value-type="float">
            <text:p>63.7284</text:p>
          </table:table-cell>
          <table:table-cell office:value-type="float" office:value="1018.46" calcext:value-type="float">
            <text:p>1018.46</text:p>
          </table:table-cell>
          <table:table-cell office:value-type="float" office:value="1113.83" calcext:value-type="float">
            <text:p>1113.83</text:p>
          </table:table-cell>
          <table:table-cell office:value-type="float" office:value="1218.67" calcext:value-type="float">
            <text:p>1218.67</text:p>
          </table:table-cell>
          <table:table-cell office:value-type="float" office:value="55.5478" calcext:value-type="float">
            <text:p>55.5478</text:p>
          </table:table-cell>
          <table:table-cell office:value-type="float" office:value="3.69506" calcext:value-type="float">
            <text:p>3.69506</text:p>
          </table:table-cell>
          <table:table-cell office:value-type="float" office:value="1.08617" calcext:value-type="float">
            <text:p>1.086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[39]</text:p>
          </table:table-cell>
          <table:table-cell office:value-type="float" office:value="1114.28" calcext:value-type="float">
            <text:p>1114.28</text:p>
          </table:table-cell>
          <table:table-cell office:value-type="float" office:value="8.55192" calcext:value-type="float">
            <text:p>8.55192</text:p>
          </table:table-cell>
          <table:table-cell office:value-type="float" office:value="63.7332" calcext:value-type="float">
            <text:p>63.7332</text:p>
          </table:table-cell>
          <table:table-cell office:value-type="float" office:value="1018.09" calcext:value-type="float">
            <text:p>1018.09</text:p>
          </table:table-cell>
          <table:table-cell office:value-type="float" office:value="1113.43" calcext:value-type="float">
            <text:p>1113.43</text:p>
          </table:table-cell>
          <table:table-cell office:value-type="float" office:value="1218.28" calcext:value-type="float">
            <text:p>1218.28</text:p>
          </table:table-cell>
          <table:table-cell office:value-type="float" office:value="55.5399" calcext:value-type="float">
            <text:p>55.5399</text:p>
          </table:table-cell>
          <table:table-cell office:value-type="float" office:value="3.69453" calcext:value-type="float">
            <text:p>3.69453</text:p>
          </table:table-cell>
          <table:table-cell office:value-type="float" office:value="1.08619" calcext:value-type="float">
            <text:p>1.08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4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5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6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7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8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9]</text:p>
          </table:table-cell>
          <table:table-cell office:value-type="float" office:value="-0.0878069" calcext:value-type="float">
            <text:p>-0.0878069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27502" calcext:value-type="float">
            <text:p>0.627502</text:p>
          </table:table-cell>
          <table:table-cell office:value-type="float" office:value="-0.958506" calcext:value-type="float">
            <text:p>-0.958506</text:p>
          </table:table-cell>
          <table:table-cell office:value-type="float" office:value="-0.136133" calcext:value-type="float">
            <text:p>-0.136133</text:p>
          </table:table-cell>
          <table:table-cell office:value-type="float" office:value="0.93777" calcext:value-type="float">
            <text:p>0.9377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3.22195" calcext:value-type="float">
            <text:p>3.22195</text:p>
          </table:table-cell>
          <table:table-cell office:value-type="float" office:value="1.05587" calcext:value-type="float">
            <text:p>1.05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0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1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2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3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4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5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6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7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8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19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0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1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2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3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4]</text:p>
          </table:table-cell>
          <table:table-cell office:value-type="float" office:value="-0.0878069" calcext:value-type="float">
            <text:p>-0.0878069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27502" calcext:value-type="float">
            <text:p>0.627502</text:p>
          </table:table-cell>
          <table:table-cell office:value-type="float" office:value="-0.958506" calcext:value-type="float">
            <text:p>-0.958506</text:p>
          </table:table-cell>
          <table:table-cell office:value-type="float" office:value="-0.136133" calcext:value-type="float">
            <text:p>-0.136133</text:p>
          </table:table-cell>
          <table:table-cell office:value-type="float" office:value="0.93777" calcext:value-type="float">
            <text:p>0.9377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3.22195" calcext:value-type="float">
            <text:p>3.22195</text:p>
          </table:table-cell>
          <table:table-cell office:value-type="float" office:value="1.05587" calcext:value-type="float">
            <text:p>1.05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5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6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7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8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29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0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1]</text:p>
          </table:table-cell>
          <table:table-cell office:value-type="float" office:value="-0.0878069" calcext:value-type="float">
            <text:p>-0.0878069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27502" calcext:value-type="float">
            <text:p>0.627502</text:p>
          </table:table-cell>
          <table:table-cell office:value-type="float" office:value="-0.958506" calcext:value-type="float">
            <text:p>-0.958506</text:p>
          </table:table-cell>
          <table:table-cell office:value-type="float" office:value="-0.136133" calcext:value-type="float">
            <text:p>-0.136133</text:p>
          </table:table-cell>
          <table:table-cell office:value-type="float" office:value="0.93777" calcext:value-type="float">
            <text:p>0.9377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3.22195" calcext:value-type="float">
            <text:p>3.22195</text:p>
          </table:table-cell>
          <table:table-cell office:value-type="float" office:value="1.05587" calcext:value-type="float">
            <text:p>1.05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2]</text:p>
          </table:table-cell>
          <table:table-cell office:value-type="float" office:value="-0.0878069" calcext:value-type="float">
            <text:p>-0.0878069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27502" calcext:value-type="float">
            <text:p>0.627502</text:p>
          </table:table-cell>
          <table:table-cell office:value-type="float" office:value="-0.958506" calcext:value-type="float">
            <text:p>-0.958506</text:p>
          </table:table-cell>
          <table:table-cell office:value-type="float" office:value="-0.136133" calcext:value-type="float">
            <text:p>-0.136133</text:p>
          </table:table-cell>
          <table:table-cell office:value-type="float" office:value="0.93777" calcext:value-type="float">
            <text:p>0.9377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3.22195" calcext:value-type="float">
            <text:p>3.22195</text:p>
          </table:table-cell>
          <table:table-cell office:value-type="float" office:value="1.05587" calcext:value-type="float">
            <text:p>1.05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3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4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5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6]</text:p>
          </table:table-cell>
          <table:table-cell office:value-type="float" office:value="-0.0878069" calcext:value-type="float">
            <text:p>-0.0878069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0.627502" calcext:value-type="float">
            <text:p>0.627502</text:p>
          </table:table-cell>
          <table:table-cell office:value-type="float" office:value="-0.958506" calcext:value-type="float">
            <text:p>-0.958506</text:p>
          </table:table-cell>
          <table:table-cell office:value-type="float" office:value="-0.136133" calcext:value-type="float">
            <text:p>-0.136133</text:p>
          </table:table-cell>
          <table:table-cell office:value-type="float" office:value="0.93777" calcext:value-type="float">
            <text:p>0.93777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3.22195" calcext:value-type="float">
            <text:p>3.22195</text:p>
          </table:table-cell>
          <table:table-cell office:value-type="float" office:value="1.05587" calcext:value-type="float">
            <text:p>1.055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7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8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_isolation_mu[39]</text:p>
          </table:table-cell>
          <table:table-cell office:value-type="float" office:value="-0.0842267" calcext:value-type="float">
            <text:p>-0.0842267</text:p>
          </table:table-cell>
          <table:table-cell office:value-type="float" office:value="0.11563" calcext:value-type="float">
            <text:p>0.11563</text:p>
          </table:table-cell>
          <table:table-cell office:value-type="float" office:value="0.798934" calcext:value-type="float">
            <text:p>0.798934</text:p>
          </table:table-cell>
          <table:table-cell office:value-type="float" office:value="-1.32605" calcext:value-type="float">
            <text:p>-1.32605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1.32222" calcext:value-type="float">
            <text:p>1.32222</text:p>
          </table:table-cell>
          <table:table-cell office:value-type="float" office:value="47.7401" calcext:value-type="float">
            <text:p>47.7401</text:p>
          </table:table-cell>
          <table:table-cell office:value-type="float" office:value="3.17568" calcext:value-type="float">
            <text:p>3.17568</text:p>
          </table:table-cell>
          <table:table-cell office:value-type="float" office:value="1.03658" calcext:value-type="float">
            <text:p>1.036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cCons_mu</text:p>
          </table:table-cell>
          <table:table-cell office:value-type="float" office:value="6.77415" calcext:value-type="float">
            <text:p>6.77415</text:p>
          </table:table-cell>
          <table:table-cell office:value-type="float" office:value="0.02905" calcext:value-type="float">
            <text:p>0.02905</text:p>
          </table:table-cell>
          <table:table-cell office:value-type="float" office:value="0.26902" calcext:value-type="float">
            <text:p>0.26902</text:p>
          </table:table-cell>
          <table:table-cell office:value-type="float" office:value="6.26128" calcext:value-type="float">
            <text:p>6.26128</text:p>
          </table:table-cell>
          <table:table-cell office:value-type="float" office:value="6.81456" calcext:value-type="float">
            <text:p>6.81456</text:p>
          </table:table-cell>
          <table:table-cell office:value-type="float" office:value="7.14658" calcext:value-type="float">
            <text:p>7.14658</text:p>
          </table:table-cell>
          <table:table-cell office:value-type="float" office:value="85.75436" calcext:value-type="float">
            <text:p>85.75436</text:p>
          </table:table-cell>
          <table:table-cell office:value-type="float" office:value="5.70441" calcext:value-type="float">
            <text:p>5.70441</text:p>
          </table:table-cell>
          <table:table-cell office:value-type="float" office:value="1.0402" calcext:value-type="float">
            <text:p>1.0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QualityComf_mu</text:p>
          </table:table-cell>
          <table:table-cell office:value-type="float" office:value="21.70192" calcext:value-type="float">
            <text:p>21.70192</text:p>
          </table:table-cell>
          <table:table-cell office:value-type="float" office:value="29.90774" calcext:value-type="float">
            <text:p>29.90774</text:p>
          </table:table-cell>
          <table:table-cell office:value-type="float" office:value="638.78336" calcext:value-type="float">
            <text:p>638.78336</text:p>
          </table:table-cell>
          <table:table-cell office:value-type="float" office:value="-971.023" calcext:value-type="float">
            <text:p>-971.023</text:p>
          </table:table-cell>
          <table:table-cell office:value-type="float" office:value="18.9366" calcext:value-type="float">
            <text:p>18.9366</text:p>
          </table:table-cell>
          <table:table-cell office:value-type="float" office:value="1006.86" calcext:value-type="float">
            <text:p>1006.86</text:p>
          </table:table-cell>
          <table:table-cell office:value-type="float" office:value="456.184" calcext:value-type="float">
            <text:p>456.184</text:p>
          </table:table-cell>
          <table:table-cell office:value-type="float" office:value="30.34551" calcext:value-type="float">
            <text:p>30.34551</text:p>
          </table:table-cell>
          <table:table-cell office:value-type="float" office:value="1.00879" calcext:value-type="float">
            <text:p>1.008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_isolation_mu</text:p>
          </table:table-cell>
          <table:table-cell office:value-type="float" office:value="32.5208" calcext:value-type="float">
            <text:p>32.5208</text:p>
          </table:table-cell>
          <table:table-cell office:value-type="float" office:value="46.98161" calcext:value-type="float">
            <text:p>46.98161</text:p>
          </table:table-cell>
          <table:table-cell office:value-type="float" office:value="917.29589" calcext:value-type="float">
            <text:p>917.29589</text:p>
          </table:table-cell>
          <table:table-cell office:value-type="float" office:value="-1458.85" calcext:value-type="float">
            <text:p>-1458.85</text:p>
          </table:table-cell>
          <table:table-cell office:value-type="float" office:value="23.2337" calcext:value-type="float">
            <text:p>23.2337</text:p>
          </table:table-cell>
          <table:table-cell office:value-type="float" office:value="1414.48" calcext:value-type="float">
            <text:p>1414.48</text:p>
          </table:table-cell>
          <table:table-cell office:value-type="float" office:value="381.20894" calcext:value-type="float">
            <text:p>381.20894</text:p>
          </table:table-cell>
          <table:table-cell office:value-type="float" office:value="25.35814" calcext:value-type="float">
            <text:p>25.35814</text:p>
          </table:table-cell>
          <table:table-cell office:value-type="float" office:value="1.01597" calcext:value-type="float">
            <text:p>1.015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Comfort_mu</text:p>
          </table:table-cell>
          <table:table-cell office:value-type="float" office:value="160.09514" calcext:value-type="float">
            <text:p>160.09514</text:p>
          </table:table-cell>
          <table:table-cell office:value-type="float" office:value="230.79159" calcext:value-type="float">
            <text:p>230.79159</text:p>
          </table:table-cell>
          <table:table-cell office:value-type="float" office:value="2625.25455" calcext:value-type="float">
            <text:p>2625.25455</text:p>
          </table:table-cell>
          <table:table-cell office:value-type="float" office:value="-4530.94" calcext:value-type="float">
            <text:p>-4530.94</text:p>
          </table:table-cell>
          <table:table-cell office:value-type="float" office:value="151.139" calcext:value-type="float">
            <text:p>151.139</text:p>
          </table:table-cell>
          <table:table-cell office:value-type="float" office:value="4651.24" calcext:value-type="float">
            <text:p>4651.24</text:p>
          </table:table-cell>
          <table:table-cell office:value-type="float" office:value="129.39064" calcext:value-type="float">
            <text:p>129.39064</text:p>
          </table:table-cell>
          <table:table-cell office:value-type="float" office:value="8.60711" calcext:value-type="float">
            <text:p>8.60711</text:p>
          </table:table-cell>
          <table:table-cell office:value-type="float" office:value="1.05173" calcext:value-type="float">
            <text:p>1.051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ntSystem_mu</text:p>
          </table:table-cell>
          <table:table-cell office:value-type="float" office:value="10.15253" calcext:value-type="float">
            <text:p>10.15253</text:p>
          </table:table-cell>
          <table:table-cell office:value-type="float" office:value="15.79196" calcext:value-type="float">
            <text:p>15.79196</text:p>
          </table:table-cell>
          <table:table-cell office:value-type="float" office:value="357.76597" calcext:value-type="float">
            <text:p>357.76597</text:p>
          </table:table-cell>
          <table:table-cell office:value-type="float" office:value="-624.538" calcext:value-type="float">
            <text:p>-624.538</text:p>
          </table:table-cell>
          <table:table-cell office:value-type="float" office:value="8.84339" calcext:value-type="float">
            <text:p>8.84339</text:p>
          </table:table-cell>
          <table:table-cell office:value-type="float" office:value="614.971" calcext:value-type="float">
            <text:p>614.971</text:p>
          </table:table-cell>
          <table:table-cell office:value-type="float" office:value="513.24641" calcext:value-type="float">
            <text:p>513.24641</text:p>
          </table:table-cell>
          <table:table-cell office:value-type="float" office:value="34.14132" calcext:value-type="float">
            <text:p>34.14132</text:p>
          </table:table-cell>
          <table:table-cell office:value-type="float" office:value="1.00989" calcext:value-type="float">
            <text:p>1.00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ousComfort_mu</text:p>
          </table:table-cell>
          <table:table-cell office:value-type="float" office:value="4.53299" calcext:value-type="float">
            <text:p>4.53299</text:p>
          </table:table-cell>
          <table:table-cell office:value-type="float" office:value="1.66416" calcext:value-type="float">
            <text:p>1.66416</text:p>
          </table:table-cell>
          <table:table-cell office:value-type="float" office:value="19.85552" calcext:value-type="float">
            <text:p>19.85552</text:p>
          </table:table-cell>
          <table:table-cell office:value-type="float" office:value="-25.1043" calcext:value-type="float">
            <text:p>-25.1043</text:p>
          </table:table-cell>
          <table:table-cell office:value-type="float" office:value="4.13068" calcext:value-type="float">
            <text:p>4.13068</text:p>
          </table:table-cell>
          <table:table-cell office:value-type="float" office:value="36.3252" calcext:value-type="float">
            <text:p>36.3252</text:p>
          </table:table-cell>
          <table:table-cell office:value-type="float" office:value="142.35511" calcext:value-type="float">
            <text:p>142.35511</text:p>
          </table:table-cell>
          <table:table-cell office:value-type="float" office:value="9.46951" calcext:value-type="float">
            <text:p>9.46951</text:p>
          </table:table-cell>
          <table:table-cell office:value-type="float" office:value="1.03444" calcext:value-type="float">
            <text:p>1.034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System_mu</text:p>
          </table:table-cell>
          <table:table-cell office:value-type="float" office:value="9.90696" calcext:value-type="float">
            <text:p>9.90696</text:p>
          </table:table-cell>
          <table:table-cell office:value-type="float" office:value="135.51309" calcext:value-type="float">
            <text:p>135.51309</text:p>
          </table:table-cell>
          <table:table-cell office:value-type="float" office:value="1655.28248" calcext:value-type="float">
            <text:p>1655.28248</text:p>
          </table:table-cell>
          <table:table-cell office:value-type="float" office:value="-2766.7" calcext:value-type="float">
            <text:p>-2766.7</text:p>
          </table:table-cell>
          <table:table-cell office:value-type="float" office:value="-0.84963" calcext:value-type="float">
            <text:p>-0.84963</text:p>
          </table:table-cell>
          <table:table-cell office:value-type="float" office:value="2894.24" calcext:value-type="float">
            <text:p>2894.24</text:p>
          </table:table-cell>
          <table:table-cell office:value-type="float" office:value="149.20443" calcext:value-type="float">
            <text:p>149.20443</text:p>
          </table:table-cell>
          <table:table-cell office:value-type="float" office:value="9.92513" calcext:value-type="float">
            <text:p>9.92513</text:p>
          </table:table-cell>
          <table:table-cell office:value-type="float" office:value="1.04422" calcext:value-type="float">
            <text:p>1.044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an_acou_isolation_mu</text:p>
          </table:table-cell>
          <table:table-cell office:value-type="float" office:value="-0.08469" calcext:value-type="float">
            <text:p>-0.08469</text:p>
          </table:table-cell>
          <table:table-cell office:value-type="float" office:value="0.11108" calcext:value-type="float">
            <text:p>0.11108</text:p>
          </table:table-cell>
          <table:table-cell office:value-type="float" office:value="0.76832" calcext:value-type="float">
            <text:p>0.76832</text:p>
          </table:table-cell>
          <table:table-cell office:value-type="float" office:value="-1.27634" calcext:value-type="float">
            <text:p>-1.27634</text:p>
          </table:table-cell>
          <table:table-cell office:value-type="float" office:value="-0.11606" calcext:value-type="float">
            <text:p>-0.11606</text:p>
          </table:table-cell>
          <table:table-cell office:value-type="float" office:value="1.2651" calcext:value-type="float">
            <text:p>1.2651</text:p>
          </table:table-cell>
          <table:table-cell office:value-type="float" office:value="47.83913" calcext:value-type="float">
            <text:p>47.83913</text:p>
          </table:table-cell>
          <table:table-cell office:value-type="float" office:value="3.18227" calcext:value-type="float">
            <text:p>3.18227</text:p>
          </table:table-cell>
          <table:table-cell office:value-type="float" office:value="1.03752" calcext:value-type="float">
            <text:p>1.03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sualComf_mu</text:p>
          </table:table-cell>
          <table:table-cell office:value-type="float" office:value="-301.59049" calcext:value-type="float">
            <text:p>-301.59049</text:p>
          </table:table-cell>
          <table:table-cell office:value-type="float" office:value="435.03816" calcext:value-type="float">
            <text:p>435.03816</text:p>
          </table:table-cell>
          <table:table-cell office:value-type="float" office:value="4141.95656" calcext:value-type="float">
            <text:p>4141.95656</text:p>
          </table:table-cell>
          <table:table-cell office:value-type="float" office:value="-6246.08" calcext:value-type="float">
            <text:p>-6246.08</text:p>
          </table:table-cell>
          <table:table-cell office:value-type="float" office:value="-464.525" calcext:value-type="float">
            <text:p>-464.525</text:p>
          </table:table-cell>
          <table:table-cell office:value-type="float" office:value="6300.77" calcext:value-type="float">
            <text:p>6300.77</text:p>
          </table:table-cell>
          <table:table-cell office:value-type="float" office:value="90.64761" calcext:value-type="float">
            <text:p>90.64761</text:p>
          </table:table-cell>
          <table:table-cell office:value-type="float" office:value="6.02991" calcext:value-type="float">
            <text:p>6.02991</text:p>
          </table:table-cell>
          <table:table-cell office:value-type="float" office:value="1.03484" calcext:value-type="float">
            <text:p>1.034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Comf_mu</text:p>
          </table:table-cell>
          <table:table-cell office:value-type="float" office:value="19.55207" calcext:value-type="float">
            <text:p>19.55207</text:p>
          </table:table-cell>
          <table:table-cell office:value-type="float" office:value="10.39765" calcext:value-type="float">
            <text:p>10.39765</text:p>
          </table:table-cell>
          <table:table-cell office:value-type="float" office:value="105.48271" calcext:value-type="float">
            <text:p>105.48271</text:p>
          </table:table-cell>
          <table:table-cell office:value-type="float" office:value="-167.645" calcext:value-type="float">
            <text:p>-167.645</text:p>
          </table:table-cell>
          <table:table-cell office:value-type="float" office:value="24.9009" calcext:value-type="float">
            <text:p>24.9009</text:p>
          </table:table-cell>
          <table:table-cell office:value-type="float" office:value="179.947" calcext:value-type="float">
            <text:p>179.947</text:p>
          </table:table-cell>
          <table:table-cell office:value-type="float" office:value="102.91819" calcext:value-type="float">
            <text:p>102.91819</text:p>
          </table:table-cell>
          <table:table-cell office:value-type="float" office:value="6.84615" calcext:value-type="float">
            <text:p>6.84615</text:p>
          </table:table-cell>
          <table:table-cell office:value-type="float" office:value="1.045" calcext:value-type="float">
            <text:p>1.045</text:p>
          </table:table-cell>
          <table:table-cell table:number-columns-repeated="1014"/>
        </table:table-row>
        <table:table-row table:style-name="ro1" table:number-rows-repeated="10469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0T22:38:30.438281559</dc:date>
    <meta:editing-duration>PT9M33S</meta:editing-duration>
    <meta:editing-cycles>1</meta:editing-cycles>
    <meta:document-statistic meta:table-count="1" meta:cell-count="15987" meta:object-count="0"/>
    <meta:generator>LibreOffice/6.4.7.2$Linux_X86_64 LibreOffice_project/40$Build-2</meta:generator>
  </office:meta>
</office:document-meta>
</file>